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1.381cm"/>
    </style:style>
    <style:style style:name="co5" style:family="table-column">
      <style:table-column-properties fo:break-before="auto" style:column-width="0.751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0.94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4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4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41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padding="0.071cm"/>
    </style:style>
    <style:style style:name="ce10" style:family="table-cell" style:parent-style-name="Default" style:data-style-name="N1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6" table:default-cell-style-name="ce5"/>
        <table:table-column table:style-name="co3" table:default-cell-style-name="ce5"/>
        <table:table-column table:style-name="co2" table:number-columns-repeated="5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236" table:default-cell-style-name="ce5"/>
        <table:table-row table:style-name="ro1">
          <table:table-cell table:style-name="ce1" office:value-type="string" calcext:value-type="string">
            <text:p>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01.000000834S" calcext:value-type="time">
            <text:p>17:17:01</text:p>
          </table:table-cell>
          <table:table-cell office:value-type="float" office:value="464356698" calcext:value-type="float">
            <text:p>464356698</text:p>
          </table:table-cell>
          <table:table-cell office:value-type="float" office:value="-1253135511" calcext:value-type="float">
            <text:p>-1253135511</text:p>
          </table:table-cell>
          <table:table-cell office:value-type="float" office:value="5.59" calcext:value-type="float">
            <text:p>5.59</text:p>
          </table:table-cell>
          <table:table-cell office:value-type="float" office:value="2886" calcext:value-type="float">
            <text:p>2886</text:p>
          </table:table-cell>
          <table:table-cell office:value-type="float" office:value="3.14" calcext:value-type="float">
            <text:p>3.14</text:p>
          </table:table-cell>
          <table:table-cell/>
          <table:table-cell table:formula="of:=[.D2]-177.9" office:value-type="float" office:value="-172.31" calcext:value-type="float">
            <text:p>-172.31</text:p>
          </table:table-cell>
          <table:table-cell table:formula="of:=[.B2]*(180/2^31)" office:value-type="float" office:value="38.9219287969172" calcext:value-type="float">
            <text:p>38.9219287969</text:p>
          </table:table-cell>
          <table:table-cell table:formula="of:=[.C2]*(180/2^31)" office:value-type="float" office:value="-105.036605140194" calcext:value-type="float">
            <text:p>-105.036605140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ECOND([.A2])" office:value-type="float" office:value="1" calcext:value-type="float">
            <text:p>1</text:p>
          </table:table-cell>
          <table:table-cell table:style-name="ce9" table:formula="of:=MINUTE([.A2])" office:value-type="float" office:value="17" calcext:value-type="float">
            <text:p>17</text:p>
          </table:table-cell>
          <table:table-cell table:style-name="ce10" table:formula="of:=[.O2]*60+[.N2]" office:value-type="float" office:value="1021" calcext:value-type="float">
            <text:p>1021</text:p>
          </table:table-cell>
          <table:table-cell table:formula="of:=[.P2]-1028" office:value-type="float" office:value="-7" calcext:value-type="float">
            <text:p>-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02.00000044S" calcext:value-type="time">
            <text:p>17:17:02</text:p>
          </table:table-cell>
          <table:table-cell office:value-type="float" office:value="464356598" calcext:value-type="float">
            <text:p>464356598</text:p>
          </table:table-cell>
          <table:table-cell office:value-type="float" office:value="-1253137092" calcext:value-type="float">
            <text:p>-1253137092</text:p>
          </table:table-cell>
          <table:table-cell office:value-type="float" office:value="17.12" calcext:value-type="float">
            <text:p>17.12</text:p>
          </table:table-cell>
          <table:table-cell office:value-type="float" office:value="2885.8" calcext:value-type="float">
            <text:p>2885.8</text:p>
          </table:table-cell>
          <table:table-cell office:value-type="float" office:value="6.977" calcext:value-type="float">
            <text:p>6.977</text:p>
          </table:table-cell>
          <table:table-cell/>
          <table:table-cell table:formula="of:=[.D3]-177.9" office:value-type="float" office:value="-160.78" calcext:value-type="float">
            <text:p>-160.78</text:p>
          </table:table-cell>
          <table:table-cell table:formula="of:=[.B3]*(180/2^31)" office:value-type="float" office:value="38.921920415014" calcext:value-type="float">
            <text:p>38.921920415</text:p>
          </table:table-cell>
          <table:table-cell table:formula="of:=[.C3]*(180/2^31)" office:value-type="float" office:value="-105.036737658083" calcext:value-type="float">
            <text:p>-105.036737658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ECOND([.A3])" office:value-type="float" office:value="2" calcext:value-type="float">
            <text:p>2</text:p>
          </table:table-cell>
          <table:table-cell table:style-name="ce9" table:formula="of:=MINUTE([.A3])" office:value-type="float" office:value="17" calcext:value-type="float">
            <text:p>17</text:p>
          </table:table-cell>
          <table:table-cell table:style-name="ce10" table:formula="of:=[.O3]*60+[.N3]" office:value-type="float" office:value="1022" calcext:value-type="float">
            <text:p>1022</text:p>
          </table:table-cell>
          <table:table-cell table:formula="of:=[.P3]-1028" office:value-type="float" office:value="-6" calcext:value-type="float">
            <text:p>-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04.000000488S" calcext:value-type="time">
            <text:p>17:17:04</text:p>
          </table:table-cell>
          <table:table-cell office:value-type="float" office:value="464354627" calcext:value-type="float">
            <text:p>464354627</text:p>
          </table:table-cell>
          <table:table-cell office:value-type="float" office:value="-1253141881" calcext:value-type="float">
            <text:p>-1253141881</text:p>
          </table:table-cell>
          <table:table-cell office:value-type="float" office:value="56.55" calcext:value-type="float">
            <text:p>56.55</text:p>
          </table:table-cell>
          <table:table-cell office:value-type="float" office:value="2885.4" calcext:value-type="float">
            <text:p>2885.4</text:p>
          </table:table-cell>
          <table:table-cell office:value-type="float" office:value="12.523" calcext:value-type="float">
            <text:p>12.523</text:p>
          </table:table-cell>
          <table:table-cell/>
          <table:table-cell table:formula="of:=[.D4]-177.9" office:value-type="float" office:value="-121.35" calcext:value-type="float">
            <text:p>-121.35</text:p>
          </table:table-cell>
          <table:table-cell table:formula="of:=[.B4]*(180/2^31)" office:value-type="float" office:value="38.9217552077025" calcext:value-type="float">
            <text:p>38.9217552077</text:p>
          </table:table-cell>
          <table:table-cell table:formula="of:=[.C4]*(180/2^31)" office:value-type="float" office:value="-105.037139067426" calcext:value-type="float">
            <text:p>-105.037139067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SECOND([.A4])" office:value-type="float" office:value="4" calcext:value-type="float">
            <text:p>4</text:p>
          </table:table-cell>
          <table:table-cell table:style-name="ce9" table:formula="of:=MINUTE([.A4])" office:value-type="float" office:value="17" calcext:value-type="float">
            <text:p>17</text:p>
          </table:table-cell>
          <table:table-cell table:style-name="ce10" table:formula="of:=[.O4]*60+[.N4]" office:value-type="float" office:value="1024" calcext:value-type="float">
            <text:p>1024</text:p>
          </table:table-cell>
          <table:table-cell table:formula="of:=[.P4]-1028" office:value-type="float" office:value="-4" calcext:value-type="float">
            <text:p>-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06.000000536S" calcext:value-type="time">
            <text:p>17:17:06</text:p>
          </table:table-cell>
          <table:table-cell office:value-type="float" office:value="464349330" calcext:value-type="float">
            <text:p>464349330</text:p>
          </table:table-cell>
          <table:table-cell office:value-type="float" office:value="-1253146404" calcext:value-type="float">
            <text:p>-1253146404</text:p>
          </table:table-cell>
          <table:table-cell office:value-type="float" office:value="114" calcext:value-type="float">
            <text:p>114</text:p>
          </table:table-cell>
          <table:table-cell office:value-type="float" office:value="2885" calcext:value-type="float">
            <text:p>2885</text:p>
          </table:table-cell>
          <table:table-cell office:value-type="float" office:value="17.549" calcext:value-type="float">
            <text:p>17.549</text:p>
          </table:table-cell>
          <table:table-cell/>
          <table:table-cell table:formula="of:=[.D5]-177.9" office:value-type="float" office:value="-63.9" calcext:value-type="float">
            <text:p>-63.9</text:p>
          </table:table-cell>
          <table:table-cell table:formula="of:=[.B5]*(180/2^31)" office:value-type="float" office:value="38.9213112182915" calcext:value-type="float">
            <text:p>38.9213112183</text:p>
          </table:table-cell>
          <table:table-cell table:formula="of:=[.C5]*(180/2^31)" office:value-type="float" office:value="-105.037518180907" calcext:value-type="float">
            <text:p>-105.037518180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ECOND([.A5])" office:value-type="float" office:value="6" calcext:value-type="float">
            <text:p>6</text:p>
          </table:table-cell>
          <table:table-cell table:style-name="ce9" table:formula="of:=MINUTE([.A5])" office:value-type="float" office:value="17" calcext:value-type="float">
            <text:p>17</text:p>
          </table:table-cell>
          <table:table-cell table:style-name="ce10" table:formula="of:=[.O5]*60+[.N5]" office:value-type="float" office:value="1026" calcext:value-type="float">
            <text:p>1026</text:p>
          </table:table-cell>
          <table:table-cell table:formula="of:=[.P5]-1028" office:value-type="float" office:value="-2" calcext:value-type="float">
            <text:p>-2</text:p>
          </table:table-cell>
          <table:table-cell table:number-columns-repeated="236"/>
        </table:table-row>
        <table:table-row table:style-name="ro1">
          <table:table-cell table:style-name="ce3" office:value-type="time" office:time-value="PT994937H17M08.000000585S" calcext:value-type="time">
            <text:p>17:17:08</text:p>
          </table:table-cell>
          <table:table-cell table:style-name="ce6" office:value-type="float" office:value="464341905" calcext:value-type="float">
            <text:p>464341905</text:p>
          </table:table-cell>
          <table:table-cell table:style-name="ce6" office:value-type="float" office:value="-1253147221" calcext:value-type="float">
            <text:p>-1253147221</text:p>
          </table:table-cell>
          <table:table-cell table:style-name="ce6" office:value-type="float" office:value="177.9" calcext:value-type="float">
            <text:p>177.9</text:p>
          </table:table-cell>
          <table:table-cell table:style-name="ce6" office:value-type="float" office:value="2884.6" calcext:value-type="float">
            <text:p>2884.6</text:p>
          </table:table-cell>
          <table:table-cell table:style-name="ce6" office:value-type="float" office:value="21.414" calcext:value-type="float">
            <text:p>21.414</text:p>
          </table:table-cell>
          <table:table-cell table:style-name="ce6"/>
          <table:table-cell table:formula="of:=[.D6]-177.9" office:value-type="float" office:value="0" calcext:value-type="float">
            <text:p>0</text:p>
          </table:table-cell>
          <table:table-cell table:formula="of:=[.B6]*(180/2^31)" office:value-type="float" office:value="38.920688861981" calcext:value-type="float">
            <text:p>38.920688862</text:p>
          </table:table-cell>
          <table:table-cell table:formula="of:=[.C6]*(180/2^31)" office:value-type="float" office:value="-105.037586661056" calcext:value-type="float">
            <text:p>-105.037586661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SECOND([.A6])" office:value-type="float" office:value="8" calcext:value-type="float">
            <text:p>8</text:p>
          </table:table-cell>
          <table:table-cell table:style-name="ce9" table:formula="of:=MINUTE([.A6])" office:value-type="float" office:value="17" calcext:value-type="float">
            <text:p>17</text:p>
          </table:table-cell>
          <table:table-cell table:style-name="ce10" table:formula="of:=[.O6]*60+[.N6]" office:value-type="float" office:value="1028" calcext:value-type="float">
            <text:p>1028</text:p>
          </table:table-cell>
          <table:table-cell table:formula="of:=[.P6]-1028" office:value-type="float" office:value="0" calcext:value-type="float">
            <text:p>0</text:p>
          </table:table-cell>
          <table:table-cell table:number-columns-repeated="236"/>
        </table:table-row>
        <table:table-row table:style-name="ro1">
          <table:table-cell table:style-name="ce4" office:value-type="time" office:time-value="PT994937H17M10.000000214S" calcext:value-type="time">
            <text:p>17:17:10</text:p>
          </table:table-cell>
          <table:table-cell table:style-name="ce7" office:value-type="float" office:value="464333560" calcext:value-type="float">
            <text:p>464333560</text:p>
          </table:table-cell>
          <table:table-cell table:style-name="ce7" office:value-type="float" office:value="-1253147270" calcext:value-type="float">
            <text:p>-1253147270</text:p>
          </table:table-cell>
          <table:table-cell table:style-name="ce7" office:value-type="float" office:value="253.44" calcext:value-type="float">
            <text:p>253.44</text:p>
          </table:table-cell>
          <table:table-cell table:style-name="ce7" office:value-type="float" office:value="2884.2" calcext:value-type="float">
            <text:p>2884.2</text:p>
          </table:table-cell>
          <table:table-cell table:style-name="ce7" office:value-type="float" office:value="24.596" calcext:value-type="float">
            <text:p>24.596</text:p>
          </table:table-cell>
          <table:table-cell table:style-name="ce7"/>
          <table:table-cell table:formula="of:=[.D7]-177.9" office:value-type="float" office:value="75.54" calcext:value-type="float">
            <text:p>75.54</text:p>
          </table:table-cell>
          <table:table-cell table:style-name="ce7" table:formula="of:=[.B7]*(180/2^31)" office:value-type="float" office:value="38.9199893921614" calcext:value-type="float">
            <text:p>38.9199893922</text:p>
          </table:table-cell>
          <table:table-cell table:style-name="ce7" table:formula="of:=[.C7]*(180/2^31)" office:value-type="float" office:value="-105.037590768188" calcext:value-type="float">
            <text:p>-105.037590768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SECOND([.A7])" office:value-type="float" office:value="10" calcext:value-type="float">
            <text:p>10</text:p>
          </table:table-cell>
          <table:table-cell table:style-name="ce9" table:formula="of:=MINUTE([.A7])" office:value-type="float" office:value="17" calcext:value-type="float">
            <text:p>17</text:p>
          </table:table-cell>
          <table:table-cell table:style-name="ce10" table:formula="of:=[.O7]*60+[.N7]" office:value-type="float" office:value="1030" calcext:value-type="float">
            <text:p>1030</text:p>
          </table:table-cell>
          <table:table-cell table:formula="of:=[.P7]-1028" office:value-type="float" office:value="2" calcext:value-type="float">
            <text:p>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11.000000238S" calcext:value-type="time">
            <text:p>17:17:11</text:p>
          </table:table-cell>
          <table:table-cell office:value-type="float" office:value="464329218" calcext:value-type="float">
            <text:p>464329218</text:p>
          </table:table-cell>
          <table:table-cell office:value-type="float" office:value="-1253148424" calcext:value-type="float">
            <text:p>-1253148424</text:p>
          </table:table-cell>
          <table:table-cell office:value-type="float" office:value="294.69" calcext:value-type="float">
            <text:p>294.69</text:p>
          </table:table-cell>
          <table:table-cell office:value-type="float" office:value="2884.2" calcext:value-type="float">
            <text:p>2884.2</text:p>
          </table:table-cell>
          <table:table-cell office:value-type="float" office:value="26.007" calcext:value-type="float">
            <text:p>26.007</text:p>
          </table:table-cell>
          <table:table-cell/>
          <table:table-cell table:formula="of:=[.D8]-177.9" office:value-type="float" office:value="116.79" calcext:value-type="float">
            <text:p>116.79</text:p>
          </table:table-cell>
          <table:table-cell table:formula="of:=[.B8]*(180/2^31)" office:value-type="float" office:value="38.9196254499257" calcext:value-type="float">
            <text:p>38.9196254499</text:p>
          </table:table-cell>
          <table:table-cell table:formula="of:=[.C8]*(180/2^31)" office:value-type="float" office:value="-105.037687495351" calcext:value-type="float">
            <text:p>-105.037687495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SECOND([.A8])" office:value-type="float" office:value="11" calcext:value-type="float">
            <text:p>11</text:p>
          </table:table-cell>
          <table:table-cell table:style-name="ce9" table:formula="of:=MINUTE([.A8])" office:value-type="float" office:value="17" calcext:value-type="float">
            <text:p>17</text:p>
          </table:table-cell>
          <table:table-cell table:style-name="ce10" table:formula="of:=[.O8]*60+[.N8]" office:value-type="float" office:value="1031" calcext:value-type="float">
            <text:p>1031</text:p>
          </table:table-cell>
          <table:table-cell table:formula="of:=[.P8]-1028" office:value-type="float" office:value="3" calcext:value-type="float">
            <text:p>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12.000000682S" calcext:value-type="time">
            <text:p>17:17:12</text:p>
          </table:table-cell>
          <table:table-cell office:value-type="float" office:value="464325436" calcext:value-type="float">
            <text:p>464325436</text:p>
          </table:table-cell>
          <table:table-cell office:value-type="float" office:value="-1253149977" calcext:value-type="float">
            <text:p>-1253149977</text:p>
          </table:table-cell>
          <table:table-cell office:value-type="float" office:value="331.64" calcext:value-type="float">
            <text:p>331.64</text:p>
          </table:table-cell>
          <table:table-cell office:value-type="float" office:value="2884" calcext:value-type="float">
            <text:p>2884</text:p>
          </table:table-cell>
          <table:table-cell office:value-type="float" office:value="26.824" calcext:value-type="float">
            <text:p>26.824</text:p>
          </table:table-cell>
          <table:table-cell/>
          <table:table-cell table:formula="of:=[.D9]-177.9" office:value-type="float" office:value="153.74" calcext:value-type="float">
            <text:p>153.74</text:p>
          </table:table-cell>
          <table:table-cell table:formula="of:=[.B9]*(180/2^31)" office:value-type="float" office:value="38.9193084463477" calcext:value-type="float">
            <text:p>38.9193084463</text:p>
          </table:table-cell>
          <table:table-cell table:formula="of:=[.C9]*(180/2^31)" office:value-type="float" office:value="-105.037817666307" calcext:value-type="float">
            <text:p>-105.037817666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SECOND([.A9])" office:value-type="float" office:value="12" calcext:value-type="float">
            <text:p>12</text:p>
          </table:table-cell>
          <table:table-cell table:style-name="ce9" table:formula="of:=MINUTE([.A9])" office:value-type="float" office:value="17" calcext:value-type="float">
            <text:p>17</text:p>
          </table:table-cell>
          <table:table-cell table:style-name="ce10" table:formula="of:=[.O9]*60+[.N9]" office:value-type="float" office:value="1032" calcext:value-type="float">
            <text:p>1032</text:p>
          </table:table-cell>
          <table:table-cell table:formula="of:=[.P9]-1028" office:value-type="float" office:value="4" calcext:value-type="float">
            <text:p>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14.00000073S" calcext:value-type="time">
            <text:p>17:17:14</text:p>
          </table:table-cell>
          <table:table-cell office:value-type="float" office:value="464316970" calcext:value-type="float">
            <text:p>464316970</text:p>
          </table:table-cell>
          <table:table-cell office:value-type="float" office:value="-1253156072" calcext:value-type="float">
            <text:p>-1253156072</text:p>
          </table:table-cell>
          <table:table-cell office:value-type="float" office:value="421.89" calcext:value-type="float">
            <text:p>421.89</text:p>
          </table:table-cell>
          <table:table-cell office:value-type="float" office:value="2883.6" calcext:value-type="float">
            <text:p>2883.6</text:p>
          </table:table-cell>
          <table:table-cell office:value-type="float" office:value="32.924" calcext:value-type="float">
            <text:p>32.924</text:p>
          </table:table-cell>
          <table:table-cell/>
          <table:table-cell table:formula="of:=[.D10]-177.9" office:value-type="float" office:value="243.99" calcext:value-type="float">
            <text:p>243.99</text:p>
          </table:table-cell>
          <table:table-cell table:formula="of:=[.B10]*(180/2^31)" office:value-type="float" office:value="38.9185988344252" calcext:value-type="float">
            <text:p>38.9185988344</text:p>
          </table:table-cell>
          <table:table-cell table:formula="of:=[.C10]*(180/2^31)" office:value-type="float" office:value="-105.038328543305" calcext:value-type="float">
            <text:p>-105.038328543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SECOND([.A10])" office:value-type="float" office:value="14" calcext:value-type="float">
            <text:p>14</text:p>
          </table:table-cell>
          <table:table-cell table:style-name="ce9" table:formula="of:=MINUTE([.A10])" office:value-type="float" office:value="17" calcext:value-type="float">
            <text:p>17</text:p>
          </table:table-cell>
          <table:table-cell table:style-name="ce10" table:formula="of:=[.O10]*60+[.N10]" office:value-type="float" office:value="1034" calcext:value-type="float">
            <text:p>1034</text:p>
          </table:table-cell>
          <table:table-cell table:formula="of:=[.P10]-1028" office:value-type="float" office:value="6" calcext:value-type="float">
            <text:p>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16.000000359S" calcext:value-type="time">
            <text:p>17:17:16</text:p>
          </table:table-cell>
          <table:table-cell office:value-type="float" office:value="464310432" calcext:value-type="float">
            <text:p>464310432</text:p>
          </table:table-cell>
          <table:table-cell office:value-type="float" office:value="-1253165257" calcext:value-type="float">
            <text:p>-1253165257</text:p>
          </table:table-cell>
          <table:table-cell office:value-type="float" office:value="509.35" calcext:value-type="float">
            <text:p>509.35</text:p>
          </table:table-cell>
          <table:table-cell office:value-type="float" office:value="2883.6" calcext:value-type="float">
            <text:p>2883.6</text:p>
          </table:table-cell>
          <table:table-cell office:value-type="float" office:value="37.351" calcext:value-type="float">
            <text:p>37.351</text:p>
          </table:table-cell>
          <table:table-cell/>
          <table:table-cell table:formula="of:=[.D11]-177.9" office:value-type="float" office:value="331.45" calcext:value-type="float">
            <text:p>331.45</text:p>
          </table:table-cell>
          <table:table-cell table:formula="of:=[.B11]*(180/2^31)" office:value-type="float" office:value="38.9180508255959" calcext:value-type="float">
            <text:p>38.9180508256</text:p>
          </table:table-cell>
          <table:table-cell table:formula="of:=[.C11]*(180/2^31)" office:value-type="float" office:value="-105.039098421112" calcext:value-type="float">
            <text:p>-105.03909842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ECOND([.A11])" office:value-type="float" office:value="16" calcext:value-type="float">
            <text:p>16</text:p>
          </table:table-cell>
          <table:table-cell table:style-name="ce9" table:formula="of:=MINUTE([.A11])" office:value-type="float" office:value="17" calcext:value-type="float">
            <text:p>17</text:p>
          </table:table-cell>
          <table:table-cell table:style-name="ce10" table:formula="of:=[.O11]*60+[.N11]" office:value-type="float" office:value="1036" calcext:value-type="float">
            <text:p>1036</text:p>
          </table:table-cell>
          <table:table-cell table:formula="of:=[.P11]-1028" office:value-type="float" office:value="8" calcext:value-type="float">
            <text:p>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17.999999989S" calcext:value-type="time">
            <text:p>17:17:18</text:p>
          </table:table-cell>
          <table:table-cell office:value-type="float" office:value="464306334" calcext:value-type="float">
            <text:p>464306334</text:p>
          </table:table-cell>
          <table:table-cell office:value-type="float" office:value="-1253175206" calcext:value-type="float">
            <text:p>-1253175206</text:p>
          </table:table-cell>
          <table:table-cell office:value-type="float" office:value="587.09" calcext:value-type="float">
            <text:p>587.09</text:p>
          </table:table-cell>
          <table:table-cell office:value-type="float" office:value="2883.2" calcext:value-type="float">
            <text:p>2883.2</text:p>
          </table:table-cell>
          <table:table-cell office:value-type="float" office:value="39.537" calcext:value-type="float">
            <text:p>39.537</text:p>
          </table:table-cell>
          <table:table-cell/>
          <table:table-cell table:formula="of:=[.D12]-177.9" office:value-type="float" office:value="409.19" calcext:value-type="float">
            <text:p>409.19</text:p>
          </table:table-cell>
          <table:table-cell table:formula="of:=[.B12]*(180/2^31)" office:value-type="float" office:value="38.9177073352039" calcext:value-type="float">
            <text:p>38.9177073352</text:p>
          </table:table-cell>
          <table:table-cell table:formula="of:=[.C12]*(180/2^31)" office:value-type="float" office:value="-105.039932336658" calcext:value-type="float">
            <text:p>-105.039932336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SECOND([.A12])" office:value-type="float" office:value="18" calcext:value-type="float">
            <text:p>18</text:p>
          </table:table-cell>
          <table:table-cell table:style-name="ce9" table:formula="of:=MINUTE([.A12])" office:value-type="float" office:value="17" calcext:value-type="float">
            <text:p>17</text:p>
          </table:table-cell>
          <table:table-cell table:style-name="ce10" table:formula="of:=[.O12]*60+[.N12]" office:value-type="float" office:value="1038" calcext:value-type="float">
            <text:p>1038</text:p>
          </table:table-cell>
          <table:table-cell table:formula="of:=[.P12]-1028" office:value-type="float" office:value="10" calcext:value-type="float">
            <text:p>1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20.000000875S" calcext:value-type="time">
            <text:p>17:17:20</text:p>
          </table:table-cell>
          <table:table-cell office:value-type="float" office:value="464307493" calcext:value-type="float">
            <text:p>464307493</text:p>
          </table:table-cell>
          <table:table-cell office:value-type="float" office:value="-1253186754" calcext:value-type="float">
            <text:p>-1253186754</text:p>
          </table:table-cell>
          <table:table-cell office:value-type="float" office:value="657.51" calcext:value-type="float">
            <text:p>657.51</text:p>
          </table:table-cell>
          <table:table-cell office:value-type="float" office:value="2882.8" calcext:value-type="float">
            <text:p>2882.8</text:p>
          </table:table-cell>
          <table:table-cell office:value-type="float" office:value="40.883" calcext:value-type="float">
            <text:p>40.883</text:p>
          </table:table-cell>
          <table:table-cell/>
          <table:table-cell table:formula="of:=[.D13]-177.9" office:value-type="float" office:value="479.61" calcext:value-type="float">
            <text:p>479.61</text:p>
          </table:table-cell>
          <table:table-cell table:formula="of:=[.B13]*(180/2^31)" office:value-type="float" office:value="38.9178044814616" calcext:value-type="float">
            <text:p>38.9178044815</text:p>
          </table:table-cell>
          <table:table-cell table:formula="of:=[.C13]*(180/2^31)" office:value-type="float" office:value="-105.040900278836" calcext:value-type="float">
            <text:p>-105.040900278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SECOND([.A13])" office:value-type="float" office:value="20" calcext:value-type="float">
            <text:p>20</text:p>
          </table:table-cell>
          <table:table-cell table:style-name="ce9" table:formula="of:=MINUTE([.A13])" office:value-type="float" office:value="17" calcext:value-type="float">
            <text:p>17</text:p>
          </table:table-cell>
          <table:table-cell table:style-name="ce10" table:formula="of:=[.O13]*60+[.N13]" office:value-type="float" office:value="1040" calcext:value-type="float">
            <text:p>1040</text:p>
          </table:table-cell>
          <table:table-cell table:formula="of:=[.P13]-1028" office:value-type="float" office:value="12" calcext:value-type="float">
            <text:p>1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22.000000505S" calcext:value-type="time">
            <text:p>17:17:22</text:p>
          </table:table-cell>
          <table:table-cell office:value-type="float" office:value="464309394" calcext:value-type="float">
            <text:p>464309394</text:p>
          </table:table-cell>
          <table:table-cell office:value-type="float" office:value="-1253199594" calcext:value-type="float">
            <text:p>-1253199594</text:p>
          </table:table-cell>
          <table:table-cell office:value-type="float" office:value="747.11" calcext:value-type="float">
            <text:p>747.11</text:p>
          </table:table-cell>
          <table:table-cell office:value-type="float" office:value="2882.4" calcext:value-type="float">
            <text:p>2882.4</text:p>
          </table:table-cell>
          <table:table-cell office:value-type="float" office:value="42.342" calcext:value-type="float">
            <text:p>42.342</text:p>
          </table:table-cell>
          <table:table-cell/>
          <table:table-cell table:formula="of:=[.D14]-177.9" office:value-type="float" office:value="569.21" calcext:value-type="float">
            <text:p>569.21</text:p>
          </table:table-cell>
          <table:table-cell table:formula="of:=[.B14]*(180/2^31)" office:value-type="float" office:value="38.9179638214409" calcext:value-type="float">
            <text:p>38.9179638214</text:p>
          </table:table-cell>
          <table:table-cell table:formula="of:=[.C14]*(180/2^31)" office:value-type="float" office:value="-105.041976515204" calcext:value-type="float">
            <text:p>-105.041976515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SECOND([.A14])" office:value-type="float" office:value="22" calcext:value-type="float">
            <text:p>22</text:p>
          </table:table-cell>
          <table:table-cell table:style-name="ce9" table:formula="of:=MINUTE([.A14])" office:value-type="float" office:value="17" calcext:value-type="float">
            <text:p>17</text:p>
          </table:table-cell>
          <table:table-cell table:style-name="ce10" table:formula="of:=[.O14]*60+[.N14]" office:value-type="float" office:value="1042" calcext:value-type="float">
            <text:p>1042</text:p>
          </table:table-cell>
          <table:table-cell table:formula="of:=[.P14]-1028" office:value-type="float" office:value="14" calcext:value-type="float">
            <text:p>1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23.00000011S" calcext:value-type="time">
            <text:p>17:17:23</text:p>
          </table:table-cell>
          <table:table-cell office:value-type="float" office:value="464309373" calcext:value-type="float">
            <text:p>464309373</text:p>
          </table:table-cell>
          <table:table-cell office:value-type="float" office:value="-1253206009" calcext:value-type="float">
            <text:p>-1253206009</text:p>
          </table:table-cell>
          <table:table-cell office:value-type="float" office:value="793.34" calcext:value-type="float">
            <text:p>793.34</text:p>
          </table:table-cell>
          <table:table-cell office:value-type="float" office:value="2882.2" calcext:value-type="float">
            <text:p>2882.2</text:p>
          </table:table-cell>
          <table:table-cell office:value-type="float" office:value="42.879" calcext:value-type="float">
            <text:p>42.879</text:p>
          </table:table-cell>
          <table:table-cell/>
          <table:table-cell table:formula="of:=[.D15]-177.9" office:value-type="float" office:value="615.44" calcext:value-type="float">
            <text:p>615.44</text:p>
          </table:table-cell>
          <table:table-cell table:formula="of:=[.B15]*(180/2^31)" office:value-type="float" office:value="38.9179620612413" calcext:value-type="float">
            <text:p>38.9179620612</text:p>
          </table:table-cell>
          <table:table-cell table:formula="of:=[.C15]*(180/2^31)" office:value-type="float" office:value="-105.042514214292" calcext:value-type="float">
            <text:p>-105.042514214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SECOND([.A15])" office:value-type="float" office:value="23" calcext:value-type="float">
            <text:p>23</text:p>
          </table:table-cell>
          <table:table-cell table:style-name="ce9" table:formula="of:=MINUTE([.A15])" office:value-type="float" office:value="17" calcext:value-type="float">
            <text:p>17</text:p>
          </table:table-cell>
          <table:table-cell table:style-name="ce10" table:formula="of:=[.O15]*60+[.N15]" office:value-type="float" office:value="1043" calcext:value-type="float">
            <text:p>1043</text:p>
          </table:table-cell>
          <table:table-cell table:formula="of:=[.P15]-1028" office:value-type="float" office:value="15" calcext:value-type="float">
            <text:p>1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25.000000577S" calcext:value-type="time">
            <text:p>17:17:25</text:p>
          </table:table-cell>
          <table:table-cell office:value-type="float" office:value="464308002" calcext:value-type="float">
            <text:p>464308002</text:p>
          </table:table-cell>
          <table:table-cell office:value-type="float" office:value="-1253218199" calcext:value-type="float">
            <text:p>-1253218199</text:p>
          </table:table-cell>
          <table:table-cell office:value-type="float" office:value="883.17" calcext:value-type="float">
            <text:p>883.17</text:p>
          </table:table-cell>
          <table:table-cell office:value-type="float" office:value="2882" calcext:value-type="float">
            <text:p>2882</text:p>
          </table:table-cell>
          <table:table-cell office:value-type="float" office:value="43.99" calcext:value-type="float">
            <text:p>43.99</text:p>
          </table:table-cell>
          <table:table-cell/>
          <table:table-cell table:formula="of:=[.D16]-177.9" office:value-type="float" office:value="705.27" calcext:value-type="float">
            <text:p>705.27</text:p>
          </table:table-cell>
          <table:table-cell table:formula="of:=[.B16]*(180/2^31)" office:value-type="float" office:value="38.9178471453488" calcext:value-type="float">
            <text:p>38.9178471453</text:p>
          </table:table-cell>
          <table:table-cell table:formula="of:=[.C16]*(180/2^31)" office:value-type="float" office:value="-105.043535968289" calcext:value-type="float">
            <text:p>-105.043535968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SECOND([.A16])" office:value-type="float" office:value="25" calcext:value-type="float">
            <text:p>25</text:p>
          </table:table-cell>
          <table:table-cell table:style-name="ce9" table:formula="of:=MINUTE([.A16])" office:value-type="float" office:value="17" calcext:value-type="float">
            <text:p>17</text:p>
          </table:table-cell>
          <table:table-cell table:style-name="ce10" table:formula="of:=[.O16]*60+[.N16]" office:value-type="float" office:value="1045" calcext:value-type="float">
            <text:p>1045</text:p>
          </table:table-cell>
          <table:table-cell table:formula="of:=[.P16]-1028" office:value-type="float" office:value="17" calcext:value-type="float">
            <text:p>1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26.000000183S" calcext:value-type="time">
            <text:p>17:17:26</text:p>
          </table:table-cell>
          <table:table-cell office:value-type="float" office:value="464305553" calcext:value-type="float">
            <text:p>464305553</text:p>
          </table:table-cell>
          <table:table-cell office:value-type="float" office:value="-1253223294" calcext:value-type="float">
            <text:p>-1253223294</text:p>
          </table:table-cell>
          <table:table-cell office:value-type="float" office:value="925.55" calcext:value-type="float">
            <text:p>925.55</text:p>
          </table:table-cell>
          <table:table-cell office:value-type="float" office:value="2881.8" calcext:value-type="float">
            <text:p>2881.8</text:p>
          </table:table-cell>
          <table:table-cell office:value-type="float" office:value="43.69" calcext:value-type="float">
            <text:p>43.69</text:p>
          </table:table-cell>
          <table:table-cell/>
          <table:table-cell table:formula="of:=[.D17]-177.9" office:value-type="float" office:value="747.65" calcext:value-type="float">
            <text:p>747.65</text:p>
          </table:table-cell>
          <table:table-cell table:formula="of:=[.B17]*(180/2^31)" office:value-type="float" office:value="38.9176418725401" calcext:value-type="float">
            <text:p>38.9176418725</text:p>
          </table:table-cell>
          <table:table-cell table:formula="of:=[.C17]*(180/2^31)" office:value-type="float" office:value="-105.043963026255" calcext:value-type="float">
            <text:p>-105.043963026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SECOND([.A17])" office:value-type="float" office:value="26" calcext:value-type="float">
            <text:p>26</text:p>
          </table:table-cell>
          <table:table-cell table:style-name="ce9" table:formula="of:=MINUTE([.A17])" office:value-type="float" office:value="17" calcext:value-type="float">
            <text:p>17</text:p>
          </table:table-cell>
          <table:table-cell table:style-name="ce10" table:formula="of:=[.O17]*60+[.N17]" office:value-type="float" office:value="1046" calcext:value-type="float">
            <text:p>1046</text:p>
          </table:table-cell>
          <table:table-cell table:formula="of:=[.P17]-1028" office:value-type="float" office:value="18" calcext:value-type="float">
            <text:p>1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27.000000626S" calcext:value-type="time">
            <text:p>17:17:27</text:p>
          </table:table-cell>
          <table:table-cell office:value-type="float" office:value="464301864" calcext:value-type="float">
            <text:p>464301864</text:p>
          </table:table-cell>
          <table:table-cell office:value-type="float" office:value="-1253227319" calcext:value-type="float">
            <text:p>-1253227319</text:p>
          </table:table-cell>
          <table:table-cell office:value-type="float" office:value="967.34" calcext:value-type="float">
            <text:p>967.34</text:p>
          </table:table-cell>
          <table:table-cell office:value-type="float" office:value="2881.8" calcext:value-type="float">
            <text:p>2881.8</text:p>
          </table:table-cell>
          <table:table-cell office:value-type="float" office:value="43.867" calcext:value-type="float">
            <text:p>43.867</text:p>
          </table:table-cell>
          <table:table-cell/>
          <table:table-cell table:formula="of:=[.D18]-177.9" office:value-type="float" office:value="789.44" calcext:value-type="float">
            <text:p>789.44</text:p>
          </table:table-cell>
          <table:table-cell table:formula="of:=[.B18]*(180/2^31)" office:value-type="float" office:value="38.9173326641321" calcext:value-type="float">
            <text:p>38.9173326641</text:p>
          </table:table-cell>
          <table:table-cell table:formula="of:=[.C18]*(180/2^31)" office:value-type="float" office:value="-105.044300397858" calcext:value-type="float">
            <text:p>-105.044300397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SECOND([.A18])" office:value-type="float" office:value="27" calcext:value-type="float">
            <text:p>27</text:p>
          </table:table-cell>
          <table:table-cell table:style-name="ce9" table:formula="of:=MINUTE([.A18])" office:value-type="float" office:value="17" calcext:value-type="float">
            <text:p>17</text:p>
          </table:table-cell>
          <table:table-cell table:style-name="ce10" table:formula="of:=[.O18]*60+[.N18]" office:value-type="float" office:value="1047" calcext:value-type="float">
            <text:p>1047</text:p>
          </table:table-cell>
          <table:table-cell table:formula="of:=[.P18]-1028" office:value-type="float" office:value="19" calcext:value-type="float">
            <text:p>1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29.000000255S" calcext:value-type="time">
            <text:p>17:17:29</text:p>
          </table:table-cell>
          <table:table-cell office:value-type="float" office:value="464294349" calcext:value-type="float">
            <text:p>464294349</text:p>
          </table:table-cell>
          <table:table-cell office:value-type="float" office:value="-1253232447" calcext:value-type="float">
            <text:p>-1253232447</text:p>
          </table:table-cell>
          <table:table-cell office:value-type="float" office:value="1040.43" calcext:value-type="float">
            <text:p>1040.43</text:p>
          </table:table-cell>
          <table:table-cell office:value-type="float" office:value="2881.4" calcext:value-type="float">
            <text:p>2881.4</text:p>
          </table:table-cell>
          <table:table-cell office:value-type="float" office:value="43.066" calcext:value-type="float">
            <text:p>43.066</text:p>
          </table:table-cell>
          <table:table-cell/>
          <table:table-cell table:formula="of:=[.D19]-177.9" office:value-type="float" office:value="862.53" calcext:value-type="float">
            <text:p>862.53</text:p>
          </table:table-cell>
          <table:table-cell table:formula="of:=[.B19]*(180/2^31)" office:value-type="float" office:value="38.9167027641088" calcext:value-type="float">
            <text:p>38.9167027641</text:p>
          </table:table-cell>
          <table:table-cell table:formula="of:=[.C19]*(180/2^31)" office:value-type="float" office:value="-105.044730221853" calcext:value-type="float">
            <text:p>-105.04473022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SECOND([.A19])" office:value-type="float" office:value="29" calcext:value-type="float">
            <text:p>29</text:p>
          </table:table-cell>
          <table:table-cell table:style-name="ce9" table:formula="of:=MINUTE([.A19])" office:value-type="float" office:value="17" calcext:value-type="float">
            <text:p>17</text:p>
          </table:table-cell>
          <table:table-cell table:style-name="ce10" table:formula="of:=[.O19]*60+[.N19]" office:value-type="float" office:value="1049" calcext:value-type="float">
            <text:p>1049</text:p>
          </table:table-cell>
          <table:table-cell table:formula="of:=[.P19]-1028" office:value-type="float" office:value="21" calcext:value-type="float">
            <text:p>2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30.999999885S" calcext:value-type="time">
            <text:p>17:17:31</text:p>
          </table:table-cell>
          <table:table-cell office:value-type="float" office:value="464286616" calcext:value-type="float">
            <text:p>464286616</text:p>
          </table:table-cell>
          <table:table-cell office:value-type="float" office:value="-1253234569" calcext:value-type="float">
            <text:p>-1253234569</text:p>
          </table:table-cell>
          <table:table-cell office:value-type="float" office:value="1107.64" calcext:value-type="float">
            <text:p>1107.64</text:p>
          </table:table-cell>
          <table:table-cell office:value-type="float" office:value="2881.2" calcext:value-type="float">
            <text:p>2881.2</text:p>
          </table:table-cell>
          <table:table-cell office:value-type="float" office:value="42.452" calcext:value-type="float">
            <text:p>42.452</text:p>
          </table:table-cell>
          <table:table-cell/>
          <table:table-cell table:formula="of:=[.D20]-177.9" office:value-type="float" office:value="929.74" calcext:value-type="float">
            <text:p>929.74</text:p>
          </table:table-cell>
          <table:table-cell table:formula="of:=[.B20]*(180/2^31)" office:value-type="float" office:value="38.9160545915365" calcext:value-type="float">
            <text:p>38.9160545915</text:p>
          </table:table-cell>
          <table:table-cell table:formula="of:=[.C20]*(180/2^31)" office:value-type="float" office:value="-105.044908085838" calcext:value-type="float">
            <text:p>-105.044908085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SECOND([.A20])" office:value-type="float" office:value="31" calcext:value-type="float">
            <text:p>31</text:p>
          </table:table-cell>
          <table:table-cell table:style-name="ce9" table:formula="of:=MINUTE([.A20])" office:value-type="float" office:value="17" calcext:value-type="float">
            <text:p>17</text:p>
          </table:table-cell>
          <table:table-cell table:style-name="ce10" table:formula="of:=[.O20]*60+[.N20]" office:value-type="float" office:value="1051" calcext:value-type="float">
            <text:p>1051</text:p>
          </table:table-cell>
          <table:table-cell table:formula="of:=[.P20]-1028" office:value-type="float" office:value="23" calcext:value-type="float">
            <text:p>2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33.000000771S" calcext:value-type="time">
            <text:p>17:17:33</text:p>
          </table:table-cell>
          <table:table-cell office:value-type="float" office:value="464278332" calcext:value-type="float">
            <text:p>464278332</text:p>
          </table:table-cell>
          <table:table-cell office:value-type="float" office:value="-1253233399" calcext:value-type="float">
            <text:p>-1253233399</text:p>
          </table:table-cell>
          <table:table-cell office:value-type="float" office:value="1176.67" calcext:value-type="float">
            <text:p>1176.67</text:p>
          </table:table-cell>
          <table:table-cell office:value-type="float" office:value="2881.4" calcext:value-type="float">
            <text:p>2881.4</text:p>
          </table:table-cell>
          <table:table-cell office:value-type="float" office:value="41.783" calcext:value-type="float">
            <text:p>41.783</text:p>
          </table:table-cell>
          <table:table-cell/>
          <table:table-cell table:formula="of:=[.D21]-177.9" office:value-type="float" office:value="998.77" calcext:value-type="float">
            <text:p>998.77</text:p>
          </table:table-cell>
          <table:table-cell table:formula="of:=[.B21]*(180/2^31)" office:value-type="float" office:value="38.9153602346778" calcext:value-type="float">
            <text:p>38.9153602347</text:p>
          </table:table-cell>
          <table:table-cell table:formula="of:=[.C21]*(180/2^31)" office:value-type="float" office:value="-105.044810017571" calcext:value-type="float">
            <text:p>-105.044810017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SECOND([.A21])" office:value-type="float" office:value="33" calcext:value-type="float">
            <text:p>33</text:p>
          </table:table-cell>
          <table:table-cell table:style-name="ce9" table:formula="of:=MINUTE([.A21])" office:value-type="float" office:value="17" calcext:value-type="float">
            <text:p>17</text:p>
          </table:table-cell>
          <table:table-cell table:style-name="ce10" table:formula="of:=[.O21]*60+[.N21]" office:value-type="float" office:value="1053" calcext:value-type="float">
            <text:p>1053</text:p>
          </table:table-cell>
          <table:table-cell table:formula="of:=[.P21]-1028" office:value-type="float" office:value="25" calcext:value-type="float">
            <text:p>2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35.0000004S" calcext:value-type="time">
            <text:p>17:17:35</text:p>
          </table:table-cell>
          <table:table-cell office:value-type="float" office:value="464273105" calcext:value-type="float">
            <text:p>464273105</text:p>
          </table:table-cell>
          <table:table-cell office:value-type="float" office:value="-1253238766" calcext:value-type="float">
            <text:p>-1253238766</text:p>
          </table:table-cell>
          <table:table-cell office:value-type="float" office:value="1237.91" calcext:value-type="float">
            <text:p>1237.91</text:p>
          </table:table-cell>
          <table:table-cell office:value-type="float" office:value="2881.4" calcext:value-type="float">
            <text:p>2881.4</text:p>
          </table:table-cell>
          <table:table-cell office:value-type="float" office:value="39.074" calcext:value-type="float">
            <text:p>39.074</text:p>
          </table:table-cell>
          <table:table-cell/>
          <table:table-cell table:formula="of:=[.D22]-177.9" office:value-type="float" office:value="1060.01" calcext:value-type="float">
            <text:p>1060.01</text:p>
          </table:table-cell>
          <table:table-cell table:formula="of:=[.B22]*(180/2^31)" office:value-type="float" office:value="38.914922112599" calcext:value-type="float">
            <text:p>38.9149221126</text:p>
          </table:table-cell>
          <table:table-cell table:formula="of:=[.C22]*(180/2^31)" office:value-type="float" office:value="-105.045259874314" calcext:value-type="float">
            <text:p>-105.045259874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SECOND([.A22])" office:value-type="float" office:value="35" calcext:value-type="float">
            <text:p>35</text:p>
          </table:table-cell>
          <table:table-cell table:style-name="ce9" table:formula="of:=MINUTE([.A22])" office:value-type="float" office:value="17" calcext:value-type="float">
            <text:p>17</text:p>
          </table:table-cell>
          <table:table-cell table:style-name="ce10" table:formula="of:=[.O22]*60+[.N22]" office:value-type="float" office:value="1055" calcext:value-type="float">
            <text:p>1055</text:p>
          </table:table-cell>
          <table:table-cell table:formula="of:=[.P22]-1028" office:value-type="float" office:value="27" calcext:value-type="float">
            <text:p>2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36.000000425S" calcext:value-type="time">
            <text:p>17:17:36</text:p>
          </table:table-cell>
          <table:table-cell office:value-type="float" office:value="464271590" calcext:value-type="float">
            <text:p>464271590</text:p>
          </table:table-cell>
          <table:table-cell office:value-type="float" office:value="-1253243010" calcext:value-type="float">
            <text:p>-1253243010</text:p>
          </table:table-cell>
          <table:table-cell office:value-type="float" office:value="1267.8" calcext:value-type="float">
            <text:p>1267.8</text:p>
          </table:table-cell>
          <table:table-cell office:value-type="float" office:value="2881.4" calcext:value-type="float">
            <text:p>2881.4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23]-177.9" office:value-type="float" office:value="1089.9" calcext:value-type="float">
            <text:p>1089.9</text:p>
          </table:table-cell>
          <table:table-cell table:formula="of:=[.B23]*(180/2^31)" office:value-type="float" office:value="38.914795126766" calcext:value-type="float">
            <text:p>38.9147951268</text:p>
          </table:table-cell>
          <table:table-cell table:formula="of:=[.C23]*(180/2^31)" office:value-type="float" office:value="-105.045615602285" calcext:value-type="float">
            <text:p>-105.04561560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SECOND([.A23])" office:value-type="float" office:value="36" calcext:value-type="float">
            <text:p>36</text:p>
          </table:table-cell>
          <table:table-cell table:style-name="ce9" table:formula="of:=MINUTE([.A23])" office:value-type="float" office:value="17" calcext:value-type="float">
            <text:p>17</text:p>
          </table:table-cell>
          <table:table-cell table:style-name="ce10" table:formula="of:=[.O23]*60+[.N23]" office:value-type="float" office:value="1056" calcext:value-type="float">
            <text:p>1056</text:p>
          </table:table-cell>
          <table:table-cell table:formula="of:=[.P23]-1028" office:value-type="float" office:value="28" calcext:value-type="float">
            <text:p>2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38.000000473S" calcext:value-type="time">
            <text:p>17:17:38</text:p>
          </table:table-cell>
          <table:table-cell office:value-type="float" office:value="464269824" calcext:value-type="float">
            <text:p>464269824</text:p>
          </table:table-cell>
          <table:table-cell office:value-type="float" office:value="-1253251251" calcext:value-type="float">
            <text:p>-1253251251</text:p>
          </table:table-cell>
          <table:table-cell office:value-type="float" office:value="1324.1" calcext:value-type="float">
            <text:p>1324.1</text:p>
          </table:table-cell>
          <table:table-cell office:value-type="float" office:value="2882" calcext:value-type="float">
            <text:p>2882</text:p>
          </table:table-cell>
          <table:table-cell office:value-type="float" office:value="35.86" calcext:value-type="float">
            <text:p>35.86</text:p>
          </table:table-cell>
          <table:table-cell/>
          <table:table-cell table:formula="of:=[.D24]-177.9" office:value-type="float" office:value="1146.2" calcext:value-type="float">
            <text:p>1146.2</text:p>
          </table:table-cell>
          <table:table-cell table:formula="of:=[.B24]*(180/2^31)" office:value-type="float" office:value="38.914647102356" calcext:value-type="float">
            <text:p>38.9146471024</text:p>
          </table:table-cell>
          <table:table-cell table:formula="of:=[.C24]*(180/2^31)" office:value-type="float" office:value="-105.046306354925" calcext:value-type="float">
            <text:p>-105.046306354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SECOND([.A24])" office:value-type="float" office:value="38" calcext:value-type="float">
            <text:p>38</text:p>
          </table:table-cell>
          <table:table-cell table:style-name="ce9" table:formula="of:=MINUTE([.A24])" office:value-type="float" office:value="17" calcext:value-type="float">
            <text:p>17</text:p>
          </table:table-cell>
          <table:table-cell table:style-name="ce10" table:formula="of:=[.O24]*60+[.N24]" office:value-type="float" office:value="1058" calcext:value-type="float">
            <text:p>1058</text:p>
          </table:table-cell>
          <table:table-cell table:formula="of:=[.P24]-1028" office:value-type="float" office:value="30" calcext:value-type="float">
            <text:p>3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40.000000522S" calcext:value-type="time">
            <text:p>17:17:40</text:p>
          </table:table-cell>
          <table:table-cell office:value-type="float" office:value="464272860" calcext:value-type="float">
            <text:p>464272860</text:p>
          </table:table-cell>
          <table:table-cell office:value-type="float" office:value="-1253265109" calcext:value-type="float">
            <text:p>-1253265109</text:p>
          </table:table-cell>
          <table:table-cell office:value-type="float" office:value="1408.72" calcext:value-type="float">
            <text:p>1408.72</text:p>
          </table:table-cell>
          <table:table-cell office:value-type="float" office:value="2882" calcext:value-type="float">
            <text:p>2882</text:p>
          </table:table-cell>
          <table:table-cell office:value-type="float" office:value="37.653" calcext:value-type="float">
            <text:p>37.653</text:p>
          </table:table-cell>
          <table:table-cell/>
          <table:table-cell table:formula="of:=[.D25]-177.9" office:value-type="float" office:value="1230.82" calcext:value-type="float">
            <text:p>1230.82</text:p>
          </table:table-cell>
          <table:table-cell table:formula="of:=[.B25]*(180/2^31)" office:value-type="float" office:value="38.9149015769362" calcext:value-type="float">
            <text:p>38.9149015769</text:p>
          </table:table-cell>
          <table:table-cell table:formula="of:=[.C25]*(180/2^31)" office:value-type="float" office:value="-105.047467919067" calcext:value-type="float">
            <text:p>-105.047467919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SECOND([.A25])" office:value-type="float" office:value="40" calcext:value-type="float">
            <text:p>40</text:p>
          </table:table-cell>
          <table:table-cell table:style-name="ce9" table:formula="of:=MINUTE([.A25])" office:value-type="float" office:value="17" calcext:value-type="float">
            <text:p>17</text:p>
          </table:table-cell>
          <table:table-cell table:style-name="ce10" table:formula="of:=[.O25]*60+[.N25]" office:value-type="float" office:value="1060" calcext:value-type="float">
            <text:p>1060</text:p>
          </table:table-cell>
          <table:table-cell table:formula="of:=[.P25]-1028" office:value-type="float" office:value="32" calcext:value-type="float">
            <text:p>3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41.000000546S" calcext:value-type="time">
            <text:p>17:17:41</text:p>
          </table:table-cell>
          <table:table-cell office:value-type="float" office:value="464271687" calcext:value-type="float">
            <text:p>464271687</text:p>
          </table:table-cell>
          <table:table-cell office:value-type="float" office:value="-1253270230" calcext:value-type="float">
            <text:p>-1253270230</text:p>
          </table:table-cell>
          <table:table-cell office:value-type="float" office:value="1447.45" calcext:value-type="float">
            <text:p>1447.45</text:p>
          </table:table-cell>
          <table:table-cell office:value-type="float" office:value="2882.2" calcext:value-type="float">
            <text:p>2882.2</text:p>
          </table:table-cell>
          <table:table-cell office:value-type="float" office:value="37.214" calcext:value-type="float">
            <text:p>37.214</text:p>
          </table:table-cell>
          <table:table-cell/>
          <table:table-cell table:formula="of:=[.D26]-177.9" office:value-type="float" office:value="1269.55" calcext:value-type="float">
            <text:p>1269.55</text:p>
          </table:table-cell>
          <table:table-cell table:formula="of:=[.B26]*(180/2^31)" office:value-type="float" office:value="38.914803257212" calcext:value-type="float">
            <text:p>38.9148032572</text:p>
          </table:table-cell>
          <table:table-cell table:formula="of:=[.C26]*(180/2^31)" office:value-type="float" office:value="-105.047897156328" calcext:value-type="float">
            <text:p>-105.04789715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SECOND([.A26])" office:value-type="float" office:value="41" calcext:value-type="float">
            <text:p>41</text:p>
          </table:table-cell>
          <table:table-cell table:style-name="ce9" table:formula="of:=MINUTE([.A26])" office:value-type="float" office:value="17" calcext:value-type="float">
            <text:p>17</text:p>
          </table:table-cell>
          <table:table-cell table:style-name="ce10" table:formula="of:=[.O26]*60+[.N26]" office:value-type="float" office:value="1061" calcext:value-type="float">
            <text:p>1061</text:p>
          </table:table-cell>
          <table:table-cell table:formula="of:=[.P26]-1028" office:value-type="float" office:value="33" calcext:value-type="float">
            <text:p>3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43.000000175S" calcext:value-type="time">
            <text:p>17:17:43</text:p>
          </table:table-cell>
          <table:table-cell office:value-type="float" office:value="464268436" calcext:value-type="float">
            <text:p>464268436</text:p>
          </table:table-cell>
          <table:table-cell office:value-type="float" office:value="-1253279261" calcext:value-type="float">
            <text:p>-1253279261</text:p>
          </table:table-cell>
          <table:table-cell office:value-type="float" office:value="1519.68" calcext:value-type="float">
            <text:p>1519.68</text:p>
          </table:table-cell>
          <table:table-cell office:value-type="float" office:value="2882.6" calcext:value-type="float">
            <text:p>2882.6</text:p>
          </table:table-cell>
          <table:table-cell office:value-type="float" office:value="37.104" calcext:value-type="float">
            <text:p>37.104</text:p>
          </table:table-cell>
          <table:table-cell/>
          <table:table-cell table:formula="of:=[.D27]-177.9" office:value-type="float" office:value="1341.78" calcext:value-type="float">
            <text:p>1341.78</text:p>
          </table:table-cell>
          <table:table-cell table:formula="of:=[.B27]*(180/2^31)" office:value-type="float" office:value="38.9145307615399" calcext:value-type="float">
            <text:p>38.9145307615</text:p>
          </table:table-cell>
          <table:table-cell table:formula="of:=[.C27]*(180/2^31)" office:value-type="float" office:value="-105.048654126003" calcext:value-type="float">
            <text:p>-105.048654126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SECOND([.A27])" office:value-type="float" office:value="43" calcext:value-type="float">
            <text:p>43</text:p>
          </table:table-cell>
          <table:table-cell table:style-name="ce9" table:formula="of:=MINUTE([.A27])" office:value-type="float" office:value="17" calcext:value-type="float">
            <text:p>17</text:p>
          </table:table-cell>
          <table:table-cell table:style-name="ce10" table:formula="of:=[.O27]*60+[.N27]" office:value-type="float" office:value="1063" calcext:value-type="float">
            <text:p>1063</text:p>
          </table:table-cell>
          <table:table-cell table:formula="of:=[.P27]-1028" office:value-type="float" office:value="35" calcext:value-type="float">
            <text:p>3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45.000000224S" calcext:value-type="time">
            <text:p>17:17:45</text:p>
          </table:table-cell>
          <table:table-cell office:value-type="float" office:value="464262637" calcext:value-type="float">
            <text:p>464262637</text:p>
          </table:table-cell>
          <table:table-cell office:value-type="float" office:value="-1253286557" calcext:value-type="float">
            <text:p>-1253286557</text:p>
          </table:table-cell>
          <table:table-cell office:value-type="float" office:value="1592.9" calcext:value-type="float">
            <text:p>1592.9</text:p>
          </table:table-cell>
          <table:table-cell office:value-type="float" office:value="2883.4" calcext:value-type="float">
            <text:p>2883.4</text:p>
          </table:table-cell>
          <table:table-cell office:value-type="float" office:value="36.852" calcext:value-type="float">
            <text:p>36.852</text:p>
          </table:table-cell>
          <table:table-cell/>
          <table:table-cell table:formula="of:=[.D28]-177.9" office:value-type="float" office:value="1415" calcext:value-type="float">
            <text:p>1415</text:p>
          </table:table-cell>
          <table:table-cell table:formula="of:=[.B28]*(180/2^31)" office:value-type="float" office:value="38.914044694975" calcext:value-type="float">
            <text:p>38.914044695</text:p>
          </table:table-cell>
          <table:table-cell table:formula="of:=[.C28]*(180/2^31)" office:value-type="float" office:value="-105.049265669659" calcext:value-type="float">
            <text:p>-105.049265669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SECOND([.A28])" office:value-type="float" office:value="45" calcext:value-type="float">
            <text:p>45</text:p>
          </table:table-cell>
          <table:table-cell table:style-name="ce9" table:formula="of:=MINUTE([.A28])" office:value-type="float" office:value="17" calcext:value-type="float">
            <text:p>17</text:p>
          </table:table-cell>
          <table:table-cell table:style-name="ce10" table:formula="of:=[.O28]*60+[.N28]" office:value-type="float" office:value="1065" calcext:value-type="float">
            <text:p>1065</text:p>
          </table:table-cell>
          <table:table-cell table:formula="of:=[.P28]-1028" office:value-type="float" office:value="37" calcext:value-type="float">
            <text:p>3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47.000000691S" calcext:value-type="time">
            <text:p>17:17:47</text:p>
          </table:table-cell>
          <table:table-cell office:value-type="float" office:value="464258140" calcext:value-type="float">
            <text:p>464258140</text:p>
          </table:table-cell>
          <table:table-cell office:value-type="float" office:value="-1253294797" calcext:value-type="float">
            <text:p>-1253294797</text:p>
          </table:table-cell>
          <table:table-cell office:value-type="float" office:value="1665.9" calcext:value-type="float">
            <text:p>1665.9</text:p>
          </table:table-cell>
          <table:table-cell office:value-type="float" office:value="2884.4" calcext:value-type="float">
            <text:p>2884.4</text:p>
          </table:table-cell>
          <table:table-cell office:value-type="float" office:value="37.716" calcext:value-type="float">
            <text:p>37.716</text:p>
          </table:table-cell>
          <table:table-cell/>
          <table:table-cell table:formula="of:=[.D29]-177.9" office:value-type="float" office:value="1488" calcext:value-type="float">
            <text:p>1488</text:p>
          </table:table-cell>
          <table:table-cell table:formula="of:=[.B29]*(180/2^31)" office:value-type="float" office:value="38.9136677607894" calcext:value-type="float">
            <text:p>38.9136677608</text:p>
          </table:table-cell>
          <table:table-cell table:formula="of:=[.C29]*(180/2^31)" office:value-type="float" office:value="-105.04995633848" calcext:value-type="float">
            <text:p>-105.049956338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formula="of:=SECOND([.A29])" office:value-type="float" office:value="47" calcext:value-type="float">
            <text:p>47</text:p>
          </table:table-cell>
          <table:table-cell table:style-name="ce9" table:formula="of:=MINUTE([.A29])" office:value-type="float" office:value="17" calcext:value-type="float">
            <text:p>17</text:p>
          </table:table-cell>
          <table:table-cell table:style-name="ce10" table:formula="of:=[.O29]*60+[.N29]" office:value-type="float" office:value="1067" calcext:value-type="float">
            <text:p>1067</text:p>
          </table:table-cell>
          <table:table-cell table:formula="of:=[.P29]-1028" office:value-type="float" office:value="39" calcext:value-type="float">
            <text:p>3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48.000000296S" calcext:value-type="time">
            <text:p>17:17:48</text:p>
          </table:table-cell>
          <table:table-cell office:value-type="float" office:value="464256449" calcext:value-type="float">
            <text:p>464256449</text:p>
          </table:table-cell>
          <table:table-cell office:value-type="float" office:value="-1253299142" calcext:value-type="float">
            <text:p>-1253299142</text:p>
          </table:table-cell>
          <table:table-cell office:value-type="float" office:value="1701.16" calcext:value-type="float">
            <text:p>1701.16</text:p>
          </table:table-cell>
          <table:table-cell office:value-type="float" office:value="2884.8" calcext:value-type="float">
            <text:p>2884.8</text:p>
          </table:table-cell>
          <table:table-cell office:value-type="float" office:value="37.956" calcext:value-type="float">
            <text:p>37.956</text:p>
          </table:table-cell>
          <table:table-cell/>
          <table:table-cell table:formula="of:=[.D30]-177.9" office:value-type="float" office:value="1523.26" calcext:value-type="float">
            <text:p>1523.26</text:p>
          </table:table-cell>
          <table:table-cell table:formula="of:=[.B30]*(180/2^31)" office:value-type="float" office:value="38.9135260228068" calcext:value-type="float">
            <text:p>38.9135260228</text:p>
          </table:table-cell>
          <table:table-cell table:formula="of:=[.C30]*(180/2^31)" office:value-type="float" office:value="-105.050320532173" calcext:value-type="float">
            <text:p>-105.050320532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SECOND([.A30])" office:value-type="float" office:value="48" calcext:value-type="float">
            <text:p>48</text:p>
          </table:table-cell>
          <table:table-cell table:style-name="ce9" table:formula="of:=MINUTE([.A30])" office:value-type="float" office:value="17" calcext:value-type="float">
            <text:p>17</text:p>
          </table:table-cell>
          <table:table-cell table:style-name="ce10" table:formula="of:=[.O30]*60+[.N30]" office:value-type="float" office:value="1068" calcext:value-type="float">
            <text:p>1068</text:p>
          </table:table-cell>
          <table:table-cell table:formula="of:=[.P30]-1028" office:value-type="float" office:value="40" calcext:value-type="float">
            <text:p>4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49.999999925S" calcext:value-type="time">
            <text:p>17:17:50</text:p>
          </table:table-cell>
          <table:table-cell office:value-type="float" office:value="464251200" calcext:value-type="float">
            <text:p>464251200</text:p>
          </table:table-cell>
          <table:table-cell office:value-type="float" office:value="-1253304824" calcext:value-type="float">
            <text:p>-1253304824</text:p>
          </table:table-cell>
          <table:table-cell office:value-type="float" office:value="1762.37" calcext:value-type="float">
            <text:p>1762.37</text:p>
          </table:table-cell>
          <table:table-cell office:value-type="float" office:value="2886.4" calcext:value-type="float">
            <text:p>2886.4</text:p>
          </table:table-cell>
          <table:table-cell office:value-type="float" office:value="38.341" calcext:value-type="float">
            <text:p>38.341</text:p>
          </table:table-cell>
          <table:table-cell/>
          <table:table-cell table:formula="of:=[.D31]-177.9" office:value-type="float" office:value="1584.47" calcext:value-type="float">
            <text:p>1584.47</text:p>
          </table:table-cell>
          <table:table-cell table:formula="of:=[.B31]*(180/2^31)" office:value-type="float" office:value="38.9130860567093" calcext:value-type="float">
            <text:p>38.9130860567</text:p>
          </table:table-cell>
          <table:table-cell table:formula="of:=[.C31]*(180/2^31)" office:value-type="float" office:value="-105.050796791911" calcext:value-type="float">
            <text:p>-105.0507967919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SECOND([.A31])" office:value-type="float" office:value="50" calcext:value-type="float">
            <text:p>50</text:p>
          </table:table-cell>
          <table:table-cell table:style-name="ce9" table:formula="of:=MINUTE([.A31])" office:value-type="float" office:value="17" calcext:value-type="float">
            <text:p>17</text:p>
          </table:table-cell>
          <table:table-cell table:style-name="ce10" table:formula="of:=[.O31]*60+[.N31]" office:value-type="float" office:value="1070" calcext:value-type="float">
            <text:p>1070</text:p>
          </table:table-cell>
          <table:table-cell table:formula="of:=[.P31]-1028" office:value-type="float" office:value="42" calcext:value-type="float">
            <text:p>4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51.000000369S" calcext:value-type="time">
            <text:p>17:17:51</text:p>
          </table:table-cell>
          <table:table-cell office:value-type="float" office:value="464248317" calcext:value-type="float">
            <text:p>464248317</text:p>
          </table:table-cell>
          <table:table-cell office:value-type="float" office:value="-1253306659" calcext:value-type="float">
            <text:p>-1253306659</text:p>
          </table:table-cell>
          <table:table-cell office:value-type="float" office:value="1789.57" calcext:value-type="float">
            <text:p>1789.57</text:p>
          </table:table-cell>
          <table:table-cell office:value-type="float" office:value="2886.4" calcext:value-type="float">
            <text:p>2886.4</text:p>
          </table:table-cell>
          <table:table-cell office:value-type="float" office:value="37.045" calcext:value-type="float">
            <text:p>37.045</text:p>
          </table:table-cell>
          <table:table-cell/>
          <table:table-cell table:formula="of:=[.D32]-177.9" office:value-type="float" office:value="1611.67" calcext:value-type="float">
            <text:p>1611.67</text:p>
          </table:table-cell>
          <table:table-cell table:formula="of:=[.B32]*(180/2^31)" office:value-type="float" office:value="38.9128444064409" calcext:value-type="float">
            <text:p>38.9128444064</text:p>
          </table:table-cell>
          <table:table-cell table:formula="of:=[.C32]*(180/2^31)" office:value-type="float" office:value="-105.050950599834" calcext:value-type="float">
            <text:p>-105.050950599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SECOND([.A32])" office:value-type="float" office:value="51" calcext:value-type="float">
            <text:p>51</text:p>
          </table:table-cell>
          <table:table-cell table:style-name="ce9" table:formula="of:=MINUTE([.A32])" office:value-type="float" office:value="17" calcext:value-type="float">
            <text:p>17</text:p>
          </table:table-cell>
          <table:table-cell table:style-name="ce10" table:formula="of:=[.O32]*60+[.N32]" office:value-type="float" office:value="1071" calcext:value-type="float">
            <text:p>1071</text:p>
          </table:table-cell>
          <table:table-cell table:formula="of:=[.P32]-1028" office:value-type="float" office:value="43" calcext:value-type="float">
            <text:p>4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53.000000417S" calcext:value-type="time">
            <text:p>17:17:53</text:p>
          </table:table-cell>
          <table:table-cell office:value-type="float" office:value="464239750" calcext:value-type="float">
            <text:p>464239750</text:p>
          </table:table-cell>
          <table:table-cell office:value-type="float" office:value="-1253308826" calcext:value-type="float">
            <text:p>-1253308826</text:p>
          </table:table-cell>
          <table:table-cell office:value-type="float" office:value="1862.7" calcext:value-type="float">
            <text:p>1862.7</text:p>
          </table:table-cell>
          <table:table-cell office:value-type="float" office:value="2887.6" calcext:value-type="float">
            <text:p>2887.6</text:p>
          </table:table-cell>
          <table:table-cell office:value-type="float" office:value="35.767" calcext:value-type="float">
            <text:p>35.767</text:p>
          </table:table-cell>
          <table:table-cell/>
          <table:table-cell table:formula="of:=[.D33]-177.9" office:value-type="float" office:value="1684.8" calcext:value-type="float">
            <text:p>1684.8</text:p>
          </table:table-cell>
          <table:table-cell table:formula="of:=[.B33]*(180/2^31)" office:value-type="float" office:value="38.9121263287961" calcext:value-type="float">
            <text:p>38.9121263288</text:p>
          </table:table-cell>
          <table:table-cell table:formula="of:=[.C33]*(180/2^31)" office:value-type="float" office:value="-105.051132235676" calcext:value-type="float">
            <text:p>-105.0511322357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SECOND([.A33])" office:value-type="float" office:value="53" calcext:value-type="float">
            <text:p>53</text:p>
          </table:table-cell>
          <table:table-cell table:style-name="ce9" table:formula="of:=MINUTE([.A33])" office:value-type="float" office:value="17" calcext:value-type="float">
            <text:p>17</text:p>
          </table:table-cell>
          <table:table-cell table:style-name="ce10" table:formula="of:=[.O33]*60+[.N33]" office:value-type="float" office:value="1073" calcext:value-type="float">
            <text:p>1073</text:p>
          </table:table-cell>
          <table:table-cell table:formula="of:=[.P33]-1028" office:value-type="float" office:value="45" calcext:value-type="float">
            <text:p>4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55.000000466S" calcext:value-type="time">
            <text:p>17:17:55</text:p>
          </table:table-cell>
          <table:table-cell office:value-type="float" office:value="464232856" calcext:value-type="float">
            <text:p>464232856</text:p>
          </table:table-cell>
          <table:table-cell office:value-type="float" office:value="-1253314375" calcext:value-type="float">
            <text:p>-1253314375</text:p>
          </table:table-cell>
          <table:table-cell office:value-type="float" office:value="1938.52" calcext:value-type="float">
            <text:p>1938.52</text:p>
          </table:table-cell>
          <table:table-cell office:value-type="float" office:value="2888.6" calcext:value-type="float">
            <text:p>2888.6</text:p>
          </table:table-cell>
          <table:table-cell office:value-type="float" office:value="36.073" calcext:value-type="float">
            <text:p>36.073</text:p>
          </table:table-cell>
          <table:table-cell/>
          <table:table-cell table:formula="of:=[.D34]-177.9" office:value-type="float" office:value="1760.62" calcext:value-type="float">
            <text:p>1760.62</text:p>
          </table:table-cell>
          <table:table-cell table:formula="of:=[.B34]*(180/2^31)" office:value-type="float" office:value="38.9115484803915" calcext:value-type="float">
            <text:p>38.9115484804</text:p>
          </table:table-cell>
          <table:table-cell table:formula="of:=[.C34]*(180/2^31)" office:value-type="float" office:value="-105.051597347483" calcext:value-type="float">
            <text:p>-105.051597347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SECOND([.A34])" office:value-type="float" office:value="55" calcext:value-type="float">
            <text:p>55</text:p>
          </table:table-cell>
          <table:table-cell table:style-name="ce9" table:formula="of:=MINUTE([.A34])" office:value-type="float" office:value="17" calcext:value-type="float">
            <text:p>17</text:p>
          </table:table-cell>
          <table:table-cell table:style-name="ce10" table:formula="of:=[.O34]*60+[.N34]" office:value-type="float" office:value="1075" calcext:value-type="float">
            <text:p>1075</text:p>
          </table:table-cell>
          <table:table-cell table:formula="of:=[.P34]-1028" office:value-type="float" office:value="47" calcext:value-type="float">
            <text:p>4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56.000000071S" calcext:value-type="time">
            <text:p>17:17:56</text:p>
          </table:table-cell>
          <table:table-cell office:value-type="float" office:value="464230400" calcext:value-type="float">
            <text:p>464230400</text:p>
          </table:table-cell>
          <table:table-cell office:value-type="float" office:value="-1253317692" calcext:value-type="float">
            <text:p>-1253317692</text:p>
          </table:table-cell>
          <table:table-cell office:value-type="float" office:value="1971.33" calcext:value-type="float">
            <text:p>1971.33</text:p>
          </table:table-cell>
          <table:table-cell office:value-type="float" office:value="2889.4" calcext:value-type="float">
            <text:p>2889.4</text:p>
          </table:table-cell>
          <table:table-cell office:value-type="float" office:value="35.838" calcext:value-type="float">
            <text:p>35.838</text:p>
          </table:table-cell>
          <table:table-cell/>
          <table:table-cell table:formula="of:=[.D35]-177.9" office:value-type="float" office:value="1793.43" calcext:value-type="float">
            <text:p>1793.43</text:p>
          </table:table-cell>
          <table:table-cell table:formula="of:=[.B35]*(180/2^31)" office:value-type="float" office:value="38.9113426208496" calcext:value-type="float">
            <text:p>38.9113426208</text:p>
          </table:table-cell>
          <table:table-cell table:formula="of:=[.C35]*(180/2^31)" office:value-type="float" office:value="-105.051875375211" calcext:value-type="float">
            <text:p>-105.051875375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formula="of:=SECOND([.A35])" office:value-type="float" office:value="56" calcext:value-type="float">
            <text:p>56</text:p>
          </table:table-cell>
          <table:table-cell table:style-name="ce9" table:formula="of:=MINUTE([.A35])" office:value-type="float" office:value="17" calcext:value-type="float">
            <text:p>17</text:p>
          </table:table-cell>
          <table:table-cell table:style-name="ce10" table:formula="of:=[.O35]*60+[.N35]" office:value-type="float" office:value="1076" calcext:value-type="float">
            <text:p>1076</text:p>
          </table:table-cell>
          <table:table-cell table:formula="of:=[.P35]-1028" office:value-type="float" office:value="48" calcext:value-type="float">
            <text:p>4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7M59.000000563S" calcext:value-type="time">
            <text:p>17:17:59</text:p>
          </table:table-cell>
          <table:table-cell office:value-type="float" office:value="464221022" calcext:value-type="float">
            <text:p>464221022</text:p>
          </table:table-cell>
          <table:table-cell office:value-type="float" office:value="-1253320613" calcext:value-type="float">
            <text:p>-1253320613</text:p>
          </table:table-cell>
          <table:table-cell office:value-type="float" office:value="2057.55" calcext:value-type="float">
            <text:p>2057.55</text:p>
          </table:table-cell>
          <table:table-cell office:value-type="float" office:value="2892" calcext:value-type="float">
            <text:p>2892</text:p>
          </table:table-cell>
          <table:table-cell office:value-type="float" office:value="34.192" calcext:value-type="float">
            <text:p>34.192</text:p>
          </table:table-cell>
          <table:table-cell/>
          <table:table-cell table:formula="of:=[.D36]-177.9" office:value-type="float" office:value="1879.65" calcext:value-type="float">
            <text:p>1879.65</text:p>
          </table:table-cell>
          <table:table-cell table:formula="of:=[.B36]*(180/2^31)" office:value-type="float" office:value="38.9105565659702" calcext:value-type="float">
            <text:p>38.910556566</text:p>
          </table:table-cell>
          <table:table-cell table:formula="of:=[.C36]*(180/2^31)" office:value-type="float" office:value="-105.052120210603" calcext:value-type="float">
            <text:p>-105.052120210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SECOND([.A36])" office:value-type="float" office:value="59" calcext:value-type="float">
            <text:p>59</text:p>
          </table:table-cell>
          <table:table-cell table:style-name="ce9" table:formula="of:=MINUTE([.A36])" office:value-type="float" office:value="17" calcext:value-type="float">
            <text:p>17</text:p>
          </table:table-cell>
          <table:table-cell table:style-name="ce10" table:formula="of:=[.O36]*60+[.N36]" office:value-type="float" office:value="1079" calcext:value-type="float">
            <text:p>1079</text:p>
          </table:table-cell>
          <table:table-cell table:formula="of:=[.P36]-1028" office:value-type="float" office:value="51" calcext:value-type="float">
            <text:p>5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01.000000192S" calcext:value-type="time">
            <text:p>17:18:01</text:p>
          </table:table-cell>
          <table:table-cell office:value-type="float" office:value="464214781" calcext:value-type="float">
            <text:p>464214781</text:p>
          </table:table-cell>
          <table:table-cell office:value-type="float" office:value="-1253322287" calcext:value-type="float">
            <text:p>-1253322287</text:p>
          </table:table-cell>
          <table:table-cell office:value-type="float" office:value="2116.53" calcext:value-type="float">
            <text:p>2116.53</text:p>
          </table:table-cell>
          <table:table-cell office:value-type="float" office:value="2892" calcext:value-type="float">
            <text:p>2892</text:p>
          </table:table-cell>
          <table:table-cell office:value-type="float" office:value="33.536" calcext:value-type="float">
            <text:p>33.536</text:p>
          </table:table-cell>
          <table:table-cell/>
          <table:table-cell table:formula="of:=[.D37]-177.9" office:value-type="float" office:value="1938.63" calcext:value-type="float">
            <text:p>1938.63</text:p>
          </table:table-cell>
          <table:table-cell table:formula="of:=[.B37]*(180/2^31)" office:value-type="float" office:value="38.9100334513932" calcext:value-type="float">
            <text:p>38.9100334514</text:p>
          </table:table-cell>
          <table:table-cell table:formula="of:=[.C37]*(180/2^31)" office:value-type="float" office:value="-105.052260523662" calcext:value-type="float">
            <text:p>-105.05226052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formula="of:=SECOND([.A37])" office:value-type="float" office:value="1" calcext:value-type="float">
            <text:p>1</text:p>
          </table:table-cell>
          <table:table-cell table:style-name="ce9" table:formula="of:=MINUTE([.A37])" office:value-type="float" office:value="18" calcext:value-type="float">
            <text:p>18</text:p>
          </table:table-cell>
          <table:table-cell table:style-name="ce10" table:formula="of:=[.O37]*60+[.N37]" office:value-type="float" office:value="1081" calcext:value-type="float">
            <text:p>1081</text:p>
          </table:table-cell>
          <table:table-cell table:formula="of:=[.P37]-1028" office:value-type="float" office:value="53" calcext:value-type="float">
            <text:p>5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04.000000264S" calcext:value-type="time">
            <text:p>17:18:04</text:p>
          </table:table-cell>
          <table:table-cell office:value-type="float" office:value="464208708" calcext:value-type="float">
            <text:p>464208708</text:p>
          </table:table-cell>
          <table:table-cell office:value-type="float" office:value="-1253332193" calcext:value-type="float">
            <text:p>-1253332193</text:p>
          </table:table-cell>
          <table:table-cell office:value-type="float" office:value="2203.95" calcext:value-type="float">
            <text:p>2203.95</text:p>
          </table:table-cell>
          <table:table-cell office:value-type="float" office:value="2894.2" calcext:value-type="float">
            <text:p>2894.2</text:p>
          </table:table-cell>
          <table:table-cell office:value-type="float" office:value="33.098" calcext:value-type="float">
            <text:p>33.098</text:p>
          </table:table-cell>
          <table:table-cell/>
          <table:table-cell table:formula="of:=[.D38]-177.9" office:value-type="float" office:value="2026.05" calcext:value-type="float">
            <text:p>2026.05</text:p>
          </table:table-cell>
          <table:table-cell table:formula="of:=[.B38]*(180/2^31)" office:value-type="float" office:value="38.9095244184136" calcext:value-type="float">
            <text:p>38.9095244184</text:p>
          </table:table-cell>
          <table:table-cell table:formula="of:=[.C38]*(180/2^31)" office:value-type="float" office:value="-105.05309083499" calcext:value-type="float">
            <text:p>-105.053090835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SECOND([.A38])" office:value-type="float" office:value="4" calcext:value-type="float">
            <text:p>4</text:p>
          </table:table-cell>
          <table:table-cell table:style-name="ce9" table:formula="of:=MINUTE([.A38])" office:value-type="float" office:value="18" calcext:value-type="float">
            <text:p>18</text:p>
          </table:table-cell>
          <table:table-cell table:style-name="ce10" table:formula="of:=[.O38]*60+[.N38]" office:value-type="float" office:value="1084" calcext:value-type="float">
            <text:p>1084</text:p>
          </table:table-cell>
          <table:table-cell table:formula="of:=[.P38]-1028" office:value-type="float" office:value="56" calcext:value-type="float">
            <text:p>5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06.000000313S" calcext:value-type="time">
            <text:p>17:18:06</text:p>
          </table:table-cell>
          <table:table-cell office:value-type="float" office:value="464207257" calcext:value-type="float">
            <text:p>464207257</text:p>
          </table:table-cell>
          <table:table-cell office:value-type="float" office:value="-1253342458" calcext:value-type="float">
            <text:p>-1253342458</text:p>
          </table:table-cell>
          <table:table-cell office:value-type="float" office:value="2270.14" calcext:value-type="float">
            <text:p>2270.14</text:p>
          </table:table-cell>
          <table:table-cell office:value-type="float" office:value="2895" calcext:value-type="float">
            <text:p>2895</text:p>
          </table:table-cell>
          <table:table-cell office:value-type="float" office:value="32.368" calcext:value-type="float">
            <text:p>32.368</text:p>
          </table:table-cell>
          <table:table-cell/>
          <table:table-cell table:formula="of:=[.D39]-177.9" office:value-type="float" office:value="2092.24" calcext:value-type="float">
            <text:p>2092.24</text:p>
          </table:table-cell>
          <table:table-cell table:formula="of:=[.B39]*(180/2^31)" office:value-type="float" office:value="38.9094027969986" calcext:value-type="float">
            <text:p>38.909402797</text:p>
          </table:table-cell>
          <table:table-cell table:formula="of:=[.C39]*(180/2^31)" office:value-type="float" office:value="-105.053951237351" calcext:value-type="float">
            <text:p>-105.0539512374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SECOND([.A39])" office:value-type="float" office:value="6" calcext:value-type="float">
            <text:p>6</text:p>
          </table:table-cell>
          <table:table-cell table:style-name="ce9" table:formula="of:=MINUTE([.A39])" office:value-type="float" office:value="18" calcext:value-type="float">
            <text:p>18</text:p>
          </table:table-cell>
          <table:table-cell table:style-name="ce10" table:formula="of:=[.O39]*60+[.N39]" office:value-type="float" office:value="1086" calcext:value-type="float">
            <text:p>1086</text:p>
          </table:table-cell>
          <table:table-cell table:formula="of:=[.P39]-1028" office:value-type="float" office:value="58" calcext:value-type="float">
            <text:p>5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08.999999966S" calcext:value-type="time">
            <text:p>17:18:09</text:p>
          </table:table-cell>
          <table:table-cell office:value-type="float" office:value="464198906" calcext:value-type="float">
            <text:p>464198906</text:p>
          </table:table-cell>
          <table:table-cell office:value-type="float" office:value="-1253346453" calcext:value-type="float">
            <text:p>-1253346453</text:p>
          </table:table-cell>
          <table:table-cell office:value-type="float" office:value="2349.19" calcext:value-type="float">
            <text:p>2349.19</text:p>
          </table:table-cell>
          <table:table-cell office:value-type="float" office:value="2897" calcext:value-type="float">
            <text:p>2897</text:p>
          </table:table-cell>
          <table:table-cell office:value-type="float" office:value="31.174" calcext:value-type="float">
            <text:p>31.174</text:p>
          </table:table-cell>
          <table:table-cell/>
          <table:table-cell table:formula="of:=[.D40]-177.9" office:value-type="float" office:value="2171.29" calcext:value-type="float">
            <text:p>2171.29</text:p>
          </table:table-cell>
          <table:table-cell table:formula="of:=[.B40]*(180/2^31)" office:value-type="float" office:value="38.9087028242648" calcext:value-type="float">
            <text:p>38.9087028243</text:p>
          </table:table-cell>
          <table:table-cell table:formula="of:=[.C40]*(180/2^31)" office:value-type="float" office:value="-105.054286094382" calcext:value-type="float">
            <text:p>-105.0542860944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SECOND([.A40])" office:value-type="float" office:value="9" calcext:value-type="float">
            <text:p>9</text:p>
          </table:table-cell>
          <table:table-cell table:style-name="ce9" table:formula="of:=MINUTE([.A40])" office:value-type="float" office:value="18" calcext:value-type="float">
            <text:p>18</text:p>
          </table:table-cell>
          <table:table-cell table:style-name="ce10" table:formula="of:=[.O40]*60+[.N40]" office:value-type="float" office:value="1089" calcext:value-type="float">
            <text:p>1089</text:p>
          </table:table-cell>
          <table:table-cell table:formula="of:=[.P40]-1028" office:value-type="float" office:value="61" calcext:value-type="float">
            <text:p>6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11.000000015S" calcext:value-type="time">
            <text:p>17:18:11</text:p>
          </table:table-cell>
          <table:table-cell office:value-type="float" office:value="464193561" calcext:value-type="float">
            <text:p>464193561</text:p>
          </table:table-cell>
          <table:table-cell office:value-type="float" office:value="-1253345074" calcext:value-type="float">
            <text:p>-1253345074</text:p>
          </table:table-cell>
          <table:table-cell office:value-type="float" office:value="2392.76" calcext:value-type="float">
            <text:p>2392.76</text:p>
          </table:table-cell>
          <table:table-cell office:value-type="float" office:value="2896.6" calcext:value-type="float">
            <text:p>2896.6</text:p>
          </table:table-cell>
          <table:table-cell office:value-type="float" office:value="30.295" calcext:value-type="float">
            <text:p>30.295</text:p>
          </table:table-cell>
          <table:table-cell/>
          <table:table-cell table:formula="of:=[.D41]-177.9" office:value-type="float" office:value="2214.86" calcext:value-type="float">
            <text:p>2214.86</text:p>
          </table:table-cell>
          <table:table-cell table:formula="of:=[.B41]*(180/2^31)" office:value-type="float" office:value="38.9082548115402" calcext:value-type="float">
            <text:p>38.9082548115</text:p>
          </table:table-cell>
          <table:table-cell table:formula="of:=[.C41]*(180/2^31)" office:value-type="float" office:value="-105.054170507938" calcext:value-type="float">
            <text:p>-105.0541705079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formula="of:=SECOND([.A41])" office:value-type="float" office:value="11" calcext:value-type="float">
            <text:p>11</text:p>
          </table:table-cell>
          <table:table-cell table:style-name="ce9" table:formula="of:=MINUTE([.A41])" office:value-type="float" office:value="18" calcext:value-type="float">
            <text:p>18</text:p>
          </table:table-cell>
          <table:table-cell table:style-name="ce10" table:formula="of:=[.O41]*60+[.N41]" office:value-type="float" office:value="1091" calcext:value-type="float">
            <text:p>1091</text:p>
          </table:table-cell>
          <table:table-cell table:formula="of:=[.P41]-1028" office:value-type="float" office:value="63" calcext:value-type="float">
            <text:p>6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14.000000088S" calcext:value-type="time">
            <text:p>17:18:14</text:p>
          </table:table-cell>
          <table:table-cell office:value-type="float" office:value="464188961" calcext:value-type="float">
            <text:p>464188961</text:p>
          </table:table-cell>
          <table:table-cell office:value-type="float" office:value="-1253352844" calcext:value-type="float">
            <text:p>-1253352844</text:p>
          </table:table-cell>
          <table:table-cell office:value-type="float" office:value="2462.56" calcext:value-type="float">
            <text:p>2462.56</text:p>
          </table:table-cell>
          <table:table-cell office:value-type="float" office:value="2898" calcext:value-type="float">
            <text:p>2898</text:p>
          </table:table-cell>
          <table:table-cell office:value-type="float" office:value="28.922" calcext:value-type="float">
            <text:p>28.922</text:p>
          </table:table-cell>
          <table:table-cell/>
          <table:table-cell table:formula="of:=[.D42]-177.9" office:value-type="float" office:value="2284.66" calcext:value-type="float">
            <text:p>2284.66</text:p>
          </table:table-cell>
          <table:table-cell table:formula="of:=[.B42]*(180/2^31)" office:value-type="float" office:value="38.9078692439944" calcext:value-type="float">
            <text:p>38.907869244</text:p>
          </table:table-cell>
          <table:table-cell table:formula="of:=[.C42]*(180/2^31)" office:value-type="float" office:value="-105.054821781814" calcext:value-type="float">
            <text:p>-105.0548217818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SECOND([.A42])" office:value-type="float" office:value="14" calcext:value-type="float">
            <text:p>14</text:p>
          </table:table-cell>
          <table:table-cell table:style-name="ce9" table:formula="of:=MINUTE([.A42])" office:value-type="float" office:value="18" calcext:value-type="float">
            <text:p>18</text:p>
          </table:table-cell>
          <table:table-cell table:style-name="ce10" table:formula="of:=[.O42]*60+[.N42]" office:value-type="float" office:value="1094" calcext:value-type="float">
            <text:p>1094</text:p>
          </table:table-cell>
          <table:table-cell table:formula="of:=[.P42]-1028" office:value-type="float" office:value="66" calcext:value-type="float">
            <text:p>6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15.999999717S" calcext:value-type="time">
            <text:p>17:18:16</text:p>
          </table:table-cell>
          <table:table-cell office:value-type="float" office:value="464187519" calcext:value-type="float">
            <text:p>464187519</text:p>
          </table:table-cell>
          <table:table-cell office:value-type="float" office:value="-1253362358" calcext:value-type="float">
            <text:p>-1253362358</text:p>
          </table:table-cell>
          <table:table-cell office:value-type="float" office:value="2529.44" calcext:value-type="float">
            <text:p>2529.44</text:p>
          </table:table-cell>
          <table:table-cell office:value-type="float" office:value="2899.2" calcext:value-type="float">
            <text:p>2899.2</text:p>
          </table:table-cell>
          <table:table-cell office:value-type="float" office:value="29.332" calcext:value-type="float">
            <text:p>29.332</text:p>
          </table:table-cell>
          <table:table-cell/>
          <table:table-cell table:formula="of:=[.D43]-177.9" office:value-type="float" office:value="2351.54" calcext:value-type="float">
            <text:p>2351.54</text:p>
          </table:table-cell>
          <table:table-cell table:formula="of:=[.B43]*(180/2^31)" office:value-type="float" office:value="38.9077483769506" calcext:value-type="float">
            <text:p>38.907748377</text:p>
          </table:table-cell>
          <table:table-cell table:formula="of:=[.C43]*(180/2^31)" office:value-type="float" office:value="-105.055619236082" calcext:value-type="float">
            <text:p>-105.055619236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SECOND([.A43])" office:value-type="float" office:value="16" calcext:value-type="float">
            <text:p>16</text:p>
          </table:table-cell>
          <table:table-cell table:style-name="ce9" table:formula="of:=MINUTE([.A43])" office:value-type="float" office:value="18" calcext:value-type="float">
            <text:p>18</text:p>
          </table:table-cell>
          <table:table-cell table:style-name="ce10" table:formula="of:=[.O43]*60+[.N43]" office:value-type="float" office:value="1096" calcext:value-type="float">
            <text:p>1096</text:p>
          </table:table-cell>
          <table:table-cell table:formula="of:=[.P43]-1028" office:value-type="float" office:value="68" calcext:value-type="float">
            <text:p>6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17.999999765S" calcext:value-type="time">
            <text:p>17:18:18</text:p>
          </table:table-cell>
          <table:table-cell office:value-type="float" office:value="464184220" calcext:value-type="float">
            <text:p>464184220</text:p>
          </table:table-cell>
          <table:table-cell office:value-type="float" office:value="-1253370060" calcext:value-type="float">
            <text:p>-1253370060</text:p>
          </table:table-cell>
          <table:table-cell office:value-type="float" office:value="2593.31" calcext:value-type="float">
            <text:p>2593.31</text:p>
          </table:table-cell>
          <table:table-cell office:value-type="float" office:value="2900.8" calcext:value-type="float">
            <text:p>2900.8</text:p>
          </table:table-cell>
          <table:table-cell office:value-type="float" office:value="28.452" calcext:value-type="float">
            <text:p>28.452</text:p>
          </table:table-cell>
          <table:table-cell/>
          <table:table-cell table:formula="of:=[.D44]-177.9" office:value-type="float" office:value="2415.41" calcext:value-type="float">
            <text:p>2415.41</text:p>
          </table:table-cell>
          <table:table-cell table:formula="of:=[.B44]*(180/2^31)" office:value-type="float" office:value="38.907471857965" calcext:value-type="float">
            <text:p>38.907471858</text:p>
          </table:table-cell>
          <table:table-cell table:formula="of:=[.C44]*(180/2^31)" office:value-type="float" office:value="-105.056264810264" calcext:value-type="float">
            <text:p>-105.056264810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SECOND([.A44])" office:value-type="float" office:value="18" calcext:value-type="float">
            <text:p>18</text:p>
          </table:table-cell>
          <table:table-cell table:style-name="ce9" table:formula="of:=MINUTE([.A44])" office:value-type="float" office:value="18" calcext:value-type="float">
            <text:p>18</text:p>
          </table:table-cell>
          <table:table-cell table:style-name="ce10" table:formula="of:=[.O44]*60+[.N44]" office:value-type="float" office:value="1098" calcext:value-type="float">
            <text:p>1098</text:p>
          </table:table-cell>
          <table:table-cell table:formula="of:=[.P44]-1028" office:value-type="float" office:value="70" calcext:value-type="float">
            <text:p>7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19.000000209S" calcext:value-type="time">
            <text:p>17:18:19</text:p>
          </table:table-cell>
          <table:table-cell office:value-type="float" office:value="464182195" calcext:value-type="float">
            <text:p>464182195</text:p>
          </table:table-cell>
          <table:table-cell office:value-type="float" office:value="-1253372169" calcext:value-type="float">
            <text:p>-1253372169</text:p>
          </table:table-cell>
          <table:table-cell office:value-type="float" office:value="2616.24" calcext:value-type="float">
            <text:p>2616.24</text:p>
          </table:table-cell>
          <table:table-cell office:value-type="float" office:value="2901.4" calcext:value-type="float">
            <text:p>2901.4</text:p>
          </table:table-cell>
          <table:table-cell office:value-type="float" office:value="28.059" calcext:value-type="float">
            <text:p>28.059</text:p>
          </table:table-cell>
          <table:table-cell/>
          <table:table-cell table:formula="of:=[.D45]-177.9" office:value-type="float" office:value="2438.34" calcext:value-type="float">
            <text:p>2438.34</text:p>
          </table:table-cell>
          <table:table-cell table:formula="of:=[.B45]*(180/2^31)" office:value-type="float" office:value="38.9073021244258" calcext:value-type="float">
            <text:p>38.9073021244</text:p>
          </table:table-cell>
          <table:table-cell table:formula="of:=[.C45]*(180/2^31)" office:value-type="float" office:value="-105.056441584602" calcext:value-type="float">
            <text:p>-105.0564415846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SECOND([.A45])" office:value-type="float" office:value="19" calcext:value-type="float">
            <text:p>19</text:p>
          </table:table-cell>
          <table:table-cell table:style-name="ce9" table:formula="of:=MINUTE([.A45])" office:value-type="float" office:value="18" calcext:value-type="float">
            <text:p>18</text:p>
          </table:table-cell>
          <table:table-cell table:style-name="ce10" table:formula="of:=[.O45]*60+[.N45]" office:value-type="float" office:value="1099" calcext:value-type="float">
            <text:p>1099</text:p>
          </table:table-cell>
          <table:table-cell table:formula="of:=[.P45]-1028" office:value-type="float" office:value="71" calcext:value-type="float">
            <text:p>7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20.000000233S" calcext:value-type="time">
            <text:p>17:18:20</text:p>
          </table:table-cell>
          <table:table-cell office:value-type="float" office:value="464179206" calcext:value-type="float">
            <text:p>464179206</text:p>
          </table:table-cell>
          <table:table-cell office:value-type="float" office:value="-1253372767" calcext:value-type="float">
            <text:p>-1253372767</text:p>
          </table:table-cell>
          <table:table-cell office:value-type="float" office:value="2637.92" calcext:value-type="float">
            <text:p>2637.92</text:p>
          </table:table-cell>
          <table:table-cell office:value-type="float" office:value="2902.2" calcext:value-type="float">
            <text:p>2902.2</text:p>
          </table:table-cell>
          <table:table-cell office:value-type="float" office:value="27.963" calcext:value-type="float">
            <text:p>27.963</text:p>
          </table:table-cell>
          <table:table-cell/>
          <table:table-cell table:formula="of:=[.D46]-177.9" office:value-type="float" office:value="2460.02" calcext:value-type="float">
            <text:p>2460.02</text:p>
          </table:table-cell>
          <table:table-cell table:formula="of:=[.B46]*(180/2^31)" office:value-type="float" office:value="38.90705158934" calcext:value-type="float">
            <text:p>38.9070515893</text:p>
          </table:table-cell>
          <table:table-cell table:formula="of:=[.C46]*(180/2^31)" office:value-type="float" office:value="-105.056491708383" calcext:value-type="float">
            <text:p>-105.0564917084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SECOND([.A46])" office:value-type="float" office:value="20" calcext:value-type="float">
            <text:p>20</text:p>
          </table:table-cell>
          <table:table-cell table:style-name="ce9" table:formula="of:=MINUTE([.A46])" office:value-type="float" office:value="18" calcext:value-type="float">
            <text:p>18</text:p>
          </table:table-cell>
          <table:table-cell table:style-name="ce10" table:formula="of:=[.O46]*60+[.N46]" office:value-type="float" office:value="1100" calcext:value-type="float">
            <text:p>1100</text:p>
          </table:table-cell>
          <table:table-cell table:formula="of:=[.P46]-1028" office:value-type="float" office:value="72" calcext:value-type="float">
            <text:p>7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20.999999838S" calcext:value-type="time">
            <text:p>17:18:21</text:p>
          </table:table-cell>
          <table:table-cell office:value-type="float" office:value="464176019" calcext:value-type="float">
            <text:p>464176019</text:p>
          </table:table-cell>
          <table:table-cell office:value-type="float" office:value="-1253372056" calcext:value-type="float">
            <text:p>-1253372056</text:p>
          </table:table-cell>
          <table:table-cell office:value-type="float" office:value="2659.41" calcext:value-type="float">
            <text:p>2659.41</text:p>
          </table:table-cell>
          <table:table-cell office:value-type="float" office:value="2903.4" calcext:value-type="float">
            <text:p>2903.4</text:p>
          </table:table-cell>
          <table:table-cell office:value-type="float" office:value="27.872" calcext:value-type="float">
            <text:p>27.872</text:p>
          </table:table-cell>
          <table:table-cell/>
          <table:table-cell table:formula="of:=[.D47]-177.9" office:value-type="float" office:value="2481.51" calcext:value-type="float">
            <text:p>2481.51</text:p>
          </table:table-cell>
          <table:table-cell table:formula="of:=[.B47]*(180/2^31)" office:value-type="float" office:value="38.9067844580859" calcext:value-type="float">
            <text:p>38.9067844581</text:p>
          </table:table-cell>
          <table:table-cell table:formula="of:=[.C47]*(180/2^31)" office:value-type="float" office:value="-105.056432113051" calcext:value-type="float">
            <text:p>-105.0564321131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SECOND([.A47])" office:value-type="float" office:value="21" calcext:value-type="float">
            <text:p>21</text:p>
          </table:table-cell>
          <table:table-cell table:style-name="ce9" table:formula="of:=MINUTE([.A47])" office:value-type="float" office:value="18" calcext:value-type="float">
            <text:p>18</text:p>
          </table:table-cell>
          <table:table-cell table:style-name="ce10" table:formula="of:=[.O47]*60+[.N47]" office:value-type="float" office:value="1101" calcext:value-type="float">
            <text:p>1101</text:p>
          </table:table-cell>
          <table:table-cell table:formula="of:=[.P47]-1028" office:value-type="float" office:value="73" calcext:value-type="float">
            <text:p>7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22.999999467S" calcext:value-type="time">
            <text:p>17:18:23</text:p>
          </table:table-cell>
          <table:table-cell office:value-type="float" office:value="464167824" calcext:value-type="float">
            <text:p>464167824</text:p>
          </table:table-cell>
          <table:table-cell office:value-type="float" office:value="-1253371261" calcext:value-type="float">
            <text:p>-1253371261</text:p>
          </table:table-cell>
          <table:table-cell office:value-type="float" office:value="2728.45" calcext:value-type="float">
            <text:p>2728.45</text:p>
          </table:table-cell>
          <table:table-cell office:value-type="float" office:value="2905.4" calcext:value-type="float">
            <text:p>2905.4</text:p>
          </table:table-cell>
          <table:table-cell office:value-type="float" office:value="29.778" calcext:value-type="float">
            <text:p>29.778</text:p>
          </table:table-cell>
          <table:table-cell/>
          <table:table-cell table:formula="of:=[.D48]-177.9" office:value-type="float" office:value="2550.55" calcext:value-type="float">
            <text:p>2550.55</text:p>
          </table:table-cell>
          <table:table-cell table:formula="of:=[.B48]*(180/2^31)" office:value-type="float" office:value="38.906097561121" calcext:value-type="float">
            <text:p>38.9060975611</text:p>
          </table:table-cell>
          <table:table-cell table:formula="of:=[.C48]*(180/2^31)" office:value-type="float" office:value="-105.056365476921" calcext:value-type="float">
            <text:p>-105.0563654769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SECOND([.A48])" office:value-type="float" office:value="23" calcext:value-type="float">
            <text:p>23</text:p>
          </table:table-cell>
          <table:table-cell table:style-name="ce9" table:formula="of:=MINUTE([.A48])" office:value-type="float" office:value="18" calcext:value-type="float">
            <text:p>18</text:p>
          </table:table-cell>
          <table:table-cell table:style-name="ce10" table:formula="of:=[.O48]*60+[.N48]" office:value-type="float" office:value="1103" calcext:value-type="float">
            <text:p>1103</text:p>
          </table:table-cell>
          <table:table-cell table:formula="of:=[.P48]-1028" office:value-type="float" office:value="75" calcext:value-type="float">
            <text:p>7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23.999999911S" calcext:value-type="time">
            <text:p>17:18:24</text:p>
          </table:table-cell>
          <table:table-cell office:value-type="float" office:value="464164235" calcext:value-type="float">
            <text:p>464164235</text:p>
          </table:table-cell>
          <table:table-cell office:value-type="float" office:value="-1253372622" calcext:value-type="float">
            <text:p>-1253372622</text:p>
          </table:table-cell>
          <table:table-cell office:value-type="float" office:value="2763.24" calcext:value-type="float">
            <text:p>2763.24</text:p>
          </table:table-cell>
          <table:table-cell office:value-type="float" office:value="2906.6" calcext:value-type="float">
            <text:p>2906.6</text:p>
          </table:table-cell>
          <table:table-cell office:value-type="float" office:value="30.884" calcext:value-type="float">
            <text:p>30.884</text:p>
          </table:table-cell>
          <table:table-cell/>
          <table:table-cell table:formula="of:=[.D49]-177.9" office:value-type="float" office:value="2585.34" calcext:value-type="float">
            <text:p>2585.34</text:p>
          </table:table-cell>
          <table:table-cell table:formula="of:=[.B49]*(180/2^31)" office:value-type="float" office:value="38.9057967346162" calcext:value-type="float">
            <text:p>38.9057967346</text:p>
          </table:table-cell>
          <table:table-cell table:formula="of:=[.C49]*(180/2^31)" office:value-type="float" office:value="-105.056479554623" calcext:value-type="float">
            <text:p>-105.05647955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formula="of:=SECOND([.A49])" office:value-type="float" office:value="24" calcext:value-type="float">
            <text:p>24</text:p>
          </table:table-cell>
          <table:table-cell table:style-name="ce9" table:formula="of:=MINUTE([.A49])" office:value-type="float" office:value="18" calcext:value-type="float">
            <text:p>18</text:p>
          </table:table-cell>
          <table:table-cell table:style-name="ce10" table:formula="of:=[.O49]*60+[.N49]" office:value-type="float" office:value="1104" calcext:value-type="float">
            <text:p>1104</text:p>
          </table:table-cell>
          <table:table-cell table:formula="of:=[.P49]-1028" office:value-type="float" office:value="76" calcext:value-type="float">
            <text:p>7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25.999999959S" calcext:value-type="time">
            <text:p>17:18:26</text:p>
          </table:table-cell>
          <table:table-cell office:value-type="float" office:value="464159340" calcext:value-type="float">
            <text:p>464159340</text:p>
          </table:table-cell>
          <table:table-cell office:value-type="float" office:value="-1253378870" calcext:value-type="float">
            <text:p>-1253378870</text:p>
          </table:table-cell>
          <table:table-cell office:value-type="float" office:value="2825.48" calcext:value-type="float">
            <text:p>2825.48</text:p>
          </table:table-cell>
          <table:table-cell office:value-type="float" office:value="2908.6" calcext:value-type="float">
            <text:p>2908.6</text:p>
          </table:table-cell>
          <table:table-cell office:value-type="float" office:value="31.851" calcext:value-type="float">
            <text:p>31.851</text:p>
          </table:table-cell>
          <table:table-cell/>
          <table:table-cell table:formula="of:=[.D50]-177.9" office:value-type="float" office:value="2647.58" calcext:value-type="float">
            <text:p>2647.58</text:p>
          </table:table-cell>
          <table:table-cell table:formula="of:=[.B50]*(180/2^31)" office:value-type="float" office:value="38.9053864404559" calcext:value-type="float">
            <text:p>38.9053864405</text:p>
          </table:table-cell>
          <table:table-cell table:formula="of:=[.C50]*(180/2^31)" office:value-type="float" office:value="-105.057003255934" calcext:value-type="float">
            <text:p>-105.057003255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SECOND([.A50])" office:value-type="float" office:value="26" calcext:value-type="float">
            <text:p>26</text:p>
          </table:table-cell>
          <table:table-cell table:style-name="ce9" table:formula="of:=MINUTE([.A50])" office:value-type="float" office:value="18" calcext:value-type="float">
            <text:p>18</text:p>
          </table:table-cell>
          <table:table-cell table:style-name="ce10" table:formula="of:=[.O50]*60+[.N50]" office:value-type="float" office:value="1106" calcext:value-type="float">
            <text:p>1106</text:p>
          </table:table-cell>
          <table:table-cell table:formula="of:=[.P50]-1028" office:value-type="float" office:value="78" calcext:value-type="float">
            <text:p>7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28.000000007S" calcext:value-type="time">
            <text:p>17:18:28</text:p>
          </table:table-cell>
          <table:table-cell office:value-type="float" office:value="464154668" calcext:value-type="float">
            <text:p>464154668</text:p>
          </table:table-cell>
          <table:table-cell office:value-type="float" office:value="-1253389688" calcext:value-type="float">
            <text:p>-1253389688</text:p>
          </table:table-cell>
          <table:table-cell office:value-type="float" office:value="2912.38" calcext:value-type="float">
            <text:p>2912.38</text:p>
          </table:table-cell>
          <table:table-cell office:value-type="float" office:value="2911.2" calcext:value-type="float">
            <text:p>2911.2</text:p>
          </table:table-cell>
          <table:table-cell office:value-type="float" office:value="33.448" calcext:value-type="float">
            <text:p>33.448</text:p>
          </table:table-cell>
          <table:table-cell/>
          <table:table-cell table:formula="of:=[.D51]-177.9" office:value-type="float" office:value="2734.48" calcext:value-type="float">
            <text:p>2734.48</text:p>
          </table:table-cell>
          <table:table-cell table:formula="of:=[.B51]*(180/2^31)" office:value-type="float" office:value="38.9049948379397" calcext:value-type="float">
            <text:p>38.9049948379</text:p>
          </table:table-cell>
          <table:table-cell table:formula="of:=[.C51]*(180/2^31)" office:value-type="float" office:value="-105.057910010219" calcext:value-type="float">
            <text:p>-105.0579100102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SECOND([.A51])" office:value-type="float" office:value="28" calcext:value-type="float">
            <text:p>28</text:p>
          </table:table-cell>
          <table:table-cell table:style-name="ce9" table:formula="of:=MINUTE([.A51])" office:value-type="float" office:value="18" calcext:value-type="float">
            <text:p>18</text:p>
          </table:table-cell>
          <table:table-cell table:style-name="ce10" table:formula="of:=[.O51]*60+[.N51]" office:value-type="float" office:value="1108" calcext:value-type="float">
            <text:p>1108</text:p>
          </table:table-cell>
          <table:table-cell table:formula="of:=[.P51]-1028" office:value-type="float" office:value="80" calcext:value-type="float">
            <text:p>8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30.000000056S" calcext:value-type="time">
            <text:p>17:18:30</text:p>
          </table:table-cell>
          <table:table-cell office:value-type="float" office:value="464150742" calcext:value-type="float">
            <text:p>464150742</text:p>
          </table:table-cell>
          <table:table-cell office:value-type="float" office:value="-1253400902" calcext:value-type="float">
            <text:p>-1253400902</text:p>
          </table:table-cell>
          <table:table-cell office:value-type="float" office:value="3001.47" calcext:value-type="float">
            <text:p>3001.47</text:p>
          </table:table-cell>
          <table:table-cell office:value-type="float" office:value="2914.2" calcext:value-type="float">
            <text:p>2914.2</text:p>
          </table:table-cell>
          <table:table-cell office:value-type="float" office:value="35.333" calcext:value-type="float">
            <text:p>35.333</text:p>
          </table:table-cell>
          <table:table-cell/>
          <table:table-cell table:formula="of:=[.D52]-177.9" office:value-type="float" office:value="2823.57" calcext:value-type="float">
            <text:p>2823.57</text:p>
          </table:table-cell>
          <table:table-cell table:formula="of:=[.B52]*(180/2^31)" office:value-type="float" office:value="38.9046657644212" calcext:value-type="float">
            <text:p>38.9046657644</text:p>
          </table:table-cell>
          <table:table-cell table:formula="of:=[.C52]*(180/2^31)" office:value-type="float" office:value="-105.05884995684" calcext:value-type="float">
            <text:p>-105.058849956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SECOND([.A52])" office:value-type="float" office:value="30" calcext:value-type="float">
            <text:p>30</text:p>
          </table:table-cell>
          <table:table-cell table:style-name="ce9" table:formula="of:=MINUTE([.A52])" office:value-type="float" office:value="18" calcext:value-type="float">
            <text:p>18</text:p>
          </table:table-cell>
          <table:table-cell table:style-name="ce10" table:formula="of:=[.O52]*60+[.N52]" office:value-type="float" office:value="1110" calcext:value-type="float">
            <text:p>1110</text:p>
          </table:table-cell>
          <table:table-cell table:formula="of:=[.P52]-1028" office:value-type="float" office:value="82" calcext:value-type="float">
            <text:p>8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30.999999661S" calcext:value-type="time">
            <text:p>17:18:31</text:p>
          </table:table-cell>
          <table:table-cell office:value-type="float" office:value="464149660" calcext:value-type="float">
            <text:p>464149660</text:p>
          </table:table-cell>
          <table:table-cell office:value-type="float" office:value="-1253407085" calcext:value-type="float">
            <text:p>-1253407085</text:p>
          </table:table-cell>
          <table:table-cell office:value-type="float" office:value="3046.55" calcext:value-type="float">
            <text:p>3046.55</text:p>
          </table:table-cell>
          <table:table-cell office:value-type="float" office:value="2915.6" calcext:value-type="float">
            <text:p>2915.6</text:p>
          </table:table-cell>
          <table:table-cell office:value-type="float" office:value="37.074" calcext:value-type="float">
            <text:p>37.074</text:p>
          </table:table-cell>
          <table:table-cell/>
          <table:table-cell table:formula="of:=[.D53]-177.9" office:value-type="float" office:value="2868.65" calcext:value-type="float">
            <text:p>2868.65</text:p>
          </table:table-cell>
          <table:table-cell table:formula="of:=[.B53]*(180/2^31)" office:value-type="float" office:value="38.9045750722289" calcext:value-type="float">
            <text:p>38.9045750722</text:p>
          </table:table-cell>
          <table:table-cell table:formula="of:=[.C53]*(180/2^31)" office:value-type="float" office:value="-105.059368209913" calcext:value-type="float">
            <text:p>-105.0593682099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formula="of:=SECOND([.A53])" office:value-type="float" office:value="31" calcext:value-type="float">
            <text:p>31</text:p>
          </table:table-cell>
          <table:table-cell table:style-name="ce9" table:formula="of:=MINUTE([.A53])" office:value-type="float" office:value="18" calcext:value-type="float">
            <text:p>18</text:p>
          </table:table-cell>
          <table:table-cell table:style-name="ce10" table:formula="of:=[.O53]*60+[.N53]" office:value-type="float" office:value="1111" calcext:value-type="float">
            <text:p>1111</text:p>
          </table:table-cell>
          <table:table-cell table:formula="of:=[.P53]-1028" office:value-type="float" office:value="83" calcext:value-type="float">
            <text:p>8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32.000000104S" calcext:value-type="time">
            <text:p>17:18:32</text:p>
          </table:table-cell>
          <table:table-cell office:value-type="float" office:value="464149119" calcext:value-type="float">
            <text:p>464149119</text:p>
          </table:table-cell>
          <table:table-cell office:value-type="float" office:value="-1253413151" calcext:value-type="float">
            <text:p>-1253413151</text:p>
          </table:table-cell>
          <table:table-cell office:value-type="float" office:value="3089.86" calcext:value-type="float">
            <text:p>3089.86</text:p>
          </table:table-cell>
          <table:table-cell office:value-type="float" office:value="2917" calcext:value-type="float">
            <text:p>2917</text:p>
          </table:table-cell>
          <table:table-cell office:value-type="float" office:value="38.487" calcext:value-type="float">
            <text:p>38.487</text:p>
          </table:table-cell>
          <table:table-cell/>
          <table:table-cell table:formula="of:=[.D54]-177.9" office:value-type="float" office:value="2911.96" calcext:value-type="float">
            <text:p>2911.96</text:p>
          </table:table-cell>
          <table:table-cell table:formula="of:=[.B54]*(180/2^31)" office:value-type="float" office:value="38.9045297261328" calcext:value-type="float">
            <text:p>38.9045297261</text:p>
          </table:table-cell>
          <table:table-cell table:formula="of:=[.C54]*(180/2^31)" office:value-type="float" office:value="-105.05987665616" calcext:value-type="float">
            <text:p>-105.059876656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SECOND([.A54])" office:value-type="float" office:value="32" calcext:value-type="float">
            <text:p>32</text:p>
          </table:table-cell>
          <table:table-cell table:style-name="ce9" table:formula="of:=MINUTE([.A54])" office:value-type="float" office:value="18" calcext:value-type="float">
            <text:p>18</text:p>
          </table:table-cell>
          <table:table-cell table:style-name="ce10" table:formula="of:=[.O54]*60+[.N54]" office:value-type="float" office:value="1112" calcext:value-type="float">
            <text:p>1112</text:p>
          </table:table-cell>
          <table:table-cell table:formula="of:=[.P54]-1028" office:value-type="float" office:value="84" calcext:value-type="float">
            <text:p>8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33.999999734S" calcext:value-type="time">
            <text:p>17:18:34</text:p>
          </table:table-cell>
          <table:table-cell office:value-type="float" office:value="464148913" calcext:value-type="float">
            <text:p>464148913</text:p>
          </table:table-cell>
          <table:table-cell office:value-type="float" office:value="-1253425535" calcext:value-type="float">
            <text:p>-1253425535</text:p>
          </table:table-cell>
          <table:table-cell office:value-type="float" office:value="3178.76" calcext:value-type="float">
            <text:p>3178.76</text:p>
          </table:table-cell>
          <table:table-cell office:value-type="float" office:value="2919.4" calcext:value-type="float">
            <text:p>2919.4</text:p>
          </table:table-cell>
          <table:table-cell office:value-type="float" office:value="40.961" calcext:value-type="float">
            <text:p>40.961</text:p>
          </table:table-cell>
          <table:table-cell/>
          <table:table-cell table:formula="of:=[.D55]-177.9" office:value-type="float" office:value="3000.86" calcext:value-type="float">
            <text:p>3000.86</text:p>
          </table:table-cell>
          <table:table-cell table:formula="of:=[.B55]*(180/2^31)" office:value-type="float" office:value="38.9045124594122" calcext:value-type="float">
            <text:p>38.9045124594</text:p>
          </table:table-cell>
          <table:table-cell table:formula="of:=[.C55]*(180/2^31)" office:value-type="float" office:value="-105.060914671049" calcext:value-type="float">
            <text:p>-105.06091467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formula="of:=SECOND([.A55])" office:value-type="float" office:value="34" calcext:value-type="float">
            <text:p>34</text:p>
          </table:table-cell>
          <table:table-cell table:style-name="ce9" table:formula="of:=MINUTE([.A55])" office:value-type="float" office:value="18" calcext:value-type="float">
            <text:p>18</text:p>
          </table:table-cell>
          <table:table-cell table:style-name="ce10" table:formula="of:=[.O55]*60+[.N55]" office:value-type="float" office:value="1114" calcext:value-type="float">
            <text:p>1114</text:p>
          </table:table-cell>
          <table:table-cell table:formula="of:=[.P55]-1028" office:value-type="float" office:value="86" calcext:value-type="float">
            <text:p>8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36.000000201S" calcext:value-type="time">
            <text:p>17:18:36</text:p>
          </table:table-cell>
          <table:table-cell office:value-type="float" office:value="464147841" calcext:value-type="float">
            <text:p>464147841</text:p>
          </table:table-cell>
          <table:table-cell office:value-type="float" office:value="-1253433730" calcext:value-type="float">
            <text:p>-1253433730</text:p>
          </table:table-cell>
          <table:table-cell office:value-type="float" office:value="3239.16" calcext:value-type="float">
            <text:p>3239.16</text:p>
          </table:table-cell>
          <table:table-cell office:value-type="float" office:value="2922.2" calcext:value-type="float">
            <text:p>2922.2</text:p>
          </table:table-cell>
          <table:table-cell office:value-type="float" office:value="39.9" calcext:value-type="float">
            <text:p>39.9</text:p>
          </table:table-cell>
          <table:table-cell/>
          <table:table-cell table:formula="of:=[.D56]-177.9" office:value-type="float" office:value="3061.26" calcext:value-type="float">
            <text:p>3061.26</text:p>
          </table:table-cell>
          <table:table-cell table:formula="of:=[.B56]*(180/2^31)" office:value-type="float" office:value="38.9044226054102" calcext:value-type="float">
            <text:p>38.9044226054</text:p>
          </table:table-cell>
          <table:table-cell table:formula="of:=[.C56]*(180/2^31)" office:value-type="float" office:value="-105.061601568013" calcext:value-type="float">
            <text:p>-105.06160156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SECOND([.A56])" office:value-type="float" office:value="36" calcext:value-type="float">
            <text:p>36</text:p>
          </table:table-cell>
          <table:table-cell table:style-name="ce9" table:formula="of:=MINUTE([.A56])" office:value-type="float" office:value="18" calcext:value-type="float">
            <text:p>18</text:p>
          </table:table-cell>
          <table:table-cell table:style-name="ce10" table:formula="of:=[.O56]*60+[.N56]" office:value-type="float" office:value="1116" calcext:value-type="float">
            <text:p>1116</text:p>
          </table:table-cell>
          <table:table-cell table:formula="of:=[.P56]-1028" office:value-type="float" office:value="88" calcext:value-type="float">
            <text:p>8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36.999999806S" calcext:value-type="time">
            <text:p>17:18:37</text:p>
          </table:table-cell>
          <table:table-cell office:value-type="float" office:value="464146972" calcext:value-type="float">
            <text:p>464146972</text:p>
          </table:table-cell>
          <table:table-cell office:value-type="float" office:value="-1253436153" calcext:value-type="float">
            <text:p>-1253436153</text:p>
          </table:table-cell>
          <table:table-cell office:value-type="float" office:value="3258.1" calcext:value-type="float">
            <text:p>3258.1</text:p>
          </table:table-cell>
          <table:table-cell office:value-type="float" office:value="2923.2" calcext:value-type="float">
            <text:p>2923.2</text:p>
          </table:table-cell>
          <table:table-cell office:value-type="float" office:value="39.087" calcext:value-type="float">
            <text:p>39.087</text:p>
          </table:table-cell>
          <table:table-cell/>
          <table:table-cell table:formula="of:=[.D57]-177.9" office:value-type="float" office:value="3080.2" calcext:value-type="float">
            <text:p>3080.2</text:p>
          </table:table-cell>
          <table:table-cell table:formula="of:=[.B57]*(180/2^31)" office:value-type="float" office:value="38.9043497666717" calcext:value-type="float">
            <text:p>38.9043497667</text:p>
          </table:table-cell>
          <table:table-cell table:formula="of:=[.C57]*(180/2^31)" office:value-type="float" office:value="-105.061804661527" calcext:value-type="float">
            <text:p>-105.0618046615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SECOND([.A57])" office:value-type="float" office:value="37" calcext:value-type="float">
            <text:p>37</text:p>
          </table:table-cell>
          <table:table-cell table:style-name="ce9" table:formula="of:=MINUTE([.A57])" office:value-type="float" office:value="18" calcext:value-type="float">
            <text:p>18</text:p>
          </table:table-cell>
          <table:table-cell table:style-name="ce10" table:formula="of:=[.O57]*60+[.N57]" office:value-type="float" office:value="1117" calcext:value-type="float">
            <text:p>1117</text:p>
          </table:table-cell>
          <table:table-cell table:formula="of:=[.P57]-1028" office:value-type="float" office:value="89" calcext:value-type="float">
            <text:p>8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38.999999855S" calcext:value-type="time">
            <text:p>17:18:39</text:p>
          </table:table-cell>
          <table:table-cell office:value-type="float" office:value="464144053" calcext:value-type="float">
            <text:p>464144053</text:p>
          </table:table-cell>
          <table:table-cell office:value-type="float" office:value="-1253440679" calcext:value-type="float">
            <text:p>-1253440679</text:p>
          </table:table-cell>
          <table:table-cell office:value-type="float" office:value="3298.34" calcext:value-type="float">
            <text:p>3298.34</text:p>
          </table:table-cell>
          <table:table-cell office:value-type="float" office:value="2926" calcext:value-type="float">
            <text:p>2926</text:p>
          </table:table-cell>
          <table:table-cell office:value-type="float" office:value="36.396" calcext:value-type="float">
            <text:p>36.396</text:p>
          </table:table-cell>
          <table:table-cell/>
          <table:table-cell table:formula="of:=[.D58]-177.9" office:value-type="float" office:value="3120.44" calcext:value-type="float">
            <text:p>3120.44</text:p>
          </table:table-cell>
          <table:table-cell table:formula="of:=[.B58]*(180/2^31)" office:value-type="float" office:value="38.9041050989181" calcext:value-type="float">
            <text:p>38.9041050989</text:p>
          </table:table-cell>
          <table:table-cell table:formula="of:=[.C58]*(180/2^31)" office:value-type="float" office:value="-105.062184026465" calcext:value-type="float">
            <text:p>-105.0621840265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SECOND([.A58])" office:value-type="float" office:value="39" calcext:value-type="float">
            <text:p>39</text:p>
          </table:table-cell>
          <table:table-cell table:style-name="ce9" table:formula="of:=MINUTE([.A58])" office:value-type="float" office:value="18" calcext:value-type="float">
            <text:p>18</text:p>
          </table:table-cell>
          <table:table-cell table:style-name="ce10" table:formula="of:=[.O58]*60+[.N58]" office:value-type="float" office:value="1119" calcext:value-type="float">
            <text:p>1119</text:p>
          </table:table-cell>
          <table:table-cell table:formula="of:=[.P58]-1028" office:value-type="float" office:value="91" calcext:value-type="float">
            <text:p>9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40.999999903S" calcext:value-type="time">
            <text:p>17:18:41</text:p>
          </table:table-cell>
          <table:table-cell office:value-type="float" office:value="464142582" calcext:value-type="float">
            <text:p>464142582</text:p>
          </table:table-cell>
          <table:table-cell office:value-type="float" office:value="-1253435572" calcext:value-type="float">
            <text:p>-1253435572</text:p>
          </table:table-cell>
          <table:table-cell office:value-type="float" office:value="3303.47" calcext:value-type="float">
            <text:p>3303.47</text:p>
          </table:table-cell>
          <table:table-cell office:value-type="float" office:value="2929" calcext:value-type="float">
            <text:p>2929</text:p>
          </table:table-cell>
          <table:table-cell office:value-type="float" office:value="32.97" calcext:value-type="float">
            <text:p>32.97</text:p>
          </table:table-cell>
          <table:table-cell/>
          <table:table-cell table:formula="of:=[.D59]-177.9" office:value-type="float" office:value="3125.57" calcext:value-type="float">
            <text:p>3125.57</text:p>
          </table:table-cell>
          <table:table-cell table:formula="of:=[.B59]*(180/2^31)" office:value-type="float" office:value="38.9039818011224" calcext:value-type="float">
            <text:p>38.9039818011</text:p>
          </table:table-cell>
          <table:table-cell table:formula="of:=[.C59]*(180/2^31)" office:value-type="float" office:value="-105.06175596267" calcext:value-type="float">
            <text:p>-105.0617559627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SECOND([.A59])" office:value-type="float" office:value="41" calcext:value-type="float">
            <text:p>41</text:p>
          </table:table-cell>
          <table:table-cell table:style-name="ce9" table:formula="of:=MINUTE([.A59])" office:value-type="float" office:value="18" calcext:value-type="float">
            <text:p>18</text:p>
          </table:table-cell>
          <table:table-cell table:style-name="ce10" table:formula="of:=[.O59]*60+[.N59]" office:value-type="float" office:value="1121" calcext:value-type="float">
            <text:p>1121</text:p>
          </table:table-cell>
          <table:table-cell table:formula="of:=[.P59]-1028" office:value-type="float" office:value="93" calcext:value-type="float">
            <text:p>9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42.999999952S" calcext:value-type="time">
            <text:p>17:18:43</text:p>
          </table:table-cell>
          <table:table-cell office:value-type="float" office:value="464136068" calcext:value-type="float">
            <text:p>464136068</text:p>
          </table:table-cell>
          <table:table-cell office:value-type="float" office:value="-1253426964" calcext:value-type="float">
            <text:p>-1253426964</text:p>
          </table:table-cell>
          <table:table-cell office:value-type="float" office:value="3355.04" calcext:value-type="float">
            <text:p>3355.04</text:p>
          </table:table-cell>
          <table:table-cell office:value-type="float" office:value="2931.4" calcext:value-type="float">
            <text:p>2931.4</text:p>
          </table:table-cell>
          <table:table-cell office:value-type="float" office:value="32.484" calcext:value-type="float">
            <text:p>32.484</text:p>
          </table:table-cell>
          <table:table-cell/>
          <table:table-cell table:formula="of:=[.D60]-177.9" office:value-type="float" office:value="3177.14" calcext:value-type="float">
            <text:p>3177.14</text:p>
          </table:table-cell>
          <table:table-cell table:formula="of:=[.B60]*(180/2^31)" office:value-type="float" office:value="38.9034358039498" calcext:value-type="float">
            <text:p>38.9034358039</text:p>
          </table:table-cell>
          <table:table-cell table:formula="of:=[.C60]*(180/2^31)" office:value-type="float" office:value="-105.061034448445" calcext:value-type="float">
            <text:p>-105.0610344484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SECOND([.A60])" office:value-type="float" office:value="43" calcext:value-type="float">
            <text:p>43</text:p>
          </table:table-cell>
          <table:table-cell table:style-name="ce9" table:formula="of:=MINUTE([.A60])" office:value-type="float" office:value="18" calcext:value-type="float">
            <text:p>18</text:p>
          </table:table-cell>
          <table:table-cell table:style-name="ce10" table:formula="of:=[.O60]*60+[.N60]" office:value-type="float" office:value="1123" calcext:value-type="float">
            <text:p>1123</text:p>
          </table:table-cell>
          <table:table-cell table:formula="of:=[.P60]-1028" office:value-type="float" office:value="95" calcext:value-type="float">
            <text:p>9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46.000000024S" calcext:value-type="time">
            <text:p>17:18:46</text:p>
          </table:table-cell>
          <table:table-cell office:value-type="float" office:value="464127898" calcext:value-type="float">
            <text:p>464127898</text:p>
          </table:table-cell>
          <table:table-cell office:value-type="float" office:value="-1253430186" calcext:value-type="float">
            <text:p>-1253430186</text:p>
          </table:table-cell>
          <table:table-cell office:value-type="float" office:value="3435.71" calcext:value-type="float">
            <text:p>3435.71</text:p>
          </table:table-cell>
          <table:table-cell office:value-type="float" office:value="2936.2" calcext:value-type="float">
            <text:p>2936.2</text:p>
          </table:table-cell>
          <table:table-cell office:value-type="float" office:value="28.064" calcext:value-type="float">
            <text:p>28.064</text:p>
          </table:table-cell>
          <table:table-cell/>
          <table:table-cell table:formula="of:=[.D61]-177.9" office:value-type="float" office:value="3257.81" calcext:value-type="float">
            <text:p>3257.81</text:p>
          </table:table-cell>
          <table:table-cell table:formula="of:=[.B61]*(180/2^31)" office:value-type="float" office:value="38.9027510024607" calcext:value-type="float">
            <text:p>38.9027510025</text:p>
          </table:table-cell>
          <table:table-cell table:formula="of:=[.C61]*(180/2^31)" office:value-type="float" office:value="-105.061304513365" calcext:value-type="float">
            <text:p>-105.0613045134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SECOND([.A61])" office:value-type="float" office:value="46" calcext:value-type="float">
            <text:p>46</text:p>
          </table:table-cell>
          <table:table-cell table:style-name="ce9" table:formula="of:=MINUTE([.A61])" office:value-type="float" office:value="18" calcext:value-type="float">
            <text:p>18</text:p>
          </table:table-cell>
          <table:table-cell table:style-name="ce10" table:formula="of:=[.O61]*60+[.N61]" office:value-type="float" office:value="1126" calcext:value-type="float">
            <text:p>1126</text:p>
          </table:table-cell>
          <table:table-cell table:formula="of:=[.P61]-1028" office:value-type="float" office:value="98" calcext:value-type="float">
            <text:p>9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47.999999654S" calcext:value-type="time">
            <text:p>17:18:48</text:p>
          </table:table-cell>
          <table:table-cell office:value-type="float" office:value="464124335" calcext:value-type="float">
            <text:p>464124335</text:p>
          </table:table-cell>
          <table:table-cell office:value-type="float" office:value="-1253439707" calcext:value-type="float">
            <text:p>-1253439707</text:p>
          </table:table-cell>
          <table:table-cell office:value-type="float" office:value="3504.31" calcext:value-type="float">
            <text:p>3504.31</text:p>
          </table:table-cell>
          <table:table-cell office:value-type="float" office:value="2940.2" calcext:value-type="float">
            <text:p>2940.2</text:p>
          </table:table-cell>
          <table:table-cell office:value-type="float" office:value="28.844" calcext:value-type="float">
            <text:p>28.844</text:p>
          </table:table-cell>
          <table:table-cell/>
          <table:table-cell table:formula="of:=[.D62]-177.9" office:value-type="float" office:value="3326.41" calcext:value-type="float">
            <text:p>3326.41</text:p>
          </table:table-cell>
          <table:table-cell table:formula="of:=[.B62]*(180/2^31)" office:value-type="float" office:value="38.9024523552507" calcext:value-type="float">
            <text:p>38.9024523553</text:p>
          </table:table-cell>
          <table:table-cell table:formula="of:=[.C62]*(180/2^31)" office:value-type="float" office:value="-105.062102554366" calcext:value-type="float">
            <text:p>-105.0621025544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table:formula="of:=SECOND([.A62])" office:value-type="float" office:value="48" calcext:value-type="float">
            <text:p>48</text:p>
          </table:table-cell>
          <table:table-cell table:style-name="ce9" table:formula="of:=MINUTE([.A62])" office:value-type="float" office:value="18" calcext:value-type="float">
            <text:p>18</text:p>
          </table:table-cell>
          <table:table-cell table:style-name="ce10" table:formula="of:=[.O62]*60+[.N62]" office:value-type="float" office:value="1128" calcext:value-type="float">
            <text:p>1128</text:p>
          </table:table-cell>
          <table:table-cell table:formula="of:=[.P62]-1028" office:value-type="float" office:value="100" calcext:value-type="float">
            <text:p>10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49.999999702S" calcext:value-type="time">
            <text:p>17:18:50</text:p>
          </table:table-cell>
          <table:table-cell office:value-type="float" office:value="464123263" calcext:value-type="float">
            <text:p>464123263</text:p>
          </table:table-cell>
          <table:table-cell office:value-type="float" office:value="-1253451230" calcext:value-type="float">
            <text:p>-1253451230</text:p>
          </table:table-cell>
          <table:table-cell office:value-type="float" office:value="3582.56" calcext:value-type="float">
            <text:p>3582.56</text:p>
          </table:table-cell>
          <table:table-cell office:value-type="float" office:value="2944.2" calcext:value-type="float">
            <text:p>2944.2</text:p>
          </table:table-cell>
          <table:table-cell office:value-type="float" office:value="31.744" calcext:value-type="float">
            <text:p>31.744</text:p>
          </table:table-cell>
          <table:table-cell/>
          <table:table-cell table:formula="of:=[.D63]-177.9" office:value-type="float" office:value="3404.66" calcext:value-type="float">
            <text:p>3404.66</text:p>
          </table:table-cell>
          <table:table-cell table:formula="of:=[.B63]*(180/2^31)" office:value-type="float" office:value="38.9023625012487" calcext:value-type="float">
            <text:p>38.9023625012</text:p>
          </table:table-cell>
          <table:table-cell table:formula="of:=[.C63]*(180/2^31)" office:value-type="float" office:value="-105.063068401068" calcext:value-type="float">
            <text:p>-105.063068401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SECOND([.A63])" office:value-type="float" office:value="50" calcext:value-type="float">
            <text:p>50</text:p>
          </table:table-cell>
          <table:table-cell table:style-name="ce9" table:formula="of:=MINUTE([.A63])" office:value-type="float" office:value="18" calcext:value-type="float">
            <text:p>18</text:p>
          </table:table-cell>
          <table:table-cell table:style-name="ce10" table:formula="of:=[.O63]*60+[.N63]" office:value-type="float" office:value="1130" calcext:value-type="float">
            <text:p>1130</text:p>
          </table:table-cell>
          <table:table-cell table:formula="of:=[.P63]-1028" office:value-type="float" office:value="102" calcext:value-type="float">
            <text:p>10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52.00000017S" calcext:value-type="time">
            <text:p>17:18:52</text:p>
          </table:table-cell>
          <table:table-cell office:value-type="float" office:value="464122978" calcext:value-type="float">
            <text:p>464122978</text:p>
          </table:table-cell>
          <table:table-cell office:value-type="float" office:value="-1253463291" calcext:value-type="float">
            <text:p>-1253463291</text:p>
          </table:table-cell>
          <table:table-cell office:value-type="float" office:value="3668.33" calcext:value-type="float">
            <text:p>3668.33</text:p>
          </table:table-cell>
          <table:table-cell office:value-type="float" office:value="2947.8" calcext:value-type="float">
            <text:p>2947.8</text:p>
          </table:table-cell>
          <table:table-cell office:value-type="float" office:value="36.269" calcext:value-type="float">
            <text:p>36.269</text:p>
          </table:table-cell>
          <table:table-cell/>
          <table:table-cell table:formula="of:=[.D64]-177.9" office:value-type="float" office:value="3490.43" calcext:value-type="float">
            <text:p>3490.43</text:p>
          </table:table-cell>
          <table:table-cell table:formula="of:=[.B64]*(180/2^31)" office:value-type="float" office:value="38.9023386128247" calcext:value-type="float">
            <text:p>38.9023386128</text:p>
          </table:table-cell>
          <table:table-cell table:formula="of:=[.C64]*(180/2^31)" office:value-type="float" office:value="-105.06407934241" calcext:value-type="float">
            <text:p>-105.064079342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SECOND([.A64])" office:value-type="float" office:value="52" calcext:value-type="float">
            <text:p>52</text:p>
          </table:table-cell>
          <table:table-cell table:style-name="ce9" table:formula="of:=MINUTE([.A64])" office:value-type="float" office:value="18" calcext:value-type="float">
            <text:p>18</text:p>
          </table:table-cell>
          <table:table-cell table:style-name="ce10" table:formula="of:=[.O64]*60+[.N64]" office:value-type="float" office:value="1132" calcext:value-type="float">
            <text:p>1132</text:p>
          </table:table-cell>
          <table:table-cell table:formula="of:=[.P64]-1028" office:value-type="float" office:value="104" calcext:value-type="float">
            <text:p>10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52.999999775S" calcext:value-type="time">
            <text:p>17:18:53</text:p>
          </table:table-cell>
          <table:table-cell office:value-type="float" office:value="464121319" calcext:value-type="float">
            <text:p>464121319</text:p>
          </table:table-cell>
          <table:table-cell office:value-type="float" office:value="-1253467843" calcext:value-type="float">
            <text:p>-1253467843</text:p>
          </table:table-cell>
          <table:table-cell office:value-type="float" office:value="3704.77" calcext:value-type="float">
            <text:p>3704.77</text:p>
          </table:table-cell>
          <table:table-cell office:value-type="float" office:value="2949.8" calcext:value-type="float">
            <text:p>2949.8</text:p>
          </table:table-cell>
          <table:table-cell office:value-type="float" office:value="36.63" calcext:value-type="float">
            <text:p>36.63</text:p>
          </table:table-cell>
          <table:table-cell/>
          <table:table-cell table:formula="of:=[.D65]-177.9" office:value-type="float" office:value="3526.87" calcext:value-type="float">
            <text:p>3526.87</text:p>
          </table:table-cell>
          <table:table-cell table:formula="of:=[.B65]*(180/2^31)" office:value-type="float" office:value="38.9021995570511" calcext:value-type="float">
            <text:p>38.9021995571</text:p>
          </table:table-cell>
          <table:table-cell table:formula="of:=[.C65]*(180/2^31)" office:value-type="float" office:value="-105.064460886642" calcext:value-type="float">
            <text:p>-105.0644608866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SECOND([.A65])" office:value-type="float" office:value="53" calcext:value-type="float">
            <text:p>53</text:p>
          </table:table-cell>
          <table:table-cell table:style-name="ce9" table:formula="of:=MINUTE([.A65])" office:value-type="float" office:value="18" calcext:value-type="float">
            <text:p>18</text:p>
          </table:table-cell>
          <table:table-cell table:style-name="ce10" table:formula="of:=[.O65]*60+[.N65]" office:value-type="float" office:value="1133" calcext:value-type="float">
            <text:p>1133</text:p>
          </table:table-cell>
          <table:table-cell table:formula="of:=[.P65]-1028" office:value-type="float" office:value="105" calcext:value-type="float">
            <text:p>10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55.000000242S" calcext:value-type="time">
            <text:p>17:18:55</text:p>
          </table:table-cell>
          <table:table-cell office:value-type="float" office:value="464115352" calcext:value-type="float">
            <text:p>464115352</text:p>
          </table:table-cell>
          <table:table-cell office:value-type="float" office:value="-1253474399" calcext:value-type="float">
            <text:p>-1253474399</text:p>
          </table:table-cell>
          <table:table-cell office:value-type="float" office:value="3774.14" calcext:value-type="float">
            <text:p>3774.14</text:p>
          </table:table-cell>
          <table:table-cell office:value-type="float" office:value="2954.4" calcext:value-type="float">
            <text:p>2954.4</text:p>
          </table:table-cell>
          <table:table-cell office:value-type="float" office:value="35.734" calcext:value-type="float">
            <text:p>35.734</text:p>
          </table:table-cell>
          <table:table-cell/>
          <table:table-cell table:formula="of:=[.D66]-177.9" office:value-type="float" office:value="3596.24" calcext:value-type="float">
            <text:p>3596.24</text:p>
          </table:table-cell>
          <table:table-cell table:formula="of:=[.B66]*(180/2^31)" office:value-type="float" office:value="38.9016994088888" calcext:value-type="float">
            <text:p>38.9016994089</text:p>
          </table:table-cell>
          <table:table-cell table:formula="of:=[.C66]*(180/2^31)" office:value-type="float" office:value="-105.065010404214" calcext:value-type="float">
            <text:p>-105.0650104042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SECOND([.A66])" office:value-type="float" office:value="55" calcext:value-type="float">
            <text:p>55</text:p>
          </table:table-cell>
          <table:table-cell table:style-name="ce9" table:formula="of:=MINUTE([.A66])" office:value-type="float" office:value="18" calcext:value-type="float">
            <text:p>18</text:p>
          </table:table-cell>
          <table:table-cell table:style-name="ce10" table:formula="of:=[.O66]*60+[.N66]" office:value-type="float" office:value="1135" calcext:value-type="float">
            <text:p>1135</text:p>
          </table:table-cell>
          <table:table-cell table:formula="of:=[.P66]-1028" office:value-type="float" office:value="107" calcext:value-type="float">
            <text:p>10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57.000000291S" calcext:value-type="time">
            <text:p>17:18:57</text:p>
          </table:table-cell>
          <table:table-cell office:value-type="float" office:value="464107150" calcext:value-type="float">
            <text:p>464107150</text:p>
          </table:table-cell>
          <table:table-cell office:value-type="float" office:value="-1253479931" calcext:value-type="float">
            <text:p>-1253479931</text:p>
          </table:table-cell>
          <table:table-cell office:value-type="float" office:value="3857.33" calcext:value-type="float">
            <text:p>3857.33</text:p>
          </table:table-cell>
          <table:table-cell office:value-type="float" office:value="2958.4" calcext:value-type="float">
            <text:p>2958.4</text:p>
          </table:table-cell>
          <table:table-cell office:value-type="float" office:value="38.125" calcext:value-type="float">
            <text:p>38.125</text:p>
          </table:table-cell>
          <table:table-cell/>
          <table:table-cell table:formula="of:=[.D67]-177.9" office:value-type="float" office:value="3679.43" calcext:value-type="float">
            <text:p>3679.43</text:p>
          </table:table-cell>
          <table:table-cell table:formula="of:=[.B67]*(180/2^31)" office:value-type="float" office:value="38.9010119251907" calcext:value-type="float">
            <text:p>38.9010119252</text:p>
          </table:table-cell>
          <table:table-cell table:formula="of:=[.C67]*(180/2^31)" office:value-type="float" office:value="-105.065474091098" calcext:value-type="float">
            <text:p>-105.06547409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SECOND([.A67])" office:value-type="float" office:value="57" calcext:value-type="float">
            <text:p>57</text:p>
          </table:table-cell>
          <table:table-cell table:style-name="ce9" table:formula="of:=MINUTE([.A67])" office:value-type="float" office:value="18" calcext:value-type="float">
            <text:p>18</text:p>
          </table:table-cell>
          <table:table-cell table:style-name="ce10" table:formula="of:=[.O67]*60+[.N67]" office:value-type="float" office:value="1137" calcext:value-type="float">
            <text:p>1137</text:p>
          </table:table-cell>
          <table:table-cell table:formula="of:=[.P67]-1028" office:value-type="float" office:value="109" calcext:value-type="float">
            <text:p>10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58.99999992S" calcext:value-type="time">
            <text:p>17:18:59</text:p>
          </table:table-cell>
          <table:table-cell office:value-type="float" office:value="464097209" calcext:value-type="float">
            <text:p>464097209</text:p>
          </table:table-cell>
          <table:table-cell office:value-type="float" office:value="-1253482539" calcext:value-type="float">
            <text:p>-1253482539</text:p>
          </table:table-cell>
          <table:table-cell office:value-type="float" office:value="3948.52" calcext:value-type="float">
            <text:p>3948.52</text:p>
          </table:table-cell>
          <table:table-cell office:value-type="float" office:value="2963.2" calcext:value-type="float">
            <text:p>2963.2</text:p>
          </table:table-cell>
          <table:table-cell office:value-type="float" office:value="40.445" calcext:value-type="float">
            <text:p>40.445</text:p>
          </table:table-cell>
          <table:table-cell/>
          <table:table-cell table:formula="of:=[.D68]-177.9" office:value-type="float" office:value="3770.62" calcext:value-type="float">
            <text:p>3770.62</text:p>
          </table:table-cell>
          <table:table-cell table:formula="of:=[.B68]*(180/2^31)" office:value-type="float" office:value="38.9001786801964" calcext:value-type="float">
            <text:p>38.9001786802</text:p>
          </table:table-cell>
          <table:table-cell table:formula="of:=[.C68]*(180/2^31)" office:value-type="float" office:value="-105.065692691132" calcext:value-type="float">
            <text:p>-105.0656926911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SECOND([.A68])" office:value-type="float" office:value="59" calcext:value-type="float">
            <text:p>59</text:p>
          </table:table-cell>
          <table:table-cell table:style-name="ce9" table:formula="of:=MINUTE([.A68])" office:value-type="float" office:value="18" calcext:value-type="float">
            <text:p>18</text:p>
          </table:table-cell>
          <table:table-cell table:style-name="ce10" table:formula="of:=[.O68]*60+[.N68]" office:value-type="float" office:value="1139" calcext:value-type="float">
            <text:p>1139</text:p>
          </table:table-cell>
          <table:table-cell table:formula="of:=[.P68]-1028" office:value-type="float" office:value="111" calcext:value-type="float">
            <text:p>11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8M59.999999944S" calcext:value-type="time">
            <text:p>17:19:00</text:p>
          </table:table-cell>
          <table:table-cell office:value-type="float" office:value="464092793" calcext:value-type="float">
            <text:p>464092793</text:p>
          </table:table-cell>
          <table:table-cell office:value-type="float" office:value="-1253484523" calcext:value-type="float">
            <text:p>-1253484523</text:p>
          </table:table-cell>
          <table:table-cell office:value-type="float" office:value="3992.03" calcext:value-type="float">
            <text:p>3992.03</text:p>
          </table:table-cell>
          <table:table-cell office:value-type="float" office:value="2965.4" calcext:value-type="float">
            <text:p>2965.4</text:p>
          </table:table-cell>
          <table:table-cell office:value-type="float" office:value="41.226" calcext:value-type="float">
            <text:p>41.226</text:p>
          </table:table-cell>
          <table:table-cell/>
          <table:table-cell table:formula="of:=[.D69]-177.9" office:value-type="float" office:value="3814.13" calcext:value-type="float">
            <text:p>3814.13</text:p>
          </table:table-cell>
          <table:table-cell table:formula="of:=[.B69]*(180/2^31)" office:value-type="float" office:value="38.8998085353523" calcext:value-type="float">
            <text:p>38.8998085354</text:p>
          </table:table-cell>
          <table:table-cell table:formula="of:=[.C69]*(180/2^31)" office:value-type="float" office:value="-105.065858988091" calcext:value-type="float">
            <text:p>-105.065858988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SECOND([.A69])" office:value-type="float" office:value="0" calcext:value-type="float">
            <text:p>0</text:p>
          </table:table-cell>
          <table:table-cell table:style-name="ce9" table:formula="of:=MINUTE([.A69])" office:value-type="float" office:value="19" calcext:value-type="float">
            <text:p>19</text:p>
          </table:table-cell>
          <table:table-cell table:style-name="ce10" table:formula="of:=[.O69]*60+[.N69]" office:value-type="float" office:value="1140" calcext:value-type="float">
            <text:p>1140</text:p>
          </table:table-cell>
          <table:table-cell table:formula="of:=[.P69]-1028" office:value-type="float" office:value="112" calcext:value-type="float">
            <text:p>11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01.999999993S" calcext:value-type="time">
            <text:p>17:19:02</text:p>
          </table:table-cell>
          <table:table-cell office:value-type="float" office:value="464084333" calcext:value-type="float">
            <text:p>464084333</text:p>
          </table:table-cell>
          <table:table-cell office:value-type="float" office:value="-1253488415" calcext:value-type="float">
            <text:p>-1253488415</text:p>
          </table:table-cell>
          <table:table-cell office:value-type="float" office:value="4075.66" calcext:value-type="float">
            <text:p>4075.66</text:p>
          </table:table-cell>
          <table:table-cell office:value-type="float" office:value="2970" calcext:value-type="float">
            <text:p>2970</text:p>
          </table:table-cell>
          <table:table-cell office:value-type="float" office:value="41.536" calcext:value-type="float">
            <text:p>41.536</text:p>
          </table:table-cell>
          <table:table-cell/>
          <table:table-cell table:formula="of:=[.D70]-177.9" office:value-type="float" office:value="3897.76" calcext:value-type="float">
            <text:p>3897.76</text:p>
          </table:table-cell>
          <table:table-cell table:formula="of:=[.B70]*(180/2^31)" office:value-type="float" office:value="38.899099426344" calcext:value-type="float">
            <text:p>38.8990994263</text:p>
          </table:table-cell>
          <table:table-cell table:formula="of:=[.C70]*(180/2^31)" office:value-type="float" office:value="-105.066185211763" calcext:value-type="float">
            <text:p>-105.0661852118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SECOND([.A70])" office:value-type="float" office:value="2" calcext:value-type="float">
            <text:p>2</text:p>
          </table:table-cell>
          <table:table-cell table:style-name="ce9" table:formula="of:=MINUTE([.A70])" office:value-type="float" office:value="19" calcext:value-type="float">
            <text:p>19</text:p>
          </table:table-cell>
          <table:table-cell table:style-name="ce10" table:formula="of:=[.O70]*60+[.N70]" office:value-type="float" office:value="1142" calcext:value-type="float">
            <text:p>1142</text:p>
          </table:table-cell>
          <table:table-cell table:formula="of:=[.P70]-1028" office:value-type="float" office:value="114" calcext:value-type="float">
            <text:p>11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03.000000436S" calcext:value-type="time">
            <text:p>17:19:03</text:p>
          </table:table-cell>
          <table:table-cell office:value-type="float" office:value="464080671" calcext:value-type="float">
            <text:p>464080671</text:p>
          </table:table-cell>
          <table:table-cell office:value-type="float" office:value="-1253489834" calcext:value-type="float">
            <text:p>-1253489834</text:p>
          </table:table-cell>
          <table:table-cell office:value-type="float" office:value="4111.16" calcext:value-type="float">
            <text:p>4111.16</text:p>
          </table:table-cell>
          <table:table-cell office:value-type="float" office:value="2972.4" calcext:value-type="float">
            <text:p>2972.4</text:p>
          </table:table-cell>
          <table:table-cell office:value-type="float" office:value="40.398" calcext:value-type="float">
            <text:p>40.398</text:p>
          </table:table-cell>
          <table:table-cell/>
          <table:table-cell table:formula="of:=[.D71]-177.9" office:value-type="float" office:value="3933.26" calcext:value-type="float">
            <text:p>3933.26</text:p>
          </table:table-cell>
          <table:table-cell table:formula="of:=[.B71]*(180/2^31)" office:value-type="float" office:value="38.8987924810499" calcext:value-type="float">
            <text:p>38.898792481</text:p>
          </table:table-cell>
          <table:table-cell table:formula="of:=[.C71]*(180/2^31)" office:value-type="float" office:value="-105.066304150969" calcext:value-type="float">
            <text:p>-105.066304151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SECOND([.A71])" office:value-type="float" office:value="3" calcext:value-type="float">
            <text:p>3</text:p>
          </table:table-cell>
          <table:table-cell table:style-name="ce9" table:formula="of:=MINUTE([.A71])" office:value-type="float" office:value="19" calcext:value-type="float">
            <text:p>19</text:p>
          </table:table-cell>
          <table:table-cell table:style-name="ce10" table:formula="of:=[.O71]*60+[.N71]" office:value-type="float" office:value="1143" calcext:value-type="float">
            <text:p>1143</text:p>
          </table:table-cell>
          <table:table-cell table:formula="of:=[.P71]-1028" office:value-type="float" office:value="115" calcext:value-type="float">
            <text:p>11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05.000000065S" calcext:value-type="time">
            <text:p>17:19:05</text:p>
          </table:table-cell>
          <table:table-cell office:value-type="float" office:value="464075298" calcext:value-type="float">
            <text:p>464075298</text:p>
          </table:table-cell>
          <table:table-cell office:value-type="float" office:value="-1253490852" calcext:value-type="float">
            <text:p>-1253490852</text:p>
          </table:table-cell>
          <table:table-cell office:value-type="float" office:value="4160.79" calcext:value-type="float">
            <text:p>4160.79</text:p>
          </table:table-cell>
          <table:table-cell office:value-type="float" office:value="2977.4" calcext:value-type="float">
            <text:p>2977.4</text:p>
          </table:table-cell>
          <table:table-cell office:value-type="float" office:value="38.781" calcext:value-type="float">
            <text:p>38.781</text:p>
          </table:table-cell>
          <table:table-cell/>
          <table:table-cell table:formula="of:=[.D72]-177.9" office:value-type="float" office:value="3982.89" calcext:value-type="float">
            <text:p>3982.89</text:p>
          </table:table-cell>
          <table:table-cell table:formula="of:=[.B72]*(180/2^31)" office:value-type="float" office:value="38.8983421213925" calcext:value-type="float">
            <text:p>38.8983421214</text:p>
          </table:table-cell>
          <table:table-cell table:formula="of:=[.C72]*(180/2^31)" office:value-type="float" office:value="-105.066389478743" calcext:value-type="float">
            <text:p>-105.0663894787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SECOND([.A72])" office:value-type="float" office:value="5" calcext:value-type="float">
            <text:p>5</text:p>
          </table:table-cell>
          <table:table-cell table:style-name="ce9" table:formula="of:=MINUTE([.A72])" office:value-type="float" office:value="19" calcext:value-type="float">
            <text:p>19</text:p>
          </table:table-cell>
          <table:table-cell table:style-name="ce10" table:formula="of:=[.O72]*60+[.N72]" office:value-type="float" office:value="1145" calcext:value-type="float">
            <text:p>1145</text:p>
          </table:table-cell>
          <table:table-cell table:formula="of:=[.P72]-1028" office:value-type="float" office:value="117" calcext:value-type="float">
            <text:p>11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06.000000089S" calcext:value-type="time">
            <text:p>17:19:06</text:p>
          </table:table-cell>
          <table:table-cell office:value-type="float" office:value="464073259" calcext:value-type="float">
            <text:p>464073259</text:p>
          </table:table-cell>
          <table:table-cell office:value-type="float" office:value="-1253488712" calcext:value-type="float">
            <text:p>-1253488712</text:p>
          </table:table-cell>
          <table:table-cell office:value-type="float" office:value="4175.85" calcext:value-type="float">
            <text:p>4175.85</text:p>
          </table:table-cell>
          <table:table-cell office:value-type="float" office:value="2980" calcext:value-type="float">
            <text:p>2980</text:p>
          </table:table-cell>
          <table:table-cell office:value-type="float" office:value="37.749" calcext:value-type="float">
            <text:p>37.749</text:p>
          </table:table-cell>
          <table:table-cell/>
          <table:table-cell table:formula="of:=[.D73]-177.9" office:value-type="float" office:value="3997.95" calcext:value-type="float">
            <text:p>3997.95</text:p>
          </table:table-cell>
          <table:table-cell table:formula="of:=[.B73]*(180/2^31)" office:value-type="float" office:value="38.8981712143868" calcext:value-type="float">
            <text:p>38.8981712144</text:p>
          </table:table-cell>
          <table:table-cell table:formula="of:=[.C73]*(180/2^31)" office:value-type="float" office:value="-105.066210106015" calcext:value-type="float">
            <text:p>-105.066210106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table:formula="of:=SECOND([.A73])" office:value-type="float" office:value="6" calcext:value-type="float">
            <text:p>6</text:p>
          </table:table-cell>
          <table:table-cell table:style-name="ce9" table:formula="of:=MINUTE([.A73])" office:value-type="float" office:value="19" calcext:value-type="float">
            <text:p>19</text:p>
          </table:table-cell>
          <table:table-cell table:style-name="ce10" table:formula="of:=[.O73]*60+[.N73]" office:value-type="float" office:value="1146" calcext:value-type="float">
            <text:p>1146</text:p>
          </table:table-cell>
          <table:table-cell table:formula="of:=[.P73]-1028" office:value-type="float" office:value="118" calcext:value-type="float">
            <text:p>11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06.999999695S" calcext:value-type="time">
            <text:p>17:19:07</text:p>
          </table:table-cell>
          <table:table-cell office:value-type="float" office:value="464071111" calcext:value-type="float">
            <text:p>464071111</text:p>
          </table:table-cell>
          <table:table-cell office:value-type="float" office:value="-1253487479" calcext:value-type="float">
            <text:p>-1253487479</text:p>
          </table:table-cell>
          <table:table-cell office:value-type="float" office:value="4194.98" calcext:value-type="float">
            <text:p>4194.98</text:p>
          </table:table-cell>
          <table:table-cell office:value-type="float" office:value="2982.8" calcext:value-type="float">
            <text:p>2982.8</text:p>
          </table:table-cell>
          <table:table-cell office:value-type="float" office:value="36.602" calcext:value-type="float">
            <text:p>36.602</text:p>
          </table:table-cell>
          <table:table-cell/>
          <table:table-cell table:formula="of:=[.D74]-177.9" office:value-type="float" office:value="4017.08" calcext:value-type="float">
            <text:p>4017.08</text:p>
          </table:table-cell>
          <table:table-cell table:formula="of:=[.B74]*(180/2^31)" office:value-type="float" office:value="38.8979911711067" calcext:value-type="float">
            <text:p>38.8979911711</text:p>
          </table:table-cell>
          <table:table-cell table:formula="of:=[.C74]*(180/2^31)" office:value-type="float" office:value="-105.066106757149" calcext:value-type="float">
            <text:p>-105.0661067571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SECOND([.A74])" office:value-type="float" office:value="7" calcext:value-type="float">
            <text:p>7</text:p>
          </table:table-cell>
          <table:table-cell table:style-name="ce9" table:formula="of:=MINUTE([.A74])" office:value-type="float" office:value="19" calcext:value-type="float">
            <text:p>19</text:p>
          </table:table-cell>
          <table:table-cell table:style-name="ce10" table:formula="of:=[.O74]*60+[.N74]" office:value-type="float" office:value="1147" calcext:value-type="float">
            <text:p>1147</text:p>
          </table:table-cell>
          <table:table-cell table:formula="of:=[.P74]-1028" office:value-type="float" office:value="119" calcext:value-type="float">
            <text:p>11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09.000000581S" calcext:value-type="time">
            <text:p>17:19:09</text:p>
          </table:table-cell>
          <table:table-cell office:value-type="float" office:value="464066732" calcext:value-type="float">
            <text:p>464066732</text:p>
          </table:table-cell>
          <table:table-cell office:value-type="float" office:value="-1253479654" calcext:value-type="float">
            <text:p>-1253479654</text:p>
          </table:table-cell>
          <table:table-cell office:value-type="float" office:value="4249.88" calcext:value-type="float">
            <text:p>4249.88</text:p>
          </table:table-cell>
          <table:table-cell office:value-type="float" office:value="2988.2" calcext:value-type="float">
            <text:p>2988.2</text:p>
          </table:table-cell>
          <table:table-cell office:value-type="float" office:value="35.067" calcext:value-type="float">
            <text:p>35.067</text:p>
          </table:table-cell>
          <table:table-cell/>
          <table:table-cell table:formula="of:=[.D75]-177.9" office:value-type="float" office:value="4071.98" calcext:value-type="float">
            <text:p>4071.98</text:p>
          </table:table-cell>
          <table:table-cell table:formula="of:=[.B75]*(180/2^31)" office:value-type="float" office:value="38.8976241275668" calcext:value-type="float">
            <text:p>38.8976241276</text:p>
          </table:table-cell>
          <table:table-cell table:formula="of:=[.C75]*(180/2^31)" office:value-type="float" office:value="-105.065450873226" calcext:value-type="float">
            <text:p>-105.0654508732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SECOND([.A75])" office:value-type="float" office:value="9" calcext:value-type="float">
            <text:p>9</text:p>
          </table:table-cell>
          <table:table-cell table:style-name="ce9" table:formula="of:=MINUTE([.A75])" office:value-type="float" office:value="19" calcext:value-type="float">
            <text:p>19</text:p>
          </table:table-cell>
          <table:table-cell table:style-name="ce10" table:formula="of:=[.O75]*60+[.N75]" office:value-type="float" office:value="1149" calcext:value-type="float">
            <text:p>1149</text:p>
          </table:table-cell>
          <table:table-cell table:formula="of:=[.P75]-1028" office:value-type="float" office:value="121" calcext:value-type="float">
            <text:p>12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10.000000186S" calcext:value-type="time">
            <text:p>17:19:10</text:p>
          </table:table-cell>
          <table:table-cell office:value-type="float" office:value="464063902" calcext:value-type="float">
            <text:p>464063902</text:p>
          </table:table-cell>
          <table:table-cell office:value-type="float" office:value="-1253476170" calcext:value-type="float">
            <text:p>-1253476170</text:p>
          </table:table-cell>
          <table:table-cell office:value-type="float" office:value="4283.58" calcext:value-type="float">
            <text:p>4283.58</text:p>
          </table:table-cell>
          <table:table-cell office:value-type="float" office:value="2991" calcext:value-type="float">
            <text:p>2991</text:p>
          </table:table-cell>
          <table:table-cell office:value-type="float" office:value="34.323" calcext:value-type="float">
            <text:p>34.323</text:p>
          </table:table-cell>
          <table:table-cell/>
          <table:table-cell table:formula="of:=[.D76]-177.9" office:value-type="float" office:value="4105.68" calcext:value-type="float">
            <text:p>4105.68</text:p>
          </table:table-cell>
          <table:table-cell table:formula="of:=[.B76]*(180/2^31)" office:value-type="float" office:value="38.8973869197071" calcext:value-type="float">
            <text:p>38.8973869197</text:p>
          </table:table-cell>
          <table:table-cell table:formula="of:=[.C76]*(180/2^31)" office:value-type="float" office:value="-105.065158847719" calcext:value-type="float">
            <text:p>-105.0651588477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SECOND([.A76])" office:value-type="float" office:value="10" calcext:value-type="float">
            <text:p>10</text:p>
          </table:table-cell>
          <table:table-cell table:style-name="ce9" table:formula="of:=MINUTE([.A76])" office:value-type="float" office:value="19" calcext:value-type="float">
            <text:p>19</text:p>
          </table:table-cell>
          <table:table-cell table:style-name="ce10" table:formula="of:=[.O76]*60+[.N76]" office:value-type="float" office:value="1150" calcext:value-type="float">
            <text:p>1150</text:p>
          </table:table-cell>
          <table:table-cell table:formula="of:=[.P76]-1028" office:value-type="float" office:value="122" calcext:value-type="float">
            <text:p>12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11.00000021S" calcext:value-type="time">
            <text:p>17:19:11</text:p>
          </table:table-cell>
          <table:table-cell office:value-type="float" office:value="464061091" calcext:value-type="float">
            <text:p>464061091</text:p>
          </table:table-cell>
          <table:table-cell office:value-type="float" office:value="-1253471530" calcext:value-type="float">
            <text:p>-1253471530</text:p>
          </table:table-cell>
          <table:table-cell office:value-type="float" office:value="4319.92" calcext:value-type="float">
            <text:p>4319.92</text:p>
          </table:table-cell>
          <table:table-cell office:value-type="float" office:value="2993.8" calcext:value-type="float">
            <text:p>2993.8</text:p>
          </table:table-cell>
          <table:table-cell office:value-type="float" office:value="33.908" calcext:value-type="float">
            <text:p>33.908</text:p>
          </table:table-cell>
          <table:table-cell/>
          <table:table-cell table:formula="of:=[.D77]-177.9" office:value-type="float" office:value="4142.02" calcext:value-type="float">
            <text:p>4142.02</text:p>
          </table:table-cell>
          <table:table-cell table:formula="of:=[.B77]*(180/2^31)" office:value-type="float" office:value="38.8971513044089" calcext:value-type="float">
            <text:p>38.8971513044</text:p>
          </table:table-cell>
          <table:table-cell table:formula="of:=[.C77]*(180/2^31)" office:value-type="float" office:value="-105.064769927412" calcext:value-type="float">
            <text:p>-105.064769927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SECOND([.A77])" office:value-type="float" office:value="11" calcext:value-type="float">
            <text:p>11</text:p>
          </table:table-cell>
          <table:table-cell table:style-name="ce9" table:formula="of:=MINUTE([.A77])" office:value-type="float" office:value="19" calcext:value-type="float">
            <text:p>19</text:p>
          </table:table-cell>
          <table:table-cell table:style-name="ce10" table:formula="of:=[.O77]*60+[.N77]" office:value-type="float" office:value="1151" calcext:value-type="float">
            <text:p>1151</text:p>
          </table:table-cell>
          <table:table-cell table:formula="of:=[.P77]-1028" office:value-type="float" office:value="123" calcext:value-type="float">
            <text:p>12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12.99999984S" calcext:value-type="time">
            <text:p>17:19:13</text:p>
          </table:table-cell>
          <table:table-cell office:value-type="float" office:value="464054550" calcext:value-type="float">
            <text:p>464054550</text:p>
          </table:table-cell>
          <table:table-cell office:value-type="float" office:value="-1253467277" calcext:value-type="float">
            <text:p>-1253467277</text:p>
          </table:table-cell>
          <table:table-cell office:value-type="float" office:value="4387.67" calcext:value-type="float">
            <text:p>4387.67</text:p>
          </table:table-cell>
          <table:table-cell office:value-type="float" office:value="2999.4" calcext:value-type="float">
            <text:p>2999.4</text:p>
          </table:table-cell>
          <table:table-cell office:value-type="float" office:value="32.419" calcext:value-type="float">
            <text:p>32.419</text:p>
          </table:table-cell>
          <table:table-cell/>
          <table:table-cell table:formula="of:=[.D78]-177.9" office:value-type="float" office:value="4209.77" calcext:value-type="float">
            <text:p>4209.77</text:p>
          </table:table-cell>
          <table:table-cell table:formula="of:=[.B78]*(180/2^31)" office:value-type="float" office:value="38.8966030441225" calcext:value-type="float">
            <text:p>38.8966030441</text:p>
          </table:table-cell>
          <table:table-cell table:formula="of:=[.C78]*(180/2^31)" office:value-type="float" office:value="-105.06441344507" calcext:value-type="float">
            <text:p>-105.0644134451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SECOND([.A78])" office:value-type="float" office:value="13" calcext:value-type="float">
            <text:p>13</text:p>
          </table:table-cell>
          <table:table-cell table:style-name="ce9" table:formula="of:=MINUTE([.A78])" office:value-type="float" office:value="19" calcext:value-type="float">
            <text:p>19</text:p>
          </table:table-cell>
          <table:table-cell table:style-name="ce10" table:formula="of:=[.O78]*60+[.N78]" office:value-type="float" office:value="1153" calcext:value-type="float">
            <text:p>1153</text:p>
          </table:table-cell>
          <table:table-cell table:formula="of:=[.P78]-1028" office:value-type="float" office:value="125" calcext:value-type="float">
            <text:p>12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14.000000283S" calcext:value-type="time">
            <text:p>17:19:14</text:p>
          </table:table-cell>
          <table:table-cell office:value-type="float" office:value="464051650" calcext:value-type="float">
            <text:p>464051650</text:p>
          </table:table-cell>
          <table:table-cell office:value-type="float" office:value="-1253464659" calcext:value-type="float">
            <text:p>-1253464659</text:p>
          </table:table-cell>
          <table:table-cell office:value-type="float" office:value="4419.9" calcext:value-type="float">
            <text:p>4419.9</text:p>
          </table:table-cell>
          <table:table-cell office:value-type="float" office:value="3002.2" calcext:value-type="float">
            <text:p>3002.2</text:p>
          </table:table-cell>
          <table:table-cell office:value-type="float" office:value="31.726" calcext:value-type="float">
            <text:p>31.726</text:p>
          </table:table-cell>
          <table:table-cell/>
          <table:table-cell table:formula="of:=[.D79]-177.9" office:value-type="float" office:value="4242" calcext:value-type="float">
            <text:p>4242</text:p>
          </table:table-cell>
          <table:table-cell table:formula="of:=[.B79]*(180/2^31)" office:value-type="float" office:value="38.8963599689305" calcext:value-type="float">
            <text:p>38.8963599689</text:p>
          </table:table-cell>
          <table:table-cell table:formula="of:=[.C79]*(180/2^31)" office:value-type="float" office:value="-105.064194006845" calcext:value-type="float">
            <text:p>-105.0641940068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formula="of:=SECOND([.A79])" office:value-type="float" office:value="14" calcext:value-type="float">
            <text:p>14</text:p>
          </table:table-cell>
          <table:table-cell table:style-name="ce9" table:formula="of:=MINUTE([.A79])" office:value-type="float" office:value="19" calcext:value-type="float">
            <text:p>19</text:p>
          </table:table-cell>
          <table:table-cell table:style-name="ce10" table:formula="of:=[.O79]*60+[.N79]" office:value-type="float" office:value="1154" calcext:value-type="float">
            <text:p>1154</text:p>
          </table:table-cell>
          <table:table-cell table:formula="of:=[.P79]-1028" office:value-type="float" office:value="126" calcext:value-type="float">
            <text:p>12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14.999999888S" calcext:value-type="time">
            <text:p>17:19:15</text:p>
          </table:table-cell>
          <table:table-cell office:value-type="float" office:value="464048636" calcext:value-type="float">
            <text:p>464048636</text:p>
          </table:table-cell>
          <table:table-cell office:value-type="float" office:value="-1253461182" calcext:value-type="float">
            <text:p>-1253461182</text:p>
          </table:table-cell>
          <table:table-cell office:value-type="float" office:value="4456.62" calcext:value-type="float">
            <text:p>4456.62</text:p>
          </table:table-cell>
          <table:table-cell office:value-type="float" office:value="3005.6" calcext:value-type="float">
            <text:p>3005.6</text:p>
          </table:table-cell>
          <table:table-cell office:value-type="float" office:value="31.795" calcext:value-type="float">
            <text:p>31.795</text:p>
          </table:table-cell>
          <table:table-cell/>
          <table:table-cell table:formula="of:=[.D80]-177.9" office:value-type="float" office:value="4278.72" calcext:value-type="float">
            <text:p>4278.72</text:p>
          </table:table-cell>
          <table:table-cell table:formula="of:=[.B80]*(180/2^31)" office:value-type="float" office:value="38.8961073383689" calcext:value-type="float">
            <text:p>38.8961073384</text:p>
          </table:table-cell>
          <table:table-cell table:formula="of:=[.C80]*(180/2^31)" office:value-type="float" office:value="-105.063902568072" calcext:value-type="float">
            <text:p>-105.0639025681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SECOND([.A80])" office:value-type="float" office:value="15" calcext:value-type="float">
            <text:p>15</text:p>
          </table:table-cell>
          <table:table-cell table:style-name="ce9" table:formula="of:=MINUTE([.A80])" office:value-type="float" office:value="19" calcext:value-type="float">
            <text:p>19</text:p>
          </table:table-cell>
          <table:table-cell table:style-name="ce10" table:formula="of:=[.O80]*60+[.N80]" office:value-type="float" office:value="1155" calcext:value-type="float">
            <text:p>1155</text:p>
          </table:table-cell>
          <table:table-cell table:formula="of:=[.P80]-1028" office:value-type="float" office:value="127" calcext:value-type="float">
            <text:p>12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16.000000332S" calcext:value-type="time">
            <text:p>17:19:16</text:p>
          </table:table-cell>
          <table:table-cell office:value-type="float" office:value="464045853" calcext:value-type="float">
            <text:p>464045853</text:p>
          </table:table-cell>
          <table:table-cell office:value-type="float" office:value="-1253457368" calcext:value-type="float">
            <text:p>-1253457368</text:p>
          </table:table-cell>
          <table:table-cell office:value-type="float" office:value="4493.82" calcext:value-type="float">
            <text:p>4493.82</text:p>
          </table:table-cell>
          <table:table-cell office:value-type="float" office:value="3008.6" calcext:value-type="float">
            <text:p>3008.6</text:p>
          </table:table-cell>
          <table:table-cell office:value-type="float" office:value="32.4" calcext:value-type="float">
            <text:p>32.4</text:p>
          </table:table-cell>
          <table:table-cell/>
          <table:table-cell table:formula="of:=[.D81]-177.9" office:value-type="float" office:value="4315.92" calcext:value-type="float">
            <text:p>4315.92</text:p>
          </table:table-cell>
          <table:table-cell table:formula="of:=[.B81]*(180/2^31)" office:value-type="float" office:value="38.8958740700036" calcext:value-type="float">
            <text:p>38.89587407</text:p>
          </table:table-cell>
          <table:table-cell table:formula="of:=[.C81]*(180/2^31)" office:value-type="float" office:value="-105.063582882285" calcext:value-type="float">
            <text:p>-105.0635828823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formula="of:=SECOND([.A81])" office:value-type="float" office:value="16" calcext:value-type="float">
            <text:p>16</text:p>
          </table:table-cell>
          <table:table-cell table:style-name="ce9" table:formula="of:=MINUTE([.A81])" office:value-type="float" office:value="19" calcext:value-type="float">
            <text:p>19</text:p>
          </table:table-cell>
          <table:table-cell table:style-name="ce10" table:formula="of:=[.O81]*60+[.N81]" office:value-type="float" office:value="1156" calcext:value-type="float">
            <text:p>1156</text:p>
          </table:table-cell>
          <table:table-cell table:formula="of:=[.P81]-1028" office:value-type="float" office:value="128" calcext:value-type="float">
            <text:p>12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17.999999961S" calcext:value-type="time">
            <text:p>17:19:18</text:p>
          </table:table-cell>
          <table:table-cell office:value-type="float" office:value="464040198" calcext:value-type="float">
            <text:p>464040198</text:p>
          </table:table-cell>
          <table:table-cell office:value-type="float" office:value="-1253451344" calcext:value-type="float">
            <text:p>-1253451344</text:p>
          </table:table-cell>
          <table:table-cell office:value-type="float" office:value="4562.21" calcext:value-type="float">
            <text:p>4562.21</text:p>
          </table:table-cell>
          <table:table-cell office:value-type="float" office:value="3014.6" calcext:value-type="float">
            <text:p>3014.6</text:p>
          </table:table-cell>
          <table:table-cell office:value-type="float" office:value="34.028" calcext:value-type="float">
            <text:p>34.028</text:p>
          </table:table-cell>
          <table:table-cell/>
          <table:table-cell table:formula="of:=[.D82]-177.9" office:value-type="float" office:value="4384.31" calcext:value-type="float">
            <text:p>4384.31</text:p>
          </table:table-cell>
          <table:table-cell table:formula="of:=[.B82]*(180/2^31)" office:value-type="float" office:value="38.8954000733793" calcext:value-type="float">
            <text:p>38.8954000734</text:p>
          </table:table-cell>
          <table:table-cell table:formula="of:=[.C82]*(180/2^31)" office:value-type="float" office:value="-105.063077956438" calcext:value-type="float">
            <text:p>-105.0630779564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SECOND([.A82])" office:value-type="float" office:value="18" calcext:value-type="float">
            <text:p>18</text:p>
          </table:table-cell>
          <table:table-cell table:style-name="ce9" table:formula="of:=MINUTE([.A82])" office:value-type="float" office:value="19" calcext:value-type="float">
            <text:p>19</text:p>
          </table:table-cell>
          <table:table-cell table:style-name="ce10" table:formula="of:=[.O82]*60+[.N82]" office:value-type="float" office:value="1158" calcext:value-type="float">
            <text:p>1158</text:p>
          </table:table-cell>
          <table:table-cell table:formula="of:=[.P82]-1028" office:value-type="float" office:value="130" calcext:value-type="float">
            <text:p>13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18.999999985S" calcext:value-type="time">
            <text:p>17:19:19</text:p>
          </table:table-cell>
          <table:table-cell office:value-type="float" office:value="464038481" calcext:value-type="float">
            <text:p>464038481</text:p>
          </table:table-cell>
          <table:table-cell office:value-type="float" office:value="-1253447796" calcext:value-type="float">
            <text:p>-1253447796</text:p>
          </table:table-cell>
          <table:table-cell office:value-type="float" office:value="4590.95" calcext:value-type="float">
            <text:p>4590.95</text:p>
          </table:table-cell>
          <table:table-cell office:value-type="float" office:value="3017.8" calcext:value-type="float">
            <text:p>3017.8</text:p>
          </table:table-cell>
          <table:table-cell office:value-type="float" office:value="34.801" calcext:value-type="float">
            <text:p>34.801</text:p>
          </table:table-cell>
          <table:table-cell/>
          <table:table-cell table:formula="of:=[.D83]-177.9" office:value-type="float" office:value="4413.05" calcext:value-type="float">
            <text:p>4413.05</text:p>
          </table:table-cell>
          <table:table-cell table:formula="of:=[.B83]*(180/2^31)" office:value-type="float" office:value="38.8952561561018" calcext:value-type="float">
            <text:p>38.8952561561</text:p>
          </table:table-cell>
          <table:table-cell table:formula="of:=[.C83]*(180/2^31)" office:value-type="float" office:value="-105.062780566514" calcext:value-type="float">
            <text:p>-105.0627805665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table:formula="of:=SECOND([.A83])" office:value-type="float" office:value="19" calcext:value-type="float">
            <text:p>19</text:p>
          </table:table-cell>
          <table:table-cell table:style-name="ce9" table:formula="of:=MINUTE([.A83])" office:value-type="float" office:value="19" calcext:value-type="float">
            <text:p>19</text:p>
          </table:table-cell>
          <table:table-cell table:style-name="ce10" table:formula="of:=[.O83]*60+[.N83]" office:value-type="float" office:value="1159" calcext:value-type="float">
            <text:p>1159</text:p>
          </table:table-cell>
          <table:table-cell table:formula="of:=[.P83]-1028" office:value-type="float" office:value="131" calcext:value-type="float">
            <text:p>13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20.000000428S" calcext:value-type="time">
            <text:p>17:19:20</text:p>
          </table:table-cell>
          <table:table-cell office:value-type="float" office:value="464037618" calcext:value-type="float">
            <text:p>464037618</text:p>
          </table:table-cell>
          <table:table-cell office:value-type="float" office:value="-1253443791" calcext:value-type="float">
            <text:p>-1253443791</text:p>
          </table:table-cell>
          <table:table-cell office:value-type="float" office:value="4617.12" calcext:value-type="float">
            <text:p>4617.12</text:p>
          </table:table-cell>
          <table:table-cell office:value-type="float" office:value="3021.4" calcext:value-type="float">
            <text:p>3021.4</text:p>
          </table:table-cell>
          <table:table-cell office:value-type="float" office:value="34.634" calcext:value-type="float">
            <text:p>34.634</text:p>
          </table:table-cell>
          <table:table-cell/>
          <table:table-cell table:formula="of:=[.D84]-177.9" office:value-type="float" office:value="4439.22" calcext:value-type="float">
            <text:p>4439.22</text:p>
          </table:table-cell>
          <table:table-cell table:formula="of:=[.B84]*(180/2^31)" office:value-type="float" office:value="38.8951838202775" calcext:value-type="float">
            <text:p>38.8951838203</text:p>
          </table:table-cell>
          <table:table-cell table:formula="of:=[.C84]*(180/2^31)" office:value-type="float" office:value="-105.062444871292" calcext:value-type="float">
            <text:p>-105.0624448713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SECOND([.A84])" office:value-type="float" office:value="20" calcext:value-type="float">
            <text:p>20</text:p>
          </table:table-cell>
          <table:table-cell table:style-name="ce9" table:formula="of:=MINUTE([.A84])" office:value-type="float" office:value="19" calcext:value-type="float">
            <text:p>19</text:p>
          </table:table-cell>
          <table:table-cell table:style-name="ce10" table:formula="of:=[.O84]*60+[.N84]" office:value-type="float" office:value="1160" calcext:value-type="float">
            <text:p>1160</text:p>
          </table:table-cell>
          <table:table-cell table:formula="of:=[.P84]-1028" office:value-type="float" office:value="132" calcext:value-type="float">
            <text:p>13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21.000000034S" calcext:value-type="time">
            <text:p>17:19:21</text:p>
          </table:table-cell>
          <table:table-cell office:value-type="float" office:value="464037424" calcext:value-type="float">
            <text:p>464037424</text:p>
          </table:table-cell>
          <table:table-cell office:value-type="float" office:value="-1253440335" calcext:value-type="float">
            <text:p>-1253440335</text:p>
          </table:table-cell>
          <table:table-cell office:value-type="float" office:value="4637.9" calcext:value-type="float">
            <text:p>4637.9</text:p>
          </table:table-cell>
          <table:table-cell office:value-type="float" office:value="3023.8" calcext:value-type="float">
            <text:p>3023.8</text:p>
          </table:table-cell>
          <table:table-cell office:value-type="float" office:value="33.899" calcext:value-type="float">
            <text:p>33.899</text:p>
          </table:table-cell>
          <table:table-cell/>
          <table:table-cell table:formula="of:=[.D85]-177.9" office:value-type="float" office:value="4460" calcext:value-type="float">
            <text:p>4460</text:p>
          </table:table-cell>
          <table:table-cell table:formula="of:=[.B85]*(180/2^31)" office:value-type="float" office:value="38.8951675593853" calcext:value-type="float">
            <text:p>38.8951675594</text:p>
          </table:table-cell>
          <table:table-cell table:formula="of:=[.C85]*(180/2^31)" office:value-type="float" office:value="-105.062155192718" calcext:value-type="float">
            <text:p>-105.0621551927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formula="of:=SECOND([.A85])" office:value-type="float" office:value="21" calcext:value-type="float">
            <text:p>21</text:p>
          </table:table-cell>
          <table:table-cell table:style-name="ce9" table:formula="of:=MINUTE([.A85])" office:value-type="float" office:value="19" calcext:value-type="float">
            <text:p>19</text:p>
          </table:table-cell>
          <table:table-cell table:style-name="ce10" table:formula="of:=[.O85]*60+[.N85]" office:value-type="float" office:value="1161" calcext:value-type="float">
            <text:p>1161</text:p>
          </table:table-cell>
          <table:table-cell table:formula="of:=[.P85]-1028" office:value-type="float" office:value="133" calcext:value-type="float">
            <text:p>13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23.000000082S" calcext:value-type="time">
            <text:p>17:19:23</text:p>
          </table:table-cell>
          <table:table-cell office:value-type="float" office:value="464037492" calcext:value-type="float">
            <text:p>464037492</text:p>
          </table:table-cell>
          <table:table-cell office:value-type="float" office:value="-1253436300" calcext:value-type="float">
            <text:p>-1253436300</text:p>
          </table:table-cell>
          <table:table-cell office:value-type="float" office:value="4662.64" calcext:value-type="float">
            <text:p>4662.64</text:p>
          </table:table-cell>
          <table:table-cell office:value-type="float" office:value="3029.4" calcext:value-type="float">
            <text:p>3029.4</text:p>
          </table:table-cell>
          <table:table-cell office:value-type="float" office:value="30.336" calcext:value-type="float">
            <text:p>30.336</text:p>
          </table:table-cell>
          <table:table-cell/>
          <table:table-cell table:formula="of:=[.D86]-177.9" office:value-type="float" office:value="4484.74" calcext:value-type="float">
            <text:p>4484.74</text:p>
          </table:table-cell>
          <table:table-cell table:formula="of:=[.B86]*(180/2^31)" office:value-type="float" office:value="38.8951732590795" calcext:value-type="float">
            <text:p>38.8951732591</text:p>
          </table:table-cell>
          <table:table-cell table:formula="of:=[.C86]*(180/2^31)" office:value-type="float" office:value="-105.061816982925" calcext:value-type="float">
            <text:p>-105.0618169829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formula="of:=SECOND([.A86])" office:value-type="float" office:value="23" calcext:value-type="float">
            <text:p>23</text:p>
          </table:table-cell>
          <table:table-cell table:style-name="ce9" table:formula="of:=MINUTE([.A86])" office:value-type="float" office:value="19" calcext:value-type="float">
            <text:p>19</text:p>
          </table:table-cell>
          <table:table-cell table:style-name="ce10" table:formula="of:=[.O86]*60+[.N86]" office:value-type="float" office:value="1163" calcext:value-type="float">
            <text:p>1163</text:p>
          </table:table-cell>
          <table:table-cell table:formula="of:=[.P86]-1028" office:value-type="float" office:value="135" calcext:value-type="float">
            <text:p>13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24.000000106S" calcext:value-type="time">
            <text:p>17:19:24</text:p>
          </table:table-cell>
          <table:table-cell office:value-type="float" office:value="464036980" calcext:value-type="float">
            <text:p>464036980</text:p>
          </table:table-cell>
          <table:table-cell office:value-type="float" office:value="-1253436405" calcext:value-type="float">
            <text:p>-1253436405</text:p>
          </table:table-cell>
          <table:table-cell office:value-type="float" office:value="4664.96" calcext:value-type="float">
            <text:p>4664.96</text:p>
          </table:table-cell>
          <table:table-cell office:value-type="float" office:value="3032.2" calcext:value-type="float">
            <text:p>3032.2</text:p>
          </table:table-cell>
          <table:table-cell office:value-type="float" office:value="27.884" calcext:value-type="float">
            <text:p>27.884</text:p>
          </table:table-cell>
          <table:table-cell/>
          <table:table-cell table:formula="of:=[.D87]-177.9" office:value-type="float" office:value="4487.06" calcext:value-type="float">
            <text:p>4487.06</text:p>
          </table:table-cell>
          <table:table-cell table:formula="of:=[.B87]*(180/2^31)" office:value-type="float" office:value="38.8951303437352" calcext:value-type="float">
            <text:p>38.8951303437</text:p>
          </table:table-cell>
          <table:table-cell table:formula="of:=[.C87]*(180/2^31)" office:value-type="float" office:value="-105.061825783923" calcext:value-type="float">
            <text:p>-105.0618257839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SECOND([.A87])" office:value-type="float" office:value="24" calcext:value-type="float">
            <text:p>24</text:p>
          </table:table-cell>
          <table:table-cell table:style-name="ce9" table:formula="of:=MINUTE([.A87])" office:value-type="float" office:value="19" calcext:value-type="float">
            <text:p>19</text:p>
          </table:table-cell>
          <table:table-cell table:style-name="ce10" table:formula="of:=[.O87]*60+[.N87]" office:value-type="float" office:value="1164" calcext:value-type="float">
            <text:p>1164</text:p>
          </table:table-cell>
          <table:table-cell table:formula="of:=[.P87]-1028" office:value-type="float" office:value="136" calcext:value-type="float">
            <text:p>13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25.00000013S" calcext:value-type="time">
            <text:p>17:19:25</text:p>
          </table:table-cell>
          <table:table-cell office:value-type="float" office:value="464035464" calcext:value-type="float">
            <text:p>464035464</text:p>
          </table:table-cell>
          <table:table-cell office:value-type="float" office:value="-1253437177" calcext:value-type="float">
            <text:p>-1253437177</text:p>
          </table:table-cell>
          <table:table-cell office:value-type="float" office:value="4671.6" calcext:value-type="float">
            <text:p>4671.6</text:p>
          </table:table-cell>
          <table:table-cell office:value-type="float" office:value="3035" calcext:value-type="float">
            <text:p>3035</text:p>
          </table:table-cell>
          <table:table-cell office:value-type="float" office:value="26.358" calcext:value-type="float">
            <text:p>26.358</text:p>
          </table:table-cell>
          <table:table-cell/>
          <table:table-cell table:formula="of:=[.D88]-177.9" office:value-type="float" office:value="4493.7" calcext:value-type="float">
            <text:p>4493.7</text:p>
          </table:table-cell>
          <table:table-cell table:formula="of:=[.B88]*(180/2^31)" office:value-type="float" office:value="38.8950032740831" calcext:value-type="float">
            <text:p>38.8950032741</text:p>
          </table:table-cell>
          <table:table-cell table:formula="of:=[.C88]*(180/2^31)" office:value-type="float" office:value="-105.061890492216" calcext:value-type="float">
            <text:p>-105.0618904922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SECOND([.A88])" office:value-type="float" office:value="25" calcext:value-type="float">
            <text:p>25</text:p>
          </table:table-cell>
          <table:table-cell table:style-name="ce9" table:formula="of:=MINUTE([.A88])" office:value-type="float" office:value="19" calcext:value-type="float">
            <text:p>19</text:p>
          </table:table-cell>
          <table:table-cell table:style-name="ce10" table:formula="of:=[.O88]*60+[.N88]" office:value-type="float" office:value="1165" calcext:value-type="float">
            <text:p>1165</text:p>
          </table:table-cell>
          <table:table-cell table:formula="of:=[.P88]-1028" office:value-type="float" office:value="137" calcext:value-type="float">
            <text:p>13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27.000000179S" calcext:value-type="time">
            <text:p>17:19:27</text:p>
          </table:table-cell>
          <table:table-cell office:value-type="float" office:value="464034259" calcext:value-type="float">
            <text:p>464034259</text:p>
          </table:table-cell>
          <table:table-cell office:value-type="float" office:value="-1253444396" calcext:value-type="float">
            <text:p>-1253444396</text:p>
          </table:table-cell>
          <table:table-cell office:value-type="float" office:value="4689.69" calcext:value-type="float">
            <text:p>4689.69</text:p>
          </table:table-cell>
          <table:table-cell office:value-type="float" office:value="3040.4" calcext:value-type="float">
            <text:p>3040.4</text:p>
          </table:table-cell>
          <table:table-cell office:value-type="float" office:value="24.489" calcext:value-type="float">
            <text:p>24.489</text:p>
          </table:table-cell>
          <table:table-cell/>
          <table:table-cell table:formula="of:=[.D89]-177.9" office:value-type="float" office:value="4511.79" calcext:value-type="float">
            <text:p>4511.79</text:p>
          </table:table-cell>
          <table:table-cell table:formula="of:=[.B89]*(180/2^31)" office:value-type="float" office:value="38.8949022721499" calcext:value-type="float">
            <text:p>38.8949022722</text:p>
          </table:table-cell>
          <table:table-cell table:formula="of:=[.C89]*(180/2^31)" office:value-type="float" office:value="-105.062495581806" calcext:value-type="float">
            <text:p>-105.062495581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formula="of:=SECOND([.A89])" office:value-type="float" office:value="27" calcext:value-type="float">
            <text:p>27</text:p>
          </table:table-cell>
          <table:table-cell table:style-name="ce9" table:formula="of:=MINUTE([.A89])" office:value-type="float" office:value="19" calcext:value-type="float">
            <text:p>19</text:p>
          </table:table-cell>
          <table:table-cell table:style-name="ce10" table:formula="of:=[.O89]*60+[.N89]" office:value-type="float" office:value="1167" calcext:value-type="float">
            <text:p>1167</text:p>
          </table:table-cell>
          <table:table-cell table:formula="of:=[.P89]-1028" office:value-type="float" office:value="139" calcext:value-type="float">
            <text:p>13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29.000000227S" calcext:value-type="time">
            <text:p>17:19:29</text:p>
          </table:table-cell>
          <table:table-cell office:value-type="float" office:value="464034994" calcext:value-type="float">
            <text:p>464034994</text:p>
          </table:table-cell>
          <table:table-cell office:value-type="float" office:value="-1253454835" calcext:value-type="float">
            <text:p>-1253454835</text:p>
          </table:table-cell>
          <table:table-cell office:value-type="float" office:value="4761.26" calcext:value-type="float">
            <text:p>4761.26</text:p>
          </table:table-cell>
          <table:table-cell office:value-type="float" office:value="3045.8" calcext:value-type="float">
            <text:p>3045.8</text:p>
          </table:table-cell>
          <table:table-cell office:value-type="float" office:value="24.222" calcext:value-type="float">
            <text:p>24.222</text:p>
          </table:table-cell>
          <table:table-cell/>
          <table:table-cell table:formula="of:=[.D90]-177.9" office:value-type="float" office:value="4583.36" calcext:value-type="float">
            <text:p>4583.36</text:p>
          </table:table-cell>
          <table:table-cell table:formula="of:=[.B90]*(180/2^31)" office:value-type="float" office:value="38.8949638791382" calcext:value-type="float">
            <text:p>38.8949638791</text:p>
          </table:table-cell>
          <table:table-cell table:formula="of:=[.C90]*(180/2^31)" office:value-type="float" office:value="-105.063370568678" calcext:value-type="float">
            <text:p>-105.0633705687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SECOND([.A90])" office:value-type="float" office:value="29" calcext:value-type="float">
            <text:p>29</text:p>
          </table:table-cell>
          <table:table-cell table:style-name="ce9" table:formula="of:=MINUTE([.A90])" office:value-type="float" office:value="19" calcext:value-type="float">
            <text:p>19</text:p>
          </table:table-cell>
          <table:table-cell table:style-name="ce10" table:formula="of:=[.O90]*60+[.N90]" office:value-type="float" office:value="1169" calcext:value-type="float">
            <text:p>1169</text:p>
          </table:table-cell>
          <table:table-cell table:formula="of:=[.P90]-1028" office:value-type="float" office:value="141" calcext:value-type="float">
            <text:p>14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30.999999857S" calcext:value-type="time">
            <text:p>17:19:31</text:p>
          </table:table-cell>
          <table:table-cell office:value-type="float" office:value="464032908" calcext:value-type="float">
            <text:p>464032908</text:p>
          </table:table-cell>
          <table:table-cell office:value-type="float" office:value="-1253466495" calcext:value-type="float">
            <text:p>-1253466495</text:p>
          </table:table-cell>
          <table:table-cell office:value-type="float" office:value="4848.71" calcext:value-type="float">
            <text:p>4848.71</text:p>
          </table:table-cell>
          <table:table-cell office:value-type="float" office:value="3051.4" calcext:value-type="float">
            <text:p>3051.4</text:p>
          </table:table-cell>
          <table:table-cell office:value-type="float" office:value="25.938" calcext:value-type="float">
            <text:p>25.938</text:p>
          </table:table-cell>
          <table:table-cell/>
          <table:table-cell table:formula="of:=[.D91]-177.9" office:value-type="float" office:value="4670.81" calcext:value-type="float">
            <text:p>4670.81</text:p>
          </table:table-cell>
          <table:table-cell table:formula="of:=[.B91]*(180/2^31)" office:value-type="float" office:value="38.8947890326381" calcext:value-type="float">
            <text:p>38.8947890326</text:p>
          </table:table-cell>
          <table:table-cell table:formula="of:=[.C91]*(180/2^31)" office:value-type="float" office:value="-105.064347898588" calcext:value-type="float">
            <text:p>-105.0643478986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table:formula="of:=SECOND([.A91])" office:value-type="float" office:value="31" calcext:value-type="float">
            <text:p>31</text:p>
          </table:table-cell>
          <table:table-cell table:style-name="ce9" table:formula="of:=MINUTE([.A91])" office:value-type="float" office:value="19" calcext:value-type="float">
            <text:p>19</text:p>
          </table:table-cell>
          <table:table-cell table:style-name="ce10" table:formula="of:=[.O91]*60+[.N91]" office:value-type="float" office:value="1171" calcext:value-type="float">
            <text:p>1171</text:p>
          </table:table-cell>
          <table:table-cell table:formula="of:=[.P91]-1028" office:value-type="float" office:value="143" calcext:value-type="float">
            <text:p>14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33.000000324S" calcext:value-type="time">
            <text:p>17:19:33</text:p>
          </table:table-cell>
          <table:table-cell office:value-type="float" office:value="464026259" calcext:value-type="float">
            <text:p>464026259</text:p>
          </table:table-cell>
          <table:table-cell office:value-type="float" office:value="-1253471324" calcext:value-type="float">
            <text:p>-1253471324</text:p>
          </table:table-cell>
          <table:table-cell office:value-type="float" office:value="4910.95" calcext:value-type="float">
            <text:p>4910.95</text:p>
          </table:table-cell>
          <table:table-cell office:value-type="float" office:value="3057.4" calcext:value-type="float">
            <text:p>3057.4</text:p>
          </table:table-cell>
          <table:table-cell office:value-type="float" office:value="27.12" calcext:value-type="float">
            <text:p>27.12</text:p>
          </table:table-cell>
          <table:table-cell/>
          <table:table-cell table:formula="of:=[.D92]-177.9" office:value-type="float" office:value="4733.05" calcext:value-type="float">
            <text:p>4733.05</text:p>
          </table:table-cell>
          <table:table-cell table:formula="of:=[.B92]*(180/2^31)" office:value-type="float" office:value="38.8942317198962" calcext:value-type="float">
            <text:p>38.8942317199</text:p>
          </table:table-cell>
          <table:table-cell table:formula="of:=[.C92]*(180/2^31)" office:value-type="float" office:value="-105.064752660692" calcext:value-type="float">
            <text:p>-105.0647526607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SECOND([.A92])" office:value-type="float" office:value="33" calcext:value-type="float">
            <text:p>33</text:p>
          </table:table-cell>
          <table:table-cell table:style-name="ce9" table:formula="of:=MINUTE([.A92])" office:value-type="float" office:value="19" calcext:value-type="float">
            <text:p>19</text:p>
          </table:table-cell>
          <table:table-cell table:style-name="ce10" table:formula="of:=[.O92]*60+[.N92]" office:value-type="float" office:value="1173" calcext:value-type="float">
            <text:p>1173</text:p>
          </table:table-cell>
          <table:table-cell table:formula="of:=[.P92]-1028" office:value-type="float" office:value="145" calcext:value-type="float">
            <text:p>14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35.000000373S" calcext:value-type="time">
            <text:p>17:19:35</text:p>
          </table:table-cell>
          <table:table-cell office:value-type="float" office:value="464018857" calcext:value-type="float">
            <text:p>464018857</text:p>
          </table:table-cell>
          <table:table-cell office:value-type="float" office:value="-1253475997" calcext:value-type="float">
            <text:p>-1253475997</text:p>
          </table:table-cell>
          <table:table-cell office:value-type="float" office:value="4985.34" calcext:value-type="float">
            <text:p>4985.34</text:p>
          </table:table-cell>
          <table:table-cell office:value-type="float" office:value="3063.4" calcext:value-type="float">
            <text:p>3063.4</text:p>
          </table:table-cell>
          <table:table-cell office:value-type="float" office:value="30.415" calcext:value-type="float">
            <text:p>30.415</text:p>
          </table:table-cell>
          <table:table-cell/>
          <table:table-cell table:formula="of:=[.D93]-177.9" office:value-type="float" office:value="4807.44" calcext:value-type="float">
            <text:p>4807.44</text:p>
          </table:table-cell>
          <table:table-cell table:formula="of:=[.B93]*(180/2^31)" office:value-type="float" office:value="38.8936112914234" calcext:value-type="float">
            <text:p>38.8936112914</text:p>
          </table:table-cell>
          <table:table-cell table:formula="of:=[.C93]*(180/2^31)" office:value-type="float" office:value="-105.065144347027" calcext:value-type="float">
            <text:p>-105.065144347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SECOND([.A93])" office:value-type="float" office:value="35" calcext:value-type="float">
            <text:p>35</text:p>
          </table:table-cell>
          <table:table-cell table:style-name="ce9" table:formula="of:=MINUTE([.A93])" office:value-type="float" office:value="19" calcext:value-type="float">
            <text:p>19</text:p>
          </table:table-cell>
          <table:table-cell table:style-name="ce10" table:formula="of:=[.O93]*60+[.N93]" office:value-type="float" office:value="1175" calcext:value-type="float">
            <text:p>1175</text:p>
          </table:table-cell>
          <table:table-cell table:formula="of:=[.P93]-1028" office:value-type="float" office:value="147" calcext:value-type="float">
            <text:p>14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36.000000397S" calcext:value-type="time">
            <text:p>17:19:36</text:p>
          </table:table-cell>
          <table:table-cell office:value-type="float" office:value="464014890" calcext:value-type="float">
            <text:p>464014890</text:p>
          </table:table-cell>
          <table:table-cell office:value-type="float" office:value="-1253479194" calcext:value-type="float">
            <text:p>-1253479194</text:p>
          </table:table-cell>
          <table:table-cell office:value-type="float" office:value="5028.73" calcext:value-type="float">
            <text:p>5028.73</text:p>
          </table:table-cell>
          <table:table-cell office:value-type="float" office:value="3065.8" calcext:value-type="float">
            <text:p>3065.8</text:p>
          </table:table-cell>
          <table:table-cell office:value-type="float" office:value="33.546" calcext:value-type="float">
            <text:p>33.546</text:p>
          </table:table-cell>
          <table:table-cell/>
          <table:table-cell table:formula="of:=[.D94]-177.9" office:value-type="float" office:value="4850.83" calcext:value-type="float">
            <text:p>4850.83</text:p>
          </table:table-cell>
          <table:table-cell table:formula="of:=[.B94]*(180/2^31)" office:value-type="float" office:value="38.8932787813246" calcext:value-type="float">
            <text:p>38.8932787813</text:p>
          </table:table-cell>
          <table:table-cell table:formula="of:=[.C94]*(180/2^31)" office:value-type="float" office:value="-105.065412316471" calcext:value-type="float">
            <text:p>-105.0654123165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SECOND([.A94])" office:value-type="float" office:value="36" calcext:value-type="float">
            <text:p>36</text:p>
          </table:table-cell>
          <table:table-cell table:style-name="ce9" table:formula="of:=MINUTE([.A94])" office:value-type="float" office:value="19" calcext:value-type="float">
            <text:p>19</text:p>
          </table:table-cell>
          <table:table-cell table:style-name="ce10" table:formula="of:=[.O94]*60+[.N94]" office:value-type="float" office:value="1176" calcext:value-type="float">
            <text:p>1176</text:p>
          </table:table-cell>
          <table:table-cell table:formula="of:=[.P94]-1028" office:value-type="float" office:value="148" calcext:value-type="float">
            <text:p>14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38.000000026S" calcext:value-type="time">
            <text:p>17:19:38</text:p>
          </table:table-cell>
          <table:table-cell office:value-type="float" office:value="464009050" calcext:value-type="float">
            <text:p>464009050</text:p>
          </table:table-cell>
          <table:table-cell office:value-type="float" office:value="-1253486412" calcext:value-type="float">
            <text:p>-1253486412</text:p>
          </table:table-cell>
          <table:table-cell office:value-type="float" office:value="5104.22" calcext:value-type="float">
            <text:p>5104.22</text:p>
          </table:table-cell>
          <table:table-cell office:value-type="float" office:value="3071.4" calcext:value-type="float">
            <text:p>3071.4</text:p>
          </table:table-cell>
          <table:table-cell office:value-type="float" office:value="36.42" calcext:value-type="float">
            <text:p>36.42</text:p>
          </table:table-cell>
          <table:table-cell/>
          <table:table-cell table:formula="of:=[.D95]-177.9" office:value-type="float" office:value="4926.32" calcext:value-type="float">
            <text:p>4926.32</text:p>
          </table:table-cell>
          <table:table-cell table:formula="of:=[.B95]*(180/2^31)" office:value-type="float" office:value="38.8927892781794" calcext:value-type="float">
            <text:p>38.8927892782</text:p>
          </table:table-cell>
          <table:table-cell table:formula="of:=[.C95]*(180/2^31)" office:value-type="float" office:value="-105.066017322242" calcext:value-type="float">
            <text:p>-105.0660173222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table:formula="of:=SECOND([.A95])" office:value-type="float" office:value="38" calcext:value-type="float">
            <text:p>38</text:p>
          </table:table-cell>
          <table:table-cell table:style-name="ce9" table:formula="of:=MINUTE([.A95])" office:value-type="float" office:value="19" calcext:value-type="float">
            <text:p>19</text:p>
          </table:table-cell>
          <table:table-cell table:style-name="ce10" table:formula="of:=[.O95]*60+[.N95]" office:value-type="float" office:value="1178" calcext:value-type="float">
            <text:p>1178</text:p>
          </table:table-cell>
          <table:table-cell table:formula="of:=[.P95]-1028" office:value-type="float" office:value="150" calcext:value-type="float">
            <text:p>15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41.000000518S" calcext:value-type="time">
            <text:p>17:19:41</text:p>
          </table:table-cell>
          <table:table-cell office:value-type="float" office:value="464007180" calcext:value-type="float">
            <text:p>464007180</text:p>
          </table:table-cell>
          <table:table-cell office:value-type="float" office:value="-1253495646" calcext:value-type="float">
            <text:p>-1253495646</text:p>
          </table:table-cell>
          <table:table-cell office:value-type="float" office:value="5168.77" calcext:value-type="float">
            <text:p>5168.77</text:p>
          </table:table-cell>
          <table:table-cell office:value-type="float" office:value="3080.6" calcext:value-type="float">
            <text:p>3080.6</text:p>
          </table:table-cell>
          <table:table-cell office:value-type="float" office:value="35.134" calcext:value-type="float">
            <text:p>35.134</text:p>
          </table:table-cell>
          <table:table-cell/>
          <table:table-cell table:formula="of:=[.D96]-177.9" office:value-type="float" office:value="4990.87" calcext:value-type="float">
            <text:p>4990.87</text:p>
          </table:table-cell>
          <table:table-cell table:formula="of:=[.B96]*(180/2^31)" office:value-type="float" office:value="38.8926325365901" calcext:value-type="float">
            <text:p>38.8926325366</text:p>
          </table:table-cell>
          <table:table-cell table:formula="of:=[.C96]*(180/2^31)" office:value-type="float" office:value="-105.066791307181" calcext:value-type="float">
            <text:p>-105.0667913072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SECOND([.A96])" office:value-type="float" office:value="41" calcext:value-type="float">
            <text:p>41</text:p>
          </table:table-cell>
          <table:table-cell table:style-name="ce9" table:formula="of:=MINUTE([.A96])" office:value-type="float" office:value="19" calcext:value-type="float">
            <text:p>19</text:p>
          </table:table-cell>
          <table:table-cell table:style-name="ce10" table:formula="of:=[.O96]*60+[.N96]" office:value-type="float" office:value="1181" calcext:value-type="float">
            <text:p>1181</text:p>
          </table:table-cell>
          <table:table-cell table:formula="of:=[.P96]-1028" office:value-type="float" office:value="153" calcext:value-type="float">
            <text:p>15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43.000000147S" calcext:value-type="time">
            <text:p>17:19:43</text:p>
          </table:table-cell>
          <table:table-cell office:value-type="float" office:value="464009870" calcext:value-type="float">
            <text:p>464009870</text:p>
          </table:table-cell>
          <table:table-cell office:value-type="float" office:value="-1253502164" calcext:value-type="float">
            <text:p>-1253502164</text:p>
          </table:table-cell>
          <table:table-cell office:value-type="float" office:value="5208.05" calcext:value-type="float">
            <text:p>5208.05</text:p>
          </table:table-cell>
          <table:table-cell office:value-type="float" office:value="3086.6" calcext:value-type="float">
            <text:p>3086.6</text:p>
          </table:table-cell>
          <table:table-cell office:value-type="float" office:value="32.368" calcext:value-type="float">
            <text:p>32.368</text:p>
          </table:table-cell>
          <table:table-cell/>
          <table:table-cell table:formula="of:=[.D97]-177.9" office:value-type="float" office:value="5030.15" calcext:value-type="float">
            <text:p>5030.15</text:p>
          </table:table-cell>
          <table:table-cell table:formula="of:=[.B97]*(180/2^31)" office:value-type="float" office:value="38.8928580097854" calcext:value-type="float">
            <text:p>38.8928580098</text:p>
          </table:table-cell>
          <table:table-cell table:formula="of:=[.C97]*(180/2^31)" office:value-type="float" office:value="-105.06733763963" calcext:value-type="float">
            <text:p>-105.0673376396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table:formula="of:=SECOND([.A97])" office:value-type="float" office:value="43" calcext:value-type="float">
            <text:p>43</text:p>
          </table:table-cell>
          <table:table-cell table:style-name="ce9" table:formula="of:=MINUTE([.A97])" office:value-type="float" office:value="19" calcext:value-type="float">
            <text:p>19</text:p>
          </table:table-cell>
          <table:table-cell table:style-name="ce10" table:formula="of:=[.O97]*60+[.N97]" office:value-type="float" office:value="1183" calcext:value-type="float">
            <text:p>1183</text:p>
          </table:table-cell>
          <table:table-cell table:formula="of:=[.P97]-1028" office:value-type="float" office:value="155" calcext:value-type="float">
            <text:p>15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44.999999776S" calcext:value-type="time">
            <text:p>17:19:45</text:p>
          </table:table-cell>
          <table:table-cell office:value-type="float" office:value="464018028" calcext:value-type="float">
            <text:p>464018028</text:p>
          </table:table-cell>
          <table:table-cell office:value-type="float" office:value="-1253507107" calcext:value-type="float">
            <text:p>-1253507107</text:p>
          </table:table-cell>
          <table:table-cell office:value-type="float" office:value="5277.36" calcext:value-type="float">
            <text:p>5277.36</text:p>
          </table:table-cell>
          <table:table-cell office:value-type="float" office:value="3091" calcext:value-type="float">
            <text:p>3091</text:p>
          </table:table-cell>
          <table:table-cell office:value-type="float" office:value="33.634" calcext:value-type="float">
            <text:p>33.634</text:p>
          </table:table-cell>
          <table:table-cell/>
          <table:table-cell table:formula="of:=[.D98]-177.9" office:value-type="float" office:value="5099.46" calcext:value-type="float">
            <text:p>5099.46</text:p>
          </table:table-cell>
          <table:table-cell table:formula="of:=[.B98]*(180/2^31)" office:value-type="float" office:value="38.8935418054461" calcext:value-type="float">
            <text:p>38.8935418054</text:p>
          </table:table-cell>
          <table:table-cell table:formula="of:=[.C98]*(180/2^31)" office:value-type="float" office:value="-105.067751957104" calcext:value-type="float">
            <text:p>-105.067751957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SECOND([.A98])" office:value-type="float" office:value="45" calcext:value-type="float">
            <text:p>45</text:p>
          </table:table-cell>
          <table:table-cell table:style-name="ce9" table:formula="of:=MINUTE([.A98])" office:value-type="float" office:value="19" calcext:value-type="float">
            <text:p>19</text:p>
          </table:table-cell>
          <table:table-cell table:style-name="ce10" table:formula="of:=[.O98]*60+[.N98]" office:value-type="float" office:value="1185" calcext:value-type="float">
            <text:p>1185</text:p>
          </table:table-cell>
          <table:table-cell table:formula="of:=[.P98]-1028" office:value-type="float" office:value="157" calcext:value-type="float">
            <text:p>15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46.00000022S" calcext:value-type="time">
            <text:p>17:19:46</text:p>
          </table:table-cell>
          <table:table-cell office:value-type="float" office:value="464019870" calcext:value-type="float">
            <text:p>464019870</text:p>
          </table:table-cell>
          <table:table-cell office:value-type="float" office:value="-1253510127" calcext:value-type="float">
            <text:p>-1253510127</text:p>
          </table:table-cell>
          <table:table-cell office:value-type="float" office:value="5305.12" calcext:value-type="float">
            <text:p>5305.12</text:p>
          </table:table-cell>
          <table:table-cell office:value-type="float" office:value="3093.2" calcext:value-type="float">
            <text:p>3093.2</text:p>
          </table:table-cell>
          <table:table-cell office:value-type="float" office:value="33.338" calcext:value-type="float">
            <text:p>33.338</text:p>
          </table:table-cell>
          <table:table-cell/>
          <table:table-cell table:formula="of:=[.D99]-177.9" office:value-type="float" office:value="5127.22" calcext:value-type="float">
            <text:p>5127.22</text:p>
          </table:table-cell>
          <table:table-cell table:formula="of:=[.B99]*(180/2^31)" office:value-type="float" office:value="38.8936962001026" calcext:value-type="float">
            <text:p>38.8936962001</text:p>
          </table:table-cell>
          <table:table-cell table:formula="of:=[.C99]*(180/2^31)" office:value-type="float" office:value="-105.068005090579" calcext:value-type="float">
            <text:p>-105.0680050906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formula="of:=SECOND([.A99])" office:value-type="float" office:value="46" calcext:value-type="float">
            <text:p>46</text:p>
          </table:table-cell>
          <table:table-cell table:style-name="ce9" table:formula="of:=MINUTE([.A99])" office:value-type="float" office:value="19" calcext:value-type="float">
            <text:p>19</text:p>
          </table:table-cell>
          <table:table-cell table:style-name="ce10" table:formula="of:=[.O99]*60+[.N99]" office:value-type="float" office:value="1186" calcext:value-type="float">
            <text:p>1186</text:p>
          </table:table-cell>
          <table:table-cell table:formula="of:=[.P99]-1028" office:value-type="float" office:value="158" calcext:value-type="float">
            <text:p>15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47.000000663S" calcext:value-type="time">
            <text:p>17:19:47</text:p>
          </table:table-cell>
          <table:table-cell office:value-type="float" office:value="464020004" calcext:value-type="float">
            <text:p>464020004</text:p>
          </table:table-cell>
          <table:table-cell office:value-type="float" office:value="-1253513223" calcext:value-type="float">
            <text:p>-1253513223</text:p>
          </table:table-cell>
          <table:table-cell office:value-type="float" office:value="5325.93" calcext:value-type="float">
            <text:p>5325.93</text:p>
          </table:table-cell>
          <table:table-cell office:value-type="float" office:value="3095.8" calcext:value-type="float">
            <text:p>3095.8</text:p>
          </table:table-cell>
          <table:table-cell office:value-type="float" office:value="31.652" calcext:value-type="float">
            <text:p>31.652</text:p>
          </table:table-cell>
          <table:table-cell/>
          <table:table-cell table:formula="of:=[.D100]-177.9" office:value-type="float" office:value="5148.03" calcext:value-type="float">
            <text:p>5148.03</text:p>
          </table:table-cell>
          <table:table-cell table:formula="of:=[.B100]*(180/2^31)" office:value-type="float" office:value="38.8937074318528" calcext:value-type="float">
            <text:p>38.8937074319</text:p>
          </table:table-cell>
          <table:table-cell table:formula="of:=[.C100]*(180/2^31)" office:value-type="float" office:value="-105.068264594302" calcext:value-type="float">
            <text:p>-105.068264594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SECOND([.A100])" office:value-type="float" office:value="47" calcext:value-type="float">
            <text:p>47</text:p>
          </table:table-cell>
          <table:table-cell table:style-name="ce9" table:formula="of:=MINUTE([.A100])" office:value-type="float" office:value="19" calcext:value-type="float">
            <text:p>19</text:p>
          </table:table-cell>
          <table:table-cell table:style-name="ce10" table:formula="of:=[.O100]*60+[.N100]" office:value-type="float" office:value="1187" calcext:value-type="float">
            <text:p>1187</text:p>
          </table:table-cell>
          <table:table-cell table:formula="of:=[.P100]-1028" office:value-type="float" office:value="159" calcext:value-type="float">
            <text:p>15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48.000000268S" calcext:value-type="time">
            <text:p>17:19:48</text:p>
          </table:table-cell>
          <table:table-cell office:value-type="float" office:value="464018622" calcext:value-type="float">
            <text:p>464018622</text:p>
          </table:table-cell>
          <table:table-cell office:value-type="float" office:value="-1253516392" calcext:value-type="float">
            <text:p>-1253516392</text:p>
          </table:table-cell>
          <table:table-cell office:value-type="float" office:value="5345.48" calcext:value-type="float">
            <text:p>5345.48</text:p>
          </table:table-cell>
          <table:table-cell office:value-type="float" office:value="3098.4" calcext:value-type="float">
            <text:p>3098.4</text:p>
          </table:table-cell>
          <table:table-cell office:value-type="float" office:value="30.129" calcext:value-type="float">
            <text:p>30.129</text:p>
          </table:table-cell>
          <table:table-cell/>
          <table:table-cell table:formula="of:=[.D101]-177.9" office:value-type="float" office:value="5167.58" calcext:value-type="float">
            <text:p>5167.58</text:p>
          </table:table-cell>
          <table:table-cell table:formula="of:=[.B101]*(180/2^31)" office:value-type="float" office:value="38.893591593951" calcext:value-type="float">
            <text:p>38.893591594</text:p>
          </table:table-cell>
          <table:table-cell table:formula="of:=[.C101]*(180/2^31)" office:value-type="float" office:value="-105.068530216813" calcext:value-type="float">
            <text:p>-105.0685302168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formula="of:=SECOND([.A101])" office:value-type="float" office:value="48" calcext:value-type="float">
            <text:p>48</text:p>
          </table:table-cell>
          <table:table-cell table:style-name="ce9" table:formula="of:=MINUTE([.A101])" office:value-type="float" office:value="19" calcext:value-type="float">
            <text:p>19</text:p>
          </table:table-cell>
          <table:table-cell table:style-name="ce10" table:formula="of:=[.O101]*60+[.N101]" office:value-type="float" office:value="1188" calcext:value-type="float">
            <text:p>1188</text:p>
          </table:table-cell>
          <table:table-cell table:formula="of:=[.P101]-1028" office:value-type="float" office:value="160" calcext:value-type="float">
            <text:p>16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49.999999898S" calcext:value-type="time">
            <text:p>17:19:50</text:p>
          </table:table-cell>
          <table:table-cell office:value-type="float" office:value="464014424" calcext:value-type="float">
            <text:p>464014424</text:p>
          </table:table-cell>
          <table:table-cell office:value-type="float" office:value="-1253522229" calcext:value-type="float">
            <text:p>-1253522229</text:p>
          </table:table-cell>
          <table:table-cell office:value-type="float" office:value="5392.23" calcext:value-type="float">
            <text:p>5392.23</text:p>
          </table:table-cell>
          <table:table-cell office:value-type="float" office:value="3104" calcext:value-type="float">
            <text:p>3104</text:p>
          </table:table-cell>
          <table:table-cell office:value-type="float" office:value="28.53" calcext:value-type="float">
            <text:p>28.53</text:p>
          </table:table-cell>
          <table:table-cell/>
          <table:table-cell table:formula="of:=[.D102]-177.9" office:value-type="float" office:value="5214.33" calcext:value-type="float">
            <text:p>5214.33</text:p>
          </table:table-cell>
          <table:table-cell table:formula="of:=[.B102]*(180/2^31)" office:value-type="float" office:value="38.8932397216558" calcext:value-type="float">
            <text:p>38.8932397217</text:p>
          </table:table-cell>
          <table:table-cell table:formula="of:=[.C102]*(180/2^31)" office:value-type="float" office:value="-105.069019468501" calcext:value-type="float">
            <text:p>-105.069019468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SECOND([.A102])" office:value-type="float" office:value="50" calcext:value-type="float">
            <text:p>50</text:p>
          </table:table-cell>
          <table:table-cell table:style-name="ce9" table:formula="of:=MINUTE([.A102])" office:value-type="float" office:value="19" calcext:value-type="float">
            <text:p>19</text:p>
          </table:table-cell>
          <table:table-cell table:style-name="ce10" table:formula="of:=[.O102]*60+[.N102]" office:value-type="float" office:value="1190" calcext:value-type="float">
            <text:p>1190</text:p>
          </table:table-cell>
          <table:table-cell table:formula="of:=[.P102]-1028" office:value-type="float" office:value="162" calcext:value-type="float">
            <text:p>16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52.000000365S" calcext:value-type="time">
            <text:p>17:19:52</text:p>
          </table:table-cell>
          <table:table-cell office:value-type="float" office:value="464008700" calcext:value-type="float">
            <text:p>464008700</text:p>
          </table:table-cell>
          <table:table-cell office:value-type="float" office:value="-1253521714" calcext:value-type="float">
            <text:p>-1253521714</text:p>
          </table:table-cell>
          <table:table-cell office:value-type="float" office:value="5424.3" calcext:value-type="float">
            <text:p>5424.3</text:p>
          </table:table-cell>
          <table:table-cell office:value-type="float" office:value="3109.2" calcext:value-type="float">
            <text:p>3109.2</text:p>
          </table:table-cell>
          <table:table-cell office:value-type="float" office:value="28.039" calcext:value-type="float">
            <text:p>28.039</text:p>
          </table:table-cell>
          <table:table-cell/>
          <table:table-cell table:formula="of:=[.D103]-177.9" office:value-type="float" office:value="5246.4" calcext:value-type="float">
            <text:p>5246.4</text:p>
          </table:table-cell>
          <table:table-cell table:formula="of:=[.B103]*(180/2^31)" office:value-type="float" office:value="38.8927599415183" calcext:value-type="float">
            <text:p>38.8927599415</text:p>
          </table:table-cell>
          <table:table-cell table:formula="of:=[.C103]*(180/2^31)" office:value-type="float" office:value="-105.0689763017" calcext:value-type="float">
            <text:p>-105.068976301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table:formula="of:=SECOND([.A103])" office:value-type="float" office:value="52" calcext:value-type="float">
            <text:p>52</text:p>
          </table:table-cell>
          <table:table-cell table:style-name="ce9" table:formula="of:=MINUTE([.A103])" office:value-type="float" office:value="19" calcext:value-type="float">
            <text:p>19</text:p>
          </table:table-cell>
          <table:table-cell table:style-name="ce10" table:formula="of:=[.O103]*60+[.N103]" office:value-type="float" office:value="1192" calcext:value-type="float">
            <text:p>1192</text:p>
          </table:table-cell>
          <table:table-cell table:formula="of:=[.P103]-1028" office:value-type="float" office:value="164" calcext:value-type="float">
            <text:p>16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54.000000414S" calcext:value-type="time">
            <text:p>17:19:54</text:p>
          </table:table-cell>
          <table:table-cell office:value-type="float" office:value="464003754" calcext:value-type="float">
            <text:p>464003754</text:p>
          </table:table-cell>
          <table:table-cell office:value-type="float" office:value="-1253519152" calcext:value-type="float">
            <text:p>-1253519152</text:p>
          </table:table-cell>
          <table:table-cell office:value-type="float" office:value="5460.47" calcext:value-type="float">
            <text:p>5460.47</text:p>
          </table:table-cell>
          <table:table-cell office:value-type="float" office:value="3114" calcext:value-type="float">
            <text:p>3114</text:p>
          </table:table-cell>
          <table:table-cell office:value-type="float" office:value="28.067" calcext:value-type="float">
            <text:p>28.067</text:p>
          </table:table-cell>
          <table:table-cell/>
          <table:table-cell table:formula="of:=[.D104]-177.9" office:value-type="float" office:value="5282.57" calcext:value-type="float">
            <text:p>5282.57</text:p>
          </table:table-cell>
          <table:table-cell table:formula="of:=[.B104]*(180/2^31)" office:value-type="float" office:value="38.8923453725874" calcext:value-type="float">
            <text:p>38.8923453726</text:p>
          </table:table-cell>
          <table:table-cell table:formula="of:=[.C104]*(180/2^31)" office:value-type="float" office:value="-105.068761557341" calcext:value-type="float">
            <text:p>-105.0687615573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formula="of:=SECOND([.A104])" office:value-type="float" office:value="54" calcext:value-type="float">
            <text:p>54</text:p>
          </table:table-cell>
          <table:table-cell table:style-name="ce9" table:formula="of:=MINUTE([.A104])" office:value-type="float" office:value="19" calcext:value-type="float">
            <text:p>19</text:p>
          </table:table-cell>
          <table:table-cell table:style-name="ce10" table:formula="of:=[.O104]*60+[.N104]" office:value-type="float" office:value="1194" calcext:value-type="float">
            <text:p>1194</text:p>
          </table:table-cell>
          <table:table-cell table:formula="of:=[.P104]-1028" office:value-type="float" office:value="166" calcext:value-type="float">
            <text:p>16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56.000000043S" calcext:value-type="time">
            <text:p>17:19:56</text:p>
          </table:table-cell>
          <table:table-cell office:value-type="float" office:value="463996508" calcext:value-type="float">
            <text:p>463996508</text:p>
          </table:table-cell>
          <table:table-cell office:value-type="float" office:value="-1253508401" calcext:value-type="float">
            <text:p>-1253508401</text:p>
          </table:table-cell>
          <table:table-cell office:value-type="float" office:value="5546.1" calcext:value-type="float">
            <text:p>5546.1</text:p>
          </table:table-cell>
          <table:table-cell office:value-type="float" office:value="3119" calcext:value-type="float">
            <text:p>3119</text:p>
          </table:table-cell>
          <table:table-cell office:value-type="float" office:value="31.627" calcext:value-type="float">
            <text:p>31.627</text:p>
          </table:table-cell>
          <table:table-cell/>
          <table:table-cell table:formula="of:=[.D105]-177.9" office:value-type="float" office:value="5368.2" calcext:value-type="float">
            <text:p>5368.2</text:p>
          </table:table-cell>
          <table:table-cell table:formula="of:=[.B105]*(180/2^31)" office:value-type="float" office:value="38.8917380198836" calcext:value-type="float">
            <text:p>38.8917380199</text:p>
          </table:table-cell>
          <table:table-cell table:formula="of:=[.C105]*(180/2^31)" office:value-type="float" office:value="-105.067860418931" calcext:value-type="float">
            <text:p>-105.0678604189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table:formula="of:=SECOND([.A105])" office:value-type="float" office:value="56" calcext:value-type="float">
            <text:p>56</text:p>
          </table:table-cell>
          <table:table-cell table:style-name="ce9" table:formula="of:=MINUTE([.A105])" office:value-type="float" office:value="19" calcext:value-type="float">
            <text:p>19</text:p>
          </table:table-cell>
          <table:table-cell table:style-name="ce10" table:formula="of:=[.O105]*60+[.N105]" office:value-type="float" office:value="1196" calcext:value-type="float">
            <text:p>1196</text:p>
          </table:table-cell>
          <table:table-cell table:formula="of:=[.P105]-1028" office:value-type="float" office:value="168" calcext:value-type="float">
            <text:p>16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57.000000067S" calcext:value-type="time">
            <text:p>17:19:57</text:p>
          </table:table-cell>
          <table:table-cell office:value-type="float" office:value="463993544" calcext:value-type="float">
            <text:p>463993544</text:p>
          </table:table-cell>
          <table:table-cell office:value-type="float" office:value="-1253505850" calcext:value-type="float">
            <text:p>-1253505850</text:p>
          </table:table-cell>
          <table:table-cell office:value-type="float" office:value="5578.34" calcext:value-type="float">
            <text:p>5578.34</text:p>
          </table:table-cell>
          <table:table-cell office:value-type="float" office:value="3121.6" calcext:value-type="float">
            <text:p>3121.6</text:p>
          </table:table-cell>
          <table:table-cell office:value-type="float" office:value="29.638" calcext:value-type="float">
            <text:p>29.638</text:p>
          </table:table-cell>
          <table:table-cell/>
          <table:table-cell table:formula="of:=[.D106]-177.9" office:value-type="float" office:value="5400.44" calcext:value-type="float">
            <text:p>5400.44</text:p>
          </table:table-cell>
          <table:table-cell table:formula="of:=[.B106]*(180/2^31)" office:value-type="float" office:value="38.8914895802736" calcext:value-type="float">
            <text:p>38.8914895803</text:p>
          </table:table-cell>
          <table:table-cell table:formula="of:=[.C106]*(180/2^31)" office:value-type="float" office:value="-105.067646596581" calcext:value-type="float">
            <text:p>-105.067646596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table:formula="of:=SECOND([.A106])" office:value-type="float" office:value="57" calcext:value-type="float">
            <text:p>57</text:p>
          </table:table-cell>
          <table:table-cell table:style-name="ce9" table:formula="of:=MINUTE([.A106])" office:value-type="float" office:value="19" calcext:value-type="float">
            <text:p>19</text:p>
          </table:table-cell>
          <table:table-cell table:style-name="ce10" table:formula="of:=[.O106]*60+[.N106]" office:value-type="float" office:value="1197" calcext:value-type="float">
            <text:p>1197</text:p>
          </table:table-cell>
          <table:table-cell table:formula="of:=[.P106]-1028" office:value-type="float" office:value="169" calcext:value-type="float">
            <text:p>16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19M59.000000115S" calcext:value-type="time">
            <text:p>17:19:59</text:p>
          </table:table-cell>
          <table:table-cell office:value-type="float" office:value="463988382" calcext:value-type="float">
            <text:p>463988382</text:p>
          </table:table-cell>
          <table:table-cell office:value-type="float" office:value="-1253500322" calcext:value-type="float">
            <text:p>-1253500322</text:p>
          </table:table-cell>
          <table:table-cell office:value-type="float" office:value="5638.62" calcext:value-type="float">
            <text:p>5638.62</text:p>
          </table:table-cell>
          <table:table-cell office:value-type="float" office:value="3128.4" calcext:value-type="float">
            <text:p>3128.4</text:p>
          </table:table-cell>
          <table:table-cell office:value-type="float" office:value="30.684" calcext:value-type="float">
            <text:p>30.684</text:p>
          </table:table-cell>
          <table:table-cell/>
          <table:table-cell table:formula="of:=[.D107]-177.9" office:value-type="float" office:value="5460.72" calcext:value-type="float">
            <text:p>5460.72</text:p>
          </table:table-cell>
          <table:table-cell table:formula="of:=[.B107]*(180/2^31)" office:value-type="float" office:value="38.8910569064319" calcext:value-type="float">
            <text:p>38.8910569064</text:p>
          </table:table-cell>
          <table:table-cell table:formula="of:=[.C107]*(180/2^31)" office:value-type="float" office:value="-105.067183244973" calcext:value-type="float">
            <text:p>-105.06718324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table:formula="of:=SECOND([.A107])" office:value-type="float" office:value="59" calcext:value-type="float">
            <text:p>59</text:p>
          </table:table-cell>
          <table:table-cell table:style-name="ce9" table:formula="of:=MINUTE([.A107])" office:value-type="float" office:value="19" calcext:value-type="float">
            <text:p>19</text:p>
          </table:table-cell>
          <table:table-cell table:style-name="ce10" table:formula="of:=[.O107]*60+[.N107]" office:value-type="float" office:value="1199" calcext:value-type="float">
            <text:p>1199</text:p>
          </table:table-cell>
          <table:table-cell table:formula="of:=[.P107]-1028" office:value-type="float" office:value="171" calcext:value-type="float">
            <text:p>17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00.000000559S" calcext:value-type="time">
            <text:p>17:20:00</text:p>
          </table:table-cell>
          <table:table-cell office:value-type="float" office:value="463986744" calcext:value-type="float">
            <text:p>463986744</text:p>
          </table:table-cell>
          <table:table-cell office:value-type="float" office:value="-1253496907" calcext:value-type="float">
            <text:p>-1253496907</text:p>
          </table:table-cell>
          <table:table-cell office:value-type="float" office:value="5664.44" calcext:value-type="float">
            <text:p>5664.44</text:p>
          </table:table-cell>
          <table:table-cell office:value-type="float" office:value="3131.4" calcext:value-type="float">
            <text:p>3131.4</text:p>
          </table:table-cell>
          <table:table-cell office:value-type="float" office:value="31.019" calcext:value-type="float">
            <text:p>31.019</text:p>
          </table:table-cell>
          <table:table-cell/>
          <table:table-cell table:formula="of:=[.D108]-177.9" office:value-type="float" office:value="5486.54" calcext:value-type="float">
            <text:p>5486.54</text:p>
          </table:table-cell>
          <table:table-cell table:formula="of:=[.B108]*(180/2^31)" office:value-type="float" office:value="38.890919610858" calcext:value-type="float">
            <text:p>38.8909196109</text:p>
          </table:table-cell>
          <table:table-cell table:formula="of:=[.C108]*(180/2^31)" office:value-type="float" office:value="-105.06689700298" calcext:value-type="float">
            <text:p>-105.066897003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SECOND([.A108])" office:value-type="float" office:value="0" calcext:value-type="float">
            <text:p>0</text:p>
          </table:table-cell>
          <table:table-cell table:style-name="ce9" table:formula="of:=MINUTE([.A108])" office:value-type="float" office:value="20" calcext:value-type="float">
            <text:p>20</text:p>
          </table:table-cell>
          <table:table-cell table:style-name="ce10" table:formula="of:=[.O108]*60+[.N108]" office:value-type="float" office:value="1200" calcext:value-type="float">
            <text:p>1200</text:p>
          </table:table-cell>
          <table:table-cell table:formula="of:=[.P108]-1028" office:value-type="float" office:value="172" calcext:value-type="float">
            <text:p>17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01.000000583S" calcext:value-type="time">
            <text:p>17:20:01</text:p>
          </table:table-cell>
          <table:table-cell office:value-type="float" office:value="463986020" calcext:value-type="float">
            <text:p>463986020</text:p>
          </table:table-cell>
          <table:table-cell office:value-type="float" office:value="-1253494841" calcext:value-type="float">
            <text:p>-1253494841</text:p>
          </table:table-cell>
          <table:table-cell office:value-type="float" office:value="5678.42" calcext:value-type="float">
            <text:p>5678.42</text:p>
          </table:table-cell>
          <table:table-cell office:value-type="float" office:value="3133.6" calcext:value-type="float">
            <text:p>3133.6</text:p>
          </table:table-cell>
          <table:table-cell office:value-type="float" office:value="29.962" calcext:value-type="float">
            <text:p>29.962</text:p>
          </table:table-cell>
          <table:table-cell/>
          <table:table-cell table:formula="of:=[.D109]-177.9" office:value-type="float" office:value="5500.52" calcext:value-type="float">
            <text:p>5500.52</text:p>
          </table:table-cell>
          <table:table-cell table:formula="of:=[.B109]*(180/2^31)" office:value-type="float" office:value="38.890858925879" calcext:value-type="float">
            <text:p>38.8908589259</text:p>
          </table:table-cell>
          <table:table-cell table:formula="of:=[.C109]*(180/2^31)" office:value-type="float" office:value="-105.066723832861" calcext:value-type="float">
            <text:p>-105.066723832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table:formula="of:=SECOND([.A109])" office:value-type="float" office:value="1" calcext:value-type="float">
            <text:p>1</text:p>
          </table:table-cell>
          <table:table-cell table:style-name="ce9" table:formula="of:=MINUTE([.A109])" office:value-type="float" office:value="20" calcext:value-type="float">
            <text:p>20</text:p>
          </table:table-cell>
          <table:table-cell table:style-name="ce10" table:formula="of:=[.O109]*60+[.N109]" office:value-type="float" office:value="1201" calcext:value-type="float">
            <text:p>1201</text:p>
          </table:table-cell>
          <table:table-cell table:formula="of:=[.P109]-1028" office:value-type="float" office:value="173" calcext:value-type="float">
            <text:p>17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03.000000212S" calcext:value-type="time">
            <text:p>17:20:03</text:p>
          </table:table-cell>
          <table:table-cell office:value-type="float" office:value="463984123" calcext:value-type="float">
            <text:p>463984123</text:p>
          </table:table-cell>
          <table:table-cell office:value-type="float" office:value="-1253495081" calcext:value-type="float">
            <text:p>-1253495081</text:p>
          </table:table-cell>
          <table:table-cell office:value-type="float" office:value="5692.87" calcext:value-type="float">
            <text:p>5692.87</text:p>
          </table:table-cell>
          <table:table-cell office:value-type="float" office:value="3139.6" calcext:value-type="float">
            <text:p>3139.6</text:p>
          </table:table-cell>
          <table:table-cell office:value-type="float" office:value="28.1" calcext:value-type="float">
            <text:p>28.1</text:p>
          </table:table-cell>
          <table:table-cell/>
          <table:table-cell table:formula="of:=[.D110]-177.9" office:value-type="float" office:value="5514.97" calcext:value-type="float">
            <text:p>5514.97</text:p>
          </table:table-cell>
          <table:table-cell table:formula="of:=[.B110]*(180/2^31)" office:value-type="float" office:value="38.8906999211758" calcext:value-type="float">
            <text:p>38.8906999212</text:p>
          </table:table-cell>
          <table:table-cell table:formula="of:=[.C110]*(180/2^31)" office:value-type="float" office:value="-105.066743949428" calcext:value-type="float">
            <text:p>-105.0667439494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table:formula="of:=SECOND([.A110])" office:value-type="float" office:value="3" calcext:value-type="float">
            <text:p>3</text:p>
          </table:table-cell>
          <table:table-cell table:style-name="ce9" table:formula="of:=MINUTE([.A110])" office:value-type="float" office:value="20" calcext:value-type="float">
            <text:p>20</text:p>
          </table:table-cell>
          <table:table-cell table:style-name="ce10" table:formula="of:=[.O110]*60+[.N110]" office:value-type="float" office:value="1203" calcext:value-type="float">
            <text:p>1203</text:p>
          </table:table-cell>
          <table:table-cell table:formula="of:=[.P110]-1028" office:value-type="float" office:value="175" calcext:value-type="float">
            <text:p>17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04.000000656S" calcext:value-type="time">
            <text:p>17:20:04</text:p>
          </table:table-cell>
          <table:table-cell office:value-type="float" office:value="463983643" calcext:value-type="float">
            <text:p>463983643</text:p>
          </table:table-cell>
          <table:table-cell office:value-type="float" office:value="-1253496379" calcext:value-type="float">
            <text:p>-1253496379</text:p>
          </table:table-cell>
          <table:table-cell office:value-type="float" office:value="5693.6" calcext:value-type="float">
            <text:p>5693.6</text:p>
          </table:table-cell>
          <table:table-cell office:value-type="float" office:value="3142" calcext:value-type="float">
            <text:p>3142</text:p>
          </table:table-cell>
          <table:table-cell office:value-type="float" office:value="26.264" calcext:value-type="float">
            <text:p>26.264</text:p>
          </table:table-cell>
          <table:table-cell/>
          <table:table-cell table:formula="of:=[.D111]-177.9" office:value-type="float" office:value="5515.7" calcext:value-type="float">
            <text:p>5515.7</text:p>
          </table:table-cell>
          <table:table-cell table:formula="of:=[.B111]*(180/2^31)" office:value-type="float" office:value="38.8906596880406" calcext:value-type="float">
            <text:p>38.890659688</text:p>
          </table:table-cell>
          <table:table-cell table:formula="of:=[.C111]*(180/2^31)" office:value-type="float" office:value="-105.066852746531" calcext:value-type="float">
            <text:p>-105.0668527465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table:formula="of:=SECOND([.A111])" office:value-type="float" office:value="4" calcext:value-type="float">
            <text:p>4</text:p>
          </table:table-cell>
          <table:table-cell table:style-name="ce9" table:formula="of:=MINUTE([.A111])" office:value-type="float" office:value="20" calcext:value-type="float">
            <text:p>20</text:p>
          </table:table-cell>
          <table:table-cell table:style-name="ce10" table:formula="of:=[.O111]*60+[.N111]" office:value-type="float" office:value="1204" calcext:value-type="float">
            <text:p>1204</text:p>
          </table:table-cell>
          <table:table-cell table:formula="of:=[.P111]-1028" office:value-type="float" office:value="176" calcext:value-type="float">
            <text:p>17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05.000000261S" calcext:value-type="time">
            <text:p>17:20:05</text:p>
          </table:table-cell>
          <table:table-cell office:value-type="float" office:value="463983897" calcext:value-type="float">
            <text:p>463983897</text:p>
          </table:table-cell>
          <table:table-cell office:value-type="float" office:value="-1253496921" calcext:value-type="float">
            <text:p>-1253496921</text:p>
          </table:table-cell>
          <table:table-cell office:value-type="float" office:value="5693.6" calcext:value-type="float">
            <text:p>5693.6</text:p>
          </table:table-cell>
          <table:table-cell office:value-type="float" office:value="3144.8" calcext:value-type="float">
            <text:p>3144.8</text:p>
          </table:table-cell>
          <table:table-cell office:value-type="float" office:value="24.866" calcext:value-type="float">
            <text:p>24.866</text:p>
          </table:table-cell>
          <table:table-cell/>
          <table:table-cell table:formula="of:=[.D112]-177.9" office:value-type="float" office:value="5515.7" calcext:value-type="float">
            <text:p>5515.7</text:p>
          </table:table-cell>
          <table:table-cell table:formula="of:=[.B112]*(180/2^31)" office:value-type="float" office:value="38.8906809780747" calcext:value-type="float">
            <text:p>38.8906809781</text:p>
          </table:table-cell>
          <table:table-cell table:formula="of:=[.C112]*(180/2^31)" office:value-type="float" office:value="-105.066898176447" calcext:value-type="float">
            <text:p>-105.0668981764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formula="of:=SECOND([.A112])" office:value-type="float" office:value="5" calcext:value-type="float">
            <text:p>5</text:p>
          </table:table-cell>
          <table:table-cell table:style-name="ce9" table:formula="of:=MINUTE([.A112])" office:value-type="float" office:value="20" calcext:value-type="float">
            <text:p>20</text:p>
          </table:table-cell>
          <table:table-cell table:style-name="ce10" table:formula="of:=[.O112]*60+[.N112]" office:value-type="float" office:value="1205" calcext:value-type="float">
            <text:p>1205</text:p>
          </table:table-cell>
          <table:table-cell table:formula="of:=[.P112]-1028" office:value-type="float" office:value="177" calcext:value-type="float">
            <text:p>17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07.000000309S" calcext:value-type="time">
            <text:p>17:20:07</text:p>
          </table:table-cell>
          <table:table-cell office:value-type="float" office:value="463986244" calcext:value-type="float">
            <text:p>463986244</text:p>
          </table:table-cell>
          <table:table-cell office:value-type="float" office:value="-1253502270" calcext:value-type="float">
            <text:p>-1253502270</text:p>
          </table:table-cell>
          <table:table-cell office:value-type="float" office:value="5717.58" calcext:value-type="float">
            <text:p>5717.58</text:p>
          </table:table-cell>
          <table:table-cell office:value-type="float" office:value="3150.8" calcext:value-type="float">
            <text:p>3150.8</text:p>
          </table:table-cell>
          <table:table-cell office:value-type="float" office:value="22.096" calcext:value-type="float">
            <text:p>22.096</text:p>
          </table:table-cell>
          <table:table-cell/>
          <table:table-cell table:formula="of:=[.D113]-177.9" office:value-type="float" office:value="5539.68" calcext:value-type="float">
            <text:p>5539.68</text:p>
          </table:table-cell>
          <table:table-cell table:formula="of:=[.B113]*(180/2^31)" office:value-type="float" office:value="38.8908777013421" calcext:value-type="float">
            <text:p>38.8908777013</text:p>
          </table:table-cell>
          <table:table-cell table:formula="of:=[.C113]*(180/2^31)" office:value-type="float" office:value="-105.067346524447" calcext:value-type="float">
            <text:p>-105.0673465244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table:formula="of:=SECOND([.A113])" office:value-type="float" office:value="7" calcext:value-type="float">
            <text:p>7</text:p>
          </table:table-cell>
          <table:table-cell table:style-name="ce9" table:formula="of:=MINUTE([.A113])" office:value-type="float" office:value="20" calcext:value-type="float">
            <text:p>20</text:p>
          </table:table-cell>
          <table:table-cell table:style-name="ce10" table:formula="of:=[.O113]*60+[.N113]" office:value-type="float" office:value="1207" calcext:value-type="float">
            <text:p>1207</text:p>
          </table:table-cell>
          <table:table-cell table:formula="of:=[.P113]-1028" office:value-type="float" office:value="179" calcext:value-type="float">
            <text:p>17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09.000000358S" calcext:value-type="time">
            <text:p>17:20:09</text:p>
          </table:table-cell>
          <table:table-cell office:value-type="float" office:value="463988868" calcext:value-type="float">
            <text:p>463988868</text:p>
          </table:table-cell>
          <table:table-cell office:value-type="float" office:value="-1253515238" calcext:value-type="float">
            <text:p>-1253515238</text:p>
          </table:table-cell>
          <table:table-cell office:value-type="float" office:value="5813.87" calcext:value-type="float">
            <text:p>5813.87</text:p>
          </table:table-cell>
          <table:table-cell office:value-type="float" office:value="3155.6" calcext:value-type="float">
            <text:p>3155.6</text:p>
          </table:table-cell>
          <table:table-cell office:value-type="float" office:value="22.762" calcext:value-type="float">
            <text:p>22.762</text:p>
          </table:table-cell>
          <table:table-cell/>
          <table:table-cell table:formula="of:=[.D114]-177.9" office:value-type="float" office:value="5635.97" calcext:value-type="float">
            <text:p>5635.97</text:p>
          </table:table-cell>
          <table:table-cell table:formula="of:=[.B114]*(180/2^31)" office:value-type="float" office:value="38.8910976424813" calcext:value-type="float">
            <text:p>38.8910976425</text:p>
          </table:table-cell>
          <table:table-cell table:formula="of:=[.C114]*(180/2^31)" office:value-type="float" office:value="-105.068433489651" calcext:value-type="float">
            <text:p>-105.0684334897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SECOND([.A114])" office:value-type="float" office:value="9" calcext:value-type="float">
            <text:p>9</text:p>
          </table:table-cell>
          <table:table-cell table:style-name="ce9" table:formula="of:=MINUTE([.A114])" office:value-type="float" office:value="20" calcext:value-type="float">
            <text:p>20</text:p>
          </table:table-cell>
          <table:table-cell table:style-name="ce10" table:formula="of:=[.O114]*60+[.N114]" office:value-type="float" office:value="1209" calcext:value-type="float">
            <text:p>1209</text:p>
          </table:table-cell>
          <table:table-cell table:formula="of:=[.P114]-1028" office:value-type="float" office:value="181" calcext:value-type="float">
            <text:p>18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11.000000406S" calcext:value-type="time">
            <text:p>17:20:11</text:p>
          </table:table-cell>
          <table:table-cell office:value-type="float" office:value="463987059" calcext:value-type="float">
            <text:p>463987059</text:p>
          </table:table-cell>
          <table:table-cell office:value-type="float" office:value="-1253527041" calcext:value-type="float">
            <text:p>-1253527041</text:p>
          </table:table-cell>
          <table:table-cell office:value-type="float" office:value="5902.45" calcext:value-type="float">
            <text:p>5902.45</text:p>
          </table:table-cell>
          <table:table-cell office:value-type="float" office:value="3160.2" calcext:value-type="float">
            <text:p>3160.2</text:p>
          </table:table-cell>
          <table:table-cell office:value-type="float" office:value="24.834" calcext:value-type="float">
            <text:p>24.834</text:p>
          </table:table-cell>
          <table:table-cell/>
          <table:table-cell table:formula="of:=[.D115]-177.9" office:value-type="float" office:value="5724.55" calcext:value-type="float">
            <text:p>5724.55</text:p>
          </table:table-cell>
          <table:table-cell table:formula="of:=[.B115]*(180/2^31)" office:value-type="float" office:value="38.890946013853" calcext:value-type="float">
            <text:p>38.8909460139</text:p>
          </table:table-cell>
          <table:table-cell table:formula="of:=[.C115]*(180/2^31)" office:value-type="float" office:value="-105.069422805682" calcext:value-type="float">
            <text:p>-105.0694228057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table:formula="of:=SECOND([.A115])" office:value-type="float" office:value="11" calcext:value-type="float">
            <text:p>11</text:p>
          </table:table-cell>
          <table:table-cell table:style-name="ce9" table:formula="of:=MINUTE([.A115])" office:value-type="float" office:value="20" calcext:value-type="float">
            <text:p>20</text:p>
          </table:table-cell>
          <table:table-cell table:style-name="ce10" table:formula="of:=[.O115]*60+[.N115]" office:value-type="float" office:value="1211" calcext:value-type="float">
            <text:p>1211</text:p>
          </table:table-cell>
          <table:table-cell table:formula="of:=[.P115]-1028" office:value-type="float" office:value="183" calcext:value-type="float">
            <text:p>18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13.000000454S" calcext:value-type="time">
            <text:p>17:20:13</text:p>
          </table:table-cell>
          <table:table-cell office:value-type="float" office:value="463981837" calcext:value-type="float">
            <text:p>463981837</text:p>
          </table:table-cell>
          <table:table-cell office:value-type="float" office:value="-1253532492" calcext:value-type="float">
            <text:p>-1253532492</text:p>
          </table:table-cell>
          <table:table-cell office:value-type="float" office:value="5958.27" calcext:value-type="float">
            <text:p>5958.27</text:p>
          </table:table-cell>
          <table:table-cell office:value-type="float" office:value="3165.4" calcext:value-type="float">
            <text:p>3165.4</text:p>
          </table:table-cell>
          <table:table-cell office:value-type="float" office:value="26.212" calcext:value-type="float">
            <text:p>26.212</text:p>
          </table:table-cell>
          <table:table-cell/>
          <table:table-cell table:formula="of:=[.D116]-177.9" office:value-type="float" office:value="5780.37" calcext:value-type="float">
            <text:p>5780.37</text:p>
          </table:table-cell>
          <table:table-cell table:formula="of:=[.B116]*(180/2^31)" office:value-type="float" office:value="38.8905083108693" calcext:value-type="float">
            <text:p>38.8905083109</text:p>
          </table:table-cell>
          <table:table-cell table:formula="of:=[.C116]*(180/2^31)" office:value-type="float" office:value="-105.069879703224" calcext:value-type="float">
            <text:p>-105.0698797032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table:formula="of:=SECOND([.A116])" office:value-type="float" office:value="13" calcext:value-type="float">
            <text:p>13</text:p>
          </table:table-cell>
          <table:table-cell table:style-name="ce9" table:formula="of:=MINUTE([.A116])" office:value-type="float" office:value="20" calcext:value-type="float">
            <text:p>20</text:p>
          </table:table-cell>
          <table:table-cell table:style-name="ce10" table:formula="of:=[.O116]*60+[.N116]" office:value-type="float" office:value="1213" calcext:value-type="float">
            <text:p>1213</text:p>
          </table:table-cell>
          <table:table-cell table:formula="of:=[.P116]-1028" office:value-type="float" office:value="185" calcext:value-type="float">
            <text:p>18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15.000000084S" calcext:value-type="time">
            <text:p>17:20:15</text:p>
          </table:table-cell>
          <table:table-cell office:value-type="float" office:value="463974043" calcext:value-type="float">
            <text:p>463974043</text:p>
          </table:table-cell>
          <table:table-cell office:value-type="float" office:value="-1253534815" calcext:value-type="float">
            <text:p>-1253534815</text:p>
          </table:table-cell>
          <table:table-cell office:value-type="float" office:value="6024.33" calcext:value-type="float">
            <text:p>6024.33</text:p>
          </table:table-cell>
          <table:table-cell office:value-type="float" office:value="3171" calcext:value-type="float">
            <text:p>3171</text:p>
          </table:table-cell>
          <table:table-cell office:value-type="float" office:value="30.222" calcext:value-type="float">
            <text:p>30.222</text:p>
          </table:table-cell>
          <table:table-cell/>
          <table:table-cell table:formula="of:=[.D117]-177.9" office:value-type="float" office:value="5846.43" calcext:value-type="float">
            <text:p>5846.43</text:p>
          </table:table-cell>
          <table:table-cell table:formula="of:=[.B117]*(180/2^31)" office:value-type="float" office:value="38.8898550253361" calcext:value-type="float">
            <text:p>38.8898550253</text:p>
          </table:table-cell>
          <table:table-cell table:formula="of:=[.C117]*(180/2^31)" office:value-type="float" office:value="-105.070074414834" calcext:value-type="float">
            <text:p>-105.0700744148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table:formula="of:=SECOND([.A117])" office:value-type="float" office:value="15" calcext:value-type="float">
            <text:p>15</text:p>
          </table:table-cell>
          <table:table-cell table:style-name="ce9" table:formula="of:=MINUTE([.A117])" office:value-type="float" office:value="20" calcext:value-type="float">
            <text:p>20</text:p>
          </table:table-cell>
          <table:table-cell table:style-name="ce10" table:formula="of:=[.O117]*60+[.N117]" office:value-type="float" office:value="1215" calcext:value-type="float">
            <text:p>1215</text:p>
          </table:table-cell>
          <table:table-cell table:formula="of:=[.P117]-1028" office:value-type="float" office:value="187" calcext:value-type="float">
            <text:p>18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17.000000551S" calcext:value-type="time">
            <text:p>17:20:17</text:p>
          </table:table-cell>
          <table:table-cell office:value-type="float" office:value="463966051" calcext:value-type="float">
            <text:p>463966051</text:p>
          </table:table-cell>
          <table:table-cell office:value-type="float" office:value="-1253539225" calcext:value-type="float">
            <text:p>-1253539225</text:p>
          </table:table-cell>
          <table:table-cell office:value-type="float" office:value="6104.49" calcext:value-type="float">
            <text:p>6104.49</text:p>
          </table:table-cell>
          <table:table-cell office:value-type="float" office:value="3176.4" calcext:value-type="float">
            <text:p>3176.4</text:p>
          </table:table-cell>
          <table:table-cell office:value-type="float" office:value="35.824" calcext:value-type="float">
            <text:p>35.824</text:p>
          </table:table-cell>
          <table:table-cell/>
          <table:table-cell table:formula="of:=[.D118]-177.9" office:value-type="float" office:value="5926.59" calcext:value-type="float">
            <text:p>5926.59</text:p>
          </table:table-cell>
          <table:table-cell table:formula="of:=[.B118]*(180/2^31)" office:value-type="float" office:value="38.8891851436347" calcext:value-type="float">
            <text:p>38.8891851436</text:p>
          </table:table-cell>
          <table:table-cell table:formula="of:=[.C118]*(180/2^31)" office:value-type="float" office:value="-105.070444056764" calcext:value-type="float">
            <text:p>-105.0704440568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table:formula="of:=SECOND([.A118])" office:value-type="float" office:value="17" calcext:value-type="float">
            <text:p>17</text:p>
          </table:table-cell>
          <table:table-cell table:style-name="ce9" table:formula="of:=MINUTE([.A118])" office:value-type="float" office:value="20" calcext:value-type="float">
            <text:p>20</text:p>
          </table:table-cell>
          <table:table-cell table:style-name="ce10" table:formula="of:=[.O118]*60+[.N118]" office:value-type="float" office:value="1217" calcext:value-type="float">
            <text:p>1217</text:p>
          </table:table-cell>
          <table:table-cell table:formula="of:=[.P118]-1028" office:value-type="float" office:value="189" calcext:value-type="float">
            <text:p>18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19.0000006S" calcext:value-type="time">
            <text:p>17:20:19</text:p>
          </table:table-cell>
          <table:table-cell office:value-type="float" office:value="463960012" calcext:value-type="float">
            <text:p>463960012</text:p>
          </table:table-cell>
          <table:table-cell office:value-type="float" office:value="-1253547293" calcext:value-type="float">
            <text:p>-1253547293</text:p>
          </table:table-cell>
          <table:table-cell office:value-type="float" office:value="6185.67" calcext:value-type="float">
            <text:p>6185.67</text:p>
          </table:table-cell>
          <table:table-cell office:value-type="float" office:value="3182.2" calcext:value-type="float">
            <text:p>3182.2</text:p>
          </table:table-cell>
          <table:table-cell office:value-type="float" office:value="39.126" calcext:value-type="float">
            <text:p>39.126</text:p>
          </table:table-cell>
          <table:table-cell/>
          <table:table-cell table:formula="of:=[.D119]-177.9" office:value-type="float" office:value="6007.77" calcext:value-type="float">
            <text:p>6007.77</text:p>
          </table:table-cell>
          <table:table-cell table:formula="of:=[.B119]*(180/2^31)" office:value-type="float" office:value="38.8886789605021" calcext:value-type="float">
            <text:p>38.8886789605</text:p>
          </table:table-cell>
          <table:table-cell table:formula="of:=[.C119]*(180/2^31)" office:value-type="float" office:value="-105.071120308712" calcext:value-type="float">
            <text:p>-105.0711203087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table:formula="of:=SECOND([.A119])" office:value-type="float" office:value="19" calcext:value-type="float">
            <text:p>19</text:p>
          </table:table-cell>
          <table:table-cell table:style-name="ce9" table:formula="of:=MINUTE([.A119])" office:value-type="float" office:value="20" calcext:value-type="float">
            <text:p>20</text:p>
          </table:table-cell>
          <table:table-cell table:style-name="ce10" table:formula="of:=[.O119]*60+[.N119]" office:value-type="float" office:value="1219" calcext:value-type="float">
            <text:p>1219</text:p>
          </table:table-cell>
          <table:table-cell table:formula="of:=[.P119]-1028" office:value-type="float" office:value="191" calcext:value-type="float">
            <text:p>19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21.000000229S" calcext:value-type="time">
            <text:p>17:20:21</text:p>
          </table:table-cell>
          <table:table-cell office:value-type="float" office:value="463954417" calcext:value-type="float">
            <text:p>463954417</text:p>
          </table:table-cell>
          <table:table-cell office:value-type="float" office:value="-1253556520" calcext:value-type="float">
            <text:p>-1253556520</text:p>
          </table:table-cell>
          <table:table-cell office:value-type="float" office:value="6270.55" calcext:value-type="float">
            <text:p>6270.55</text:p>
          </table:table-cell>
          <table:table-cell office:value-type="float" office:value="3188.4" calcext:value-type="float">
            <text:p>3188.4</text:p>
          </table:table-cell>
          <table:table-cell office:value-type="float" office:value="38.563" calcext:value-type="float">
            <text:p>38.563</text:p>
          </table:table-cell>
          <table:table-cell/>
          <table:table-cell table:formula="of:=[.D120]-177.9" office:value-type="float" office:value="6092.65" calcext:value-type="float">
            <text:p>6092.65</text:p>
          </table:table-cell>
          <table:table-cell table:formula="of:=[.B120]*(180/2^31)" office:value-type="float" office:value="38.8882099930197" calcext:value-type="float">
            <text:p>38.888209993</text:p>
          </table:table-cell>
          <table:table-cell table:formula="of:=[.C120]*(180/2^31)" office:value-type="float" office:value="-105.071893706918" calcext:value-type="float">
            <text:p>-105.0718937069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SECOND([.A120])" office:value-type="float" office:value="21" calcext:value-type="float">
            <text:p>21</text:p>
          </table:table-cell>
          <table:table-cell table:style-name="ce9" table:formula="of:=MINUTE([.A120])" office:value-type="float" office:value="20" calcext:value-type="float">
            <text:p>20</text:p>
          </table:table-cell>
          <table:table-cell table:style-name="ce10" table:formula="of:=[.O120]*60+[.N120]" office:value-type="float" office:value="1221" calcext:value-type="float">
            <text:p>1221</text:p>
          </table:table-cell>
          <table:table-cell table:formula="of:=[.P120]-1028" office:value-type="float" office:value="193" calcext:value-type="float">
            <text:p>19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22.999999858S" calcext:value-type="time">
            <text:p>17:20:23</text:p>
          </table:table-cell>
          <table:table-cell office:value-type="float" office:value="463948364" calcext:value-type="float">
            <text:p>463948364</text:p>
          </table:table-cell>
          <table:table-cell office:value-type="float" office:value="-1253565646" calcext:value-type="float">
            <text:p>-1253565646</text:p>
          </table:table-cell>
          <table:table-cell office:value-type="float" office:value="6357.59" calcext:value-type="float">
            <text:p>6357.59</text:p>
          </table:table-cell>
          <table:table-cell office:value-type="float" office:value="3194.6" calcext:value-type="float">
            <text:p>3194.6</text:p>
          </table:table-cell>
          <table:table-cell office:value-type="float" office:value="38.4" calcext:value-type="float">
            <text:p>38.4</text:p>
          </table:table-cell>
          <table:table-cell/>
          <table:table-cell table:formula="of:=[.D121]-177.9" office:value-type="float" office:value="6179.69" calcext:value-type="float">
            <text:p>6179.69</text:p>
          </table:table-cell>
          <table:table-cell table:formula="of:=[.B121]*(180/2^31)" office:value-type="float" office:value="38.8877026364207" calcext:value-type="float">
            <text:p>38.8877026364</text:p>
          </table:table-cell>
          <table:table-cell table:formula="of:=[.C121]*(180/2^31)" office:value-type="float" office:value="-105.072658639401" calcext:value-type="float">
            <text:p>-105.0726586394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formula="of:=SECOND([.A121])" office:value-type="float" office:value="23" calcext:value-type="float">
            <text:p>23</text:p>
          </table:table-cell>
          <table:table-cell table:style-name="ce9" table:formula="of:=MINUTE([.A121])" office:value-type="float" office:value="20" calcext:value-type="float">
            <text:p>20</text:p>
          </table:table-cell>
          <table:table-cell table:style-name="ce10" table:formula="of:=[.O121]*60+[.N121]" office:value-type="float" office:value="1223" calcext:value-type="float">
            <text:p>1223</text:p>
          </table:table-cell>
          <table:table-cell table:formula="of:=[.P121]-1028" office:value-type="float" office:value="195" calcext:value-type="float">
            <text:p>19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24.000000302S" calcext:value-type="time">
            <text:p>17:20:24</text:p>
          </table:table-cell>
          <table:table-cell office:value-type="float" office:value="463945499" calcext:value-type="float">
            <text:p>463945499</text:p>
          </table:table-cell>
          <table:table-cell office:value-type="float" office:value="-1253569879" calcext:value-type="float">
            <text:p>-1253569879</text:p>
          </table:table-cell>
          <table:table-cell office:value-type="float" office:value="6398.3" calcext:value-type="float">
            <text:p>6398.3</text:p>
          </table:table-cell>
          <table:table-cell office:value-type="float" office:value="3197.6" calcext:value-type="float">
            <text:p>3197.6</text:p>
          </table:table-cell>
          <table:table-cell office:value-type="float" office:value="39.131" calcext:value-type="float">
            <text:p>39.131</text:p>
          </table:table-cell>
          <table:table-cell/>
          <table:table-cell table:formula="of:=[.D122]-177.9" office:value-type="float" office:value="6220.4" calcext:value-type="float">
            <text:p>6220.4</text:p>
          </table:table-cell>
          <table:table-cell table:formula="of:=[.B122]*(180/2^31)" office:value-type="float" office:value="38.8874624948949" calcext:value-type="float">
            <text:p>38.8874624949</text:p>
          </table:table-cell>
          <table:table-cell table:formula="of:=[.C122]*(180/2^31)" office:value-type="float" office:value="-105.073013445362" calcext:value-type="float">
            <text:p>-105.0730134454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table:formula="of:=SECOND([.A122])" office:value-type="float" office:value="24" calcext:value-type="float">
            <text:p>24</text:p>
          </table:table-cell>
          <table:table-cell table:style-name="ce9" table:formula="of:=MINUTE([.A122])" office:value-type="float" office:value="20" calcext:value-type="float">
            <text:p>20</text:p>
          </table:table-cell>
          <table:table-cell table:style-name="ce10" table:formula="of:=[.O122]*60+[.N122]" office:value-type="float" office:value="1224" calcext:value-type="float">
            <text:p>1224</text:p>
          </table:table-cell>
          <table:table-cell table:formula="of:=[.P122]-1028" office:value-type="float" office:value="196" calcext:value-type="float">
            <text:p>19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27.000000374S" calcext:value-type="time">
            <text:p>17:20:27</text:p>
          </table:table-cell>
          <table:table-cell office:value-type="float" office:value="463939932" calcext:value-type="float">
            <text:p>463939932</text:p>
          </table:table-cell>
          <table:table-cell office:value-type="float" office:value="-1253576358" calcext:value-type="float">
            <text:p>-1253576358</text:p>
          </table:table-cell>
          <table:table-cell office:value-type="float" office:value="6468.19" calcext:value-type="float">
            <text:p>6468.19</text:p>
          </table:table-cell>
          <table:table-cell office:value-type="float" office:value="3206.4" calcext:value-type="float">
            <text:p>3206.4</text:p>
          </table:table-cell>
          <table:table-cell office:value-type="float" office:value="37.004" calcext:value-type="float">
            <text:p>37.004</text:p>
          </table:table-cell>
          <table:table-cell/>
          <table:table-cell table:formula="of:=[.D123]-177.9" office:value-type="float" office:value="6290.29" calcext:value-type="float">
            <text:p>6290.29</text:p>
          </table:table-cell>
          <table:table-cell table:formula="of:=[.B123]*(180/2^31)" office:value-type="float" office:value="38.8869958743453" calcext:value-type="float">
            <text:p>38.8869958743</text:p>
          </table:table-cell>
          <table:table-cell table:formula="of:=[.C123]*(180/2^31)" office:value-type="float" office:value="-105.073556508869" calcext:value-type="float">
            <text:p>-105.0735565089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formula="of:=SECOND([.A123])" office:value-type="float" office:value="27" calcext:value-type="float">
            <text:p>27</text:p>
          </table:table-cell>
          <table:table-cell table:style-name="ce9" table:formula="of:=MINUTE([.A123])" office:value-type="float" office:value="20" calcext:value-type="float">
            <text:p>20</text:p>
          </table:table-cell>
          <table:table-cell table:style-name="ce10" table:formula="of:=[.O123]*60+[.N123]" office:value-type="float" office:value="1227" calcext:value-type="float">
            <text:p>1227</text:p>
          </table:table-cell>
          <table:table-cell table:formula="of:=[.P123]-1028" office:value-type="float" office:value="199" calcext:value-type="float">
            <text:p>19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29.000000004S" calcext:value-type="time">
            <text:p>17:20:29</text:p>
          </table:table-cell>
          <table:table-cell office:value-type="float" office:value="463937289" calcext:value-type="float">
            <text:p>463937289</text:p>
          </table:table-cell>
          <table:table-cell office:value-type="float" office:value="-1253578024" calcext:value-type="float">
            <text:p>-1253578024</text:p>
          </table:table-cell>
          <table:table-cell office:value-type="float" office:value="6494.62" calcext:value-type="float">
            <text:p>6494.62</text:p>
          </table:table-cell>
          <table:table-cell office:value-type="float" office:value="3213.6" calcext:value-type="float">
            <text:p>3213.6</text:p>
          </table:table-cell>
          <table:table-cell office:value-type="float" office:value="32.897" calcext:value-type="float">
            <text:p>32.897</text:p>
          </table:table-cell>
          <table:table-cell/>
          <table:table-cell table:formula="of:=[.D124]-177.9" office:value-type="float" office:value="6316.72" calcext:value-type="float">
            <text:p>6316.72</text:p>
          </table:table-cell>
          <table:table-cell table:formula="of:=[.B124]*(180/2^31)" office:value-type="float" office:value="38.8867743406445" calcext:value-type="float">
            <text:p>38.8867743406</text:p>
          </table:table-cell>
          <table:table-cell table:formula="of:=[.C124]*(180/2^31)" office:value-type="float" office:value="-105.073696151376" calcext:value-type="float">
            <text:p>-105.073696151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SECOND([.A124])" office:value-type="float" office:value="29" calcext:value-type="float">
            <text:p>29</text:p>
          </table:table-cell>
          <table:table-cell table:style-name="ce9" table:formula="of:=MINUTE([.A124])" office:value-type="float" office:value="20" calcext:value-type="float">
            <text:p>20</text:p>
          </table:table-cell>
          <table:table-cell table:style-name="ce10" table:formula="of:=[.O124]*60+[.N124]" office:value-type="float" office:value="1229" calcext:value-type="float">
            <text:p>1229</text:p>
          </table:table-cell>
          <table:table-cell table:formula="of:=[.P124]-1028" office:value-type="float" office:value="201" calcext:value-type="float">
            <text:p>20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31.000000052S" calcext:value-type="time">
            <text:p>17:20:31</text:p>
          </table:table-cell>
          <table:table-cell office:value-type="float" office:value="463938658" calcext:value-type="float">
            <text:p>463938658</text:p>
          </table:table-cell>
          <table:table-cell office:value-type="float" office:value="-1253575771" calcext:value-type="float">
            <text:p>-1253575771</text:p>
          </table:table-cell>
          <table:table-cell office:value-type="float" office:value="6494.62" calcext:value-type="float">
            <text:p>6494.62</text:p>
          </table:table-cell>
          <table:table-cell office:value-type="float" office:value="3220.2" calcext:value-type="float">
            <text:p>3220.2</text:p>
          </table:table-cell>
          <table:table-cell office:value-type="float" office:value="27.699" calcext:value-type="float">
            <text:p>27.699</text:p>
          </table:table-cell>
          <table:table-cell/>
          <table:table-cell table:formula="of:=[.D125]-177.9" office:value-type="float" office:value="6316.72" calcext:value-type="float">
            <text:p>6316.72</text:p>
          </table:table-cell>
          <table:table-cell table:formula="of:=[.B125]*(180/2^31)" office:value-type="float" office:value="38.8868890888989" calcext:value-type="float">
            <text:p>38.8868890889</text:p>
          </table:table-cell>
          <table:table-cell table:formula="of:=[.C125]*(180/2^31)" office:value-type="float" office:value="-105.073507307097" calcext:value-type="float">
            <text:p>-105.0735073071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table:formula="of:=SECOND([.A125])" office:value-type="float" office:value="31" calcext:value-type="float">
            <text:p>31</text:p>
          </table:table-cell>
          <table:table-cell table:style-name="ce9" table:formula="of:=MINUTE([.A125])" office:value-type="float" office:value="20" calcext:value-type="float">
            <text:p>20</text:p>
          </table:table-cell>
          <table:table-cell table:style-name="ce10" table:formula="of:=[.O125]*60+[.N125]" office:value-type="float" office:value="1231" calcext:value-type="float">
            <text:p>1231</text:p>
          </table:table-cell>
          <table:table-cell table:formula="of:=[.P125]-1028" office:value-type="float" office:value="203" calcext:value-type="float">
            <text:p>20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32.000000495S" calcext:value-type="time">
            <text:p>17:20:32</text:p>
          </table:table-cell>
          <table:table-cell office:value-type="float" office:value="463941618" calcext:value-type="float">
            <text:p>463941618</text:p>
          </table:table-cell>
          <table:table-cell office:value-type="float" office:value="-1253569871" calcext:value-type="float">
            <text:p>-1253569871</text:p>
          </table:table-cell>
          <table:table-cell office:value-type="float" office:value="6509.82" calcext:value-type="float">
            <text:p>6509.82</text:p>
          </table:table-cell>
          <table:table-cell office:value-type="float" office:value="3224.6" calcext:value-type="float">
            <text:p>3224.6</text:p>
          </table:table-cell>
          <table:table-cell office:value-type="float" office:value="27.96" calcext:value-type="float">
            <text:p>27.96</text:p>
          </table:table-cell>
          <table:table-cell/>
          <table:table-cell table:formula="of:=[.D126]-177.9" office:value-type="float" office:value="6331.92" calcext:value-type="float">
            <text:p>6331.92</text:p>
          </table:table-cell>
          <table:table-cell table:formula="of:=[.B126]*(180/2^31)" office:value-type="float" office:value="38.8871371932328" calcext:value-type="float">
            <text:p>38.8871371932</text:p>
          </table:table-cell>
          <table:table-cell table:formula="of:=[.C126]*(180/2^31)" office:value-type="float" office:value="-105.07301277481" calcext:value-type="float">
            <text:p>-105.0730127748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formula="of:=SECOND([.A126])" office:value-type="float" office:value="32" calcext:value-type="float">
            <text:p>32</text:p>
          </table:table-cell>
          <table:table-cell table:style-name="ce9" table:formula="of:=MINUTE([.A126])" office:value-type="float" office:value="20" calcext:value-type="float">
            <text:p>20</text:p>
          </table:table-cell>
          <table:table-cell table:style-name="ce10" table:formula="of:=[.O126]*60+[.N126]" office:value-type="float" office:value="1232" calcext:value-type="float">
            <text:p>1232</text:p>
          </table:table-cell>
          <table:table-cell table:formula="of:=[.P126]-1028" office:value-type="float" office:value="204" calcext:value-type="float">
            <text:p>20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34.000000125S" calcext:value-type="time">
            <text:p>17:20:34</text:p>
          </table:table-cell>
          <table:table-cell office:value-type="float" office:value="463945023" calcext:value-type="float">
            <text:p>463945023</text:p>
          </table:table-cell>
          <table:table-cell office:value-type="float" office:value="-1253558413" calcext:value-type="float">
            <text:p>-1253558413</text:p>
          </table:table-cell>
          <table:table-cell office:value-type="float" office:value="6596.13" calcext:value-type="float">
            <text:p>6596.13</text:p>
          </table:table-cell>
          <table:table-cell office:value-type="float" office:value="3231.4" calcext:value-type="float">
            <text:p>3231.4</text:p>
          </table:table-cell>
          <table:table-cell office:value-type="float" office:value="27.811" calcext:value-type="float">
            <text:p>27.811</text:p>
          </table:table-cell>
          <table:table-cell/>
          <table:table-cell table:formula="of:=[.D127]-177.9" office:value-type="float" office:value="6418.23" calcext:value-type="float">
            <text:p>6418.23</text:p>
          </table:table-cell>
          <table:table-cell table:formula="of:=[.B127]*(180/2^31)" office:value-type="float" office:value="38.8874225970358" calcext:value-type="float">
            <text:p>38.887422597</text:p>
          </table:table-cell>
          <table:table-cell table:formula="of:=[.C127]*(180/2^31)" office:value-type="float" office:value="-105.072052376345" calcext:value-type="float">
            <text:p>-105.0720523763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table:formula="of:=SECOND([.A127])" office:value-type="float" office:value="34" calcext:value-type="float">
            <text:p>34</text:p>
          </table:table-cell>
          <table:table-cell table:style-name="ce9" table:formula="of:=MINUTE([.A127])" office:value-type="float" office:value="20" calcext:value-type="float">
            <text:p>20</text:p>
          </table:table-cell>
          <table:table-cell table:style-name="ce10" table:formula="of:=[.O127]*60+[.N127]" office:value-type="float" office:value="1234" calcext:value-type="float">
            <text:p>1234</text:p>
          </table:table-cell>
          <table:table-cell table:formula="of:=[.P127]-1028" office:value-type="float" office:value="206" calcext:value-type="float">
            <text:p>20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36.000000592S" calcext:value-type="time">
            <text:p>17:20:36</text:p>
          </table:table-cell>
          <table:table-cell office:value-type="float" office:value="463943711" calcext:value-type="float">
            <text:p>463943711</text:p>
          </table:table-cell>
          <table:table-cell office:value-type="float" office:value="-1253549998" calcext:value-type="float">
            <text:p>-1253549998</text:p>
          </table:table-cell>
          <table:table-cell office:value-type="float" office:value="6659.6" calcext:value-type="float">
            <text:p>6659.6</text:p>
          </table:table-cell>
          <table:table-cell office:value-type="float" office:value="3236.8" calcext:value-type="float">
            <text:p>3236.8</text:p>
          </table:table-cell>
          <table:table-cell office:value-type="float" office:value="26.199" calcext:value-type="float">
            <text:p>26.199</text:p>
          </table:table-cell>
          <table:table-cell/>
          <table:table-cell table:formula="of:=[.D128]-177.9" office:value-type="float" office:value="6481.7" calcext:value-type="float">
            <text:p>6481.7</text:p>
          </table:table-cell>
          <table:table-cell table:formula="of:=[.B128]*(180/2^31)" office:value-type="float" office:value="38.8873126264662" calcext:value-type="float">
            <text:p>38.8873126265</text:p>
          </table:table-cell>
          <table:table-cell table:formula="of:=[.C128]*(180/2^31)" office:value-type="float" office:value="-105.071347039193" calcext:value-type="float">
            <text:p>-105.0713470392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SECOND([.A128])" office:value-type="float" office:value="36" calcext:value-type="float">
            <text:p>36</text:p>
          </table:table-cell>
          <table:table-cell table:style-name="ce9" table:formula="of:=MINUTE([.A128])" office:value-type="float" office:value="20" calcext:value-type="float">
            <text:p>20</text:p>
          </table:table-cell>
          <table:table-cell table:style-name="ce10" table:formula="of:=[.O128]*60+[.N128]" office:value-type="float" office:value="1236" calcext:value-type="float">
            <text:p>1236</text:p>
          </table:table-cell>
          <table:table-cell table:formula="of:=[.P128]-1028" office:value-type="float" office:value="208" calcext:value-type="float">
            <text:p>20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38.000000641S" calcext:value-type="time">
            <text:p>17:20:38</text:p>
          </table:table-cell>
          <table:table-cell office:value-type="float" office:value="463939300" calcext:value-type="float">
            <text:p>463939300</text:p>
          </table:table-cell>
          <table:table-cell office:value-type="float" office:value="-1253548681" calcext:value-type="float">
            <text:p>-1253548681</text:p>
          </table:table-cell>
          <table:table-cell office:value-type="float" office:value="6688.92" calcext:value-type="float">
            <text:p>6688.92</text:p>
          </table:table-cell>
          <table:table-cell office:value-type="float" office:value="3243.6" calcext:value-type="float">
            <text:p>3243.6</text:p>
          </table:table-cell>
          <table:table-cell office:value-type="float" office:value="24.613" calcext:value-type="float">
            <text:p>24.613</text:p>
          </table:table-cell>
          <table:table-cell/>
          <table:table-cell table:formula="of:=[.D129]-177.9" office:value-type="float" office:value="6511.02" calcext:value-type="float">
            <text:p>6511.02</text:p>
          </table:table-cell>
          <table:table-cell table:formula="of:=[.B129]*(180/2^31)" office:value-type="float" office:value="38.8869429007173" calcext:value-type="float">
            <text:p>38.8869429007</text:p>
          </table:table-cell>
          <table:table-cell table:formula="of:=[.C129]*(180/2^31)" office:value-type="float" office:value="-105.071236649528" calcext:value-type="float">
            <text:p>-105.0712366495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table:formula="of:=SECOND([.A129])" office:value-type="float" office:value="38" calcext:value-type="float">
            <text:p>38</text:p>
          </table:table-cell>
          <table:table-cell table:style-name="ce9" table:formula="of:=MINUTE([.A129])" office:value-type="float" office:value="20" calcext:value-type="float">
            <text:p>20</text:p>
          </table:table-cell>
          <table:table-cell table:style-name="ce10" table:formula="of:=[.O129]*60+[.N129]" office:value-type="float" office:value="1238" calcext:value-type="float">
            <text:p>1238</text:p>
          </table:table-cell>
          <table:table-cell table:formula="of:=[.P129]-1028" office:value-type="float" office:value="210" calcext:value-type="float">
            <text:p>21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39.000000246S" calcext:value-type="time">
            <text:p>17:20:39</text:p>
          </table:table-cell>
          <table:table-cell office:value-type="float" office:value="463934863" calcext:value-type="float">
            <text:p>463934863</text:p>
          </table:table-cell>
          <table:table-cell office:value-type="float" office:value="-1253551472" calcext:value-type="float">
            <text:p>-1253551472</text:p>
          </table:table-cell>
          <table:table-cell office:value-type="float" office:value="6724.05" calcext:value-type="float">
            <text:p>6724.05</text:p>
          </table:table-cell>
          <table:table-cell office:value-type="float" office:value="3246.8" calcext:value-type="float">
            <text:p>3246.8</text:p>
          </table:table-cell>
          <table:table-cell office:value-type="float" office:value="26.587" calcext:value-type="float">
            <text:p>26.587</text:p>
          </table:table-cell>
          <table:table-cell/>
          <table:table-cell table:formula="of:=[.D130]-177.9" office:value-type="float" office:value="6546.15" calcext:value-type="float">
            <text:p>6546.15</text:p>
          </table:table-cell>
          <table:table-cell table:formula="of:=[.B130]*(180/2^31)" office:value-type="float" office:value="38.8865709956735" calcext:value-type="float">
            <text:p>38.8865709957</text:p>
          </table:table-cell>
          <table:table-cell table:formula="of:=[.C130]*(180/2^31)" office:value-type="float" office:value="-105.071470588446" calcext:value-type="float">
            <text:p>-105.0714705884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table:formula="of:=SECOND([.A130])" office:value-type="float" office:value="39" calcext:value-type="float">
            <text:p>39</text:p>
          </table:table-cell>
          <table:table-cell table:style-name="ce9" table:formula="of:=MINUTE([.A130])" office:value-type="float" office:value="20" calcext:value-type="float">
            <text:p>20</text:p>
          </table:table-cell>
          <table:table-cell table:style-name="ce10" table:formula="of:=[.O130]*60+[.N130]" office:value-type="float" office:value="1239" calcext:value-type="float">
            <text:p>1239</text:p>
          </table:table-cell>
          <table:table-cell table:formula="of:=[.P130]-1028" office:value-type="float" office:value="211" calcext:value-type="float">
            <text:p>21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41.000000294S" calcext:value-type="time">
            <text:p>17:20:41</text:p>
          </table:table-cell>
          <table:table-cell office:value-type="float" office:value="463926466" calcext:value-type="float">
            <text:p>463926466</text:p>
          </table:table-cell>
          <table:table-cell office:value-type="float" office:value="-1253555616" calcext:value-type="float">
            <text:p>-1253555616</text:p>
          </table:table-cell>
          <table:table-cell office:value-type="float" office:value="6804.18" calcext:value-type="float">
            <text:p>6804.18</text:p>
          </table:table-cell>
          <table:table-cell office:value-type="float" office:value="3252.2" calcext:value-type="float">
            <text:p>3252.2</text:p>
          </table:table-cell>
          <table:table-cell office:value-type="float" office:value="30.462" calcext:value-type="float">
            <text:p>30.462</text:p>
          </table:table-cell>
          <table:table-cell/>
          <table:table-cell table:formula="of:=[.D131]-177.9" office:value-type="float" office:value="6626.28" calcext:value-type="float">
            <text:p>6626.28</text:p>
          </table:table-cell>
          <table:table-cell table:formula="of:=[.B131]*(180/2^31)" office:value-type="float" office:value="38.8858671672642" calcext:value-type="float">
            <text:p>38.8858671673</text:p>
          </table:table-cell>
          <table:table-cell table:formula="of:=[.C131]*(180/2^31)" office:value-type="float" office:value="-105.071817934513" calcext:value-type="float">
            <text:p>-105.0718179345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table:formula="of:=SECOND([.A131])" office:value-type="float" office:value="41" calcext:value-type="float">
            <text:p>41</text:p>
          </table:table-cell>
          <table:table-cell table:style-name="ce9" table:formula="of:=MINUTE([.A131])" office:value-type="float" office:value="20" calcext:value-type="float">
            <text:p>20</text:p>
          </table:table-cell>
          <table:table-cell table:style-name="ce10" table:formula="of:=[.O131]*60+[.N131]" office:value-type="float" office:value="1241" calcext:value-type="float">
            <text:p>1241</text:p>
          </table:table-cell>
          <table:table-cell table:formula="of:=[.P131]-1028" office:value-type="float" office:value="213" calcext:value-type="float">
            <text:p>21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41.999999899S" calcext:value-type="time">
            <text:p>17:20:42</text:p>
          </table:table-cell>
          <table:table-cell office:value-type="float" office:value="463921946" calcext:value-type="float">
            <text:p>463921946</text:p>
          </table:table-cell>
          <table:table-cell office:value-type="float" office:value="-1253556622" calcext:value-type="float">
            <text:p>-1253556622</text:p>
          </table:table-cell>
          <table:table-cell office:value-type="float" office:value="6846.7" calcext:value-type="float">
            <text:p>6846.7</text:p>
          </table:table-cell>
          <table:table-cell office:value-type="float" office:value="3255" calcext:value-type="float">
            <text:p>3255</text:p>
          </table:table-cell>
          <table:table-cell office:value-type="float" office:value="33.783" calcext:value-type="float">
            <text:p>33.783</text:p>
          </table:table-cell>
          <table:table-cell/>
          <table:table-cell table:formula="of:=[.D132]-177.9" office:value-type="float" office:value="6668.8" calcext:value-type="float">
            <text:p>6668.8</text:p>
          </table:table-cell>
          <table:table-cell table:formula="of:=[.B132]*(180/2^31)" office:value-type="float" office:value="38.8854883052409" calcext:value-type="float">
            <text:p>38.8854883052</text:p>
          </table:table-cell>
          <table:table-cell table:formula="of:=[.C132]*(180/2^31)" office:value-type="float" office:value="-105.071902256459" calcext:value-type="float">
            <text:p>-105.0719022565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SECOND([.A132])" office:value-type="float" office:value="42" calcext:value-type="float">
            <text:p>42</text:p>
          </table:table-cell>
          <table:table-cell table:style-name="ce9" table:formula="of:=MINUTE([.A132])" office:value-type="float" office:value="20" calcext:value-type="float">
            <text:p>20</text:p>
          </table:table-cell>
          <table:table-cell table:style-name="ce10" table:formula="of:=[.O132]*60+[.N132]" office:value-type="float" office:value="1242" calcext:value-type="float">
            <text:p>1242</text:p>
          </table:table-cell>
          <table:table-cell table:formula="of:=[.P132]-1028" office:value-type="float" office:value="214" calcext:value-type="float">
            <text:p>21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44.000000786S" calcext:value-type="time">
            <text:p>17:20:44</text:p>
          </table:table-cell>
          <table:table-cell office:value-type="float" office:value="463915002" calcext:value-type="float">
            <text:p>463915002</text:p>
          </table:table-cell>
          <table:table-cell office:value-type="float" office:value="-1253554369" calcext:value-type="float">
            <text:p>-1253554369</text:p>
          </table:table-cell>
          <table:table-cell office:value-type="float" office:value="6911.29" calcext:value-type="float">
            <text:p>6911.29</text:p>
          </table:table-cell>
          <table:table-cell office:value-type="float" office:value="3261.4" calcext:value-type="float">
            <text:p>3261.4</text:p>
          </table:table-cell>
          <table:table-cell office:value-type="float" office:value="34.439" calcext:value-type="float">
            <text:p>34.439</text:p>
          </table:table-cell>
          <table:table-cell/>
          <table:table-cell table:formula="of:=[.D133]-177.9" office:value-type="float" office:value="6733.39" calcext:value-type="float">
            <text:p>6733.39</text:p>
          </table:table-cell>
          <table:table-cell table:formula="of:=[.B133]*(180/2^31)" office:value-type="float" office:value="38.8849062658846" calcext:value-type="float">
            <text:p>38.8849062659</text:p>
          </table:table-cell>
          <table:table-cell table:formula="of:=[.C133]*(180/2^31)" office:value-type="float" office:value="-105.071713412181" calcext:value-type="float">
            <text:p>-105.0717134122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table:formula="of:=SECOND([.A133])" office:value-type="float" office:value="44" calcext:value-type="float">
            <text:p>44</text:p>
          </table:table-cell>
          <table:table-cell table:style-name="ce9" table:formula="of:=MINUTE([.A133])" office:value-type="float" office:value="20" calcext:value-type="float">
            <text:p>20</text:p>
          </table:table-cell>
          <table:table-cell table:style-name="ce10" table:formula="of:=[.O133]*60+[.N133]" office:value-type="float" office:value="1244" calcext:value-type="float">
            <text:p>1244</text:p>
          </table:table-cell>
          <table:table-cell table:formula="of:=[.P133]-1028" office:value-type="float" office:value="216" calcext:value-type="float">
            <text:p>21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46.000000415S" calcext:value-type="time">
            <text:p>17:20:46</text:p>
          </table:table-cell>
          <table:table-cell office:value-type="float" office:value="463909944" calcext:value-type="float">
            <text:p>463909944</text:p>
          </table:table-cell>
          <table:table-cell office:value-type="float" office:value="-1253550853" calcext:value-type="float">
            <text:p>-1253550853</text:p>
          </table:table-cell>
          <table:table-cell office:value-type="float" office:value="6961.2" calcext:value-type="float">
            <text:p>6961.2</text:p>
          </table:table-cell>
          <table:table-cell office:value-type="float" office:value="3267" calcext:value-type="float">
            <text:p>3267</text:p>
          </table:table-cell>
          <table:table-cell office:value-type="float" office:value="32.057" calcext:value-type="float">
            <text:p>32.057</text:p>
          </table:table-cell>
          <table:table-cell/>
          <table:table-cell table:formula="of:=[.D134]-177.9" office:value-type="float" office:value="6783.3" calcext:value-type="float">
            <text:p>6783.3</text:p>
          </table:table-cell>
          <table:table-cell table:formula="of:=[.B134]*(180/2^31)" office:value-type="float" office:value="38.8844823092222" calcext:value-type="float">
            <text:p>38.8844823092</text:p>
          </table:table-cell>
          <table:table-cell table:formula="of:=[.C134]*(180/2^31)" office:value-type="float" office:value="-105.071418704465" calcext:value-type="float">
            <text:p>-105.0714187045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table:formula="of:=SECOND([.A134])" office:value-type="float" office:value="46" calcext:value-type="float">
            <text:p>46</text:p>
          </table:table-cell>
          <table:table-cell table:style-name="ce9" table:formula="of:=MINUTE([.A134])" office:value-type="float" office:value="20" calcext:value-type="float">
            <text:p>20</text:p>
          </table:table-cell>
          <table:table-cell table:style-name="ce10" table:formula="of:=[.O134]*60+[.N134]" office:value-type="float" office:value="1246" calcext:value-type="float">
            <text:p>1246</text:p>
          </table:table-cell>
          <table:table-cell table:formula="of:=[.P134]-1028" office:value-type="float" office:value="218" calcext:value-type="float">
            <text:p>21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48.000000045S" calcext:value-type="time">
            <text:p>17:20:48</text:p>
          </table:table-cell>
          <table:table-cell office:value-type="float" office:value="463906629" calcext:value-type="float">
            <text:p>463906629</text:p>
          </table:table-cell>
          <table:table-cell office:value-type="float" office:value="-1253548776" calcext:value-type="float">
            <text:p>-1253548776</text:p>
          </table:table-cell>
          <table:table-cell office:value-type="float" office:value="6994.64" calcext:value-type="float">
            <text:p>6994.64</text:p>
          </table:table-cell>
          <table:table-cell office:value-type="float" office:value="3272.2" calcext:value-type="float">
            <text:p>3272.2</text:p>
          </table:table-cell>
          <table:table-cell office:value-type="float" office:value="30.111" calcext:value-type="float">
            <text:p>30.111</text:p>
          </table:table-cell>
          <table:table-cell/>
          <table:table-cell table:formula="of:=[.D135]-177.9" office:value-type="float" office:value="6816.74" calcext:value-type="float">
            <text:p>6816.74</text:p>
          </table:table-cell>
          <table:table-cell table:formula="of:=[.B135]*(180/2^31)" office:value-type="float" office:value="38.8842044491321" calcext:value-type="float">
            <text:p>38.8842044491</text:p>
          </table:table-cell>
          <table:table-cell table:formula="of:=[.C135]*(180/2^31)" office:value-type="float" office:value="-105.071244612336" calcext:value-type="float">
            <text:p>-105.0712446123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table:formula="of:=SECOND([.A135])" office:value-type="float" office:value="48" calcext:value-type="float">
            <text:p>48</text:p>
          </table:table-cell>
          <table:table-cell table:style-name="ce9" table:formula="of:=MINUTE([.A135])" office:value-type="float" office:value="20" calcext:value-type="float">
            <text:p>20</text:p>
          </table:table-cell>
          <table:table-cell table:style-name="ce10" table:formula="of:=[.O135]*60+[.N135]" office:value-type="float" office:value="1248" calcext:value-type="float">
            <text:p>1248</text:p>
          </table:table-cell>
          <table:table-cell table:formula="of:=[.P135]-1028" office:value-type="float" office:value="220" calcext:value-type="float">
            <text:p>22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49.000000488S" calcext:value-type="time">
            <text:p>17:20:49</text:p>
          </table:table-cell>
          <table:table-cell office:value-type="float" office:value="463904331" calcext:value-type="float">
            <text:p>463904331</text:p>
          </table:table-cell>
          <table:table-cell office:value-type="float" office:value="-1253549766" calcext:value-type="float">
            <text:p>-1253549766</text:p>
          </table:table-cell>
          <table:table-cell office:value-type="float" office:value="7015.76" calcext:value-type="float">
            <text:p>7015.76</text:p>
          </table:table-cell>
          <table:table-cell office:value-type="float" office:value="3275.2" calcext:value-type="float">
            <text:p>3275.2</text:p>
          </table:table-cell>
          <table:table-cell office:value-type="float" office:value="30.62" calcext:value-type="float">
            <text:p>30.62</text:p>
          </table:table-cell>
          <table:table-cell/>
          <table:table-cell table:formula="of:=[.D136]-177.9" office:value-type="float" office:value="6837.86" calcext:value-type="float">
            <text:p>6837.86</text:p>
          </table:table-cell>
          <table:table-cell table:formula="of:=[.B136]*(180/2^31)" office:value-type="float" office:value="38.8840118329972" calcext:value-type="float">
            <text:p>38.884011833</text:p>
          </table:table-cell>
          <table:table-cell table:formula="of:=[.C136]*(180/2^31)" office:value-type="float" office:value="-105.071327593178" calcext:value-type="float">
            <text:p>-105.0713275932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table:formula="of:=SECOND([.A136])" office:value-type="float" office:value="49" calcext:value-type="float">
            <text:p>49</text:p>
          </table:table-cell>
          <table:table-cell table:style-name="ce9" table:formula="of:=MINUTE([.A136])" office:value-type="float" office:value="20" calcext:value-type="float">
            <text:p>20</text:p>
          </table:table-cell>
          <table:table-cell table:style-name="ce10" table:formula="of:=[.O136]*60+[.N136]" office:value-type="float" office:value="1249" calcext:value-type="float">
            <text:p>1249</text:p>
          </table:table-cell>
          <table:table-cell table:formula="of:=[.P136]-1028" office:value-type="float" office:value="221" calcext:value-type="float">
            <text:p>22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50.000000093S" calcext:value-type="time">
            <text:p>17:20:50</text:p>
          </table:table-cell>
          <table:table-cell office:value-type="float" office:value="463901232" calcext:value-type="float">
            <text:p>463901232</text:p>
          </table:table-cell>
          <table:table-cell office:value-type="float" office:value="-1253550734" calcext:value-type="float">
            <text:p>-1253550734</text:p>
          </table:table-cell>
          <table:table-cell office:value-type="float" office:value="7044.79" calcext:value-type="float">
            <text:p>7044.79</text:p>
          </table:table-cell>
          <table:table-cell office:value-type="float" office:value="3278.2" calcext:value-type="float">
            <text:p>3278.2</text:p>
          </table:table-cell>
          <table:table-cell office:value-type="float" office:value="31.008" calcext:value-type="float">
            <text:p>31.008</text:p>
          </table:table-cell>
          <table:table-cell/>
          <table:table-cell table:formula="of:=[.D137]-177.9" office:value-type="float" office:value="6866.89" calcext:value-type="float">
            <text:p>6866.89</text:p>
          </table:table-cell>
          <table:table-cell table:formula="of:=[.B137]*(180/2^31)" office:value-type="float" office:value="38.8837520778179" calcext:value-type="float">
            <text:p>38.8837520778</text:p>
          </table:table-cell>
          <table:table-cell table:formula="of:=[.C137]*(180/2^31)" office:value-type="float" office:value="-105.07140873" calcext:value-type="float">
            <text:p>-105.07140873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table:formula="of:=SECOND([.A137])" office:value-type="float" office:value="50" calcext:value-type="float">
            <text:p>50</text:p>
          </table:table-cell>
          <table:table-cell table:style-name="ce9" table:formula="of:=MINUTE([.A137])" office:value-type="float" office:value="20" calcext:value-type="float">
            <text:p>20</text:p>
          </table:table-cell>
          <table:table-cell table:style-name="ce10" table:formula="of:=[.O137]*60+[.N137]" office:value-type="float" office:value="1250" calcext:value-type="float">
            <text:p>1250</text:p>
          </table:table-cell>
          <table:table-cell table:formula="of:=[.P137]-1028" office:value-type="float" office:value="222" calcext:value-type="float">
            <text:p>22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52.000000561S" calcext:value-type="time">
            <text:p>17:20:52</text:p>
          </table:table-cell>
          <table:table-cell office:value-type="float" office:value="463893875" calcext:value-type="float">
            <text:p>463893875</text:p>
          </table:table-cell>
          <table:table-cell office:value-type="float" office:value="-1253551241" calcext:value-type="float">
            <text:p>-1253551241</text:p>
          </table:table-cell>
          <table:table-cell office:value-type="float" office:value="7113.5" calcext:value-type="float">
            <text:p>7113.5</text:p>
          </table:table-cell>
          <table:table-cell office:value-type="float" office:value="3284" calcext:value-type="float">
            <text:p>3284</text:p>
          </table:table-cell>
          <table:table-cell office:value-type="float" office:value="30.127" calcext:value-type="float">
            <text:p>30.127</text:p>
          </table:table-cell>
          <table:table-cell/>
          <table:table-cell table:formula="of:=[.D138]-177.9" office:value-type="float" office:value="6935.6" calcext:value-type="float">
            <text:p>6935.6</text:p>
          </table:table-cell>
          <table:table-cell table:formula="of:=[.B138]*(180/2^31)" office:value-type="float" office:value="38.8831354212016" calcext:value-type="float">
            <text:p>38.8831354212</text:p>
          </table:table-cell>
          <table:table-cell table:formula="of:=[.C138]*(180/2^31)" office:value-type="float" office:value="-105.071451226249" calcext:value-type="float">
            <text:p>-105.0714512263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formula="of:=SECOND([.A138])" office:value-type="float" office:value="52" calcext:value-type="float">
            <text:p>52</text:p>
          </table:table-cell>
          <table:table-cell table:style-name="ce9" table:formula="of:=MINUTE([.A138])" office:value-type="float" office:value="20" calcext:value-type="float">
            <text:p>20</text:p>
          </table:table-cell>
          <table:table-cell table:style-name="ce10" table:formula="of:=[.O138]*60+[.N138]" office:value-type="float" office:value="1252" calcext:value-type="float">
            <text:p>1252</text:p>
          </table:table-cell>
          <table:table-cell table:formula="of:=[.P138]-1028" office:value-type="float" office:value="224" calcext:value-type="float">
            <text:p>22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54.00000019S" calcext:value-type="time">
            <text:p>17:20:54</text:p>
          </table:table-cell>
          <table:table-cell office:value-type="float" office:value="463886156" calcext:value-type="float">
            <text:p>463886156</text:p>
          </table:table-cell>
          <table:table-cell office:value-type="float" office:value="-1253549411" calcext:value-type="float">
            <text:p>-1253549411</text:p>
          </table:table-cell>
          <table:table-cell office:value-type="float" office:value="7186.5" calcext:value-type="float">
            <text:p>7186.5</text:p>
          </table:table-cell>
          <table:table-cell office:value-type="float" office:value="3289.4" calcext:value-type="float">
            <text:p>3289.4</text:p>
          </table:table-cell>
          <table:table-cell office:value-type="float" office:value="29.269" calcext:value-type="float">
            <text:p>29.269</text:p>
          </table:table-cell>
          <table:table-cell/>
          <table:table-cell table:formula="of:=[.D139]-177.9" office:value-type="float" office:value="7008.6" calcext:value-type="float">
            <text:p>7008.6</text:p>
          </table:table-cell>
          <table:table-cell table:formula="of:=[.B139]*(180/2^31)" office:value-type="float" office:value="38.8824884220958" calcext:value-type="float">
            <text:p>38.8824884221</text:p>
          </table:table-cell>
          <table:table-cell table:formula="of:=[.C139]*(180/2^31)" office:value-type="float" office:value="-105.071297837421" calcext:value-type="float">
            <text:p>-105.0712978374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table:formula="of:=SECOND([.A139])" office:value-type="float" office:value="54" calcext:value-type="float">
            <text:p>54</text:p>
          </table:table-cell>
          <table:table-cell table:style-name="ce9" table:formula="of:=MINUTE([.A139])" office:value-type="float" office:value="20" calcext:value-type="float">
            <text:p>20</text:p>
          </table:table-cell>
          <table:table-cell table:style-name="ce10" table:formula="of:=[.O139]*60+[.N139]" office:value-type="float" office:value="1254" calcext:value-type="float">
            <text:p>1254</text:p>
          </table:table-cell>
          <table:table-cell table:formula="of:=[.P139]-1028" office:value-type="float" office:value="226" calcext:value-type="float">
            <text:p>22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56.000000238S" calcext:value-type="time">
            <text:p>17:20:56</text:p>
          </table:table-cell>
          <table:table-cell office:value-type="float" office:value="463878827" calcext:value-type="float">
            <text:p>463878827</text:p>
          </table:table-cell>
          <table:table-cell office:value-type="float" office:value="-1253549374" calcext:value-type="float">
            <text:p>-1253549374</text:p>
          </table:table-cell>
          <table:table-cell office:value-type="float" office:value="7254.41" calcext:value-type="float">
            <text:p>7254.41</text:p>
          </table:table-cell>
          <table:table-cell office:value-type="float" office:value="3294.6" calcext:value-type="float">
            <text:p>3294.6</text:p>
          </table:table-cell>
          <table:table-cell office:value-type="float" office:value="29.348" calcext:value-type="float">
            <text:p>29.348</text:p>
          </table:table-cell>
          <table:table-cell/>
          <table:table-cell table:formula="of:=[.D140]-177.9" office:value-type="float" office:value="7076.51" calcext:value-type="float">
            <text:p>7076.51</text:p>
          </table:table-cell>
          <table:table-cell table:formula="of:=[.B140]*(180/2^31)" office:value-type="float" office:value="38.8818741124123" calcext:value-type="float">
            <text:p>38.8818741124</text:p>
          </table:table-cell>
          <table:table-cell table:formula="of:=[.C140]*(180/2^31)" office:value-type="float" office:value="-105.071294736117" calcext:value-type="float">
            <text:p>-105.0712947361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table:formula="of:=SECOND([.A140])" office:value-type="float" office:value="56" calcext:value-type="float">
            <text:p>56</text:p>
          </table:table-cell>
          <table:table-cell table:style-name="ce9" table:formula="of:=MINUTE([.A140])" office:value-type="float" office:value="20" calcext:value-type="float">
            <text:p>20</text:p>
          </table:table-cell>
          <table:table-cell table:style-name="ce10" table:formula="of:=[.O140]*60+[.N140]" office:value-type="float" office:value="1256" calcext:value-type="float">
            <text:p>1256</text:p>
          </table:table-cell>
          <table:table-cell table:formula="of:=[.P140]-1028" office:value-type="float" office:value="228" calcext:value-type="float">
            <text:p>22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57.000000682S" calcext:value-type="time">
            <text:p>17:20:57</text:p>
          </table:table-cell>
          <table:table-cell office:value-type="float" office:value="463875750" calcext:value-type="float">
            <text:p>463875750</text:p>
          </table:table-cell>
          <table:table-cell office:value-type="float" office:value="-1253550343" calcext:value-type="float">
            <text:p>-1253550343</text:p>
          </table:table-cell>
          <table:table-cell office:value-type="float" office:value="7282.79" calcext:value-type="float">
            <text:p>7282.79</text:p>
          </table:table-cell>
          <table:table-cell office:value-type="float" office:value="3297.4" calcext:value-type="float">
            <text:p>3297.4</text:p>
          </table:table-cell>
          <table:table-cell office:value-type="float" office:value="29.415" calcext:value-type="float">
            <text:p>29.415</text:p>
          </table:table-cell>
          <table:table-cell/>
          <table:table-cell table:formula="of:=[.D141]-177.9" office:value-type="float" office:value="7104.89" calcext:value-type="float">
            <text:p>7104.89</text:p>
          </table:table-cell>
          <table:table-cell table:formula="of:=[.B141]*(180/2^31)" office:value-type="float" office:value="38.8816162012517" calcext:value-type="float">
            <text:p>38.8816162013</text:p>
          </table:table-cell>
          <table:table-cell table:formula="of:=[.C141]*(180/2^31)" office:value-type="float" office:value="-105.071375956759" calcext:value-type="float">
            <text:p>-105.0713759568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table:formula="of:=SECOND([.A141])" office:value-type="float" office:value="57" calcext:value-type="float">
            <text:p>57</text:p>
          </table:table-cell>
          <table:table-cell table:style-name="ce9" table:formula="of:=MINUTE([.A141])" office:value-type="float" office:value="20" calcext:value-type="float">
            <text:p>20</text:p>
          </table:table-cell>
          <table:table-cell table:style-name="ce10" table:formula="of:=[.O141]*60+[.N141]" office:value-type="float" office:value="1257" calcext:value-type="float">
            <text:p>1257</text:p>
          </table:table-cell>
          <table:table-cell table:formula="of:=[.P141]-1028" office:value-type="float" office:value="229" calcext:value-type="float">
            <text:p>22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58.000000287S" calcext:value-type="time">
            <text:p>17:20:58</text:p>
          </table:table-cell>
          <table:table-cell office:value-type="float" office:value="463872720" calcext:value-type="float">
            <text:p>463872720</text:p>
          </table:table-cell>
          <table:table-cell office:value-type="float" office:value="-1253552270" calcext:value-type="float">
            <text:p>-1253552270</text:p>
          </table:table-cell>
          <table:table-cell office:value-type="float" office:value="7311.86" calcext:value-type="float">
            <text:p>7311.86</text:p>
          </table:table-cell>
          <table:table-cell office:value-type="float" office:value="3300.2" calcext:value-type="float">
            <text:p>3300.2</text:p>
          </table:table-cell>
          <table:table-cell office:value-type="float" office:value="29.838" calcext:value-type="float">
            <text:p>29.838</text:p>
          </table:table-cell>
          <table:table-cell/>
          <table:table-cell table:formula="of:=[.D142]-177.9" office:value-type="float" office:value="7133.96" calcext:value-type="float">
            <text:p>7133.96</text:p>
          </table:table-cell>
          <table:table-cell table:formula="of:=[.B142]*(180/2^31)" office:value-type="float" office:value="38.8813622295856" calcext:value-type="float">
            <text:p>38.8813622296</text:p>
          </table:table-cell>
          <table:table-cell table:formula="of:=[.C142]*(180/2^31)" office:value-type="float" office:value="-105.071537476033" calcext:value-type="float">
            <text:p>-105.071537476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table:formula="of:=SECOND([.A142])" office:value-type="float" office:value="58" calcext:value-type="float">
            <text:p>58</text:p>
          </table:table-cell>
          <table:table-cell table:style-name="ce9" table:formula="of:=MINUTE([.A142])" office:value-type="float" office:value="20" calcext:value-type="float">
            <text:p>20</text:p>
          </table:table-cell>
          <table:table-cell table:style-name="ce10" table:formula="of:=[.O142]*60+[.N142]" office:value-type="float" office:value="1258" calcext:value-type="float">
            <text:p>1258</text:p>
          </table:table-cell>
          <table:table-cell table:formula="of:=[.P142]-1028" office:value-type="float" office:value="230" calcext:value-type="float">
            <text:p>23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0M59.000000311S" calcext:value-type="time">
            <text:p>17:20:59</text:p>
          </table:table-cell>
          <table:table-cell office:value-type="float" office:value="463871350" calcext:value-type="float">
            <text:p>463871350</text:p>
          </table:table-cell>
          <table:table-cell office:value-type="float" office:value="-1253555026" calcext:value-type="float">
            <text:p>-1253555026</text:p>
          </table:table-cell>
          <table:table-cell office:value-type="float" office:value="7328.19" calcext:value-type="float">
            <text:p>7328.19</text:p>
          </table:table-cell>
          <table:table-cell office:value-type="float" office:value="3303" calcext:value-type="float">
            <text:p>3303</text:p>
          </table:table-cell>
          <table:table-cell office:value-type="float" office:value="30.175" calcext:value-type="float">
            <text:p>30.175</text:p>
          </table:table-cell>
          <table:table-cell/>
          <table:table-cell table:formula="of:=[.D143]-177.9" office:value-type="float" office:value="7150.29" calcext:value-type="float">
            <text:p>7150.29</text:p>
          </table:table-cell>
          <table:table-cell table:formula="of:=[.B143]*(180/2^31)" office:value-type="float" office:value="38.8812473975122" calcext:value-type="float">
            <text:p>38.8812473975</text:p>
          </table:table-cell>
          <table:table-cell table:formula="of:=[.C143]*(180/2^31)" office:value-type="float" office:value="-105.071768481284" calcext:value-type="float">
            <text:p>-105.0717684813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SECOND([.A143])" office:value-type="float" office:value="59" calcext:value-type="float">
            <text:p>59</text:p>
          </table:table-cell>
          <table:table-cell table:style-name="ce9" table:formula="of:=MINUTE([.A143])" office:value-type="float" office:value="20" calcext:value-type="float">
            <text:p>20</text:p>
          </table:table-cell>
          <table:table-cell table:style-name="ce10" table:formula="of:=[.O143]*60+[.N143]" office:value-type="float" office:value="1259" calcext:value-type="float">
            <text:p>1259</text:p>
          </table:table-cell>
          <table:table-cell table:formula="of:=[.P143]-1028" office:value-type="float" office:value="231" calcext:value-type="float">
            <text:p>23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00.99999994S" calcext:value-type="time">
            <text:p>17:21:01</text:p>
          </table:table-cell>
          <table:table-cell office:value-type="float" office:value="463871742" calcext:value-type="float">
            <text:p>463871742</text:p>
          </table:table-cell>
          <table:table-cell office:value-type="float" office:value="-1253561123" calcext:value-type="float">
            <text:p>-1253561123</text:p>
          </table:table-cell>
          <table:table-cell office:value-type="float" office:value="7346.44" calcext:value-type="float">
            <text:p>7346.44</text:p>
          </table:table-cell>
          <table:table-cell office:value-type="float" office:value="3307.8" calcext:value-type="float">
            <text:p>3307.8</text:p>
          </table:table-cell>
          <table:table-cell office:value-type="float" office:value="30.232" calcext:value-type="float">
            <text:p>30.232</text:p>
          </table:table-cell>
          <table:table-cell/>
          <table:table-cell table:formula="of:=[.D144]-177.9" office:value-type="float" office:value="7168.54" calcext:value-type="float">
            <text:p>7168.54</text:p>
          </table:table-cell>
          <table:table-cell table:formula="of:=[.B144]*(180/2^31)" office:value-type="float" office:value="38.8812802545726" calcext:value-type="float">
            <text:p>38.8812802546</text:p>
          </table:table-cell>
          <table:table-cell table:formula="of:=[.C144]*(180/2^31)" office:value-type="float" office:value="-105.072279525921" calcext:value-type="float">
            <text:p>-105.0722795259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table:formula="of:=SECOND([.A144])" office:value-type="float" office:value="1" calcext:value-type="float">
            <text:p>1</text:p>
          </table:table-cell>
          <table:table-cell table:style-name="ce9" table:formula="of:=MINUTE([.A144])" office:value-type="float" office:value="21" calcext:value-type="float">
            <text:p>21</text:p>
          </table:table-cell>
          <table:table-cell table:style-name="ce10" table:formula="of:=[.O144]*60+[.N144]" office:value-type="float" office:value="1261" calcext:value-type="float">
            <text:p>1261</text:p>
          </table:table-cell>
          <table:table-cell table:formula="of:=[.P144]-1028" office:value-type="float" office:value="233" calcext:value-type="float">
            <text:p>23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02.999999989S" calcext:value-type="time">
            <text:p>17:21:03</text:p>
          </table:table-cell>
          <table:table-cell office:value-type="float" office:value="463875114" calcext:value-type="float">
            <text:p>463875114</text:p>
          </table:table-cell>
          <table:table-cell office:value-type="float" office:value="-1253567245" calcext:value-type="float">
            <text:p>-1253567245</text:p>
          </table:table-cell>
          <table:table-cell office:value-type="float" office:value="7371.23" calcext:value-type="float">
            <text:p>7371.23</text:p>
          </table:table-cell>
          <table:table-cell office:value-type="float" office:value="3313.6" calcext:value-type="float">
            <text:p>3313.6</text:p>
          </table:table-cell>
          <table:table-cell office:value-type="float" office:value="29.165" calcext:value-type="float">
            <text:p>29.165</text:p>
          </table:table-cell>
          <table:table-cell/>
          <table:table-cell table:formula="of:=[.D145]-177.9" office:value-type="float" office:value="7193.33" calcext:value-type="float">
            <text:p>7193.33</text:p>
          </table:table-cell>
          <table:table-cell table:formula="of:=[.B145]*(180/2^31)" office:value-type="float" office:value="38.8815628923476" calcext:value-type="float">
            <text:p>38.8815628923</text:p>
          </table:table-cell>
          <table:table-cell table:formula="of:=[.C145]*(180/2^31)" office:value-type="float" office:value="-105.072792666033" calcext:value-type="float">
            <text:p>-105.072792666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table:formula="of:=SECOND([.A145])" office:value-type="float" office:value="3" calcext:value-type="float">
            <text:p>3</text:p>
          </table:table-cell>
          <table:table-cell table:style-name="ce9" table:formula="of:=MINUTE([.A145])" office:value-type="float" office:value="21" calcext:value-type="float">
            <text:p>21</text:p>
          </table:table-cell>
          <table:table-cell table:style-name="ce10" table:formula="of:=[.O145]*60+[.N145]" office:value-type="float" office:value="1263" calcext:value-type="float">
            <text:p>1263</text:p>
          </table:table-cell>
          <table:table-cell table:formula="of:=[.P145]-1028" office:value-type="float" office:value="235" calcext:value-type="float">
            <text:p>23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05.000000037S" calcext:value-type="time">
            <text:p>17:21:05</text:p>
          </table:table-cell>
          <table:table-cell office:value-type="float" office:value="463883545" calcext:value-type="float">
            <text:p>463883545</text:p>
          </table:table-cell>
          <table:table-cell office:value-type="float" office:value="-1253568604" calcext:value-type="float">
            <text:p>-1253568604</text:p>
          </table:table-cell>
          <table:table-cell office:value-type="float" office:value="7427.47" calcext:value-type="float">
            <text:p>7427.47</text:p>
          </table:table-cell>
          <table:table-cell office:value-type="float" office:value="3318" calcext:value-type="float">
            <text:p>3318</text:p>
          </table:table-cell>
          <table:table-cell office:value-type="float" office:value="30.104" calcext:value-type="float">
            <text:p>30.104</text:p>
          </table:table-cell>
          <table:table-cell/>
          <table:table-cell table:formula="of:=[.D146]-177.9" office:value-type="float" office:value="7249.57" calcext:value-type="float">
            <text:p>7249.57</text:p>
          </table:table-cell>
          <table:table-cell table:formula="of:=[.B146]*(180/2^31)" office:value-type="float" office:value="38.882269570604" calcext:value-type="float">
            <text:p>38.8822695706</text:p>
          </table:table-cell>
          <table:table-cell table:formula="of:=[.C146]*(180/2^31)" office:value-type="float" office:value="-105.072906576097" calcext:value-type="float">
            <text:p>-105.0729065761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table:formula="of:=SECOND([.A146])" office:value-type="float" office:value="5" calcext:value-type="float">
            <text:p>5</text:p>
          </table:table-cell>
          <table:table-cell table:style-name="ce9" table:formula="of:=MINUTE([.A146])" office:value-type="float" office:value="21" calcext:value-type="float">
            <text:p>21</text:p>
          </table:table-cell>
          <table:table-cell table:style-name="ce10" table:formula="of:=[.O146]*60+[.N146]" office:value-type="float" office:value="1265" calcext:value-type="float">
            <text:p>1265</text:p>
          </table:table-cell>
          <table:table-cell table:formula="of:=[.P146]-1028" office:value-type="float" office:value="237" calcext:value-type="float">
            <text:p>23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07.999999691S" calcext:value-type="time">
            <text:p>17:21:08</text:p>
          </table:table-cell>
          <table:table-cell office:value-type="float" office:value="463886942" calcext:value-type="float">
            <text:p>463886942</text:p>
          </table:table-cell>
          <table:table-cell office:value-type="float" office:value="-1253575094" calcext:value-type="float">
            <text:p>-1253575094</text:p>
          </table:table-cell>
          <table:table-cell office:value-type="float" office:value="7489.07" calcext:value-type="float">
            <text:p>7489.07</text:p>
          </table:table-cell>
          <table:table-cell office:value-type="float" office:value="3326.4" calcext:value-type="float">
            <text:p>3326.4</text:p>
          </table:table-cell>
          <table:table-cell office:value-type="float" office:value="27.316" calcext:value-type="float">
            <text:p>27.316</text:p>
          </table:table-cell>
          <table:table-cell/>
          <table:table-cell table:formula="of:=[.D147]-177.9" office:value-type="float" office:value="7311.17" calcext:value-type="float">
            <text:p>7311.17</text:p>
          </table:table-cell>
          <table:table-cell table:formula="of:=[.B147]*(180/2^31)" office:value-type="float" office:value="38.8825543038547" calcext:value-type="float">
            <text:p>38.8825543039</text:p>
          </table:table-cell>
          <table:table-cell table:formula="of:=[.C147]*(180/2^31)" office:value-type="float" office:value="-105.073450561613" calcext:value-type="float">
            <text:p>-105.0734505616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table:formula="of:=SECOND([.A147])" office:value-type="float" office:value="8" calcext:value-type="float">
            <text:p>8</text:p>
          </table:table-cell>
          <table:table-cell table:style-name="ce9" table:formula="of:=MINUTE([.A147])" office:value-type="float" office:value="21" calcext:value-type="float">
            <text:p>21</text:p>
          </table:table-cell>
          <table:table-cell table:style-name="ce10" table:formula="of:=[.O147]*60+[.N147]" office:value-type="float" office:value="1268" calcext:value-type="float">
            <text:p>1268</text:p>
          </table:table-cell>
          <table:table-cell table:formula="of:=[.P147]-1028" office:value-type="float" office:value="240" calcext:value-type="float">
            <text:p>24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09.999999739S" calcext:value-type="time">
            <text:p>17:21:10</text:p>
          </table:table-cell>
          <table:table-cell office:value-type="float" office:value="463884606" calcext:value-type="float">
            <text:p>463884606</text:p>
          </table:table-cell>
          <table:table-cell office:value-type="float" office:value="-1253573686" calcext:value-type="float">
            <text:p>-1253573686</text:p>
          </table:table-cell>
          <table:table-cell office:value-type="float" office:value="7489.07" calcext:value-type="float">
            <text:p>7489.07</text:p>
          </table:table-cell>
          <table:table-cell office:value-type="float" office:value="3331.4" calcext:value-type="float">
            <text:p>3331.4</text:p>
          </table:table-cell>
          <table:table-cell office:value-type="float" office:value="24.046" calcext:value-type="float">
            <text:p>24.046</text:p>
          </table:table-cell>
          <table:table-cell/>
          <table:table-cell table:formula="of:=[.D148]-177.9" office:value-type="float" office:value="7311.17" calcext:value-type="float">
            <text:p>7311.17</text:p>
          </table:table-cell>
          <table:table-cell table:formula="of:=[.B148]*(180/2^31)" office:value-type="float" office:value="38.8823585025966" calcext:value-type="float">
            <text:p>38.8823585026</text:p>
          </table:table-cell>
          <table:table-cell table:formula="of:=[.C148]*(180/2^31)" office:value-type="float" office:value="-105.073332544416" calcext:value-type="float">
            <text:p>-105.0733325444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table:formula="of:=SECOND([.A148])" office:value-type="float" office:value="10" calcext:value-type="float">
            <text:p>10</text:p>
          </table:table-cell>
          <table:table-cell table:style-name="ce9" table:formula="of:=MINUTE([.A148])" office:value-type="float" office:value="21" calcext:value-type="float">
            <text:p>21</text:p>
          </table:table-cell>
          <table:table-cell table:style-name="ce10" table:formula="of:=[.O148]*60+[.N148]" office:value-type="float" office:value="1270" calcext:value-type="float">
            <text:p>1270</text:p>
          </table:table-cell>
          <table:table-cell table:formula="of:=[.P148]-1028" office:value-type="float" office:value="242" calcext:value-type="float">
            <text:p>24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12.000000207S" calcext:value-type="time">
            <text:p>17:21:12</text:p>
          </table:table-cell>
          <table:table-cell office:value-type="float" office:value="463878280" calcext:value-type="float">
            <text:p>463878280</text:p>
          </table:table-cell>
          <table:table-cell office:value-type="float" office:value="-1253570936" calcext:value-type="float">
            <text:p>-1253570936</text:p>
          </table:table-cell>
          <table:table-cell office:value-type="float" office:value="7548.82" calcext:value-type="float">
            <text:p>7548.82</text:p>
          </table:table-cell>
          <table:table-cell office:value-type="float" office:value="3336.6" calcext:value-type="float">
            <text:p>3336.6</text:p>
          </table:table-cell>
          <table:table-cell office:value-type="float" office:value="24.945" calcext:value-type="float">
            <text:p>24.945</text:p>
          </table:table-cell>
          <table:table-cell/>
          <table:table-cell table:formula="of:=[.D149]-177.9" office:value-type="float" office:value="7370.92" calcext:value-type="float">
            <text:p>7370.92</text:p>
          </table:table-cell>
          <table:table-cell table:formula="of:=[.B149]*(180/2^31)" office:value-type="float" office:value="38.881828263402" calcext:value-type="float">
            <text:p>38.8818282634</text:p>
          </table:table-cell>
          <table:table-cell table:formula="of:=[.C149]*(180/2^31)" office:value-type="float" office:value="-105.073102042079" calcext:value-type="float">
            <text:p>-105.073102042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table:formula="of:=SECOND([.A149])" office:value-type="float" office:value="12" calcext:value-type="float">
            <text:p>12</text:p>
          </table:table-cell>
          <table:table-cell table:style-name="ce9" table:formula="of:=MINUTE([.A149])" office:value-type="float" office:value="21" calcext:value-type="float">
            <text:p>21</text:p>
          </table:table-cell>
          <table:table-cell table:style-name="ce10" table:formula="of:=[.O149]*60+[.N149]" office:value-type="float" office:value="1272" calcext:value-type="float">
            <text:p>1272</text:p>
          </table:table-cell>
          <table:table-cell table:formula="of:=[.P149]-1028" office:value-type="float" office:value="244" calcext:value-type="float">
            <text:p>24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12.999999812S" calcext:value-type="time">
            <text:p>17:21:13</text:p>
          </table:table-cell>
          <table:table-cell office:value-type="float" office:value="463874832" calcext:value-type="float">
            <text:p>463874832</text:p>
          </table:table-cell>
          <table:table-cell office:value-type="float" office:value="-1253569888" calcext:value-type="float">
            <text:p>-1253569888</text:p>
          </table:table-cell>
          <table:table-cell office:value-type="float" office:value="7581.76" calcext:value-type="float">
            <text:p>7581.76</text:p>
          </table:table-cell>
          <table:table-cell office:value-type="float" office:value="3339.4" calcext:value-type="float">
            <text:p>3339.4</text:p>
          </table:table-cell>
          <table:table-cell office:value-type="float" office:value="25.599" calcext:value-type="float">
            <text:p>25.599</text:p>
          </table:table-cell>
          <table:table-cell/>
          <table:table-cell table:formula="of:=[.D150]-177.9" office:value-type="float" office:value="7403.86" calcext:value-type="float">
            <text:p>7403.86</text:p>
          </table:table-cell>
          <table:table-cell table:formula="of:=[.B150]*(180/2^31)" office:value-type="float" office:value="38.8815392553806" calcext:value-type="float">
            <text:p>38.8815392554</text:p>
          </table:table-cell>
          <table:table-cell table:formula="of:=[.C150]*(180/2^31)" office:value-type="float" office:value="-105.073014199734" calcext:value-type="float">
            <text:p>-105.0730141997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formula="of:=SECOND([.A150])" office:value-type="float" office:value="13" calcext:value-type="float">
            <text:p>13</text:p>
          </table:table-cell>
          <table:table-cell table:style-name="ce9" table:formula="of:=MINUTE([.A150])" office:value-type="float" office:value="21" calcext:value-type="float">
            <text:p>21</text:p>
          </table:table-cell>
          <table:table-cell table:style-name="ce10" table:formula="of:=[.O150]*60+[.N150]" office:value-type="float" office:value="1273" calcext:value-type="float">
            <text:p>1273</text:p>
          </table:table-cell>
          <table:table-cell table:formula="of:=[.P150]-1028" office:value-type="float" office:value="245" calcext:value-type="float">
            <text:p>24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13.999999836S" calcext:value-type="time">
            <text:p>17:21:14</text:p>
          </table:table-cell>
          <table:table-cell office:value-type="float" office:value="463868609" calcext:value-type="float">
            <text:p>463868609</text:p>
          </table:table-cell>
          <table:table-cell office:value-type="float" office:value="-1253568060" calcext:value-type="float">
            <text:p>-1253568060</text:p>
          </table:table-cell>
          <table:table-cell office:value-type="float" office:value="7641.1" calcext:value-type="float">
            <text:p>7641.1</text:p>
          </table:table-cell>
          <table:table-cell office:value-type="float" office:value="3342" calcext:value-type="float">
            <text:p>3342</text:p>
          </table:table-cell>
          <table:table-cell office:value-type="float" office:value="28.357" calcext:value-type="float">
            <text:p>28.357</text:p>
          </table:table-cell>
          <table:table-cell/>
          <table:table-cell table:formula="of:=[.D151]-177.9" office:value-type="float" office:value="7463.2" calcext:value-type="float">
            <text:p>7463.2</text:p>
          </table:table-cell>
          <table:table-cell table:formula="of:=[.B151]*(180/2^31)" office:value-type="float" office:value="38.8810176495463" calcext:value-type="float">
            <text:p>38.8810176495</text:p>
          </table:table-cell>
          <table:table-cell table:formula="of:=[.C151]*(180/2^31)" office:value-type="float" office:value="-105.072860978544" calcext:value-type="float">
            <text:p>-105.0728609785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table:formula="of:=SECOND([.A151])" office:value-type="float" office:value="14" calcext:value-type="float">
            <text:p>14</text:p>
          </table:table-cell>
          <table:table-cell table:style-name="ce9" table:formula="of:=MINUTE([.A151])" office:value-type="float" office:value="21" calcext:value-type="float">
            <text:p>21</text:p>
          </table:table-cell>
          <table:table-cell table:style-name="ce10" table:formula="of:=[.O151]*60+[.N151]" office:value-type="float" office:value="1274" calcext:value-type="float">
            <text:p>1274</text:p>
          </table:table-cell>
          <table:table-cell table:formula="of:=[.P151]-1028" office:value-type="float" office:value="246" calcext:value-type="float">
            <text:p>24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15.999999885S" calcext:value-type="time">
            <text:p>17:21:16</text:p>
          </table:table-cell>
          <table:table-cell office:value-type="float" office:value="463858090" calcext:value-type="float">
            <text:p>463858090</text:p>
          </table:table-cell>
          <table:table-cell office:value-type="float" office:value="-1253567170" calcext:value-type="float">
            <text:p>-1253567170</text:p>
          </table:table-cell>
          <table:table-cell office:value-type="float" office:value="7738.43" calcext:value-type="float">
            <text:p>7738.43</text:p>
          </table:table-cell>
          <table:table-cell office:value-type="float" office:value="3346.6" calcext:value-type="float">
            <text:p>3346.6</text:p>
          </table:table-cell>
          <table:table-cell office:value-type="float" office:value="31.614" calcext:value-type="float">
            <text:p>31.614</text:p>
          </table:table-cell>
          <table:table-cell/>
          <table:table-cell table:formula="of:=[.D152]-177.9" office:value-type="float" office:value="7560.53" calcext:value-type="float">
            <text:p>7560.53</text:p>
          </table:table-cell>
          <table:table-cell table:formula="of:=[.B152]*(180/2^31)" office:value-type="float" office:value="38.8801359571517" calcext:value-type="float">
            <text:p>38.8801359572</text:p>
          </table:table-cell>
          <table:table-cell table:formula="of:=[.C152]*(180/2^31)" office:value-type="float" office:value="-105.072786379606" calcext:value-type="float">
            <text:p>-105.0727863796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table:formula="of:=SECOND([.A152])" office:value-type="float" office:value="16" calcext:value-type="float">
            <text:p>16</text:p>
          </table:table-cell>
          <table:table-cell table:style-name="ce9" table:formula="of:=MINUTE([.A152])" office:value-type="float" office:value="21" calcext:value-type="float">
            <text:p>21</text:p>
          </table:table-cell>
          <table:table-cell table:style-name="ce10" table:formula="of:=[.O152]*60+[.N152]" office:value-type="float" office:value="1276" calcext:value-type="float">
            <text:p>1276</text:p>
          </table:table-cell>
          <table:table-cell table:formula="of:=[.P152]-1028" office:value-type="float" office:value="248" calcext:value-type="float">
            <text:p>24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17.999999933S" calcext:value-type="time">
            <text:p>17:21:18</text:p>
          </table:table-cell>
          <table:table-cell office:value-type="float" office:value="463849751" calcext:value-type="float">
            <text:p>463849751</text:p>
          </table:table-cell>
          <table:table-cell office:value-type="float" office:value="-1253566295" calcext:value-type="float">
            <text:p>-1253566295</text:p>
          </table:table-cell>
          <table:table-cell office:value-type="float" office:value="7816.26" calcext:value-type="float">
            <text:p>7816.26</text:p>
          </table:table-cell>
          <table:table-cell office:value-type="float" office:value="3351.4" calcext:value-type="float">
            <text:p>3351.4</text:p>
          </table:table-cell>
          <table:table-cell office:value-type="float" office:value="30.451" calcext:value-type="float">
            <text:p>30.451</text:p>
          </table:table-cell>
          <table:table-cell/>
          <table:table-cell table:formula="of:=[.D153]-177.9" office:value-type="float" office:value="7638.36" calcext:value-type="float">
            <text:p>7638.36</text:p>
          </table:table-cell>
          <table:table-cell table:formula="of:=[.B153]*(180/2^31)" office:value-type="float" office:value="38.8794369902462" calcext:value-type="float">
            <text:p>38.8794369902</text:p>
          </table:table-cell>
          <table:table-cell table:formula="of:=[.C153]*(180/2^31)" office:value-type="float" office:value="-105.072713037953" calcext:value-type="float">
            <text:p>-105.072713038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table:formula="of:=SECOND([.A153])" office:value-type="float" office:value="18" calcext:value-type="float">
            <text:p>18</text:p>
          </table:table-cell>
          <table:table-cell table:style-name="ce9" table:formula="of:=MINUTE([.A153])" office:value-type="float" office:value="21" calcext:value-type="float">
            <text:p>21</text:p>
          </table:table-cell>
          <table:table-cell table:style-name="ce10" table:formula="of:=[.O153]*60+[.N153]" office:value-type="float" office:value="1278" calcext:value-type="float">
            <text:p>1278</text:p>
          </table:table-cell>
          <table:table-cell table:formula="of:=[.P153]-1028" office:value-type="float" office:value="250" calcext:value-type="float">
            <text:p>25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18.999999957S" calcext:value-type="time">
            <text:p>17:21:19</text:p>
          </table:table-cell>
          <table:table-cell office:value-type="float" office:value="463846391" calcext:value-type="float">
            <text:p>463846391</text:p>
          </table:table-cell>
          <table:table-cell office:value-type="float" office:value="-1253565849" calcext:value-type="float">
            <text:p>-1253565849</text:p>
          </table:table-cell>
          <table:table-cell office:value-type="float" office:value="7847.68" calcext:value-type="float">
            <text:p>7847.68</text:p>
          </table:table-cell>
          <table:table-cell office:value-type="float" office:value="3353.8" calcext:value-type="float">
            <text:p>3353.8</text:p>
          </table:table-cell>
          <table:table-cell office:value-type="float" office:value="31.753" calcext:value-type="float">
            <text:p>31.753</text:p>
          </table:table-cell>
          <table:table-cell/>
          <table:table-cell table:formula="of:=[.D154]-177.9" office:value-type="float" office:value="7669.78" calcext:value-type="float">
            <text:p>7669.78</text:p>
          </table:table-cell>
          <table:table-cell table:formula="of:=[.B154]*(180/2^31)" office:value-type="float" office:value="38.8791553582996" calcext:value-type="float">
            <text:p>38.8791553583</text:p>
          </table:table-cell>
          <table:table-cell table:formula="of:=[.C154]*(180/2^31)" office:value-type="float" office:value="-105.072675654665" calcext:value-type="float">
            <text:p>-105.0726756547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table:formula="of:=SECOND([.A154])" office:value-type="float" office:value="19" calcext:value-type="float">
            <text:p>19</text:p>
          </table:table-cell>
          <table:table-cell table:style-name="ce9" table:formula="of:=MINUTE([.A154])" office:value-type="float" office:value="21" calcext:value-type="float">
            <text:p>21</text:p>
          </table:table-cell>
          <table:table-cell table:style-name="ce10" table:formula="of:=[.O154]*60+[.N154]" office:value-type="float" office:value="1279" calcext:value-type="float">
            <text:p>1279</text:p>
          </table:table-cell>
          <table:table-cell table:formula="of:=[.P154]-1028" office:value-type="float" office:value="251" calcext:value-type="float">
            <text:p>25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20.999999586S" calcext:value-type="time">
            <text:p>17:21:21</text:p>
          </table:table-cell>
          <table:table-cell office:value-type="float" office:value="463842382" calcext:value-type="float">
            <text:p>463842382</text:p>
          </table:table-cell>
          <table:table-cell office:value-type="float" office:value="-1253566186" calcext:value-type="float">
            <text:p>-1253566186</text:p>
          </table:table-cell>
          <table:table-cell office:value-type="float" office:value="7884.91" calcext:value-type="float">
            <text:p>7884.91</text:p>
          </table:table-cell>
          <table:table-cell office:value-type="float" office:value="3358" calcext:value-type="float">
            <text:p>3358</text:p>
          </table:table-cell>
          <table:table-cell office:value-type="float" office:value="33.402" calcext:value-type="float">
            <text:p>33.402</text:p>
          </table:table-cell>
          <table:table-cell/>
          <table:table-cell table:formula="of:=[.D155]-177.9" office:value-type="float" office:value="7707.01" calcext:value-type="float">
            <text:p>7707.01</text:p>
          </table:table-cell>
          <table:table-cell table:formula="of:=[.B155]*(180/2^31)" office:value-type="float" office:value="38.8788193278015" calcext:value-type="float">
            <text:p>38.8788193278</text:p>
          </table:table-cell>
          <table:table-cell table:formula="of:=[.C155]*(180/2^31)" office:value-type="float" office:value="-105.072703901678" calcext:value-type="float">
            <text:p>-105.0727039017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formula="of:=SECOND([.A155])" office:value-type="float" office:value="21" calcext:value-type="float">
            <text:p>21</text:p>
          </table:table-cell>
          <table:table-cell table:style-name="ce9" table:formula="of:=MINUTE([.A155])" office:value-type="float" office:value="21" calcext:value-type="float">
            <text:p>21</text:p>
          </table:table-cell>
          <table:table-cell table:style-name="ce10" table:formula="of:=[.O155]*60+[.N155]" office:value-type="float" office:value="1281" calcext:value-type="float">
            <text:p>1281</text:p>
          </table:table-cell>
          <table:table-cell table:formula="of:=[.P155]-1028" office:value-type="float" office:value="253" calcext:value-type="float">
            <text:p>25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22.00000003S" calcext:value-type="time">
            <text:p>17:21:22</text:p>
          </table:table-cell>
          <table:table-cell office:value-type="float" office:value="463841461" calcext:value-type="float">
            <text:p>463841461</text:p>
          </table:table-cell>
          <table:table-cell office:value-type="float" office:value="-1253567557" calcext:value-type="float">
            <text:p>-1253567557</text:p>
          </table:table-cell>
          <table:table-cell office:value-type="float" office:value="7894.15" calcext:value-type="float">
            <text:p>7894.15</text:p>
          </table:table-cell>
          <table:table-cell office:value-type="float" office:value="3360" calcext:value-type="float">
            <text:p>3360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[.D156]-177.9" office:value-type="float" office:value="7716.25" calcext:value-type="float">
            <text:p>7716.25</text:p>
          </table:table-cell>
          <table:table-cell table:formula="of:=[.B156]*(180/2^31)" office:value-type="float" office:value="38.8787421304733" calcext:value-type="float">
            <text:p>38.8787421305</text:p>
          </table:table-cell>
          <table:table-cell table:formula="of:=[.C156]*(180/2^31)" office:value-type="float" office:value="-105.072818817571" calcext:value-type="float">
            <text:p>-105.072818817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table:formula="of:=SECOND([.A156])" office:value-type="float" office:value="22" calcext:value-type="float">
            <text:p>22</text:p>
          </table:table-cell>
          <table:table-cell table:style-name="ce9" table:formula="of:=MINUTE([.A156])" office:value-type="float" office:value="21" calcext:value-type="float">
            <text:p>21</text:p>
          </table:table-cell>
          <table:table-cell table:style-name="ce10" table:formula="of:=[.O156]*60+[.N156]" office:value-type="float" office:value="1282" calcext:value-type="float">
            <text:p>1282</text:p>
          </table:table-cell>
          <table:table-cell table:formula="of:=[.P156]-1028" office:value-type="float" office:value="254" calcext:value-type="float">
            <text:p>25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22.999999635S" calcext:value-type="time">
            <text:p>17:21:23</text:p>
          </table:table-cell>
          <table:table-cell office:value-type="float" office:value="463841572" calcext:value-type="float">
            <text:p>463841572</text:p>
          </table:table-cell>
          <table:table-cell office:value-type="float" office:value="-1253568436" calcext:value-type="float">
            <text:p>-1253568436</text:p>
          </table:table-cell>
          <table:table-cell office:value-type="float" office:value="7894.15" calcext:value-type="float">
            <text:p>7894.15</text:p>
          </table:table-cell>
          <table:table-cell office:value-type="float" office:value="3362.6" calcext:value-type="float">
            <text:p>3362.6</text:p>
          </table:table-cell>
          <table:table-cell office:value-type="float" office:value="32.624" calcext:value-type="float">
            <text:p>32.624</text:p>
          </table:table-cell>
          <table:table-cell/>
          <table:table-cell table:formula="of:=[.D157]-177.9" office:value-type="float" office:value="7716.25" calcext:value-type="float">
            <text:p>7716.25</text:p>
          </table:table-cell>
          <table:table-cell table:formula="of:=[.B157]*(180/2^31)" office:value-type="float" office:value="38.8787514343858" calcext:value-type="float">
            <text:p>38.8787514344</text:p>
          </table:table-cell>
          <table:table-cell table:formula="of:=[.C157]*(180/2^31)" office:value-type="float" office:value="-105.0728924945" calcext:value-type="float">
            <text:p>-105.0728924945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table:formula="of:=SECOND([.A157])" office:value-type="float" office:value="23" calcext:value-type="float">
            <text:p>23</text:p>
          </table:table-cell>
          <table:table-cell table:style-name="ce9" table:formula="of:=MINUTE([.A157])" office:value-type="float" office:value="21" calcext:value-type="float">
            <text:p>21</text:p>
          </table:table-cell>
          <table:table-cell table:style-name="ce10" table:formula="of:=[.O157]*60+[.N157]" office:value-type="float" office:value="1283" calcext:value-type="float">
            <text:p>1283</text:p>
          </table:table-cell>
          <table:table-cell table:formula="of:=[.P157]-1028" office:value-type="float" office:value="255" calcext:value-type="float">
            <text:p>25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25.000000102S" calcext:value-type="time">
            <text:p>17:21:25</text:p>
          </table:table-cell>
          <table:table-cell office:value-type="float" office:value="463842572" calcext:value-type="float">
            <text:p>463842572</text:p>
          </table:table-cell>
          <table:table-cell office:value-type="float" office:value="-1253569998" calcext:value-type="float">
            <text:p>-1253569998</text:p>
          </table:table-cell>
          <table:table-cell office:value-type="float" office:value="7894.15" calcext:value-type="float">
            <text:p>7894.15</text:p>
          </table:table-cell>
          <table:table-cell office:value-type="float" office:value="3367" calcext:value-type="float">
            <text:p>3367</text:p>
          </table:table-cell>
          <table:table-cell office:value-type="float" office:value="27.538" calcext:value-type="float">
            <text:p>27.538</text:p>
          </table:table-cell>
          <table:table-cell/>
          <table:table-cell table:formula="of:=[.D158]-177.9" office:value-type="float" office:value="7716.25" calcext:value-type="float">
            <text:p>7716.25</text:p>
          </table:table-cell>
          <table:table-cell table:formula="of:=[.B158]*(180/2^31)" office:value-type="float" office:value="38.8788352534175" calcext:value-type="float">
            <text:p>38.8788352534</text:p>
          </table:table-cell>
          <table:table-cell table:formula="of:=[.C158]*(180/2^31)" office:value-type="float" office:value="-105.073023419827" calcext:value-type="float">
            <text:p>-105.0730234198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table:formula="of:=SECOND([.A158])" office:value-type="float" office:value="25" calcext:value-type="float">
            <text:p>25</text:p>
          </table:table-cell>
          <table:table-cell table:style-name="ce9" table:formula="of:=MINUTE([.A158])" office:value-type="float" office:value="21" calcext:value-type="float">
            <text:p>21</text:p>
          </table:table-cell>
          <table:table-cell table:style-name="ce10" table:formula="of:=[.O158]*60+[.N158]" office:value-type="float" office:value="1285" calcext:value-type="float">
            <text:p>1285</text:p>
          </table:table-cell>
          <table:table-cell table:formula="of:=[.P158]-1028" office:value-type="float" office:value="257" calcext:value-type="float">
            <text:p>25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26.999999732S" calcext:value-type="time">
            <text:p>17:21:27</text:p>
          </table:table-cell>
          <table:table-cell office:value-type="float" office:value="463851740" calcext:value-type="float">
            <text:p>463851740</text:p>
          </table:table-cell>
          <table:table-cell office:value-type="float" office:value="-1253574180" calcext:value-type="float">
            <text:p>-1253574180</text:p>
          </table:table-cell>
          <table:table-cell office:value-type="float" office:value="7950.38" calcext:value-type="float">
            <text:p>7950.38</text:p>
          </table:table-cell>
          <table:table-cell office:value-type="float" office:value="3371.4" calcext:value-type="float">
            <text:p>3371.4</text:p>
          </table:table-cell>
          <table:table-cell office:value-type="float" office:value="25.54" calcext:value-type="float">
            <text:p>25.54</text:p>
          </table:table-cell>
          <table:table-cell/>
          <table:table-cell table:formula="of:=[.D159]-177.9" office:value-type="float" office:value="7772.48" calcext:value-type="float">
            <text:p>7772.48</text:p>
          </table:table-cell>
          <table:table-cell table:formula="of:=[.B159]*(180/2^31)" office:value-type="float" office:value="38.8796037063003" calcext:value-type="float">
            <text:p>38.8796037063</text:p>
          </table:table-cell>
          <table:table-cell table:formula="of:=[.C159]*(180/2^31)" office:value-type="float" office:value="-105.073373951018" calcext:value-type="float">
            <text:p>-105.073373951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table:formula="of:=SECOND([.A159])" office:value-type="float" office:value="27" calcext:value-type="float">
            <text:p>27</text:p>
          </table:table-cell>
          <table:table-cell table:style-name="ce9" table:formula="of:=MINUTE([.A159])" office:value-type="float" office:value="21" calcext:value-type="float">
            <text:p>21</text:p>
          </table:table-cell>
          <table:table-cell table:style-name="ce10" table:formula="of:=[.O159]*60+[.N159]" office:value-type="float" office:value="1287" calcext:value-type="float">
            <text:p>1287</text:p>
          </table:table-cell>
          <table:table-cell table:formula="of:=[.P159]-1028" office:value-type="float" office:value="259" calcext:value-type="float">
            <text:p>25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28.99999978S" calcext:value-type="time">
            <text:p>17:21:29</text:p>
          </table:table-cell>
          <table:table-cell office:value-type="float" office:value="463857670" calcext:value-type="float">
            <text:p>463857670</text:p>
          </table:table-cell>
          <table:table-cell office:value-type="float" office:value="-1253582741" calcext:value-type="float">
            <text:p>-1253582741</text:p>
          </table:table-cell>
          <table:table-cell office:value-type="float" office:value="8033.64" calcext:value-type="float">
            <text:p>8033.64</text:p>
          </table:table-cell>
          <table:table-cell office:value-type="float" office:value="3376.2" calcext:value-type="float">
            <text:p>3376.2</text:p>
          </table:table-cell>
          <table:table-cell office:value-type="float" office:value="25.307" calcext:value-type="float">
            <text:p>25.307</text:p>
          </table:table-cell>
          <table:table-cell/>
          <table:table-cell table:formula="of:=[.D160]-177.9" office:value-type="float" office:value="7855.74" calcext:value-type="float">
            <text:p>7855.74</text:p>
          </table:table-cell>
          <table:table-cell table:formula="of:=[.B160]*(180/2^31)" office:value-type="float" office:value="38.8801007531583" calcext:value-type="float">
            <text:p>38.8801007532</text:p>
          </table:table-cell>
          <table:table-cell table:formula="of:=[.C160]*(180/2^31)" office:value-type="float" office:value="-105.074091525748" calcext:value-type="float">
            <text:p>-105.0740915257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table:formula="of:=SECOND([.A160])" office:value-type="float" office:value="29" calcext:value-type="float">
            <text:p>29</text:p>
          </table:table-cell>
          <table:table-cell table:style-name="ce9" table:formula="of:=MINUTE([.A160])" office:value-type="float" office:value="21" calcext:value-type="float">
            <text:p>21</text:p>
          </table:table-cell>
          <table:table-cell table:style-name="ce10" table:formula="of:=[.O160]*60+[.N160]" office:value-type="float" office:value="1289" calcext:value-type="float">
            <text:p>1289</text:p>
          </table:table-cell>
          <table:table-cell table:formula="of:=[.P160]-1028" office:value-type="float" office:value="261" calcext:value-type="float">
            <text:p>26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30.999999829S" calcext:value-type="time">
            <text:p>17:21:31</text:p>
          </table:table-cell>
          <table:table-cell office:value-type="float" office:value="463857054" calcext:value-type="float">
            <text:p>463857054</text:p>
          </table:table-cell>
          <table:table-cell office:value-type="float" office:value="-1253588765" calcext:value-type="float">
            <text:p>-1253588765</text:p>
          </table:table-cell>
          <table:table-cell office:value-type="float" office:value="8073.03" calcext:value-type="float">
            <text:p>8073.03</text:p>
          </table:table-cell>
          <table:table-cell office:value-type="float" office:value="3380.4" calcext:value-type="float">
            <text:p>3380.4</text:p>
          </table:table-cell>
          <table:table-cell office:value-type="float" office:value="23.168" calcext:value-type="float">
            <text:p>23.168</text:p>
          </table:table-cell>
          <table:table-cell/>
          <table:table-cell table:formula="of:=[.D161]-177.9" office:value-type="float" office:value="7895.13" calcext:value-type="float">
            <text:p>7895.13</text:p>
          </table:table-cell>
          <table:table-cell table:formula="of:=[.B161]*(180/2^31)" office:value-type="float" office:value="38.8800491206348" calcext:value-type="float">
            <text:p>38.8800491206</text:p>
          </table:table-cell>
          <table:table-cell table:formula="of:=[.C161]*(180/2^31)" office:value-type="float" office:value="-105.074596451595" calcext:value-type="float">
            <text:p>-105.0745964516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table:formula="of:=SECOND([.A161])" office:value-type="float" office:value="31" calcext:value-type="float">
            <text:p>31</text:p>
          </table:table-cell>
          <table:table-cell table:style-name="ce9" table:formula="of:=MINUTE([.A161])" office:value-type="float" office:value="21" calcext:value-type="float">
            <text:p>21</text:p>
          </table:table-cell>
          <table:table-cell table:style-name="ce10" table:formula="of:=[.O161]*60+[.N161]" office:value-type="float" office:value="1291" calcext:value-type="float">
            <text:p>1291</text:p>
          </table:table-cell>
          <table:table-cell table:formula="of:=[.P161]-1028" office:value-type="float" office:value="263" calcext:value-type="float">
            <text:p>26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32.999999877S" calcext:value-type="time">
            <text:p>17:21:33</text:p>
          </table:table-cell>
          <table:table-cell office:value-type="float" office:value="463855205" calcext:value-type="float">
            <text:p>463855205</text:p>
          </table:table-cell>
          <table:table-cell office:value-type="float" office:value="-1253591005" calcext:value-type="float">
            <text:p>-1253591005</text:p>
          </table:table-cell>
          <table:table-cell office:value-type="float" office:value="8087.13" calcext:value-type="float">
            <text:p>8087.13</text:p>
          </table:table-cell>
          <table:table-cell office:value-type="float" office:value="3385" calcext:value-type="float">
            <text:p>3385</text:p>
          </table:table-cell>
          <table:table-cell office:value-type="float" office:value="21.756" calcext:value-type="float">
            <text:p>21.756</text:p>
          </table:table-cell>
          <table:table-cell/>
          <table:table-cell table:formula="of:=[.D162]-177.9" office:value-type="float" office:value="7909.23" calcext:value-type="float">
            <text:p>7909.23</text:p>
          </table:table-cell>
          <table:table-cell table:formula="of:=[.B162]*(180/2^31)" office:value-type="float" office:value="38.8798941392452" calcext:value-type="float">
            <text:p>38.8798941392</text:p>
          </table:table-cell>
          <table:table-cell table:formula="of:=[.C162]*(180/2^31)" office:value-type="float" office:value="-105.074784206226" calcext:value-type="float">
            <text:p>-105.0747842062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table:formula="of:=SECOND([.A162])" office:value-type="float" office:value="33" calcext:value-type="float">
            <text:p>33</text:p>
          </table:table-cell>
          <table:table-cell table:style-name="ce9" table:formula="of:=MINUTE([.A162])" office:value-type="float" office:value="21" calcext:value-type="float">
            <text:p>21</text:p>
          </table:table-cell>
          <table:table-cell table:style-name="ce10" table:formula="of:=[.O162]*60+[.N162]" office:value-type="float" office:value="1293" calcext:value-type="float">
            <text:p>1293</text:p>
          </table:table-cell>
          <table:table-cell table:formula="of:=[.P162]-1028" office:value-type="float" office:value="265" calcext:value-type="float">
            <text:p>26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34.999999925S" calcext:value-type="time">
            <text:p>17:21:35</text:p>
          </table:table-cell>
          <table:table-cell office:value-type="float" office:value="463849215" calcext:value-type="float">
            <text:p>463849215</text:p>
          </table:table-cell>
          <table:table-cell office:value-type="float" office:value="-1253589308" calcext:value-type="float">
            <text:p>-1253589308</text:p>
          </table:table-cell>
          <table:table-cell office:value-type="float" office:value="8119.59" calcext:value-type="float">
            <text:p>8119.59</text:p>
          </table:table-cell>
          <table:table-cell office:value-type="float" office:value="3388.8" calcext:value-type="float">
            <text:p>3388.8</text:p>
          </table:table-cell>
          <table:table-cell office:value-type="float" office:value="24.365" calcext:value-type="float">
            <text:p>24.365</text:p>
          </table:table-cell>
          <table:table-cell/>
          <table:table-cell table:formula="of:=[.D163]-177.9" office:value-type="float" office:value="7941.69" calcext:value-type="float">
            <text:p>7941.69</text:p>
          </table:table-cell>
          <table:table-cell table:formula="of:=[.B163]*(180/2^31)" office:value-type="float" office:value="38.8793920632452" calcext:value-type="float">
            <text:p>38.8793920632</text:p>
          </table:table-cell>
          <table:table-cell table:formula="of:=[.C163]*(180/2^31)" office:value-type="float" office:value="-105.07464196533" calcext:value-type="float">
            <text:p>-105.0746419653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table:formula="of:=SECOND([.A163])" office:value-type="float" office:value="35" calcext:value-type="float">
            <text:p>35</text:p>
          </table:table-cell>
          <table:table-cell table:style-name="ce9" table:formula="of:=MINUTE([.A163])" office:value-type="float" office:value="21" calcext:value-type="float">
            <text:p>21</text:p>
          </table:table-cell>
          <table:table-cell table:style-name="ce10" table:formula="of:=[.O163]*60+[.N163]" office:value-type="float" office:value="1295" calcext:value-type="float">
            <text:p>1295</text:p>
          </table:table-cell>
          <table:table-cell table:formula="of:=[.P163]-1028" office:value-type="float" office:value="267" calcext:value-type="float">
            <text:p>26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36.999999974S" calcext:value-type="time">
            <text:p>17:21:37</text:p>
          </table:table-cell>
          <table:table-cell office:value-type="float" office:value="463842393" calcext:value-type="float">
            <text:p>463842393</text:p>
          </table:table-cell>
          <table:table-cell office:value-type="float" office:value="-1253584947" calcext:value-type="float">
            <text:p>-1253584947</text:p>
          </table:table-cell>
          <table:table-cell office:value-type="float" office:value="8185.99" calcext:value-type="float">
            <text:p>8185.99</text:p>
          </table:table-cell>
          <table:table-cell office:value-type="float" office:value="3393.6" calcext:value-type="float">
            <text:p>3393.6</text:p>
          </table:table-cell>
          <table:table-cell office:value-type="float" office:value="28.799" calcext:value-type="float">
            <text:p>28.799</text:p>
          </table:table-cell>
          <table:table-cell/>
          <table:table-cell table:formula="of:=[.D164]-177.9" office:value-type="float" office:value="8008.09" calcext:value-type="float">
            <text:p>8008.09</text:p>
          </table:table-cell>
          <table:table-cell table:formula="of:=[.B164]*(180/2^31)" office:value-type="float" office:value="38.8788202498108" calcext:value-type="float">
            <text:p>38.8788202498</text:p>
          </table:table-cell>
          <table:table-cell table:formula="of:=[.C164]*(180/2^31)" office:value-type="float" office:value="-105.074276430532" calcext:value-type="float">
            <text:p>-105.0742764305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table:formula="of:=SECOND([.A164])" office:value-type="float" office:value="37" calcext:value-type="float">
            <text:p>37</text:p>
          </table:table-cell>
          <table:table-cell table:style-name="ce9" table:formula="of:=MINUTE([.A164])" office:value-type="float" office:value="21" calcext:value-type="float">
            <text:p>21</text:p>
          </table:table-cell>
          <table:table-cell table:style-name="ce10" table:formula="of:=[.O164]*60+[.N164]" office:value-type="float" office:value="1297" calcext:value-type="float">
            <text:p>1297</text:p>
          </table:table-cell>
          <table:table-cell table:formula="of:=[.P164]-1028" office:value-type="float" office:value="269" calcext:value-type="float">
            <text:p>26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38.999999603S" calcext:value-type="time">
            <text:p>17:21:39</text:p>
          </table:table-cell>
          <table:table-cell office:value-type="float" office:value="463832470" calcext:value-type="float">
            <text:p>463832470</text:p>
          </table:table-cell>
          <table:table-cell office:value-type="float" office:value="-1253579084" calcext:value-type="float">
            <text:p>-1253579084</text:p>
          </table:table-cell>
          <table:table-cell office:value-type="float" office:value="8285.89" calcext:value-type="float">
            <text:p>8285.89</text:p>
          </table:table-cell>
          <table:table-cell office:value-type="float" office:value="3399" calcext:value-type="float">
            <text:p>3399</text:p>
          </table:table-cell>
          <table:table-cell office:value-type="float" office:value="30.157" calcext:value-type="float">
            <text:p>30.157</text:p>
          </table:table-cell>
          <table:table-cell/>
          <table:table-cell table:formula="of:=[.D165]-177.9" office:value-type="float" office:value="8107.99" calcext:value-type="float">
            <text:p>8107.99</text:p>
          </table:table-cell>
          <table:table-cell table:formula="of:=[.B165]*(180/2^31)" office:value-type="float" office:value="38.8779885135591" calcext:value-type="float">
            <text:p>38.8779885136</text:p>
          </table:table-cell>
          <table:table-cell table:formula="of:=[.C165]*(180/2^31)" office:value-type="float" office:value="-105.073784999549" calcext:value-type="float">
            <text:p>-105.0737849996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table:formula="of:=SECOND([.A165])" office:value-type="float" office:value="39" calcext:value-type="float">
            <text:p>39</text:p>
          </table:table-cell>
          <table:table-cell table:style-name="ce9" table:formula="of:=MINUTE([.A165])" office:value-type="float" office:value="21" calcext:value-type="float">
            <text:p>21</text:p>
          </table:table-cell>
          <table:table-cell table:style-name="ce10" table:formula="of:=[.O165]*60+[.N165]" office:value-type="float" office:value="1299" calcext:value-type="float">
            <text:p>1299</text:p>
          </table:table-cell>
          <table:table-cell table:formula="of:=[.P165]-1028" office:value-type="float" office:value="271" calcext:value-type="float">
            <text:p>27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41.000000071S" calcext:value-type="time">
            <text:p>17:21:41</text:p>
          </table:table-cell>
          <table:table-cell office:value-type="float" office:value="463823061" calcext:value-type="float">
            <text:p>463823061</text:p>
          </table:table-cell>
          <table:table-cell office:value-type="float" office:value="-1253575745" calcext:value-type="float">
            <text:p>-1253575745</text:p>
          </table:table-cell>
          <table:table-cell office:value-type="float" office:value="8376.44" calcext:value-type="float">
            <text:p>8376.44</text:p>
          </table:table-cell>
          <table:table-cell office:value-type="float" office:value="3404" calcext:value-type="float">
            <text:p>3404</text:p>
          </table:table-cell>
          <table:table-cell office:value-type="float" office:value="30.897" calcext:value-type="float">
            <text:p>30.897</text:p>
          </table:table-cell>
          <table:table-cell/>
          <table:table-cell table:formula="of:=[.D166]-177.9" office:value-type="float" office:value="8198.54" calcext:value-type="float">
            <text:p>8198.54</text:p>
          </table:table-cell>
          <table:table-cell table:formula="of:=[.B166]*(180/2^31)" office:value-type="float" office:value="38.8771998602897" calcext:value-type="float">
            <text:p>38.8771998603</text:p>
          </table:table-cell>
          <table:table-cell table:formula="of:=[.C166]*(180/2^31)" office:value-type="float" office:value="-105.073505127803" calcext:value-type="float">
            <text:p>-105.0735051278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table:formula="of:=SECOND([.A166])" office:value-type="float" office:value="41" calcext:value-type="float">
            <text:p>41</text:p>
          </table:table-cell>
          <table:table-cell table:style-name="ce9" table:formula="of:=MINUTE([.A166])" office:value-type="float" office:value="21" calcext:value-type="float">
            <text:p>21</text:p>
          </table:table-cell>
          <table:table-cell table:style-name="ce10" table:formula="of:=[.O166]*60+[.N166]" office:value-type="float" office:value="1301" calcext:value-type="float">
            <text:p>1301</text:p>
          </table:table-cell>
          <table:table-cell table:formula="of:=[.P166]-1028" office:value-type="float" office:value="273" calcext:value-type="float">
            <text:p>27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41.999999676S" calcext:value-type="time">
            <text:p>17:21:42</text:p>
          </table:table-cell>
          <table:table-cell office:value-type="float" office:value="463819531" calcext:value-type="float">
            <text:p>463819531</text:p>
          </table:table-cell>
          <table:table-cell office:value-type="float" office:value="-1253573988" calcext:value-type="float">
            <text:p>-1253573988</text:p>
          </table:table-cell>
          <table:table-cell office:value-type="float" office:value="8411.41" calcext:value-type="float">
            <text:p>8411.41</text:p>
          </table:table-cell>
          <table:table-cell office:value-type="float" office:value="3406.4" calcext:value-type="float">
            <text:p>3406.4</text:p>
          </table:table-cell>
          <table:table-cell office:value-type="float" office:value="31.907" calcext:value-type="float">
            <text:p>31.907</text:p>
          </table:table-cell>
          <table:table-cell/>
          <table:table-cell table:formula="of:=[.D167]-177.9" office:value-type="float" office:value="8233.51" calcext:value-type="float">
            <text:p>8233.51</text:p>
          </table:table-cell>
          <table:table-cell table:formula="of:=[.B167]*(180/2^31)" office:value-type="float" office:value="38.8769039791077" calcext:value-type="float">
            <text:p>38.8769039791</text:p>
          </table:table-cell>
          <table:table-cell table:formula="of:=[.C167]*(180/2^31)" office:value-type="float" office:value="-105.073357857764" calcext:value-type="float">
            <text:p>-105.0733578578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table:formula="of:=SECOND([.A167])" office:value-type="float" office:value="42" calcext:value-type="float">
            <text:p>42</text:p>
          </table:table-cell>
          <table:table-cell table:style-name="ce9" table:formula="of:=MINUTE([.A167])" office:value-type="float" office:value="21" calcext:value-type="float">
            <text:p>21</text:p>
          </table:table-cell>
          <table:table-cell table:style-name="ce10" table:formula="of:=[.O167]*60+[.N167]" office:value-type="float" office:value="1302" calcext:value-type="float">
            <text:p>1302</text:p>
          </table:table-cell>
          <table:table-cell table:formula="of:=[.P167]-1028" office:value-type="float" office:value="274" calcext:value-type="float">
            <text:p>27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44.000000143S" calcext:value-type="time">
            <text:p>17:21:44</text:p>
          </table:table-cell>
          <table:table-cell office:value-type="float" office:value="463811893" calcext:value-type="float">
            <text:p>463811893</text:p>
          </table:table-cell>
          <table:table-cell office:value-type="float" office:value="-1253572057" calcext:value-type="float">
            <text:p>-1253572057</text:p>
          </table:table-cell>
          <table:table-cell office:value-type="float" office:value="8483.84" calcext:value-type="float">
            <text:p>8483.84</text:p>
          </table:table-cell>
          <table:table-cell office:value-type="float" office:value="3411.6" calcext:value-type="float">
            <text:p>3411.6</text:p>
          </table:table-cell>
          <table:table-cell office:value-type="float" office:value="34.752" calcext:value-type="float">
            <text:p>34.752</text:p>
          </table:table-cell>
          <table:table-cell/>
          <table:table-cell table:formula="of:=[.D168]-177.9" office:value-type="float" office:value="8305.94" calcext:value-type="float">
            <text:p>8305.94</text:p>
          </table:table-cell>
          <table:table-cell table:formula="of:=[.B168]*(180/2^31)" office:value-type="float" office:value="38.8762637693435" calcext:value-type="float">
            <text:p>38.8762637693</text:p>
          </table:table-cell>
          <table:table-cell table:formula="of:=[.C168]*(180/2^31)" office:value-type="float" office:value="-105.073196003214" calcext:value-type="float">
            <text:p>-105.073196003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SECOND([.A168])" office:value-type="float" office:value="44" calcext:value-type="float">
            <text:p>44</text:p>
          </table:table-cell>
          <table:table-cell table:style-name="ce9" table:formula="of:=MINUTE([.A168])" office:value-type="float" office:value="21" calcext:value-type="float">
            <text:p>21</text:p>
          </table:table-cell>
          <table:table-cell table:style-name="ce10" table:formula="of:=[.O168]*60+[.N168]" office:value-type="float" office:value="1304" calcext:value-type="float">
            <text:p>1304</text:p>
          </table:table-cell>
          <table:table-cell table:formula="of:=[.P168]-1028" office:value-type="float" office:value="276" calcext:value-type="float">
            <text:p>27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44.999999749S" calcext:value-type="time">
            <text:p>17:21:45</text:p>
          </table:table-cell>
          <table:table-cell office:value-type="float" office:value="463807738" calcext:value-type="float">
            <text:p>463807738</text:p>
          </table:table-cell>
          <table:table-cell office:value-type="float" office:value="-1253571727" calcext:value-type="float">
            <text:p>-1253571727</text:p>
          </table:table-cell>
          <table:table-cell office:value-type="float" office:value="8522.54" calcext:value-type="float">
            <text:p>8522.54</text:p>
          </table:table-cell>
          <table:table-cell office:value-type="float" office:value="3414.4" calcext:value-type="float">
            <text:p>3414.4</text:p>
          </table:table-cell>
          <table:table-cell office:value-type="float" office:value="37.222" calcext:value-type="float">
            <text:p>37.222</text:p>
          </table:table-cell>
          <table:table-cell/>
          <table:table-cell table:formula="of:=[.D169]-177.9" office:value-type="float" office:value="8344.64" calcext:value-type="float">
            <text:p>8344.64</text:p>
          </table:table-cell>
          <table:table-cell table:formula="of:=[.B169]*(180/2^31)" office:value-type="float" office:value="38.8759155012667" calcext:value-type="float">
            <text:p>38.8759155013</text:p>
          </table:table-cell>
          <table:table-cell table:formula="of:=[.C169]*(180/2^31)" office:value-type="float" office:value="-105.073168342933" calcext:value-type="float">
            <text:p>-105.0731683429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formula="of:=SECOND([.A169])" office:value-type="float" office:value="45" calcext:value-type="float">
            <text:p>45</text:p>
          </table:table-cell>
          <table:table-cell table:style-name="ce9" table:formula="of:=MINUTE([.A169])" office:value-type="float" office:value="21" calcext:value-type="float">
            <text:p>21</text:p>
          </table:table-cell>
          <table:table-cell table:style-name="ce10" table:formula="of:=[.O169]*60+[.N169]" office:value-type="float" office:value="1305" calcext:value-type="float">
            <text:p>1305</text:p>
          </table:table-cell>
          <table:table-cell table:formula="of:=[.P169]-1028" office:value-type="float" office:value="277" calcext:value-type="float">
            <text:p>27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47.000000216S" calcext:value-type="time">
            <text:p>17:21:47</text:p>
          </table:table-cell>
          <table:table-cell office:value-type="float" office:value="463799007" calcext:value-type="float">
            <text:p>463799007</text:p>
          </table:table-cell>
          <table:table-cell office:value-type="float" office:value="-1253572152" calcext:value-type="float">
            <text:p>-1253572152</text:p>
          </table:table-cell>
          <table:table-cell office:value-type="float" office:value="8603.82" calcext:value-type="float">
            <text:p>8603.82</text:p>
          </table:table-cell>
          <table:table-cell office:value-type="float" office:value="3420" calcext:value-type="float">
            <text:p>3420</text:p>
          </table:table-cell>
          <table:table-cell office:value-type="float" office:value="39.675" calcext:value-type="float">
            <text:p>39.675</text:p>
          </table:table-cell>
          <table:table-cell/>
          <table:table-cell table:formula="of:=[.D170]-177.9" office:value-type="float" office:value="8425.92" calcext:value-type="float">
            <text:p>8425.92</text:p>
          </table:table-cell>
          <table:table-cell table:formula="of:=[.B170]*(180/2^31)" office:value-type="float" office:value="38.8751836773008" calcext:value-type="float">
            <text:p>38.8751836773</text:p>
          </table:table-cell>
          <table:table-cell table:formula="of:=[.C170]*(180/2^31)" office:value-type="float" office:value="-105.073203966022" calcext:value-type="float">
            <text:p>-105.073203966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table:formula="of:=SECOND([.A170])" office:value-type="float" office:value="47" calcext:value-type="float">
            <text:p>47</text:p>
          </table:table-cell>
          <table:table-cell table:style-name="ce9" table:formula="of:=MINUTE([.A170])" office:value-type="float" office:value="21" calcext:value-type="float">
            <text:p>21</text:p>
          </table:table-cell>
          <table:table-cell table:style-name="ce10" table:formula="of:=[.O170]*60+[.N170]" office:value-type="float" office:value="1307" calcext:value-type="float">
            <text:p>1307</text:p>
          </table:table-cell>
          <table:table-cell table:formula="of:=[.P170]-1028" office:value-type="float" office:value="279" calcext:value-type="float">
            <text:p>27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47.999999821S" calcext:value-type="time">
            <text:p>17:21:48</text:p>
          </table:table-cell>
          <table:table-cell office:value-type="float" office:value="463794585" calcext:value-type="float">
            <text:p>463794585</text:p>
          </table:table-cell>
          <table:table-cell office:value-type="float" office:value="-1253572599" calcext:value-type="float">
            <text:p>-1253572599</text:p>
          </table:table-cell>
          <table:table-cell office:value-type="float" office:value="8645.09" calcext:value-type="float">
            <text:p>8645.09</text:p>
          </table:table-cell>
          <table:table-cell office:value-type="float" office:value="3423" calcext:value-type="float">
            <text:p>3423</text:p>
          </table:table-cell>
          <table:table-cell office:value-type="float" office:value="40.661" calcext:value-type="float">
            <text:p>40.661</text:p>
          </table:table-cell>
          <table:table-cell/>
          <table:table-cell table:formula="of:=[.D171]-177.9" office:value-type="float" office:value="8467.19" calcext:value-type="float">
            <text:p>8467.19</text:p>
          </table:table-cell>
          <table:table-cell table:formula="of:=[.B171]*(180/2^31)" office:value-type="float" office:value="38.8748130295426" calcext:value-type="float">
            <text:p>38.8748130295</text:p>
          </table:table-cell>
          <table:table-cell table:formula="of:=[.C171]*(180/2^31)" office:value-type="float" office:value="-105.073241433129" calcext:value-type="float">
            <text:p>-105.0732414331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table:formula="of:=SECOND([.A171])" office:value-type="float" office:value="48" calcext:value-type="float">
            <text:p>48</text:p>
          </table:table-cell>
          <table:table-cell table:style-name="ce9" table:formula="of:=MINUTE([.A171])" office:value-type="float" office:value="21" calcext:value-type="float">
            <text:p>21</text:p>
          </table:table-cell>
          <table:table-cell table:style-name="ce10" table:formula="of:=[.O171]*60+[.N171]" office:value-type="float" office:value="1308" calcext:value-type="float">
            <text:p>1308</text:p>
          </table:table-cell>
          <table:table-cell table:formula="of:=[.P171]-1028" office:value-type="float" office:value="280" calcext:value-type="float">
            <text:p>28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49.99999987S" calcext:value-type="time">
            <text:p>17:21:50</text:p>
          </table:table-cell>
          <table:table-cell office:value-type="float" office:value="463787970" calcext:value-type="float">
            <text:p>463787970</text:p>
          </table:table-cell>
          <table:table-cell office:value-type="float" office:value="-1253573928" calcext:value-type="float">
            <text:p>-1253573928</text:p>
          </table:table-cell>
          <table:table-cell office:value-type="float" office:value="8707.27" calcext:value-type="float">
            <text:p>8707.27</text:p>
          </table:table-cell>
          <table:table-cell office:value-type="float" office:value="3428.6" calcext:value-type="float">
            <text:p>3428.6</text:p>
          </table:table-cell>
          <table:table-cell office:value-type="float" office:value="38.533" calcext:value-type="float">
            <text:p>38.533</text:p>
          </table:table-cell>
          <table:table-cell/>
          <table:table-cell table:formula="of:=[.D172]-177.9" office:value-type="float" office:value="8529.37" calcext:value-type="float">
            <text:p>8529.37</text:p>
          </table:table-cell>
          <table:table-cell table:formula="of:=[.B172]*(180/2^31)" office:value-type="float" office:value="38.8742585666478" calcext:value-type="float">
            <text:p>38.8742585666</text:p>
          </table:table-cell>
          <table:table-cell table:formula="of:=[.C172]*(180/2^31)" office:value-type="float" office:value="-105.073352828622" calcext:value-type="float">
            <text:p>-105.0733528286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table:formula="of:=SECOND([.A172])" office:value-type="float" office:value="50" calcext:value-type="float">
            <text:p>50</text:p>
          </table:table-cell>
          <table:table-cell table:style-name="ce9" table:formula="of:=MINUTE([.A172])" office:value-type="float" office:value="21" calcext:value-type="float">
            <text:p>21</text:p>
          </table:table-cell>
          <table:table-cell table:style-name="ce10" table:formula="of:=[.O172]*60+[.N172]" office:value-type="float" office:value="1310" calcext:value-type="float">
            <text:p>1310</text:p>
          </table:table-cell>
          <table:table-cell table:formula="of:=[.P172]-1028" office:value-type="float" office:value="282" calcext:value-type="float">
            <text:p>28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50.999999894S" calcext:value-type="time">
            <text:p>17:21:51</text:p>
          </table:table-cell>
          <table:table-cell office:value-type="float" office:value="463785194" calcext:value-type="float">
            <text:p>463785194</text:p>
          </table:table-cell>
          <table:table-cell office:value-type="float" office:value="-1253575994" calcext:value-type="float">
            <text:p>-1253575994</text:p>
          </table:table-cell>
          <table:table-cell office:value-type="float" office:value="8735.33" calcext:value-type="float">
            <text:p>8735.33</text:p>
          </table:table-cell>
          <table:table-cell office:value-type="float" office:value="3431.2" calcext:value-type="float">
            <text:p>3431.2</text:p>
          </table:table-cell>
          <table:table-cell office:value-type="float" office:value="37.431" calcext:value-type="float">
            <text:p>37.431</text:p>
          </table:table-cell>
          <table:table-cell/>
          <table:table-cell table:formula="of:=[.D173]-177.9" office:value-type="float" office:value="8557.43" calcext:value-type="float">
            <text:p>8557.43</text:p>
          </table:table-cell>
          <table:table-cell table:formula="of:=[.B173]*(180/2^31)" office:value-type="float" office:value="38.8740258850157" calcext:value-type="float">
            <text:p>38.874025885</text:p>
          </table:table-cell>
          <table:table-cell table:formula="of:=[.C173]*(180/2^31)" office:value-type="float" office:value="-105.073525998741" calcext:value-type="float">
            <text:p>-105.0735259987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table:formula="of:=SECOND([.A173])" office:value-type="float" office:value="51" calcext:value-type="float">
            <text:p>51</text:p>
          </table:table-cell>
          <table:table-cell table:style-name="ce9" table:formula="of:=MINUTE([.A173])" office:value-type="float" office:value="21" calcext:value-type="float">
            <text:p>21</text:p>
          </table:table-cell>
          <table:table-cell table:style-name="ce10" table:formula="of:=[.O173]*60+[.N173]" office:value-type="float" office:value="1311" calcext:value-type="float">
            <text:p>1311</text:p>
          </table:table-cell>
          <table:table-cell table:formula="of:=[.P173]-1028" office:value-type="float" office:value="283" calcext:value-type="float">
            <text:p>28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51.999999918S" calcext:value-type="time">
            <text:p>17:21:52</text:p>
          </table:table-cell>
          <table:table-cell office:value-type="float" office:value="463783316" calcext:value-type="float">
            <text:p>463783316</text:p>
          </table:table-cell>
          <table:table-cell office:value-type="float" office:value="-1253579676" calcext:value-type="float">
            <text:p>-1253579676</text:p>
          </table:table-cell>
          <table:table-cell office:value-type="float" office:value="8760.43" calcext:value-type="float">
            <text:p>8760.43</text:p>
          </table:table-cell>
          <table:table-cell office:value-type="float" office:value="3434.2" calcext:value-type="float">
            <text:p>3434.2</text:p>
          </table:table-cell>
          <table:table-cell office:value-type="float" office:value="36.277" calcext:value-type="float">
            <text:p>36.277</text:p>
          </table:table-cell>
          <table:table-cell/>
          <table:table-cell table:formula="of:=[.D174]-177.9" office:value-type="float" office:value="8582.53" calcext:value-type="float">
            <text:p>8582.53</text:p>
          </table:table-cell>
          <table:table-cell table:formula="of:=[.B174]*(180/2^31)" office:value-type="float" office:value="38.8738684728742" calcext:value-type="float">
            <text:p>38.8738684729</text:p>
          </table:table-cell>
          <table:table-cell table:formula="of:=[.C174]*(180/2^31)" office:value-type="float" office:value="-105.073834620416" calcext:value-type="float">
            <text:p>-105.0738346204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table:formula="of:=SECOND([.A174])" office:value-type="float" office:value="52" calcext:value-type="float">
            <text:p>52</text:p>
          </table:table-cell>
          <table:table-cell table:style-name="ce9" table:formula="of:=MINUTE([.A174])" office:value-type="float" office:value="21" calcext:value-type="float">
            <text:p>21</text:p>
          </table:table-cell>
          <table:table-cell table:style-name="ce10" table:formula="of:=[.O174]*60+[.N174]" office:value-type="float" office:value="1312" calcext:value-type="float">
            <text:p>1312</text:p>
          </table:table-cell>
          <table:table-cell table:formula="of:=[.P174]-1028" office:value-type="float" office:value="284" calcext:value-type="float">
            <text:p>28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52.999999523S" calcext:value-type="time">
            <text:p>17:21:53</text:p>
          </table:table-cell>
          <table:table-cell office:value-type="float" office:value="463781613" calcext:value-type="float">
            <text:p>463781613</text:p>
          </table:table-cell>
          <table:table-cell office:value-type="float" office:value="-1253583386" calcext:value-type="float">
            <text:p>-1253583386</text:p>
          </table:table-cell>
          <table:table-cell office:value-type="float" office:value="8787.06" calcext:value-type="float">
            <text:p>8787.06</text:p>
          </table:table-cell>
          <table:table-cell office:value-type="float" office:value="3437" calcext:value-type="float">
            <text:p>3437</text:p>
          </table:table-cell>
          <table:table-cell office:value-type="float" office:value="35.106" calcext:value-type="float">
            <text:p>35.106</text:p>
          </table:table-cell>
          <table:table-cell/>
          <table:table-cell table:formula="of:=[.D175]-177.9" office:value-type="float" office:value="8609.16" calcext:value-type="float">
            <text:p>8609.16</text:p>
          </table:table-cell>
          <table:table-cell table:formula="of:=[.B175]*(180/2^31)" office:value-type="float" office:value="38.8737257290632" calcext:value-type="float">
            <text:p>38.8737257291</text:p>
          </table:table-cell>
          <table:table-cell table:formula="of:=[.C175]*(180/2^31)" office:value-type="float" office:value="-105.074145589024" calcext:value-type="float">
            <text:p>-105.074145589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table:formula="of:=SECOND([.A175])" office:value-type="float" office:value="53" calcext:value-type="float">
            <text:p>53</text:p>
          </table:table-cell>
          <table:table-cell table:style-name="ce9" table:formula="of:=MINUTE([.A175])" office:value-type="float" office:value="21" calcext:value-type="float">
            <text:p>21</text:p>
          </table:table-cell>
          <table:table-cell table:style-name="ce10" table:formula="of:=[.O175]*60+[.N175]" office:value-type="float" office:value="1313" calcext:value-type="float">
            <text:p>1313</text:p>
          </table:table-cell>
          <table:table-cell table:formula="of:=[.P175]-1028" office:value-type="float" office:value="285" calcext:value-type="float">
            <text:p>28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55.00000041S" calcext:value-type="time">
            <text:p>17:21:55</text:p>
          </table:table-cell>
          <table:table-cell office:value-type="float" office:value="463778085" calcext:value-type="float">
            <text:p>463778085</text:p>
          </table:table-cell>
          <table:table-cell office:value-type="float" office:value="-1253591173" calcext:value-type="float">
            <text:p>-1253591173</text:p>
          </table:table-cell>
          <table:table-cell office:value-type="float" office:value="8850.07" calcext:value-type="float">
            <text:p>8850.07</text:p>
          </table:table-cell>
          <table:table-cell office:value-type="float" office:value="3442.6" calcext:value-type="float">
            <text:p>3442.6</text:p>
          </table:table-cell>
          <table:table-cell office:value-type="float" office:value="34.357" calcext:value-type="float">
            <text:p>34.357</text:p>
          </table:table-cell>
          <table:table-cell/>
          <table:table-cell table:formula="of:=[.D176]-177.9" office:value-type="float" office:value="8672.17" calcext:value-type="float">
            <text:p>8672.17</text:p>
          </table:table-cell>
          <table:table-cell table:formula="of:=[.B176]*(180/2^31)" office:value-type="float" office:value="38.8734300155193" calcext:value-type="float">
            <text:p>38.8734300155</text:p>
          </table:table-cell>
          <table:table-cell table:formula="of:=[.C176]*(180/2^31)" office:value-type="float" office:value="-105.074798287824" calcext:value-type="float">
            <text:p>-105.0747982878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table:formula="of:=SECOND([.A176])" office:value-type="float" office:value="55" calcext:value-type="float">
            <text:p>55</text:p>
          </table:table-cell>
          <table:table-cell table:style-name="ce9" table:formula="of:=MINUTE([.A176])" office:value-type="float" office:value="21" calcext:value-type="float">
            <text:p>21</text:p>
          </table:table-cell>
          <table:table-cell table:style-name="ce10" table:formula="of:=[.O176]*60+[.N176]" office:value-type="float" office:value="1315" calcext:value-type="float">
            <text:p>1315</text:p>
          </table:table-cell>
          <table:table-cell table:formula="of:=[.P176]-1028" office:value-type="float" office:value="287" calcext:value-type="float">
            <text:p>28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57.000000039S" calcext:value-type="time">
            <text:p>17:21:57</text:p>
          </table:table-cell>
          <table:table-cell office:value-type="float" office:value="463775730" calcext:value-type="float">
            <text:p>463775730</text:p>
          </table:table-cell>
          <table:table-cell office:value-type="float" office:value="-1253599608" calcext:value-type="float">
            <text:p>-1253599608</text:p>
          </table:table-cell>
          <table:table-cell office:value-type="float" office:value="8913.42" calcext:value-type="float">
            <text:p>8913.42</text:p>
          </table:table-cell>
          <table:table-cell office:value-type="float" office:value="3448.6" calcext:value-type="float">
            <text:p>3448.6</text:p>
          </table:table-cell>
          <table:table-cell office:value-type="float" office:value="33.658" calcext:value-type="float">
            <text:p>33.658</text:p>
          </table:table-cell>
          <table:table-cell/>
          <table:table-cell table:formula="of:=[.D177]-177.9" office:value-type="float" office:value="8735.52" calcext:value-type="float">
            <text:p>8735.52</text:p>
          </table:table-cell>
          <table:table-cell table:formula="of:=[.B177]*(180/2^31)" office:value-type="float" office:value="38.8732326216996" calcext:value-type="float">
            <text:p>38.8732326217</text:p>
          </table:table-cell>
          <table:table-cell table:formula="of:=[.C177]*(180/2^31)" office:value-type="float" office:value="-105.075505301356" calcext:value-type="float">
            <text:p>-105.0755053014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table:formula="of:=SECOND([.A177])" office:value-type="float" office:value="57" calcext:value-type="float">
            <text:p>57</text:p>
          </table:table-cell>
          <table:table-cell table:style-name="ce9" table:formula="of:=MINUTE([.A177])" office:value-type="float" office:value="21" calcext:value-type="float">
            <text:p>21</text:p>
          </table:table-cell>
          <table:table-cell table:style-name="ce10" table:formula="of:=[.O177]*60+[.N177]" office:value-type="float" office:value="1317" calcext:value-type="float">
            <text:p>1317</text:p>
          </table:table-cell>
          <table:table-cell table:formula="of:=[.P177]-1028" office:value-type="float" office:value="289" calcext:value-type="float">
            <text:p>28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1M57.999999644S" calcext:value-type="time">
            <text:p>17:21:58</text:p>
          </table:table-cell>
          <table:table-cell office:value-type="float" office:value="463774708" calcext:value-type="float">
            <text:p>463774708</text:p>
          </table:table-cell>
          <table:table-cell office:value-type="float" office:value="-1253603133" calcext:value-type="float">
            <text:p>-1253603133</text:p>
          </table:table-cell>
          <table:table-cell office:value-type="float" office:value="8940.39" calcext:value-type="float">
            <text:p>8940.39</text:p>
          </table:table-cell>
          <table:table-cell office:value-type="float" office:value="3451.6" calcext:value-type="float">
            <text:p>3451.6</text:p>
          </table:table-cell>
          <table:table-cell office:value-type="float" office:value="32.791" calcext:value-type="float">
            <text:p>32.791</text:p>
          </table:table-cell>
          <table:table-cell/>
          <table:table-cell table:formula="of:=[.D178]-177.9" office:value-type="float" office:value="8762.49" calcext:value-type="float">
            <text:p>8762.49</text:p>
          </table:table-cell>
          <table:table-cell table:formula="of:=[.B178]*(180/2^31)" office:value-type="float" office:value="38.8731469586492" calcext:value-type="float">
            <text:p>38.8731469586</text:p>
          </table:table-cell>
          <table:table-cell table:formula="of:=[.C178]*(180/2^31)" office:value-type="float" office:value="-105.075800763443" calcext:value-type="float">
            <text:p>-105.0758007634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table:formula="of:=SECOND([.A178])" office:value-type="float" office:value="58" calcext:value-type="float">
            <text:p>58</text:p>
          </table:table-cell>
          <table:table-cell table:style-name="ce9" table:formula="of:=MINUTE([.A178])" office:value-type="float" office:value="21" calcext:value-type="float">
            <text:p>21</text:p>
          </table:table-cell>
          <table:table-cell table:style-name="ce10" table:formula="of:=[.O178]*60+[.N178]" office:value-type="float" office:value="1318" calcext:value-type="float">
            <text:p>1318</text:p>
          </table:table-cell>
          <table:table-cell table:formula="of:=[.P178]-1028" office:value-type="float" office:value="290" calcext:value-type="float">
            <text:p>29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00.000000112S" calcext:value-type="time">
            <text:p>17:22:00</text:p>
          </table:table-cell>
          <table:table-cell office:value-type="float" office:value="463772351" calcext:value-type="float">
            <text:p>463772351</text:p>
          </table:table-cell>
          <table:table-cell office:value-type="float" office:value="-1253606234" calcext:value-type="float">
            <text:p>-1253606234</text:p>
          </table:table-cell>
          <table:table-cell office:value-type="float" office:value="8971.3" calcext:value-type="float">
            <text:p>8971.3</text:p>
          </table:table-cell>
          <table:table-cell office:value-type="float" office:value="3457.6" calcext:value-type="float">
            <text:p>3457.6</text:p>
          </table:table-cell>
          <table:table-cell office:value-type="float" office:value="28.738" calcext:value-type="float">
            <text:p>28.738</text:p>
          </table:table-cell>
          <table:table-cell/>
          <table:table-cell table:formula="of:=[.D179]-177.9" office:value-type="float" office:value="8793.4" calcext:value-type="float">
            <text:p>8793.4</text:p>
          </table:table-cell>
          <table:table-cell table:formula="of:=[.B179]*(180/2^31)" office:value-type="float" office:value="38.8729493971914" calcext:value-type="float">
            <text:p>38.8729493972</text:p>
          </table:table-cell>
          <table:table-cell table:formula="of:=[.C179]*(180/2^31)" office:value-type="float" office:value="-105.07606068626" calcext:value-type="float">
            <text:p>-105.0760606863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table:formula="of:=SECOND([.A179])" office:value-type="float" office:value="0" calcext:value-type="float">
            <text:p>0</text:p>
          </table:table-cell>
          <table:table-cell table:style-name="ce9" table:formula="of:=MINUTE([.A179])" office:value-type="float" office:value="22" calcext:value-type="float">
            <text:p>22</text:p>
          </table:table-cell>
          <table:table-cell table:style-name="ce10" table:formula="of:=[.O179]*60+[.N179]" office:value-type="float" office:value="1320" calcext:value-type="float">
            <text:p>1320</text:p>
          </table:table-cell>
          <table:table-cell table:formula="of:=[.P179]-1028" office:value-type="float" office:value="292" calcext:value-type="float">
            <text:p>29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02.00000016S" calcext:value-type="time">
            <text:p>17:22:02</text:p>
          </table:table-cell>
          <table:table-cell office:value-type="float" office:value="463769825" calcext:value-type="float">
            <text:p>463769825</text:p>
          </table:table-cell>
          <table:table-cell office:value-type="float" office:value="-1253607205" calcext:value-type="float">
            <text:p>-1253607205</text:p>
          </table:table-cell>
          <table:table-cell office:value-type="float" office:value="8991.63" calcext:value-type="float">
            <text:p>8991.63</text:p>
          </table:table-cell>
          <table:table-cell office:value-type="float" office:value="3464" calcext:value-type="float">
            <text:p>3464</text:p>
          </table:table-cell>
          <table:table-cell office:value-type="float" office:value="25.634" calcext:value-type="float">
            <text:p>25.634</text:p>
          </table:table-cell>
          <table:table-cell/>
          <table:table-cell table:formula="of:=[.D180]-177.9" office:value-type="float" office:value="8813.73" calcext:value-type="float">
            <text:p>8813.73</text:p>
          </table:table-cell>
          <table:table-cell table:formula="of:=[.B180]*(180/2^31)" office:value-type="float" office:value="38.8727376703173" calcext:value-type="float">
            <text:p>38.8727376703</text:p>
          </table:table-cell>
          <table:table-cell table:formula="of:=[.C180]*(180/2^31)" office:value-type="float" office:value="-105.07614207454" calcext:value-type="float">
            <text:p>-105.0761420745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SECOND([.A180])" office:value-type="float" office:value="2" calcext:value-type="float">
            <text:p>2</text:p>
          </table:table-cell>
          <table:table-cell table:style-name="ce9" table:formula="of:=MINUTE([.A180])" office:value-type="float" office:value="22" calcext:value-type="float">
            <text:p>22</text:p>
          </table:table-cell>
          <table:table-cell table:style-name="ce10" table:formula="of:=[.O180]*60+[.N180]" office:value-type="float" office:value="1322" calcext:value-type="float">
            <text:p>1322</text:p>
          </table:table-cell>
          <table:table-cell table:formula="of:=[.P180]-1028" office:value-type="float" office:value="294" calcext:value-type="float">
            <text:p>29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04.000000209S" calcext:value-type="time">
            <text:p>17:22:04</text:p>
          </table:table-cell>
          <table:table-cell office:value-type="float" office:value="463771341" calcext:value-type="float">
            <text:p>463771341</text:p>
          </table:table-cell>
          <table:table-cell office:value-type="float" office:value="-1253605162" calcext:value-type="float">
            <text:p>-1253605162</text:p>
          </table:table-cell>
          <table:table-cell office:value-type="float" office:value="8991.63" calcext:value-type="float">
            <text:p>8991.63</text:p>
          </table:table-cell>
          <table:table-cell office:value-type="float" office:value="3470.8" calcext:value-type="float">
            <text:p>3470.8</text:p>
          </table:table-cell>
          <table:table-cell office:value-type="float" office:value="22.02" calcext:value-type="float">
            <text:p>22.02</text:p>
          </table:table-cell>
          <table:table-cell/>
          <table:table-cell table:formula="of:=[.D181]-177.9" office:value-type="float" office:value="8813.73" calcext:value-type="float">
            <text:p>8813.73</text:p>
          </table:table-cell>
          <table:table-cell table:formula="of:=[.B181]*(180/2^31)" office:value-type="float" office:value="38.8728647399694" calcext:value-type="float">
            <text:p>38.87286474</text:p>
          </table:table-cell>
          <table:table-cell table:formula="of:=[.C181]*(180/2^31)" office:value-type="float" office:value="-105.075970832258" calcext:value-type="float">
            <text:p>-105.0759708323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table:formula="of:=SECOND([.A181])" office:value-type="float" office:value="4" calcext:value-type="float">
            <text:p>4</text:p>
          </table:table-cell>
          <table:table-cell table:style-name="ce9" table:formula="of:=MINUTE([.A181])" office:value-type="float" office:value="22" calcext:value-type="float">
            <text:p>22</text:p>
          </table:table-cell>
          <table:table-cell table:style-name="ce10" table:formula="of:=[.O181]*60+[.N181]" office:value-type="float" office:value="1324" calcext:value-type="float">
            <text:p>1324</text:p>
          </table:table-cell>
          <table:table-cell table:formula="of:=[.P181]-1028" office:value-type="float" office:value="296" calcext:value-type="float">
            <text:p>29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06.000000257S" calcext:value-type="time">
            <text:p>17:22:06</text:p>
          </table:table-cell>
          <table:table-cell office:value-type="float" office:value="463774623" calcext:value-type="float">
            <text:p>463774623</text:p>
          </table:table-cell>
          <table:table-cell office:value-type="float" office:value="-1253597040" calcext:value-type="float">
            <text:p>-1253597040</text:p>
          </table:table-cell>
          <table:table-cell office:value-type="float" office:value="9023.47" calcext:value-type="float">
            <text:p>9023.47</text:p>
          </table:table-cell>
          <table:table-cell office:value-type="float" office:value="3477" calcext:value-type="float">
            <text:p>3477</text:p>
          </table:table-cell>
          <table:table-cell office:value-type="float" office:value="21.925" calcext:value-type="float">
            <text:p>21.925</text:p>
          </table:table-cell>
          <table:table-cell/>
          <table:table-cell table:formula="of:=[.D182]-177.9" office:value-type="float" office:value="8845.57" calcext:value-type="float">
            <text:p>8845.57</text:p>
          </table:table-cell>
          <table:table-cell table:formula="of:=[.B182]*(180/2^31)" office:value-type="float" office:value="38.8731398340315" calcext:value-type="float">
            <text:p>38.873139834</text:p>
          </table:table-cell>
          <table:table-cell table:formula="of:=[.C182]*(180/2^31)" office:value-type="float" office:value="-105.075290054083" calcext:value-type="float">
            <text:p>-105.0752900541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table:formula="of:=SECOND([.A182])" office:value-type="float" office:value="6" calcext:value-type="float">
            <text:p>6</text:p>
          </table:table-cell>
          <table:table-cell table:style-name="ce9" table:formula="of:=MINUTE([.A182])" office:value-type="float" office:value="22" calcext:value-type="float">
            <text:p>22</text:p>
          </table:table-cell>
          <table:table-cell table:style-name="ce10" table:formula="of:=[.O182]*60+[.N182]" office:value-type="float" office:value="1326" calcext:value-type="float">
            <text:p>1326</text:p>
          </table:table-cell>
          <table:table-cell table:formula="of:=[.P182]-1028" office:value-type="float" office:value="298" calcext:value-type="float">
            <text:p>29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08.000000305S" calcext:value-type="time">
            <text:p>17:22:08</text:p>
          </table:table-cell>
          <table:table-cell office:value-type="float" office:value="463776617" calcext:value-type="float">
            <text:p>463776617</text:p>
          </table:table-cell>
          <table:table-cell office:value-type="float" office:value="-1253583332" calcext:value-type="float">
            <text:p>-1253583332</text:p>
          </table:table-cell>
          <table:table-cell office:value-type="float" office:value="9124.58" calcext:value-type="float">
            <text:p>9124.58</text:p>
          </table:table-cell>
          <table:table-cell office:value-type="float" office:value="3482.6" calcext:value-type="float">
            <text:p>3482.6</text:p>
          </table:table-cell>
          <table:table-cell office:value-type="float" office:value="24.112" calcext:value-type="float">
            <text:p>24.112</text:p>
          </table:table-cell>
          <table:table-cell/>
          <table:table-cell table:formula="of:=[.D183]-177.9" office:value-type="float" office:value="8946.68" calcext:value-type="float">
            <text:p>8946.68</text:p>
          </table:table-cell>
          <table:table-cell table:formula="of:=[.B183]*(180/2^31)" office:value-type="float" office:value="38.8733069691807" calcext:value-type="float">
            <text:p>38.8733069692</text:p>
          </table:table-cell>
          <table:table-cell table:formula="of:=[.C183]*(180/2^31)" office:value-type="float" office:value="-105.074141062796" calcext:value-type="float">
            <text:p>-105.074141062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table:formula="of:=SECOND([.A183])" office:value-type="float" office:value="8" calcext:value-type="float">
            <text:p>8</text:p>
          </table:table-cell>
          <table:table-cell table:style-name="ce9" table:formula="of:=MINUTE([.A183])" office:value-type="float" office:value="22" calcext:value-type="float">
            <text:p>22</text:p>
          </table:table-cell>
          <table:table-cell table:style-name="ce10" table:formula="of:=[.O183]*60+[.N183]" office:value-type="float" office:value="1328" calcext:value-type="float">
            <text:p>1328</text:p>
          </table:table-cell>
          <table:table-cell table:formula="of:=[.P183]-1028" office:value-type="float" office:value="300" calcext:value-type="float">
            <text:p>30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09.00000033S" calcext:value-type="time">
            <text:p>17:22:09</text:p>
          </table:table-cell>
          <table:table-cell office:value-type="float" office:value="463776524" calcext:value-type="float">
            <text:p>463776524</text:p>
          </table:table-cell>
          <table:table-cell office:value-type="float" office:value="-1253576260" calcext:value-type="float">
            <text:p>-1253576260</text:p>
          </table:table-cell>
          <table:table-cell office:value-type="float" office:value="9176.02" calcext:value-type="float">
            <text:p>9176.02</text:p>
          </table:table-cell>
          <table:table-cell office:value-type="float" office:value="3485.2" calcext:value-type="float">
            <text:p>3485.2</text:p>
          </table:table-cell>
          <table:table-cell office:value-type="float" office:value="25.696" calcext:value-type="float">
            <text:p>25.696</text:p>
          </table:table-cell>
          <table:table-cell/>
          <table:table-cell table:formula="of:=[.D184]-177.9" office:value-type="float" office:value="8998.12" calcext:value-type="float">
            <text:p>8998.12</text:p>
          </table:table-cell>
          <table:table-cell table:formula="of:=[.B184]*(180/2^31)" office:value-type="float" office:value="38.8732991740108" calcext:value-type="float">
            <text:p>38.873299174</text:p>
          </table:table-cell>
          <table:table-cell table:formula="of:=[.C184]*(180/2^31)" office:value-type="float" office:value="-105.073548294604" calcext:value-type="float">
            <text:p>-105.0735482946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table:formula="of:=SECOND([.A184])" office:value-type="float" office:value="9" calcext:value-type="float">
            <text:p>9</text:p>
          </table:table-cell>
          <table:table-cell table:style-name="ce9" table:formula="of:=MINUTE([.A184])" office:value-type="float" office:value="22" calcext:value-type="float">
            <text:p>22</text:p>
          </table:table-cell>
          <table:table-cell table:style-name="ce10" table:formula="of:=[.O184]*60+[.N184]" office:value-type="float" office:value="1329" calcext:value-type="float">
            <text:p>1329</text:p>
          </table:table-cell>
          <table:table-cell table:formula="of:=[.P184]-1028" office:value-type="float" office:value="301" calcext:value-type="float">
            <text:p>30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09.999999935S" calcext:value-type="time">
            <text:p>17:22:10</text:p>
          </table:table-cell>
          <table:table-cell office:value-type="float" office:value="463776425" calcext:value-type="float">
            <text:p>463776425</text:p>
          </table:table-cell>
          <table:table-cell office:value-type="float" office:value="-1253568688" calcext:value-type="float">
            <text:p>-1253568688</text:p>
          </table:table-cell>
          <table:table-cell office:value-type="float" office:value="9231.02" calcext:value-type="float">
            <text:p>9231.02</text:p>
          </table:table-cell>
          <table:table-cell office:value-type="float" office:value="3488.6" calcext:value-type="float">
            <text:p>3488.6</text:p>
          </table:table-cell>
          <table:table-cell office:value-type="float" office:value="27.733" calcext:value-type="float">
            <text:p>27.733</text:p>
          </table:table-cell>
          <table:table-cell/>
          <table:table-cell table:formula="of:=[.D185]-177.9" office:value-type="float" office:value="9053.12" calcext:value-type="float">
            <text:p>9053.12</text:p>
          </table:table-cell>
          <table:table-cell table:formula="of:=[.B185]*(180/2^31)" office:value-type="float" office:value="38.8732908759266" calcext:value-type="float">
            <text:p>38.8732908759</text:p>
          </table:table-cell>
          <table:table-cell table:formula="of:=[.C185]*(180/2^31)" office:value-type="float" office:value="-105.072913616896" calcext:value-type="float">
            <text:p>-105.0729136169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table:formula="of:=SECOND([.A185])" office:value-type="float" office:value="10" calcext:value-type="float">
            <text:p>10</text:p>
          </table:table-cell>
          <table:table-cell table:style-name="ce9" table:formula="of:=MINUTE([.A185])" office:value-type="float" office:value="22" calcext:value-type="float">
            <text:p>22</text:p>
          </table:table-cell>
          <table:table-cell table:style-name="ce10" table:formula="of:=[.O185]*60+[.N185]" office:value-type="float" office:value="1330" calcext:value-type="float">
            <text:p>1330</text:p>
          </table:table-cell>
          <table:table-cell table:formula="of:=[.P185]-1028" office:value-type="float" office:value="302" calcext:value-type="float">
            <text:p>30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12.000000402S" calcext:value-type="time">
            <text:p>17:22:12</text:p>
          </table:table-cell>
          <table:table-cell office:value-type="float" office:value="463773468" calcext:value-type="float">
            <text:p>463773468</text:p>
          </table:table-cell>
          <table:table-cell office:value-type="float" office:value="-1253556478" calcext:value-type="float">
            <text:p>-1253556478</text:p>
          </table:table-cell>
          <table:table-cell office:value-type="float" office:value="9323.41" calcext:value-type="float">
            <text:p>9323.41</text:p>
          </table:table-cell>
          <table:table-cell office:value-type="float" office:value="3494" calcext:value-type="float">
            <text:p>3494</text:p>
          </table:table-cell>
          <table:table-cell office:value-type="float" office:value="32.413" calcext:value-type="float">
            <text:p>32.413</text:p>
          </table:table-cell>
          <table:table-cell/>
          <table:table-cell table:formula="of:=[.D186]-177.9" office:value-type="float" office:value="9145.51" calcext:value-type="float">
            <text:p>9145.51</text:p>
          </table:table-cell>
          <table:table-cell table:formula="of:=[.B186]*(180/2^31)" office:value-type="float" office:value="38.8730430230498" calcext:value-type="float">
            <text:p>38.873043023</text:p>
          </table:table-cell>
          <table:table-cell table:formula="of:=[.C186]*(180/2^31)" office:value-type="float" office:value="-105.071890186518" calcext:value-type="float">
            <text:p>-105.0718901865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table:formula="of:=SECOND([.A186])" office:value-type="float" office:value="12" calcext:value-type="float">
            <text:p>12</text:p>
          </table:table-cell>
          <table:table-cell table:style-name="ce9" table:formula="of:=MINUTE([.A186])" office:value-type="float" office:value="22" calcext:value-type="float">
            <text:p>22</text:p>
          </table:table-cell>
          <table:table-cell table:style-name="ce10" table:formula="of:=[.O186]*60+[.N186]" office:value-type="float" office:value="1332" calcext:value-type="float">
            <text:p>1332</text:p>
          </table:table-cell>
          <table:table-cell table:formula="of:=[.P186]-1028" office:value-type="float" office:value="304" calcext:value-type="float">
            <text:p>30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13.000000007S" calcext:value-type="time">
            <text:p>17:22:13</text:p>
          </table:table-cell>
          <table:table-cell office:value-type="float" office:value="463770554" calcext:value-type="float">
            <text:p>463770554</text:p>
          </table:table-cell>
          <table:table-cell office:value-type="float" office:value="-1253551424" calcext:value-type="float">
            <text:p>-1253551424</text:p>
          </table:table-cell>
          <table:table-cell office:value-type="float" office:value="9366.73" calcext:value-type="float">
            <text:p>9366.73</text:p>
          </table:table-cell>
          <table:table-cell office:value-type="float" office:value="3496.6" calcext:value-type="float">
            <text:p>3496.6</text:p>
          </table:table-cell>
          <table:table-cell office:value-type="float" office:value="34.392" calcext:value-type="float">
            <text:p>34.392</text:p>
          </table:table-cell>
          <table:table-cell/>
          <table:table-cell table:formula="of:=[.D187]-177.9" office:value-type="float" office:value="9188.83" calcext:value-type="float">
            <text:p>9188.83</text:p>
          </table:table-cell>
          <table:table-cell table:formula="of:=[.B187]*(180/2^31)" office:value-type="float" office:value="38.8727987743914" calcext:value-type="float">
            <text:p>38.8727987744</text:p>
          </table:table-cell>
          <table:table-cell table:formula="of:=[.C187]*(180/2^31)" office:value-type="float" office:value="-105.071466565132" calcext:value-type="float">
            <text:p>-105.071466565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formula="of:=SECOND([.A187])" office:value-type="float" office:value="13" calcext:value-type="float">
            <text:p>13</text:p>
          </table:table-cell>
          <table:table-cell table:style-name="ce9" table:formula="of:=MINUTE([.A187])" office:value-type="float" office:value="22" calcext:value-type="float">
            <text:p>22</text:p>
          </table:table-cell>
          <table:table-cell table:style-name="ce10" table:formula="of:=[.O187]*60+[.N187]" office:value-type="float" office:value="1333" calcext:value-type="float">
            <text:p>1333</text:p>
          </table:table-cell>
          <table:table-cell table:formula="of:=[.P187]-1028" office:value-type="float" office:value="305" calcext:value-type="float">
            <text:p>30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14.000000451S" calcext:value-type="time">
            <text:p>17:22:14</text:p>
          </table:table-cell>
          <table:table-cell office:value-type="float" office:value="463767966" calcext:value-type="float">
            <text:p>463767966</text:p>
          </table:table-cell>
          <table:table-cell office:value-type="float" office:value="-1253547398" calcext:value-type="float">
            <text:p>-1253547398</text:p>
          </table:table-cell>
          <table:table-cell office:value-type="float" office:value="9403.42" calcext:value-type="float">
            <text:p>9403.42</text:p>
          </table:table-cell>
          <table:table-cell office:value-type="float" office:value="3498.8" calcext:value-type="float">
            <text:p>3498.8</text:p>
          </table:table-cell>
          <table:table-cell office:value-type="float" office:value="36.99" calcext:value-type="float">
            <text:p>36.99</text:p>
          </table:table-cell>
          <table:table-cell/>
          <table:table-cell table:formula="of:=[.D188]-177.9" office:value-type="float" office:value="9225.52" calcext:value-type="float">
            <text:p>9225.52</text:p>
          </table:table-cell>
          <table:table-cell table:formula="of:=[.B188]*(180/2^31)" office:value-type="float" office:value="38.8725818507373" calcext:value-type="float">
            <text:p>38.8725818507</text:p>
          </table:table-cell>
          <table:table-cell table:formula="of:=[.C188]*(180/2^31)" office:value-type="float" office:value="-105.07112910971" calcext:value-type="float">
            <text:p>-105.0711291097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table:formula="of:=SECOND([.A188])" office:value-type="float" office:value="14" calcext:value-type="float">
            <text:p>14</text:p>
          </table:table-cell>
          <table:table-cell table:style-name="ce9" table:formula="of:=MINUTE([.A188])" office:value-type="float" office:value="22" calcext:value-type="float">
            <text:p>22</text:p>
          </table:table-cell>
          <table:table-cell table:style-name="ce10" table:formula="of:=[.O188]*60+[.N188]" office:value-type="float" office:value="1334" calcext:value-type="float">
            <text:p>1334</text:p>
          </table:table-cell>
          <table:table-cell table:formula="of:=[.P188]-1028" office:value-type="float" office:value="306" calcext:value-type="float">
            <text:p>30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16.00000008S" calcext:value-type="time">
            <text:p>17:22:16</text:p>
          </table:table-cell>
          <table:table-cell office:value-type="float" office:value="463764852" calcext:value-type="float">
            <text:p>463764852</text:p>
          </table:table-cell>
          <table:table-cell office:value-type="float" office:value="-1253541291" calcext:value-type="float">
            <text:p>-1253541291</text:p>
          </table:table-cell>
          <table:table-cell office:value-type="float" office:value="9455.9" calcext:value-type="float">
            <text:p>9455.9</text:p>
          </table:table-cell>
          <table:table-cell office:value-type="float" office:value="3504.4" calcext:value-type="float">
            <text:p>3504.4</text:p>
          </table:table-cell>
          <table:table-cell office:value-type="float" office:value="40.208" calcext:value-type="float">
            <text:p>40.208</text:p>
          </table:table-cell>
          <table:table-cell/>
          <table:table-cell table:formula="of:=[.D189]-177.9" office:value-type="float" office:value="9278" calcext:value-type="float">
            <text:p>9278</text:p>
          </table:table-cell>
          <table:table-cell table:formula="of:=[.B189]*(180/2^31)" office:value-type="float" office:value="38.8723208382726" calcext:value-type="float">
            <text:p>38.8723208383</text:p>
          </table:table-cell>
          <table:table-cell table:formula="of:=[.C189]*(180/2^31)" office:value-type="float" office:value="-105.070617226884" calcext:value-type="float">
            <text:p>-105.0706172269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table:formula="of:=SECOND([.A189])" office:value-type="float" office:value="16" calcext:value-type="float">
            <text:p>16</text:p>
          </table:table-cell>
          <table:table-cell table:style-name="ce9" table:formula="of:=MINUTE([.A189])" office:value-type="float" office:value="22" calcext:value-type="float">
            <text:p>22</text:p>
          </table:table-cell>
          <table:table-cell table:style-name="ce10" table:formula="of:=[.O189]*60+[.N189]" office:value-type="float" office:value="1336" calcext:value-type="float">
            <text:p>1336</text:p>
          </table:table-cell>
          <table:table-cell table:formula="of:=[.P189]-1028" office:value-type="float" office:value="308" calcext:value-type="float">
            <text:p>30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17.999999709S" calcext:value-type="time">
            <text:p>17:22:18</text:p>
          </table:table-cell>
          <table:table-cell office:value-type="float" office:value="463764710" calcext:value-type="float">
            <text:p>463764710</text:p>
          </table:table-cell>
          <table:table-cell office:value-type="float" office:value="-1253536131" calcext:value-type="float">
            <text:p>-1253536131</text:p>
          </table:table-cell>
          <table:table-cell office:value-type="float" office:value="9491.35" calcext:value-type="float">
            <text:p>9491.35</text:p>
          </table:table-cell>
          <table:table-cell office:value-type="float" office:value="3509.6" calcext:value-type="float">
            <text:p>3509.6</text:p>
          </table:table-cell>
          <table:table-cell office:value-type="float" office:value="38.517" calcext:value-type="float">
            <text:p>38.517</text:p>
          </table:table-cell>
          <table:table-cell/>
          <table:table-cell table:formula="of:=[.D190]-177.9" office:value-type="float" office:value="9313.45" calcext:value-type="float">
            <text:p>9313.45</text:p>
          </table:table-cell>
          <table:table-cell table:formula="of:=[.B190]*(180/2^31)" office:value-type="float" office:value="38.8723089359701" calcext:value-type="float">
            <text:p>38.872308936</text:p>
          </table:table-cell>
          <table:table-cell table:formula="of:=[.C190]*(180/2^31)" office:value-type="float" office:value="-105.07018472068" calcext:value-type="float">
            <text:p>-105.0701847207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table:formula="of:=SECOND([.A190])" office:value-type="float" office:value="18" calcext:value-type="float">
            <text:p>18</text:p>
          </table:table-cell>
          <table:table-cell table:style-name="ce9" table:formula="of:=MINUTE([.A190])" office:value-type="float" office:value="22" calcext:value-type="float">
            <text:p>22</text:p>
          </table:table-cell>
          <table:table-cell table:style-name="ce10" table:formula="of:=[.O190]*60+[.N190]" office:value-type="float" office:value="1338" calcext:value-type="float">
            <text:p>1338</text:p>
          </table:table-cell>
          <table:table-cell table:formula="of:=[.P190]-1028" office:value-type="float" office:value="310" calcext:value-type="float">
            <text:p>31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19.000000153S" calcext:value-type="time">
            <text:p>17:22:19</text:p>
          </table:table-cell>
          <table:table-cell office:value-type="float" office:value="463768479" calcext:value-type="float">
            <text:p>463768479</text:p>
          </table:table-cell>
          <table:table-cell office:value-type="float" office:value="-1253534972" calcext:value-type="float">
            <text:p>-1253534972</text:p>
          </table:table-cell>
          <table:table-cell office:value-type="float" office:value="9498.45" calcext:value-type="float">
            <text:p>9498.45</text:p>
          </table:table-cell>
          <table:table-cell office:value-type="float" office:value="3512" calcext:value-type="float">
            <text:p>3512</text:p>
          </table:table-cell>
          <table:table-cell office:value-type="float" office:value="37.702" calcext:value-type="float">
            <text:p>37.702</text:p>
          </table:table-cell>
          <table:table-cell/>
          <table:table-cell table:formula="of:=[.D191]-177.9" office:value-type="float" office:value="9320.55" calcext:value-type="float">
            <text:p>9320.55</text:p>
          </table:table-cell>
          <table:table-cell table:formula="of:=[.B191]*(180/2^31)" office:value-type="float" office:value="38.8726248499006" calcext:value-type="float">
            <text:p>38.8726248499</text:p>
          </table:table-cell>
          <table:table-cell table:formula="of:=[.C191]*(180/2^31)" office:value-type="float" office:value="-105.070087574422" calcext:value-type="float">
            <text:p>-105.0700875744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table:formula="of:=SECOND([.A191])" office:value-type="float" office:value="19" calcext:value-type="float">
            <text:p>19</text:p>
          </table:table-cell>
          <table:table-cell table:style-name="ce9" table:formula="of:=MINUTE([.A191])" office:value-type="float" office:value="22" calcext:value-type="float">
            <text:p>22</text:p>
          </table:table-cell>
          <table:table-cell table:style-name="ce10" table:formula="of:=[.O191]*60+[.N191]" office:value-type="float" office:value="1339" calcext:value-type="float">
            <text:p>1339</text:p>
          </table:table-cell>
          <table:table-cell table:formula="of:=[.P191]-1028" office:value-type="float" office:value="311" calcext:value-type="float">
            <text:p>31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20.000000596S" calcext:value-type="time">
            <text:p>17:22:20</text:p>
          </table:table-cell>
          <table:table-cell office:value-type="float" office:value="463769843" calcext:value-type="float">
            <text:p>463769843</text:p>
          </table:table-cell>
          <table:table-cell office:value-type="float" office:value="-1253533283" calcext:value-type="float">
            <text:p>-1253533283</text:p>
          </table:table-cell>
          <table:table-cell office:value-type="float" office:value="9513.01" calcext:value-type="float">
            <text:p>9513.01</text:p>
          </table:table-cell>
          <table:table-cell office:value-type="float" office:value="3514.6" calcext:value-type="float">
            <text:p>3514.6</text:p>
          </table:table-cell>
          <table:table-cell office:value-type="float" office:value="34.879" calcext:value-type="float">
            <text:p>34.879</text:p>
          </table:table-cell>
          <table:table-cell/>
          <table:table-cell table:formula="of:=[.D192]-177.9" office:value-type="float" office:value="9335.11" calcext:value-type="float">
            <text:p>9335.11</text:p>
          </table:table-cell>
          <table:table-cell table:formula="of:=[.B192]*(180/2^31)" office:value-type="float" office:value="38.8727391790599" calcext:value-type="float">
            <text:p>38.8727391791</text:p>
          </table:table-cell>
          <table:table-cell table:formula="of:=[.C192]*(180/2^31)" office:value-type="float" office:value="-105.069946004078" calcext:value-type="float">
            <text:p>-105.0699460041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table:formula="of:=SECOND([.A192])" office:value-type="float" office:value="20" calcext:value-type="float">
            <text:p>20</text:p>
          </table:table-cell>
          <table:table-cell table:style-name="ce9" table:formula="of:=MINUTE([.A192])" office:value-type="float" office:value="22" calcext:value-type="float">
            <text:p>22</text:p>
          </table:table-cell>
          <table:table-cell table:style-name="ce10" table:formula="of:=[.O192]*60+[.N192]" office:value-type="float" office:value="1340" calcext:value-type="float">
            <text:p>1340</text:p>
          </table:table-cell>
          <table:table-cell table:formula="of:=[.P192]-1028" office:value-type="float" office:value="312" calcext:value-type="float">
            <text:p>31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21.000000201S" calcext:value-type="time">
            <text:p>17:22:21</text:p>
          </table:table-cell>
          <table:table-cell office:value-type="float" office:value="463773822" calcext:value-type="float">
            <text:p>463773822</text:p>
          </table:table-cell>
          <table:table-cell office:value-type="float" office:value="-1253535022" calcext:value-type="float">
            <text:p>-1253535022</text:p>
          </table:table-cell>
          <table:table-cell office:value-type="float" office:value="9532.55" calcext:value-type="float">
            <text:p>9532.55</text:p>
          </table:table-cell>
          <table:table-cell office:value-type="float" office:value="3518.2" calcext:value-type="float">
            <text:p>3518.2</text:p>
          </table:table-cell>
          <table:table-cell office:value-type="float" office:value="33.64" calcext:value-type="float">
            <text:p>33.64</text:p>
          </table:table-cell>
          <table:table-cell/>
          <table:table-cell table:formula="of:=[.D193]-177.9" office:value-type="float" office:value="9354.65" calcext:value-type="float">
            <text:p>9354.65</text:p>
          </table:table-cell>
          <table:table-cell table:formula="of:=[.B193]*(180/2^31)" office:value-type="float" office:value="38.8730726949871" calcext:value-type="float">
            <text:p>38.873072695</text:p>
          </table:table-cell>
          <table:table-cell table:formula="of:=[.C193]*(180/2^31)" office:value-type="float" office:value="-105.070091765374" calcext:value-type="float">
            <text:p>-105.0700917654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table:formula="of:=SECOND([.A193])" office:value-type="float" office:value="21" calcext:value-type="float">
            <text:p>21</text:p>
          </table:table-cell>
          <table:table-cell table:style-name="ce9" table:formula="of:=MINUTE([.A193])" office:value-type="float" office:value="22" calcext:value-type="float">
            <text:p>22</text:p>
          </table:table-cell>
          <table:table-cell table:style-name="ce10" table:formula="of:=[.O193]*60+[.N193]" office:value-type="float" office:value="1341" calcext:value-type="float">
            <text:p>1341</text:p>
          </table:table-cell>
          <table:table-cell table:formula="of:=[.P193]-1028" office:value-type="float" office:value="313" calcext:value-type="float">
            <text:p>31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22.99999983S" calcext:value-type="time">
            <text:p>17:22:23</text:p>
          </table:table-cell>
          <table:table-cell office:value-type="float" office:value="463782316" calcext:value-type="float">
            <text:p>463782316</text:p>
          </table:table-cell>
          <table:table-cell office:value-type="float" office:value="-1253533891" calcext:value-type="float">
            <text:p>-1253533891</text:p>
          </table:table-cell>
          <table:table-cell office:value-type="float" office:value="9610.67" calcext:value-type="float">
            <text:p>9610.67</text:p>
          </table:table-cell>
          <table:table-cell office:value-type="float" office:value="3523.8" calcext:value-type="float">
            <text:p>3523.8</text:p>
          </table:table-cell>
          <table:table-cell office:value-type="float" office:value="31.544" calcext:value-type="float">
            <text:p>31.544</text:p>
          </table:table-cell>
          <table:table-cell/>
          <table:table-cell table:formula="of:=[.D194]-177.9" office:value-type="float" office:value="9432.77" calcext:value-type="float">
            <text:p>9432.77</text:p>
          </table:table-cell>
          <table:table-cell table:formula="of:=[.B194]*(180/2^31)" office:value-type="float" office:value="38.8737846538424" calcext:value-type="float">
            <text:p>38.8737846538</text:p>
          </table:table-cell>
          <table:table-cell table:formula="of:=[.C194]*(180/2^31)" office:value-type="float" office:value="-105.069996966049" calcext:value-type="float">
            <text:p>-105.069996966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table:formula="of:=SECOND([.A194])" office:value-type="float" office:value="23" calcext:value-type="float">
            <text:p>23</text:p>
          </table:table-cell>
          <table:table-cell table:style-name="ce9" table:formula="of:=MINUTE([.A194])" office:value-type="float" office:value="22" calcext:value-type="float">
            <text:p>22</text:p>
          </table:table-cell>
          <table:table-cell table:style-name="ce10" table:formula="of:=[.O194]*60+[.N194]" office:value-type="float" office:value="1343" calcext:value-type="float">
            <text:p>1343</text:p>
          </table:table-cell>
          <table:table-cell table:formula="of:=[.P194]-1028" office:value-type="float" office:value="315" calcext:value-type="float">
            <text:p>31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23.999999855S" calcext:value-type="time">
            <text:p>17:22:24</text:p>
          </table:table-cell>
          <table:table-cell office:value-type="float" office:value="463788417" calcext:value-type="float">
            <text:p>463788417</text:p>
          </table:table-cell>
          <table:table-cell office:value-type="float" office:value="-1253533926" calcext:value-type="float">
            <text:p>-1253533926</text:p>
          </table:table-cell>
          <table:table-cell office:value-type="float" office:value="9666.04" calcext:value-type="float">
            <text:p>9666.04</text:p>
          </table:table-cell>
          <table:table-cell office:value-type="float" office:value="3525.8" calcext:value-type="float">
            <text:p>3525.8</text:p>
          </table:table-cell>
          <table:table-cell office:value-type="float" office:value="32.444" calcext:value-type="float">
            <text:p>32.444</text:p>
          </table:table-cell>
          <table:table-cell/>
          <table:table-cell table:formula="of:=[.D195]-177.9" office:value-type="float" office:value="9488.14" calcext:value-type="float">
            <text:p>9488.14</text:p>
          </table:table-cell>
          <table:table-cell table:formula="of:=[.B195]*(180/2^31)" office:value-type="float" office:value="38.8742960337549" calcext:value-type="float">
            <text:p>38.8742960338</text:p>
          </table:table-cell>
          <table:table-cell table:formula="of:=[.C195]*(180/2^31)" office:value-type="float" office:value="-105.069999899715" calcext:value-type="float">
            <text:p>-105.0699998997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table:formula="of:=SECOND([.A195])" office:value-type="float" office:value="24" calcext:value-type="float">
            <text:p>24</text:p>
          </table:table-cell>
          <table:table-cell table:style-name="ce9" table:formula="of:=MINUTE([.A195])" office:value-type="float" office:value="22" calcext:value-type="float">
            <text:p>22</text:p>
          </table:table-cell>
          <table:table-cell table:style-name="ce10" table:formula="of:=[.O195]*60+[.N195]" office:value-type="float" office:value="1344" calcext:value-type="float">
            <text:p>1344</text:p>
          </table:table-cell>
          <table:table-cell table:formula="of:=[.P195]-1028" office:value-type="float" office:value="316" calcext:value-type="float">
            <text:p>31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25.000000298S" calcext:value-type="time">
            <text:p>17:22:25</text:p>
          </table:table-cell>
          <table:table-cell office:value-type="float" office:value="463793205" calcext:value-type="float">
            <text:p>463793205</text:p>
          </table:table-cell>
          <table:table-cell office:value-type="float" office:value="-1253532341" calcext:value-type="float">
            <text:p>-1253532341</text:p>
          </table:table-cell>
          <table:table-cell office:value-type="float" office:value="9712.04" calcext:value-type="float">
            <text:p>9712.04</text:p>
          </table:table-cell>
          <table:table-cell office:value-type="float" office:value="3529.2" calcext:value-type="float">
            <text:p>3529.2</text:p>
          </table:table-cell>
          <table:table-cell office:value-type="float" office:value="32.528" calcext:value-type="float">
            <text:p>32.528</text:p>
          </table:table-cell>
          <table:table-cell/>
          <table:table-cell table:formula="of:=[.D196]-177.9" office:value-type="float" office:value="9534.14" calcext:value-type="float">
            <text:p>9534.14</text:p>
          </table:table-cell>
          <table:table-cell table:formula="of:=[.B196]*(180/2^31)" office:value-type="float" office:value="38.8746973592788" calcext:value-type="float">
            <text:p>38.8746973593</text:p>
          </table:table-cell>
          <table:table-cell table:formula="of:=[.C196]*(180/2^31)" office:value-type="float" office:value="-105.06986704655" calcext:value-type="float">
            <text:p>-105.069867046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table:formula="of:=SECOND([.A196])" office:value-type="float" office:value="25" calcext:value-type="float">
            <text:p>25</text:p>
          </table:table-cell>
          <table:table-cell table:style-name="ce9" table:formula="of:=MINUTE([.A196])" office:value-type="float" office:value="22" calcext:value-type="float">
            <text:p>22</text:p>
          </table:table-cell>
          <table:table-cell table:style-name="ce10" table:formula="of:=[.O196]*60+[.N196]" office:value-type="float" office:value="1345" calcext:value-type="float">
            <text:p>1345</text:p>
          </table:table-cell>
          <table:table-cell table:formula="of:=[.P196]-1028" office:value-type="float" office:value="317" calcext:value-type="float">
            <text:p>31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25.999999903S" calcext:value-type="time">
            <text:p>17:22:26</text:p>
          </table:table-cell>
          <table:table-cell office:value-type="float" office:value="463796788" calcext:value-type="float">
            <text:p>463796788</text:p>
          </table:table-cell>
          <table:table-cell office:value-type="float" office:value="-1253529029" calcext:value-type="float">
            <text:p>-1253529029</text:p>
          </table:table-cell>
          <table:table-cell office:value-type="float" office:value="9751.86" calcext:value-type="float">
            <text:p>9751.86</text:p>
          </table:table-cell>
          <table:table-cell office:value-type="float" office:value="3531.6" calcext:value-type="float">
            <text:p>3531.6</text:p>
          </table:table-cell>
          <table:table-cell office:value-type="float" office:value="32.819" calcext:value-type="float">
            <text:p>32.819</text:p>
          </table:table-cell>
          <table:table-cell/>
          <table:table-cell table:formula="of:=[.D197]-177.9" office:value-type="float" office:value="9573.96" calcext:value-type="float">
            <text:p>9573.96</text:p>
          </table:table-cell>
          <table:table-cell table:formula="of:=[.B197]*(180/2^31)" office:value-type="float" office:value="38.8749976828694" calcext:value-type="float">
            <text:p>38.8749976829</text:p>
          </table:table-cell>
          <table:table-cell table:formula="of:=[.C197]*(180/2^31)" office:value-type="float" office:value="-105.069589437917" calcext:value-type="float">
            <text:p>-105.0695894379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table:formula="of:=SECOND([.A197])" office:value-type="float" office:value="26" calcext:value-type="float">
            <text:p>26</text:p>
          </table:table-cell>
          <table:table-cell table:style-name="ce9" table:formula="of:=MINUTE([.A197])" office:value-type="float" office:value="22" calcext:value-type="float">
            <text:p>22</text:p>
          </table:table-cell>
          <table:table-cell table:style-name="ce10" table:formula="of:=[.O197]*60+[.N197]" office:value-type="float" office:value="1346" calcext:value-type="float">
            <text:p>1346</text:p>
          </table:table-cell>
          <table:table-cell table:formula="of:=[.P197]-1028" office:value-type="float" office:value="318" calcext:value-type="float">
            <text:p>31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27.000000346S" calcext:value-type="time">
            <text:p>17:22:27</text:p>
          </table:table-cell>
          <table:table-cell office:value-type="float" office:value="463800023" calcext:value-type="float">
            <text:p>463800023</text:p>
          </table:table-cell>
          <table:table-cell office:value-type="float" office:value="-1253524736" calcext:value-type="float">
            <text:p>-1253524736</text:p>
          </table:table-cell>
          <table:table-cell office:value-type="float" office:value="9793.62" calcext:value-type="float">
            <text:p>9793.62</text:p>
          </table:table-cell>
          <table:table-cell office:value-type="float" office:value="3533.4" calcext:value-type="float">
            <text:p>3533.4</text:p>
          </table:table-cell>
          <table:table-cell office:value-type="float" office:value="33.502" calcext:value-type="float">
            <text:p>33.502</text:p>
          </table:table-cell>
          <table:table-cell/>
          <table:table-cell table:formula="of:=[.D198]-177.9" office:value-type="float" office:value="9615.72" calcext:value-type="float">
            <text:p>9615.72</text:p>
          </table:table-cell>
          <table:table-cell table:formula="of:=[.B198]*(180/2^31)" office:value-type="float" office:value="38.875268837437" calcext:value-type="float">
            <text:p>38.8752688374</text:p>
          </table:table-cell>
          <table:table-cell table:formula="of:=[.C198]*(180/2^31)" office:value-type="float" office:value="-105.069229602814" calcext:value-type="float">
            <text:p>-105.069229602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table:formula="of:=SECOND([.A198])" office:value-type="float" office:value="27" calcext:value-type="float">
            <text:p>27</text:p>
          </table:table-cell>
          <table:table-cell table:style-name="ce9" table:formula="of:=MINUTE([.A198])" office:value-type="float" office:value="22" calcext:value-type="float">
            <text:p>22</text:p>
          </table:table-cell>
          <table:table-cell table:style-name="ce10" table:formula="of:=[.O198]*60+[.N198]" office:value-type="float" office:value="1347" calcext:value-type="float">
            <text:p>1347</text:p>
          </table:table-cell>
          <table:table-cell table:formula="of:=[.P198]-1028" office:value-type="float" office:value="319" calcext:value-type="float">
            <text:p>31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28.999999976S" calcext:value-type="time">
            <text:p>17:22:29</text:p>
          </table:table-cell>
          <table:table-cell office:value-type="float" office:value="463804976" calcext:value-type="float">
            <text:p>463804976</text:p>
          </table:table-cell>
          <table:table-cell office:value-type="float" office:value="-1253514762" calcext:value-type="float">
            <text:p>-1253514762</text:p>
          </table:table-cell>
          <table:table-cell office:value-type="float" office:value="9877.54" calcext:value-type="float">
            <text:p>9877.54</text:p>
          </table:table-cell>
          <table:table-cell office:value-type="float" office:value="3538.8" calcext:value-type="float">
            <text:p>3538.8</text:p>
          </table:table-cell>
          <table:table-cell office:value-type="float" office:value="37.125" calcext:value-type="float">
            <text:p>37.125</text:p>
          </table:table-cell>
          <table:table-cell/>
          <table:table-cell table:formula="of:=[.D199]-177.9" office:value-type="float" office:value="9699.64" calcext:value-type="float">
            <text:p>9699.64</text:p>
          </table:table-cell>
          <table:table-cell table:formula="of:=[.B199]*(180/2^31)" office:value-type="float" office:value="38.8756839931011" calcext:value-type="float">
            <text:p>38.8756839931</text:p>
          </table:table-cell>
          <table:table-cell table:formula="of:=[.C199]*(180/2^31)" office:value-type="float" office:value="-105.068393591791" calcext:value-type="float">
            <text:p>-105.0683935918</text:p>
          </table:table-cell>
          <table:table-cell/>
          <table:table-cell office:value-type="float" office:value="199" calcext:value-type="float">
            <text:p>199</text:p>
          </table:table-cell>
          <table:table-cell/>
          <table:table-cell table:formula="of:=SECOND([.A199])" office:value-type="float" office:value="29" calcext:value-type="float">
            <text:p>29</text:p>
          </table:table-cell>
          <table:table-cell table:style-name="ce9" table:formula="of:=MINUTE([.A199])" office:value-type="float" office:value="22" calcext:value-type="float">
            <text:p>22</text:p>
          </table:table-cell>
          <table:table-cell table:style-name="ce10" table:formula="of:=[.O199]*60+[.N199]" office:value-type="float" office:value="1349" calcext:value-type="float">
            <text:p>1349</text:p>
          </table:table-cell>
          <table:table-cell table:formula="of:=[.P199]-1028" office:value-type="float" office:value="321" calcext:value-type="float">
            <text:p>32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30.999999605S" calcext:value-type="time">
            <text:p>17:22:31</text:p>
          </table:table-cell>
          <table:table-cell office:value-type="float" office:value="463807375" calcext:value-type="float">
            <text:p>463807375</text:p>
          </table:table-cell>
          <table:table-cell office:value-type="float" office:value="-1253503102" calcext:value-type="float">
            <text:p>-1253503102</text:p>
          </table:table-cell>
          <table:table-cell office:value-type="float" office:value="9961.47" calcext:value-type="float">
            <text:p>9961.47</text:p>
          </table:table-cell>
          <table:table-cell office:value-type="float" office:value="3544.6" calcext:value-type="float">
            <text:p>3544.6</text:p>
          </table:table-cell>
          <table:table-cell office:value-type="float" office:value="39.768" calcext:value-type="float">
            <text:p>39.768</text:p>
          </table:table-cell>
          <table:table-cell/>
          <table:table-cell table:formula="of:=[.D200]-177.9" office:value-type="float" office:value="9783.57" calcext:value-type="float">
            <text:p>9783.57</text:p>
          </table:table-cell>
          <table:table-cell table:formula="of:=[.B200]*(180/2^31)" office:value-type="float" office:value="38.8758850749582" calcext:value-type="float">
            <text:p>38.875885075</text:p>
          </table:table-cell>
          <table:table-cell table:formula="of:=[.C200]*(180/2^31)" office:value-type="float" office:value="-105.067416261882" calcext:value-type="float">
            <text:p>-105.0674162619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formula="of:=SECOND([.A200])" office:value-type="float" office:value="31" calcext:value-type="float">
            <text:p>31</text:p>
          </table:table-cell>
          <table:table-cell table:style-name="ce9" table:formula="of:=MINUTE([.A200])" office:value-type="float" office:value="22" calcext:value-type="float">
            <text:p>22</text:p>
          </table:table-cell>
          <table:table-cell table:style-name="ce10" table:formula="of:=[.O200]*60+[.N200]" office:value-type="float" office:value="1351" calcext:value-type="float">
            <text:p>1351</text:p>
          </table:table-cell>
          <table:table-cell table:formula="of:=[.P200]-1028" office:value-type="float" office:value="323" calcext:value-type="float">
            <text:p>32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33.000000492S" calcext:value-type="time">
            <text:p>17:22:33</text:p>
          </table:table-cell>
          <table:table-cell office:value-type="float" office:value="463806361" calcext:value-type="float">
            <text:p>463806361</text:p>
          </table:table-cell>
          <table:table-cell office:value-type="float" office:value="-1253490827" calcext:value-type="float">
            <text:p>-1253490827</text:p>
          </table:table-cell>
          <table:table-cell office:value-type="float" office:value="10045.74" calcext:value-type="float">
            <text:p>10045.74</text:p>
          </table:table-cell>
          <table:table-cell office:value-type="float" office:value="3549.8" calcext:value-type="float">
            <text:p>3549.8</text:p>
          </table:table-cell>
          <table:table-cell office:value-type="float" office:value="42.793" calcext:value-type="float">
            <text:p>42.793</text:p>
          </table:table-cell>
          <table:table-cell/>
          <table:table-cell table:formula="of:=[.D201]-177.9" office:value-type="float" office:value="9867.84" calcext:value-type="float">
            <text:p>9867.84</text:p>
          </table:table-cell>
          <table:table-cell table:formula="of:=[.B201]*(180/2^31)" office:value-type="float" office:value="38.87580008246" calcext:value-type="float">
            <text:p>38.8758000825</text:p>
          </table:table-cell>
          <table:table-cell table:formula="of:=[.C201]*(180/2^31)" office:value-type="float" office:value="-105.066387383267" calcext:value-type="float">
            <text:p>-105.0663873833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table:formula="of:=SECOND([.A201])" office:value-type="float" office:value="33" calcext:value-type="float">
            <text:p>33</text:p>
          </table:table-cell>
          <table:table-cell table:style-name="ce9" table:formula="of:=MINUTE([.A201])" office:value-type="float" office:value="22" calcext:value-type="float">
            <text:p>22</text:p>
          </table:table-cell>
          <table:table-cell table:style-name="ce10" table:formula="of:=[.O201]*60+[.N201]" office:value-type="float" office:value="1353" calcext:value-type="float">
            <text:p>1353</text:p>
          </table:table-cell>
          <table:table-cell table:formula="of:=[.P201]-1028" office:value-type="float" office:value="325" calcext:value-type="float">
            <text:p>32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35.000000121S" calcext:value-type="time">
            <text:p>17:22:35</text:p>
          </table:table-cell>
          <table:table-cell office:value-type="float" office:value="463804178" calcext:value-type="float">
            <text:p>463804178</text:p>
          </table:table-cell>
          <table:table-cell office:value-type="float" office:value="-1253481220" calcext:value-type="float">
            <text:p>-1253481220</text:p>
          </table:table-cell>
          <table:table-cell office:value-type="float" office:value="10115.22" calcext:value-type="float">
            <text:p>10115.22</text:p>
          </table:table-cell>
          <table:table-cell office:value-type="float" office:value="3556" calcext:value-type="float">
            <text:p>3556</text:p>
          </table:table-cell>
          <table:table-cell office:value-type="float" office:value="42.708" calcext:value-type="float">
            <text:p>42.708</text:p>
          </table:table-cell>
          <table:table-cell/>
          <table:table-cell table:formula="of:=[.D202]-177.9" office:value-type="float" office:value="9937.32" calcext:value-type="float">
            <text:p>9937.32</text:p>
          </table:table-cell>
          <table:table-cell table:formula="of:=[.B202]*(180/2^31)" office:value-type="float" office:value="38.8756171055138" calcext:value-type="float">
            <text:p>38.8756171055</text:p>
          </table:table-cell>
          <table:table-cell table:formula="of:=[.C202]*(180/2^31)" office:value-type="float" office:value="-105.06558213383" calcext:value-type="float">
            <text:p>-105.0655821338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table:formula="of:=SECOND([.A202])" office:value-type="float" office:value="35" calcext:value-type="float">
            <text:p>35</text:p>
          </table:table-cell>
          <table:table-cell table:style-name="ce9" table:formula="of:=MINUTE([.A202])" office:value-type="float" office:value="22" calcext:value-type="float">
            <text:p>22</text:p>
          </table:table-cell>
          <table:table-cell table:style-name="ce10" table:formula="of:=[.O202]*60+[.N202]" office:value-type="float" office:value="1355" calcext:value-type="float">
            <text:p>1355</text:p>
          </table:table-cell>
          <table:table-cell table:formula="of:=[.P202]-1028" office:value-type="float" office:value="327" calcext:value-type="float">
            <text:p>32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36.99999975S" calcext:value-type="time">
            <text:p>17:22:37</text:p>
          </table:table-cell>
          <table:table-cell office:value-type="float" office:value="463801390" calcext:value-type="float">
            <text:p>463801390</text:p>
          </table:table-cell>
          <table:table-cell office:value-type="float" office:value="-1253475362" calcext:value-type="float">
            <text:p>-1253475362</text:p>
          </table:table-cell>
          <table:table-cell office:value-type="float" office:value="10161.25" calcext:value-type="float">
            <text:p>10161.25</text:p>
          </table:table-cell>
          <table:table-cell office:value-type="float" office:value="3561.8" calcext:value-type="float">
            <text:p>3561.8</text:p>
          </table:table-cell>
          <table:table-cell office:value-type="float" office:value="38.596" calcext:value-type="float">
            <text:p>38.596</text:p>
          </table:table-cell>
          <table:table-cell/>
          <table:table-cell table:formula="of:=[.D203]-177.9" office:value-type="float" office:value="9983.35" calcext:value-type="float">
            <text:p>9983.35</text:p>
          </table:table-cell>
          <table:table-cell table:formula="of:=[.B203]*(180/2^31)" office:value-type="float" office:value="38.8753834180534" calcext:value-type="float">
            <text:p>38.8753834181</text:p>
          </table:table-cell>
          <table:table-cell table:formula="of:=[.C203]*(180/2^31)" office:value-type="float" office:value="-105.065091121942" calcext:value-type="float">
            <text:p>-105.0650911219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table:formula="of:=SECOND([.A203])" office:value-type="float" office:value="37" calcext:value-type="float">
            <text:p>37</text:p>
          </table:table-cell>
          <table:table-cell table:style-name="ce9" table:formula="of:=MINUTE([.A203])" office:value-type="float" office:value="22" calcext:value-type="float">
            <text:p>22</text:p>
          </table:table-cell>
          <table:table-cell table:style-name="ce10" table:formula="of:=[.O203]*60+[.N203]" office:value-type="float" office:value="1357" calcext:value-type="float">
            <text:p>1357</text:p>
          </table:table-cell>
          <table:table-cell table:formula="of:=[.P203]-1028" office:value-type="float" office:value="329" calcext:value-type="float">
            <text:p>32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38.999999799S" calcext:value-type="time">
            <text:p>17:22:39</text:p>
          </table:table-cell>
          <table:table-cell office:value-type="float" office:value="463798386" calcext:value-type="float">
            <text:p>463798386</text:p>
          </table:table-cell>
          <table:table-cell office:value-type="float" office:value="-1253475388" calcext:value-type="float">
            <text:p>-1253475388</text:p>
          </table:table-cell>
          <table:table-cell office:value-type="float" office:value="10172.01" calcext:value-type="float">
            <text:p>10172.01</text:p>
          </table:table-cell>
          <table:table-cell office:value-type="float" office:value="3567.4" calcext:value-type="float">
            <text:p>3567.4</text:p>
          </table:table-cell>
          <table:table-cell office:value-type="float" office:value="34.046" calcext:value-type="float">
            <text:p>34.046</text:p>
          </table:table-cell>
          <table:table-cell/>
          <table:table-cell table:formula="of:=[.D204]-177.9" office:value-type="float" office:value="9994.11" calcext:value-type="float">
            <text:p>9994.11</text:p>
          </table:table-cell>
          <table:table-cell table:formula="of:=[.B204]*(180/2^31)" office:value-type="float" office:value="38.8751316256821" calcext:value-type="float">
            <text:p>38.8751316257</text:p>
          </table:table-cell>
          <table:table-cell table:formula="of:=[.C204]*(180/2^31)" office:value-type="float" office:value="-105.065093301237" calcext:value-type="float">
            <text:p>-105.0650933012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table:formula="of:=SECOND([.A204])" office:value-type="float" office:value="39" calcext:value-type="float">
            <text:p>39</text:p>
          </table:table-cell>
          <table:table-cell table:style-name="ce9" table:formula="of:=MINUTE([.A204])" office:value-type="float" office:value="22" calcext:value-type="float">
            <text:p>22</text:p>
          </table:table-cell>
          <table:table-cell table:style-name="ce10" table:formula="of:=[.O204]*60+[.N204]" office:value-type="float" office:value="1359" calcext:value-type="float">
            <text:p>1359</text:p>
          </table:table-cell>
          <table:table-cell table:formula="of:=[.P204]-1028" office:value-type="float" office:value="331" calcext:value-type="float">
            <text:p>33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41.000000266S" calcext:value-type="time">
            <text:p>17:22:41</text:p>
          </table:table-cell>
          <table:table-cell office:value-type="float" office:value="463796311" calcext:value-type="float">
            <text:p>463796311</text:p>
          </table:table-cell>
          <table:table-cell office:value-type="float" office:value="-1253478331" calcext:value-type="float">
            <text:p>-1253478331</text:p>
          </table:table-cell>
          <table:table-cell office:value-type="float" office:value="10173.99" calcext:value-type="float">
            <text:p>10173.99</text:p>
          </table:table-cell>
          <table:table-cell office:value-type="float" office:value="3573.4" calcext:value-type="float">
            <text:p>3573.4</text:p>
          </table:table-cell>
          <table:table-cell office:value-type="float" office:value="29.212" calcext:value-type="float">
            <text:p>29.212</text:p>
          </table:table-cell>
          <table:table-cell/>
          <table:table-cell table:formula="of:=[.D205]-177.9" office:value-type="float" office:value="9996.09" calcext:value-type="float">
            <text:p>9996.09</text:p>
          </table:table-cell>
          <table:table-cell table:formula="of:=[.B205]*(180/2^31)" office:value-type="float" office:value="38.8749577011913" calcext:value-type="float">
            <text:p>38.8749577012</text:p>
          </table:table-cell>
          <table:table-cell table:formula="of:=[.C205]*(180/2^31)" office:value-type="float" office:value="-105.065339980647" calcext:value-type="float">
            <text:p>-105.0653399806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table:formula="of:=SECOND([.A205])" office:value-type="float" office:value="41" calcext:value-type="float">
            <text:p>41</text:p>
          </table:table-cell>
          <table:table-cell table:style-name="ce9" table:formula="of:=MINUTE([.A205])" office:value-type="float" office:value="22" calcext:value-type="float">
            <text:p>22</text:p>
          </table:table-cell>
          <table:table-cell table:style-name="ce10" table:formula="of:=[.O205]*60+[.N205]" office:value-type="float" office:value="1361" calcext:value-type="float">
            <text:p>1361</text:p>
          </table:table-cell>
          <table:table-cell table:formula="of:=[.P205]-1028" office:value-type="float" office:value="333" calcext:value-type="float">
            <text:p>33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42.999999896S" calcext:value-type="time">
            <text:p>17:22:43</text:p>
          </table:table-cell>
          <table:table-cell office:value-type="float" office:value="463795261" calcext:value-type="float">
            <text:p>463795261</text:p>
          </table:table-cell>
          <table:table-cell office:value-type="float" office:value="-1253483218" calcext:value-type="float">
            <text:p>-1253483218</text:p>
          </table:table-cell>
          <table:table-cell office:value-type="float" office:value="10189.34" calcext:value-type="float">
            <text:p>10189.34</text:p>
          </table:table-cell>
          <table:table-cell office:value-type="float" office:value="3579" calcext:value-type="float">
            <text:p>3579</text:p>
          </table:table-cell>
          <table:table-cell office:value-type="float" office:value="24.681" calcext:value-type="float">
            <text:p>24.681</text:p>
          </table:table-cell>
          <table:table-cell/>
          <table:table-cell table:formula="of:=[.D206]-177.9" office:value-type="float" office:value="10011.44" calcext:value-type="float">
            <text:p>10011.44</text:p>
          </table:table-cell>
          <table:table-cell table:formula="of:=[.B206]*(180/2^31)" office:value-type="float" office:value="38.874869691208" calcext:value-type="float">
            <text:p>38.8748696912</text:p>
          </table:table-cell>
          <table:table-cell table:formula="of:=[.C206]*(180/2^31)" office:value-type="float" office:value="-105.065749604255" calcext:value-type="float">
            <text:p>-105.0657496043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table:formula="of:=SECOND([.A206])" office:value-type="float" office:value="43" calcext:value-type="float">
            <text:p>43</text:p>
          </table:table-cell>
          <table:table-cell table:style-name="ce9" table:formula="of:=MINUTE([.A206])" office:value-type="float" office:value="22" calcext:value-type="float">
            <text:p>22</text:p>
          </table:table-cell>
          <table:table-cell table:style-name="ce10" table:formula="of:=[.O206]*60+[.N206]" office:value-type="float" office:value="1363" calcext:value-type="float">
            <text:p>1363</text:p>
          </table:table-cell>
          <table:table-cell table:formula="of:=[.P206]-1028" office:value-type="float" office:value="335" calcext:value-type="float">
            <text:p>33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44.999999944S" calcext:value-type="time">
            <text:p>17:22:45</text:p>
          </table:table-cell>
          <table:table-cell office:value-type="float" office:value="463795597" calcext:value-type="float">
            <text:p>463795597</text:p>
          </table:table-cell>
          <table:table-cell office:value-type="float" office:value="-1253494282" calcext:value-type="float">
            <text:p>-1253494282</text:p>
          </table:table-cell>
          <table:table-cell office:value-type="float" office:value="10260.56" calcext:value-type="float">
            <text:p>10260.56</text:p>
          </table:table-cell>
          <table:table-cell office:value-type="float" office:value="3583.8" calcext:value-type="float">
            <text:p>3583.8</text:p>
          </table:table-cell>
          <table:table-cell office:value-type="float" office:value="23.611" calcext:value-type="float">
            <text:p>23.611</text:p>
          </table:table-cell>
          <table:table-cell/>
          <table:table-cell table:formula="of:=[.D207]-177.9" office:value-type="float" office:value="10082.66" calcext:value-type="float">
            <text:p>10082.66</text:p>
          </table:table-cell>
          <table:table-cell table:formula="of:=[.B207]*(180/2^31)" office:value-type="float" office:value="38.8748978544027" calcext:value-type="float">
            <text:p>38.8748978544</text:p>
          </table:table-cell>
          <table:table-cell table:formula="of:=[.C207]*(180/2^31)" office:value-type="float" office:value="-105.066676978022" calcext:value-type="float">
            <text:p>-105.066676978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table:formula="of:=SECOND([.A207])" office:value-type="float" office:value="45" calcext:value-type="float">
            <text:p>45</text:p>
          </table:table-cell>
          <table:table-cell table:style-name="ce9" table:formula="of:=MINUTE([.A207])" office:value-type="float" office:value="22" calcext:value-type="float">
            <text:p>22</text:p>
          </table:table-cell>
          <table:table-cell table:style-name="ce10" table:formula="of:=[.O207]*60+[.N207]" office:value-type="float" office:value="1365" calcext:value-type="float">
            <text:p>1365</text:p>
          </table:table-cell>
          <table:table-cell table:formula="of:=[.P207]-1028" office:value-type="float" office:value="337" calcext:value-type="float">
            <text:p>33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47.000000412S" calcext:value-type="time">
            <text:p>17:22:47</text:p>
          </table:table-cell>
          <table:table-cell office:value-type="float" office:value="463793898" calcext:value-type="float">
            <text:p>463793898</text:p>
          </table:table-cell>
          <table:table-cell office:value-type="float" office:value="-1253508246" calcext:value-type="float">
            <text:p>-1253508246</text:p>
          </table:table-cell>
          <table:table-cell office:value-type="float" office:value="10359.89" calcext:value-type="float">
            <text:p>10359.89</text:p>
          </table:table-cell>
          <table:table-cell office:value-type="float" office:value="3588.4" calcext:value-type="float">
            <text:p>3588.4</text:p>
          </table:table-cell>
          <table:table-cell office:value-type="float" office:value="25.841" calcext:value-type="float">
            <text:p>25.841</text:p>
          </table:table-cell>
          <table:table-cell/>
          <table:table-cell table:formula="of:=[.D208]-177.9" office:value-type="float" office:value="10181.99" calcext:value-type="float">
            <text:p>10181.99</text:p>
          </table:table-cell>
          <table:table-cell table:formula="of:=[.B208]*(180/2^31)" office:value-type="float" office:value="38.8747554458678" calcext:value-type="float">
            <text:p>38.8747554459</text:p>
          </table:table-cell>
          <table:table-cell table:formula="of:=[.C208]*(180/2^31)" office:value-type="float" office:value="-105.067847426981" calcext:value-type="float">
            <text:p>-105.067847427</text:p>
          </table:table-cell>
          <table:table-cell/>
          <table:table-cell office:value-type="float" office:value="208" calcext:value-type="float">
            <text:p>208</text:p>
          </table:table-cell>
          <table:table-cell/>
          <table:table-cell table:formula="of:=SECOND([.A208])" office:value-type="float" office:value="47" calcext:value-type="float">
            <text:p>47</text:p>
          </table:table-cell>
          <table:table-cell table:style-name="ce9" table:formula="of:=MINUTE([.A208])" office:value-type="float" office:value="22" calcext:value-type="float">
            <text:p>22</text:p>
          </table:table-cell>
          <table:table-cell table:style-name="ce10" table:formula="of:=[.O208]*60+[.N208]" office:value-type="float" office:value="1367" calcext:value-type="float">
            <text:p>1367</text:p>
          </table:table-cell>
          <table:table-cell table:formula="of:=[.P208]-1028" office:value-type="float" office:value="339" calcext:value-type="float">
            <text:p>33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48.000000017S" calcext:value-type="time">
            <text:p>17:22:48</text:p>
          </table:table-cell>
          <table:table-cell office:value-type="float" office:value="463791331" calcext:value-type="float">
            <text:p>463791331</text:p>
          </table:table-cell>
          <table:table-cell office:value-type="float" office:value="-1253510764" calcext:value-type="float">
            <text:p>-1253510764</text:p>
          </table:table-cell>
          <table:table-cell office:value-type="float" office:value="10388.15" calcext:value-type="float">
            <text:p>10388.15</text:p>
          </table:table-cell>
          <table:table-cell office:value-type="float" office:value="3591.2" calcext:value-type="float">
            <text:p>3591.2</text:p>
          </table:table-cell>
          <table:table-cell office:value-type="float" office:value="25.798" calcext:value-type="float">
            <text:p>25.798</text:p>
          </table:table-cell>
          <table:table-cell/>
          <table:table-cell table:formula="of:=[.D209]-177.9" office:value-type="float" office:value="10210.25" calcext:value-type="float">
            <text:p>10210.25</text:p>
          </table:table-cell>
          <table:table-cell table:formula="of:=[.B209]*(180/2^31)" office:value-type="float" office:value="38.8745402824134" calcext:value-type="float">
            <text:p>38.8745402824</text:p>
          </table:table-cell>
          <table:table-cell table:formula="of:=[.C209]*(180/2^31)" office:value-type="float" office:value="-105.068058483303" calcext:value-type="float">
            <text:p>-105.0680584833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table:formula="of:=SECOND([.A209])" office:value-type="float" office:value="48" calcext:value-type="float">
            <text:p>48</text:p>
          </table:table-cell>
          <table:table-cell table:style-name="ce9" table:formula="of:=MINUTE([.A209])" office:value-type="float" office:value="22" calcext:value-type="float">
            <text:p>22</text:p>
          </table:table-cell>
          <table:table-cell table:style-name="ce10" table:formula="of:=[.O209]*60+[.N209]" office:value-type="float" office:value="1368" calcext:value-type="float">
            <text:p>1368</text:p>
          </table:table-cell>
          <table:table-cell table:formula="of:=[.P209]-1028" office:value-type="float" office:value="340" calcext:value-type="float">
            <text:p>34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49.000000041S" calcext:value-type="time">
            <text:p>17:22:49</text:p>
          </table:table-cell>
          <table:table-cell office:value-type="float" office:value="463787710" calcext:value-type="float">
            <text:p>463787710</text:p>
          </table:table-cell>
          <table:table-cell office:value-type="float" office:value="-1253512743" calcext:value-type="float">
            <text:p>-1253512743</text:p>
          </table:table-cell>
          <table:table-cell office:value-type="float" office:value="10421.05" calcext:value-type="float">
            <text:p>10421.05</text:p>
          </table:table-cell>
          <table:table-cell office:value-type="float" office:value="3594.4" calcext:value-type="float">
            <text:p>3594.4</text:p>
          </table:table-cell>
          <table:table-cell office:value-type="float" office:value="26.94" calcext:value-type="float">
            <text:p>26.94</text:p>
          </table:table-cell>
          <table:table-cell/>
          <table:table-cell table:formula="of:=[.D210]-177.9" office:value-type="float" office:value="10243.15" calcext:value-type="float">
            <text:p>10243.15</text:p>
          </table:table-cell>
          <table:table-cell table:formula="of:=[.B210]*(180/2^31)" office:value-type="float" office:value="38.8742367736995" calcext:value-type="float">
            <text:p>38.8742367737</text:p>
          </table:table-cell>
          <table:table-cell table:formula="of:=[.C210]*(180/2^31)" office:value-type="float" office:value="-105.068224361166" calcext:value-type="float">
            <text:p>-105.0682243612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table:formula="of:=SECOND([.A210])" office:value-type="float" office:value="49" calcext:value-type="float">
            <text:p>49</text:p>
          </table:table-cell>
          <table:table-cell table:style-name="ce9" table:formula="of:=MINUTE([.A210])" office:value-type="float" office:value="22" calcext:value-type="float">
            <text:p>22</text:p>
          </table:table-cell>
          <table:table-cell table:style-name="ce10" table:formula="of:=[.O210]*60+[.N210]" office:value-type="float" office:value="1369" calcext:value-type="float">
            <text:p>1369</text:p>
          </table:table-cell>
          <table:table-cell table:formula="of:=[.P210]-1028" office:value-type="float" office:value="341" calcext:value-type="float">
            <text:p>34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51.000000089S" calcext:value-type="time">
            <text:p>17:22:51</text:p>
          </table:table-cell>
          <table:table-cell office:value-type="float" office:value="463780160" calcext:value-type="float">
            <text:p>463780160</text:p>
          </table:table-cell>
          <table:table-cell office:value-type="float" office:value="-1253512985" calcext:value-type="float">
            <text:p>-1253512985</text:p>
          </table:table-cell>
          <table:table-cell office:value-type="float" office:value="10483.45" calcext:value-type="float">
            <text:p>10483.45</text:p>
          </table:table-cell>
          <table:table-cell office:value-type="float" office:value="3600.6" calcext:value-type="float">
            <text:p>3600.6</text:p>
          </table:table-cell>
          <table:table-cell office:value-type="float" office:value="30.182" calcext:value-type="float">
            <text:p>30.182</text:p>
          </table:table-cell>
          <table:table-cell/>
          <table:table-cell table:formula="of:=[.D211]-177.9" office:value-type="float" office:value="10305.55" calcext:value-type="float">
            <text:p>10305.55</text:p>
          </table:table-cell>
          <table:table-cell table:formula="of:=[.B211]*(180/2^31)" office:value-type="float" office:value="38.8736039400101" calcext:value-type="float">
            <text:p>38.87360394</text:p>
          </table:table-cell>
          <table:table-cell table:formula="of:=[.C211]*(180/2^31)" office:value-type="float" office:value="-105.068244645372" calcext:value-type="float">
            <text:p>-105.0682446454</text:p>
          </table:table-cell>
          <table:table-cell/>
          <table:table-cell office:value-type="float" office:value="211" calcext:value-type="float">
            <text:p>211</text:p>
          </table:table-cell>
          <table:table-cell/>
          <table:table-cell table:formula="of:=SECOND([.A211])" office:value-type="float" office:value="51" calcext:value-type="float">
            <text:p>51</text:p>
          </table:table-cell>
          <table:table-cell table:style-name="ce9" table:formula="of:=MINUTE([.A211])" office:value-type="float" office:value="22" calcext:value-type="float">
            <text:p>22</text:p>
          </table:table-cell>
          <table:table-cell table:style-name="ce10" table:formula="of:=[.O211]*60+[.N211]" office:value-type="float" office:value="1371" calcext:value-type="float">
            <text:p>1371</text:p>
          </table:table-cell>
          <table:table-cell table:formula="of:=[.P211]-1028" office:value-type="float" office:value="343" calcext:value-type="float">
            <text:p>34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53.000000138S" calcext:value-type="time">
            <text:p>17:22:53</text:p>
          </table:table-cell>
          <table:table-cell office:value-type="float" office:value="463771748" calcext:value-type="float">
            <text:p>463771748</text:p>
          </table:table-cell>
          <table:table-cell office:value-type="float" office:value="-1253510522" calcext:value-type="float">
            <text:p>-1253510522</text:p>
          </table:table-cell>
          <table:table-cell office:value-type="float" office:value="10561.13" calcext:value-type="float">
            <text:p>10561.13</text:p>
          </table:table-cell>
          <table:table-cell office:value-type="float" office:value="3606.6" calcext:value-type="float">
            <text:p>3606.6</text:p>
          </table:table-cell>
          <table:table-cell office:value-type="float" office:value="34.344" calcext:value-type="float">
            <text:p>34.344</text:p>
          </table:table-cell>
          <table:table-cell/>
          <table:table-cell table:formula="of:=[.D212]-177.9" office:value-type="float" office:value="10383.23" calcext:value-type="float">
            <text:p>10383.23</text:p>
          </table:table-cell>
          <table:table-cell table:formula="of:=[.B212]*(180/2^31)" office:value-type="float" office:value="38.8728988543153" calcext:value-type="float">
            <text:p>38.8728988543</text:p>
          </table:table-cell>
          <table:table-cell table:formula="of:=[.C212]*(180/2^31)" office:value-type="float" office:value="-105.068038199097" calcext:value-type="float">
            <text:p>-105.0680381991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table:formula="of:=SECOND([.A212])" office:value-type="float" office:value="53" calcext:value-type="float">
            <text:p>53</text:p>
          </table:table-cell>
          <table:table-cell table:style-name="ce9" table:formula="of:=MINUTE([.A212])" office:value-type="float" office:value="22" calcext:value-type="float">
            <text:p>22</text:p>
          </table:table-cell>
          <table:table-cell table:style-name="ce10" table:formula="of:=[.O212]*60+[.N212]" office:value-type="float" office:value="1373" calcext:value-type="float">
            <text:p>1373</text:p>
          </table:table-cell>
          <table:table-cell table:formula="of:=[.P212]-1028" office:value-type="float" office:value="345" calcext:value-type="float">
            <text:p>34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55.000000186S" calcext:value-type="time">
            <text:p>17:22:55</text:p>
          </table:table-cell>
          <table:table-cell office:value-type="float" office:value="463763485" calcext:value-type="float">
            <text:p>463763485</text:p>
          </table:table-cell>
          <table:table-cell office:value-type="float" office:value="-1253508872" calcext:value-type="float">
            <text:p>-1253508872</text:p>
          </table:table-cell>
          <table:table-cell office:value-type="float" office:value="10638.85" calcext:value-type="float">
            <text:p>10638.85</text:p>
          </table:table-cell>
          <table:table-cell office:value-type="float" office:value="3613" calcext:value-type="float">
            <text:p>3613</text:p>
          </table:table-cell>
          <table:table-cell office:value-type="float" office:value="38.065" calcext:value-type="float">
            <text:p>38.065</text:p>
          </table:table-cell>
          <table:table-cell/>
          <table:table-cell table:formula="of:=[.D213]-177.9" office:value-type="float" office:value="10460.95" calcext:value-type="float">
            <text:p>10460.95</text:p>
          </table:table-cell>
          <table:table-cell table:formula="of:=[.B213]*(180/2^31)" office:value-type="float" office:value="38.8722062576562" calcext:value-type="float">
            <text:p>38.8722062577</text:p>
          </table:table-cell>
          <table:table-cell table:formula="of:=[.C213]*(180/2^31)" office:value-type="float" office:value="-105.067899897695" calcext:value-type="float">
            <text:p>-105.0678998977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table:formula="of:=SECOND([.A213])" office:value-type="float" office:value="55" calcext:value-type="float">
            <text:p>55</text:p>
          </table:table-cell>
          <table:table-cell table:style-name="ce9" table:formula="of:=MINUTE([.A213])" office:value-type="float" office:value="22" calcext:value-type="float">
            <text:p>22</text:p>
          </table:table-cell>
          <table:table-cell table:style-name="ce10" table:formula="of:=[.O213]*60+[.N213]" office:value-type="float" office:value="1375" calcext:value-type="float">
            <text:p>1375</text:p>
          </table:table-cell>
          <table:table-cell table:formula="of:=[.P213]-1028" office:value-type="float" office:value="347" calcext:value-type="float">
            <text:p>34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55.999999791S" calcext:value-type="time">
            <text:p>17:22:56</text:p>
          </table:table-cell>
          <table:table-cell office:value-type="float" office:value="463759327" calcext:value-type="float">
            <text:p>463759327</text:p>
          </table:table-cell>
          <table:table-cell office:value-type="float" office:value="-1253507925" calcext:value-type="float">
            <text:p>-1253507925</text:p>
          </table:table-cell>
          <table:table-cell office:value-type="float" office:value="10678.14" calcext:value-type="float">
            <text:p>10678.14</text:p>
          </table:table-cell>
          <table:table-cell office:value-type="float" office:value="3616.2" calcext:value-type="float">
            <text:p>3616.2</text:p>
          </table:table-cell>
          <table:table-cell office:value-type="float" office:value="39.091" calcext:value-type="float">
            <text:p>39.091</text:p>
          </table:table-cell>
          <table:table-cell/>
          <table:table-cell table:formula="of:=[.D214]-177.9" office:value-type="float" office:value="10500.24" calcext:value-type="float">
            <text:p>10500.24</text:p>
          </table:table-cell>
          <table:table-cell table:formula="of:=[.B214]*(180/2^31)" office:value-type="float" office:value="38.8718577381223" calcext:value-type="float">
            <text:p>38.8718577381</text:p>
          </table:table-cell>
          <table:table-cell table:formula="of:=[.C214]*(180/2^31)" office:value-type="float" office:value="-105.067820521072" calcext:value-type="float">
            <text:p>-105.067820521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table:formula="of:=SECOND([.A214])" office:value-type="float" office:value="56" calcext:value-type="float">
            <text:p>56</text:p>
          </table:table-cell>
          <table:table-cell table:style-name="ce9" table:formula="of:=MINUTE([.A214])" office:value-type="float" office:value="22" calcext:value-type="float">
            <text:p>22</text:p>
          </table:table-cell>
          <table:table-cell table:style-name="ce10" table:formula="of:=[.O214]*60+[.N214]" office:value-type="float" office:value="1376" calcext:value-type="float">
            <text:p>1376</text:p>
          </table:table-cell>
          <table:table-cell table:formula="of:=[.P214]-1028" office:value-type="float" office:value="348" calcext:value-type="float">
            <text:p>34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57.99999984S" calcext:value-type="time">
            <text:p>17:22:58</text:p>
          </table:table-cell>
          <table:table-cell office:value-type="float" office:value="463750937" calcext:value-type="float">
            <text:p>463750937</text:p>
          </table:table-cell>
          <table:table-cell office:value-type="float" office:value="-1253505614" calcext:value-type="float">
            <text:p>-1253505614</text:p>
          </table:table-cell>
          <table:table-cell office:value-type="float" office:value="10758.04" calcext:value-type="float">
            <text:p>10758.04</text:p>
          </table:table-cell>
          <table:table-cell office:value-type="float" office:value="3623" calcext:value-type="float">
            <text:p>3623</text:p>
          </table:table-cell>
          <table:table-cell office:value-type="float" office:value="37.074" calcext:value-type="float">
            <text:p>37.074</text:p>
          </table:table-cell>
          <table:table-cell/>
          <table:table-cell table:formula="of:=[.D215]-177.9" office:value-type="float" office:value="10580.14" calcext:value-type="float">
            <text:p>10580.14</text:p>
          </table:table-cell>
          <table:table-cell table:formula="of:=[.B215]*(180/2^31)" office:value-type="float" office:value="38.8711544964463" calcext:value-type="float">
            <text:p>38.8711544964</text:p>
          </table:table-cell>
          <table:table-cell table:formula="of:=[.C215]*(180/2^31)" office:value-type="float" office:value="-105.067626815289" calcext:value-type="float">
            <text:p>-105.0676268153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table:formula="of:=SECOND([.A215])" office:value-type="float" office:value="58" calcext:value-type="float">
            <text:p>58</text:p>
          </table:table-cell>
          <table:table-cell table:style-name="ce9" table:formula="of:=MINUTE([.A215])" office:value-type="float" office:value="22" calcext:value-type="float">
            <text:p>22</text:p>
          </table:table-cell>
          <table:table-cell table:style-name="ce10" table:formula="of:=[.O215]*60+[.N215]" office:value-type="float" office:value="1378" calcext:value-type="float">
            <text:p>1378</text:p>
          </table:table-cell>
          <table:table-cell table:formula="of:=[.P215]-1028" office:value-type="float" office:value="350" calcext:value-type="float">
            <text:p>35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2M59.000000283S" calcext:value-type="time">
            <text:p>17:22:59</text:p>
          </table:table-cell>
          <table:table-cell office:value-type="float" office:value="463746895" calcext:value-type="float">
            <text:p>463746895</text:p>
          </table:table-cell>
          <table:table-cell office:value-type="float" office:value="-1253504272" calcext:value-type="float">
            <text:p>-1253504272</text:p>
          </table:table-cell>
          <table:table-cell office:value-type="float" office:value="10796.9" calcext:value-type="float">
            <text:p>10796.9</text:p>
          </table:table-cell>
          <table:table-cell office:value-type="float" office:value="3626.2" calcext:value-type="float">
            <text:p>3626.2</text:p>
          </table:table-cell>
          <table:table-cell office:value-type="float" office:value="36.704" calcext:value-type="float">
            <text:p>36.704</text:p>
          </table:table-cell>
          <table:table-cell/>
          <table:table-cell table:formula="of:=[.D216]-177.9" office:value-type="float" office:value="10619" calcext:value-type="float">
            <text:p>10619</text:p>
          </table:table-cell>
          <table:table-cell table:formula="of:=[.B216]*(180/2^31)" office:value-type="float" office:value="38.8708156999201" calcext:value-type="float">
            <text:p>38.8708156999</text:p>
          </table:table-cell>
          <table:table-cell table:formula="of:=[.C216]*(180/2^31)" office:value-type="float" office:value="-105.067514330149" calcext:value-type="float">
            <text:p>-105.067514330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formula="of:=SECOND([.A216])" office:value-type="float" office:value="59" calcext:value-type="float">
            <text:p>59</text:p>
          </table:table-cell>
          <table:table-cell table:style-name="ce9" table:formula="of:=MINUTE([.A216])" office:value-type="float" office:value="22" calcext:value-type="float">
            <text:p>22</text:p>
          </table:table-cell>
          <table:table-cell table:style-name="ce10" table:formula="of:=[.O216]*60+[.N216]" office:value-type="float" office:value="1379" calcext:value-type="float">
            <text:p>1379</text:p>
          </table:table-cell>
          <table:table-cell table:formula="of:=[.P216]-1028" office:value-type="float" office:value="351" calcext:value-type="float">
            <text:p>35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01.000000332S" calcext:value-type="time">
            <text:p>17:23:01</text:p>
          </table:table-cell>
          <table:table-cell office:value-type="float" office:value="463740152" calcext:value-type="float">
            <text:p>463740152</text:p>
          </table:table-cell>
          <table:table-cell office:value-type="float" office:value="-1253501218" calcext:value-type="float">
            <text:p>-1253501218</text:p>
          </table:table-cell>
          <table:table-cell office:value-type="float" office:value="10863.18" calcext:value-type="float">
            <text:p>10863.18</text:p>
          </table:table-cell>
          <table:table-cell office:value-type="float" office:value="3632.4" calcext:value-type="float">
            <text:p>3632.4</text:p>
          </table:table-cell>
          <table:table-cell office:value-type="float" office:value="36.993" calcext:value-type="float">
            <text:p>36.993</text:p>
          </table:table-cell>
          <table:table-cell/>
          <table:table-cell table:formula="of:=[.D217]-177.9" office:value-type="float" office:value="10685.28" calcext:value-type="float">
            <text:p>10685.28</text:p>
          </table:table-cell>
          <table:table-cell table:formula="of:=[.B217]*(180/2^31)" office:value-type="float" office:value="38.8702505081892" calcext:value-type="float">
            <text:p>38.8702505082</text:p>
          </table:table-cell>
          <table:table-cell table:formula="of:=[.C217]*(180/2^31)" office:value-type="float" office:value="-105.067258346826" calcext:value-type="float">
            <text:p>-105.0672583468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table:formula="of:=SECOND([.A217])" office:value-type="float" office:value="1" calcext:value-type="float">
            <text:p>1</text:p>
          </table:table-cell>
          <table:table-cell table:style-name="ce9" table:formula="of:=MINUTE([.A217])" office:value-type="float" office:value="23" calcext:value-type="float">
            <text:p>23</text:p>
          </table:table-cell>
          <table:table-cell table:style-name="ce10" table:formula="of:=[.O217]*60+[.N217]" office:value-type="float" office:value="1381" calcext:value-type="float">
            <text:p>1381</text:p>
          </table:table-cell>
          <table:table-cell table:formula="of:=[.P217]-1028" office:value-type="float" office:value="353" calcext:value-type="float">
            <text:p>35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01.999999937S" calcext:value-type="time">
            <text:p>17:23:02</text:p>
          </table:table-cell>
          <table:table-cell office:value-type="float" office:value="463736268" calcext:value-type="float">
            <text:p>463736268</text:p>
          </table:table-cell>
          <table:table-cell office:value-type="float" office:value="-1253500777" calcext:value-type="float">
            <text:p>-1253500777</text:p>
          </table:table-cell>
          <table:table-cell office:value-type="float" office:value="10899.17" calcext:value-type="float">
            <text:p>10899.17</text:p>
          </table:table-cell>
          <table:table-cell office:value-type="float" office:value="3635.6" calcext:value-type="float">
            <text:p>3635.6</text:p>
          </table:table-cell>
          <table:table-cell office:value-type="float" office:value="37.409" calcext:value-type="float">
            <text:p>37.409</text:p>
          </table:table-cell>
          <table:table-cell/>
          <table:table-cell table:formula="of:=[.D218]-177.9" office:value-type="float" office:value="10721.27" calcext:value-type="float">
            <text:p>10721.27</text:p>
          </table:table-cell>
          <table:table-cell table:formula="of:=[.B218]*(180/2^31)" office:value-type="float" office:value="38.86992495507" calcext:value-type="float">
            <text:p>38.8699249551</text:p>
          </table:table-cell>
          <table:table-cell table:formula="of:=[.C218]*(180/2^31)" office:value-type="float" office:value="-105.067221382633" calcext:value-type="float">
            <text:p>-105.0672213826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table:formula="of:=SECOND([.A218])" office:value-type="float" office:value="2" calcext:value-type="float">
            <text:p>2</text:p>
          </table:table-cell>
          <table:table-cell table:style-name="ce9" table:formula="of:=MINUTE([.A218])" office:value-type="float" office:value="23" calcext:value-type="float">
            <text:p>23</text:p>
          </table:table-cell>
          <table:table-cell table:style-name="ce10" table:formula="of:=[.O218]*60+[.N218]" office:value-type="float" office:value="1382" calcext:value-type="float">
            <text:p>1382</text:p>
          </table:table-cell>
          <table:table-cell table:formula="of:=[.P218]-1028" office:value-type="float" office:value="354" calcext:value-type="float">
            <text:p>35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04.000000823S" calcext:value-type="time">
            <text:p>17:23:04</text:p>
          </table:table-cell>
          <table:table-cell office:value-type="float" office:value="463731833" calcext:value-type="float">
            <text:p>463731833</text:p>
          </table:table-cell>
          <table:table-cell office:value-type="float" office:value="-1253502169" calcext:value-type="float">
            <text:p>-1253502169</text:p>
          </table:table-cell>
          <table:table-cell office:value-type="float" office:value="10939.02" calcext:value-type="float">
            <text:p>10939.02</text:p>
          </table:table-cell>
          <table:table-cell office:value-type="float" office:value="3642.6" calcext:value-type="float">
            <text:p>3642.6</text:p>
          </table:table-cell>
          <table:table-cell office:value-type="float" office:value="35.157" calcext:value-type="float">
            <text:p>35.157</text:p>
          </table:table-cell>
          <table:table-cell/>
          <table:table-cell table:formula="of:=[.D219]-177.9" office:value-type="float" office:value="10761.12" calcext:value-type="float">
            <text:p>10761.12</text:p>
          </table:table-cell>
          <table:table-cell table:formula="of:=[.B219]*(180/2^31)" office:value-type="float" office:value="38.8695532176644" calcext:value-type="float">
            <text:p>38.8695532177</text:p>
          </table:table-cell>
          <table:table-cell table:formula="of:=[.C219]*(180/2^31)" office:value-type="float" office:value="-105.067338058725" calcext:value-type="float">
            <text:p>-105.0673380587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table:formula="of:=SECOND([.A219])" office:value-type="float" office:value="4" calcext:value-type="float">
            <text:p>4</text:p>
          </table:table-cell>
          <table:table-cell table:style-name="ce9" table:formula="of:=MINUTE([.A219])" office:value-type="float" office:value="23" calcext:value-type="float">
            <text:p>23</text:p>
          </table:table-cell>
          <table:table-cell table:style-name="ce10" table:formula="of:=[.O219]*60+[.N219]" office:value-type="float" office:value="1384" calcext:value-type="float">
            <text:p>1384</text:p>
          </table:table-cell>
          <table:table-cell table:formula="of:=[.P219]-1028" office:value-type="float" office:value="356" calcext:value-type="float">
            <text:p>35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05.000000428S" calcext:value-type="time">
            <text:p>17:23:05</text:p>
          </table:table-cell>
          <table:table-cell office:value-type="float" office:value="463731086" calcext:value-type="float">
            <text:p>463731086</text:p>
          </table:table-cell>
          <table:table-cell office:value-type="float" office:value="-1253503825" calcext:value-type="float">
            <text:p>-1253503825</text:p>
          </table:table-cell>
          <table:table-cell office:value-type="float" office:value="10946.34" calcext:value-type="float">
            <text:p>10946.34</text:p>
          </table:table-cell>
          <table:table-cell office:value-type="float" office:value="3645.4" calcext:value-type="float">
            <text:p>3645.4</text:p>
          </table:table-cell>
          <table:table-cell office:value-type="float" office:value="33.142" calcext:value-type="float">
            <text:p>33.142</text:p>
          </table:table-cell>
          <table:table-cell/>
          <table:table-cell table:formula="of:=[.D220]-177.9" office:value-type="float" office:value="10768.44" calcext:value-type="float">
            <text:p>10768.44</text:p>
          </table:table-cell>
          <table:table-cell table:formula="of:=[.B220]*(180/2^31)" office:value-type="float" office:value="38.8694906048477" calcext:value-type="float">
            <text:p>38.8694906048</text:p>
          </table:table-cell>
          <table:table-cell table:formula="of:=[.C220]*(180/2^31)" office:value-type="float" office:value="-105.067476863042" calcext:value-type="float">
            <text:p>-105.067476863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table:formula="of:=SECOND([.A220])" office:value-type="float" office:value="5" calcext:value-type="float">
            <text:p>5</text:p>
          </table:table-cell>
          <table:table-cell table:style-name="ce9" table:formula="of:=MINUTE([.A220])" office:value-type="float" office:value="23" calcext:value-type="float">
            <text:p>23</text:p>
          </table:table-cell>
          <table:table-cell table:style-name="ce10" table:formula="of:=[.O220]*60+[.N220]" office:value-type="float" office:value="1385" calcext:value-type="float">
            <text:p>1385</text:p>
          </table:table-cell>
          <table:table-cell table:formula="of:=[.P220]-1028" office:value-type="float" office:value="357" calcext:value-type="float">
            <text:p>35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06.000000453S" calcext:value-type="time">
            <text:p>17:23:06</text:p>
          </table:table-cell>
          <table:table-cell office:value-type="float" office:value="463730871" calcext:value-type="float">
            <text:p>463730871</text:p>
          </table:table-cell>
          <table:table-cell office:value-type="float" office:value="-1253504582" calcext:value-type="float">
            <text:p>-1253504582</text:p>
          </table:table-cell>
          <table:table-cell office:value-type="float" office:value="10949" calcext:value-type="float">
            <text:p>10949</text:p>
          </table:table-cell>
          <table:table-cell office:value-type="float" office:value="3647.8" calcext:value-type="float">
            <text:p>3647.8</text:p>
          </table:table-cell>
          <table:table-cell office:value-type="float" office:value="30.535" calcext:value-type="float">
            <text:p>30.535</text:p>
          </table:table-cell>
          <table:table-cell/>
          <table:table-cell table:formula="of:=[.D221]-177.9" office:value-type="float" office:value="10771.1" calcext:value-type="float">
            <text:p>10771.1</text:p>
          </table:table-cell>
          <table:table-cell table:formula="of:=[.B221]*(180/2^31)" office:value-type="float" office:value="38.8694725837559" calcext:value-type="float">
            <text:p>38.8694725838</text:p>
          </table:table-cell>
          <table:table-cell table:formula="of:=[.C221]*(180/2^31)" office:value-type="float" office:value="-105.067540314049" calcext:value-type="float">
            <text:p>-105.067540314</text:p>
          </table:table-cell>
          <table:table-cell/>
          <table:table-cell office:value-type="float" office:value="221" calcext:value-type="float">
            <text:p>221</text:p>
          </table:table-cell>
          <table:table-cell/>
          <table:table-cell table:formula="of:=SECOND([.A221])" office:value-type="float" office:value="6" calcext:value-type="float">
            <text:p>6</text:p>
          </table:table-cell>
          <table:table-cell table:style-name="ce9" table:formula="of:=MINUTE([.A221])" office:value-type="float" office:value="23" calcext:value-type="float">
            <text:p>23</text:p>
          </table:table-cell>
          <table:table-cell table:style-name="ce10" table:formula="of:=[.O221]*60+[.N221]" office:value-type="float" office:value="1386" calcext:value-type="float">
            <text:p>1386</text:p>
          </table:table-cell>
          <table:table-cell table:formula="of:=[.P221]-1028" office:value-type="float" office:value="358" calcext:value-type="float">
            <text:p>35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08.000000082S" calcext:value-type="time">
            <text:p>17:23:08</text:p>
          </table:table-cell>
          <table:table-cell office:value-type="float" office:value="463730983" calcext:value-type="float">
            <text:p>463730983</text:p>
          </table:table-cell>
          <table:table-cell office:value-type="float" office:value="-1253505145" calcext:value-type="float">
            <text:p>-1253505145</text:p>
          </table:table-cell>
          <table:table-cell office:value-type="float" office:value="10950.13" calcext:value-type="float">
            <text:p>10950.13</text:p>
          </table:table-cell>
          <table:table-cell office:value-type="float" office:value="3653" calcext:value-type="float">
            <text:p>3653</text:p>
          </table:table-cell>
          <table:table-cell office:value-type="float" office:value="24.541" calcext:value-type="float">
            <text:p>24.541</text:p>
          </table:table-cell>
          <table:table-cell/>
          <table:table-cell table:formula="of:=[.D222]-177.9" office:value-type="float" office:value="10772.23" calcext:value-type="float">
            <text:p>10772.23</text:p>
          </table:table-cell>
          <table:table-cell table:formula="of:=[.B222]*(180/2^31)" office:value-type="float" office:value="38.8694819714874" calcext:value-type="float">
            <text:p>38.8694819715</text:p>
          </table:table-cell>
          <table:table-cell table:formula="of:=[.C222]*(180/2^31)" office:value-type="float" office:value="-105.067587504163" calcext:value-type="float">
            <text:p>-105.067587504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table:formula="of:=SECOND([.A222])" office:value-type="float" office:value="8" calcext:value-type="float">
            <text:p>8</text:p>
          </table:table-cell>
          <table:table-cell table:style-name="ce9" table:formula="of:=MINUTE([.A222])" office:value-type="float" office:value="23" calcext:value-type="float">
            <text:p>23</text:p>
          </table:table-cell>
          <table:table-cell table:style-name="ce10" table:formula="of:=[.O222]*60+[.N222]" office:value-type="float" office:value="1388" calcext:value-type="float">
            <text:p>1388</text:p>
          </table:table-cell>
          <table:table-cell table:formula="of:=[.P222]-1028" office:value-type="float" office:value="360" calcext:value-type="float">
            <text:p>36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10.00000013S" calcext:value-type="time">
            <text:p>17:23:10</text:p>
          </table:table-cell>
          <table:table-cell office:value-type="float" office:value="463733912" calcext:value-type="float">
            <text:p>463733912</text:p>
          </table:table-cell>
          <table:table-cell office:value-type="float" office:value="-1253502863" calcext:value-type="float">
            <text:p>-1253502863</text:p>
          </table:table-cell>
          <table:table-cell office:value-type="float" office:value="10950.13" calcext:value-type="float">
            <text:p>10950.13</text:p>
          </table:table-cell>
          <table:table-cell office:value-type="float" office:value="3659.8" calcext:value-type="float">
            <text:p>3659.8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[.D223]-177.9" office:value-type="float" office:value="10772.23" calcext:value-type="float">
            <text:p>10772.23</text:p>
          </table:table-cell>
          <table:table-cell table:formula="of:=[.B223]*(180/2^31)" office:value-type="float" office:value="38.8697274774313" calcext:value-type="float">
            <text:p>38.8697274774</text:p>
          </table:table-cell>
          <table:table-cell table:formula="of:=[.C223]*(180/2^31)" office:value-type="float" office:value="-105.067396229133" calcext:value-type="float">
            <text:p>-105.0673962291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table:formula="of:=SECOND([.A223])" office:value-type="float" office:value="10" calcext:value-type="float">
            <text:p>10</text:p>
          </table:table-cell>
          <table:table-cell table:style-name="ce9" table:formula="of:=MINUTE([.A223])" office:value-type="float" office:value="23" calcext:value-type="float">
            <text:p>23</text:p>
          </table:table-cell>
          <table:table-cell table:style-name="ce10" table:formula="of:=[.O223]*60+[.N223]" office:value-type="float" office:value="1390" calcext:value-type="float">
            <text:p>1390</text:p>
          </table:table-cell>
          <table:table-cell table:formula="of:=[.P223]-1028" office:value-type="float" office:value="362" calcext:value-type="float">
            <text:p>36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12.000000598S" calcext:value-type="time">
            <text:p>17:23:12</text:p>
          </table:table-cell>
          <table:table-cell office:value-type="float" office:value="463740532" calcext:value-type="float">
            <text:p>463740532</text:p>
          </table:table-cell>
          <table:table-cell office:value-type="float" office:value="-1253499292" calcext:value-type="float">
            <text:p>-1253499292</text:p>
          </table:table-cell>
          <table:table-cell office:value-type="float" office:value="11017.67" calcext:value-type="float">
            <text:p>11017.67</text:p>
          </table:table-cell>
          <table:table-cell office:value-type="float" office:value="3665.8" calcext:value-type="float">
            <text:p>3665.8</text:p>
          </table:table-cell>
          <table:table-cell office:value-type="float" office:value="19.189" calcext:value-type="float">
            <text:p>19.189</text:p>
          </table:table-cell>
          <table:table-cell/>
          <table:table-cell table:formula="of:=[.D224]-177.9" office:value-type="float" office:value="10839.77" calcext:value-type="float">
            <text:p>10839.77</text:p>
          </table:table-cell>
          <table:table-cell table:formula="of:=[.B224]*(180/2^31)" office:value-type="float" office:value="38.8702823594213" calcext:value-type="float">
            <text:p>38.8702823594</text:p>
          </table:table-cell>
          <table:table-cell table:formula="of:=[.C224]*(180/2^31)" office:value-type="float" office:value="-105.067096911371" calcext:value-type="float">
            <text:p>-105.067096911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table:formula="of:=SECOND([.A224])" office:value-type="float" office:value="12" calcext:value-type="float">
            <text:p>12</text:p>
          </table:table-cell>
          <table:table-cell table:style-name="ce9" table:formula="of:=MINUTE([.A224])" office:value-type="float" office:value="23" calcext:value-type="float">
            <text:p>23</text:p>
          </table:table-cell>
          <table:table-cell table:style-name="ce10" table:formula="of:=[.O224]*60+[.N224]" office:value-type="float" office:value="1392" calcext:value-type="float">
            <text:p>1392</text:p>
          </table:table-cell>
          <table:table-cell table:formula="of:=[.P224]-1028" office:value-type="float" office:value="364" calcext:value-type="float">
            <text:p>36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13.000000203S" calcext:value-type="time">
            <text:p>17:23:13</text:p>
          </table:table-cell>
          <table:table-cell office:value-type="float" office:value="463747192" calcext:value-type="float">
            <text:p>463747192</text:p>
          </table:table-cell>
          <table:table-cell office:value-type="float" office:value="-1253494396" calcext:value-type="float">
            <text:p>-1253494396</text:p>
          </table:table-cell>
          <table:table-cell office:value-type="float" office:value="11088.52" calcext:value-type="float">
            <text:p>11088.52</text:p>
          </table:table-cell>
          <table:table-cell office:value-type="float" office:value="3668.4" calcext:value-type="float">
            <text:p>3668.4</text:p>
          </table:table-cell>
          <table:table-cell office:value-type="float" office:value="21.977" calcext:value-type="float">
            <text:p>21.977</text:p>
          </table:table-cell>
          <table:table-cell/>
          <table:table-cell table:formula="of:=[.D225]-177.9" office:value-type="float" office:value="10910.62" calcext:value-type="float">
            <text:p>10910.62</text:p>
          </table:table-cell>
          <table:table-cell table:formula="of:=[.B225]*(180/2^31)" office:value-type="float" office:value="38.8708405941725" calcext:value-type="float">
            <text:p>38.8708405942</text:p>
          </table:table-cell>
          <table:table-cell table:formula="of:=[.C225]*(180/2^31)" office:value-type="float" office:value="-105.066686533391" calcext:value-type="float">
            <text:p>-105.0666865334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table:formula="of:=SECOND([.A225])" office:value-type="float" office:value="13" calcext:value-type="float">
            <text:p>13</text:p>
          </table:table-cell>
          <table:table-cell table:style-name="ce9" table:formula="of:=MINUTE([.A225])" office:value-type="float" office:value="23" calcext:value-type="float">
            <text:p>23</text:p>
          </table:table-cell>
          <table:table-cell table:style-name="ce10" table:formula="of:=[.O225]*60+[.N225]" office:value-type="float" office:value="1393" calcext:value-type="float">
            <text:p>1393</text:p>
          </table:table-cell>
          <table:table-cell table:formula="of:=[.P225]-1028" office:value-type="float" office:value="365" calcext:value-type="float">
            <text:p>36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14.000000227S" calcext:value-type="time">
            <text:p>17:23:14</text:p>
          </table:table-cell>
          <table:table-cell office:value-type="float" office:value="463749887" calcext:value-type="float">
            <text:p>463749887</text:p>
          </table:table-cell>
          <table:table-cell office:value-type="float" office:value="-1253491622" calcext:value-type="float">
            <text:p>-1253491622</text:p>
          </table:table-cell>
          <table:table-cell office:value-type="float" office:value="11119.57" calcext:value-type="float">
            <text:p>11119.57</text:p>
          </table:table-cell>
          <table:table-cell office:value-type="float" office:value="3670.8" calcext:value-type="float">
            <text:p>3670.8</text:p>
          </table:table-cell>
          <table:table-cell office:value-type="float" office:value="21.631" calcext:value-type="float">
            <text:p>21.631</text:p>
          </table:table-cell>
          <table:table-cell/>
          <table:table-cell table:formula="of:=[.D226]-177.9" office:value-type="float" office:value="10941.67" calcext:value-type="float">
            <text:p>10941.67</text:p>
          </table:table-cell>
          <table:table-cell table:formula="of:=[.B226]*(180/2^31)" office:value-type="float" office:value="38.871066486463" calcext:value-type="float">
            <text:p>38.8710664865</text:p>
          </table:table-cell>
          <table:table-cell table:formula="of:=[.C226]*(180/2^31)" office:value-type="float" office:value="-105.066454019398" calcext:value-type="float">
            <text:p>-105.0664540194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table:formula="of:=SECOND([.A226])" office:value-type="float" office:value="14" calcext:value-type="float">
            <text:p>14</text:p>
          </table:table-cell>
          <table:table-cell table:style-name="ce9" table:formula="of:=MINUTE([.A226])" office:value-type="float" office:value="23" calcext:value-type="float">
            <text:p>23</text:p>
          </table:table-cell>
          <table:table-cell table:style-name="ce10" table:formula="of:=[.O226]*60+[.N226]" office:value-type="float" office:value="1394" calcext:value-type="float">
            <text:p>1394</text:p>
          </table:table-cell>
          <table:table-cell table:formula="of:=[.P226]-1028" office:value-type="float" office:value="366" calcext:value-type="float">
            <text:p>36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14.999999832S" calcext:value-type="time">
            <text:p>17:23:15</text:p>
          </table:table-cell>
          <table:table-cell office:value-type="float" office:value="463750759" calcext:value-type="float">
            <text:p>463750759</text:p>
          </table:table-cell>
          <table:table-cell office:value-type="float" office:value="-1253488877" calcext:value-type="float">
            <text:p>-1253488877</text:p>
          </table:table-cell>
          <table:table-cell office:value-type="float" office:value="11137.42" calcext:value-type="float">
            <text:p>11137.42</text:p>
          </table:table-cell>
          <table:table-cell office:value-type="float" office:value="3673.4" calcext:value-type="float">
            <text:p>3673.4</text:p>
          </table:table-cell>
          <table:table-cell office:value-type="float" office:value="21.152" calcext:value-type="float">
            <text:p>21.152</text:p>
          </table:table-cell>
          <table:table-cell/>
          <table:table-cell table:formula="of:=[.D227]-177.9" office:value-type="float" office:value="10959.52" calcext:value-type="float">
            <text:p>10959.52</text:p>
          </table:table-cell>
          <table:table-cell table:formula="of:=[.B227]*(180/2^31)" office:value-type="float" office:value="38.8711395766586" calcext:value-type="float">
            <text:p>38.8711395767</text:p>
          </table:table-cell>
          <table:table-cell table:formula="of:=[.C227]*(180/2^31)" office:value-type="float" office:value="-105.066223936155" calcext:value-type="float">
            <text:p>-105.0662239362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SECOND([.A227])" office:value-type="float" office:value="15" calcext:value-type="float">
            <text:p>15</text:p>
          </table:table-cell>
          <table:table-cell table:style-name="ce9" table:formula="of:=MINUTE([.A227])" office:value-type="float" office:value="23" calcext:value-type="float">
            <text:p>23</text:p>
          </table:table-cell>
          <table:table-cell table:style-name="ce10" table:formula="of:=[.O227]*60+[.N227]" office:value-type="float" office:value="1395" calcext:value-type="float">
            <text:p>1395</text:p>
          </table:table-cell>
          <table:table-cell table:formula="of:=[.P227]-1028" office:value-type="float" office:value="367" calcext:value-type="float">
            <text:p>36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16.000000276S" calcext:value-type="time">
            <text:p>17:23:16</text:p>
          </table:table-cell>
          <table:table-cell office:value-type="float" office:value="463750310" calcext:value-type="float">
            <text:p>463750310</text:p>
          </table:table-cell>
          <table:table-cell office:value-type="float" office:value="-1253486779" calcext:value-type="float">
            <text:p>-1253486779</text:p>
          </table:table-cell>
          <table:table-cell office:value-type="float" office:value="11146.19" calcext:value-type="float">
            <text:p>11146.19</text:p>
          </table:table-cell>
          <table:table-cell office:value-type="float" office:value="3676" calcext:value-type="float">
            <text:p>3676</text:p>
          </table:table-cell>
          <table:table-cell office:value-type="float" office:value="20.851" calcext:value-type="float">
            <text:p>20.851</text:p>
          </table:table-cell>
          <table:table-cell/>
          <table:table-cell table:formula="of:=[.D228]-177.9" office:value-type="float" office:value="10968.29" calcext:value-type="float">
            <text:p>10968.29</text:p>
          </table:table-cell>
          <table:table-cell table:formula="of:=[.B228]*(180/2^31)" office:value-type="float" office:value="38.8711019419134" calcext:value-type="float">
            <text:p>38.8711019419</text:p>
          </table:table-cell>
          <table:table-cell table:formula="of:=[.C228]*(180/2^31)" office:value-type="float" office:value="-105.066048083827" calcext:value-type="float">
            <text:p>-105.0660480838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table:formula="of:=SECOND([.A228])" office:value-type="float" office:value="16" calcext:value-type="float">
            <text:p>16</text:p>
          </table:table-cell>
          <table:table-cell table:style-name="ce9" table:formula="of:=MINUTE([.A228])" office:value-type="float" office:value="23" calcext:value-type="float">
            <text:p>23</text:p>
          </table:table-cell>
          <table:table-cell table:style-name="ce10" table:formula="of:=[.O228]*60+[.N228]" office:value-type="float" office:value="1396" calcext:value-type="float">
            <text:p>1396</text:p>
          </table:table-cell>
          <table:table-cell table:formula="of:=[.P228]-1028" office:value-type="float" office:value="368" calcext:value-type="float">
            <text:p>36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18.000000324S" calcext:value-type="time">
            <text:p>17:23:18</text:p>
          </table:table-cell>
          <table:table-cell office:value-type="float" office:value="463747465" calcext:value-type="float">
            <text:p>463747465</text:p>
          </table:table-cell>
          <table:table-cell office:value-type="float" office:value="-1253483992" calcext:value-type="float">
            <text:p>-1253483992</text:p>
          </table:table-cell>
          <table:table-cell office:value-type="float" office:value="11161.96" calcext:value-type="float">
            <text:p>11161.96</text:p>
          </table:table-cell>
          <table:table-cell office:value-type="float" office:value="3681" calcext:value-type="float">
            <text:p>3681</text:p>
          </table:table-cell>
          <table:table-cell office:value-type="float" office:value="21.931" calcext:value-type="float">
            <text:p>21.931</text:p>
          </table:table-cell>
          <table:table-cell/>
          <table:table-cell table:formula="of:=[.D229]-177.9" office:value-type="float" office:value="10984.06" calcext:value-type="float">
            <text:p>10984.06</text:p>
          </table:table-cell>
          <table:table-cell table:formula="of:=[.B229]*(180/2^31)" office:value-type="float" office:value="38.8708634767681" calcext:value-type="float">
            <text:p>38.8708634768</text:p>
          </table:table-cell>
          <table:table-cell table:formula="of:=[.C229]*(180/2^31)" office:value-type="float" office:value="-105.065814480186" calcext:value-type="float">
            <text:p>-105.0658144802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table:formula="of:=SECOND([.A229])" office:value-type="float" office:value="18" calcext:value-type="float">
            <text:p>18</text:p>
          </table:table-cell>
          <table:table-cell table:style-name="ce9" table:formula="of:=MINUTE([.A229])" office:value-type="float" office:value="23" calcext:value-type="float">
            <text:p>23</text:p>
          </table:table-cell>
          <table:table-cell table:style-name="ce10" table:formula="of:=[.O229]*60+[.N229]" office:value-type="float" office:value="1398" calcext:value-type="float">
            <text:p>1398</text:p>
          </table:table-cell>
          <table:table-cell table:formula="of:=[.P229]-1028" office:value-type="float" office:value="370" calcext:value-type="float">
            <text:p>37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19.000000348S" calcext:value-type="time">
            <text:p>17:23:19</text:p>
          </table:table-cell>
          <table:table-cell office:value-type="float" office:value="463742805" calcext:value-type="float">
            <text:p>463742805</text:p>
          </table:table-cell>
          <table:table-cell office:value-type="float" office:value="-1253486294" calcext:value-type="float">
            <text:p>-1253486294</text:p>
          </table:table-cell>
          <table:table-cell office:value-type="float" office:value="11190.87" calcext:value-type="float">
            <text:p>11190.87</text:p>
          </table:table-cell>
          <table:table-cell office:value-type="float" office:value="3683.2" calcext:value-type="float">
            <text:p>3683.2</text:p>
          </table:table-cell>
          <table:table-cell office:value-type="float" office:value="25.074" calcext:value-type="float">
            <text:p>25.074</text:p>
          </table:table-cell>
          <table:table-cell/>
          <table:table-cell table:formula="of:=[.D230]-177.9" office:value-type="float" office:value="11012.97" calcext:value-type="float">
            <text:p>11012.97</text:p>
          </table:table-cell>
          <table:table-cell table:formula="of:=[.B230]*(180/2^31)" office:value-type="float" office:value="38.8704728800803" calcext:value-type="float">
            <text:p>38.8704728801</text:p>
          </table:table-cell>
          <table:table-cell table:formula="of:=[.C230]*(180/2^31)" office:value-type="float" office:value="-105.066007431597" calcext:value-type="float">
            <text:p>-105.0660074316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table:formula="of:=SECOND([.A230])" office:value-type="float" office:value="19" calcext:value-type="float">
            <text:p>19</text:p>
          </table:table-cell>
          <table:table-cell table:style-name="ce9" table:formula="of:=MINUTE([.A230])" office:value-type="float" office:value="23" calcext:value-type="float">
            <text:p>23</text:p>
          </table:table-cell>
          <table:table-cell table:style-name="ce10" table:formula="of:=[.O230]*60+[.N230]" office:value-type="float" office:value="1399" calcext:value-type="float">
            <text:p>1399</text:p>
          </table:table-cell>
          <table:table-cell table:formula="of:=[.P230]-1028" office:value-type="float" office:value="371" calcext:value-type="float">
            <text:p>37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20.999999978S" calcext:value-type="time">
            <text:p>17:23:21</text:p>
          </table:table-cell>
          <table:table-cell office:value-type="float" office:value="463736064" calcext:value-type="float">
            <text:p>463736064</text:p>
          </table:table-cell>
          <table:table-cell office:value-type="float" office:value="-1253489577" calcext:value-type="float">
            <text:p>-1253489577</text:p>
          </table:table-cell>
          <table:table-cell office:value-type="float" office:value="11254.61" calcext:value-type="float">
            <text:p>11254.61</text:p>
          </table:table-cell>
          <table:table-cell office:value-type="float" office:value="3688.2" calcext:value-type="float">
            <text:p>3688.2</text:p>
          </table:table-cell>
          <table:table-cell office:value-type="float" office:value="29.122" calcext:value-type="float">
            <text:p>29.122</text:p>
          </table:table-cell>
          <table:table-cell/>
          <table:table-cell table:formula="of:=[.D231]-177.9" office:value-type="float" office:value="11076.71" calcext:value-type="float">
            <text:p>11076.71</text:p>
          </table:table-cell>
          <table:table-cell table:formula="of:=[.B231]*(180/2^31)" office:value-type="float" office:value="38.8699078559875" calcext:value-type="float">
            <text:p>38.869907856</text:p>
          </table:table-cell>
          <table:table-cell table:formula="of:=[.C231]*(180/2^31)" office:value-type="float" office:value="-105.066282609478" calcext:value-type="float">
            <text:p>-105.0662826095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table:formula="of:=SECOND([.A231])" office:value-type="float" office:value="21" calcext:value-type="float">
            <text:p>21</text:p>
          </table:table-cell>
          <table:table-cell table:style-name="ce9" table:formula="of:=MINUTE([.A231])" office:value-type="float" office:value="23" calcext:value-type="float">
            <text:p>23</text:p>
          </table:table-cell>
          <table:table-cell table:style-name="ce10" table:formula="of:=[.O231]*60+[.N231]" office:value-type="float" office:value="1401" calcext:value-type="float">
            <text:p>1401</text:p>
          </table:table-cell>
          <table:table-cell table:formula="of:=[.P231]-1028" office:value-type="float" office:value="373" calcext:value-type="float">
            <text:p>37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23.000000026S" calcext:value-type="time">
            <text:p>17:23:23</text:p>
          </table:table-cell>
          <table:table-cell office:value-type="float" office:value="463729274" calcext:value-type="float">
            <text:p>463729274</text:p>
          </table:table-cell>
          <table:table-cell office:value-type="float" office:value="-1253495708" calcext:value-type="float">
            <text:p>-1253495708</text:p>
          </table:table-cell>
          <table:table-cell office:value-type="float" office:value="11330.12" calcext:value-type="float">
            <text:p>11330.12</text:p>
          </table:table-cell>
          <table:table-cell office:value-type="float" office:value="3693" calcext:value-type="float">
            <text:p>3693</text:p>
          </table:table-cell>
          <table:table-cell office:value-type="float" office:value="31.891" calcext:value-type="float">
            <text:p>31.891</text:p>
          </table:table-cell>
          <table:table-cell/>
          <table:table-cell table:formula="of:=[.D232]-177.9" office:value-type="float" office:value="11152.22" calcext:value-type="float">
            <text:p>11152.22</text:p>
          </table:table-cell>
          <table:table-cell table:formula="of:=[.B232]*(180/2^31)" office:value-type="float" office:value="38.8693387247622" calcext:value-type="float">
            <text:p>38.8693387248</text:p>
          </table:table-cell>
          <table:table-cell table:formula="of:=[.C232]*(180/2^31)" office:value-type="float" office:value="-105.066796503961" calcext:value-type="float">
            <text:p>-105.066796504</text:p>
          </table:table-cell>
          <table:table-cell/>
          <table:table-cell office:value-type="float" office:value="232" calcext:value-type="float">
            <text:p>232</text:p>
          </table:table-cell>
          <table:table-cell/>
          <table:table-cell table:formula="of:=SECOND([.A232])" office:value-type="float" office:value="23" calcext:value-type="float">
            <text:p>23</text:p>
          </table:table-cell>
          <table:table-cell table:style-name="ce9" table:formula="of:=MINUTE([.A232])" office:value-type="float" office:value="23" calcext:value-type="float">
            <text:p>23</text:p>
          </table:table-cell>
          <table:table-cell table:style-name="ce10" table:formula="of:=[.O232]*60+[.N232]" office:value-type="float" office:value="1403" calcext:value-type="float">
            <text:p>1403</text:p>
          </table:table-cell>
          <table:table-cell table:formula="of:=[.P232]-1028" office:value-type="float" office:value="375" calcext:value-type="float">
            <text:p>37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25.000000494S" calcext:value-type="time">
            <text:p>17:23:25</text:p>
          </table:table-cell>
          <table:table-cell office:value-type="float" office:value="463725442" calcext:value-type="float">
            <text:p>463725442</text:p>
          </table:table-cell>
          <table:table-cell office:value-type="float" office:value="-1253501913" calcext:value-type="float">
            <text:p>-1253501913</text:p>
          </table:table-cell>
          <table:table-cell office:value-type="float" office:value="11385.42" calcext:value-type="float">
            <text:p>11385.42</text:p>
          </table:table-cell>
          <table:table-cell office:value-type="float" office:value="3697.8" calcext:value-type="float">
            <text:p>3697.8</text:p>
          </table:table-cell>
          <table:table-cell office:value-type="float" office:value="27.833" calcext:value-type="float">
            <text:p>27.833</text:p>
          </table:table-cell>
          <table:table-cell/>
          <table:table-cell table:formula="of:=[.D233]-177.9" office:value-type="float" office:value="11207.52" calcext:value-type="float">
            <text:p>11207.52</text:p>
          </table:table-cell>
          <table:table-cell table:formula="of:=[.B233]*(180/2^31)" office:value-type="float" office:value="38.8690175302327" calcext:value-type="float">
            <text:p>38.8690175302</text:p>
          </table:table-cell>
          <table:table-cell table:formula="of:=[.C233]*(180/2^31)" office:value-type="float" office:value="-105.067316601053" calcext:value-type="float">
            <text:p>-105.0673166011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table:formula="of:=SECOND([.A233])" office:value-type="float" office:value="25" calcext:value-type="float">
            <text:p>25</text:p>
          </table:table-cell>
          <table:table-cell table:style-name="ce9" table:formula="of:=MINUTE([.A233])" office:value-type="float" office:value="23" calcext:value-type="float">
            <text:p>23</text:p>
          </table:table-cell>
          <table:table-cell table:style-name="ce10" table:formula="of:=[.O233]*60+[.N233]" office:value-type="float" office:value="1405" calcext:value-type="float">
            <text:p>1405</text:p>
          </table:table-cell>
          <table:table-cell table:formula="of:=[.P233]-1028" office:value-type="float" office:value="377" calcext:value-type="float">
            <text:p>37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26.000000099S" calcext:value-type="time">
            <text:p>17:23:26</text:p>
          </table:table-cell>
          <table:table-cell office:value-type="float" office:value="463723790" calcext:value-type="float">
            <text:p>463723790</text:p>
          </table:table-cell>
          <table:table-cell office:value-type="float" office:value="-1253502968" calcext:value-type="float">
            <text:p>-1253502968</text:p>
          </table:table-cell>
          <table:table-cell office:value-type="float" office:value="11402.35" calcext:value-type="float">
            <text:p>11402.35</text:p>
          </table:table-cell>
          <table:table-cell office:value-type="float" office:value="3700.2" calcext:value-type="float">
            <text:p>3700.2</text:p>
          </table:table-cell>
          <table:table-cell office:value-type="float" office:value="26.675" calcext:value-type="float">
            <text:p>26.675</text:p>
          </table:table-cell>
          <table:table-cell/>
          <table:table-cell table:formula="of:=[.D234]-177.9" office:value-type="float" office:value="11224.45" calcext:value-type="float">
            <text:p>11224.45</text:p>
          </table:table-cell>
          <table:table-cell table:formula="of:=[.B234]*(180/2^31)" office:value-type="float" office:value="38.8688790611923" calcext:value-type="float">
            <text:p>38.8688790612</text:p>
          </table:table-cell>
          <table:table-cell table:formula="of:=[.C234]*(180/2^31)" office:value-type="float" office:value="-105.067405030131" calcext:value-type="float">
            <text:p>-105.0674050301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table:formula="of:=SECOND([.A234])" office:value-type="float" office:value="26" calcext:value-type="float">
            <text:p>26</text:p>
          </table:table-cell>
          <table:table-cell table:style-name="ce9" table:formula="of:=MINUTE([.A234])" office:value-type="float" office:value="23" calcext:value-type="float">
            <text:p>23</text:p>
          </table:table-cell>
          <table:table-cell table:style-name="ce10" table:formula="of:=[.O234]*60+[.N234]" office:value-type="float" office:value="1406" calcext:value-type="float">
            <text:p>1406</text:p>
          </table:table-cell>
          <table:table-cell table:formula="of:=[.P234]-1028" office:value-type="float" office:value="378" calcext:value-type="float">
            <text:p>37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27.000000123S" calcext:value-type="time">
            <text:p>17:23:27</text:p>
          </table:table-cell>
          <table:table-cell office:value-type="float" office:value="463723131" calcext:value-type="float">
            <text:p>463723131</text:p>
          </table:table-cell>
          <table:table-cell office:value-type="float" office:value="-1253502709" calcext:value-type="float">
            <text:p>-1253502709</text:p>
          </table:table-cell>
          <table:table-cell office:value-type="float" office:value="11406.4" calcext:value-type="float">
            <text:p>11406.4</text:p>
          </table:table-cell>
          <table:table-cell office:value-type="float" office:value="3702.6" calcext:value-type="float">
            <text:p>3702.6</text:p>
          </table:table-cell>
          <table:table-cell office:value-type="float" office:value="25.552" calcext:value-type="float">
            <text:p>25.552</text:p>
          </table:table-cell>
          <table:table-cell/>
          <table:table-cell table:formula="of:=[.D235]-177.9" office:value-type="float" office:value="11228.5" calcext:value-type="float">
            <text:p>11228.5</text:p>
          </table:table-cell>
          <table:table-cell table:formula="of:=[.B235]*(180/2^31)" office:value-type="float" office:value="38.8688238244504" calcext:value-type="float">
            <text:p>38.8688238245</text:p>
          </table:table-cell>
          <table:table-cell table:formula="of:=[.C235]*(180/2^31)" office:value-type="float" office:value="-105.067383321002" calcext:value-type="float">
            <text:p>-105.067383321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table:formula="of:=SECOND([.A235])" office:value-type="float" office:value="27" calcext:value-type="float">
            <text:p>27</text:p>
          </table:table-cell>
          <table:table-cell table:style-name="ce9" table:formula="of:=MINUTE([.A235])" office:value-type="float" office:value="23" calcext:value-type="float">
            <text:p>23</text:p>
          </table:table-cell>
          <table:table-cell table:style-name="ce10" table:formula="of:=[.O235]*60+[.N235]" office:value-type="float" office:value="1407" calcext:value-type="float">
            <text:p>1407</text:p>
          </table:table-cell>
          <table:table-cell table:formula="of:=[.P235]-1028" office:value-type="float" office:value="379" calcext:value-type="float">
            <text:p>37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29.000000171S" calcext:value-type="time">
            <text:p>17:23:29</text:p>
          </table:table-cell>
          <table:table-cell office:value-type="float" office:value="463724201" calcext:value-type="float">
            <text:p>463724201</text:p>
          </table:table-cell>
          <table:table-cell office:value-type="float" office:value="-1253500128" calcext:value-type="float">
            <text:p>-1253500128</text:p>
          </table:table-cell>
          <table:table-cell office:value-type="float" office:value="11406.4" calcext:value-type="float">
            <text:p>11406.4</text:p>
          </table:table-cell>
          <table:table-cell office:value-type="float" office:value="3708.2" calcext:value-type="float">
            <text:p>3708.2</text:p>
          </table:table-cell>
          <table:table-cell office:value-type="float" office:value="24.37" calcext:value-type="float">
            <text:p>24.37</text:p>
          </table:table-cell>
          <table:table-cell/>
          <table:table-cell table:formula="of:=[.D236]-177.9" office:value-type="float" office:value="11228.5" calcext:value-type="float">
            <text:p>11228.5</text:p>
          </table:table-cell>
          <table:table-cell table:formula="of:=[.B236]*(180/2^31)" office:value-type="float" office:value="38.8689135108143" calcext:value-type="float">
            <text:p>38.8689135108</text:p>
          </table:table-cell>
          <table:table-cell table:formula="of:=[.C236]*(180/2^31)" office:value-type="float" office:value="-105.067166984081" calcext:value-type="float">
            <text:p>-105.0671669841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table:formula="of:=SECOND([.A236])" office:value-type="float" office:value="29" calcext:value-type="float">
            <text:p>29</text:p>
          </table:table-cell>
          <table:table-cell table:style-name="ce9" table:formula="of:=MINUTE([.A236])" office:value-type="float" office:value="23" calcext:value-type="float">
            <text:p>23</text:p>
          </table:table-cell>
          <table:table-cell table:style-name="ce10" table:formula="of:=[.O236]*60+[.N236]" office:value-type="float" office:value="1409" calcext:value-type="float">
            <text:p>1409</text:p>
          </table:table-cell>
          <table:table-cell table:formula="of:=[.P236]-1028" office:value-type="float" office:value="381" calcext:value-type="float">
            <text:p>38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30.000000615S" calcext:value-type="time">
            <text:p>17:23:30</text:p>
          </table:table-cell>
          <table:table-cell office:value-type="float" office:value="463725308" calcext:value-type="float">
            <text:p>463725308</text:p>
          </table:table-cell>
          <table:table-cell office:value-type="float" office:value="-1253498302" calcext:value-type="float">
            <text:p>-1253498302</text:p>
          </table:table-cell>
          <table:table-cell office:value-type="float" office:value="11406.4" calcext:value-type="float">
            <text:p>11406.4</text:p>
          </table:table-cell>
          <table:table-cell office:value-type="float" office:value="3710.6" calcext:value-type="float">
            <text:p>3710.6</text:p>
          </table:table-cell>
          <table:table-cell office:value-type="float" office:value="24.15" calcext:value-type="float">
            <text:p>24.15</text:p>
          </table:table-cell>
          <table:table-cell/>
          <table:table-cell table:formula="of:=[.D237]-177.9" office:value-type="float" office:value="11228.5" calcext:value-type="float">
            <text:p>11228.5</text:p>
          </table:table-cell>
          <table:table-cell table:formula="of:=[.B237]*(180/2^31)" office:value-type="float" office:value="38.8690062984824" calcext:value-type="float">
            <text:p>38.8690062985</text:p>
          </table:table-cell>
          <table:table-cell table:formula="of:=[.C237]*(180/2^31)" office:value-type="float" office:value="-105.067013930529" calcext:value-type="float">
            <text:p>-105.0670139305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table:formula="of:=SECOND([.A237])" office:value-type="float" office:value="30" calcext:value-type="float">
            <text:p>30</text:p>
          </table:table-cell>
          <table:table-cell table:style-name="ce9" table:formula="of:=MINUTE([.A237])" office:value-type="float" office:value="23" calcext:value-type="float">
            <text:p>23</text:p>
          </table:table-cell>
          <table:table-cell table:style-name="ce10" table:formula="of:=[.O237]*60+[.N237]" office:value-type="float" office:value="1410" calcext:value-type="float">
            <text:p>1410</text:p>
          </table:table-cell>
          <table:table-cell table:formula="of:=[.P237]-1028" office:value-type="float" office:value="382" calcext:value-type="float">
            <text:p>38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31.00000022S" calcext:value-type="time">
            <text:p>17:23:31</text:p>
          </table:table-cell>
          <table:table-cell office:value-type="float" office:value="463725508" calcext:value-type="float">
            <text:p>463725508</text:p>
          </table:table-cell>
          <table:table-cell office:value-type="float" office:value="-1253494945" calcext:value-type="float">
            <text:p>-1253494945</text:p>
          </table:table-cell>
          <table:table-cell office:value-type="float" office:value="11429.25" calcext:value-type="float">
            <text:p>11429.25</text:p>
          </table:table-cell>
          <table:table-cell office:value-type="float" office:value="3712.6" calcext:value-type="float">
            <text:p>3712.6</text:p>
          </table:table-cell>
          <table:table-cell office:value-type="float" office:value="22.559" calcext:value-type="float">
            <text:p>22.559</text:p>
          </table:table-cell>
          <table:table-cell/>
          <table:table-cell table:formula="of:=[.D238]-177.9" office:value-type="float" office:value="11251.35" calcext:value-type="float">
            <text:p>11251.35</text:p>
          </table:table-cell>
          <table:table-cell table:formula="of:=[.B238]*(180/2^31)" office:value-type="float" office:value="38.8690230622888" calcext:value-type="float">
            <text:p>38.8690230623</text:p>
          </table:table-cell>
          <table:table-cell table:formula="of:=[.C238]*(180/2^31)" office:value-type="float" office:value="-105.06673255004" calcext:value-type="float">
            <text:p>-105.06673255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table:formula="of:=SECOND([.A238])" office:value-type="float" office:value="31" calcext:value-type="float">
            <text:p>31</text:p>
          </table:table-cell>
          <table:table-cell table:style-name="ce9" table:formula="of:=MINUTE([.A238])" office:value-type="float" office:value="23" calcext:value-type="float">
            <text:p>23</text:p>
          </table:table-cell>
          <table:table-cell table:style-name="ce10" table:formula="of:=[.O238]*60+[.N238]" office:value-type="float" office:value="1411" calcext:value-type="float">
            <text:p>1411</text:p>
          </table:table-cell>
          <table:table-cell table:formula="of:=[.P238]-1028" office:value-type="float" office:value="383" calcext:value-type="float">
            <text:p>38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33.000000268S" calcext:value-type="time">
            <text:p>17:23:33</text:p>
          </table:table-cell>
          <table:table-cell office:value-type="float" office:value="463724317" calcext:value-type="float">
            <text:p>463724317</text:p>
          </table:table-cell>
          <table:table-cell office:value-type="float" office:value="-1253483701" calcext:value-type="float">
            <text:p>-1253483701</text:p>
          </table:table-cell>
          <table:table-cell office:value-type="float" office:value="11512.76" calcext:value-type="float">
            <text:p>11512.76</text:p>
          </table:table-cell>
          <table:table-cell office:value-type="float" office:value="3717.4" calcext:value-type="float">
            <text:p>3717.4</text:p>
          </table:table-cell>
          <table:table-cell office:value-type="float" office:value="23.939" calcext:value-type="float">
            <text:p>23.939</text:p>
          </table:table-cell>
          <table:table-cell/>
          <table:table-cell table:formula="of:=[.D239]-177.9" office:value-type="float" office:value="11334.86" calcext:value-type="float">
            <text:p>11334.86</text:p>
          </table:table-cell>
          <table:table-cell table:formula="of:=[.B239]*(180/2^31)" office:value-type="float" office:value="38.868923233822" calcext:value-type="float">
            <text:p>38.8689232338</text:p>
          </table:table-cell>
          <table:table-cell table:formula="of:=[.C239]*(180/2^31)" office:value-type="float" office:value="-105.065790088847" calcext:value-type="float">
            <text:p>-105.0657900888</text:p>
          </table:table-cell>
          <table:table-cell/>
          <table:table-cell office:value-type="float" office:value="239" calcext:value-type="float">
            <text:p>239</text:p>
          </table:table-cell>
          <table:table-cell/>
          <table:table-cell table:formula="of:=SECOND([.A239])" office:value-type="float" office:value="33" calcext:value-type="float">
            <text:p>33</text:p>
          </table:table-cell>
          <table:table-cell table:style-name="ce9" table:formula="of:=MINUTE([.A239])" office:value-type="float" office:value="23" calcext:value-type="float">
            <text:p>23</text:p>
          </table:table-cell>
          <table:table-cell table:style-name="ce10" table:formula="of:=[.O239]*60+[.N239]" office:value-type="float" office:value="1413" calcext:value-type="float">
            <text:p>1413</text:p>
          </table:table-cell>
          <table:table-cell table:formula="of:=[.P239]-1028" office:value-type="float" office:value="385" calcext:value-type="float">
            <text:p>38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35.000000317S" calcext:value-type="time">
            <text:p>17:23:35</text:p>
          </table:table-cell>
          <table:table-cell office:value-type="float" office:value="463720773" calcext:value-type="float">
            <text:p>463720773</text:p>
          </table:table-cell>
          <table:table-cell office:value-type="float" office:value="-1253475200" calcext:value-type="float">
            <text:p>-1253475200</text:p>
          </table:table-cell>
          <table:table-cell office:value-type="float" office:value="11582.84" calcext:value-type="float">
            <text:p>11582.84</text:p>
          </table:table-cell>
          <table:table-cell office:value-type="float" office:value="3720.8" calcext:value-type="float">
            <text:p>3720.8</text:p>
          </table:table-cell>
          <table:table-cell office:value-type="float" office:value="23.377" calcext:value-type="float">
            <text:p>23.377</text:p>
          </table:table-cell>
          <table:table-cell/>
          <table:table-cell table:formula="of:=[.D240]-177.9" office:value-type="float" office:value="11404.94" calcext:value-type="float">
            <text:p>11404.94</text:p>
          </table:table-cell>
          <table:table-cell table:formula="of:=[.B240]*(180/2^31)" office:value-type="float" office:value="38.8686261791736" calcext:value-type="float">
            <text:p>38.8686261792</text:p>
          </table:table-cell>
          <table:table-cell table:formula="of:=[.C240]*(180/2^31)" office:value-type="float" office:value="-105.065077543259" calcext:value-type="float">
            <text:p>-105.0650775433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table:formula="of:=SECOND([.A240])" office:value-type="float" office:value="35" calcext:value-type="float">
            <text:p>35</text:p>
          </table:table-cell>
          <table:table-cell table:style-name="ce9" table:formula="of:=MINUTE([.A240])" office:value-type="float" office:value="23" calcext:value-type="float">
            <text:p>23</text:p>
          </table:table-cell>
          <table:table-cell table:style-name="ce10" table:formula="of:=[.O240]*60+[.N240]" office:value-type="float" office:value="1415" calcext:value-type="float">
            <text:p>1415</text:p>
          </table:table-cell>
          <table:table-cell table:formula="of:=[.P240]-1028" office:value-type="float" office:value="387" calcext:value-type="float">
            <text:p>38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37.000000365S" calcext:value-type="time">
            <text:p>17:23:37</text:p>
          </table:table-cell>
          <table:table-cell office:value-type="float" office:value="463714598" calcext:value-type="float">
            <text:p>463714598</text:p>
          </table:table-cell>
          <table:table-cell office:value-type="float" office:value="-1253466209" calcext:value-type="float">
            <text:p>-1253466209</text:p>
          </table:table-cell>
          <table:table-cell office:value-type="float" office:value="11669.82" calcext:value-type="float">
            <text:p>11669.82</text:p>
          </table:table-cell>
          <table:table-cell office:value-type="float" office:value="3726" calcext:value-type="float">
            <text:p>3726</text:p>
          </table:table-cell>
          <table:table-cell office:value-type="float" office:value="25.418" calcext:value-type="float">
            <text:p>25.418</text:p>
          </table:table-cell>
          <table:table-cell/>
          <table:table-cell table:formula="of:=[.D241]-177.9" office:value-type="float" office:value="11491.92" calcext:value-type="float">
            <text:p>11491.92</text:p>
          </table:table-cell>
          <table:table-cell table:formula="of:=[.B241]*(180/2^31)" office:value-type="float" office:value="38.8681085966527" calcext:value-type="float">
            <text:p>38.8681085967</text:p>
          </table:table-cell>
          <table:table-cell table:formula="of:=[.C241]*(180/2^31)" office:value-type="float" office:value="-105.064323926345" calcext:value-type="float">
            <text:p>-105.0643239263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table:formula="of:=SECOND([.A241])" office:value-type="float" office:value="37" calcext:value-type="float">
            <text:p>37</text:p>
          </table:table-cell>
          <table:table-cell table:style-name="ce9" table:formula="of:=MINUTE([.A241])" office:value-type="float" office:value="23" calcext:value-type="float">
            <text:p>23</text:p>
          </table:table-cell>
          <table:table-cell table:style-name="ce10" table:formula="of:=[.O241]*60+[.N241]" office:value-type="float" office:value="1417" calcext:value-type="float">
            <text:p>1417</text:p>
          </table:table-cell>
          <table:table-cell table:formula="of:=[.P241]-1028" office:value-type="float" office:value="389" calcext:value-type="float">
            <text:p>38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38.999999994S" calcext:value-type="time">
            <text:p>17:23:39</text:p>
          </table:table-cell>
          <table:table-cell office:value-type="float" office:value="463708153" calcext:value-type="float">
            <text:p>463708153</text:p>
          </table:table-cell>
          <table:table-cell office:value-type="float" office:value="-1253458863" calcext:value-type="float">
            <text:p>-1253458863</text:p>
          </table:table-cell>
          <table:table-cell office:value-type="float" office:value="11750.14" calcext:value-type="float">
            <text:p>11750.14</text:p>
          </table:table-cell>
          <table:table-cell office:value-type="float" office:value="3731" calcext:value-type="float">
            <text:p>3731</text:p>
          </table:table-cell>
          <table:table-cell office:value-type="float" office:value="29.856" calcext:value-type="float">
            <text:p>29.856</text:p>
          </table:table-cell>
          <table:table-cell/>
          <table:table-cell table:formula="of:=[.D242]-177.9" office:value-type="float" office:value="11572.24" calcext:value-type="float">
            <text:p>11572.24</text:p>
          </table:table-cell>
          <table:table-cell table:formula="of:=[.B242]*(180/2^31)" office:value-type="float" office:value="38.8675683829933" calcext:value-type="float">
            <text:p>38.867568383</text:p>
          </table:table-cell>
          <table:table-cell table:formula="of:=[.C242]*(180/2^31)" office:value-type="float" office:value="-105.063708191738" calcext:value-type="float">
            <text:p>-105.0637081917</text:p>
          </table:table-cell>
          <table:table-cell/>
          <table:table-cell office:value-type="float" office:value="242" calcext:value-type="float">
            <text:p>242</text:p>
          </table:table-cell>
          <table:table-cell/>
          <table:table-cell table:formula="of:=SECOND([.A242])" office:value-type="float" office:value="39" calcext:value-type="float">
            <text:p>39</text:p>
          </table:table-cell>
          <table:table-cell table:style-name="ce9" table:formula="of:=MINUTE([.A242])" office:value-type="float" office:value="23" calcext:value-type="float">
            <text:p>23</text:p>
          </table:table-cell>
          <table:table-cell table:style-name="ce10" table:formula="of:=[.O242]*60+[.N242]" office:value-type="float" office:value="1419" calcext:value-type="float">
            <text:p>1419</text:p>
          </table:table-cell>
          <table:table-cell table:formula="of:=[.P242]-1028" office:value-type="float" office:value="391" calcext:value-type="float">
            <text:p>39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40.000000019S" calcext:value-type="time">
            <text:p>17:23:40</text:p>
          </table:table-cell>
          <table:table-cell office:value-type="float" office:value="463704888" calcext:value-type="float">
            <text:p>463704888</text:p>
          </table:table-cell>
          <table:table-cell office:value-type="float" office:value="-1253455449" calcext:value-type="float">
            <text:p>-1253455449</text:p>
          </table:table-cell>
          <table:table-cell office:value-type="float" office:value="11789.37" calcext:value-type="float">
            <text:p>11789.37</text:p>
          </table:table-cell>
          <table:table-cell office:value-type="float" office:value="3733.2" calcext:value-type="float">
            <text:p>3733.2</text:p>
          </table:table-cell>
          <table:table-cell office:value-type="float" office:value="32.605" calcext:value-type="float">
            <text:p>32.605</text:p>
          </table:table-cell>
          <table:table-cell/>
          <table:table-cell table:formula="of:=[.D243]-177.9" office:value-type="float" office:value="11611.47" calcext:value-type="float">
            <text:p>11611.47</text:p>
          </table:table-cell>
          <table:table-cell table:formula="of:=[.B243]*(180/2^31)" office:value-type="float" office:value="38.8672947138548" calcext:value-type="float">
            <text:p>38.8672947139</text:p>
          </table:table-cell>
          <table:table-cell table:formula="of:=[.C243]*(180/2^31)" office:value-type="float" office:value="-105.063422033563" calcext:value-type="float">
            <text:p>-105.0634220336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table:formula="of:=SECOND([.A243])" office:value-type="float" office:value="40" calcext:value-type="float">
            <text:p>40</text:p>
          </table:table-cell>
          <table:table-cell table:style-name="ce9" table:formula="of:=MINUTE([.A243])" office:value-type="float" office:value="23" calcext:value-type="float">
            <text:p>23</text:p>
          </table:table-cell>
          <table:table-cell table:style-name="ce10" table:formula="of:=[.O243]*60+[.N243]" office:value-type="float" office:value="1420" calcext:value-type="float">
            <text:p>1420</text:p>
          </table:table-cell>
          <table:table-cell table:formula="of:=[.P243]-1028" office:value-type="float" office:value="392" calcext:value-type="float">
            <text:p>39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42.000000067S" calcext:value-type="time">
            <text:p>17:23:42</text:p>
          </table:table-cell>
          <table:table-cell office:value-type="float" office:value="463699100" calcext:value-type="float">
            <text:p>463699100</text:p>
          </table:table-cell>
          <table:table-cell office:value-type="float" office:value="-1253449579" calcext:value-type="float">
            <text:p>-1253449579</text:p>
          </table:table-cell>
          <table:table-cell office:value-type="float" office:value="11857.94" calcext:value-type="float">
            <text:p>11857.94</text:p>
          </table:table-cell>
          <table:table-cell office:value-type="float" office:value="3737.6" calcext:value-type="float">
            <text:p>3737.6</text:p>
          </table:table-cell>
          <table:table-cell office:value-type="float" office:value="36.358" calcext:value-type="float">
            <text:p>36.358</text:p>
          </table:table-cell>
          <table:table-cell/>
          <table:table-cell table:formula="of:=[.D244]-177.9" office:value-type="float" office:value="11680.04" calcext:value-type="float">
            <text:p>11680.04</text:p>
          </table:table-cell>
          <table:table-cell table:formula="of:=[.B244]*(180/2^31)" office:value-type="float" office:value="38.8668095692992" calcext:value-type="float">
            <text:p>38.8668095693</text:p>
          </table:table-cell>
          <table:table-cell table:formula="of:=[.C244]*(180/2^31)" office:value-type="float" office:value="-105.062930015847" calcext:value-type="float">
            <text:p>-105.0629300158</text:p>
          </table:table-cell>
          <table:table-cell/>
          <table:table-cell office:value-type="float" office:value="244" calcext:value-type="float">
            <text:p>244</text:p>
          </table:table-cell>
          <table:table-cell/>
          <table:table-cell table:formula="of:=SECOND([.A244])" office:value-type="float" office:value="42" calcext:value-type="float">
            <text:p>42</text:p>
          </table:table-cell>
          <table:table-cell table:style-name="ce9" table:formula="of:=MINUTE([.A244])" office:value-type="float" office:value="23" calcext:value-type="float">
            <text:p>23</text:p>
          </table:table-cell>
          <table:table-cell table:style-name="ce10" table:formula="of:=[.O244]*60+[.N244]" office:value-type="float" office:value="1422" calcext:value-type="float">
            <text:p>1422</text:p>
          </table:table-cell>
          <table:table-cell table:formula="of:=[.P244]-1028" office:value-type="float" office:value="394" calcext:value-type="float">
            <text:p>39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44.000000535S" calcext:value-type="time">
            <text:p>17:23:44</text:p>
          </table:table-cell>
          <table:table-cell office:value-type="float" office:value="463696433" calcext:value-type="float">
            <text:p>463696433</text:p>
          </table:table-cell>
          <table:table-cell office:value-type="float" office:value="-1253447347" calcext:value-type="float">
            <text:p>-1253447347</text:p>
          </table:table-cell>
          <table:table-cell office:value-type="float" office:value="11887.32" calcext:value-type="float">
            <text:p>11887.32</text:p>
          </table:table-cell>
          <table:table-cell office:value-type="float" office:value="3741.8" calcext:value-type="float">
            <text:p>3741.8</text:p>
          </table:table-cell>
          <table:table-cell office:value-type="float" office:value="33.591" calcext:value-type="float">
            <text:p>33.591</text:p>
          </table:table-cell>
          <table:table-cell/>
          <table:table-cell table:formula="of:=[.D245]-177.9" office:value-type="float" office:value="11709.42" calcext:value-type="float">
            <text:p>11709.42</text:p>
          </table:table-cell>
          <table:table-cell table:formula="of:=[.B245]*(180/2^31)" office:value-type="float" office:value="38.8665860239416" calcext:value-type="float">
            <text:p>38.8665860239</text:p>
          </table:table-cell>
          <table:table-cell table:formula="of:=[.C245]*(180/2^31)" office:value-type="float" office:value="-105.062742931768" calcext:value-type="float">
            <text:p>-105.0627429318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SECOND([.A245])" office:value-type="float" office:value="44" calcext:value-type="float">
            <text:p>44</text:p>
          </table:table-cell>
          <table:table-cell table:style-name="ce9" table:formula="of:=MINUTE([.A245])" office:value-type="float" office:value="23" calcext:value-type="float">
            <text:p>23</text:p>
          </table:table-cell>
          <table:table-cell table:style-name="ce10" table:formula="of:=[.O245]*60+[.N245]" office:value-type="float" office:value="1424" calcext:value-type="float">
            <text:p>1424</text:p>
          </table:table-cell>
          <table:table-cell table:formula="of:=[.P245]-1028" office:value-type="float" office:value="396" calcext:value-type="float">
            <text:p>39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46.000000164S" calcext:value-type="time">
            <text:p>17:23:46</text:p>
          </table:table-cell>
          <table:table-cell office:value-type="float" office:value="463694278" calcext:value-type="float">
            <text:p>463694278</text:p>
          </table:table-cell>
          <table:table-cell office:value-type="float" office:value="-1253446469" calcext:value-type="float">
            <text:p>-1253446469</text:p>
          </table:table-cell>
          <table:table-cell office:value-type="float" office:value="11907" calcext:value-type="float">
            <text:p>11907</text:p>
          </table:table-cell>
          <table:table-cell office:value-type="float" office:value="3746.4" calcext:value-type="float">
            <text:p>3746.4</text:p>
          </table:table-cell>
          <table:table-cell office:value-type="float" office:value="30.06" calcext:value-type="float">
            <text:p>30.06</text:p>
          </table:table-cell>
          <table:table-cell/>
          <table:table-cell table:formula="of:=[.D246]-177.9" office:value-type="float" office:value="11729.1" calcext:value-type="float">
            <text:p>11729.1</text:p>
          </table:table-cell>
          <table:table-cell table:formula="of:=[.B246]*(180/2^31)" office:value-type="float" office:value="38.8664053939283" calcext:value-type="float">
            <text:p>38.8664053939</text:p>
          </table:table-cell>
          <table:table-cell table:formula="of:=[.C246]*(180/2^31)" office:value-type="float" office:value="-105.062669338658" calcext:value-type="float">
            <text:p>-105.0626693387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table:formula="of:=SECOND([.A246])" office:value-type="float" office:value="46" calcext:value-type="float">
            <text:p>46</text:p>
          </table:table-cell>
          <table:table-cell table:style-name="ce9" table:formula="of:=MINUTE([.A246])" office:value-type="float" office:value="23" calcext:value-type="float">
            <text:p>23</text:p>
          </table:table-cell>
          <table:table-cell table:style-name="ce10" table:formula="of:=[.O246]*60+[.N246]" office:value-type="float" office:value="1426" calcext:value-type="float">
            <text:p>1426</text:p>
          </table:table-cell>
          <table:table-cell table:formula="of:=[.P246]-1028" office:value-type="float" office:value="398" calcext:value-type="float">
            <text:p>39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48.000000212S" calcext:value-type="time">
            <text:p>17:23:48</text:p>
          </table:table-cell>
          <table:table-cell office:value-type="float" office:value="463694772" calcext:value-type="float">
            <text:p>463694772</text:p>
          </table:table-cell>
          <table:table-cell office:value-type="float" office:value="-1253447120" calcext:value-type="float">
            <text:p>-1253447120</text:p>
          </table:table-cell>
          <table:table-cell office:value-type="float" office:value="11909.48" calcext:value-type="float">
            <text:p>11909.48</text:p>
          </table:table-cell>
          <table:table-cell office:value-type="float" office:value="3751" calcext:value-type="float">
            <text:p>3751</text:p>
          </table:table-cell>
          <table:table-cell office:value-type="float" office:value="24.855" calcext:value-type="float">
            <text:p>24.855</text:p>
          </table:table-cell>
          <table:table-cell/>
          <table:table-cell table:formula="of:=[.D247]-177.9" office:value-type="float" office:value="11731.58" calcext:value-type="float">
            <text:p>11731.58</text:p>
          </table:table-cell>
          <table:table-cell table:formula="of:=[.B247]*(180/2^31)" office:value-type="float" office:value="38.86644680053" calcext:value-type="float">
            <text:p>38.8664468005</text:p>
          </table:table-cell>
          <table:table-cell table:formula="of:=[.C247]*(180/2^31)" office:value-type="float" office:value="-105.062723904848" calcext:value-type="float">
            <text:p>-105.0627239048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table:formula="of:=SECOND([.A247])" office:value-type="float" office:value="48" calcext:value-type="float">
            <text:p>48</text:p>
          </table:table-cell>
          <table:table-cell table:style-name="ce9" table:formula="of:=MINUTE([.A247])" office:value-type="float" office:value="23" calcext:value-type="float">
            <text:p>23</text:p>
          </table:table-cell>
          <table:table-cell table:style-name="ce10" table:formula="of:=[.O247]*60+[.N247]" office:value-type="float" office:value="1428" calcext:value-type="float">
            <text:p>1428</text:p>
          </table:table-cell>
          <table:table-cell table:formula="of:=[.P247]-1028" office:value-type="float" office:value="400" calcext:value-type="float">
            <text:p>40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49.000000656S" calcext:value-type="time">
            <text:p>17:23:49</text:p>
          </table:table-cell>
          <table:table-cell office:value-type="float" office:value="463694959" calcext:value-type="float">
            <text:p>463694959</text:p>
          </table:table-cell>
          <table:table-cell office:value-type="float" office:value="-1253448806" calcext:value-type="float">
            <text:p>-1253448806</text:p>
          </table:table-cell>
          <table:table-cell office:value-type="float" office:value="11909.48" calcext:value-type="float">
            <text:p>11909.48</text:p>
          </table:table-cell>
          <table:table-cell office:value-type="float" office:value="3753" calcext:value-type="float">
            <text:p>3753</text:p>
          </table:table-cell>
          <table:table-cell office:value-type="float" office:value="22.266" calcext:value-type="float">
            <text:p>22.266</text:p>
          </table:table-cell>
          <table:table-cell/>
          <table:table-cell table:formula="of:=[.D248]-177.9" office:value-type="float" office:value="11731.58" calcext:value-type="float">
            <text:p>11731.58</text:p>
          </table:table-cell>
          <table:table-cell table:formula="of:=[.B248]*(180/2^31)" office:value-type="float" office:value="38.8664624746889" calcext:value-type="float">
            <text:p>38.8664624747</text:p>
          </table:table-cell>
          <table:table-cell table:formula="of:=[.C248]*(180/2^31)" office:value-type="float" office:value="-105.062865223736" calcext:value-type="float">
            <text:p>-105.0628652237</text:p>
          </table:table-cell>
          <table:table-cell/>
          <table:table-cell office:value-type="float" office:value="248" calcext:value-type="float">
            <text:p>248</text:p>
          </table:table-cell>
          <table:table-cell/>
          <table:table-cell table:formula="of:=SECOND([.A248])" office:value-type="float" office:value="49" calcext:value-type="float">
            <text:p>49</text:p>
          </table:table-cell>
          <table:table-cell table:style-name="ce9" table:formula="of:=MINUTE([.A248])" office:value-type="float" office:value="23" calcext:value-type="float">
            <text:p>23</text:p>
          </table:table-cell>
          <table:table-cell table:style-name="ce10" table:formula="of:=[.O248]*60+[.N248]" office:value-type="float" office:value="1429" calcext:value-type="float">
            <text:p>1429</text:p>
          </table:table-cell>
          <table:table-cell table:formula="of:=[.P248]-1028" office:value-type="float" office:value="401" calcext:value-type="float">
            <text:p>40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50.000000261S" calcext:value-type="time">
            <text:p>17:23:50</text:p>
          </table:table-cell>
          <table:table-cell office:value-type="float" office:value="463696515" calcext:value-type="float">
            <text:p>463696515</text:p>
          </table:table-cell>
          <table:table-cell office:value-type="float" office:value="-1253452590" calcext:value-type="float">
            <text:p>-1253452590</text:p>
          </table:table-cell>
          <table:table-cell office:value-type="float" office:value="11929.63" calcext:value-type="float">
            <text:p>11929.63</text:p>
          </table:table-cell>
          <table:table-cell office:value-type="float" office:value="3754.8" calcext:value-type="float">
            <text:p>3754.8</text:p>
          </table:table-cell>
          <table:table-cell office:value-type="float" office:value="21.177" calcext:value-type="float">
            <text:p>21.177</text:p>
          </table:table-cell>
          <table:table-cell/>
          <table:table-cell table:formula="of:=[.D249]-177.9" office:value-type="float" office:value="11751.73" calcext:value-type="float">
            <text:p>11751.73</text:p>
          </table:table-cell>
          <table:table-cell table:formula="of:=[.B249]*(180/2^31)" office:value-type="float" office:value="38.8665928971022" calcext:value-type="float">
            <text:p>38.8665928971</text:p>
          </table:table-cell>
          <table:table-cell table:formula="of:=[.C249]*(180/2^31)" office:value-type="float" office:value="-105.063182394952" calcext:value-type="float">
            <text:p>-105.063182395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table:formula="of:=SECOND([.A249])" office:value-type="float" office:value="50" calcext:value-type="float">
            <text:p>50</text:p>
          </table:table-cell>
          <table:table-cell table:style-name="ce9" table:formula="of:=MINUTE([.A249])" office:value-type="float" office:value="23" calcext:value-type="float">
            <text:p>23</text:p>
          </table:table-cell>
          <table:table-cell table:style-name="ce10" table:formula="of:=[.O249]*60+[.N249]" office:value-type="float" office:value="1430" calcext:value-type="float">
            <text:p>1430</text:p>
          </table:table-cell>
          <table:table-cell table:formula="of:=[.P249]-1028" office:value-type="float" office:value="402" calcext:value-type="float">
            <text:p>40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52.000000309S" calcext:value-type="time">
            <text:p>17:23:52</text:p>
          </table:table-cell>
          <table:table-cell office:value-type="float" office:value="463702532" calcext:value-type="float">
            <text:p>463702532</text:p>
          </table:table-cell>
          <table:table-cell office:value-type="float" office:value="-1253465211" calcext:value-type="float">
            <text:p>-1253465211</text:p>
          </table:table-cell>
          <table:table-cell office:value-type="float" office:value="12034.09" calcext:value-type="float">
            <text:p>12034.09</text:p>
          </table:table-cell>
          <table:table-cell office:value-type="float" office:value="3758.6" calcext:value-type="float">
            <text:p>3758.6</text:p>
          </table:table-cell>
          <table:table-cell office:value-type="float" office:value="22.869" calcext:value-type="float">
            <text:p>22.869</text:p>
          </table:table-cell>
          <table:table-cell/>
          <table:table-cell table:formula="of:=[.D250]-177.9" office:value-type="float" office:value="11856.19" calcext:value-type="float">
            <text:p>11856.19</text:p>
          </table:table-cell>
          <table:table-cell table:formula="of:=[.B250]*(180/2^31)" office:value-type="float" office:value="38.8670972362161" calcext:value-type="float">
            <text:p>38.8670972362</text:p>
          </table:table-cell>
          <table:table-cell table:formula="of:=[.C250]*(180/2^31)" office:value-type="float" office:value="-105.064240274951" calcext:value-type="float">
            <text:p>-105.064240275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table:formula="of:=SECOND([.A250])" office:value-type="float" office:value="52" calcext:value-type="float">
            <text:p>52</text:p>
          </table:table-cell>
          <table:table-cell table:style-name="ce9" table:formula="of:=MINUTE([.A250])" office:value-type="float" office:value="23" calcext:value-type="float">
            <text:p>23</text:p>
          </table:table-cell>
          <table:table-cell table:style-name="ce10" table:formula="of:=[.O250]*60+[.N250]" office:value-type="float" office:value="1432" calcext:value-type="float">
            <text:p>1432</text:p>
          </table:table-cell>
          <table:table-cell table:formula="of:=[.P250]-1028" office:value-type="float" office:value="404" calcext:value-type="float">
            <text:p>40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52.999999914S" calcext:value-type="time">
            <text:p>17:23:53</text:p>
          </table:table-cell>
          <table:table-cell office:value-type="float" office:value="463706531" calcext:value-type="float">
            <text:p>463706531</text:p>
          </table:table-cell>
          <table:table-cell office:value-type="float" office:value="-1253473501" calcext:value-type="float">
            <text:p>-1253473501</text:p>
          </table:table-cell>
          <table:table-cell office:value-type="float" office:value="12104.14" calcext:value-type="float">
            <text:p>12104.14</text:p>
          </table:table-cell>
          <table:table-cell office:value-type="float" office:value="3760.6" calcext:value-type="float">
            <text:p>3760.6</text:p>
          </table:table-cell>
          <table:table-cell office:value-type="float" office:value="25.215" calcext:value-type="float">
            <text:p>25.215</text:p>
          </table:table-cell>
          <table:table-cell/>
          <table:table-cell table:formula="of:=[.D251]-177.9" office:value-type="float" office:value="11926.24" calcext:value-type="float">
            <text:p>11926.24</text:p>
          </table:table-cell>
          <table:table-cell table:formula="of:=[.B251]*(180/2^31)" office:value-type="float" office:value="38.8674324285239" calcext:value-type="float">
            <text:p>38.8674324285</text:p>
          </table:table-cell>
          <table:table-cell table:formula="of:=[.C251]*(180/2^31)" office:value-type="float" office:value="-105.064935134724" calcext:value-type="float">
            <text:p>-105.0649351347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table:formula="of:=SECOND([.A251])" office:value-type="float" office:value="53" calcext:value-type="float">
            <text:p>53</text:p>
          </table:table-cell>
          <table:table-cell table:style-name="ce9" table:formula="of:=MINUTE([.A251])" office:value-type="float" office:value="23" calcext:value-type="float">
            <text:p>23</text:p>
          </table:table-cell>
          <table:table-cell table:style-name="ce10" table:formula="of:=[.O251]*60+[.N251]" office:value-type="float" office:value="1433" calcext:value-type="float">
            <text:p>1433</text:p>
          </table:table-cell>
          <table:table-cell table:formula="of:=[.P251]-1028" office:value-type="float" office:value="405" calcext:value-type="float">
            <text:p>40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54.000000358S" calcext:value-type="time">
            <text:p>17:23:54</text:p>
          </table:table-cell>
          <table:table-cell office:value-type="float" office:value="463710145" calcext:value-type="float">
            <text:p>463710145</text:p>
          </table:table-cell>
          <table:table-cell office:value-type="float" office:value="-1253481690" calcext:value-type="float">
            <text:p>-1253481690</text:p>
          </table:table-cell>
          <table:table-cell office:value-type="float" office:value="12171.33" calcext:value-type="float">
            <text:p>12171.33</text:p>
          </table:table-cell>
          <table:table-cell office:value-type="float" office:value="3763.4" calcext:value-type="float">
            <text:p>3763.4</text:p>
          </table:table-cell>
          <table:table-cell office:value-type="float" office:value="28.224" calcext:value-type="float">
            <text:p>28.224</text:p>
          </table:table-cell>
          <table:table-cell/>
          <table:table-cell table:formula="of:=[.D252]-177.9" office:value-type="float" office:value="11993.43" calcext:value-type="float">
            <text:p>11993.43</text:p>
          </table:table-cell>
          <table:table-cell table:formula="of:=[.B252]*(180/2^31)" office:value-type="float" office:value="38.8677353505045" calcext:value-type="float">
            <text:p>38.8677353505</text:p>
          </table:table-cell>
          <table:table-cell table:formula="of:=[.C252]*(180/2^31)" office:value-type="float" office:value="-105.065621528775" calcext:value-type="float">
            <text:p>-105.0656215288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table:formula="of:=SECOND([.A252])" office:value-type="float" office:value="54" calcext:value-type="float">
            <text:p>54</text:p>
          </table:table-cell>
          <table:table-cell table:style-name="ce9" table:formula="of:=MINUTE([.A252])" office:value-type="float" office:value="23" calcext:value-type="float">
            <text:p>23</text:p>
          </table:table-cell>
          <table:table-cell table:style-name="ce10" table:formula="of:=[.O252]*60+[.N252]" office:value-type="float" office:value="1434" calcext:value-type="float">
            <text:p>1434</text:p>
          </table:table-cell>
          <table:table-cell table:formula="of:=[.P252]-1028" office:value-type="float" office:value="406" calcext:value-type="float">
            <text:p>40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57.00000043S" calcext:value-type="time">
            <text:p>17:23:57</text:p>
          </table:table-cell>
          <table:table-cell office:value-type="float" office:value="463711550" calcext:value-type="float">
            <text:p>463711550</text:p>
          </table:table-cell>
          <table:table-cell office:value-type="float" office:value="-1253492768" calcext:value-type="float">
            <text:p>-1253492768</text:p>
          </table:table-cell>
          <table:table-cell office:value-type="float" office:value="12252.54" calcext:value-type="float">
            <text:p>12252.54</text:p>
          </table:table-cell>
          <table:table-cell office:value-type="float" office:value="3769.6" calcext:value-type="float">
            <text:p>3769.6</text:p>
          </table:table-cell>
          <table:table-cell office:value-type="float" office:value="31.263" calcext:value-type="float">
            <text:p>31.263</text:p>
          </table:table-cell>
          <table:table-cell/>
          <table:table-cell table:formula="of:=[.D253]-177.9" office:value-type="float" office:value="12074.64" calcext:value-type="float">
            <text:p>12074.64</text:p>
          </table:table-cell>
          <table:table-cell table:formula="of:=[.B253]*(180/2^31)" office:value-type="float" office:value="38.8678531162441" calcext:value-type="float">
            <text:p>38.8678531162</text:p>
          </table:table-cell>
          <table:table-cell table:formula="of:=[.C253]*(180/2^31)" office:value-type="float" office:value="-105.066550076008" calcext:value-type="float">
            <text:p>-105.066550076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table:formula="of:=SECOND([.A253])" office:value-type="float" office:value="57" calcext:value-type="float">
            <text:p>57</text:p>
          </table:table-cell>
          <table:table-cell table:style-name="ce9" table:formula="of:=MINUTE([.A253])" office:value-type="float" office:value="23" calcext:value-type="float">
            <text:p>23</text:p>
          </table:table-cell>
          <table:table-cell table:style-name="ce10" table:formula="of:=[.O253]*60+[.N253]" office:value-type="float" office:value="1437" calcext:value-type="float">
            <text:p>1437</text:p>
          </table:table-cell>
          <table:table-cell table:formula="of:=[.P253]-1028" office:value-type="float" office:value="409" calcext:value-type="float">
            <text:p>40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3M59.00000006S" calcext:value-type="time">
            <text:p>17:23:59</text:p>
          </table:table-cell>
          <table:table-cell office:value-type="float" office:value="463710654" calcext:value-type="float">
            <text:p>463710654</text:p>
          </table:table-cell>
          <table:table-cell office:value-type="float" office:value="-1253495270" calcext:value-type="float">
            <text:p>-1253495270</text:p>
          </table:table-cell>
          <table:table-cell office:value-type="float" office:value="12269.33" calcext:value-type="float">
            <text:p>12269.33</text:p>
          </table:table-cell>
          <table:table-cell office:value-type="float" office:value="3773.6" calcext:value-type="float">
            <text:p>3773.6</text:p>
          </table:table-cell>
          <table:table-cell office:value-type="float" office:value="31.871" calcext:value-type="float">
            <text:p>31.871</text:p>
          </table:table-cell>
          <table:table-cell/>
          <table:table-cell table:formula="of:=[.D254]-177.9" office:value-type="float" office:value="12091.43" calcext:value-type="float">
            <text:p>12091.43</text:p>
          </table:table-cell>
          <table:table-cell table:formula="of:=[.B254]*(180/2^31)" office:value-type="float" office:value="38.8677780143917" calcext:value-type="float">
            <text:p>38.8677780144</text:p>
          </table:table-cell>
          <table:table-cell table:formula="of:=[.C254]*(180/2^31)" office:value-type="float" office:value="-105.066759791225" calcext:value-type="float">
            <text:p>-105.0667597912</text:p>
          </table:table-cell>
          <table:table-cell/>
          <table:table-cell office:value-type="float" office:value="254" calcext:value-type="float">
            <text:p>254</text:p>
          </table:table-cell>
          <table:table-cell/>
          <table:table-cell table:formula="of:=SECOND([.A254])" office:value-type="float" office:value="59" calcext:value-type="float">
            <text:p>59</text:p>
          </table:table-cell>
          <table:table-cell table:style-name="ce9" table:formula="of:=MINUTE([.A254])" office:value-type="float" office:value="23" calcext:value-type="float">
            <text:p>23</text:p>
          </table:table-cell>
          <table:table-cell table:style-name="ce10" table:formula="of:=[.O254]*60+[.N254]" office:value-type="float" office:value="1439" calcext:value-type="float">
            <text:p>1439</text:p>
          </table:table-cell>
          <table:table-cell table:formula="of:=[.P254]-1028" office:value-type="float" office:value="411" calcext:value-type="float">
            <text:p>41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01.000000946S" calcext:value-type="time">
            <text:p>17:24:01</text:p>
          </table:table-cell>
          <table:table-cell office:value-type="float" office:value="463708779" calcext:value-type="float">
            <text:p>463708779</text:p>
          </table:table-cell>
          <table:table-cell office:value-type="float" office:value="-1253493734" calcext:value-type="float">
            <text:p>-1253493734</text:p>
          </table:table-cell>
          <table:table-cell office:value-type="float" office:value="12269.33" calcext:value-type="float">
            <text:p>12269.33</text:p>
          </table:table-cell>
          <table:table-cell office:value-type="float" office:value="3778.2" calcext:value-type="float">
            <text:p>3778.2</text:p>
          </table:table-cell>
          <table:table-cell office:value-type="float" office:value="31.905" calcext:value-type="float">
            <text:p>31.905</text:p>
          </table:table-cell>
          <table:table-cell/>
          <table:table-cell table:formula="of:=[.D255]-177.9" office:value-type="float" office:value="12091.43" calcext:value-type="float">
            <text:p>12091.43</text:p>
          </table:table-cell>
          <table:table-cell table:formula="of:=[.B255]*(180/2^31)" office:value-type="float" office:value="38.8676208537072" calcext:value-type="float">
            <text:p>38.8676208537</text:p>
          </table:table-cell>
          <table:table-cell table:formula="of:=[.C255]*(180/2^31)" office:value-type="float" office:value="-105.066631045192" calcext:value-type="float">
            <text:p>-105.0666310452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table:formula="of:=SECOND([.A255])" office:value-type="float" office:value="1" calcext:value-type="float">
            <text:p>1</text:p>
          </table:table-cell>
          <table:table-cell table:style-name="ce9" table:formula="of:=MINUTE([.A255])" office:value-type="float" office:value="24" calcext:value-type="float">
            <text:p>24</text:p>
          </table:table-cell>
          <table:table-cell table:style-name="ce10" table:formula="of:=[.O255]*60+[.N255]" office:value-type="float" office:value="1441" calcext:value-type="float">
            <text:p>1441</text:p>
          </table:table-cell>
          <table:table-cell table:formula="of:=[.P255]-1028" office:value-type="float" office:value="413" calcext:value-type="float">
            <text:p>41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03.000000576S" calcext:value-type="time">
            <text:p>17:24:03</text:p>
          </table:table-cell>
          <table:table-cell office:value-type="float" office:value="463706102" calcext:value-type="float">
            <text:p>463706102</text:p>
          </table:table-cell>
          <table:table-cell office:value-type="float" office:value="-1253487593" calcext:value-type="float">
            <text:p>-1253487593</text:p>
          </table:table-cell>
          <table:table-cell office:value-type="float" office:value="12293.83" calcext:value-type="float">
            <text:p>12293.83</text:p>
          </table:table-cell>
          <table:table-cell office:value-type="float" office:value="3783" calcext:value-type="float">
            <text:p>3783</text:p>
          </table:table-cell>
          <table:table-cell office:value-type="float" office:value="29.762" calcext:value-type="float">
            <text:p>29.762</text:p>
          </table:table-cell>
          <table:table-cell/>
          <table:table-cell table:formula="of:=[.D256]-177.9" office:value-type="float" office:value="12115.93" calcext:value-type="float">
            <text:p>12115.93</text:p>
          </table:table-cell>
          <table:table-cell table:formula="of:=[.B256]*(180/2^31)" office:value-type="float" office:value="38.8673964701593" calcext:value-type="float">
            <text:p>38.8673964702</text:p>
          </table:table-cell>
          <table:table-cell table:formula="of:=[.C256]*(180/2^31)" office:value-type="float" office:value="-105.066116312519" calcext:value-type="float">
            <text:p>-105.0661163125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table:formula="of:=SECOND([.A256])" office:value-type="float" office:value="3" calcext:value-type="float">
            <text:p>3</text:p>
          </table:table-cell>
          <table:table-cell table:style-name="ce9" table:formula="of:=MINUTE([.A256])" office:value-type="float" office:value="24" calcext:value-type="float">
            <text:p>24</text:p>
          </table:table-cell>
          <table:table-cell table:style-name="ce10" table:formula="of:=[.O256]*60+[.N256]" office:value-type="float" office:value="1443" calcext:value-type="float">
            <text:p>1443</text:p>
          </table:table-cell>
          <table:table-cell table:formula="of:=[.P256]-1028" office:value-type="float" office:value="415" calcext:value-type="float">
            <text:p>41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05.000000205S" calcext:value-type="time">
            <text:p>17:24:05</text:p>
          </table:table-cell>
          <table:table-cell office:value-type="float" office:value="463700859" calcext:value-type="float">
            <text:p>463700859</text:p>
          </table:table-cell>
          <table:table-cell office:value-type="float" office:value="-1253474643" calcext:value-type="float">
            <text:p>-1253474643</text:p>
          </table:table-cell>
          <table:table-cell office:value-type="float" office:value="12395.66" calcext:value-type="float">
            <text:p>12395.66</text:p>
          </table:table-cell>
          <table:table-cell office:value-type="float" office:value="3786.8" calcext:value-type="float">
            <text:p>3786.8</text:p>
          </table:table-cell>
          <table:table-cell office:value-type="float" office:value="27.732" calcext:value-type="float">
            <text:p>27.732</text:p>
          </table:table-cell>
          <table:table-cell/>
          <table:table-cell table:formula="of:=[.D257]-177.9" office:value-type="float" office:value="12217.76" calcext:value-type="float">
            <text:p>12217.76</text:p>
          </table:table-cell>
          <table:table-cell table:formula="of:=[.B257]*(180/2^31)" office:value-type="float" office:value="38.866957006976" calcext:value-type="float">
            <text:p>38.866957007</text:p>
          </table:table-cell>
          <table:table-cell table:formula="of:=[.C257]*(180/2^31)" office:value-type="float" office:value="-105.065030856058" calcext:value-type="float">
            <text:p>-105.0650308561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table:formula="of:=SECOND([.A257])" office:value-type="float" office:value="5" calcext:value-type="float">
            <text:p>5</text:p>
          </table:table-cell>
          <table:table-cell table:style-name="ce9" table:formula="of:=MINUTE([.A257])" office:value-type="float" office:value="24" calcext:value-type="float">
            <text:p>24</text:p>
          </table:table-cell>
          <table:table-cell table:style-name="ce10" table:formula="of:=[.O257]*60+[.N257]" office:value-type="float" office:value="1445" calcext:value-type="float">
            <text:p>1445</text:p>
          </table:table-cell>
          <table:table-cell table:formula="of:=[.P257]-1028" office:value-type="float" office:value="417" calcext:value-type="float">
            <text:p>41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07.000000253S" calcext:value-type="time">
            <text:p>17:24:07</text:p>
          </table:table-cell>
          <table:table-cell office:value-type="float" office:value="463694953" calcext:value-type="float">
            <text:p>463694953</text:p>
          </table:table-cell>
          <table:table-cell office:value-type="float" office:value="-1253466362" calcext:value-type="float">
            <text:p>-1253466362</text:p>
          </table:table-cell>
          <table:table-cell office:value-type="float" office:value="12476.85" calcext:value-type="float">
            <text:p>12476.85</text:p>
          </table:table-cell>
          <table:table-cell office:value-type="float" office:value="3792.6" calcext:value-type="float">
            <text:p>3792.6</text:p>
          </table:table-cell>
          <table:table-cell office:value-type="float" office:value="25.896" calcext:value-type="float">
            <text:p>25.896</text:p>
          </table:table-cell>
          <table:table-cell/>
          <table:table-cell table:formula="of:=[.D258]-177.9" office:value-type="float" office:value="12298.95" calcext:value-type="float">
            <text:p>12298.95</text:p>
          </table:table-cell>
          <table:table-cell table:formula="of:=[.B258]*(180/2^31)" office:value-type="float" office:value="38.8664619717747" calcext:value-type="float">
            <text:p>38.8664619718</text:p>
          </table:table-cell>
          <table:table-cell table:formula="of:=[.C258]*(180/2^31)" office:value-type="float" office:value="-105.064336750656" calcext:value-type="float">
            <text:p>-105.0643367507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table:formula="of:=SECOND([.A258])" office:value-type="float" office:value="7" calcext:value-type="float">
            <text:p>7</text:p>
          </table:table-cell>
          <table:table-cell table:style-name="ce9" table:formula="of:=MINUTE([.A258])" office:value-type="float" office:value="24" calcext:value-type="float">
            <text:p>24</text:p>
          </table:table-cell>
          <table:table-cell table:style-name="ce10" table:formula="of:=[.O258]*60+[.N258]" office:value-type="float" office:value="1447" calcext:value-type="float">
            <text:p>1447</text:p>
          </table:table-cell>
          <table:table-cell table:formula="of:=[.P258]-1028" office:value-type="float" office:value="419" calcext:value-type="float">
            <text:p>41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10.000000326S" calcext:value-type="time">
            <text:p>17:24:10</text:p>
          </table:table-cell>
          <table:table-cell office:value-type="float" office:value="463689794" calcext:value-type="float">
            <text:p>463689794</text:p>
          </table:table-cell>
          <table:table-cell office:value-type="float" office:value="-1253463151" calcext:value-type="float">
            <text:p>-1253463151</text:p>
          </table:table-cell>
          <table:table-cell office:value-type="float" office:value="12530.4" calcext:value-type="float">
            <text:p>12530.4</text:p>
          </table:table-cell>
          <table:table-cell office:value-type="float" office:value="3800" calcext:value-type="float">
            <text:p>3800</text:p>
          </table:table-cell>
          <table:table-cell office:value-type="float" office:value="25.483" calcext:value-type="float">
            <text:p>25.483</text:p>
          </table:table-cell>
          <table:table-cell/>
          <table:table-cell table:formula="of:=[.D259]-177.9" office:value-type="float" office:value="12352.5" calcext:value-type="float">
            <text:p>12352.5</text:p>
          </table:table-cell>
          <table:table-cell table:formula="of:=[.B259]*(180/2^31)" office:value-type="float" office:value="38.8660295493901" calcext:value-type="float">
            <text:p>38.8660295494</text:p>
          </table:table-cell>
          <table:table-cell table:formula="of:=[.C259]*(180/2^31)" office:value-type="float" office:value="-105.064067607746" calcext:value-type="float">
            <text:p>-105.0640676077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formula="of:=SECOND([.A259])" office:value-type="float" office:value="10" calcext:value-type="float">
            <text:p>10</text:p>
          </table:table-cell>
          <table:table-cell table:style-name="ce9" table:formula="of:=MINUTE([.A259])" office:value-type="float" office:value="24" calcext:value-type="float">
            <text:p>24</text:p>
          </table:table-cell>
          <table:table-cell table:style-name="ce10" table:formula="of:=[.O259]*60+[.N259]" office:value-type="float" office:value="1450" calcext:value-type="float">
            <text:p>1450</text:p>
          </table:table-cell>
          <table:table-cell table:formula="of:=[.P259]-1028" office:value-type="float" office:value="422" calcext:value-type="float">
            <text:p>42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12.000000793S" calcext:value-type="time">
            <text:p>17:24:12</text:p>
          </table:table-cell>
          <table:table-cell office:value-type="float" office:value="463689635" calcext:value-type="float">
            <text:p>463689635</text:p>
          </table:table-cell>
          <table:table-cell office:value-type="float" office:value="-1253464110" calcext:value-type="float">
            <text:p>-1253464110</text:p>
          </table:table-cell>
          <table:table-cell office:value-type="float" office:value="12535.92" calcext:value-type="float">
            <text:p>12535.92</text:p>
          </table:table-cell>
          <table:table-cell office:value-type="float" office:value="3805" calcext:value-type="float">
            <text:p>3805</text:p>
          </table:table-cell>
          <table:table-cell office:value-type="float" office:value="25.358" calcext:value-type="float">
            <text:p>25.358</text:p>
          </table:table-cell>
          <table:table-cell/>
          <table:table-cell table:formula="of:=[.D260]-177.9" office:value-type="float" office:value="12358.02" calcext:value-type="float">
            <text:p>12358.02</text:p>
          </table:table-cell>
          <table:table-cell table:formula="of:=[.B260]*(180/2^31)" office:value-type="float" office:value="38.866016222164" calcext:value-type="float">
            <text:p>38.8660162222</text:p>
          </table:table-cell>
          <table:table-cell table:formula="of:=[.C260]*(180/2^31)" office:value-type="float" office:value="-105.064147990197" calcext:value-type="float">
            <text:p>-105.0641479902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table:formula="of:=SECOND([.A260])" office:value-type="float" office:value="12" calcext:value-type="float">
            <text:p>12</text:p>
          </table:table-cell>
          <table:table-cell table:style-name="ce9" table:formula="of:=MINUTE([.A260])" office:value-type="float" office:value="24" calcext:value-type="float">
            <text:p>24</text:p>
          </table:table-cell>
          <table:table-cell table:style-name="ce10" table:formula="of:=[.O260]*60+[.N260]" office:value-type="float" office:value="1452" calcext:value-type="float">
            <text:p>1452</text:p>
          </table:table-cell>
          <table:table-cell table:formula="of:=[.P260]-1028" office:value-type="float" office:value="424" calcext:value-type="float">
            <text:p>42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14.000000842S" calcext:value-type="time">
            <text:p>17:24:14</text:p>
          </table:table-cell>
          <table:table-cell office:value-type="float" office:value="463693858" calcext:value-type="float">
            <text:p>463693858</text:p>
          </table:table-cell>
          <table:table-cell office:value-type="float" office:value="-1253469592" calcext:value-type="float">
            <text:p>-1253469592</text:p>
          </table:table-cell>
          <table:table-cell office:value-type="float" office:value="12568.49" calcext:value-type="float">
            <text:p>12568.49</text:p>
          </table:table-cell>
          <table:table-cell office:value-type="float" office:value="3809.6" calcext:value-type="float">
            <text:p>3809.6</text:p>
          </table:table-cell>
          <table:table-cell office:value-type="float" office:value="26.859" calcext:value-type="float">
            <text:p>26.859</text:p>
          </table:table-cell>
          <table:table-cell/>
          <table:table-cell table:formula="of:=[.D261]-177.9" office:value-type="float" office:value="12390.59" calcext:value-type="float">
            <text:p>12390.59</text:p>
          </table:table-cell>
          <table:table-cell table:formula="of:=[.B261]*(180/2^31)" office:value-type="float" office:value="38.866370189935" calcext:value-type="float">
            <text:p>38.8663701899</text:p>
          </table:table-cell>
          <table:table-cell table:formula="of:=[.C261]*(180/2^31)" office:value-type="float" office:value="-105.064607486129" calcext:value-type="float">
            <text:p>-105.0646074861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table:formula="of:=SECOND([.A261])" office:value-type="float" office:value="14" calcext:value-type="float">
            <text:p>14</text:p>
          </table:table-cell>
          <table:table-cell table:style-name="ce9" table:formula="of:=MINUTE([.A261])" office:value-type="float" office:value="24" calcext:value-type="float">
            <text:p>24</text:p>
          </table:table-cell>
          <table:table-cell table:style-name="ce10" table:formula="of:=[.O261]*60+[.N261]" office:value-type="float" office:value="1454" calcext:value-type="float">
            <text:p>1454</text:p>
          </table:table-cell>
          <table:table-cell table:formula="of:=[.P261]-1028" office:value-type="float" office:value="426" calcext:value-type="float">
            <text:p>42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16.000000471S" calcext:value-type="time">
            <text:p>17:24:16</text:p>
          </table:table-cell>
          <table:table-cell office:value-type="float" office:value="463700004" calcext:value-type="float">
            <text:p>463700004</text:p>
          </table:table-cell>
          <table:table-cell office:value-type="float" office:value="-1253480998" calcext:value-type="float">
            <text:p>-1253480998</text:p>
          </table:table-cell>
          <table:table-cell office:value-type="float" office:value="12669.17" calcext:value-type="float">
            <text:p>12669.17</text:p>
          </table:table-cell>
          <table:table-cell office:value-type="float" office:value="3813" calcext:value-type="float">
            <text:p>3813</text:p>
          </table:table-cell>
          <table:table-cell office:value-type="float" office:value="29.468" calcext:value-type="float">
            <text:p>29.468</text:p>
          </table:table-cell>
          <table:table-cell/>
          <table:table-cell table:formula="of:=[.D262]-177.9" office:value-type="float" office:value="12491.27" calcext:value-type="float">
            <text:p>12491.27</text:p>
          </table:table-cell>
          <table:table-cell table:formula="of:=[.B262]*(180/2^31)" office:value-type="float" office:value="38.8668853417039" calcext:value-type="float">
            <text:p>38.8668853417</text:p>
          </table:table-cell>
          <table:table-cell table:formula="of:=[.C262]*(180/2^31)" office:value-type="float" office:value="-105.065563526005" calcext:value-type="float">
            <text:p>-105.065563526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table:formula="of:=SECOND([.A262])" office:value-type="float" office:value="16" calcext:value-type="float">
            <text:p>16</text:p>
          </table:table-cell>
          <table:table-cell table:style-name="ce9" table:formula="of:=MINUTE([.A262])" office:value-type="float" office:value="24" calcext:value-type="float">
            <text:p>24</text:p>
          </table:table-cell>
          <table:table-cell table:style-name="ce10" table:formula="of:=[.O262]*60+[.N262]" office:value-type="float" office:value="1456" calcext:value-type="float">
            <text:p>1456</text:p>
          </table:table-cell>
          <table:table-cell table:formula="of:=[.P262]-1028" office:value-type="float" office:value="428" calcext:value-type="float">
            <text:p>42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18.000000101S" calcext:value-type="time">
            <text:p>17:24:18</text:p>
          </table:table-cell>
          <table:table-cell office:value-type="float" office:value="463699906" calcext:value-type="float">
            <text:p>463699906</text:p>
          </table:table-cell>
          <table:table-cell office:value-type="float" office:value="-1253488464" calcext:value-type="float">
            <text:p>-1253488464</text:p>
          </table:table-cell>
          <table:table-cell office:value-type="float" office:value="12719.41" calcext:value-type="float">
            <text:p>12719.41</text:p>
          </table:table-cell>
          <table:table-cell office:value-type="float" office:value="3816.6" calcext:value-type="float">
            <text:p>3816.6</text:p>
          </table:table-cell>
          <table:table-cell office:value-type="float" office:value="24.732" calcext:value-type="float">
            <text:p>24.732</text:p>
          </table:table-cell>
          <table:table-cell/>
          <table:table-cell table:formula="of:=[.D263]-177.9" office:value-type="float" office:value="12541.51" calcext:value-type="float">
            <text:p>12541.51</text:p>
          </table:table-cell>
          <table:table-cell table:formula="of:=[.B263]*(180/2^31)" office:value-type="float" office:value="38.8668771274388" calcext:value-type="float">
            <text:p>38.8668771274</text:p>
          </table:table-cell>
          <table:table-cell table:formula="of:=[.C263]*(180/2^31)" office:value-type="float" office:value="-105.066189318895" calcext:value-type="float">
            <text:p>-105.0661893189</text:p>
          </table:table-cell>
          <table:table-cell/>
          <table:table-cell office:value-type="float" office:value="263" calcext:value-type="float">
            <text:p>263</text:p>
          </table:table-cell>
          <table:table-cell/>
          <table:table-cell table:formula="of:=SECOND([.A263])" office:value-type="float" office:value="18" calcext:value-type="float">
            <text:p>18</text:p>
          </table:table-cell>
          <table:table-cell table:style-name="ce9" table:formula="of:=MINUTE([.A263])" office:value-type="float" office:value="24" calcext:value-type="float">
            <text:p>24</text:p>
          </table:table-cell>
          <table:table-cell table:style-name="ce10" table:formula="of:=[.O263]*60+[.N263]" office:value-type="float" office:value="1458" calcext:value-type="float">
            <text:p>1458</text:p>
          </table:table-cell>
          <table:table-cell table:formula="of:=[.P263]-1028" office:value-type="float" office:value="430" calcext:value-type="float">
            <text:p>43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20.000000987S" calcext:value-type="time">
            <text:p>17:24:20</text:p>
          </table:table-cell>
          <table:table-cell office:value-type="float" office:value="463696946" calcext:value-type="float">
            <text:p>463696946</text:p>
          </table:table-cell>
          <table:table-cell office:value-type="float" office:value="-1253493830" calcext:value-type="float">
            <text:p>-1253493830</text:p>
          </table:table-cell>
          <table:table-cell office:value-type="float" office:value="12757.77" calcext:value-type="float">
            <text:p>12757.77</text:p>
          </table:table-cell>
          <table:table-cell office:value-type="float" office:value="3821.2" calcext:value-type="float">
            <text:p>3821.2</text:p>
          </table:table-cell>
          <table:table-cell office:value-type="float" office:value="23.841" calcext:value-type="float">
            <text:p>23.841</text:p>
          </table:table-cell>
          <table:table-cell/>
          <table:table-cell table:formula="of:=[.D264]-177.9" office:value-type="float" office:value="12579.87" calcext:value-type="float">
            <text:p>12579.87</text:p>
          </table:table-cell>
          <table:table-cell table:formula="of:=[.B264]*(180/2^31)" office:value-type="float" office:value="38.8666290231049" calcext:value-type="float">
            <text:p>38.8666290231</text:p>
          </table:table-cell>
          <table:table-cell table:formula="of:=[.C264]*(180/2^31)" office:value-type="float" office:value="-105.06663909182" calcext:value-type="float">
            <text:p>-105.0666390918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table:formula="of:=SECOND([.A264])" office:value-type="float" office:value="20" calcext:value-type="float">
            <text:p>20</text:p>
          </table:table-cell>
          <table:table-cell table:style-name="ce9" table:formula="of:=MINUTE([.A264])" office:value-type="float" office:value="24" calcext:value-type="float">
            <text:p>24</text:p>
          </table:table-cell>
          <table:table-cell table:style-name="ce10" table:formula="of:=[.O264]*60+[.N264]" office:value-type="float" office:value="1460" calcext:value-type="float">
            <text:p>1460</text:p>
          </table:table-cell>
          <table:table-cell table:formula="of:=[.P264]-1028" office:value-type="float" office:value="432" calcext:value-type="float">
            <text:p>43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22.000000617S" calcext:value-type="time">
            <text:p>17:24:22</text:p>
          </table:table-cell>
          <table:table-cell office:value-type="float" office:value="463691828" calcext:value-type="float">
            <text:p>463691828</text:p>
          </table:table-cell>
          <table:table-cell office:value-type="float" office:value="-1253500628" calcext:value-type="float">
            <text:p>-1253500628</text:p>
          </table:table-cell>
          <table:table-cell office:value-type="float" office:value="12821.48" calcext:value-type="float">
            <text:p>12821.48</text:p>
          </table:table-cell>
          <table:table-cell office:value-type="float" office:value="3825.2" calcext:value-type="float">
            <text:p>3825.2</text:p>
          </table:table-cell>
          <table:table-cell office:value-type="float" office:value="26.512" calcext:value-type="float">
            <text:p>26.512</text:p>
          </table:table-cell>
          <table:table-cell/>
          <table:table-cell table:formula="of:=[.D265]-177.9" office:value-type="float" office:value="12643.58" calcext:value-type="float">
            <text:p>12643.58</text:p>
          </table:table-cell>
          <table:table-cell table:formula="of:=[.B265]*(180/2^31)" office:value-type="float" office:value="38.8662000373006" calcext:value-type="float">
            <text:p>38.8662000373</text:p>
          </table:table-cell>
          <table:table-cell table:formula="of:=[.C265]*(180/2^31)" office:value-type="float" office:value="-105.067208893597" calcext:value-type="float">
            <text:p>-105.0672088936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table:formula="of:=SECOND([.A265])" office:value-type="float" office:value="22" calcext:value-type="float">
            <text:p>22</text:p>
          </table:table-cell>
          <table:table-cell table:style-name="ce9" table:formula="of:=MINUTE([.A265])" office:value-type="float" office:value="24" calcext:value-type="float">
            <text:p>24</text:p>
          </table:table-cell>
          <table:table-cell table:style-name="ce10" table:formula="of:=[.O265]*60+[.N265]" office:value-type="float" office:value="1462" calcext:value-type="float">
            <text:p>1462</text:p>
          </table:table-cell>
          <table:table-cell table:formula="of:=[.P265]-1028" office:value-type="float" office:value="434" calcext:value-type="float">
            <text:p>43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23.000000222S" calcext:value-type="time">
            <text:p>17:24:23</text:p>
          </table:table-cell>
          <table:table-cell office:value-type="float" office:value="463688609" calcext:value-type="float">
            <text:p>463688609</text:p>
          </table:table-cell>
          <table:table-cell office:value-type="float" office:value="-1253505284" calcext:value-type="float">
            <text:p>-1253505284</text:p>
          </table:table-cell>
          <table:table-cell office:value-type="float" office:value="12865.04" calcext:value-type="float">
            <text:p>12865.04</text:p>
          </table:table-cell>
          <table:table-cell office:value-type="float" office:value="3827.2" calcext:value-type="float">
            <text:p>3827.2</text:p>
          </table:table-cell>
          <table:table-cell office:value-type="float" office:value="29.485" calcext:value-type="float">
            <text:p>29.485</text:p>
          </table:table-cell>
          <table:table-cell/>
          <table:table-cell table:formula="of:=[.D266]-177.9" office:value-type="float" office:value="12687.14" calcext:value-type="float">
            <text:p>12687.14</text:p>
          </table:table-cell>
          <table:table-cell table:formula="of:=[.B266]*(180/2^31)" office:value-type="float" office:value="38.8659302238375" calcext:value-type="float">
            <text:p>38.8659302238</text:p>
          </table:table-cell>
          <table:table-cell table:formula="of:=[.C266]*(180/2^31)" office:value-type="float" office:value="-105.067599155009" calcext:value-type="float">
            <text:p>-105.067599155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table:formula="of:=SECOND([.A266])" office:value-type="float" office:value="23" calcext:value-type="float">
            <text:p>23</text:p>
          </table:table-cell>
          <table:table-cell table:style-name="ce9" table:formula="of:=MINUTE([.A266])" office:value-type="float" office:value="24" calcext:value-type="float">
            <text:p>24</text:p>
          </table:table-cell>
          <table:table-cell table:style-name="ce10" table:formula="of:=[.O266]*60+[.N266]" office:value-type="float" office:value="1463" calcext:value-type="float">
            <text:p>1463</text:p>
          </table:table-cell>
          <table:table-cell table:formula="of:=[.P266]-1028" office:value-type="float" office:value="435" calcext:value-type="float">
            <text:p>43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24.000000246S" calcext:value-type="time">
            <text:p>17:24:24</text:p>
          </table:table-cell>
          <table:table-cell office:value-type="float" office:value="463686984" calcext:value-type="float">
            <text:p>463686984</text:p>
          </table:table-cell>
          <table:table-cell office:value-type="float" office:value="-1253510111" calcext:value-type="float">
            <text:p>-1253510111</text:p>
          </table:table-cell>
          <table:table-cell office:value-type="float" office:value="12903.27" calcext:value-type="float">
            <text:p>12903.27</text:p>
          </table:table-cell>
          <table:table-cell office:value-type="float" office:value="3829.2" calcext:value-type="float">
            <text:p>3829.2</text:p>
          </table:table-cell>
          <table:table-cell office:value-type="float" office:value="32.13" calcext:value-type="float">
            <text:p>32.13</text:p>
          </table:table-cell>
          <table:table-cell/>
          <table:table-cell table:formula="of:=[.D267]-177.9" office:value-type="float" office:value="12725.37" calcext:value-type="float">
            <text:p>12725.37</text:p>
          </table:table-cell>
          <table:table-cell table:formula="of:=[.B267]*(180/2^31)" office:value-type="float" office:value="38.865794017911" calcext:value-type="float">
            <text:p>38.8657940179</text:p>
          </table:table-cell>
          <table:table-cell table:formula="of:=[.C267]*(180/2^31)" office:value-type="float" office:value="-105.068003749475" calcext:value-type="float">
            <text:p>-105.0680037495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table:formula="of:=SECOND([.A267])" office:value-type="float" office:value="24" calcext:value-type="float">
            <text:p>24</text:p>
          </table:table-cell>
          <table:table-cell table:style-name="ce9" table:formula="of:=MINUTE([.A267])" office:value-type="float" office:value="24" calcext:value-type="float">
            <text:p>24</text:p>
          </table:table-cell>
          <table:table-cell table:style-name="ce10" table:formula="of:=[.O267]*60+[.N267]" office:value-type="float" office:value="1464" calcext:value-type="float">
            <text:p>1464</text:p>
          </table:table-cell>
          <table:table-cell table:formula="of:=[.P267]-1028" office:value-type="float" office:value="436" calcext:value-type="float">
            <text:p>43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26.000000294S" calcext:value-type="time">
            <text:p>17:24:26</text:p>
          </table:table-cell>
          <table:table-cell office:value-type="float" office:value="463684142" calcext:value-type="float">
            <text:p>463684142</text:p>
          </table:table-cell>
          <table:table-cell office:value-type="float" office:value="-1253518253" calcext:value-type="float">
            <text:p>-1253518253</text:p>
          </table:table-cell>
          <table:table-cell office:value-type="float" office:value="12968.18" calcext:value-type="float">
            <text:p>12968.18</text:p>
          </table:table-cell>
          <table:table-cell office:value-type="float" office:value="3833.2" calcext:value-type="float">
            <text:p>3833.2</text:p>
          </table:table-cell>
          <table:table-cell office:value-type="float" office:value="33.463" calcext:value-type="float">
            <text:p>33.463</text:p>
          </table:table-cell>
          <table:table-cell/>
          <table:table-cell table:formula="of:=[.D268]-177.9" office:value-type="float" office:value="12790.28" calcext:value-type="float">
            <text:p>12790.28</text:p>
          </table:table-cell>
          <table:table-cell table:formula="of:=[.B268]*(180/2^31)" office:value-type="float" office:value="38.8655558042228" calcext:value-type="float">
            <text:p>38.8655558042</text:p>
          </table:table-cell>
          <table:table-cell table:formula="of:=[.C268]*(180/2^31)" office:value-type="float" office:value="-105.068686204031" calcext:value-type="float">
            <text:p>-105.068686204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table:formula="of:=SECOND([.A268])" office:value-type="float" office:value="26" calcext:value-type="float">
            <text:p>26</text:p>
          </table:table-cell>
          <table:table-cell table:style-name="ce9" table:formula="of:=MINUTE([.A268])" office:value-type="float" office:value="24" calcext:value-type="float">
            <text:p>24</text:p>
          </table:table-cell>
          <table:table-cell table:style-name="ce10" table:formula="of:=[.O268]*60+[.N268]" office:value-type="float" office:value="1466" calcext:value-type="float">
            <text:p>1466</text:p>
          </table:table-cell>
          <table:table-cell table:formula="of:=[.P268]-1028" office:value-type="float" office:value="438" calcext:value-type="float">
            <text:p>43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27.000000738S" calcext:value-type="time">
            <text:p>17:24:27</text:p>
          </table:table-cell>
          <table:table-cell office:value-type="float" office:value="463682507" calcext:value-type="float">
            <text:p>463682507</text:p>
          </table:table-cell>
          <table:table-cell office:value-type="float" office:value="-1253522544" calcext:value-type="float">
            <text:p>-1253522544</text:p>
          </table:table-cell>
          <table:table-cell office:value-type="float" office:value="13002.9" calcext:value-type="float">
            <text:p>13002.9</text:p>
          </table:table-cell>
          <table:table-cell office:value-type="float" office:value="3835.8" calcext:value-type="float">
            <text:p>3835.8</text:p>
          </table:table-cell>
          <table:table-cell office:value-type="float" office:value="33.163" calcext:value-type="float">
            <text:p>33.163</text:p>
          </table:table-cell>
          <table:table-cell/>
          <table:table-cell table:formula="of:=[.D269]-177.9" office:value-type="float" office:value="12825" calcext:value-type="float">
            <text:p>12825</text:p>
          </table:table-cell>
          <table:table-cell table:formula="of:=[.B269]*(180/2^31)" office:value-type="float" office:value="38.865418760106" calcext:value-type="float">
            <text:p>38.8654187601</text:p>
          </table:table-cell>
          <table:table-cell table:formula="of:=[.C269]*(180/2^31)" office:value-type="float" office:value="-105.069045871496" calcext:value-type="float">
            <text:p>-105.0690458715</text:p>
          </table:table-cell>
          <table:table-cell/>
          <table:table-cell office:value-type="float" office:value="269" calcext:value-type="float">
            <text:p>269</text:p>
          </table:table-cell>
          <table:table-cell/>
          <table:table-cell table:formula="of:=SECOND([.A269])" office:value-type="float" office:value="27" calcext:value-type="float">
            <text:p>27</text:p>
          </table:table-cell>
          <table:table-cell table:style-name="ce9" table:formula="of:=MINUTE([.A269])" office:value-type="float" office:value="24" calcext:value-type="float">
            <text:p>24</text:p>
          </table:table-cell>
          <table:table-cell table:style-name="ce10" table:formula="of:=[.O269]*60+[.N269]" office:value-type="float" office:value="1467" calcext:value-type="float">
            <text:p>1467</text:p>
          </table:table-cell>
          <table:table-cell table:formula="of:=[.P269]-1028" office:value-type="float" office:value="439" calcext:value-type="float">
            <text:p>43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30.000000391S" calcext:value-type="time">
            <text:p>17:24:30</text:p>
          </table:table-cell>
          <table:table-cell office:value-type="float" office:value="463678982" calcext:value-type="float">
            <text:p>463678982</text:p>
          </table:table-cell>
          <table:table-cell office:value-type="float" office:value="-1253530051" calcext:value-type="float">
            <text:p>-1253530051</text:p>
          </table:table-cell>
          <table:table-cell office:value-type="float" office:value="13066.44" calcext:value-type="float">
            <text:p>13066.44</text:p>
          </table:table-cell>
          <table:table-cell office:value-type="float" office:value="3842.8" calcext:value-type="float">
            <text:p>3842.8</text:p>
          </table:table-cell>
          <table:table-cell office:value-type="float" office:value="29.812" calcext:value-type="float">
            <text:p>29.812</text:p>
          </table:table-cell>
          <table:table-cell/>
          <table:table-cell table:formula="of:=[.D270]-177.9" office:value-type="float" office:value="12888.54" calcext:value-type="float">
            <text:p>12888.54</text:p>
          </table:table-cell>
          <table:table-cell table:formula="of:=[.B270]*(180/2^31)" office:value-type="float" office:value="38.8651232980192" calcext:value-type="float">
            <text:p>38.865123298</text:p>
          </table:table-cell>
          <table:table-cell table:formula="of:=[.C270]*(180/2^31)" office:value-type="float" office:value="-105.069675100967" calcext:value-type="float">
            <text:p>-105.069675101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SECOND([.A270])" office:value-type="float" office:value="30" calcext:value-type="float">
            <text:p>30</text:p>
          </table:table-cell>
          <table:table-cell table:style-name="ce9" table:formula="of:=MINUTE([.A270])" office:value-type="float" office:value="24" calcext:value-type="float">
            <text:p>24</text:p>
          </table:table-cell>
          <table:table-cell table:style-name="ce10" table:formula="of:=[.O270]*60+[.N270]" office:value-type="float" office:value="1470" calcext:value-type="float">
            <text:p>1470</text:p>
          </table:table-cell>
          <table:table-cell table:formula="of:=[.P270]-1028" office:value-type="float" office:value="442" calcext:value-type="float">
            <text:p>44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30.999999996S" calcext:value-type="time">
            <text:p>17:24:31</text:p>
          </table:table-cell>
          <table:table-cell office:value-type="float" office:value="463677625" calcext:value-type="float">
            <text:p>463677625</text:p>
          </table:table-cell>
          <table:table-cell office:value-type="float" office:value="-1253530593" calcext:value-type="float">
            <text:p>-1253530593</text:p>
          </table:table-cell>
          <table:table-cell office:value-type="float" office:value="13076.51" calcext:value-type="float">
            <text:p>13076.51</text:p>
          </table:table-cell>
          <table:table-cell office:value-type="float" office:value="3845.8" calcext:value-type="float">
            <text:p>3845.8</text:p>
          </table:table-cell>
          <table:table-cell office:value-type="float" office:value="28.894" calcext:value-type="float">
            <text:p>28.894</text:p>
          </table:table-cell>
          <table:table-cell/>
          <table:table-cell table:formula="of:=[.D271]-177.9" office:value-type="float" office:value="12898.61" calcext:value-type="float">
            <text:p>12898.61</text:p>
          </table:table-cell>
          <table:table-cell table:formula="of:=[.B271]*(180/2^31)" office:value-type="float" office:value="38.8650095555931" calcext:value-type="float">
            <text:p>38.8650095556</text:p>
          </table:table-cell>
          <table:table-cell table:formula="of:=[.C271]*(180/2^31)" office:value-type="float" office:value="-105.069720530882" calcext:value-type="float">
            <text:p>-105.0697205309</text:p>
          </table:table-cell>
          <table:table-cell/>
          <table:table-cell office:value-type="float" office:value="271" calcext:value-type="float">
            <text:p>271</text:p>
          </table:table-cell>
          <table:table-cell/>
          <table:table-cell table:formula="of:=SECOND([.A271])" office:value-type="float" office:value="31" calcext:value-type="float">
            <text:p>31</text:p>
          </table:table-cell>
          <table:table-cell table:style-name="ce9" table:formula="of:=MINUTE([.A271])" office:value-type="float" office:value="24" calcext:value-type="float">
            <text:p>24</text:p>
          </table:table-cell>
          <table:table-cell table:style-name="ce10" table:formula="of:=[.O271]*60+[.N271]" office:value-type="float" office:value="1471" calcext:value-type="float">
            <text:p>1471</text:p>
          </table:table-cell>
          <table:table-cell table:formula="of:=[.P271]-1028" office:value-type="float" office:value="443" calcext:value-type="float">
            <text:p>44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32.00000044S" calcext:value-type="time">
            <text:p>17:24:32</text:p>
          </table:table-cell>
          <table:table-cell office:value-type="float" office:value="463676715" calcext:value-type="float">
            <text:p>463676715</text:p>
          </table:table-cell>
          <table:table-cell office:value-type="float" office:value="-1253529888" calcext:value-type="float">
            <text:p>-1253529888</text:p>
          </table:table-cell>
          <table:table-cell office:value-type="float" office:value="13077.28" calcext:value-type="float">
            <text:p>13077.28</text:p>
          </table:table-cell>
          <table:table-cell office:value-type="float" office:value="3848.8" calcext:value-type="float">
            <text:p>3848.8</text:p>
          </table:table-cell>
          <table:table-cell office:value-type="float" office:value="27.954" calcext:value-type="float">
            <text:p>27.954</text:p>
          </table:table-cell>
          <table:table-cell/>
          <table:table-cell table:formula="of:=[.D272]-177.9" office:value-type="float" office:value="12899.38" calcext:value-type="float">
            <text:p>12899.38</text:p>
          </table:table-cell>
          <table:table-cell table:formula="of:=[.B272]*(180/2^31)" office:value-type="float" office:value="38.8649332802743" calcext:value-type="float">
            <text:p>38.8649332803</text:p>
          </table:table-cell>
          <table:table-cell table:formula="of:=[.C272]*(180/2^31)" office:value-type="float" office:value="-105.069661438465" calcext:value-type="float">
            <text:p>-105.0696614385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table:formula="of:=SECOND([.A272])" office:value-type="float" office:value="32" calcext:value-type="float">
            <text:p>32</text:p>
          </table:table-cell>
          <table:table-cell table:style-name="ce9" table:formula="of:=MINUTE([.A272])" office:value-type="float" office:value="24" calcext:value-type="float">
            <text:p>24</text:p>
          </table:table-cell>
          <table:table-cell table:style-name="ce10" table:formula="of:=[.O272]*60+[.N272]" office:value-type="float" office:value="1472" calcext:value-type="float">
            <text:p>1472</text:p>
          </table:table-cell>
          <table:table-cell table:formula="of:=[.P272]-1028" office:value-type="float" office:value="444" calcext:value-type="float">
            <text:p>44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34.000000488S" calcext:value-type="time">
            <text:p>17:24:34</text:p>
          </table:table-cell>
          <table:table-cell office:value-type="float" office:value="463677201" calcext:value-type="float">
            <text:p>463677201</text:p>
          </table:table-cell>
          <table:table-cell office:value-type="float" office:value="-1253525361" calcext:value-type="float">
            <text:p>-1253525361</text:p>
          </table:table-cell>
          <table:table-cell office:value-type="float" office:value="13077.28" calcext:value-type="float">
            <text:p>13077.28</text:p>
          </table:table-cell>
          <table:table-cell office:value-type="float" office:value="3853.4" calcext:value-type="float">
            <text:p>3853.4</text:p>
          </table:table-cell>
          <table:table-cell office:value-type="float" office:value="24.803" calcext:value-type="float">
            <text:p>24.803</text:p>
          </table:table-cell>
          <table:table-cell/>
          <table:table-cell table:formula="of:=[.D273]-177.9" office:value-type="float" office:value="12899.38" calcext:value-type="float">
            <text:p>12899.38</text:p>
          </table:table-cell>
          <table:table-cell table:formula="of:=[.B273]*(180/2^31)" office:value-type="float" office:value="38.8649740163237" calcext:value-type="float">
            <text:p>38.8649740163</text:p>
          </table:table-cell>
          <table:table-cell table:formula="of:=[.C273]*(180/2^31)" office:value-type="float" office:value="-105.069281989709" calcext:value-type="float">
            <text:p>-105.0692819897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table:formula="of:=SECOND([.A273])" office:value-type="float" office:value="34" calcext:value-type="float">
            <text:p>34</text:p>
          </table:table-cell>
          <table:table-cell table:style-name="ce9" table:formula="of:=MINUTE([.A273])" office:value-type="float" office:value="24" calcext:value-type="float">
            <text:p>24</text:p>
          </table:table-cell>
          <table:table-cell table:style-name="ce10" table:formula="of:=[.O273]*60+[.N273]" office:value-type="float" office:value="1474" calcext:value-type="float">
            <text:p>1474</text:p>
          </table:table-cell>
          <table:table-cell table:formula="of:=[.P273]-1028" office:value-type="float" office:value="446" calcext:value-type="float">
            <text:p>44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36.000000536S" calcext:value-type="time">
            <text:p>17:24:36</text:p>
          </table:table-cell>
          <table:table-cell office:value-type="float" office:value="463679106" calcext:value-type="float">
            <text:p>463679106</text:p>
          </table:table-cell>
          <table:table-cell office:value-type="float" office:value="-1253517290" calcext:value-type="float">
            <text:p>-1253517290</text:p>
          </table:table-cell>
          <table:table-cell office:value-type="float" office:value="13126.99" calcext:value-type="float">
            <text:p>13126.99</text:p>
          </table:table-cell>
          <table:table-cell office:value-type="float" office:value="3858" calcext:value-type="float">
            <text:p>3858</text:p>
          </table:table-cell>
          <table:table-cell office:value-type="float" office:value="22.644" calcext:value-type="float">
            <text:p>22.644</text:p>
          </table:table-cell>
          <table:table-cell/>
          <table:table-cell table:formula="of:=[.D274]-177.9" office:value-type="float" office:value="12949.09" calcext:value-type="float">
            <text:p>12949.09</text:p>
          </table:table-cell>
          <table:table-cell table:formula="of:=[.B274]*(180/2^31)" office:value-type="float" office:value="38.8651336915791" calcext:value-type="float">
            <text:p>38.8651336916</text:p>
          </table:table-cell>
          <table:table-cell table:formula="of:=[.C274]*(180/2^31)" office:value-type="float" office:value="-105.068605486304" calcext:value-type="float">
            <text:p>-105.0686054863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table:formula="of:=SECOND([.A274])" office:value-type="float" office:value="36" calcext:value-type="float">
            <text:p>36</text:p>
          </table:table-cell>
          <table:table-cell table:style-name="ce9" table:formula="of:=MINUTE([.A274])" office:value-type="float" office:value="24" calcext:value-type="float">
            <text:p>24</text:p>
          </table:table-cell>
          <table:table-cell table:style-name="ce10" table:formula="of:=[.O274]*60+[.N274]" office:value-type="float" office:value="1476" calcext:value-type="float">
            <text:p>1476</text:p>
          </table:table-cell>
          <table:table-cell table:formula="of:=[.P274]-1028" office:value-type="float" office:value="448" calcext:value-type="float">
            <text:p>44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38.000000585S" calcext:value-type="time">
            <text:p>17:24:38</text:p>
          </table:table-cell>
          <table:table-cell office:value-type="float" office:value="463680441" calcext:value-type="float">
            <text:p>463680441</text:p>
          </table:table-cell>
          <table:table-cell office:value-type="float" office:value="-1253505850" calcext:value-type="float">
            <text:p>-1253505850</text:p>
          </table:table-cell>
          <table:table-cell office:value-type="float" office:value="13210.45" calcext:value-type="float">
            <text:p>13210.45</text:p>
          </table:table-cell>
          <table:table-cell office:value-type="float" office:value="3863.4" calcext:value-type="float">
            <text:p>3863.4</text:p>
          </table:table-cell>
          <table:table-cell office:value-type="float" office:value="24.051" calcext:value-type="float">
            <text:p>24.051</text:p>
          </table:table-cell>
          <table:table-cell/>
          <table:table-cell table:formula="of:=[.D275]-177.9" office:value-type="float" office:value="13032.55" calcext:value-type="float">
            <text:p>13032.55</text:p>
          </table:table-cell>
          <table:table-cell table:formula="of:=[.B275]*(180/2^31)" office:value-type="float" office:value="38.8652455899864" calcext:value-type="float">
            <text:p>38.86524559</text:p>
          </table:table-cell>
          <table:table-cell table:formula="of:=[.C275]*(180/2^31)" office:value-type="float" office:value="-105.067646596581" calcext:value-type="float">
            <text:p>-105.0676465966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table:formula="of:=SECOND([.A275])" office:value-type="float" office:value="38" calcext:value-type="float">
            <text:p>38</text:p>
          </table:table-cell>
          <table:table-cell table:style-name="ce9" table:formula="of:=MINUTE([.A275])" office:value-type="float" office:value="24" calcext:value-type="float">
            <text:p>24</text:p>
          </table:table-cell>
          <table:table-cell table:style-name="ce10" table:formula="of:=[.O275]*60+[.N275]" office:value-type="float" office:value="1478" calcext:value-type="float">
            <text:p>1478</text:p>
          </table:table-cell>
          <table:table-cell table:formula="of:=[.P275]-1028" office:value-type="float" office:value="450" calcext:value-type="float">
            <text:p>45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39.00000019S" calcext:value-type="time">
            <text:p>17:24:39</text:p>
          </table:table-cell>
          <table:table-cell office:value-type="float" office:value="463680289" calcext:value-type="float">
            <text:p>463680289</text:p>
          </table:table-cell>
          <table:table-cell office:value-type="float" office:value="-1253503030" calcext:value-type="float">
            <text:p>-1253503030</text:p>
          </table:table-cell>
          <table:table-cell office:value-type="float" office:value="13231.01" calcext:value-type="float">
            <text:p>13231.01</text:p>
          </table:table-cell>
          <table:table-cell office:value-type="float" office:value="3865.8" calcext:value-type="float">
            <text:p>3865.8</text:p>
          </table:table-cell>
          <table:table-cell office:value-type="float" office:value="22.922" calcext:value-type="float">
            <text:p>22.922</text:p>
          </table:table-cell>
          <table:table-cell/>
          <table:table-cell table:formula="of:=[.D276]-177.9" office:value-type="float" office:value="13053.11" calcext:value-type="float">
            <text:p>13053.11</text:p>
          </table:table-cell>
          <table:table-cell table:formula="of:=[.B276]*(180/2^31)" office:value-type="float" office:value="38.8652328494936" calcext:value-type="float">
            <text:p>38.8652328495</text:p>
          </table:table-cell>
          <table:table-cell table:formula="of:=[.C276]*(180/2^31)" office:value-type="float" office:value="-105.067410226911" calcext:value-type="float">
            <text:p>-105.0674102269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table:formula="of:=SECOND([.A276])" office:value-type="float" office:value="39" calcext:value-type="float">
            <text:p>39</text:p>
          </table:table-cell>
          <table:table-cell table:style-name="ce9" table:formula="of:=MINUTE([.A276])" office:value-type="float" office:value="24" calcext:value-type="float">
            <text:p>24</text:p>
          </table:table-cell>
          <table:table-cell table:style-name="ce10" table:formula="of:=[.O276]*60+[.N276]" office:value-type="float" office:value="1479" calcext:value-type="float">
            <text:p>1479</text:p>
          </table:table-cell>
          <table:table-cell table:formula="of:=[.P276]-1028" office:value-type="float" office:value="451" calcext:value-type="float">
            <text:p>45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40.000000633S" calcext:value-type="time">
            <text:p>17:24:40</text:p>
          </table:table-cell>
          <table:table-cell office:value-type="float" office:value="463679634" calcext:value-type="float">
            <text:p>463679634</text:p>
          </table:table-cell>
          <table:table-cell office:value-type="float" office:value="-1253501741" calcext:value-type="float">
            <text:p>-1253501741</text:p>
          </table:table-cell>
          <table:table-cell office:value-type="float" office:value="13241.16" calcext:value-type="float">
            <text:p>13241.16</text:p>
          </table:table-cell>
          <table:table-cell office:value-type="float" office:value="3868.4" calcext:value-type="float">
            <text:p>3868.4</text:p>
          </table:table-cell>
          <table:table-cell office:value-type="float" office:value="21.254" calcext:value-type="float">
            <text:p>21.254</text:p>
          </table:table-cell>
          <table:table-cell/>
          <table:table-cell table:formula="of:=[.D277]-177.9" office:value-type="float" office:value="13063.26" calcext:value-type="float">
            <text:p>13063.26</text:p>
          </table:table-cell>
          <table:table-cell table:formula="of:=[.B277]*(180/2^31)" office:value-type="float" office:value="38.8651779480278" calcext:value-type="float">
            <text:p>38.865177948</text:p>
          </table:table-cell>
          <table:table-cell table:formula="of:=[.C277]*(180/2^31)" office:value-type="float" office:value="-105.067302184179" calcext:value-type="float">
            <text:p>-105.0673021842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table:formula="of:=SECOND([.A277])" office:value-type="float" office:value="40" calcext:value-type="float">
            <text:p>40</text:p>
          </table:table-cell>
          <table:table-cell table:style-name="ce9" table:formula="of:=MINUTE([.A277])" office:value-type="float" office:value="24" calcext:value-type="float">
            <text:p>24</text:p>
          </table:table-cell>
          <table:table-cell table:style-name="ce10" table:formula="of:=[.O277]*60+[.N277]" office:value-type="float" office:value="1480" calcext:value-type="float">
            <text:p>1480</text:p>
          </table:table-cell>
          <table:table-cell table:formula="of:=[.P277]-1028" office:value-type="float" office:value="452" calcext:value-type="float">
            <text:p>45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41.000000658S" calcext:value-type="time">
            <text:p>17:24:41</text:p>
          </table:table-cell>
          <table:table-cell office:value-type="float" office:value="463678585" calcext:value-type="float">
            <text:p>463678585</text:p>
          </table:table-cell>
          <table:table-cell office:value-type="float" office:value="-1253502052" calcext:value-type="float">
            <text:p>-1253502052</text:p>
          </table:table-cell>
          <table:table-cell office:value-type="float" office:value="13242.47" calcext:value-type="float">
            <text:p>13242.47</text:p>
          </table:table-cell>
          <table:table-cell office:value-type="float" office:value="3871.2" calcext:value-type="float">
            <text:p>3871.2</text:p>
          </table:table-cell>
          <table:table-cell office:value-type="float" office:value="19.924" calcext:value-type="float">
            <text:p>19.924</text:p>
          </table:table-cell>
          <table:table-cell/>
          <table:table-cell table:formula="of:=[.D278]-177.9" office:value-type="float" office:value="13064.57" calcext:value-type="float">
            <text:p>13064.57</text:p>
          </table:table-cell>
          <table:table-cell table:formula="of:=[.B278]*(180/2^31)" office:value-type="float" office:value="38.8650900218636" calcext:value-type="float">
            <text:p>38.8650900219</text:p>
          </table:table-cell>
          <table:table-cell table:formula="of:=[.C278]*(180/2^31)" office:value-type="float" office:value="-105.067328251898" calcext:value-type="float">
            <text:p>-105.0673282519</text:p>
          </table:table-cell>
          <table:table-cell/>
          <table:table-cell office:value-type="float" office:value="278" calcext:value-type="float">
            <text:p>278</text:p>
          </table:table-cell>
          <table:table-cell/>
          <table:table-cell table:formula="of:=SECOND([.A278])" office:value-type="float" office:value="41" calcext:value-type="float">
            <text:p>41</text:p>
          </table:table-cell>
          <table:table-cell table:style-name="ce9" table:formula="of:=MINUTE([.A278])" office:value-type="float" office:value="24" calcext:value-type="float">
            <text:p>24</text:p>
          </table:table-cell>
          <table:table-cell table:style-name="ce10" table:formula="of:=[.O278]*60+[.N278]" office:value-type="float" office:value="1481" calcext:value-type="float">
            <text:p>1481</text:p>
          </table:table-cell>
          <table:table-cell table:formula="of:=[.P278]-1028" office:value-type="float" office:value="453" calcext:value-type="float">
            <text:p>45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43.000000287S" calcext:value-type="time">
            <text:p>17:24:43</text:p>
          </table:table-cell>
          <table:table-cell office:value-type="float" office:value="463676273" calcext:value-type="float">
            <text:p>463676273</text:p>
          </table:table-cell>
          <table:table-cell office:value-type="float" office:value="-1253505326" calcext:value-type="float">
            <text:p>-1253505326</text:p>
          </table:table-cell>
          <table:table-cell office:value-type="float" office:value="13250.26" calcext:value-type="float">
            <text:p>13250.26</text:p>
          </table:table-cell>
          <table:table-cell office:value-type="float" office:value="3876" calcext:value-type="float">
            <text:p>3876</text:p>
          </table:table-cell>
          <table:table-cell office:value-type="float" office:value="20.276" calcext:value-type="float">
            <text:p>20.276</text:p>
          </table:table-cell>
          <table:table-cell/>
          <table:table-cell table:formula="of:=[.D279]-177.9" office:value-type="float" office:value="13072.36" calcext:value-type="float">
            <text:p>13072.36</text:p>
          </table:table-cell>
          <table:table-cell table:formula="of:=[.B279]*(180/2^31)" office:value-type="float" office:value="38.8648962322623" calcext:value-type="float">
            <text:p>38.8648962323</text:p>
          </table:table-cell>
          <table:table-cell table:formula="of:=[.C279]*(180/2^31)" office:value-type="float" office:value="-105.067602675408" calcext:value-type="float">
            <text:p>-105.0676026754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table:formula="of:=SECOND([.A279])" office:value-type="float" office:value="43" calcext:value-type="float">
            <text:p>43</text:p>
          </table:table-cell>
          <table:table-cell table:style-name="ce9" table:formula="of:=MINUTE([.A279])" office:value-type="float" office:value="24" calcext:value-type="float">
            <text:p>24</text:p>
          </table:table-cell>
          <table:table-cell table:style-name="ce10" table:formula="of:=[.O279]*60+[.N279]" office:value-type="float" office:value="1483" calcext:value-type="float">
            <text:p>1483</text:p>
          </table:table-cell>
          <table:table-cell table:formula="of:=[.P279]-1028" office:value-type="float" office:value="455" calcext:value-type="float">
            <text:p>45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45.000000335S" calcext:value-type="time">
            <text:p>17:24:45</text:p>
          </table:table-cell>
          <table:table-cell office:value-type="float" office:value="463669733" calcext:value-type="float">
            <text:p>463669733</text:p>
          </table:table-cell>
          <table:table-cell office:value-type="float" office:value="-1253510527" calcext:value-type="float">
            <text:p>-1253510527</text:p>
          </table:table-cell>
          <table:table-cell office:value-type="float" office:value="13318.1" calcext:value-type="float">
            <text:p>13318.1</text:p>
          </table:table-cell>
          <table:table-cell office:value-type="float" office:value="3881.4" calcext:value-type="float">
            <text:p>3881.4</text:p>
          </table:table-cell>
          <table:table-cell office:value-type="float" office:value="23.985" calcext:value-type="float">
            <text:p>23.985</text:p>
          </table:table-cell>
          <table:table-cell/>
          <table:table-cell table:formula="of:=[.D280]-177.9" office:value-type="float" office:value="13140.2" calcext:value-type="float">
            <text:p>13140.2</text:p>
          </table:table-cell>
          <table:table-cell table:formula="of:=[.B280]*(180/2^31)" office:value-type="float" office:value="38.8643480557948" calcext:value-type="float">
            <text:p>38.8643480558</text:p>
          </table:table-cell>
          <table:table-cell table:formula="of:=[.C280]*(180/2^31)" office:value-type="float" office:value="-105.068038618192" calcext:value-type="float">
            <text:p>-105.0680386182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table:formula="of:=SECOND([.A280])" office:value-type="float" office:value="45" calcext:value-type="float">
            <text:p>45</text:p>
          </table:table-cell>
          <table:table-cell table:style-name="ce9" table:formula="of:=MINUTE([.A280])" office:value-type="float" office:value="24" calcext:value-type="float">
            <text:p>24</text:p>
          </table:table-cell>
          <table:table-cell table:style-name="ce10" table:formula="of:=[.O280]*60+[.N280]" office:value-type="float" office:value="1485" calcext:value-type="float">
            <text:p>1485</text:p>
          </table:table-cell>
          <table:table-cell table:formula="of:=[.P280]-1028" office:value-type="float" office:value="457" calcext:value-type="float">
            <text:p>45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47.000000803S" calcext:value-type="time">
            <text:p>17:24:47</text:p>
          </table:table-cell>
          <table:table-cell office:value-type="float" office:value="463662329" calcext:value-type="float">
            <text:p>463662329</text:p>
          </table:table-cell>
          <table:table-cell office:value-type="float" office:value="-1253509941" calcext:value-type="float">
            <text:p>-1253509941</text:p>
          </table:table-cell>
          <table:table-cell office:value-type="float" office:value="13386.86" calcext:value-type="float">
            <text:p>13386.86</text:p>
          </table:table-cell>
          <table:table-cell office:value-type="float" office:value="3886.2" calcext:value-type="float">
            <text:p>3886.2</text:p>
          </table:table-cell>
          <table:table-cell office:value-type="float" office:value="25.967" calcext:value-type="float">
            <text:p>25.967</text:p>
          </table:table-cell>
          <table:table-cell/>
          <table:table-cell table:formula="of:=[.D281]-177.9" office:value-type="float" office:value="13208.96" calcext:value-type="float">
            <text:p>13208.96</text:p>
          </table:table-cell>
          <table:table-cell table:formula="of:=[.B281]*(180/2^31)" office:value-type="float" office:value="38.863727459684" calcext:value-type="float">
            <text:p>38.8637274597</text:p>
          </table:table-cell>
          <table:table-cell table:formula="of:=[.C281]*(180/2^31)" office:value-type="float" office:value="-105.06798950024" calcext:value-type="float">
            <text:p>-105.0679895002</text:p>
          </table:table-cell>
          <table:table-cell/>
          <table:table-cell office:value-type="float" office:value="281" calcext:value-type="float">
            <text:p>281</text:p>
          </table:table-cell>
          <table:table-cell/>
          <table:table-cell table:formula="of:=SECOND([.A281])" office:value-type="float" office:value="47" calcext:value-type="float">
            <text:p>47</text:p>
          </table:table-cell>
          <table:table-cell table:style-name="ce9" table:formula="of:=MINUTE([.A281])" office:value-type="float" office:value="24" calcext:value-type="float">
            <text:p>24</text:p>
          </table:table-cell>
          <table:table-cell table:style-name="ce10" table:formula="of:=[.O281]*60+[.N281]" office:value-type="float" office:value="1487" calcext:value-type="float">
            <text:p>1487</text:p>
          </table:table-cell>
          <table:table-cell table:formula="of:=[.P281]-1028" office:value-type="float" office:value="459" calcext:value-type="float">
            <text:p>45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49.000000432S" calcext:value-type="time">
            <text:p>17:24:49</text:p>
          </table:table-cell>
          <table:table-cell office:value-type="float" office:value="463654474" calcext:value-type="float">
            <text:p>463654474</text:p>
          </table:table-cell>
          <table:table-cell office:value-type="float" office:value="-1253506363" calcext:value-type="float">
            <text:p>-1253506363</text:p>
          </table:table-cell>
          <table:table-cell office:value-type="float" office:value="13463.71" calcext:value-type="float">
            <text:p>13463.71</text:p>
          </table:table-cell>
          <table:table-cell office:value-type="float" office:value="3890.6" calcext:value-type="float">
            <text:p>3890.6</text:p>
          </table:table-cell>
          <table:table-cell office:value-type="float" office:value="26.706" calcext:value-type="float">
            <text:p>26.706</text:p>
          </table:table-cell>
          <table:table-cell/>
          <table:table-cell table:formula="of:=[.D282]-177.9" office:value-type="float" office:value="13285.81" calcext:value-type="float">
            <text:p>13285.81</text:p>
          </table:table-cell>
          <table:table-cell table:formula="of:=[.B282]*(180/2^31)" office:value-type="float" office:value="38.8630690611899" calcext:value-type="float">
            <text:p>38.8630690612</text:p>
          </table:table-cell>
          <table:table-cell table:formula="of:=[.C282]*(180/2^31)" office:value-type="float" office:value="-105.067689595744" calcext:value-type="float">
            <text:p>-105.0676895957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table:formula="of:=SECOND([.A282])" office:value-type="float" office:value="49" calcext:value-type="float">
            <text:p>49</text:p>
          </table:table-cell>
          <table:table-cell table:style-name="ce9" table:formula="of:=MINUTE([.A282])" office:value-type="float" office:value="24" calcext:value-type="float">
            <text:p>24</text:p>
          </table:table-cell>
          <table:table-cell table:style-name="ce10" table:formula="of:=[.O282]*60+[.N282]" office:value-type="float" office:value="1489" calcext:value-type="float">
            <text:p>1489</text:p>
          </table:table-cell>
          <table:table-cell table:formula="of:=[.P282]-1028" office:value-type="float" office:value="461" calcext:value-type="float">
            <text:p>46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51.000000481S" calcext:value-type="time">
            <text:p>17:24:51</text:p>
          </table:table-cell>
          <table:table-cell office:value-type="float" office:value="463646403" calcext:value-type="float">
            <text:p>463646403</text:p>
          </table:table-cell>
          <table:table-cell office:value-type="float" office:value="-1253502741" calcext:value-type="float">
            <text:p>-1253502741</text:p>
          </table:table-cell>
          <table:table-cell office:value-type="float" office:value="13543.3" calcext:value-type="float">
            <text:p>13543.3</text:p>
          </table:table-cell>
          <table:table-cell office:value-type="float" office:value="3894.8" calcext:value-type="float">
            <text:p>3894.8</text:p>
          </table:table-cell>
          <table:table-cell office:value-type="float" office:value="27.676" calcext:value-type="float">
            <text:p>27.676</text:p>
          </table:table-cell>
          <table:table-cell/>
          <table:table-cell table:formula="of:=[.D283]-177.9" office:value-type="float" office:value="13365.4" calcext:value-type="float">
            <text:p>13365.4</text:p>
          </table:table-cell>
          <table:table-cell table:formula="of:=[.B283]*(180/2^31)" office:value-type="float" office:value="38.8623925577849" calcext:value-type="float">
            <text:p>38.8623925578</text:p>
          </table:table-cell>
          <table:table-cell table:formula="of:=[.C283]*(180/2^31)" office:value-type="float" office:value="-105.067386003211" calcext:value-type="float">
            <text:p>-105.0673860032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table:formula="of:=SECOND([.A283])" office:value-type="float" office:value="51" calcext:value-type="float">
            <text:p>51</text:p>
          </table:table-cell>
          <table:table-cell table:style-name="ce9" table:formula="of:=MINUTE([.A283])" office:value-type="float" office:value="24" calcext:value-type="float">
            <text:p>24</text:p>
          </table:table-cell>
          <table:table-cell table:style-name="ce10" table:formula="of:=[.O283]*60+[.N283]" office:value-type="float" office:value="1491" calcext:value-type="float">
            <text:p>1491</text:p>
          </table:table-cell>
          <table:table-cell table:formula="of:=[.P283]-1028" office:value-type="float" office:value="463" calcext:value-type="float">
            <text:p>46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53.000000529S" calcext:value-type="time">
            <text:p>17:24:53</text:p>
          </table:table-cell>
          <table:table-cell office:value-type="float" office:value="463638022" calcext:value-type="float">
            <text:p>463638022</text:p>
          </table:table-cell>
          <table:table-cell office:value-type="float" office:value="-1253502199" calcext:value-type="float">
            <text:p>-1253502199</text:p>
          </table:table-cell>
          <table:table-cell office:value-type="float" office:value="13620.66" calcext:value-type="float">
            <text:p>13620.66</text:p>
          </table:table-cell>
          <table:table-cell office:value-type="float" office:value="3899" calcext:value-type="float">
            <text:p>3899</text:p>
          </table:table-cell>
          <table:table-cell office:value-type="float" office:value="32.451" calcext:value-type="float">
            <text:p>32.451</text:p>
          </table:table-cell>
          <table:table-cell/>
          <table:table-cell table:formula="of:=[.D284]-177.9" office:value-type="float" office:value="13442.76" calcext:value-type="float">
            <text:p>13442.76</text:p>
          </table:table-cell>
          <table:table-cell table:formula="of:=[.B284]*(180/2^31)" office:value-type="float" office:value="38.8616900704801" calcext:value-type="float">
            <text:p>38.8616900705</text:p>
          </table:table-cell>
          <table:table-cell table:formula="of:=[.C284]*(180/2^31)" office:value-type="float" office:value="-105.067340573296" calcext:value-type="float">
            <text:p>-105.0673405733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table:formula="of:=SECOND([.A284])" office:value-type="float" office:value="53" calcext:value-type="float">
            <text:p>53</text:p>
          </table:table-cell>
          <table:table-cell table:style-name="ce9" table:formula="of:=MINUTE([.A284])" office:value-type="float" office:value="24" calcext:value-type="float">
            <text:p>24</text:p>
          </table:table-cell>
          <table:table-cell table:style-name="ce10" table:formula="of:=[.O284]*60+[.N284]" office:value-type="float" office:value="1493" calcext:value-type="float">
            <text:p>1493</text:p>
          </table:table-cell>
          <table:table-cell table:formula="of:=[.P284]-1028" office:value-type="float" office:value="465" calcext:value-type="float">
            <text:p>46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54.000000553S" calcext:value-type="time">
            <text:p>17:24:54</text:p>
          </table:table-cell>
          <table:table-cell office:value-type="float" office:value="463633761" calcext:value-type="float">
            <text:p>463633761</text:p>
          </table:table-cell>
          <table:table-cell office:value-type="float" office:value="-1253502722" calcext:value-type="float">
            <text:p>-1253502722</text:p>
          </table:table-cell>
          <table:table-cell office:value-type="float" office:value="13659.92" calcext:value-type="float">
            <text:p>13659.92</text:p>
          </table:table-cell>
          <table:table-cell office:value-type="float" office:value="3900.8" calcext:value-type="float">
            <text:p>3900.8</text:p>
          </table:table-cell>
          <table:table-cell office:value-type="float" office:value="34.181" calcext:value-type="float">
            <text:p>34.181</text:p>
          </table:table-cell>
          <table:table-cell/>
          <table:table-cell table:formula="of:=[.D285]-177.9" office:value-type="float" office:value="13482.02" calcext:value-type="float">
            <text:p>13482.02</text:p>
          </table:table-cell>
          <table:table-cell table:formula="of:=[.B285]*(180/2^31)" office:value-type="float" office:value="38.861332917586" calcext:value-type="float">
            <text:p>38.8613329176</text:p>
          </table:table-cell>
          <table:table-cell table:formula="of:=[.C285]*(180/2^31)" office:value-type="float" office:value="-105.06738441065" calcext:value-type="float">
            <text:p>-105.0673844107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table:formula="of:=SECOND([.A285])" office:value-type="float" office:value="54" calcext:value-type="float">
            <text:p>54</text:p>
          </table:table-cell>
          <table:table-cell table:style-name="ce9" table:formula="of:=MINUTE([.A285])" office:value-type="float" office:value="24" calcext:value-type="float">
            <text:p>24</text:p>
          </table:table-cell>
          <table:table-cell table:style-name="ce10" table:formula="of:=[.O285]*60+[.N285]" office:value-type="float" office:value="1494" calcext:value-type="float">
            <text:p>1494</text:p>
          </table:table-cell>
          <table:table-cell table:formula="of:=[.P285]-1028" office:value-type="float" office:value="466" calcext:value-type="float">
            <text:p>46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56.000000183S" calcext:value-type="time">
            <text:p>17:24:56</text:p>
          </table:table-cell>
          <table:table-cell office:value-type="float" office:value="463624936" calcext:value-type="float">
            <text:p>463624936</text:p>
          </table:table-cell>
          <table:table-cell office:value-type="float" office:value="-1253504390" calcext:value-type="float">
            <text:p>-1253504390</text:p>
          </table:table-cell>
          <table:table-cell office:value-type="float" office:value="13742.6" calcext:value-type="float">
            <text:p>13742.6</text:p>
          </table:table-cell>
          <table:table-cell office:value-type="float" office:value="3904.6" calcext:value-type="float">
            <text:p>3904.6</text:p>
          </table:table-cell>
          <table:table-cell office:value-type="float" office:value="37.151" calcext:value-type="float">
            <text:p>37.151</text:p>
          </table:table-cell>
          <table:table-cell/>
          <table:table-cell table:formula="of:=[.D286]-177.9" office:value-type="float" office:value="13564.7" calcext:value-type="float">
            <text:p>13564.7</text:p>
          </table:table-cell>
          <table:table-cell table:formula="of:=[.B286]*(180/2^31)" office:value-type="float" office:value="38.8605932146311" calcext:value-type="float">
            <text:p>38.8605932146</text:p>
          </table:table-cell>
          <table:table-cell table:formula="of:=[.C286]*(180/2^31)" office:value-type="float" office:value="-105.067524220794" calcext:value-type="float">
            <text:p>-105.0675242208</text:p>
          </table:table-cell>
          <table:table-cell/>
          <table:table-cell office:value-type="float" office:value="286" calcext:value-type="float">
            <text:p>286</text:p>
          </table:table-cell>
          <table:table-cell/>
          <table:table-cell table:formula="of:=SECOND([.A286])" office:value-type="float" office:value="56" calcext:value-type="float">
            <text:p>56</text:p>
          </table:table-cell>
          <table:table-cell table:style-name="ce9" table:formula="of:=MINUTE([.A286])" office:value-type="float" office:value="24" calcext:value-type="float">
            <text:p>24</text:p>
          </table:table-cell>
          <table:table-cell table:style-name="ce10" table:formula="of:=[.O286]*60+[.N286]" office:value-type="float" office:value="1496" calcext:value-type="float">
            <text:p>1496</text:p>
          </table:table-cell>
          <table:table-cell table:formula="of:=[.P286]-1028" office:value-type="float" office:value="468" calcext:value-type="float">
            <text:p>46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4M58.000000231S" calcext:value-type="time">
            <text:p>17:24:58</text:p>
          </table:table-cell>
          <table:table-cell office:value-type="float" office:value="463615493" calcext:value-type="float">
            <text:p>463615493</text:p>
          </table:table-cell>
          <table:table-cell office:value-type="float" office:value="-1253508360" calcext:value-type="float">
            <text:p>-1253508360</text:p>
          </table:table-cell>
          <table:table-cell office:value-type="float" office:value="13833.86" calcext:value-type="float">
            <text:p>13833.86</text:p>
          </table:table-cell>
          <table:table-cell office:value-type="float" office:value="3908.4" calcext:value-type="float">
            <text:p>3908.4</text:p>
          </table:table-cell>
          <table:table-cell office:value-type="float" office:value="39.585" calcext:value-type="float">
            <text:p>39.585</text:p>
          </table:table-cell>
          <table:table-cell/>
          <table:table-cell table:formula="of:=[.D287]-177.9" office:value-type="float" office:value="13655.96" calcext:value-type="float">
            <text:p>13655.96</text:p>
          </table:table-cell>
          <table:table-cell table:formula="of:=[.B287]*(180/2^31)" office:value-type="float" office:value="38.8598017115146" calcext:value-type="float">
            <text:p>38.8598017115</text:p>
          </table:table-cell>
          <table:table-cell table:formula="of:=[.C287]*(180/2^31)" office:value-type="float" office:value="-105.06785698235" calcext:value-type="float">
            <text:p>-105.0678569824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table:formula="of:=SECOND([.A287])" office:value-type="float" office:value="58" calcext:value-type="float">
            <text:p>58</text:p>
          </table:table-cell>
          <table:table-cell table:style-name="ce9" table:formula="of:=MINUTE([.A287])" office:value-type="float" office:value="24" calcext:value-type="float">
            <text:p>24</text:p>
          </table:table-cell>
          <table:table-cell table:style-name="ce10" table:formula="of:=[.O287]*60+[.N287]" office:value-type="float" office:value="1498" calcext:value-type="float">
            <text:p>1498</text:p>
          </table:table-cell>
          <table:table-cell table:formula="of:=[.P287]-1028" office:value-type="float" office:value="470" calcext:value-type="float">
            <text:p>47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00.000000279S" calcext:value-type="time">
            <text:p>17:25:00</text:p>
          </table:table-cell>
          <table:table-cell office:value-type="float" office:value="463605869" calcext:value-type="float">
            <text:p>463605869</text:p>
          </table:table-cell>
          <table:table-cell office:value-type="float" office:value="-1253509350" calcext:value-type="float">
            <text:p>-1253509350</text:p>
          </table:table-cell>
          <table:table-cell office:value-type="float" office:value="13923.81" calcext:value-type="float">
            <text:p>13923.81</text:p>
          </table:table-cell>
          <table:table-cell office:value-type="float" office:value="3911.6" calcext:value-type="float">
            <text:p>3911.6</text:p>
          </table:table-cell>
          <table:table-cell office:value-type="float" office:value="41.425" calcext:value-type="float">
            <text:p>41.425</text:p>
          </table:table-cell>
          <table:table-cell/>
          <table:table-cell table:formula="of:=[.D288]-177.9" office:value-type="float" office:value="13745.91" calcext:value-type="float">
            <text:p>13745.91</text:p>
          </table:table-cell>
          <table:table-cell table:formula="of:=[.B288]*(180/2^31)" office:value-type="float" office:value="38.8589950371534" calcext:value-type="float">
            <text:p>38.8589950372</text:p>
          </table:table-cell>
          <table:table-cell table:formula="of:=[.C288]*(180/2^31)" office:value-type="float" office:value="-105.067939963192" calcext:value-type="float">
            <text:p>-105.0679399632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table:formula="of:=SECOND([.A288])" office:value-type="float" office:value="0" calcext:value-type="float">
            <text:p>0</text:p>
          </table:table-cell>
          <table:table-cell table:style-name="ce9" table:formula="of:=MINUTE([.A288])" office:value-type="float" office:value="25" calcext:value-type="float">
            <text:p>25</text:p>
          </table:table-cell>
          <table:table-cell table:style-name="ce10" table:formula="of:=[.O288]*60+[.N288]" office:value-type="float" office:value="1500" calcext:value-type="float">
            <text:p>1500</text:p>
          </table:table-cell>
          <table:table-cell table:formula="of:=[.P288]-1028" office:value-type="float" office:value="472" calcext:value-type="float">
            <text:p>47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01.000000304S" calcext:value-type="time">
            <text:p>17:25:01</text:p>
          </table:table-cell>
          <table:table-cell office:value-type="float" office:value="463601217" calcext:value-type="float">
            <text:p>463601217</text:p>
          </table:table-cell>
          <table:table-cell office:value-type="float" office:value="-1253506648" calcext:value-type="float">
            <text:p>-1253506648</text:p>
          </table:table-cell>
          <table:table-cell office:value-type="float" office:value="13967.32" calcext:value-type="float">
            <text:p>13967.32</text:p>
          </table:table-cell>
          <table:table-cell office:value-type="float" office:value="3913.6" calcext:value-type="float">
            <text:p>3913.6</text:p>
          </table:table-cell>
          <table:table-cell office:value-type="float" office:value="41.958" calcext:value-type="float">
            <text:p>41.958</text:p>
          </table:table-cell>
          <table:table-cell/>
          <table:table-cell table:formula="of:=[.D289]-177.9" office:value-type="float" office:value="13789.42" calcext:value-type="float">
            <text:p>13789.42</text:p>
          </table:table-cell>
          <table:table-cell table:formula="of:=[.B289]*(180/2^31)" office:value-type="float" office:value="38.8586051110178" calcext:value-type="float">
            <text:p>38.858605111</text:p>
          </table:table-cell>
          <table:table-cell table:formula="of:=[.C289]*(180/2^31)" office:value-type="float" office:value="-105.067713484168" calcext:value-type="float">
            <text:p>-105.0677134842</text:p>
          </table:table-cell>
          <table:table-cell/>
          <table:table-cell office:value-type="float" office:value="289" calcext:value-type="float">
            <text:p>289</text:p>
          </table:table-cell>
          <table:table-cell/>
          <table:table-cell table:formula="of:=SECOND([.A289])" office:value-type="float" office:value="1" calcext:value-type="float">
            <text:p>1</text:p>
          </table:table-cell>
          <table:table-cell table:style-name="ce9" table:formula="of:=MINUTE([.A289])" office:value-type="float" office:value="25" calcext:value-type="float">
            <text:p>25</text:p>
          </table:table-cell>
          <table:table-cell table:style-name="ce10" table:formula="of:=[.O289]*60+[.N289]" office:value-type="float" office:value="1501" calcext:value-type="float">
            <text:p>1501</text:p>
          </table:table-cell>
          <table:table-cell table:formula="of:=[.P289]-1028" office:value-type="float" office:value="473" calcext:value-type="float">
            <text:p>47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02.999999933S" calcext:value-type="time">
            <text:p>17:25:03</text:p>
          </table:table-cell>
          <table:table-cell office:value-type="float" office:value="463593003" calcext:value-type="float">
            <text:p>463593003</text:p>
          </table:table-cell>
          <table:table-cell office:value-type="float" office:value="-1253499124" calcext:value-type="float">
            <text:p>-1253499124</text:p>
          </table:table-cell>
          <table:table-cell office:value-type="float" office:value="14053.45" calcext:value-type="float">
            <text:p>14053.45</text:p>
          </table:table-cell>
          <table:table-cell office:value-type="float" office:value="3917" calcext:value-type="float">
            <text:p>3917</text:p>
          </table:table-cell>
          <table:table-cell office:value-type="float" office:value="43.173" calcext:value-type="float">
            <text:p>43.173</text:p>
          </table:table-cell>
          <table:table-cell/>
          <table:table-cell table:formula="of:=[.D290]-177.9" office:value-type="float" office:value="13875.55" calcext:value-type="float">
            <text:p>13875.55</text:p>
          </table:table-cell>
          <table:table-cell table:formula="of:=[.B290]*(180/2^31)" office:value-type="float" office:value="38.8579166214913" calcext:value-type="float">
            <text:p>38.8579166215</text:p>
          </table:table-cell>
          <table:table-cell table:formula="of:=[.C290]*(180/2^31)" office:value-type="float" office:value="-105.067082829773" calcext:value-type="float">
            <text:p>-105.0670828298</text:p>
          </table:table-cell>
          <table:table-cell/>
          <table:table-cell office:value-type="float" office:value="290" calcext:value-type="float">
            <text:p>290</text:p>
          </table:table-cell>
          <table:table-cell/>
          <table:table-cell table:formula="of:=SECOND([.A290])" office:value-type="float" office:value="3" calcext:value-type="float">
            <text:p>3</text:p>
          </table:table-cell>
          <table:table-cell table:style-name="ce9" table:formula="of:=MINUTE([.A290])" office:value-type="float" office:value="25" calcext:value-type="float">
            <text:p>25</text:p>
          </table:table-cell>
          <table:table-cell table:style-name="ce10" table:formula="of:=[.O290]*60+[.N290]" office:value-type="float" office:value="1503" calcext:value-type="float">
            <text:p>1503</text:p>
          </table:table-cell>
          <table:table-cell table:formula="of:=[.P290]-1028" office:value-type="float" office:value="475" calcext:value-type="float">
            <text:p>47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04.999999981S" calcext:value-type="time">
            <text:p>17:25:05</text:p>
          </table:table-cell>
          <table:table-cell office:value-type="float" office:value="463587810" calcext:value-type="float">
            <text:p>463587810</text:p>
          </table:table-cell>
          <table:table-cell office:value-type="float" office:value="-1253489907" calcext:value-type="float">
            <text:p>-1253489907</text:p>
          </table:table-cell>
          <table:table-cell office:value-type="float" office:value="14127.12" calcext:value-type="float">
            <text:p>14127.12</text:p>
          </table:table-cell>
          <table:table-cell office:value-type="float" office:value="3919.8" calcext:value-type="float">
            <text:p>3919.8</text:p>
          </table:table-cell>
          <table:table-cell office:value-type="float" office:value="43.499" calcext:value-type="float">
            <text:p>43.499</text:p>
          </table:table-cell>
          <table:table-cell/>
          <table:table-cell table:formula="of:=[.D291]-177.9" office:value-type="float" office:value="13949.22" calcext:value-type="float">
            <text:p>13949.22</text:p>
          </table:table-cell>
          <table:table-cell table:formula="of:=[.B291]*(180/2^31)" office:value-type="float" office:value="38.8574813492596" calcext:value-type="float">
            <text:p>38.8574813493</text:p>
          </table:table-cell>
          <table:table-cell table:formula="of:=[.C291]*(180/2^31)" office:value-type="float" office:value="-105.066310269758" calcext:value-type="float">
            <text:p>-105.0663102698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table:formula="of:=SECOND([.A291])" office:value-type="float" office:value="5" calcext:value-type="float">
            <text:p>5</text:p>
          </table:table-cell>
          <table:table-cell table:style-name="ce9" table:formula="of:=MINUTE([.A291])" office:value-type="float" office:value="25" calcext:value-type="float">
            <text:p>25</text:p>
          </table:table-cell>
          <table:table-cell table:style-name="ce10" table:formula="of:=[.O291]*60+[.N291]" office:value-type="float" office:value="1505" calcext:value-type="float">
            <text:p>1505</text:p>
          </table:table-cell>
          <table:table-cell table:formula="of:=[.P291]-1028" office:value-type="float" office:value="477" calcext:value-type="float">
            <text:p>47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07.00000003S" calcext:value-type="time">
            <text:p>17:25:07</text:p>
          </table:table-cell>
          <table:table-cell office:value-type="float" office:value="463584227" calcext:value-type="float">
            <text:p>463584227</text:p>
          </table:table-cell>
          <table:table-cell office:value-type="float" office:value="-1253478929" calcext:value-type="float">
            <text:p>-1253478929</text:p>
          </table:table-cell>
          <table:table-cell office:value-type="float" office:value="14206.05" calcext:value-type="float">
            <text:p>14206.05</text:p>
          </table:table-cell>
          <table:table-cell office:value-type="float" office:value="3922" calcext:value-type="float">
            <text:p>3922</text:p>
          </table:table-cell>
          <table:table-cell office:value-type="float" office:value="43.961" calcext:value-type="float">
            <text:p>43.961</text:p>
          </table:table-cell>
          <table:table-cell/>
          <table:table-cell table:formula="of:=[.D292]-177.9" office:value-type="float" office:value="14028.15" calcext:value-type="float">
            <text:p>14028.15</text:p>
          </table:table-cell>
          <table:table-cell table:formula="of:=[.B292]*(180/2^31)" office:value-type="float" office:value="38.857181025669" calcext:value-type="float">
            <text:p>38.8571810257</text:p>
          </table:table-cell>
          <table:table-cell table:formula="of:=[.C292]*(180/2^31)" office:value-type="float" office:value="-105.065390104428" calcext:value-type="float">
            <text:p>-105.0653901044</text:p>
          </table:table-cell>
          <table:table-cell/>
          <table:table-cell office:value-type="float" office:value="292" calcext:value-type="float">
            <text:p>292</text:p>
          </table:table-cell>
          <table:table-cell/>
          <table:table-cell table:formula="of:=SECOND([.A292])" office:value-type="float" office:value="7" calcext:value-type="float">
            <text:p>7</text:p>
          </table:table-cell>
          <table:table-cell table:style-name="ce9" table:formula="of:=MINUTE([.A292])" office:value-type="float" office:value="25" calcext:value-type="float">
            <text:p>25</text:p>
          </table:table-cell>
          <table:table-cell table:style-name="ce10" table:formula="of:=[.O292]*60+[.N292]" office:value-type="float" office:value="1507" calcext:value-type="float">
            <text:p>1507</text:p>
          </table:table-cell>
          <table:table-cell table:formula="of:=[.P292]-1028" office:value-type="float" office:value="479" calcext:value-type="float">
            <text:p>47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09.000000078S" calcext:value-type="time">
            <text:p>17:25:09</text:p>
          </table:table-cell>
          <table:table-cell office:value-type="float" office:value="463583301" calcext:value-type="float">
            <text:p>463583301</text:p>
          </table:table-cell>
          <table:table-cell office:value-type="float" office:value="-1253462441" calcext:value-type="float">
            <text:p>-1253462441</text:p>
          </table:table-cell>
          <table:table-cell office:value-type="float" office:value="14317.28" calcext:value-type="float">
            <text:p>14317.28</text:p>
          </table:table-cell>
          <table:table-cell office:value-type="float" office:value="3924.2" calcext:value-type="float">
            <text:p>3924.2</text:p>
          </table:table-cell>
          <table:table-cell office:value-type="float" office:value="46.338" calcext:value-type="float">
            <text:p>46.338</text:p>
          </table:table-cell>
          <table:table-cell/>
          <table:table-cell table:formula="of:=[.D293]-177.9" office:value-type="float" office:value="14139.38" calcext:value-type="float">
            <text:p>14139.38</text:p>
          </table:table-cell>
          <table:table-cell table:formula="of:=[.B293]*(180/2^31)" office:value-type="float" office:value="38.8571034092456" calcext:value-type="float">
            <text:p>38.8571034092</text:p>
          </table:table-cell>
          <table:table-cell table:formula="of:=[.C293]*(180/2^31)" office:value-type="float" office:value="-105.064008096233" calcext:value-type="float">
            <text:p>-105.0640080962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table:formula="of:=SECOND([.A293])" office:value-type="float" office:value="9" calcext:value-type="float">
            <text:p>9</text:p>
          </table:table-cell>
          <table:table-cell table:style-name="ce9" table:formula="of:=MINUTE([.A293])" office:value-type="float" office:value="25" calcext:value-type="float">
            <text:p>25</text:p>
          </table:table-cell>
          <table:table-cell table:style-name="ce10" table:formula="of:=[.O293]*60+[.N293]" office:value-type="float" office:value="1509" calcext:value-type="float">
            <text:p>1509</text:p>
          </table:table-cell>
          <table:table-cell table:formula="of:=[.P293]-1028" office:value-type="float" office:value="481" calcext:value-type="float">
            <text:p>48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09.999999683S" calcext:value-type="time">
            <text:p>17:25:10</text:p>
          </table:table-cell>
          <table:table-cell office:value-type="float" office:value="463582529" calcext:value-type="float">
            <text:p>463582529</text:p>
          </table:table-cell>
          <table:table-cell office:value-type="float" office:value="-1253456088" calcext:value-type="float">
            <text:p>-1253456088</text:p>
          </table:table-cell>
          <table:table-cell office:value-type="float" office:value="14362.85" calcext:value-type="float">
            <text:p>14362.85</text:p>
          </table:table-cell>
          <table:table-cell office:value-type="float" office:value="3925.6" calcext:value-type="float">
            <text:p>3925.6</text:p>
          </table:table-cell>
          <table:table-cell office:value-type="float" office:value="46.414" calcext:value-type="float">
            <text:p>46.414</text:p>
          </table:table-cell>
          <table:table-cell/>
          <table:table-cell table:formula="of:=[.D294]-177.9" office:value-type="float" office:value="14184.95" calcext:value-type="float">
            <text:p>14184.95</text:p>
          </table:table-cell>
          <table:table-cell table:formula="of:=[.B294]*(180/2^31)" office:value-type="float" office:value="38.8570387009531" calcext:value-type="float">
            <text:p>38.857038701</text:p>
          </table:table-cell>
          <table:table-cell table:formula="of:=[.C294]*(180/2^31)" office:value-type="float" office:value="-105.063475593925" calcext:value-type="float">
            <text:p>-105.0634755939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table:formula="of:=SECOND([.A294])" office:value-type="float" office:value="10" calcext:value-type="float">
            <text:p>10</text:p>
          </table:table-cell>
          <table:table-cell table:style-name="ce9" table:formula="of:=MINUTE([.A294])" office:value-type="float" office:value="25" calcext:value-type="float">
            <text:p>25</text:p>
          </table:table-cell>
          <table:table-cell table:style-name="ce10" table:formula="of:=[.O294]*60+[.N294]" office:value-type="float" office:value="1510" calcext:value-type="float">
            <text:p>1510</text:p>
          </table:table-cell>
          <table:table-cell table:formula="of:=[.P294]-1028" office:value-type="float" office:value="482" calcext:value-type="float">
            <text:p>48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12.00000057S" calcext:value-type="time">
            <text:p>17:25:12</text:p>
          </table:table-cell>
          <table:table-cell office:value-type="float" office:value="463579461" calcext:value-type="float">
            <text:p>463579461</text:p>
          </table:table-cell>
          <table:table-cell office:value-type="float" office:value="-1253447776" calcext:value-type="float">
            <text:p>-1253447776</text:p>
          </table:table-cell>
          <table:table-cell office:value-type="float" office:value="14429.78" calcext:value-type="float">
            <text:p>14429.78</text:p>
          </table:table-cell>
          <table:table-cell office:value-type="float" office:value="3927.4" calcext:value-type="float">
            <text:p>3927.4</text:p>
          </table:table-cell>
          <table:table-cell office:value-type="float" office:value="44.599" calcext:value-type="float">
            <text:p>44.599</text:p>
          </table:table-cell>
          <table:table-cell/>
          <table:table-cell table:formula="of:=[.D295]-177.9" office:value-type="float" office:value="14251.88" calcext:value-type="float">
            <text:p>14251.88</text:p>
          </table:table-cell>
          <table:table-cell table:formula="of:=[.B295]*(180/2^31)" office:value-type="float" office:value="38.8567815441638" calcext:value-type="float">
            <text:p>38.8567815442</text:p>
          </table:table-cell>
          <table:table-cell table:formula="of:=[.C295]*(180/2^31)" office:value-type="float" office:value="-105.062778890133" calcext:value-type="float">
            <text:p>-105.0627788901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table:formula="of:=SECOND([.A295])" office:value-type="float" office:value="12" calcext:value-type="float">
            <text:p>12</text:p>
          </table:table-cell>
          <table:table-cell table:style-name="ce9" table:formula="of:=MINUTE([.A295])" office:value-type="float" office:value="25" calcext:value-type="float">
            <text:p>25</text:p>
          </table:table-cell>
          <table:table-cell table:style-name="ce10" table:formula="of:=[.O295]*60+[.N295]" office:value-type="float" office:value="1512" calcext:value-type="float">
            <text:p>1512</text:p>
          </table:table-cell>
          <table:table-cell table:formula="of:=[.P295]-1028" office:value-type="float" office:value="484" calcext:value-type="float">
            <text:p>48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13.000000175S" calcext:value-type="time">
            <text:p>17:25:13</text:p>
          </table:table-cell>
          <table:table-cell office:value-type="float" office:value="463576651" calcext:value-type="float">
            <text:p>463576651</text:p>
          </table:table-cell>
          <table:table-cell office:value-type="float" office:value="-1253445946" calcext:value-type="float">
            <text:p>-1253445946</text:p>
          </table:table-cell>
          <table:table-cell office:value-type="float" office:value="14454.85" calcext:value-type="float">
            <text:p>14454.85</text:p>
          </table:table-cell>
          <table:table-cell office:value-type="float" office:value="3928.6" calcext:value-type="float">
            <text:p>3928.6</text:p>
          </table:table-cell>
          <table:table-cell office:value-type="float" office:value="43.176" calcext:value-type="float">
            <text:p>43.176</text:p>
          </table:table-cell>
          <table:table-cell/>
          <table:table-cell table:formula="of:=[.D296]-177.9" office:value-type="float" office:value="14276.95" calcext:value-type="float">
            <text:p>14276.95</text:p>
          </table:table-cell>
          <table:table-cell table:formula="of:=[.B296]*(180/2^31)" office:value-type="float" office:value="38.8565460126847" calcext:value-type="float">
            <text:p>38.8565460127</text:p>
          </table:table-cell>
          <table:table-cell table:formula="of:=[.C296]*(180/2^31)" office:value-type="float" office:value="-105.062625501305" calcext:value-type="float">
            <text:p>-105.0626255013</text:p>
          </table:table-cell>
          <table:table-cell/>
          <table:table-cell office:value-type="float" office:value="296" calcext:value-type="float">
            <text:p>296</text:p>
          </table:table-cell>
          <table:table-cell/>
          <table:table-cell table:formula="of:=SECOND([.A296])" office:value-type="float" office:value="13" calcext:value-type="float">
            <text:p>13</text:p>
          </table:table-cell>
          <table:table-cell table:style-name="ce9" table:formula="of:=MINUTE([.A296])" office:value-type="float" office:value="25" calcext:value-type="float">
            <text:p>25</text:p>
          </table:table-cell>
          <table:table-cell table:style-name="ce10" table:formula="of:=[.O296]*60+[.N296]" office:value-type="float" office:value="1513" calcext:value-type="float">
            <text:p>1513</text:p>
          </table:table-cell>
          <table:table-cell table:formula="of:=[.P296]-1028" office:value-type="float" office:value="485" calcext:value-type="float">
            <text:p>48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14.000000199S" calcext:value-type="time">
            <text:p>17:25:14</text:p>
          </table:table-cell>
          <table:table-cell office:value-type="float" office:value="463573703" calcext:value-type="float">
            <text:p>463573703</text:p>
          </table:table-cell>
          <table:table-cell office:value-type="float" office:value="-1253445407" calcext:value-type="float">
            <text:p>-1253445407</text:p>
          </table:table-cell>
          <table:table-cell office:value-type="float" office:value="14475.68" calcext:value-type="float">
            <text:p>14475.68</text:p>
          </table:table-cell>
          <table:table-cell office:value-type="float" office:value="3928.8" calcext:value-type="float">
            <text:p>3928.8</text:p>
          </table:table-cell>
          <table:table-cell office:value-type="float" office:value="41.966" calcext:value-type="float">
            <text:p>41.966</text:p>
          </table:table-cell>
          <table:table-cell/>
          <table:table-cell table:formula="of:=[.D297]-177.9" office:value-type="float" office:value="14297.78" calcext:value-type="float">
            <text:p>14297.78</text:p>
          </table:table-cell>
          <table:table-cell table:formula="of:=[.B297]*(180/2^31)" office:value-type="float" office:value="38.8562989141792" calcext:value-type="float">
            <text:p>38.8562989142</text:p>
          </table:table-cell>
          <table:table-cell table:formula="of:=[.C297]*(180/2^31)" office:value-type="float" office:value="-105.062580322847" calcext:value-type="float">
            <text:p>-105.0625803228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table:formula="of:=SECOND([.A297])" office:value-type="float" office:value="14" calcext:value-type="float">
            <text:p>14</text:p>
          </table:table-cell>
          <table:table-cell table:style-name="ce9" table:formula="of:=MINUTE([.A297])" office:value-type="float" office:value="25" calcext:value-type="float">
            <text:p>25</text:p>
          </table:table-cell>
          <table:table-cell table:style-name="ce10" table:formula="of:=[.O297]*60+[.N297]" office:value-type="float" office:value="1514" calcext:value-type="float">
            <text:p>1514</text:p>
          </table:table-cell>
          <table:table-cell table:formula="of:=[.P297]-1028" office:value-type="float" office:value="486" calcext:value-type="float">
            <text:p>48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15.999999829S" calcext:value-type="time">
            <text:p>17:25:16</text:p>
          </table:table-cell>
          <table:table-cell office:value-type="float" office:value="463566936" calcext:value-type="float">
            <text:p>463566936</text:p>
          </table:table-cell>
          <table:table-cell office:value-type="float" office:value="-1253442242" calcext:value-type="float">
            <text:p>-1253442242</text:p>
          </table:table-cell>
          <table:table-cell office:value-type="float" office:value="14539.96" calcext:value-type="float">
            <text:p>14539.96</text:p>
          </table:table-cell>
          <table:table-cell office:value-type="float" office:value="3929.8" calcext:value-type="float">
            <text:p>3929.8</text:p>
          </table:table-cell>
          <table:table-cell office:value-type="float" office:value="39.589" calcext:value-type="float">
            <text:p>39.589</text:p>
          </table:table-cell>
          <table:table-cell/>
          <table:table-cell table:formula="of:=[.D298]-177.9" office:value-type="float" office:value="14362.06" calcext:value-type="float">
            <text:p>14362.06</text:p>
          </table:table-cell>
          <table:table-cell table:formula="of:=[.B298]*(180/2^31)" office:value-type="float" office:value="38.8557317107916" calcext:value-type="float">
            <text:p>38.8557317108</text:p>
          </table:table-cell>
          <table:table-cell table:formula="of:=[.C298]*(180/2^31)" office:value-type="float" office:value="-105.062315035611" calcext:value-type="float">
            <text:p>-105.0623150356</text:p>
          </table:table-cell>
          <table:table-cell/>
          <table:table-cell office:value-type="float" office:value="298" calcext:value-type="float">
            <text:p>298</text:p>
          </table:table-cell>
          <table:table-cell/>
          <table:table-cell table:formula="of:=SECOND([.A298])" office:value-type="float" office:value="16" calcext:value-type="float">
            <text:p>16</text:p>
          </table:table-cell>
          <table:table-cell table:style-name="ce9" table:formula="of:=MINUTE([.A298])" office:value-type="float" office:value="25" calcext:value-type="float">
            <text:p>25</text:p>
          </table:table-cell>
          <table:table-cell table:style-name="ce10" table:formula="of:=[.O298]*60+[.N298]" office:value-type="float" office:value="1516" calcext:value-type="float">
            <text:p>1516</text:p>
          </table:table-cell>
          <table:table-cell table:formula="of:=[.P298]-1028" office:value-type="float" office:value="488" calcext:value-type="float">
            <text:p>48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17.999999877S" calcext:value-type="time">
            <text:p>17:25:18</text:p>
          </table:table-cell>
          <table:table-cell office:value-type="float" office:value="463558163" calcext:value-type="float">
            <text:p>463558163</text:p>
          </table:table-cell>
          <table:table-cell office:value-type="float" office:value="-1253444622" calcext:value-type="float">
            <text:p>-1253444622</text:p>
          </table:table-cell>
          <table:table-cell office:value-type="float" office:value="14615.9" calcext:value-type="float">
            <text:p>14615.9</text:p>
          </table:table-cell>
          <table:table-cell office:value-type="float" office:value="3930.6" calcext:value-type="float">
            <text:p>3930.6</text:p>
          </table:table-cell>
          <table:table-cell office:value-type="float" office:value="39.627" calcext:value-type="float">
            <text:p>39.627</text:p>
          </table:table-cell>
          <table:table-cell/>
          <table:table-cell table:formula="of:=[.D299]-177.9" office:value-type="float" office:value="14438" calcext:value-type="float">
            <text:p>14438</text:p>
          </table:table-cell>
          <table:table-cell table:formula="of:=[.B299]*(180/2^31)" office:value-type="float" office:value="38.8549963664263" calcext:value-type="float">
            <text:p>38.8549963664</text:p>
          </table:table-cell>
          <table:table-cell table:formula="of:=[.C299]*(180/2^31)" office:value-type="float" office:value="-105.062514524907" calcext:value-type="float">
            <text:p>-105.0625145249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table:formula="of:=SECOND([.A299])" office:value-type="float" office:value="18" calcext:value-type="float">
            <text:p>18</text:p>
          </table:table-cell>
          <table:table-cell table:style-name="ce9" table:formula="of:=MINUTE([.A299])" office:value-type="float" office:value="25" calcext:value-type="float">
            <text:p>25</text:p>
          </table:table-cell>
          <table:table-cell table:style-name="ce10" table:formula="of:=[.O299]*60+[.N299]" office:value-type="float" office:value="1518" calcext:value-type="float">
            <text:p>1518</text:p>
          </table:table-cell>
          <table:table-cell table:formula="of:=[.P299]-1028" office:value-type="float" office:value="490" calcext:value-type="float">
            <text:p>49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20.000000345S" calcext:value-type="time">
            <text:p>17:25:20</text:p>
          </table:table-cell>
          <table:table-cell office:value-type="float" office:value="463549060" calcext:value-type="float">
            <text:p>463549060</text:p>
          </table:table-cell>
          <table:table-cell office:value-type="float" office:value="-1253449159" calcext:value-type="float">
            <text:p>-1253449159</text:p>
          </table:table-cell>
          <table:table-cell office:value-type="float" office:value="14702.78" calcext:value-type="float">
            <text:p>14702.78</text:p>
          </table:table-cell>
          <table:table-cell office:value-type="float" office:value="3932" calcext:value-type="float">
            <text:p>3932</text:p>
          </table:table-cell>
          <table:table-cell office:value-type="float" office:value="39.272" calcext:value-type="float">
            <text:p>39.272</text:p>
          </table:table-cell>
          <table:table-cell/>
          <table:table-cell table:formula="of:=[.D300]-177.9" office:value-type="float" office:value="14524.88" calcext:value-type="float">
            <text:p>14524.88</text:p>
          </table:table-cell>
          <table:table-cell table:formula="of:=[.B300]*(180/2^31)" office:value-type="float" office:value="38.8542333617806" calcext:value-type="float">
            <text:p>38.8542333618</text:p>
          </table:table-cell>
          <table:table-cell table:formula="of:=[.C300]*(180/2^31)" office:value-type="float" office:value="-105.062894811854" calcext:value-type="float">
            <text:p>-105.0628948119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table:formula="of:=SECOND([.A300])" office:value-type="float" office:value="20" calcext:value-type="float">
            <text:p>20</text:p>
          </table:table-cell>
          <table:table-cell table:style-name="ce9" table:formula="of:=MINUTE([.A300])" office:value-type="float" office:value="25" calcext:value-type="float">
            <text:p>25</text:p>
          </table:table-cell>
          <table:table-cell table:style-name="ce10" table:formula="of:=[.O300]*60+[.N300]" office:value-type="float" office:value="1520" calcext:value-type="float">
            <text:p>1520</text:p>
          </table:table-cell>
          <table:table-cell table:formula="of:=[.P300]-1028" office:value-type="float" office:value="492" calcext:value-type="float">
            <text:p>49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21.999999974S" calcext:value-type="time">
            <text:p>17:25:22</text:p>
          </table:table-cell>
          <table:table-cell office:value-type="float" office:value="463539569" calcext:value-type="float">
            <text:p>463539569</text:p>
          </table:table-cell>
          <table:table-cell office:value-type="float" office:value="-1253453985" calcext:value-type="float">
            <text:p>-1253453985</text:p>
          </table:table-cell>
          <table:table-cell office:value-type="float" office:value="14795.32" calcext:value-type="float">
            <text:p>14795.32</text:p>
          </table:table-cell>
          <table:table-cell office:value-type="float" office:value="3935" calcext:value-type="float">
            <text:p>3935</text:p>
          </table:table-cell>
          <table:table-cell office:value-type="float" office:value="37.728" calcext:value-type="float">
            <text:p>37.728</text:p>
          </table:table-cell>
          <table:table-cell/>
          <table:table-cell table:formula="of:=[.D301]-177.9" office:value-type="float" office:value="14617.42" calcext:value-type="float">
            <text:p>14617.42</text:p>
          </table:table-cell>
          <table:table-cell table:formula="of:=[.B301]*(180/2^31)" office:value-type="float" office:value="38.8534378353506" calcext:value-type="float">
            <text:p>38.8534378354</text:p>
          </table:table-cell>
          <table:table-cell table:formula="of:=[.C301]*(180/2^31)" office:value-type="float" office:value="-105.063299322501" calcext:value-type="float">
            <text:p>-105.0632993225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table:formula="of:=SECOND([.A301])" office:value-type="float" office:value="22" calcext:value-type="float">
            <text:p>22</text:p>
          </table:table-cell>
          <table:table-cell table:style-name="ce9" table:formula="of:=MINUTE([.A301])" office:value-type="float" office:value="25" calcext:value-type="float">
            <text:p>25</text:p>
          </table:table-cell>
          <table:table-cell table:style-name="ce10" table:formula="of:=[.O301]*60+[.N301]" office:value-type="float" office:value="1522" calcext:value-type="float">
            <text:p>1522</text:p>
          </table:table-cell>
          <table:table-cell table:formula="of:=[.P301]-1028" office:value-type="float" office:value="494" calcext:value-type="float">
            <text:p>49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22.999999579S" calcext:value-type="time">
            <text:p>17:25:23</text:p>
          </table:table-cell>
          <table:table-cell office:value-type="float" office:value="463534742" calcext:value-type="float">
            <text:p>463534742</text:p>
          </table:table-cell>
          <table:table-cell office:value-type="float" office:value="-1253455100" calcext:value-type="float">
            <text:p>-1253455100</text:p>
          </table:table-cell>
          <table:table-cell office:value-type="float" office:value="14840.91" calcext:value-type="float">
            <text:p>14840.91</text:p>
          </table:table-cell>
          <table:table-cell office:value-type="float" office:value="3936.2" calcext:value-type="float">
            <text:p>3936.2</text:p>
          </table:table-cell>
          <table:table-cell office:value-type="float" office:value="38.545" calcext:value-type="float">
            <text:p>38.545</text:p>
          </table:table-cell>
          <table:table-cell/>
          <table:table-cell table:formula="of:=[.D302]-177.9" office:value-type="float" office:value="14663.01" calcext:value-type="float">
            <text:p>14663.01</text:p>
          </table:table-cell>
          <table:table-cell table:formula="of:=[.B302]*(180/2^31)" office:value-type="float" office:value="38.8530332408845" calcext:value-type="float">
            <text:p>38.8530332409</text:p>
          </table:table-cell>
          <table:table-cell table:formula="of:=[.C302]*(180/2^31)" office:value-type="float" office:value="-105.063392780721" calcext:value-type="float">
            <text:p>-105.0633927807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table:formula="of:=SECOND([.A302])" office:value-type="float" office:value="23" calcext:value-type="float">
            <text:p>23</text:p>
          </table:table-cell>
          <table:table-cell table:style-name="ce9" table:formula="of:=MINUTE([.A302])" office:value-type="float" office:value="25" calcext:value-type="float">
            <text:p>25</text:p>
          </table:table-cell>
          <table:table-cell table:style-name="ce10" table:formula="of:=[.O302]*60+[.N302]" office:value-type="float" office:value="1523" calcext:value-type="float">
            <text:p>1523</text:p>
          </table:table-cell>
          <table:table-cell table:formula="of:=[.P302]-1028" office:value-type="float" office:value="495" calcext:value-type="float">
            <text:p>49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25.000000466S" calcext:value-type="time">
            <text:p>17:25:25</text:p>
          </table:table-cell>
          <table:table-cell office:value-type="float" office:value="463527098" calcext:value-type="float">
            <text:p>463527098</text:p>
          </table:table-cell>
          <table:table-cell office:value-type="float" office:value="-1253452529" calcext:value-type="float">
            <text:p>-1253452529</text:p>
          </table:table-cell>
          <table:table-cell office:value-type="float" office:value="14911.49" calcext:value-type="float">
            <text:p>14911.49</text:p>
          </table:table-cell>
          <table:table-cell office:value-type="float" office:value="3938" calcext:value-type="float">
            <text:p>3938</text:p>
          </table:table-cell>
          <table:table-cell office:value-type="float" office:value="39.53" calcext:value-type="float">
            <text:p>39.53</text:p>
          </table:table-cell>
          <table:table-cell/>
          <table:table-cell table:formula="of:=[.D303]-177.9" office:value-type="float" office:value="14733.59" calcext:value-type="float">
            <text:p>14733.59</text:p>
          </table:table-cell>
          <table:table-cell table:formula="of:=[.B303]*(180/2^31)" office:value-type="float" office:value="38.8523925282061" calcext:value-type="float">
            <text:p>38.8523925282</text:p>
          </table:table-cell>
          <table:table-cell table:formula="of:=[.C303]*(180/2^31)" office:value-type="float" office:value="-105.063177281991" calcext:value-type="float">
            <text:p>-105.063177282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table:formula="of:=SECOND([.A303])" office:value-type="float" office:value="25" calcext:value-type="float">
            <text:p>25</text:p>
          </table:table-cell>
          <table:table-cell table:style-name="ce9" table:formula="of:=MINUTE([.A303])" office:value-type="float" office:value="25" calcext:value-type="float">
            <text:p>25</text:p>
          </table:table-cell>
          <table:table-cell table:style-name="ce10" table:formula="of:=[.O303]*60+[.N303]" office:value-type="float" office:value="1525" calcext:value-type="float">
            <text:p>1525</text:p>
          </table:table-cell>
          <table:table-cell table:formula="of:=[.P303]-1028" office:value-type="float" office:value="497" calcext:value-type="float">
            <text:p>49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26.000000071S" calcext:value-type="time">
            <text:p>17:25:26</text:p>
          </table:table-cell>
          <table:table-cell office:value-type="float" office:value="463524662" calcext:value-type="float">
            <text:p>463524662</text:p>
          </table:table-cell>
          <table:table-cell office:value-type="float" office:value="-1253449618" calcext:value-type="float">
            <text:p>-1253449618</text:p>
          </table:table-cell>
          <table:table-cell office:value-type="float" office:value="14936.92" calcext:value-type="float">
            <text:p>14936.92</text:p>
          </table:table-cell>
          <table:table-cell office:value-type="float" office:value="3938.6" calcext:value-type="float">
            <text:p>3938.6</text:p>
          </table:table-cell>
          <table:table-cell office:value-type="float" office:value="39.832" calcext:value-type="float">
            <text:p>39.832</text:p>
          </table:table-cell>
          <table:table-cell/>
          <table:table-cell table:formula="of:=[.D304]-177.9" office:value-type="float" office:value="14759.02" calcext:value-type="float">
            <text:p>14759.02</text:p>
          </table:table-cell>
          <table:table-cell table:formula="of:=[.B304]*(180/2^31)" office:value-type="float" office:value="38.8521883450449" calcext:value-type="float">
            <text:p>38.852188345</text:p>
          </table:table-cell>
          <table:table-cell table:formula="of:=[.C304]*(180/2^31)" office:value-type="float" office:value="-105.062933284789" calcext:value-type="float">
            <text:p>-105.0629332848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table:formula="of:=SECOND([.A304])" office:value-type="float" office:value="26" calcext:value-type="float">
            <text:p>26</text:p>
          </table:table-cell>
          <table:table-cell table:style-name="ce9" table:formula="of:=MINUTE([.A304])" office:value-type="float" office:value="25" calcext:value-type="float">
            <text:p>25</text:p>
          </table:table-cell>
          <table:table-cell table:style-name="ce10" table:formula="of:=[.O304]*60+[.N304]" office:value-type="float" office:value="1526" calcext:value-type="float">
            <text:p>1526</text:p>
          </table:table-cell>
          <table:table-cell table:formula="of:=[.P304]-1028" office:value-type="float" office:value="498" calcext:value-type="float">
            <text:p>49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27.000000095S" calcext:value-type="time">
            <text:p>17:25:27</text:p>
          </table:table-cell>
          <table:table-cell office:value-type="float" office:value="463521126" calcext:value-type="float">
            <text:p>463521126</text:p>
          </table:table-cell>
          <table:table-cell office:value-type="float" office:value="-1253445172" calcext:value-type="float">
            <text:p>-1253445172</text:p>
          </table:table-cell>
          <table:table-cell office:value-type="float" office:value="14978.26" calcext:value-type="float">
            <text:p>14978.26</text:p>
          </table:table-cell>
          <table:table-cell office:value-type="float" office:value="3940" calcext:value-type="float">
            <text:p>3940</text:p>
          </table:table-cell>
          <table:table-cell office:value-type="float" office:value="40.813" calcext:value-type="float">
            <text:p>40.813</text:p>
          </table:table-cell>
          <table:table-cell/>
          <table:table-cell table:formula="of:=[.D305]-177.9" office:value-type="float" office:value="14800.36" calcext:value-type="float">
            <text:p>14800.36</text:p>
          </table:table-cell>
          <table:table-cell table:formula="of:=[.B305]*(180/2^31)" office:value-type="float" office:value="38.8518919609487" calcext:value-type="float">
            <text:p>38.8518919609</text:p>
          </table:table-cell>
          <table:table-cell table:formula="of:=[.C305]*(180/2^31)" office:value-type="float" office:value="-105.062560625374" calcext:value-type="float">
            <text:p>-105.0625606254</text:p>
          </table:table-cell>
          <table:table-cell/>
          <table:table-cell office:value-type="float" office:value="305" calcext:value-type="float">
            <text:p>305</text:p>
          </table:table-cell>
          <table:table-cell/>
          <table:table-cell table:formula="of:=SECOND([.A305])" office:value-type="float" office:value="27" calcext:value-type="float">
            <text:p>27</text:p>
          </table:table-cell>
          <table:table-cell table:style-name="ce9" table:formula="of:=MINUTE([.A305])" office:value-type="float" office:value="25" calcext:value-type="float">
            <text:p>25</text:p>
          </table:table-cell>
          <table:table-cell table:style-name="ce10" table:formula="of:=[.O305]*60+[.N305]" office:value-type="float" office:value="1527" calcext:value-type="float">
            <text:p>1527</text:p>
          </table:table-cell>
          <table:table-cell table:formula="of:=[.P305]-1028" office:value-type="float" office:value="499" calcext:value-type="float">
            <text:p>49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28.999999724S" calcext:value-type="time">
            <text:p>17:25:29</text:p>
          </table:table-cell>
          <table:table-cell office:value-type="float" office:value="463515944" calcext:value-type="float">
            <text:p>463515944</text:p>
          </table:table-cell>
          <table:table-cell office:value-type="float" office:value="-1253435604" calcext:value-type="float">
            <text:p>-1253435604</text:p>
          </table:table-cell>
          <table:table-cell office:value-type="float" office:value="15057.3" calcext:value-type="float">
            <text:p>15057.3</text:p>
          </table:table-cell>
          <table:table-cell office:value-type="float" office:value="3942.8" calcext:value-type="float">
            <text:p>3942.8</text:p>
          </table:table-cell>
          <table:table-cell office:value-type="float" office:value="41.755" calcext:value-type="float">
            <text:p>41.755</text:p>
          </table:table-cell>
          <table:table-cell/>
          <table:table-cell table:formula="of:=[.D306]-177.9" office:value-type="float" office:value="14879.4" calcext:value-type="float">
            <text:p>14879.4</text:p>
          </table:table-cell>
          <table:table-cell table:formula="of:=[.B306]*(180/2^31)" office:value-type="float" office:value="38.8514576107264" calcext:value-type="float">
            <text:p>38.8514576107</text:p>
          </table:table-cell>
          <table:table-cell table:formula="of:=[.C306]*(180/2^31)" office:value-type="float" office:value="-105.061758644879" calcext:value-type="float">
            <text:p>-105.0617586449</text:p>
          </table:table-cell>
          <table:table-cell/>
          <table:table-cell office:value-type="float" office:value="306" calcext:value-type="float">
            <text:p>306</text:p>
          </table:table-cell>
          <table:table-cell/>
          <table:table-cell table:formula="of:=SECOND([.A306])" office:value-type="float" office:value="29" calcext:value-type="float">
            <text:p>29</text:p>
          </table:table-cell>
          <table:table-cell table:style-name="ce9" table:formula="of:=MINUTE([.A306])" office:value-type="float" office:value="25" calcext:value-type="float">
            <text:p>25</text:p>
          </table:table-cell>
          <table:table-cell table:style-name="ce10" table:formula="of:=[.O306]*60+[.N306]" office:value-type="float" office:value="1529" calcext:value-type="float">
            <text:p>1529</text:p>
          </table:table-cell>
          <table:table-cell table:formula="of:=[.P306]-1028" office:value-type="float" office:value="501" calcext:value-type="float">
            <text:p>50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30.000000168S" calcext:value-type="time">
            <text:p>17:25:30</text:p>
          </table:table-cell>
          <table:table-cell office:value-type="float" office:value="463512426" calcext:value-type="float">
            <text:p>463512426</text:p>
          </table:table-cell>
          <table:table-cell office:value-type="float" office:value="-1253431920" calcext:value-type="float">
            <text:p>-1253431920</text:p>
          </table:table-cell>
          <table:table-cell office:value-type="float" office:value="15099.54" calcext:value-type="float">
            <text:p>15099.54</text:p>
          </table:table-cell>
          <table:table-cell office:value-type="float" office:value="3944.6" calcext:value-type="float">
            <text:p>3944.6</text:p>
          </table:table-cell>
          <table:table-cell office:value-type="float" office:value="41.646" calcext:value-type="float">
            <text:p>41.646</text:p>
          </table:table-cell>
          <table:table-cell/>
          <table:table-cell table:formula="of:=[.D307]-177.9" office:value-type="float" office:value="14921.64" calcext:value-type="float">
            <text:p>14921.64</text:p>
          </table:table-cell>
          <table:table-cell table:formula="of:=[.B307]*(180/2^31)" office:value-type="float" office:value="38.8511627353728" calcext:value-type="float">
            <text:p>38.8511627354</text:p>
          </table:table-cell>
          <table:table-cell table:formula="of:=[.C307]*(180/2^31)" office:value-type="float" office:value="-105.061449855566" calcext:value-type="float">
            <text:p>-105.0614498556</text:p>
          </table:table-cell>
          <table:table-cell/>
          <table:table-cell office:value-type="float" office:value="307" calcext:value-type="float">
            <text:p>307</text:p>
          </table:table-cell>
          <table:table-cell/>
          <table:table-cell table:formula="of:=SECOND([.A307])" office:value-type="float" office:value="30" calcext:value-type="float">
            <text:p>30</text:p>
          </table:table-cell>
          <table:table-cell table:style-name="ce9" table:formula="of:=MINUTE([.A307])" office:value-type="float" office:value="25" calcext:value-type="float">
            <text:p>25</text:p>
          </table:table-cell>
          <table:table-cell table:style-name="ce10" table:formula="of:=[.O307]*60+[.N307]" office:value-type="float" office:value="1530" calcext:value-type="float">
            <text:p>1530</text:p>
          </table:table-cell>
          <table:table-cell table:formula="of:=[.P307]-1028" office:value-type="float" office:value="502" calcext:value-type="float">
            <text:p>50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32.000000216S" calcext:value-type="time">
            <text:p>17:25:32</text:p>
          </table:table-cell>
          <table:table-cell office:value-type="float" office:value="463506757" calcext:value-type="float">
            <text:p>463506757</text:p>
          </table:table-cell>
          <table:table-cell office:value-type="float" office:value="-1253429656" calcext:value-type="float">
            <text:p>-1253429656</text:p>
          </table:table-cell>
          <table:table-cell office:value-type="float" office:value="15153.52" calcext:value-type="float">
            <text:p>15153.52</text:p>
          </table:table-cell>
          <table:table-cell office:value-type="float" office:value="3947.2" calcext:value-type="float">
            <text:p>3947.2</text:p>
          </table:table-cell>
          <table:table-cell office:value-type="float" office:value="39.149" calcext:value-type="float">
            <text:p>39.149</text:p>
          </table:table-cell>
          <table:table-cell/>
          <table:table-cell table:formula="of:=[.D308]-177.9" office:value-type="float" office:value="14975.62" calcext:value-type="float">
            <text:p>14975.62</text:p>
          </table:table-cell>
          <table:table-cell table:formula="of:=[.B308]*(180/2^31)" office:value-type="float" office:value="38.850687565282" calcext:value-type="float">
            <text:p>38.8506875653</text:p>
          </table:table-cell>
          <table:table-cell table:formula="of:=[.C308]*(180/2^31)" office:value-type="float" office:value="-105.061260089278" calcext:value-type="float">
            <text:p>-105.0612600893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table:formula="of:=SECOND([.A308])" office:value-type="float" office:value="32" calcext:value-type="float">
            <text:p>32</text:p>
          </table:table-cell>
          <table:table-cell table:style-name="ce9" table:formula="of:=MINUTE([.A308])" office:value-type="float" office:value="25" calcext:value-type="float">
            <text:p>25</text:p>
          </table:table-cell>
          <table:table-cell table:style-name="ce10" table:formula="of:=[.O308]*60+[.N308]" office:value-type="float" office:value="1532" calcext:value-type="float">
            <text:p>1532</text:p>
          </table:table-cell>
          <table:table-cell table:formula="of:=[.P308]-1028" office:value-type="float" office:value="504" calcext:value-type="float">
            <text:p>50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33.00000024S" calcext:value-type="time">
            <text:p>17:25:33</text:p>
          </table:table-cell>
          <table:table-cell office:value-type="float" office:value="463503343" calcext:value-type="float">
            <text:p>463503343</text:p>
          </table:table-cell>
          <table:table-cell office:value-type="float" office:value="-1253430407" calcext:value-type="float">
            <text:p>-1253430407</text:p>
          </table:table-cell>
          <table:table-cell office:value-type="float" office:value="15181.11" calcext:value-type="float">
            <text:p>15181.11</text:p>
          </table:table-cell>
          <table:table-cell office:value-type="float" office:value="3949" calcext:value-type="float">
            <text:p>3949</text:p>
          </table:table-cell>
          <table:table-cell office:value-type="float" office:value="38.208" calcext:value-type="float">
            <text:p>38.208</text:p>
          </table:table-cell>
          <table:table-cell/>
          <table:table-cell table:formula="of:=[.D309]-177.9" office:value-type="float" office:value="15003.21" calcext:value-type="float">
            <text:p>15003.21</text:p>
          </table:table-cell>
          <table:table-cell table:formula="of:=[.B309]*(180/2^31)" office:value-type="float" office:value="38.8504014071077" calcext:value-type="float">
            <text:p>38.8504014071</text:p>
          </table:table-cell>
          <table:table-cell table:formula="of:=[.C309]*(180/2^31)" office:value-type="float" office:value="-105.061323037371" calcext:value-type="float">
            <text:p>-105.0613230374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table:formula="of:=SECOND([.A309])" office:value-type="float" office:value="33" calcext:value-type="float">
            <text:p>33</text:p>
          </table:table-cell>
          <table:table-cell table:style-name="ce9" table:formula="of:=MINUTE([.A309])" office:value-type="float" office:value="25" calcext:value-type="float">
            <text:p>25</text:p>
          </table:table-cell>
          <table:table-cell table:style-name="ce10" table:formula="of:=[.O309]*60+[.N309]" office:value-type="float" office:value="1533" calcext:value-type="float">
            <text:p>1533</text:p>
          </table:table-cell>
          <table:table-cell table:formula="of:=[.P309]-1028" office:value-type="float" office:value="505" calcext:value-type="float">
            <text:p>50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33.999999845S" calcext:value-type="time">
            <text:p>17:25:34</text:p>
          </table:table-cell>
          <table:table-cell office:value-type="float" office:value="463500878" calcext:value-type="float">
            <text:p>463500878</text:p>
          </table:table-cell>
          <table:table-cell office:value-type="float" office:value="-1253431071" calcext:value-type="float">
            <text:p>-1253431071</text:p>
          </table:table-cell>
          <table:table-cell office:value-type="float" office:value="15201.94" calcext:value-type="float">
            <text:p>15201.94</text:p>
          </table:table-cell>
          <table:table-cell office:value-type="float" office:value="3949.8" calcext:value-type="float">
            <text:p>3949.8</text:p>
          </table:table-cell>
          <table:table-cell office:value-type="float" office:value="35.992" calcext:value-type="float">
            <text:p>35.992</text:p>
          </table:table-cell>
          <table:table-cell/>
          <table:table-cell table:formula="of:=[.D310]-177.9" office:value-type="float" office:value="15024.04" calcext:value-type="float">
            <text:p>15024.04</text:p>
          </table:table-cell>
          <table:table-cell table:formula="of:=[.B310]*(180/2^31)" office:value-type="float" office:value="38.8501947931945" calcext:value-type="float">
            <text:p>38.8501947932</text:p>
          </table:table-cell>
          <table:table-cell table:formula="of:=[.C310]*(180/2^31)" office:value-type="float" office:value="-105.061378693208" calcext:value-type="float">
            <text:p>-105.0613786932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table:formula="of:=SECOND([.A310])" office:value-type="float" office:value="34" calcext:value-type="float">
            <text:p>34</text:p>
          </table:table-cell>
          <table:table-cell table:style-name="ce9" table:formula="of:=MINUTE([.A310])" office:value-type="float" office:value="25" calcext:value-type="float">
            <text:p>25</text:p>
          </table:table-cell>
          <table:table-cell table:style-name="ce10" table:formula="of:=[.O310]*60+[.N310]" office:value-type="float" office:value="1534" calcext:value-type="float">
            <text:p>1534</text:p>
          </table:table-cell>
          <table:table-cell table:formula="of:=[.P310]-1028" office:value-type="float" office:value="506" calcext:value-type="float">
            <text:p>50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36.000000313S" calcext:value-type="time">
            <text:p>17:25:36</text:p>
          </table:table-cell>
          <table:table-cell office:value-type="float" office:value="463493050" calcext:value-type="float">
            <text:p>463493050</text:p>
          </table:table-cell>
          <table:table-cell office:value-type="float" office:value="-1253437134" calcext:value-type="float">
            <text:p>-1253437134</text:p>
          </table:table-cell>
          <table:table-cell office:value-type="float" office:value="15278.9" calcext:value-type="float">
            <text:p>15278.9</text:p>
          </table:table-cell>
          <table:table-cell office:value-type="float" office:value="3952.2" calcext:value-type="float">
            <text:p>3952.2</text:p>
          </table:table-cell>
          <table:table-cell office:value-type="float" office:value="35.9" calcext:value-type="float">
            <text:p>35.9</text:p>
          </table:table-cell>
          <table:table-cell/>
          <table:table-cell table:formula="of:=[.D311]-177.9" office:value-type="float" office:value="15101" calcext:value-type="float">
            <text:p>15101</text:p>
          </table:table-cell>
          <table:table-cell table:formula="of:=[.B311]*(180/2^31)" office:value-type="float" office:value="38.8495386578143" calcext:value-type="float">
            <text:p>38.8495386578</text:p>
          </table:table-cell>
          <table:table-cell table:formula="of:=[.C311]*(180/2^31)" office:value-type="float" office:value="-105.061886887997" calcext:value-type="float">
            <text:p>-105.061886888</text:p>
          </table:table-cell>
          <table:table-cell/>
          <table:table-cell office:value-type="float" office:value="311" calcext:value-type="float">
            <text:p>311</text:p>
          </table:table-cell>
          <table:table-cell/>
          <table:table-cell table:formula="of:=SECOND([.A311])" office:value-type="float" office:value="36" calcext:value-type="float">
            <text:p>36</text:p>
          </table:table-cell>
          <table:table-cell table:style-name="ce9" table:formula="of:=MINUTE([.A311])" office:value-type="float" office:value="25" calcext:value-type="float">
            <text:p>25</text:p>
          </table:table-cell>
          <table:table-cell table:style-name="ce10" table:formula="of:=[.O311]*60+[.N311]" office:value-type="float" office:value="1536" calcext:value-type="float">
            <text:p>1536</text:p>
          </table:table-cell>
          <table:table-cell table:formula="of:=[.P311]-1028" office:value-type="float" office:value="508" calcext:value-type="float">
            <text:p>50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36.999999918S" calcext:value-type="time">
            <text:p>17:25:37</text:p>
          </table:table-cell>
          <table:table-cell office:value-type="float" office:value="463489646" calcext:value-type="float">
            <text:p>463489646</text:p>
          </table:table-cell>
          <table:table-cell office:value-type="float" office:value="-1253438602" calcext:value-type="float">
            <text:p>-1253438602</text:p>
          </table:table-cell>
          <table:table-cell office:value-type="float" office:value="15311.66" calcext:value-type="float">
            <text:p>15311.66</text:p>
          </table:table-cell>
          <table:table-cell office:value-type="float" office:value="3953.6" calcext:value-type="float">
            <text:p>3953.6</text:p>
          </table:table-cell>
          <table:table-cell office:value-type="float" office:value="35.725" calcext:value-type="float">
            <text:p>35.725</text:p>
          </table:table-cell>
          <table:table-cell/>
          <table:table-cell table:formula="of:=[.D312]-177.9" office:value-type="float" office:value="15133.76" calcext:value-type="float">
            <text:p>15133.76</text:p>
          </table:table-cell>
          <table:table-cell table:formula="of:=[.B312]*(180/2^31)" office:value-type="float" office:value="38.8492533378303" calcext:value-type="float">
            <text:p>38.8492533378</text:p>
          </table:table-cell>
          <table:table-cell table:formula="of:=[.C312]*(180/2^31)" office:value-type="float" office:value="-105.062009934336" calcext:value-type="float">
            <text:p>-105.0620099343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table:formula="of:=SECOND([.A312])" office:value-type="float" office:value="37" calcext:value-type="float">
            <text:p>37</text:p>
          </table:table-cell>
          <table:table-cell table:style-name="ce9" table:formula="of:=MINUTE([.A312])" office:value-type="float" office:value="25" calcext:value-type="float">
            <text:p>25</text:p>
          </table:table-cell>
          <table:table-cell table:style-name="ce10" table:formula="of:=[.O312]*60+[.N312]" office:value-type="float" office:value="1537" calcext:value-type="float">
            <text:p>1537</text:p>
          </table:table-cell>
          <table:table-cell table:formula="of:=[.P312]-1028" office:value-type="float" office:value="509" calcext:value-type="float">
            <text:p>50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38.999999966S" calcext:value-type="time">
            <text:p>17:25:39</text:p>
          </table:table-cell>
          <table:table-cell office:value-type="float" office:value="463482873" calcext:value-type="float">
            <text:p>463482873</text:p>
          </table:table-cell>
          <table:table-cell office:value-type="float" office:value="-1253439320" calcext:value-type="float">
            <text:p>-1253439320</text:p>
          </table:table-cell>
          <table:table-cell office:value-type="float" office:value="15374.9" calcext:value-type="float">
            <text:p>15374.9</text:p>
          </table:table-cell>
          <table:table-cell office:value-type="float" office:value="3957.2" calcext:value-type="float">
            <text:p>3957.2</text:p>
          </table:table-cell>
          <table:table-cell office:value-type="float" office:value="34.698" calcext:value-type="float">
            <text:p>34.698</text:p>
          </table:table-cell>
          <table:table-cell/>
          <table:table-cell table:formula="of:=[.D313]-177.9" office:value-type="float" office:value="15197" calcext:value-type="float">
            <text:p>15197</text:p>
          </table:table-cell>
          <table:table-cell table:formula="of:=[.B313]*(180/2^31)" office:value-type="float" office:value="38.8486856315285" calcext:value-type="float">
            <text:p>38.8486856315</text:p>
          </table:table-cell>
          <table:table-cell table:formula="of:=[.C313]*(180/2^31)" office:value-type="float" office:value="-105.062070116401" calcext:value-type="float">
            <text:p>-105.0620701164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table:formula="of:=SECOND([.A313])" office:value-type="float" office:value="39" calcext:value-type="float">
            <text:p>39</text:p>
          </table:table-cell>
          <table:table-cell table:style-name="ce9" table:formula="of:=MINUTE([.A313])" office:value-type="float" office:value="25" calcext:value-type="float">
            <text:p>25</text:p>
          </table:table-cell>
          <table:table-cell table:style-name="ce10" table:formula="of:=[.O313]*60+[.N313]" office:value-type="float" office:value="1539" calcext:value-type="float">
            <text:p>1539</text:p>
          </table:table-cell>
          <table:table-cell table:formula="of:=[.P313]-1028" office:value-type="float" office:value="511" calcext:value-type="float">
            <text:p>51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41.000000015S" calcext:value-type="time">
            <text:p>17:25:41</text:p>
          </table:table-cell>
          <table:table-cell office:value-type="float" office:value="463477552" calcext:value-type="float">
            <text:p>463477552</text:p>
          </table:table-cell>
          <table:table-cell office:value-type="float" office:value="-1253434924" calcext:value-type="float">
            <text:p>-1253434924</text:p>
          </table:table-cell>
          <table:table-cell office:value-type="float" office:value="15426.18" calcext:value-type="float">
            <text:p>15426.18</text:p>
          </table:table-cell>
          <table:table-cell office:value-type="float" office:value="3959.6" calcext:value-type="float">
            <text:p>3959.6</text:p>
          </table:table-cell>
          <table:table-cell office:value-type="float" office:value="32.852" calcext:value-type="float">
            <text:p>32.852</text:p>
          </table:table-cell>
          <table:table-cell/>
          <table:table-cell table:formula="of:=[.D314]-177.9" office:value-type="float" office:value="15248.28" calcext:value-type="float">
            <text:p>15248.28</text:p>
          </table:table-cell>
          <table:table-cell table:formula="of:=[.B314]*(180/2^31)" office:value-type="float" office:value="38.8482396304607" calcext:value-type="float">
            <text:p>38.8482396305</text:p>
          </table:table-cell>
          <table:table-cell table:formula="of:=[.C314]*(180/2^31)" office:value-type="float" office:value="-105.061701647937" calcext:value-type="float">
            <text:p>-105.0617016479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table:formula="of:=SECOND([.A314])" office:value-type="float" office:value="41" calcext:value-type="float">
            <text:p>41</text:p>
          </table:table-cell>
          <table:table-cell table:style-name="ce9" table:formula="of:=MINUTE([.A314])" office:value-type="float" office:value="25" calcext:value-type="float">
            <text:p>25</text:p>
          </table:table-cell>
          <table:table-cell table:style-name="ce10" table:formula="of:=[.O314]*60+[.N314]" office:value-type="float" office:value="1541" calcext:value-type="float">
            <text:p>1541</text:p>
          </table:table-cell>
          <table:table-cell table:formula="of:=[.P314]-1028" office:value-type="float" office:value="513" calcext:value-type="float">
            <text:p>51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43.000000063S" calcext:value-type="time">
            <text:p>17:25:43</text:p>
          </table:table-cell>
          <table:table-cell office:value-type="float" office:value="463472697" calcext:value-type="float">
            <text:p>463472697</text:p>
          </table:table-cell>
          <table:table-cell office:value-type="float" office:value="-1253429117" calcext:value-type="float">
            <text:p>-1253429117</text:p>
          </table:table-cell>
          <table:table-cell office:value-type="float" office:value="15483.39" calcext:value-type="float">
            <text:p>15483.39</text:p>
          </table:table-cell>
          <table:table-cell office:value-type="float" office:value="3962.6" calcext:value-type="float">
            <text:p>3962.6</text:p>
          </table:table-cell>
          <table:table-cell office:value-type="float" office:value="31.721" calcext:value-type="float">
            <text:p>31.721</text:p>
          </table:table-cell>
          <table:table-cell/>
          <table:table-cell table:formula="of:=[.D315]-177.9" office:value-type="float" office:value="15305.49" calcext:value-type="float">
            <text:p>15305.49</text:p>
          </table:table-cell>
          <table:table-cell table:formula="of:=[.B315]*(180/2^31)" office:value-type="float" office:value="38.8478326890618" calcext:value-type="float">
            <text:p>38.8478326891</text:p>
          </table:table-cell>
          <table:table-cell table:formula="of:=[.C315]*(180/2^31)" office:value-type="float" office:value="-105.06121491082" calcext:value-type="float">
            <text:p>-105.0612149108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table:formula="of:=SECOND([.A315])" office:value-type="float" office:value="43" calcext:value-type="float">
            <text:p>43</text:p>
          </table:table-cell>
          <table:table-cell table:style-name="ce9" table:formula="of:=MINUTE([.A315])" office:value-type="float" office:value="25" calcext:value-type="float">
            <text:p>25</text:p>
          </table:table-cell>
          <table:table-cell table:style-name="ce10" table:formula="of:=[.O315]*60+[.N315]" office:value-type="float" office:value="1543" calcext:value-type="float">
            <text:p>1543</text:p>
          </table:table-cell>
          <table:table-cell table:formula="of:=[.P315]-1028" office:value-type="float" office:value="515" calcext:value-type="float">
            <text:p>51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45.000000112S" calcext:value-type="time">
            <text:p>17:25:45</text:p>
          </table:table-cell>
          <table:table-cell office:value-type="float" office:value="463469585" calcext:value-type="float">
            <text:p>463469585</text:p>
          </table:table-cell>
          <table:table-cell office:value-type="float" office:value="-1253419784" calcext:value-type="float">
            <text:p>-1253419784</text:p>
          </table:table-cell>
          <table:table-cell office:value-type="float" office:value="15549.34" calcext:value-type="float">
            <text:p>15549.34</text:p>
          </table:table-cell>
          <table:table-cell office:value-type="float" office:value="3966" calcext:value-type="float">
            <text:p>3966</text:p>
          </table:table-cell>
          <table:table-cell office:value-type="float" office:value="32.728" calcext:value-type="float">
            <text:p>32.728</text:p>
          </table:table-cell>
          <table:table-cell/>
          <table:table-cell table:formula="of:=[.D316]-177.9" office:value-type="float" office:value="15371.44" calcext:value-type="float">
            <text:p>15371.44</text:p>
          </table:table-cell>
          <table:table-cell table:formula="of:=[.B316]*(180/2^31)" office:value-type="float" office:value="38.8475718442351" calcext:value-type="float">
            <text:p>38.8475718442</text:p>
          </table:table-cell>
          <table:table-cell table:formula="of:=[.C316]*(180/2^31)" office:value-type="float" office:value="-105.060432627797" calcext:value-type="float">
            <text:p>-105.0604326278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table:formula="of:=SECOND([.A316])" office:value-type="float" office:value="45" calcext:value-type="float">
            <text:p>45</text:p>
          </table:table-cell>
          <table:table-cell table:style-name="ce9" table:formula="of:=MINUTE([.A316])" office:value-type="float" office:value="25" calcext:value-type="float">
            <text:p>25</text:p>
          </table:table-cell>
          <table:table-cell table:style-name="ce10" table:formula="of:=[.O316]*60+[.N316]" office:value-type="float" office:value="1545" calcext:value-type="float">
            <text:p>1545</text:p>
          </table:table-cell>
          <table:table-cell table:formula="of:=[.P316]-1028" office:value-type="float" office:value="517" calcext:value-type="float">
            <text:p>51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47.00000016S" calcext:value-type="time">
            <text:p>17:25:47</text:p>
          </table:table-cell>
          <table:table-cell office:value-type="float" office:value="463469525" calcext:value-type="float">
            <text:p>463469525</text:p>
          </table:table-cell>
          <table:table-cell office:value-type="float" office:value="-1253404374" calcext:value-type="float">
            <text:p>-1253404374</text:p>
          </table:table-cell>
          <table:table-cell office:value-type="float" office:value="15649.81" calcext:value-type="float">
            <text:p>15649.81</text:p>
          </table:table-cell>
          <table:table-cell office:value-type="float" office:value="3969.6" calcext:value-type="float">
            <text:p>3969.6</text:p>
          </table:table-cell>
          <table:table-cell office:value-type="float" office:value="37.075" calcext:value-type="float">
            <text:p>37.075</text:p>
          </table:table-cell>
          <table:table-cell/>
          <table:table-cell table:formula="of:=[.D317]-177.9" office:value-type="float" office:value="15471.91" calcext:value-type="float">
            <text:p>15471.91</text:p>
          </table:table-cell>
          <table:table-cell table:formula="of:=[.B317]*(180/2^31)" office:value-type="float" office:value="38.8475668150932" calcext:value-type="float">
            <text:p>38.8475668151</text:p>
          </table:table-cell>
          <table:table-cell table:formula="of:=[.C317]*(180/2^31)" office:value-type="float" office:value="-105.059140976518" calcext:value-type="float">
            <text:p>-105.0591409765</text:p>
          </table:table-cell>
          <table:table-cell/>
          <table:table-cell office:value-type="float" office:value="317" calcext:value-type="float">
            <text:p>317</text:p>
          </table:table-cell>
          <table:table-cell/>
          <table:table-cell table:formula="of:=SECOND([.A317])" office:value-type="float" office:value="47" calcext:value-type="float">
            <text:p>47</text:p>
          </table:table-cell>
          <table:table-cell table:style-name="ce9" table:formula="of:=MINUTE([.A317])" office:value-type="float" office:value="25" calcext:value-type="float">
            <text:p>25</text:p>
          </table:table-cell>
          <table:table-cell table:style-name="ce10" table:formula="of:=[.O317]*60+[.N317]" office:value-type="float" office:value="1547" calcext:value-type="float">
            <text:p>1547</text:p>
          </table:table-cell>
          <table:table-cell table:formula="of:=[.P317]-1028" office:value-type="float" office:value="519" calcext:value-type="float">
            <text:p>51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49.000000209S" calcext:value-type="time">
            <text:p>17:25:49</text:p>
          </table:table-cell>
          <table:table-cell office:value-type="float" office:value="463471780" calcext:value-type="float">
            <text:p>463471780</text:p>
          </table:table-cell>
          <table:table-cell office:value-type="float" office:value="-1253393776" calcext:value-type="float">
            <text:p>-1253393776</text:p>
          </table:table-cell>
          <table:table-cell office:value-type="float" office:value="15722.67" calcext:value-type="float">
            <text:p>15722.67</text:p>
          </table:table-cell>
          <table:table-cell office:value-type="float" office:value="3972.4" calcext:value-type="float">
            <text:p>3972.4</text:p>
          </table:table-cell>
          <table:table-cell office:value-type="float" office:value="36.536" calcext:value-type="float">
            <text:p>36.536</text:p>
          </table:table-cell>
          <table:table-cell/>
          <table:table-cell table:formula="of:=[.D318]-177.9" office:value-type="float" office:value="15544.77" calcext:value-type="float">
            <text:p>15544.77</text:p>
          </table:table-cell>
          <table:table-cell table:formula="of:=[.B318]*(180/2^31)" office:value-type="float" office:value="38.8477558270097" calcext:value-type="float">
            <text:p>38.847755827</text:p>
          </table:table-cell>
          <table:table-cell table:formula="of:=[.C318]*(180/2^31)" office:value-type="float" office:value="-105.05825266242" calcext:value-type="float">
            <text:p>-105.0582526624</text:p>
          </table:table-cell>
          <table:table-cell/>
          <table:table-cell office:value-type="float" office:value="318" calcext:value-type="float">
            <text:p>318</text:p>
          </table:table-cell>
          <table:table-cell/>
          <table:table-cell table:formula="of:=SECOND([.A318])" office:value-type="float" office:value="49" calcext:value-type="float">
            <text:p>49</text:p>
          </table:table-cell>
          <table:table-cell table:style-name="ce9" table:formula="of:=MINUTE([.A318])" office:value-type="float" office:value="25" calcext:value-type="float">
            <text:p>25</text:p>
          </table:table-cell>
          <table:table-cell table:style-name="ce10" table:formula="of:=[.O318]*60+[.N318]" office:value-type="float" office:value="1549" calcext:value-type="float">
            <text:p>1549</text:p>
          </table:table-cell>
          <table:table-cell table:formula="of:=[.P318]-1028" office:value-type="float" office:value="521" calcext:value-type="float">
            <text:p>52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51.000000257S" calcext:value-type="time">
            <text:p>17:25:51</text:p>
          </table:table-cell>
          <table:table-cell office:value-type="float" office:value="463479417" calcext:value-type="float">
            <text:p>463479417</text:p>
          </table:table-cell>
          <table:table-cell office:value-type="float" office:value="-1253383139" calcext:value-type="float">
            <text:p>-1253383139</text:p>
          </table:table-cell>
          <table:table-cell office:value-type="float" office:value="15817.53" calcext:value-type="float">
            <text:p>15817.53</text:p>
          </table:table-cell>
          <table:table-cell office:value-type="float" office:value="3975.2" calcext:value-type="float">
            <text:p>3975.2</text:p>
          </table:table-cell>
          <table:table-cell office:value-type="float" office:value="39.657" calcext:value-type="float">
            <text:p>39.657</text:p>
          </table:table-cell>
          <table:table-cell/>
          <table:table-cell table:formula="of:=[.D319]-177.9" office:value-type="float" office:value="15639.63" calcext:value-type="float">
            <text:p>15639.63</text:p>
          </table:table-cell>
          <table:table-cell table:formula="of:=[.B319]*(180/2^31)" office:value-type="float" office:value="38.8483959529549" calcext:value-type="float">
            <text:p>38.848395953</text:p>
          </table:table-cell>
          <table:table-cell table:formula="of:=[.C319]*(180/2^31)" office:value-type="float" office:value="-105.05736107938" calcext:value-type="float">
            <text:p>-105.0573610794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table:formula="of:=SECOND([.A319])" office:value-type="float" office:value="51" calcext:value-type="float">
            <text:p>51</text:p>
          </table:table-cell>
          <table:table-cell table:style-name="ce9" table:formula="of:=MINUTE([.A319])" office:value-type="float" office:value="25" calcext:value-type="float">
            <text:p>25</text:p>
          </table:table-cell>
          <table:table-cell table:style-name="ce10" table:formula="of:=[.O319]*60+[.N319]" office:value-type="float" office:value="1551" calcext:value-type="float">
            <text:p>1551</text:p>
          </table:table-cell>
          <table:table-cell table:formula="of:=[.P319]-1028" office:value-type="float" office:value="523" calcext:value-type="float">
            <text:p>52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52.000000281S" calcext:value-type="time">
            <text:p>17:25:52</text:p>
          </table:table-cell>
          <table:table-cell office:value-type="float" office:value="463485058" calcext:value-type="float">
            <text:p>463485058</text:p>
          </table:table-cell>
          <table:table-cell office:value-type="float" office:value="-1253375410" calcext:value-type="float">
            <text:p>-1253375410</text:p>
          </table:table-cell>
          <table:table-cell office:value-type="float" office:value="15891.86" calcext:value-type="float">
            <text:p>15891.86</text:p>
          </table:table-cell>
          <table:table-cell office:value-type="float" office:value="3976" calcext:value-type="float">
            <text:p>3976</text:p>
          </table:table-cell>
          <table:table-cell office:value-type="float" office:value="43.178" calcext:value-type="float">
            <text:p>43.178</text:p>
          </table:table-cell>
          <table:table-cell/>
          <table:table-cell table:formula="of:=[.D320]-177.9" office:value-type="float" office:value="15713.96" calcext:value-type="float">
            <text:p>15713.96</text:p>
          </table:table-cell>
          <table:table-cell table:formula="of:=[.B320]*(180/2^31)" office:value-type="float" office:value="38.8488687761128" calcext:value-type="float">
            <text:p>38.8488687761</text:p>
          </table:table-cell>
          <table:table-cell table:formula="of:=[.C320]*(180/2^31)" office:value-type="float" office:value="-105.056713242084" calcext:value-type="float">
            <text:p>-105.0567132421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SECOND([.A320])" office:value-type="float" office:value="52" calcext:value-type="float">
            <text:p>52</text:p>
          </table:table-cell>
          <table:table-cell table:style-name="ce9" table:formula="of:=MINUTE([.A320])" office:value-type="float" office:value="25" calcext:value-type="float">
            <text:p>25</text:p>
          </table:table-cell>
          <table:table-cell table:style-name="ce10" table:formula="of:=[.O320]*60+[.N320]" office:value-type="float" office:value="1552" calcext:value-type="float">
            <text:p>1552</text:p>
          </table:table-cell>
          <table:table-cell table:formula="of:=[.P320]-1028" office:value-type="float" office:value="524" calcext:value-type="float">
            <text:p>52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52.999999886S" calcext:value-type="time">
            <text:p>17:25:53</text:p>
          </table:table-cell>
          <table:table-cell office:value-type="float" office:value="463489284" calcext:value-type="float">
            <text:p>463489284</text:p>
          </table:table-cell>
          <table:table-cell office:value-type="float" office:value="-1253368182" calcext:value-type="float">
            <text:p>-1253368182</text:p>
          </table:table-cell>
          <table:table-cell office:value-type="float" office:value="15956.83" calcext:value-type="float">
            <text:p>15956.83</text:p>
          </table:table-cell>
          <table:table-cell office:value-type="float" office:value="3977.2" calcext:value-type="float">
            <text:p>3977.2</text:p>
          </table:table-cell>
          <table:table-cell office:value-type="float" office:value="46.172" calcext:value-type="float">
            <text:p>46.172</text:p>
          </table:table-cell>
          <table:table-cell/>
          <table:table-cell table:formula="of:=[.D321]-177.9" office:value-type="float" office:value="15778.93" calcext:value-type="float">
            <text:p>15778.93</text:p>
          </table:table-cell>
          <table:table-cell table:formula="of:=[.B321]*(180/2^31)" office:value-type="float" office:value="38.8492229953408" calcext:value-type="float">
            <text:p>38.8492229953</text:p>
          </table:table-cell>
          <table:table-cell table:formula="of:=[.C321]*(180/2^31)" office:value-type="float" office:value="-105.056107398123" calcext:value-type="float">
            <text:p>-105.0561073981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table:formula="of:=SECOND([.A321])" office:value-type="float" office:value="53" calcext:value-type="float">
            <text:p>53</text:p>
          </table:table-cell>
          <table:table-cell table:style-name="ce9" table:formula="of:=MINUTE([.A321])" office:value-type="float" office:value="25" calcext:value-type="float">
            <text:p>25</text:p>
          </table:table-cell>
          <table:table-cell table:style-name="ce10" table:formula="of:=[.O321]*60+[.N321]" office:value-type="float" office:value="1553" calcext:value-type="float">
            <text:p>1553</text:p>
          </table:table-cell>
          <table:table-cell table:formula="of:=[.P321]-1028" office:value-type="float" office:value="525" calcext:value-type="float">
            <text:p>52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55.000000354S" calcext:value-type="time">
            <text:p>17:25:55</text:p>
          </table:table-cell>
          <table:table-cell office:value-type="float" office:value="463489546" calcext:value-type="float">
            <text:p>463489546</text:p>
          </table:table-cell>
          <table:table-cell office:value-type="float" office:value="-1253356104" calcext:value-type="float">
            <text:p>-1253356104</text:p>
          </table:table-cell>
          <table:table-cell office:value-type="float" office:value="16040.17" calcext:value-type="float">
            <text:p>16040.17</text:p>
          </table:table-cell>
          <table:table-cell office:value-type="float" office:value="3980.6" calcext:value-type="float">
            <text:p>3980.6</text:p>
          </table:table-cell>
          <table:table-cell office:value-type="float" office:value="48.462" calcext:value-type="float">
            <text:p>48.462</text:p>
          </table:table-cell>
          <table:table-cell/>
          <table:table-cell table:formula="of:=[.D322]-177.9" office:value-type="float" office:value="15862.27" calcext:value-type="float">
            <text:p>15862.27</text:p>
          </table:table-cell>
          <table:table-cell table:formula="of:=[.B322]*(180/2^31)" office:value-type="float" office:value="38.8492449559271" calcext:value-type="float">
            <text:p>38.8492449559</text:p>
          </table:table-cell>
          <table:table-cell table:formula="of:=[.C322]*(180/2^31)" office:value-type="float" office:value="-105.055095031857" calcext:value-type="float">
            <text:p>-105.0550950319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table:formula="of:=SECOND([.A322])" office:value-type="float" office:value="55" calcext:value-type="float">
            <text:p>55</text:p>
          </table:table-cell>
          <table:table-cell table:style-name="ce9" table:formula="of:=MINUTE([.A322])" office:value-type="float" office:value="25" calcext:value-type="float">
            <text:p>25</text:p>
          </table:table-cell>
          <table:table-cell table:style-name="ce10" table:formula="of:=[.O322]*60+[.N322]" office:value-type="float" office:value="1555" calcext:value-type="float">
            <text:p>1555</text:p>
          </table:table-cell>
          <table:table-cell table:formula="of:=[.P322]-1028" office:value-type="float" office:value="527" calcext:value-type="float">
            <text:p>52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57.000000402S" calcext:value-type="time">
            <text:p>17:25:57</text:p>
          </table:table-cell>
          <table:table-cell office:value-type="float" office:value="463486751" calcext:value-type="float">
            <text:p>463486751</text:p>
          </table:table-cell>
          <table:table-cell office:value-type="float" office:value="-1253343952" calcext:value-type="float">
            <text:p>-1253343952</text:p>
          </table:table-cell>
          <table:table-cell office:value-type="float" office:value="16126.33" calcext:value-type="float">
            <text:p>16126.33</text:p>
          </table:table-cell>
          <table:table-cell office:value-type="float" office:value="3983.4" calcext:value-type="float">
            <text:p>3983.4</text:p>
          </table:table-cell>
          <table:table-cell office:value-type="float" office:value="49.989" calcext:value-type="float">
            <text:p>49.989</text:p>
          </table:table-cell>
          <table:table-cell/>
          <table:table-cell table:formula="of:=[.D323]-177.9" office:value-type="float" office:value="15948.43" calcext:value-type="float">
            <text:p>15948.43</text:p>
          </table:table-cell>
          <table:table-cell table:formula="of:=[.B323]*(180/2^31)" office:value-type="float" office:value="38.8490106817335" calcext:value-type="float">
            <text:p>38.8490106817</text:p>
          </table:table-cell>
          <table:table-cell table:formula="of:=[.C323]*(180/2^31)" office:value-type="float" office:value="-105.054076462984" calcext:value-type="float">
            <text:p>-105.054076463</text:p>
          </table:table-cell>
          <table:table-cell/>
          <table:table-cell office:value-type="float" office:value="323" calcext:value-type="float">
            <text:p>323</text:p>
          </table:table-cell>
          <table:table-cell/>
          <table:table-cell table:formula="of:=SECOND([.A323])" office:value-type="float" office:value="57" calcext:value-type="float">
            <text:p>57</text:p>
          </table:table-cell>
          <table:table-cell table:style-name="ce9" table:formula="of:=MINUTE([.A323])" office:value-type="float" office:value="25" calcext:value-type="float">
            <text:p>25</text:p>
          </table:table-cell>
          <table:table-cell table:style-name="ce10" table:formula="of:=[.O323]*60+[.N323]" office:value-type="float" office:value="1557" calcext:value-type="float">
            <text:p>1557</text:p>
          </table:table-cell>
          <table:table-cell table:formula="of:=[.P323]-1028" office:value-type="float" office:value="529" calcext:value-type="float">
            <text:p>52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5M59.000000032S" calcext:value-type="time">
            <text:p>17:25:59</text:p>
          </table:table-cell>
          <table:table-cell office:value-type="float" office:value="463482144" calcext:value-type="float">
            <text:p>463482144</text:p>
          </table:table-cell>
          <table:table-cell office:value-type="float" office:value="-1253332803" calcext:value-type="float">
            <text:p>-1253332803</text:p>
          </table:table-cell>
          <table:table-cell office:value-type="float" office:value="16215.18" calcext:value-type="float">
            <text:p>16215.18</text:p>
          </table:table-cell>
          <table:table-cell office:value-type="float" office:value="3985.6" calcext:value-type="float">
            <text:p>3985.6</text:p>
          </table:table-cell>
          <table:table-cell office:value-type="float" office:value="48.63" calcext:value-type="float">
            <text:p>48.63</text:p>
          </table:table-cell>
          <table:table-cell/>
          <table:table-cell table:formula="of:=[.D324]-177.9" office:value-type="float" office:value="16037.28" calcext:value-type="float">
            <text:p>16037.28</text:p>
          </table:table-cell>
          <table:table-cell table:formula="of:=[.B324]*(180/2^31)" office:value-type="float" office:value="38.8486245274544" calcext:value-type="float">
            <text:p>38.8486245275</text:p>
          </table:table-cell>
          <table:table-cell table:formula="of:=[.C324]*(180/2^31)" office:value-type="float" office:value="-105.0531419646" calcext:value-type="float">
            <text:p>-105.0531419646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table:formula="of:=SECOND([.A324])" office:value-type="float" office:value="59" calcext:value-type="float">
            <text:p>59</text:p>
          </table:table-cell>
          <table:table-cell table:style-name="ce9" table:formula="of:=MINUTE([.A324])" office:value-type="float" office:value="25" calcext:value-type="float">
            <text:p>25</text:p>
          </table:table-cell>
          <table:table-cell table:style-name="ce10" table:formula="of:=[.O324]*60+[.N324]" office:value-type="float" office:value="1559" calcext:value-type="float">
            <text:p>1559</text:p>
          </table:table-cell>
          <table:table-cell table:formula="of:=[.P324]-1028" office:value-type="float" office:value="531" calcext:value-type="float">
            <text:p>53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01.000000499S" calcext:value-type="time">
            <text:p>17:26:01</text:p>
          </table:table-cell>
          <table:table-cell office:value-type="float" office:value="463479316" calcext:value-type="float">
            <text:p>463479316</text:p>
          </table:table-cell>
          <table:table-cell office:value-type="float" office:value="-1253327944" calcext:value-type="float">
            <text:p>-1253327944</text:p>
          </table:table-cell>
          <table:table-cell office:value-type="float" office:value="16257.07" calcext:value-type="float">
            <text:p>16257.07</text:p>
          </table:table-cell>
          <table:table-cell office:value-type="float" office:value="3988.8" calcext:value-type="float">
            <text:p>3988.8</text:p>
          </table:table-cell>
          <table:table-cell office:value-type="float" office:value="46.273" calcext:value-type="float">
            <text:p>46.273</text:p>
          </table:table-cell>
          <table:table-cell/>
          <table:table-cell table:formula="of:=[.D325]-177.9" office:value-type="float" office:value="16079.17" calcext:value-type="float">
            <text:p>16079.17</text:p>
          </table:table-cell>
          <table:table-cell table:formula="of:=[.B325]*(180/2^31)" office:value-type="float" office:value="38.8483874872327" calcext:value-type="float">
            <text:p>38.8483874872</text:p>
          </table:table-cell>
          <table:table-cell table:formula="of:=[.C325]*(180/2^31)" office:value-type="float" office:value="-105.052734687924" calcext:value-type="float">
            <text:p>-105.0527346879</text:p>
          </table:table-cell>
          <table:table-cell/>
          <table:table-cell office:value-type="float" office:value="325" calcext:value-type="float">
            <text:p>325</text:p>
          </table:table-cell>
          <table:table-cell/>
          <table:table-cell table:formula="of:=SECOND([.A325])" office:value-type="float" office:value="1" calcext:value-type="float">
            <text:p>1</text:p>
          </table:table-cell>
          <table:table-cell table:style-name="ce9" table:formula="of:=MINUTE([.A325])" office:value-type="float" office:value="26" calcext:value-type="float">
            <text:p>26</text:p>
          </table:table-cell>
          <table:table-cell table:style-name="ce10" table:formula="of:=[.O325]*60+[.N325]" office:value-type="float" office:value="1561" calcext:value-type="float">
            <text:p>1561</text:p>
          </table:table-cell>
          <table:table-cell table:formula="of:=[.P325]-1028" office:value-type="float" office:value="533" calcext:value-type="float">
            <text:p>53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02.000000104S" calcext:value-type="time">
            <text:p>17:26:02</text:p>
          </table:table-cell>
          <table:table-cell office:value-type="float" office:value="463477699" calcext:value-type="float">
            <text:p>463477699</text:p>
          </table:table-cell>
          <table:table-cell office:value-type="float" office:value="-1253327441" calcext:value-type="float">
            <text:p>-1253327441</text:p>
          </table:table-cell>
          <table:table-cell office:value-type="float" office:value="16266.63" calcext:value-type="float">
            <text:p>16266.63</text:p>
          </table:table-cell>
          <table:table-cell office:value-type="float" office:value="3990.2" calcext:value-type="float">
            <text:p>3990.2</text:p>
          </table:table-cell>
          <table:table-cell office:value-type="float" office:value="43.742" calcext:value-type="float">
            <text:p>43.742</text:p>
          </table:table-cell>
          <table:table-cell/>
          <table:table-cell table:formula="of:=[.D326]-177.9" office:value-type="float" office:value="16088.73" calcext:value-type="float">
            <text:p>16088.73</text:p>
          </table:table-cell>
          <table:table-cell table:formula="of:=[.B326]*(180/2^31)" office:value-type="float" office:value="38.8482519518584" calcext:value-type="float">
            <text:p>38.8482519519</text:p>
          </table:table-cell>
          <table:table-cell table:formula="of:=[.C326]*(180/2^31)" office:value-type="float" office:value="-105.052692526951" calcext:value-type="float">
            <text:p>-105.052692527</text:p>
          </table:table-cell>
          <table:table-cell/>
          <table:table-cell office:value-type="float" office:value="326" calcext:value-type="float">
            <text:p>326</text:p>
          </table:table-cell>
          <table:table-cell/>
          <table:table-cell table:formula="of:=SECOND([.A326])" office:value-type="float" office:value="2" calcext:value-type="float">
            <text:p>2</text:p>
          </table:table-cell>
          <table:table-cell table:style-name="ce9" table:formula="of:=MINUTE([.A326])" office:value-type="float" office:value="26" calcext:value-type="float">
            <text:p>26</text:p>
          </table:table-cell>
          <table:table-cell table:style-name="ce10" table:formula="of:=[.O326]*60+[.N326]" office:value-type="float" office:value="1562" calcext:value-type="float">
            <text:p>1562</text:p>
          </table:table-cell>
          <table:table-cell table:formula="of:=[.P326]-1028" office:value-type="float" office:value="534" calcext:value-type="float">
            <text:p>53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03.000000548S" calcext:value-type="time">
            <text:p>17:26:03</text:p>
          </table:table-cell>
          <table:table-cell office:value-type="float" office:value="463476555" calcext:value-type="float">
            <text:p>463476555</text:p>
          </table:table-cell>
          <table:table-cell office:value-type="float" office:value="-1253326981" calcext:value-type="float">
            <text:p>-1253326981</text:p>
          </table:table-cell>
          <table:table-cell office:value-type="float" office:value="16274.97" calcext:value-type="float">
            <text:p>16274.97</text:p>
          </table:table-cell>
          <table:table-cell office:value-type="float" office:value="3991.4" calcext:value-type="float">
            <text:p>3991.4</text:p>
          </table:table-cell>
          <table:table-cell office:value-type="float" office:value="40.29" calcext:value-type="float">
            <text:p>40.29</text:p>
          </table:table-cell>
          <table:table-cell/>
          <table:table-cell table:formula="of:=[.D327]-177.9" office:value-type="float" office:value="16097.07" calcext:value-type="float">
            <text:p>16097.07</text:p>
          </table:table-cell>
          <table:table-cell table:formula="of:=[.B327]*(180/2^31)" office:value-type="float" office:value="38.8481560628861" calcext:value-type="float">
            <text:p>38.8481560629</text:p>
          </table:table-cell>
          <table:table-cell table:formula="of:=[.C327]*(180/2^31)" office:value-type="float" office:value="-105.052653970197" calcext:value-type="float">
            <text:p>-105.0526539702</text:p>
          </table:table-cell>
          <table:table-cell/>
          <table:table-cell office:value-type="float" office:value="327" calcext:value-type="float">
            <text:p>327</text:p>
          </table:table-cell>
          <table:table-cell/>
          <table:table-cell table:formula="of:=SECOND([.A327])" office:value-type="float" office:value="3" calcext:value-type="float">
            <text:p>3</text:p>
          </table:table-cell>
          <table:table-cell table:style-name="ce9" table:formula="of:=MINUTE([.A327])" office:value-type="float" office:value="26" calcext:value-type="float">
            <text:p>26</text:p>
          </table:table-cell>
          <table:table-cell table:style-name="ce10" table:formula="of:=[.O327]*60+[.N327]" office:value-type="float" office:value="1563" calcext:value-type="float">
            <text:p>1563</text:p>
          </table:table-cell>
          <table:table-cell table:formula="of:=[.P327]-1028" office:value-type="float" office:value="535" calcext:value-type="float">
            <text:p>53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05.000000177S" calcext:value-type="time">
            <text:p>17:26:05</text:p>
          </table:table-cell>
          <table:table-cell office:value-type="float" office:value="463476166" calcext:value-type="float">
            <text:p>463476166</text:p>
          </table:table-cell>
          <table:table-cell office:value-type="float" office:value="-1253326929" calcext:value-type="float">
            <text:p>-1253326929</text:p>
          </table:table-cell>
          <table:table-cell office:value-type="float" office:value="16281.45" calcext:value-type="float">
            <text:p>16281.45</text:p>
          </table:table-cell>
          <table:table-cell office:value-type="float" office:value="3994.4" calcext:value-type="float">
            <text:p>3994.4</text:p>
          </table:table-cell>
          <table:table-cell office:value-type="float" office:value="29.82" calcext:value-type="float">
            <text:p>29.82</text:p>
          </table:table-cell>
          <table:table-cell/>
          <table:table-cell table:formula="of:=[.D328]-177.9" office:value-type="float" office:value="16103.55" calcext:value-type="float">
            <text:p>16103.55</text:p>
          </table:table-cell>
          <table:table-cell table:formula="of:=[.B328]*(180/2^31)" office:value-type="float" office:value="38.8481234572828" calcext:value-type="float">
            <text:p>38.8481234573</text:p>
          </table:table-cell>
          <table:table-cell table:formula="of:=[.C328]*(180/2^31)" office:value-type="float" office:value="-105.052649611607" calcext:value-type="float">
            <text:p>-105.0526496116</text:p>
          </table:table-cell>
          <table:table-cell/>
          <table:table-cell office:value-type="float" office:value="328" calcext:value-type="float">
            <text:p>328</text:p>
          </table:table-cell>
          <table:table-cell/>
          <table:table-cell table:formula="of:=SECOND([.A328])" office:value-type="float" office:value="5" calcext:value-type="float">
            <text:p>5</text:p>
          </table:table-cell>
          <table:table-cell table:style-name="ce9" table:formula="of:=MINUTE([.A328])" office:value-type="float" office:value="26" calcext:value-type="float">
            <text:p>26</text:p>
          </table:table-cell>
          <table:table-cell table:style-name="ce10" table:formula="of:=[.O328]*60+[.N328]" office:value-type="float" office:value="1565" calcext:value-type="float">
            <text:p>1565</text:p>
          </table:table-cell>
          <table:table-cell table:formula="of:=[.P328]-1028" office:value-type="float" office:value="537" calcext:value-type="float">
            <text:p>53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06.000000201S" calcext:value-type="time">
            <text:p>17:26:06</text:p>
          </table:table-cell>
          <table:table-cell office:value-type="float" office:value="463476451" calcext:value-type="float">
            <text:p>463476451</text:p>
          </table:table-cell>
          <table:table-cell office:value-type="float" office:value="-1253328428" calcext:value-type="float">
            <text:p>-1253328428</text:p>
          </table:table-cell>
          <table:table-cell office:value-type="float" office:value="16281.45" calcext:value-type="float">
            <text:p>16281.45</text:p>
          </table:table-cell>
          <table:table-cell office:value-type="float" office:value="3996" calcext:value-type="float">
            <text:p>3996</text:p>
          </table:table-cell>
          <table:table-cell office:value-type="float" office:value="27.058" calcext:value-type="float">
            <text:p>27.058</text:p>
          </table:table-cell>
          <table:table-cell/>
          <table:table-cell table:formula="of:=[.D329]-177.9" office:value-type="float" office:value="16103.55" calcext:value-type="float">
            <text:p>16103.55</text:p>
          </table:table-cell>
          <table:table-cell table:formula="of:=[.B329]*(180/2^31)" office:value-type="float" office:value="38.8481473457068" calcext:value-type="float">
            <text:p>38.8481473457</text:p>
          </table:table-cell>
          <table:table-cell table:formula="of:=[.C329]*(180/2^31)" office:value-type="float" office:value="-105.052775256336" calcext:value-type="float">
            <text:p>-105.0527752563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table:formula="of:=SECOND([.A329])" office:value-type="float" office:value="6" calcext:value-type="float">
            <text:p>6</text:p>
          </table:table-cell>
          <table:table-cell table:style-name="ce9" table:formula="of:=MINUTE([.A329])" office:value-type="float" office:value="26" calcext:value-type="float">
            <text:p>26</text:p>
          </table:table-cell>
          <table:table-cell table:style-name="ce10" table:formula="of:=[.O329]*60+[.N329]" office:value-type="float" office:value="1566" calcext:value-type="float">
            <text:p>1566</text:p>
          </table:table-cell>
          <table:table-cell table:formula="of:=[.P329]-1028" office:value-type="float" office:value="538" calcext:value-type="float">
            <text:p>53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06.999999806S" calcext:value-type="time">
            <text:p>17:26:07</text:p>
          </table:table-cell>
          <table:table-cell office:value-type="float" office:value="463474780" calcext:value-type="float">
            <text:p>463474780</text:p>
          </table:table-cell>
          <table:table-cell office:value-type="float" office:value="-1253331106" calcext:value-type="float">
            <text:p>-1253331106</text:p>
          </table:table-cell>
          <table:table-cell office:value-type="float" office:value="16292.01" calcext:value-type="float">
            <text:p>16292.01</text:p>
          </table:table-cell>
          <table:table-cell office:value-type="float" office:value="3997.6" calcext:value-type="float">
            <text:p>3997.6</text:p>
          </table:table-cell>
          <table:table-cell office:value-type="float" office:value="25.173" calcext:value-type="float">
            <text:p>25.173</text:p>
          </table:table-cell>
          <table:table-cell/>
          <table:table-cell table:formula="of:=[.D330]-177.9" office:value-type="float" office:value="16114.11" calcext:value-type="float">
            <text:p>16114.11</text:p>
          </table:table-cell>
          <table:table-cell table:formula="of:=[.B330]*(180/2^31)" office:value-type="float" office:value="38.8480072841048" calcext:value-type="float">
            <text:p>38.8480072841</text:p>
          </table:table-cell>
          <table:table-cell table:formula="of:=[.C330]*(180/2^31)" office:value-type="float" office:value="-105.052999723703" calcext:value-type="float">
            <text:p>-105.0529997237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table:formula="of:=SECOND([.A330])" office:value-type="float" office:value="7" calcext:value-type="float">
            <text:p>7</text:p>
          </table:table-cell>
          <table:table-cell table:style-name="ce9" table:formula="of:=MINUTE([.A330])" office:value-type="float" office:value="26" calcext:value-type="float">
            <text:p>26</text:p>
          </table:table-cell>
          <table:table-cell table:style-name="ce10" table:formula="of:=[.O330]*60+[.N330]" office:value-type="float" office:value="1567" calcext:value-type="float">
            <text:p>1567</text:p>
          </table:table-cell>
          <table:table-cell table:formula="of:=[.P330]-1028" office:value-type="float" office:value="539" calcext:value-type="float">
            <text:p>53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09.000000693S" calcext:value-type="time">
            <text:p>17:26:09</text:p>
          </table:table-cell>
          <table:table-cell office:value-type="float" office:value="463469586" calcext:value-type="float">
            <text:p>463469586</text:p>
          </table:table-cell>
          <table:table-cell office:value-type="float" office:value="-1253335918" calcext:value-type="float">
            <text:p>-1253335918</text:p>
          </table:table-cell>
          <table:table-cell office:value-type="float" office:value="16345.85" calcext:value-type="float">
            <text:p>16345.85</text:p>
          </table:table-cell>
          <table:table-cell office:value-type="float" office:value="4000" calcext:value-type="float">
            <text:p>4000</text:p>
          </table:table-cell>
          <table:table-cell office:value-type="float" office:value="22.335" calcext:value-type="float">
            <text:p>22.335</text:p>
          </table:table-cell>
          <table:table-cell/>
          <table:table-cell table:formula="of:=[.D331]-177.9" office:value-type="float" office:value="16167.95" calcext:value-type="float">
            <text:p>16167.95</text:p>
          </table:table-cell>
          <table:table-cell table:formula="of:=[.B331]*(180/2^31)" office:value-type="float" office:value="38.8475719280541" calcext:value-type="float">
            <text:p>38.8475719281</text:p>
          </table:table-cell>
          <table:table-cell table:formula="of:=[.C331]*(180/2^31)" office:value-type="float" office:value="-105.053403060883" calcext:value-type="float">
            <text:p>-105.0534030609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SECOND([.A331])" office:value-type="float" office:value="9" calcext:value-type="float">
            <text:p>9</text:p>
          </table:table-cell>
          <table:table-cell table:style-name="ce9" table:formula="of:=MINUTE([.A331])" office:value-type="float" office:value="26" calcext:value-type="float">
            <text:p>26</text:p>
          </table:table-cell>
          <table:table-cell table:style-name="ce10" table:formula="of:=[.O331]*60+[.N331]" office:value-type="float" office:value="1569" calcext:value-type="float">
            <text:p>1569</text:p>
          </table:table-cell>
          <table:table-cell table:formula="of:=[.P331]-1028" office:value-type="float" office:value="541" calcext:value-type="float">
            <text:p>54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11.000000322S" calcext:value-type="time">
            <text:p>17:26:11</text:p>
          </table:table-cell>
          <table:table-cell office:value-type="float" office:value="463463162" calcext:value-type="float">
            <text:p>463463162</text:p>
          </table:table-cell>
          <table:table-cell office:value-type="float" office:value="-1253345241" calcext:value-type="float">
            <text:p>-1253345241</text:p>
          </table:table-cell>
          <table:table-cell office:value-type="float" office:value="16428.93" calcext:value-type="float">
            <text:p>16428.93</text:p>
          </table:table-cell>
          <table:table-cell office:value-type="float" office:value="4002" calcext:value-type="float">
            <text:p>4002</text:p>
          </table:table-cell>
          <table:table-cell office:value-type="float" office:value="22.116" calcext:value-type="float">
            <text:p>22.116</text:p>
          </table:table-cell>
          <table:table-cell/>
          <table:table-cell table:formula="of:=[.D332]-177.9" office:value-type="float" office:value="16251.03" calcext:value-type="float">
            <text:p>16251.03</text:p>
          </table:table-cell>
          <table:table-cell table:formula="of:=[.B332]*(180/2^31)" office:value-type="float" office:value="38.8470334745944" calcext:value-type="float">
            <text:p>38.8470334746</text:p>
          </table:table-cell>
          <table:table-cell table:formula="of:=[.C332]*(180/2^31)" office:value-type="float" office:value="-105.054184505716" calcext:value-type="float">
            <text:p>-105.0541845057</text:p>
          </table:table-cell>
          <table:table-cell/>
          <table:table-cell office:value-type="float" office:value="332" calcext:value-type="float">
            <text:p>332</text:p>
          </table:table-cell>
          <table:table-cell/>
          <table:table-cell table:formula="of:=SECOND([.A332])" office:value-type="float" office:value="11" calcext:value-type="float">
            <text:p>11</text:p>
          </table:table-cell>
          <table:table-cell table:style-name="ce9" table:formula="of:=MINUTE([.A332])" office:value-type="float" office:value="26" calcext:value-type="float">
            <text:p>26</text:p>
          </table:table-cell>
          <table:table-cell table:style-name="ce10" table:formula="of:=[.O332]*60+[.N332]" office:value-type="float" office:value="1571" calcext:value-type="float">
            <text:p>1571</text:p>
          </table:table-cell>
          <table:table-cell table:formula="of:=[.P332]-1028" office:value-type="float" office:value="543" calcext:value-type="float">
            <text:p>54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12.999999952S" calcext:value-type="time">
            <text:p>17:26:13</text:p>
          </table:table-cell>
          <table:table-cell office:value-type="float" office:value="463456749" calcext:value-type="float">
            <text:p>463456749</text:p>
          </table:table-cell>
          <table:table-cell office:value-type="float" office:value="-1253348664" calcext:value-type="float">
            <text:p>-1253348664</text:p>
          </table:table-cell>
          <table:table-cell office:value-type="float" office:value="16494.82" calcext:value-type="float">
            <text:p>16494.82</text:p>
          </table:table-cell>
          <table:table-cell office:value-type="float" office:value="4005.2" calcext:value-type="float">
            <text:p>4005.2</text:p>
          </table:table-cell>
          <table:table-cell office:value-type="float" office:value="23.678" calcext:value-type="float">
            <text:p>23.678</text:p>
          </table:table-cell>
          <table:table-cell/>
          <table:table-cell table:formula="of:=[.D333]-177.9" office:value-type="float" office:value="16316.92" calcext:value-type="float">
            <text:p>16316.92</text:p>
          </table:table-cell>
          <table:table-cell table:formula="of:=[.B333]*(180/2^31)" office:value-type="float" office:value="38.846495943144" calcext:value-type="float">
            <text:p>38.8464959431</text:p>
          </table:table-cell>
          <table:table-cell table:formula="of:=[.C333]*(180/2^31)" office:value-type="float" office:value="-105.054471418262" calcext:value-type="float">
            <text:p>-105.0544714183</text:p>
          </table:table-cell>
          <table:table-cell/>
          <table:table-cell office:value-type="float" office:value="333" calcext:value-type="float">
            <text:p>333</text:p>
          </table:table-cell>
          <table:table-cell/>
          <table:table-cell table:formula="of:=SECOND([.A333])" office:value-type="float" office:value="13" calcext:value-type="float">
            <text:p>13</text:p>
          </table:table-cell>
          <table:table-cell table:style-name="ce9" table:formula="of:=MINUTE([.A333])" office:value-type="float" office:value="26" calcext:value-type="float">
            <text:p>26</text:p>
          </table:table-cell>
          <table:table-cell table:style-name="ce10" table:formula="of:=[.O333]*60+[.N333]" office:value-type="float" office:value="1573" calcext:value-type="float">
            <text:p>1573</text:p>
          </table:table-cell>
          <table:table-cell table:formula="of:=[.P333]-1028" office:value-type="float" office:value="545" calcext:value-type="float">
            <text:p>54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14.000000395S" calcext:value-type="time">
            <text:p>17:26:14</text:p>
          </table:table-cell>
          <table:table-cell office:value-type="float" office:value="463455121" calcext:value-type="float">
            <text:p>463455121</text:p>
          </table:table-cell>
          <table:table-cell office:value-type="float" office:value="-1253347072" calcext:value-type="float">
            <text:p>-1253347072</text:p>
          </table:table-cell>
          <table:table-cell office:value-type="float" office:value="16508.17" calcext:value-type="float">
            <text:p>16508.17</text:p>
          </table:table-cell>
          <table:table-cell office:value-type="float" office:value="4007.6" calcext:value-type="float">
            <text:p>4007.6</text:p>
          </table:table-cell>
          <table:table-cell office:value-type="float" office:value="23.89" calcext:value-type="float">
            <text:p>23.89</text:p>
          </table:table-cell>
          <table:table-cell/>
          <table:table-cell table:formula="of:=[.D334]-177.9" office:value-type="float" office:value="16330.27" calcext:value-type="float">
            <text:p>16330.27</text:p>
          </table:table-cell>
          <table:table-cell table:formula="of:=[.B334]*(180/2^31)" office:value-type="float" office:value="38.8463594857603" calcext:value-type="float">
            <text:p>38.8463594858</text:p>
          </table:table-cell>
          <table:table-cell table:formula="of:=[.C334]*(180/2^31)" office:value-type="float" office:value="-105.054337978363" calcext:value-type="float">
            <text:p>-105.0543379784</text:p>
          </table:table-cell>
          <table:table-cell/>
          <table:table-cell office:value-type="float" office:value="334" calcext:value-type="float">
            <text:p>334</text:p>
          </table:table-cell>
          <table:table-cell/>
          <table:table-cell table:formula="of:=SECOND([.A334])" office:value-type="float" office:value="14" calcext:value-type="float">
            <text:p>14</text:p>
          </table:table-cell>
          <table:table-cell table:style-name="ce9" table:formula="of:=MINUTE([.A334])" office:value-type="float" office:value="26" calcext:value-type="float">
            <text:p>26</text:p>
          </table:table-cell>
          <table:table-cell table:style-name="ce10" table:formula="of:=[.O334]*60+[.N334]" office:value-type="float" office:value="1574" calcext:value-type="float">
            <text:p>1574</text:p>
          </table:table-cell>
          <table:table-cell table:formula="of:=[.P334]-1028" office:value-type="float" office:value="546" calcext:value-type="float">
            <text:p>54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16.000000443S" calcext:value-type="time">
            <text:p>17:26:16</text:p>
          </table:table-cell>
          <table:table-cell office:value-type="float" office:value="463451814" calcext:value-type="float">
            <text:p>463451814</text:p>
          </table:table-cell>
          <table:table-cell office:value-type="float" office:value="-1253340477" calcext:value-type="float">
            <text:p>-1253340477</text:p>
          </table:table-cell>
          <table:table-cell office:value-type="float" office:value="16549.77" calcext:value-type="float">
            <text:p>16549.77</text:p>
          </table:table-cell>
          <table:table-cell office:value-type="float" office:value="4010.2" calcext:value-type="float">
            <text:p>4010.2</text:p>
          </table:table-cell>
          <table:table-cell office:value-type="float" office:value="26.586" calcext:value-type="float">
            <text:p>26.586</text:p>
          </table:table-cell>
          <table:table-cell/>
          <table:table-cell table:formula="of:=[.D335]-177.9" office:value-type="float" office:value="16371.87" calcext:value-type="float">
            <text:p>16371.87</text:p>
          </table:table-cell>
          <table:table-cell table:formula="of:=[.B335]*(180/2^31)" office:value-type="float" office:value="38.8460822962224" calcext:value-type="float">
            <text:p>38.8460822962</text:p>
          </table:table-cell>
          <table:table-cell table:formula="of:=[.C335]*(180/2^31)" office:value-type="float" office:value="-105.053785191849" calcext:value-type="float">
            <text:p>-105.0537851918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table:formula="of:=SECOND([.A335])" office:value-type="float" office:value="16" calcext:value-type="float">
            <text:p>16</text:p>
          </table:table-cell>
          <table:table-cell table:style-name="ce9" table:formula="of:=MINUTE([.A335])" office:value-type="float" office:value="26" calcext:value-type="float">
            <text:p>26</text:p>
          </table:table-cell>
          <table:table-cell table:style-name="ce10" table:formula="of:=[.O335]*60+[.N335]" office:value-type="float" office:value="1576" calcext:value-type="float">
            <text:p>1576</text:p>
          </table:table-cell>
          <table:table-cell table:formula="of:=[.P335]-1028" office:value-type="float" office:value="548" calcext:value-type="float">
            <text:p>54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18.000000073S" calcext:value-type="time">
            <text:p>17:26:18</text:p>
          </table:table-cell>
          <table:table-cell office:value-type="float" office:value="463447439" calcext:value-type="float">
            <text:p>463447439</text:p>
          </table:table-cell>
          <table:table-cell office:value-type="float" office:value="-1253334685" calcext:value-type="float">
            <text:p>-1253334685</text:p>
          </table:table-cell>
          <table:table-cell office:value-type="float" office:value="16604.84" calcext:value-type="float">
            <text:p>16604.84</text:p>
          </table:table-cell>
          <table:table-cell office:value-type="float" office:value="4013.4" calcext:value-type="float">
            <text:p>4013.4</text:p>
          </table:table-cell>
          <table:table-cell office:value-type="float" office:value="30.314" calcext:value-type="float">
            <text:p>30.314</text:p>
          </table:table-cell>
          <table:table-cell/>
          <table:table-cell table:formula="of:=[.D336]-177.9" office:value-type="float" office:value="16426.94" calcext:value-type="float">
            <text:p>16426.94</text:p>
          </table:table-cell>
          <table:table-cell table:formula="of:=[.B336]*(180/2^31)" office:value-type="float" office:value="38.8457155879587" calcext:value-type="float">
            <text:p>38.845715588</text:p>
          </table:table-cell>
          <table:table-cell table:formula="of:=[.C336]*(180/2^31)" office:value-type="float" office:value="-105.053299712017" calcext:value-type="float">
            <text:p>-105.053299712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table:formula="of:=SECOND([.A336])" office:value-type="float" office:value="18" calcext:value-type="float">
            <text:p>18</text:p>
          </table:table-cell>
          <table:table-cell table:style-name="ce9" table:formula="of:=MINUTE([.A336])" office:value-type="float" office:value="26" calcext:value-type="float">
            <text:p>26</text:p>
          </table:table-cell>
          <table:table-cell table:style-name="ce10" table:formula="of:=[.O336]*60+[.N336]" office:value-type="float" office:value="1578" calcext:value-type="float">
            <text:p>1578</text:p>
          </table:table-cell>
          <table:table-cell table:formula="of:=[.P336]-1028" office:value-type="float" office:value="550" calcext:value-type="float">
            <text:p>55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21.000000145S" calcext:value-type="time">
            <text:p>17:26:21</text:p>
          </table:table-cell>
          <table:table-cell office:value-type="float" office:value="463445002" calcext:value-type="float">
            <text:p>463445002</text:p>
          </table:table-cell>
          <table:table-cell office:value-type="float" office:value="-1253327961" calcext:value-type="float">
            <text:p>-1253327961</text:p>
          </table:table-cell>
          <table:table-cell office:value-type="float" office:value="16650.24" calcext:value-type="float">
            <text:p>16650.24</text:p>
          </table:table-cell>
          <table:table-cell office:value-type="float" office:value="4018.2" calcext:value-type="float">
            <text:p>4018.2</text:p>
          </table:table-cell>
          <table:table-cell office:value-type="float" office:value="28.782" calcext:value-type="float">
            <text:p>28.782</text:p>
          </table:table-cell>
          <table:table-cell/>
          <table:table-cell table:formula="of:=[.D337]-177.9" office:value-type="float" office:value="16472.34" calcext:value-type="float">
            <text:p>16472.34</text:p>
          </table:table-cell>
          <table:table-cell table:formula="of:=[.B337]*(180/2^31)" office:value-type="float" office:value="38.8455113209784" calcext:value-type="float">
            <text:p>38.845511321</text:p>
          </table:table-cell>
          <table:table-cell table:formula="of:=[.C337]*(180/2^31)" office:value-type="float" office:value="-105.052736112848" calcext:value-type="float">
            <text:p>-105.0527361128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table:formula="of:=SECOND([.A337])" office:value-type="float" office:value="21" calcext:value-type="float">
            <text:p>21</text:p>
          </table:table-cell>
          <table:table-cell table:style-name="ce9" table:formula="of:=MINUTE([.A337])" office:value-type="float" office:value="26" calcext:value-type="float">
            <text:p>26</text:p>
          </table:table-cell>
          <table:table-cell table:style-name="ce10" table:formula="of:=[.O337]*60+[.N337]" office:value-type="float" office:value="1581" calcext:value-type="float">
            <text:p>1581</text:p>
          </table:table-cell>
          <table:table-cell table:formula="of:=[.P337]-1028" office:value-type="float" office:value="553" calcext:value-type="float">
            <text:p>55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23.000000194S" calcext:value-type="time">
            <text:p>17:26:23</text:p>
          </table:table-cell>
          <table:table-cell office:value-type="float" office:value="463445750" calcext:value-type="float">
            <text:p>463445750</text:p>
          </table:table-cell>
          <table:table-cell office:value-type="float" office:value="-1253323434" calcext:value-type="float">
            <text:p>-1253323434</text:p>
          </table:table-cell>
          <table:table-cell office:value-type="float" office:value="16674.76" calcext:value-type="float">
            <text:p>16674.76</text:p>
          </table:table-cell>
          <table:table-cell office:value-type="float" office:value="4021.6" calcext:value-type="float">
            <text:p>4021.6</text:p>
          </table:table-cell>
          <table:table-cell office:value-type="float" office:value="24.179" calcext:value-type="float">
            <text:p>24.179</text:p>
          </table:table-cell>
          <table:table-cell/>
          <table:table-cell table:formula="of:=[.D338]-177.9" office:value-type="float" office:value="16496.86" calcext:value-type="float">
            <text:p>16496.86</text:p>
          </table:table-cell>
          <table:table-cell table:formula="of:=[.B338]*(180/2^31)" office:value-type="float" office:value="38.8455740176141" calcext:value-type="float">
            <text:p>38.8455740176</text:p>
          </table:table-cell>
          <table:table-cell table:formula="of:=[.C338]*(180/2^31)" office:value-type="float" office:value="-105.052356664091" calcext:value-type="float">
            <text:p>-105.0523566641</text:p>
          </table:table-cell>
          <table:table-cell/>
          <table:table-cell office:value-type="float" office:value="338" calcext:value-type="float">
            <text:p>338</text:p>
          </table:table-cell>
          <table:table-cell/>
          <table:table-cell table:formula="of:=SECOND([.A338])" office:value-type="float" office:value="23" calcext:value-type="float">
            <text:p>23</text:p>
          </table:table-cell>
          <table:table-cell table:style-name="ce9" table:formula="of:=MINUTE([.A338])" office:value-type="float" office:value="26" calcext:value-type="float">
            <text:p>26</text:p>
          </table:table-cell>
          <table:table-cell table:style-name="ce10" table:formula="of:=[.O338]*60+[.N338]" office:value-type="float" office:value="1583" calcext:value-type="float">
            <text:p>1583</text:p>
          </table:table-cell>
          <table:table-cell table:formula="of:=[.P338]-1028" office:value-type="float" office:value="555" calcext:value-type="float">
            <text:p>555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25.000000242S" calcext:value-type="time">
            <text:p>17:26:25</text:p>
          </table:table-cell>
          <table:table-cell office:value-type="float" office:value="463449016" calcext:value-type="float">
            <text:p>463449016</text:p>
          </table:table-cell>
          <table:table-cell office:value-type="float" office:value="-1253316319" calcext:value-type="float">
            <text:p>-1253316319</text:p>
          </table:table-cell>
          <table:table-cell office:value-type="float" office:value="16728.14" calcext:value-type="float">
            <text:p>16728.14</text:p>
          </table:table-cell>
          <table:table-cell office:value-type="float" office:value="4025.2" calcext:value-type="float">
            <text:p>4025.2</text:p>
          </table:table-cell>
          <table:table-cell office:value-type="float" office:value="23.21" calcext:value-type="float">
            <text:p>23.21</text:p>
          </table:table-cell>
          <table:table-cell/>
          <table:table-cell table:formula="of:=[.D339]-177.9" office:value-type="float" office:value="16550.24" calcext:value-type="float">
            <text:p>16550.24</text:p>
          </table:table-cell>
          <table:table-cell table:formula="of:=[.B339]*(180/2^31)" office:value-type="float" office:value="38.8458477705717" calcext:value-type="float">
            <text:p>38.8458477706</text:p>
          </table:table-cell>
          <table:table-cell table:formula="of:=[.C339]*(180/2^31)" office:value-type="float" office:value="-105.051760291681" calcext:value-type="float">
            <text:p>-105.0517602917</text:p>
          </table:table-cell>
          <table:table-cell/>
          <table:table-cell office:value-type="float" office:value="339" calcext:value-type="float">
            <text:p>339</text:p>
          </table:table-cell>
          <table:table-cell/>
          <table:table-cell table:formula="of:=SECOND([.A339])" office:value-type="float" office:value="25" calcext:value-type="float">
            <text:p>25</text:p>
          </table:table-cell>
          <table:table-cell table:style-name="ce9" table:formula="of:=MINUTE([.A339])" office:value-type="float" office:value="26" calcext:value-type="float">
            <text:p>26</text:p>
          </table:table-cell>
          <table:table-cell table:style-name="ce10" table:formula="of:=[.O339]*60+[.N339]" office:value-type="float" office:value="1585" calcext:value-type="float">
            <text:p>1585</text:p>
          </table:table-cell>
          <table:table-cell table:formula="of:=[.P339]-1028" office:value-type="float" office:value="557" calcext:value-type="float">
            <text:p>55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25.999999847S" calcext:value-type="time">
            <text:p>17:26:26</text:p>
          </table:table-cell>
          <table:table-cell office:value-type="float" office:value="463450308" calcext:value-type="float">
            <text:p>463450308</text:p>
          </table:table-cell>
          <table:table-cell office:value-type="float" office:value="-1253312286" calcext:value-type="float">
            <text:p>-1253312286</text:p>
          </table:table-cell>
          <table:table-cell office:value-type="float" office:value="16757.04" calcext:value-type="float">
            <text:p>16757.04</text:p>
          </table:table-cell>
          <table:table-cell office:value-type="float" office:value="4027.6" calcext:value-type="float">
            <text:p>4027.6</text:p>
          </table:table-cell>
          <table:table-cell office:value-type="float" office:value="24.278" calcext:value-type="float">
            <text:p>24.278</text:p>
          </table:table-cell>
          <table:table-cell/>
          <table:table-cell table:formula="of:=[.D340]-177.9" office:value-type="float" office:value="16579.14" calcext:value-type="float">
            <text:p>16579.14</text:p>
          </table:table-cell>
          <table:table-cell table:formula="of:=[.B340]*(180/2^31)" office:value-type="float" office:value="38.8459560647607" calcext:value-type="float">
            <text:p>38.8459560648</text:p>
          </table:table-cell>
          <table:table-cell table:formula="of:=[.C340]*(180/2^31)" office:value-type="float" office:value="-105.051422249526" calcext:value-type="float">
            <text:p>-105.0514222495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table:formula="of:=SECOND([.A340])" office:value-type="float" office:value="26" calcext:value-type="float">
            <text:p>26</text:p>
          </table:table-cell>
          <table:table-cell table:style-name="ce9" table:formula="of:=MINUTE([.A340])" office:value-type="float" office:value="26" calcext:value-type="float">
            <text:p>26</text:p>
          </table:table-cell>
          <table:table-cell table:style-name="ce10" table:formula="of:=[.O340]*60+[.N340]" office:value-type="float" office:value="1586" calcext:value-type="float">
            <text:p>1586</text:p>
          </table:table-cell>
          <table:table-cell table:formula="of:=[.P340]-1028" office:value-type="float" office:value="558" calcext:value-type="float">
            <text:p>55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27.000000291S" calcext:value-type="time">
            <text:p>17:26:27</text:p>
          </table:table-cell>
          <table:table-cell office:value-type="float" office:value="463448976" calcext:value-type="float">
            <text:p>463448976</text:p>
          </table:table-cell>
          <table:table-cell office:value-type="float" office:value="-1253308862" calcext:value-type="float">
            <text:p>-1253308862</text:p>
          </table:table-cell>
          <table:table-cell office:value-type="float" office:value="16783.47" calcext:value-type="float">
            <text:p>16783.47</text:p>
          </table:table-cell>
          <table:table-cell office:value-type="float" office:value="4029.6" calcext:value-type="float">
            <text:p>4029.6</text:p>
          </table:table-cell>
          <table:table-cell office:value-type="float" office:value="24.662" calcext:value-type="float">
            <text:p>24.662</text:p>
          </table:table-cell>
          <table:table-cell/>
          <table:table-cell table:formula="of:=[.D341]-177.9" office:value-type="float" office:value="16605.57" calcext:value-type="float">
            <text:p>16605.57</text:p>
          </table:table-cell>
          <table:table-cell table:formula="of:=[.B341]*(180/2^31)" office:value-type="float" office:value="38.8458444178104" calcext:value-type="float">
            <text:p>38.8458444178</text:p>
          </table:table-cell>
          <table:table-cell table:formula="of:=[.C341]*(180/2^31)" office:value-type="float" office:value="-105.051135253161" calcext:value-type="float">
            <text:p>-105.0511352532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table:formula="of:=SECOND([.A341])" office:value-type="float" office:value="27" calcext:value-type="float">
            <text:p>27</text:p>
          </table:table-cell>
          <table:table-cell table:style-name="ce9" table:formula="of:=MINUTE([.A341])" office:value-type="float" office:value="26" calcext:value-type="float">
            <text:p>26</text:p>
          </table:table-cell>
          <table:table-cell table:style-name="ce10" table:formula="of:=[.O341]*60+[.N341]" office:value-type="float" office:value="1587" calcext:value-type="float">
            <text:p>1587</text:p>
          </table:table-cell>
          <table:table-cell table:formula="of:=[.P341]-1028" office:value-type="float" office:value="559" calcext:value-type="float">
            <text:p>55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28.000000734S" calcext:value-type="time">
            <text:p>17:26:28</text:p>
          </table:table-cell>
          <table:table-cell office:value-type="float" office:value="463446601" calcext:value-type="float">
            <text:p>463446601</text:p>
          </table:table-cell>
          <table:table-cell office:value-type="float" office:value="-1253305929" calcext:value-type="float">
            <text:p>-1253305929</text:p>
          </table:table-cell>
          <table:table-cell office:value-type="float" office:value="16811.04" calcext:value-type="float">
            <text:p>16811.04</text:p>
          </table:table-cell>
          <table:table-cell office:value-type="float" office:value="4031.8" calcext:value-type="float">
            <text:p>4031.8</text:p>
          </table:table-cell>
          <table:table-cell office:value-type="float" office:value="24.529" calcext:value-type="float">
            <text:p>24.529</text:p>
          </table:table-cell>
          <table:table-cell/>
          <table:table-cell table:formula="of:=[.D342]-177.9" office:value-type="float" office:value="16633.14" calcext:value-type="float">
            <text:p>16633.14</text:p>
          </table:table-cell>
          <table:table-cell table:formula="of:=[.B342]*(180/2^31)" office:value-type="float" office:value="38.8456453476101" calcext:value-type="float">
            <text:p>38.8456453476</text:p>
          </table:table-cell>
          <table:table-cell table:formula="of:=[.C342]*(180/2^31)" office:value-type="float" office:value="-105.050889411941" calcext:value-type="float">
            <text:p>-105.0508894119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formula="of:=SECOND([.A342])" office:value-type="float" office:value="28" calcext:value-type="float">
            <text:p>28</text:p>
          </table:table-cell>
          <table:table-cell table:style-name="ce9" table:formula="of:=MINUTE([.A342])" office:value-type="float" office:value="26" calcext:value-type="float">
            <text:p>26</text:p>
          </table:table-cell>
          <table:table-cell table:style-name="ce10" table:formula="of:=[.O342]*60+[.N342]" office:value-type="float" office:value="1588" calcext:value-type="float">
            <text:p>1588</text:p>
          </table:table-cell>
          <table:table-cell table:formula="of:=[.P342]-1028" office:value-type="float" office:value="560" calcext:value-type="float">
            <text:p>56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30.000000363S" calcext:value-type="time">
            <text:p>17:26:30</text:p>
          </table:table-cell>
          <table:table-cell office:value-type="float" office:value="463439921" calcext:value-type="float">
            <text:p>463439921</text:p>
          </table:table-cell>
          <table:table-cell office:value-type="float" office:value="-1253301110" calcext:value-type="float">
            <text:p>-1253301110</text:p>
          </table:table-cell>
          <table:table-cell office:value-type="float" office:value="16876.84" calcext:value-type="float">
            <text:p>16876.84</text:p>
          </table:table-cell>
          <table:table-cell office:value-type="float" office:value="4036.2" calcext:value-type="float">
            <text:p>4036.2</text:p>
          </table:table-cell>
          <table:table-cell office:value-type="float" office:value="25.302" calcext:value-type="float">
            <text:p>25.302</text:p>
          </table:table-cell>
          <table:table-cell/>
          <table:table-cell table:formula="of:=[.D343]-177.9" office:value-type="float" office:value="16698.94" calcext:value-type="float">
            <text:p>16698.94</text:p>
          </table:table-cell>
          <table:table-cell table:formula="of:=[.B343]*(180/2^31)" office:value-type="float" office:value="38.8450854364783" calcext:value-type="float">
            <text:p>38.8450854365</text:p>
          </table:table-cell>
          <table:table-cell table:formula="of:=[.C343]*(180/2^31)" office:value-type="float" office:value="-105.050485488027" calcext:value-type="float">
            <text:p>-105.050485488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formula="of:=SECOND([.A343])" office:value-type="float" office:value="30" calcext:value-type="float">
            <text:p>30</text:p>
          </table:table-cell>
          <table:table-cell table:style-name="ce9" table:formula="of:=MINUTE([.A343])" office:value-type="float" office:value="26" calcext:value-type="float">
            <text:p>26</text:p>
          </table:table-cell>
          <table:table-cell table:style-name="ce10" table:formula="of:=[.O343]*60+[.N343]" office:value-type="float" office:value="1590" calcext:value-type="float">
            <text:p>1590</text:p>
          </table:table-cell>
          <table:table-cell table:formula="of:=[.P343]-1028" office:value-type="float" office:value="562" calcext:value-type="float">
            <text:p>56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31.999999993S" calcext:value-type="time">
            <text:p>17:26:32</text:p>
          </table:table-cell>
          <table:table-cell office:value-type="float" office:value="463432291" calcext:value-type="float">
            <text:p>463432291</text:p>
          </table:table-cell>
          <table:table-cell office:value-type="float" office:value="-1253299202" calcext:value-type="float">
            <text:p>-1253299202</text:p>
          </table:table-cell>
          <table:table-cell office:value-type="float" office:value="16944.14" calcext:value-type="float">
            <text:p>16944.14</text:p>
          </table:table-cell>
          <table:table-cell office:value-type="float" office:value="4040.4" calcext:value-type="float">
            <text:p>4040.4</text:p>
          </table:table-cell>
          <table:table-cell office:value-type="float" office:value="27.362" calcext:value-type="float">
            <text:p>27.362</text:p>
          </table:table-cell>
          <table:table-cell/>
          <table:table-cell table:formula="of:=[.D344]-177.9" office:value-type="float" office:value="16766.24" calcext:value-type="float">
            <text:p>16766.24</text:p>
          </table:table-cell>
          <table:table-cell table:formula="of:=[.B344]*(180/2^31)" office:value-type="float" office:value="38.8444458972663" calcext:value-type="float">
            <text:p>38.8444458973</text:p>
          </table:table-cell>
          <table:table-cell table:formula="of:=[.C344]*(180/2^31)" office:value-type="float" office:value="-105.050325561315" calcext:value-type="float">
            <text:p>-105.0503255613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formula="of:=SECOND([.A344])" office:value-type="float" office:value="32" calcext:value-type="float">
            <text:p>32</text:p>
          </table:table-cell>
          <table:table-cell table:style-name="ce9" table:formula="of:=MINUTE([.A344])" office:value-type="float" office:value="26" calcext:value-type="float">
            <text:p>26</text:p>
          </table:table-cell>
          <table:table-cell table:style-name="ce10" table:formula="of:=[.O344]*60+[.N344]" office:value-type="float" office:value="1592" calcext:value-type="float">
            <text:p>1592</text:p>
          </table:table-cell>
          <table:table-cell table:formula="of:=[.P344]-1028" office:value-type="float" office:value="564" calcext:value-type="float">
            <text:p>56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34.000000041S" calcext:value-type="time">
            <text:p>17:26:34</text:p>
          </table:table-cell>
          <table:table-cell office:value-type="float" office:value="463424181" calcext:value-type="float">
            <text:p>463424181</text:p>
          </table:table-cell>
          <table:table-cell office:value-type="float" office:value="-1253297895" calcext:value-type="float">
            <text:p>-1253297895</text:p>
          </table:table-cell>
          <table:table-cell office:value-type="float" office:value="17018.66" calcext:value-type="float">
            <text:p>17018.66</text:p>
          </table:table-cell>
          <table:table-cell office:value-type="float" office:value="4045" calcext:value-type="float">
            <text:p>4045</text:p>
          </table:table-cell>
          <table:table-cell office:value-type="float" office:value="30.835" calcext:value-type="float">
            <text:p>30.835</text:p>
          </table:table-cell>
          <table:table-cell/>
          <table:table-cell table:formula="of:=[.D345]-177.9" office:value-type="float" office:value="16840.76" calcext:value-type="float">
            <text:p>16840.76</text:p>
          </table:table-cell>
          <table:table-cell table:formula="of:=[.B345]*(180/2^31)" office:value-type="float" office:value="38.8437661249191" calcext:value-type="float">
            <text:p>38.8437661249</text:p>
          </table:table-cell>
          <table:table-cell table:formula="of:=[.C345]*(180/2^31)" office:value-type="float" office:value="-105.05021600984" calcext:value-type="float">
            <text:p>-105.0502160098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table:formula="of:=SECOND([.A345])" office:value-type="float" office:value="34" calcext:value-type="float">
            <text:p>34</text:p>
          </table:table-cell>
          <table:table-cell table:style-name="ce9" table:formula="of:=MINUTE([.A345])" office:value-type="float" office:value="26" calcext:value-type="float">
            <text:p>26</text:p>
          </table:table-cell>
          <table:table-cell table:style-name="ce10" table:formula="of:=[.O345]*60+[.N345]" office:value-type="float" office:value="1594" calcext:value-type="float">
            <text:p>1594</text:p>
          </table:table-cell>
          <table:table-cell table:formula="of:=[.P345]-1028" office:value-type="float" office:value="566" calcext:value-type="float">
            <text:p>56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36.000000509S" calcext:value-type="time">
            <text:p>17:26:36</text:p>
          </table:table-cell>
          <table:table-cell office:value-type="float" office:value="463416524" calcext:value-type="float">
            <text:p>463416524</text:p>
          </table:table-cell>
          <table:table-cell office:value-type="float" office:value="-1253293645" calcext:value-type="float">
            <text:p>-1253293645</text:p>
          </table:table-cell>
          <table:table-cell office:value-type="float" office:value="17096.45" calcext:value-type="float">
            <text:p>17096.45</text:p>
          </table:table-cell>
          <table:table-cell office:value-type="float" office:value="4049.8" calcext:value-type="float">
            <text:p>4049.8</text:p>
          </table:table-cell>
          <table:table-cell office:value-type="float" office:value="33.45" calcext:value-type="float">
            <text:p>33.45</text:p>
          </table:table-cell>
          <table:table-cell/>
          <table:table-cell table:formula="of:=[.D346]-177.9" office:value-type="float" office:value="16918.55" calcext:value-type="float">
            <text:p>16918.55</text:p>
          </table:table-cell>
          <table:table-cell table:formula="of:=[.B346]*(180/2^31)" office:value-type="float" office:value="38.8431243225932" calcext:value-type="float">
            <text:p>38.8431243226</text:p>
          </table:table-cell>
          <table:table-cell table:formula="of:=[.C346]*(180/2^31)" office:value-type="float" office:value="-105.049859778956" calcext:value-type="float">
            <text:p>-105.049859779</text:p>
          </table:table-cell>
          <table:table-cell/>
          <table:table-cell office:value-type="float" office:value="346" calcext:value-type="float">
            <text:p>346</text:p>
          </table:table-cell>
          <table:table-cell/>
          <table:table-cell table:formula="of:=SECOND([.A346])" office:value-type="float" office:value="36" calcext:value-type="float">
            <text:p>36</text:p>
          </table:table-cell>
          <table:table-cell table:style-name="ce9" table:formula="of:=MINUTE([.A346])" office:value-type="float" office:value="26" calcext:value-type="float">
            <text:p>26</text:p>
          </table:table-cell>
          <table:table-cell table:style-name="ce10" table:formula="of:=[.O346]*60+[.N346]" office:value-type="float" office:value="1596" calcext:value-type="float">
            <text:p>1596</text:p>
          </table:table-cell>
          <table:table-cell table:formula="of:=[.P346]-1028" office:value-type="float" office:value="568" calcext:value-type="float">
            <text:p>56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37.000000114S" calcext:value-type="time">
            <text:p>17:26:37</text:p>
          </table:table-cell>
          <table:table-cell office:value-type="float" office:value="463412341" calcext:value-type="float">
            <text:p>463412341</text:p>
          </table:table-cell>
          <table:table-cell office:value-type="float" office:value="-1253291370" calcext:value-type="float">
            <text:p>-1253291370</text:p>
          </table:table-cell>
          <table:table-cell office:value-type="float" office:value="17138.75" calcext:value-type="float">
            <text:p>17138.75</text:p>
          </table:table-cell>
          <table:table-cell office:value-type="float" office:value="4052.4" calcext:value-type="float">
            <text:p>4052.4</text:p>
          </table:table-cell>
          <table:table-cell office:value-type="float" office:value="34.523" calcext:value-type="float">
            <text:p>34.523</text:p>
          </table:table-cell>
          <table:table-cell/>
          <table:table-cell table:formula="of:=[.D347]-177.9" office:value-type="float" office:value="16960.85" calcext:value-type="float">
            <text:p>16960.85</text:p>
          </table:table-cell>
          <table:table-cell table:formula="of:=[.B347]*(180/2^31)" office:value-type="float" office:value="38.8427737075835" calcext:value-type="float">
            <text:p>38.8427737076</text:p>
          </table:table-cell>
          <table:table-cell table:formula="of:=[.C347]*(180/2^31)" office:value-type="float" office:value="-105.049669090658" calcext:value-type="float">
            <text:p>-105.0496690907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table:formula="of:=SECOND([.A347])" office:value-type="float" office:value="37" calcext:value-type="float">
            <text:p>37</text:p>
          </table:table-cell>
          <table:table-cell table:style-name="ce9" table:formula="of:=MINUTE([.A347])" office:value-type="float" office:value="26" calcext:value-type="float">
            <text:p>26</text:p>
          </table:table-cell>
          <table:table-cell table:style-name="ce10" table:formula="of:=[.O347]*60+[.N347]" office:value-type="float" office:value="1597" calcext:value-type="float">
            <text:p>1597</text:p>
          </table:table-cell>
          <table:table-cell table:formula="of:=[.P347]-1028" office:value-type="float" office:value="569" calcext:value-type="float">
            <text:p>56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38.999999743S" calcext:value-type="time">
            <text:p>17:26:39</text:p>
          </table:table-cell>
          <table:table-cell office:value-type="float" office:value="463405153" calcext:value-type="float">
            <text:p>463405153</text:p>
          </table:table-cell>
          <table:table-cell office:value-type="float" office:value="-1253289940" calcext:value-type="float">
            <text:p>-1253289940</text:p>
          </table:table-cell>
          <table:table-cell office:value-type="float" office:value="17205.32" calcext:value-type="float">
            <text:p>17205.32</text:p>
          </table:table-cell>
          <table:table-cell office:value-type="float" office:value="4057" calcext:value-type="float">
            <text:p>4057</text:p>
          </table:table-cell>
          <table:table-cell office:value-type="float" office:value="35.3" calcext:value-type="float">
            <text:p>35.3</text:p>
          </table:table-cell>
          <table:table-cell/>
          <table:table-cell table:formula="of:=[.D348]-177.9" office:value-type="float" office:value="17027.42" calcext:value-type="float">
            <text:p>17027.42</text:p>
          </table:table-cell>
          <table:table-cell table:formula="of:=[.B348]*(180/2^31)" office:value-type="float" office:value="38.8421712163836" calcext:value-type="float">
            <text:p>38.8421712164</text:p>
          </table:table-cell>
          <table:table-cell table:formula="of:=[.C348]*(180/2^31)" office:value-type="float" office:value="-105.049549229443" calcext:value-type="float">
            <text:p>-105.0495492294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table:formula="of:=SECOND([.A348])" office:value-type="float" office:value="39" calcext:value-type="float">
            <text:p>39</text:p>
          </table:table-cell>
          <table:table-cell table:style-name="ce9" table:formula="of:=MINUTE([.A348])" office:value-type="float" office:value="26" calcext:value-type="float">
            <text:p>26</text:p>
          </table:table-cell>
          <table:table-cell table:style-name="ce10" table:formula="of:=[.O348]*60+[.N348]" office:value-type="float" office:value="1599" calcext:value-type="float">
            <text:p>1599</text:p>
          </table:table-cell>
          <table:table-cell table:formula="of:=[.P348]-1028" office:value-type="float" office:value="571" calcext:value-type="float">
            <text:p>57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40.000000186S" calcext:value-type="time">
            <text:p>17:26:40</text:p>
          </table:table-cell>
          <table:table-cell office:value-type="float" office:value="463401338" calcext:value-type="float">
            <text:p>463401338</text:p>
          </table:table-cell>
          <table:table-cell office:value-type="float" office:value="-1253290075" calcext:value-type="float">
            <text:p>-1253290075</text:p>
          </table:table-cell>
          <table:table-cell office:value-type="float" office:value="17239.68" calcext:value-type="float">
            <text:p>17239.68</text:p>
          </table:table-cell>
          <table:table-cell office:value-type="float" office:value="4059.4" calcext:value-type="float">
            <text:p>4059.4</text:p>
          </table:table-cell>
          <table:table-cell office:value-type="float" office:value="35.85" calcext:value-type="float">
            <text:p>35.85</text:p>
          </table:table-cell>
          <table:table-cell/>
          <table:table-cell table:formula="of:=[.D349]-177.9" office:value-type="float" office:value="17061.78" calcext:value-type="float">
            <text:p>17061.78</text:p>
          </table:table-cell>
          <table:table-cell table:formula="of:=[.B349]*(180/2^31)" office:value-type="float" office:value="38.8418514467776" calcext:value-type="float">
            <text:p>38.8418514468</text:p>
          </table:table-cell>
          <table:table-cell table:formula="of:=[.C349]*(180/2^31)" office:value-type="float" office:value="-105.049560545012" calcext:value-type="float">
            <text:p>-105.049560545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table:formula="of:=SECOND([.A349])" office:value-type="float" office:value="40" calcext:value-type="float">
            <text:p>40</text:p>
          </table:table-cell>
          <table:table-cell table:style-name="ce9" table:formula="of:=MINUTE([.A349])" office:value-type="float" office:value="26" calcext:value-type="float">
            <text:p>26</text:p>
          </table:table-cell>
          <table:table-cell table:style-name="ce10" table:formula="of:=[.O349]*60+[.N349]" office:value-type="float" office:value="1600" calcext:value-type="float">
            <text:p>1600</text:p>
          </table:table-cell>
          <table:table-cell table:formula="of:=[.P349]-1028" office:value-type="float" office:value="572" calcext:value-type="float">
            <text:p>57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42.000000235S" calcext:value-type="time">
            <text:p>17:26:42</text:p>
          </table:table-cell>
          <table:table-cell office:value-type="float" office:value="463393123" calcext:value-type="float">
            <text:p>463393123</text:p>
          </table:table-cell>
          <table:table-cell office:value-type="float" office:value="-1253290755" calcext:value-type="float">
            <text:p>-1253290755</text:p>
          </table:table-cell>
          <table:table-cell office:value-type="float" office:value="17315.03" calcext:value-type="float">
            <text:p>17315.03</text:p>
          </table:table-cell>
          <table:table-cell office:value-type="float" office:value="4064" calcext:value-type="float">
            <text:p>4064</text:p>
          </table:table-cell>
          <table:table-cell office:value-type="float" office:value="36.576" calcext:value-type="float">
            <text:p>36.576</text:p>
          </table:table-cell>
          <table:table-cell/>
          <table:table-cell table:formula="of:=[.D350]-177.9" office:value-type="float" office:value="17137.13" calcext:value-type="float">
            <text:p>17137.13</text:p>
          </table:table-cell>
          <table:table-cell table:formula="of:=[.B350]*(180/2^31)" office:value-type="float" office:value="38.841162873432" calcext:value-type="float">
            <text:p>38.8411628734</text:p>
          </table:table-cell>
          <table:table-cell table:formula="of:=[.C350]*(180/2^31)" office:value-type="float" office:value="-105.049617541954" calcext:value-type="float">
            <text:p>-105.049617542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table:formula="of:=SECOND([.A350])" office:value-type="float" office:value="42" calcext:value-type="float">
            <text:p>42</text:p>
          </table:table-cell>
          <table:table-cell table:style-name="ce9" table:formula="of:=MINUTE([.A350])" office:value-type="float" office:value="26" calcext:value-type="float">
            <text:p>26</text:p>
          </table:table-cell>
          <table:table-cell table:style-name="ce10" table:formula="of:=[.O350]*60+[.N350]" office:value-type="float" office:value="1602" calcext:value-type="float">
            <text:p>1602</text:p>
          </table:table-cell>
          <table:table-cell table:formula="of:=[.P350]-1028" office:value-type="float" office:value="574" calcext:value-type="float">
            <text:p>57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44.000000283S" calcext:value-type="time">
            <text:p>17:26:44</text:p>
          </table:table-cell>
          <table:table-cell office:value-type="float" office:value="463384540" calcext:value-type="float">
            <text:p>463384540</text:p>
          </table:table-cell>
          <table:table-cell office:value-type="float" office:value="-1253290652" calcext:value-type="float">
            <text:p>-1253290652</text:p>
          </table:table-cell>
          <table:table-cell office:value-type="float" office:value="17394.62" calcext:value-type="float">
            <text:p>17394.62</text:p>
          </table:table-cell>
          <table:table-cell office:value-type="float" office:value="4068.8" calcext:value-type="float">
            <text:p>4068.8</text:p>
          </table:table-cell>
          <table:table-cell office:value-type="float" office:value="37.536" calcext:value-type="float">
            <text:p>37.536</text:p>
          </table:table-cell>
          <table:table-cell/>
          <table:table-cell table:formula="of:=[.D351]-177.9" office:value-type="float" office:value="17216.72" calcext:value-type="float">
            <text:p>17216.72</text:p>
          </table:table-cell>
          <table:table-cell table:formula="of:=[.B351]*(180/2^31)" office:value-type="float" office:value="38.8404434546828" calcext:value-type="float">
            <text:p>38.8404434547</text:p>
          </table:table-cell>
          <table:table-cell table:formula="of:=[.C351]*(180/2^31)" office:value-type="float" office:value="-105.049608908594" calcext:value-type="float">
            <text:p>-105.0496089086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table:formula="of:=SECOND([.A351])" office:value-type="float" office:value="44" calcext:value-type="float">
            <text:p>44</text:p>
          </table:table-cell>
          <table:table-cell table:style-name="ce9" table:formula="of:=MINUTE([.A351])" office:value-type="float" office:value="26" calcext:value-type="float">
            <text:p>26</text:p>
          </table:table-cell>
          <table:table-cell table:style-name="ce10" table:formula="of:=[.O351]*60+[.N351]" office:value-type="float" office:value="1604" calcext:value-type="float">
            <text:p>1604</text:p>
          </table:table-cell>
          <table:table-cell table:formula="of:=[.P351]-1028" office:value-type="float" office:value="576" calcext:value-type="float">
            <text:p>57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46.000000332S" calcext:value-type="time">
            <text:p>17:26:46</text:p>
          </table:table-cell>
          <table:table-cell office:value-type="float" office:value="463375799" calcext:value-type="float">
            <text:p>463375799</text:p>
          </table:table-cell>
          <table:table-cell office:value-type="float" office:value="-1253289711" calcext:value-type="float">
            <text:p>-1253289711</text:p>
          </table:table-cell>
          <table:table-cell office:value-type="float" office:value="17476.23" calcext:value-type="float">
            <text:p>17476.23</text:p>
          </table:table-cell>
          <table:table-cell office:value-type="float" office:value="4073.6" calcext:value-type="float">
            <text:p>4073.6</text:p>
          </table:table-cell>
          <table:table-cell office:value-type="float" office:value="38.134" calcext:value-type="float">
            <text:p>38.134</text:p>
          </table:table-cell>
          <table:table-cell/>
          <table:table-cell table:formula="of:=[.D352]-177.9" office:value-type="float" office:value="17298.33" calcext:value-type="float">
            <text:p>17298.33</text:p>
          </table:table-cell>
          <table:table-cell table:formula="of:=[.B352]*(180/2^31)" office:value-type="float" office:value="38.8397107925266" calcext:value-type="float">
            <text:p>38.8397107925</text:p>
          </table:table-cell>
          <table:table-cell table:formula="of:=[.C352]*(180/2^31)" office:value-type="float" office:value="-105.049530034885" calcext:value-type="float">
            <text:p>-105.0495300349</text:p>
          </table:table-cell>
          <table:table-cell/>
          <table:table-cell office:value-type="float" office:value="352" calcext:value-type="float">
            <text:p>352</text:p>
          </table:table-cell>
          <table:table-cell/>
          <table:table-cell table:formula="of:=SECOND([.A352])" office:value-type="float" office:value="46" calcext:value-type="float">
            <text:p>46</text:p>
          </table:table-cell>
          <table:table-cell table:style-name="ce9" table:formula="of:=MINUTE([.A352])" office:value-type="float" office:value="26" calcext:value-type="float">
            <text:p>26</text:p>
          </table:table-cell>
          <table:table-cell table:style-name="ce10" table:formula="of:=[.O352]*60+[.N352]" office:value-type="float" office:value="1606" calcext:value-type="float">
            <text:p>1606</text:p>
          </table:table-cell>
          <table:table-cell table:formula="of:=[.P352]-1028" office:value-type="float" office:value="578" calcext:value-type="float">
            <text:p>57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48.00000038S" calcext:value-type="time">
            <text:p>17:26:48</text:p>
          </table:table-cell>
          <table:table-cell office:value-type="float" office:value="463367195" calcext:value-type="float">
            <text:p>463367195</text:p>
          </table:table-cell>
          <table:table-cell office:value-type="float" office:value="-1253288484" calcext:value-type="float">
            <text:p>-1253288484</text:p>
          </table:table-cell>
          <table:table-cell office:value-type="float" office:value="17556.8" calcext:value-type="float">
            <text:p>17556.8</text:p>
          </table:table-cell>
          <table:table-cell office:value-type="float" office:value="4078.4" calcext:value-type="float">
            <text:p>4078.4</text:p>
          </table:table-cell>
          <table:table-cell office:value-type="float" office:value="38.491" calcext:value-type="float">
            <text:p>38.491</text:p>
          </table:table-cell>
          <table:table-cell/>
          <table:table-cell table:formula="of:=[.D353]-177.9" office:value-type="float" office:value="17378.9" calcext:value-type="float">
            <text:p>17378.9</text:p>
          </table:table-cell>
          <table:table-cell table:formula="of:=[.B353]*(180/2^31)" office:value-type="float" office:value="38.8389896135777" calcext:value-type="float">
            <text:p>38.8389896136</text:p>
          </table:table-cell>
          <table:table-cell table:formula="of:=[.C353]*(180/2^31)" office:value-type="float" office:value="-105.049427188933" calcext:value-type="float">
            <text:p>-105.0494271889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table:formula="of:=SECOND([.A353])" office:value-type="float" office:value="48" calcext:value-type="float">
            <text:p>48</text:p>
          </table:table-cell>
          <table:table-cell table:style-name="ce9" table:formula="of:=MINUTE([.A353])" office:value-type="float" office:value="26" calcext:value-type="float">
            <text:p>26</text:p>
          </table:table-cell>
          <table:table-cell table:style-name="ce10" table:formula="of:=[.O353]*60+[.N353]" office:value-type="float" office:value="1608" calcext:value-type="float">
            <text:p>1608</text:p>
          </table:table-cell>
          <table:table-cell table:formula="of:=[.P353]-1028" office:value-type="float" office:value="580" calcext:value-type="float">
            <text:p>58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50.000000009S" calcext:value-type="time">
            <text:p>17:26:50</text:p>
          </table:table-cell>
          <table:table-cell office:value-type="float" office:value="463359805" calcext:value-type="float">
            <text:p>463359805</text:p>
          </table:table-cell>
          <table:table-cell office:value-type="float" office:value="-1253285483" calcext:value-type="float">
            <text:p>-1253285483</text:p>
          </table:table-cell>
          <table:table-cell office:value-type="float" office:value="17628.2" calcext:value-type="float">
            <text:p>17628.2</text:p>
          </table:table-cell>
          <table:table-cell office:value-type="float" office:value="4084.2" calcext:value-type="float">
            <text:p>4084.2</text:p>
          </table:table-cell>
          <table:table-cell office:value-type="float" office:value="38.153" calcext:value-type="float">
            <text:p>38.153</text:p>
          </table:table-cell>
          <table:table-cell/>
          <table:table-cell table:formula="of:=[.D354]-177.9" office:value-type="float" office:value="17450.3" calcext:value-type="float">
            <text:p>17450.3</text:p>
          </table:table-cell>
          <table:table-cell table:formula="of:=[.B354]*(180/2^31)" office:value-type="float" office:value="38.8383701909333" calcext:value-type="float">
            <text:p>38.8383701909</text:p>
          </table:table-cell>
          <table:table-cell table:formula="of:=[.C354]*(180/2^31)" office:value-type="float" office:value="-105.049175648019" calcext:value-type="float">
            <text:p>-105.049175648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table:formula="of:=SECOND([.A354])" office:value-type="float" office:value="50" calcext:value-type="float">
            <text:p>50</text:p>
          </table:table-cell>
          <table:table-cell table:style-name="ce9" table:formula="of:=MINUTE([.A354])" office:value-type="float" office:value="26" calcext:value-type="float">
            <text:p>26</text:p>
          </table:table-cell>
          <table:table-cell table:style-name="ce10" table:formula="of:=[.O354]*60+[.N354]" office:value-type="float" office:value="1610" calcext:value-type="float">
            <text:p>1610</text:p>
          </table:table-cell>
          <table:table-cell table:formula="of:=[.P354]-1028" office:value-type="float" office:value="582" calcext:value-type="float">
            <text:p>58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51.000000034S" calcext:value-type="time">
            <text:p>17:26:51</text:p>
          </table:table-cell>
          <table:table-cell office:value-type="float" office:value="463357671" calcext:value-type="float">
            <text:p>463357671</text:p>
          </table:table-cell>
          <table:table-cell office:value-type="float" office:value="-1253282514" calcext:value-type="float">
            <text:p>-1253282514</text:p>
          </table:table-cell>
          <table:table-cell office:value-type="float" office:value="17653.05" calcext:value-type="float">
            <text:p>17653.05</text:p>
          </table:table-cell>
          <table:table-cell office:value-type="float" office:value="4087" calcext:value-type="float">
            <text:p>4087</text:p>
          </table:table-cell>
          <table:table-cell office:value-type="float" office:value="37.917" calcext:value-type="float">
            <text:p>37.917</text:p>
          </table:table-cell>
          <table:table-cell/>
          <table:table-cell table:formula="of:=[.D355]-177.9" office:value-type="float" office:value="17475.15" calcext:value-type="float">
            <text:p>17475.15</text:p>
          </table:table-cell>
          <table:table-cell table:formula="of:=[.B355]*(180/2^31)" office:value-type="float" office:value="38.8381913211197" calcext:value-type="float">
            <text:p>38.8381913211</text:p>
          </table:table-cell>
          <table:table-cell table:formula="of:=[.C355]*(180/2^31)" office:value-type="float" office:value="-105.048926789314" calcext:value-type="float">
            <text:p>-105.0489267893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table:formula="of:=SECOND([.A355])" office:value-type="float" office:value="51" calcext:value-type="float">
            <text:p>51</text:p>
          </table:table-cell>
          <table:table-cell table:style-name="ce9" table:formula="of:=MINUTE([.A355])" office:value-type="float" office:value="26" calcext:value-type="float">
            <text:p>26</text:p>
          </table:table-cell>
          <table:table-cell table:style-name="ce10" table:formula="of:=[.O355]*60+[.N355]" office:value-type="float" office:value="1611" calcext:value-type="float">
            <text:p>1611</text:p>
          </table:table-cell>
          <table:table-cell table:formula="of:=[.P355]-1028" office:value-type="float" office:value="583" calcext:value-type="float">
            <text:p>58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52.000000477S" calcext:value-type="time">
            <text:p>17:26:52</text:p>
          </table:table-cell>
          <table:table-cell office:value-type="float" office:value="463355317" calcext:value-type="float">
            <text:p>463355317</text:p>
          </table:table-cell>
          <table:table-cell office:value-type="float" office:value="-1253279988" calcext:value-type="float">
            <text:p>-1253279988</text:p>
          </table:table-cell>
          <table:table-cell office:value-type="float" office:value="17680.2" calcext:value-type="float">
            <text:p>17680.2</text:p>
          </table:table-cell>
          <table:table-cell office:value-type="float" office:value="4089.6" calcext:value-type="float">
            <text:p>4089.6</text:p>
          </table:table-cell>
          <table:table-cell office:value-type="float" office:value="37.401" calcext:value-type="float">
            <text:p>37.401</text:p>
          </table:table-cell>
          <table:table-cell/>
          <table:table-cell table:formula="of:=[.D356]-177.9" office:value-type="float" office:value="17502.3" calcext:value-type="float">
            <text:p>17502.3</text:p>
          </table:table-cell>
          <table:table-cell table:formula="of:=[.B356]*(180/2^31)" office:value-type="float" office:value="38.837994011119" calcext:value-type="float">
            <text:p>38.8379940111</text:p>
          </table:table-cell>
          <table:table-cell table:formula="of:=[.C356]*(180/2^31)" office:value-type="float" office:value="-105.048715062439" calcext:value-type="float">
            <text:p>-105.0487150624</text:p>
          </table:table-cell>
          <table:table-cell/>
          <table:table-cell office:value-type="float" office:value="356" calcext:value-type="float">
            <text:p>356</text:p>
          </table:table-cell>
          <table:table-cell/>
          <table:table-cell table:formula="of:=SECOND([.A356])" office:value-type="float" office:value="52" calcext:value-type="float">
            <text:p>52</text:p>
          </table:table-cell>
          <table:table-cell table:style-name="ce9" table:formula="of:=MINUTE([.A356])" office:value-type="float" office:value="26" calcext:value-type="float">
            <text:p>26</text:p>
          </table:table-cell>
          <table:table-cell table:style-name="ce10" table:formula="of:=[.O356]*60+[.N356]" office:value-type="float" office:value="1612" calcext:value-type="float">
            <text:p>1612</text:p>
          </table:table-cell>
          <table:table-cell table:formula="of:=[.P356]-1028" office:value-type="float" office:value="584" calcext:value-type="float">
            <text:p>58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54.000000525S" calcext:value-type="time">
            <text:p>17:26:54</text:p>
          </table:table-cell>
          <table:table-cell office:value-type="float" office:value="463350818" calcext:value-type="float">
            <text:p>463350818</text:p>
          </table:table-cell>
          <table:table-cell office:value-type="float" office:value="-1253272493" calcext:value-type="float">
            <text:p>-1253272493</text:p>
          </table:table-cell>
          <table:table-cell office:value-type="float" office:value="17745.12" calcext:value-type="float">
            <text:p>17745.12</text:p>
          </table:table-cell>
          <table:table-cell office:value-type="float" office:value="4096" calcext:value-type="float">
            <text:p>4096</text:p>
          </table:table-cell>
          <table:table-cell office:value-type="float" office:value="36.776" calcext:value-type="float">
            <text:p>36.776</text:p>
          </table:table-cell>
          <table:table-cell/>
          <table:table-cell table:formula="of:=[.D357]-177.9" office:value-type="float" office:value="17567.22" calcext:value-type="float">
            <text:p>17567.22</text:p>
          </table:table-cell>
          <table:table-cell table:formula="of:=[.B357]*(180/2^31)" office:value-type="float" office:value="38.8376169092953" calcext:value-type="float">
            <text:p>38.8376169093</text:p>
          </table:table-cell>
          <table:table-cell table:formula="of:=[.C357]*(180/2^31)" office:value-type="float" office:value="-105.048086838797" calcext:value-type="float">
            <text:p>-105.0480868388</text:p>
          </table:table-cell>
          <table:table-cell/>
          <table:table-cell office:value-type="float" office:value="357" calcext:value-type="float">
            <text:p>357</text:p>
          </table:table-cell>
          <table:table-cell/>
          <table:table-cell table:formula="of:=SECOND([.A357])" office:value-type="float" office:value="54" calcext:value-type="float">
            <text:p>54</text:p>
          </table:table-cell>
          <table:table-cell table:style-name="ce9" table:formula="of:=MINUTE([.A357])" office:value-type="float" office:value="26" calcext:value-type="float">
            <text:p>26</text:p>
          </table:table-cell>
          <table:table-cell table:style-name="ce10" table:formula="of:=[.O357]*60+[.N357]" office:value-type="float" office:value="1614" calcext:value-type="float">
            <text:p>1614</text:p>
          </table:table-cell>
          <table:table-cell table:formula="of:=[.P357]-1028" office:value-type="float" office:value="586" calcext:value-type="float">
            <text:p>58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55.000000549S" calcext:value-type="time">
            <text:p>17:26:55</text:p>
          </table:table-cell>
          <table:table-cell office:value-type="float" office:value="463351835" calcext:value-type="float">
            <text:p>463351835</text:p>
          </table:table-cell>
          <table:table-cell office:value-type="float" office:value="-1253265184" calcext:value-type="float">
            <text:p>-1253265184</text:p>
          </table:table-cell>
          <table:table-cell office:value-type="float" office:value="17785.95" calcext:value-type="float">
            <text:p>17785.95</text:p>
          </table:table-cell>
          <table:table-cell office:value-type="float" office:value="4098" calcext:value-type="float">
            <text:p>4098</text:p>
          </table:table-cell>
          <table:table-cell office:value-type="float" office:value="37.578" calcext:value-type="float">
            <text:p>37.578</text:p>
          </table:table-cell>
          <table:table-cell/>
          <table:table-cell table:formula="of:=[.D358]-177.9" office:value-type="float" office:value="17608.05" calcext:value-type="float">
            <text:p>17608.05</text:p>
          </table:table-cell>
          <table:table-cell table:formula="of:=[.B358]*(180/2^31)" office:value-type="float" office:value="38.8377021532506" calcext:value-type="float">
            <text:p>38.8377021533</text:p>
          </table:table-cell>
          <table:table-cell table:formula="of:=[.C358]*(180/2^31)" office:value-type="float" office:value="-105.047474205494" calcext:value-type="float">
            <text:p>-105.0474742055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table:formula="of:=SECOND([.A358])" office:value-type="float" office:value="55" calcext:value-type="float">
            <text:p>55</text:p>
          </table:table-cell>
          <table:table-cell table:style-name="ce9" table:formula="of:=MINUTE([.A358])" office:value-type="float" office:value="26" calcext:value-type="float">
            <text:p>26</text:p>
          </table:table-cell>
          <table:table-cell table:style-name="ce10" table:formula="of:=[.O358]*60+[.N358]" office:value-type="float" office:value="1615" calcext:value-type="float">
            <text:p>1615</text:p>
          </table:table-cell>
          <table:table-cell table:formula="of:=[.P358]-1028" office:value-type="float" office:value="587" calcext:value-type="float">
            <text:p>587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57.000000179S" calcext:value-type="time">
            <text:p>17:26:57</text:p>
          </table:table-cell>
          <table:table-cell office:value-type="float" office:value="463352395" calcext:value-type="float">
            <text:p>463352395</text:p>
          </table:table-cell>
          <table:table-cell office:value-type="float" office:value="-1253252704" calcext:value-type="float">
            <text:p>-1253252704</text:p>
          </table:table-cell>
          <table:table-cell office:value-type="float" office:value="17872.03" calcext:value-type="float">
            <text:p>17872.03</text:p>
          </table:table-cell>
          <table:table-cell office:value-type="float" office:value="4104.2" calcext:value-type="float">
            <text:p>4104.2</text:p>
          </table:table-cell>
          <table:table-cell office:value-type="float" office:value="38.162" calcext:value-type="float">
            <text:p>38.162</text:p>
          </table:table-cell>
          <table:table-cell/>
          <table:table-cell table:formula="of:=[.D359]-177.9" office:value-type="float" office:value="17694.13" calcext:value-type="float">
            <text:p>17694.13</text:p>
          </table:table-cell>
          <table:table-cell table:formula="of:=[.B359]*(180/2^31)" office:value-type="float" office:value="38.8377490919083" calcext:value-type="float">
            <text:p>38.8377490919</text:p>
          </table:table-cell>
          <table:table-cell table:formula="of:=[.C359]*(180/2^31)" office:value-type="float" office:value="-105.046428143978" calcext:value-type="float">
            <text:p>-105.046428144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table:formula="of:=SECOND([.A359])" office:value-type="float" office:value="57" calcext:value-type="float">
            <text:p>57</text:p>
          </table:table-cell>
          <table:table-cell table:style-name="ce9" table:formula="of:=MINUTE([.A359])" office:value-type="float" office:value="26" calcext:value-type="float">
            <text:p>26</text:p>
          </table:table-cell>
          <table:table-cell table:style-name="ce10" table:formula="of:=[.O359]*60+[.N359]" office:value-type="float" office:value="1617" calcext:value-type="float">
            <text:p>1617</text:p>
          </table:table-cell>
          <table:table-cell table:formula="of:=[.P359]-1028" office:value-type="float" office:value="589" calcext:value-type="float">
            <text:p>58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6M59.000000227S" calcext:value-type="time">
            <text:p>17:26:59</text:p>
          </table:table-cell>
          <table:table-cell office:value-type="float" office:value="463350326" calcext:value-type="float">
            <text:p>463350326</text:p>
          </table:table-cell>
          <table:table-cell office:value-type="float" office:value="-1253241765" calcext:value-type="float">
            <text:p>-1253241765</text:p>
          </table:table-cell>
          <table:table-cell office:value-type="float" office:value="17953.89" calcext:value-type="float">
            <text:p>17953.89</text:p>
          </table:table-cell>
          <table:table-cell office:value-type="float" office:value="4110.6" calcext:value-type="float">
            <text:p>4110.6</text:p>
          </table:table-cell>
          <table:table-cell office:value-type="float" office:value="38.09" calcext:value-type="float">
            <text:p>38.09</text:p>
          </table:table-cell>
          <table:table-cell/>
          <table:table-cell table:formula="of:=[.D360]-177.9" office:value-type="float" office:value="17775.99" calcext:value-type="float">
            <text:p>17775.99</text:p>
          </table:table-cell>
          <table:table-cell table:formula="of:=[.B360]*(180/2^31)" office:value-type="float" office:value="38.8375756703317" calcext:value-type="float">
            <text:p>38.8375756703</text:p>
          </table:table-cell>
          <table:table-cell table:formula="of:=[.C360]*(180/2^31)" office:value-type="float" office:value="-105.04551124759" calcext:value-type="float">
            <text:p>-105.0455112476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table:formula="of:=SECOND([.A360])" office:value-type="float" office:value="59" calcext:value-type="float">
            <text:p>59</text:p>
          </table:table-cell>
          <table:table-cell table:style-name="ce9" table:formula="of:=MINUTE([.A360])" office:value-type="float" office:value="26" calcext:value-type="float">
            <text:p>26</text:p>
          </table:table-cell>
          <table:table-cell table:style-name="ce10" table:formula="of:=[.O360]*60+[.N360]" office:value-type="float" office:value="1619" calcext:value-type="float">
            <text:p>1619</text:p>
          </table:table-cell>
          <table:table-cell table:formula="of:=[.P360]-1028" office:value-type="float" office:value="591" calcext:value-type="float">
            <text:p>59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00.000000671S" calcext:value-type="time">
            <text:p>17:27:00</text:p>
          </table:table-cell>
          <table:table-cell office:value-type="float" office:value="463349031" calcext:value-type="float">
            <text:p>463349031</text:p>
          </table:table-cell>
          <table:table-cell office:value-type="float" office:value="-1253236398" calcext:value-type="float">
            <text:p>-1253236398</text:p>
          </table:table-cell>
          <table:table-cell office:value-type="float" office:value="17994.75" calcext:value-type="float">
            <text:p>17994.75</text:p>
          </table:table-cell>
          <table:table-cell office:value-type="float" office:value="4114" calcext:value-type="float">
            <text:p>4114</text:p>
          </table:table-cell>
          <table:table-cell office:value-type="float" office:value="38.119" calcext:value-type="float">
            <text:p>38.119</text:p>
          </table:table-cell>
          <table:table-cell/>
          <table:table-cell table:formula="of:=[.D361]-177.9" office:value-type="float" office:value="17816.85" calcext:value-type="float">
            <text:p>17816.85</text:p>
          </table:table-cell>
          <table:table-cell table:formula="of:=[.B361]*(180/2^31)" office:value-type="float" office:value="38.8374671246856" calcext:value-type="float">
            <text:p>38.8374671247</text:p>
          </table:table-cell>
          <table:table-cell table:formula="of:=[.C361]*(180/2^31)" office:value-type="float" office:value="-105.045061390847" calcext:value-type="float">
            <text:p>-105.0450613908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table:formula="of:=SECOND([.A361])" office:value-type="float" office:value="0" calcext:value-type="float">
            <text:p>0</text:p>
          </table:table-cell>
          <table:table-cell table:style-name="ce9" table:formula="of:=MINUTE([.A361])" office:value-type="float" office:value="27" calcext:value-type="float">
            <text:p>27</text:p>
          </table:table-cell>
          <table:table-cell table:style-name="ce10" table:formula="of:=[.O361]*60+[.N361]" office:value-type="float" office:value="1620" calcext:value-type="float">
            <text:p>1620</text:p>
          </table:table-cell>
          <table:table-cell table:formula="of:=[.P361]-1028" office:value-type="float" office:value="592" calcext:value-type="float">
            <text:p>59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02.0000003S" calcext:value-type="time">
            <text:p>17:27:02</text:p>
          </table:table-cell>
          <table:table-cell office:value-type="float" office:value="463346156" calcext:value-type="float">
            <text:p>463346156</text:p>
          </table:table-cell>
          <table:table-cell office:value-type="float" office:value="-1253226140" calcext:value-type="float">
            <text:p>-1253226140</text:p>
          </table:table-cell>
          <table:table-cell office:value-type="float" office:value="18074.04" calcext:value-type="float">
            <text:p>18074.04</text:p>
          </table:table-cell>
          <table:table-cell office:value-type="float" office:value="4120" calcext:value-type="float">
            <text:p>4120</text:p>
          </table:table-cell>
          <table:table-cell office:value-type="float" office:value="38.638" calcext:value-type="float">
            <text:p>38.638</text:p>
          </table:table-cell>
          <table:table-cell/>
          <table:table-cell table:formula="of:=[.D362]-177.9" office:value-type="float" office:value="17896.14" calcext:value-type="float">
            <text:p>17896.14</text:p>
          </table:table-cell>
          <table:table-cell table:formula="of:=[.B362]*(180/2^31)" office:value-type="float" office:value="38.8372261449695" calcext:value-type="float">
            <text:p>38.837226145</text:p>
          </table:table-cell>
          <table:table-cell table:formula="of:=[.C362]*(180/2^31)" office:value-type="float" office:value="-105.04420157522" calcext:value-type="float">
            <text:p>-105.0442015752</text:p>
          </table:table-cell>
          <table:table-cell/>
          <table:table-cell office:value-type="float" office:value="362" calcext:value-type="float">
            <text:p>362</text:p>
          </table:table-cell>
          <table:table-cell/>
          <table:table-cell table:formula="of:=SECOND([.A362])" office:value-type="float" office:value="2" calcext:value-type="float">
            <text:p>2</text:p>
          </table:table-cell>
          <table:table-cell table:style-name="ce9" table:formula="of:=MINUTE([.A362])" office:value-type="float" office:value="27" calcext:value-type="float">
            <text:p>27</text:p>
          </table:table-cell>
          <table:table-cell table:style-name="ce10" table:formula="of:=[.O362]*60+[.N362]" office:value-type="float" office:value="1622" calcext:value-type="float">
            <text:p>1622</text:p>
          </table:table-cell>
          <table:table-cell table:formula="of:=[.P362]-1028" office:value-type="float" office:value="594" calcext:value-type="float">
            <text:p>59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04.000000767S" calcext:value-type="time">
            <text:p>17:27:04</text:p>
          </table:table-cell>
          <table:table-cell office:value-type="float" office:value="463343963" calcext:value-type="float">
            <text:p>463343963</text:p>
          </table:table-cell>
          <table:table-cell office:value-type="float" office:value="-1253217757" calcext:value-type="float">
            <text:p>-1253217757</text:p>
          </table:table-cell>
          <table:table-cell office:value-type="float" office:value="18138.32" calcext:value-type="float">
            <text:p>18138.32</text:p>
          </table:table-cell>
          <table:table-cell office:value-type="float" office:value="4126.6" calcext:value-type="float">
            <text:p>4126.6</text:p>
          </table:table-cell>
          <table:table-cell office:value-type="float" office:value="39.233" calcext:value-type="float">
            <text:p>39.233</text:p>
          </table:table-cell>
          <table:table-cell/>
          <table:table-cell table:formula="of:=[.D363]-177.9" office:value-type="float" office:value="17960.42" calcext:value-type="float">
            <text:p>17960.42</text:p>
          </table:table-cell>
          <table:table-cell table:formula="of:=[.B363]*(180/2^31)" office:value-type="float" office:value="38.8370423298329" calcext:value-type="float">
            <text:p>38.8370423298</text:p>
          </table:table-cell>
          <table:table-cell table:formula="of:=[.C363]*(180/2^31)" office:value-type="float" office:value="-105.043498920277" calcext:value-type="float">
            <text:p>-105.0434989203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table:formula="of:=SECOND([.A363])" office:value-type="float" office:value="4" calcext:value-type="float">
            <text:p>4</text:p>
          </table:table-cell>
          <table:table-cell table:style-name="ce9" table:formula="of:=MINUTE([.A363])" office:value-type="float" office:value="27" calcext:value-type="float">
            <text:p>27</text:p>
          </table:table-cell>
          <table:table-cell table:style-name="ce10" table:formula="of:=[.O363]*60+[.N363]" office:value-type="float" office:value="1624" calcext:value-type="float">
            <text:p>1624</text:p>
          </table:table-cell>
          <table:table-cell table:formula="of:=[.P363]-1028" office:value-type="float" office:value="596" calcext:value-type="float">
            <text:p>59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06.000000816S" calcext:value-type="time">
            <text:p>17:27:06</text:p>
          </table:table-cell>
          <table:table-cell office:value-type="float" office:value="463343170" calcext:value-type="float">
            <text:p>463343170</text:p>
          </table:table-cell>
          <table:table-cell office:value-type="float" office:value="-1253212279" calcext:value-type="float">
            <text:p>-1253212279</text:p>
          </table:table-cell>
          <table:table-cell office:value-type="float" office:value="18178.71" calcext:value-type="float">
            <text:p>18178.71</text:p>
          </table:table-cell>
          <table:table-cell office:value-type="float" office:value="4134" calcext:value-type="float">
            <text:p>4134</text:p>
          </table:table-cell>
          <table:table-cell office:value-type="float" office:value="37.265" calcext:value-type="float">
            <text:p>37.265</text:p>
          </table:table-cell>
          <table:table-cell/>
          <table:table-cell table:formula="of:=[.D364]-177.9" office:value-type="float" office:value="18000.81" calcext:value-type="float">
            <text:p>18000.81</text:p>
          </table:table-cell>
          <table:table-cell table:formula="of:=[.B364]*(180/2^31)" office:value-type="float" office:value="38.8369758613408" calcext:value-type="float">
            <text:p>38.8369758613</text:p>
          </table:table-cell>
          <table:table-cell table:formula="of:=[.C364]*(180/2^31)" office:value-type="float" office:value="-105.043039759621" calcext:value-type="float">
            <text:p>-105.0430397596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table:formula="of:=SECOND([.A364])" office:value-type="float" office:value="6" calcext:value-type="float">
            <text:p>6</text:p>
          </table:table-cell>
          <table:table-cell table:style-name="ce9" table:formula="of:=MINUTE([.A364])" office:value-type="float" office:value="27" calcext:value-type="float">
            <text:p>27</text:p>
          </table:table-cell>
          <table:table-cell table:style-name="ce10" table:formula="of:=[.O364]*60+[.N364]" office:value-type="float" office:value="1626" calcext:value-type="float">
            <text:p>1626</text:p>
          </table:table-cell>
          <table:table-cell table:formula="of:=[.P364]-1028" office:value-type="float" office:value="598" calcext:value-type="float">
            <text:p>59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07.000000421S" calcext:value-type="time">
            <text:p>17:27:07</text:p>
          </table:table-cell>
          <table:table-cell office:value-type="float" office:value="463344264" calcext:value-type="float">
            <text:p>463344264</text:p>
          </table:table-cell>
          <table:table-cell office:value-type="float" office:value="-1253211342" calcext:value-type="float">
            <text:p>-1253211342</text:p>
          </table:table-cell>
          <table:table-cell office:value-type="float" office:value="18183.64" calcext:value-type="float">
            <text:p>18183.64</text:p>
          </table:table-cell>
          <table:table-cell office:value-type="float" office:value="4137.8" calcext:value-type="float">
            <text:p>4137.8</text:p>
          </table:table-cell>
          <table:table-cell office:value-type="float" office:value="34.182" calcext:value-type="float">
            <text:p>34.182</text:p>
          </table:table-cell>
          <table:table-cell/>
          <table:table-cell table:formula="of:=[.D365]-177.9" office:value-type="float" office:value="18005.74" calcext:value-type="float">
            <text:p>18005.74</text:p>
          </table:table-cell>
          <table:table-cell table:formula="of:=[.B365]*(180/2^31)" office:value-type="float" office:value="38.8370675593615" calcext:value-type="float">
            <text:p>38.8370675594</text:p>
          </table:table-cell>
          <table:table-cell table:formula="of:=[.C365]*(180/2^31)" office:value-type="float" office:value="-105.042961221188" calcext:value-type="float">
            <text:p>-105.0429612212</text:p>
          </table:table-cell>
          <table:table-cell/>
          <table:table-cell office:value-type="float" office:value="365" calcext:value-type="float">
            <text:p>365</text:p>
          </table:table-cell>
          <table:table-cell/>
          <table:table-cell table:formula="of:=SECOND([.A365])" office:value-type="float" office:value="7" calcext:value-type="float">
            <text:p>7</text:p>
          </table:table-cell>
          <table:table-cell table:style-name="ce9" table:formula="of:=MINUTE([.A365])" office:value-type="float" office:value="27" calcext:value-type="float">
            <text:p>27</text:p>
          </table:table-cell>
          <table:table-cell table:style-name="ce10" table:formula="of:=[.O365]*60+[.N365]" office:value-type="float" office:value="1627" calcext:value-type="float">
            <text:p>1627</text:p>
          </table:table-cell>
          <table:table-cell table:formula="of:=[.P365]-1028" office:value-type="float" office:value="599" calcext:value-type="float">
            <text:p>599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08.000000445S" calcext:value-type="time">
            <text:p>17:27:08</text:p>
          </table:table-cell>
          <table:table-cell office:value-type="float" office:value="463345658" calcext:value-type="float">
            <text:p>463345658</text:p>
          </table:table-cell>
          <table:table-cell office:value-type="float" office:value="-1253210137" calcext:value-type="float">
            <text:p>-1253210137</text:p>
          </table:table-cell>
          <table:table-cell office:value-type="float" office:value="18192.01" calcext:value-type="float">
            <text:p>18192.01</text:p>
          </table:table-cell>
          <table:table-cell office:value-type="float" office:value="4141.2" calcext:value-type="float">
            <text:p>4141.2</text:p>
          </table:table-cell>
          <table:table-cell office:value-type="float" office:value="31.685" calcext:value-type="float">
            <text:p>31.685</text:p>
          </table:table-cell>
          <table:table-cell/>
          <table:table-cell table:formula="of:=[.D366]-177.9" office:value-type="float" office:value="18014.11" calcext:value-type="float">
            <text:p>18014.11</text:p>
          </table:table-cell>
          <table:table-cell table:formula="of:=[.B366]*(180/2^31)" office:value-type="float" office:value="38.8371844030917" calcext:value-type="float">
            <text:p>38.8371844031</text:p>
          </table:table-cell>
          <table:table-cell table:formula="of:=[.C366]*(180/2^31)" office:value-type="float" office:value="-105.042860219255" calcext:value-type="float">
            <text:p>-105.0428602193</text:p>
          </table:table-cell>
          <table:table-cell/>
          <table:table-cell office:value-type="float" office:value="366" calcext:value-type="float">
            <text:p>366</text:p>
          </table:table-cell>
          <table:table-cell/>
          <table:table-cell table:formula="of:=SECOND([.A366])" office:value-type="float" office:value="8" calcext:value-type="float">
            <text:p>8</text:p>
          </table:table-cell>
          <table:table-cell table:style-name="ce9" table:formula="of:=MINUTE([.A366])" office:value-type="float" office:value="27" calcext:value-type="float">
            <text:p>27</text:p>
          </table:table-cell>
          <table:table-cell table:style-name="ce10" table:formula="of:=[.O366]*60+[.N366]" office:value-type="float" office:value="1628" calcext:value-type="float">
            <text:p>1628</text:p>
          </table:table-cell>
          <table:table-cell table:formula="of:=[.P366]-1028" office:value-type="float" office:value="600" calcext:value-type="float">
            <text:p>60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10.000000075S" calcext:value-type="time">
            <text:p>17:27:10</text:p>
          </table:table-cell>
          <table:table-cell office:value-type="float" office:value="463349145" calcext:value-type="float">
            <text:p>463349145</text:p>
          </table:table-cell>
          <table:table-cell office:value-type="float" office:value="-1253212394" calcext:value-type="float">
            <text:p>-1253212394</text:p>
          </table:table-cell>
          <table:table-cell office:value-type="float" office:value="18194.47" calcext:value-type="float">
            <text:p>18194.47</text:p>
          </table:table-cell>
          <table:table-cell office:value-type="float" office:value="4147.4" calcext:value-type="float">
            <text:p>4147.4</text:p>
          </table:table-cell>
          <table:table-cell office:value-type="float" office:value="27.526" calcext:value-type="float">
            <text:p>27.526</text:p>
          </table:table-cell>
          <table:table-cell/>
          <table:table-cell table:formula="of:=[.D367]-177.9" office:value-type="float" office:value="18016.57" calcext:value-type="float">
            <text:p>18016.57</text:p>
          </table:table-cell>
          <table:table-cell table:formula="of:=[.B367]*(180/2^31)" office:value-type="float" office:value="38.8374766800553" calcext:value-type="float">
            <text:p>38.8374766801</text:p>
          </table:table-cell>
          <table:table-cell table:formula="of:=[.C367]*(180/2^31)" office:value-type="float" office:value="-105.04304939881" calcext:value-type="float">
            <text:p>-105.0430493988</text:p>
          </table:table-cell>
          <table:table-cell/>
          <table:table-cell office:value-type="float" office:value="367" calcext:value-type="float">
            <text:p>367</text:p>
          </table:table-cell>
          <table:table-cell/>
          <table:table-cell table:formula="of:=SECOND([.A367])" office:value-type="float" office:value="10" calcext:value-type="float">
            <text:p>10</text:p>
          </table:table-cell>
          <table:table-cell table:style-name="ce9" table:formula="of:=MINUTE([.A367])" office:value-type="float" office:value="27" calcext:value-type="float">
            <text:p>27</text:p>
          </table:table-cell>
          <table:table-cell table:style-name="ce10" table:formula="of:=[.O367]*60+[.N367]" office:value-type="float" office:value="1630" calcext:value-type="float">
            <text:p>1630</text:p>
          </table:table-cell>
          <table:table-cell table:formula="of:=[.P367]-1028" office:value-type="float" office:value="602" calcext:value-type="float">
            <text:p>60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12.000000961S" calcext:value-type="time">
            <text:p>17:27:12</text:p>
          </table:table-cell>
          <table:table-cell office:value-type="float" office:value="463354902" calcext:value-type="float">
            <text:p>463354902</text:p>
          </table:table-cell>
          <table:table-cell office:value-type="float" office:value="-1253220711" calcext:value-type="float">
            <text:p>-1253220711</text:p>
          </table:table-cell>
          <table:table-cell office:value-type="float" office:value="18259.3" calcext:value-type="float">
            <text:p>18259.3</text:p>
          </table:table-cell>
          <table:table-cell office:value-type="float" office:value="4153.4" calcext:value-type="float">
            <text:p>4153.4</text:p>
          </table:table-cell>
          <table:table-cell office:value-type="float" office:value="26.695" calcext:value-type="float">
            <text:p>26.695</text:p>
          </table:table-cell>
          <table:table-cell/>
          <table:table-cell table:formula="of:=[.D368]-177.9" office:value-type="float" office:value="18081.4" calcext:value-type="float">
            <text:p>18081.4</text:p>
          </table:table-cell>
          <table:table-cell table:formula="of:=[.B368]*(180/2^31)" office:value-type="float" office:value="38.8379592262208" calcext:value-type="float">
            <text:p>38.8379592262</text:p>
          </table:table-cell>
          <table:table-cell table:formula="of:=[.C368]*(180/2^31)" office:value-type="float" office:value="-105.043746521696" calcext:value-type="float">
            <text:p>-105.0437465217</text:p>
          </table:table-cell>
          <table:table-cell/>
          <table:table-cell office:value-type="float" office:value="368" calcext:value-type="float">
            <text:p>368</text:p>
          </table:table-cell>
          <table:table-cell/>
          <table:table-cell table:formula="of:=SECOND([.A368])" office:value-type="float" office:value="12" calcext:value-type="float">
            <text:p>12</text:p>
          </table:table-cell>
          <table:table-cell table:style-name="ce9" table:formula="of:=MINUTE([.A368])" office:value-type="float" office:value="27" calcext:value-type="float">
            <text:p>27</text:p>
          </table:table-cell>
          <table:table-cell table:style-name="ce10" table:formula="of:=[.O368]*60+[.N368]" office:value-type="float" office:value="1632" calcext:value-type="float">
            <text:p>1632</text:p>
          </table:table-cell>
          <table:table-cell table:formula="of:=[.P368]-1028" office:value-type="float" office:value="604" calcext:value-type="float">
            <text:p>60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14.00000059S" calcext:value-type="time">
            <text:p>17:27:14</text:p>
          </table:table-cell>
          <table:table-cell office:value-type="float" office:value="463360836" calcext:value-type="float">
            <text:p>463360836</text:p>
          </table:table-cell>
          <table:table-cell office:value-type="float" office:value="-1253232443" calcext:value-type="float">
            <text:p>-1253232443</text:p>
          </table:table-cell>
          <table:table-cell office:value-type="float" office:value="18357.52" calcext:value-type="float">
            <text:p>18357.52</text:p>
          </table:table-cell>
          <table:table-cell office:value-type="float" office:value="4158.4" calcext:value-type="float">
            <text:p>4158.4</text:p>
          </table:table-cell>
          <table:table-cell office:value-type="float" office:value="27.993" calcext:value-type="float">
            <text:p>27.993</text:p>
          </table:table-cell>
          <table:table-cell/>
          <table:table-cell table:formula="of:=[.D369]-177.9" office:value-type="float" office:value="18179.62" calcext:value-type="float">
            <text:p>18179.62</text:p>
          </table:table-cell>
          <table:table-cell table:formula="of:=[.B369]*(180/2^31)" office:value-type="float" office:value="38.838456608355" calcext:value-type="float">
            <text:p>38.8384566084</text:p>
          </table:table-cell>
          <table:table-cell table:formula="of:=[.C369]*(180/2^31)" office:value-type="float" office:value="-105.044729886577" calcext:value-type="float">
            <text:p>-105.0447298866</text:p>
          </table:table-cell>
          <table:table-cell/>
          <table:table-cell office:value-type="float" office:value="369" calcext:value-type="float">
            <text:p>369</text:p>
          </table:table-cell>
          <table:table-cell/>
          <table:table-cell table:formula="of:=SECOND([.A369])" office:value-type="float" office:value="14" calcext:value-type="float">
            <text:p>14</text:p>
          </table:table-cell>
          <table:table-cell table:style-name="ce9" table:formula="of:=MINUTE([.A369])" office:value-type="float" office:value="27" calcext:value-type="float">
            <text:p>27</text:p>
          </table:table-cell>
          <table:table-cell table:style-name="ce10" table:formula="of:=[.O369]*60+[.N369]" office:value-type="float" office:value="1634" calcext:value-type="float">
            <text:p>1634</text:p>
          </table:table-cell>
          <table:table-cell table:formula="of:=[.P369]-1028" office:value-type="float" office:value="606" calcext:value-type="float">
            <text:p>60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16.00000022S" calcext:value-type="time">
            <text:p>17:27:16</text:p>
          </table:table-cell>
          <table:table-cell office:value-type="float" office:value="463365079" calcext:value-type="float">
            <text:p>463365079</text:p>
          </table:table-cell>
          <table:table-cell office:value-type="float" office:value="-1253243263" calcext:value-type="float">
            <text:p>-1253243263</text:p>
          </table:table-cell>
          <table:table-cell office:value-type="float" office:value="18444.2" calcext:value-type="float">
            <text:p>18444.2</text:p>
          </table:table-cell>
          <table:table-cell office:value-type="float" office:value="4165.2" calcext:value-type="float">
            <text:p>4165.2</text:p>
          </table:table-cell>
          <table:table-cell office:value-type="float" office:value="29.605" calcext:value-type="float">
            <text:p>29.605</text:p>
          </table:table-cell>
          <table:table-cell/>
          <table:table-cell table:formula="of:=[.D370]-177.9" office:value-type="float" office:value="18266.3" calcext:value-type="float">
            <text:p>18266.3</text:p>
          </table:table-cell>
          <table:table-cell table:formula="of:=[.B370]*(180/2^31)" office:value-type="float" office:value="38.8388122525066" calcext:value-type="float">
            <text:p>38.8388122525</text:p>
          </table:table-cell>
          <table:table-cell table:formula="of:=[.C370]*(180/2^31)" office:value-type="float" office:value="-105.0456368085" calcext:value-type="float">
            <text:p>-105.0456368085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table:formula="of:=SECOND([.A370])" office:value-type="float" office:value="16" calcext:value-type="float">
            <text:p>16</text:p>
          </table:table-cell>
          <table:table-cell table:style-name="ce9" table:formula="of:=MINUTE([.A370])" office:value-type="float" office:value="27" calcext:value-type="float">
            <text:p>27</text:p>
          </table:table-cell>
          <table:table-cell table:style-name="ce10" table:formula="of:=[.O370]*60+[.N370]" office:value-type="float" office:value="1636" calcext:value-type="float">
            <text:p>1636</text:p>
          </table:table-cell>
          <table:table-cell table:formula="of:=[.P370]-1028" office:value-type="float" office:value="608" calcext:value-type="float">
            <text:p>60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18.000000268S" calcext:value-type="time">
            <text:p>17:27:18</text:p>
          </table:table-cell>
          <table:table-cell office:value-type="float" office:value="463369449" calcext:value-type="float">
            <text:p>463369449</text:p>
          </table:table-cell>
          <table:table-cell office:value-type="float" office:value="-1253251782" calcext:value-type="float">
            <text:p>-1253251782</text:p>
          </table:table-cell>
          <table:table-cell office:value-type="float" office:value="18518.24" calcext:value-type="float">
            <text:p>18518.24</text:p>
          </table:table-cell>
          <table:table-cell office:value-type="float" office:value="4171.2" calcext:value-type="float">
            <text:p>4171.2</text:p>
          </table:table-cell>
          <table:table-cell office:value-type="float" office:value="32.027" calcext:value-type="float">
            <text:p>32.027</text:p>
          </table:table-cell>
          <table:table-cell/>
          <table:table-cell table:formula="of:=[.D371]-177.9" office:value-type="float" office:value="18340.34" calcext:value-type="float">
            <text:p>18340.34</text:p>
          </table:table-cell>
          <table:table-cell table:formula="of:=[.B371]*(180/2^31)" office:value-type="float" office:value="38.8391785416752" calcext:value-type="float">
            <text:p>38.8391785417</text:p>
          </table:table-cell>
          <table:table-cell table:formula="of:=[.C371]*(180/2^31)" office:value-type="float" office:value="-105.046350862831" calcext:value-type="float">
            <text:p>-105.0463508628</text:p>
          </table:table-cell>
          <table:table-cell/>
          <table:table-cell office:value-type="float" office:value="371" calcext:value-type="float">
            <text:p>371</text:p>
          </table:table-cell>
          <table:table-cell/>
          <table:table-cell table:formula="of:=SECOND([.A371])" office:value-type="float" office:value="18" calcext:value-type="float">
            <text:p>18</text:p>
          </table:table-cell>
          <table:table-cell table:style-name="ce9" table:formula="of:=MINUTE([.A371])" office:value-type="float" office:value="27" calcext:value-type="float">
            <text:p>27</text:p>
          </table:table-cell>
          <table:table-cell table:style-name="ce10" table:formula="of:=[.O371]*60+[.N371]" office:value-type="float" office:value="1638" calcext:value-type="float">
            <text:p>1638</text:p>
          </table:table-cell>
          <table:table-cell table:formula="of:=[.P371]-1028" office:value-type="float" office:value="610" calcext:value-type="float">
            <text:p>61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19.000000712S" calcext:value-type="time">
            <text:p>17:27:19</text:p>
          </table:table-cell>
          <table:table-cell office:value-type="float" office:value="463372072" calcext:value-type="float">
            <text:p>463372072</text:p>
          </table:table-cell>
          <table:table-cell office:value-type="float" office:value="-1253255272" calcext:value-type="float">
            <text:p>-1253255272</text:p>
          </table:table-cell>
          <table:table-cell office:value-type="float" office:value="18553.44" calcext:value-type="float">
            <text:p>18553.44</text:p>
          </table:table-cell>
          <table:table-cell office:value-type="float" office:value="4174.2" calcext:value-type="float">
            <text:p>4174.2</text:p>
          </table:table-cell>
          <table:table-cell office:value-type="float" office:value="33.967" calcext:value-type="float">
            <text:p>33.967</text:p>
          </table:table-cell>
          <table:table-cell/>
          <table:table-cell table:formula="of:=[.D372]-177.9" office:value-type="float" office:value="18375.54" calcext:value-type="float">
            <text:p>18375.54</text:p>
          </table:table-cell>
          <table:table-cell table:formula="of:=[.B372]*(180/2^31)" office:value-type="float" office:value="38.8393983989954" calcext:value-type="float">
            <text:p>38.839398399</text:p>
          </table:table-cell>
          <table:table-cell table:formula="of:=[.C372]*(180/2^31)" office:value-type="float" office:value="-105.046643391252" calcext:value-type="float">
            <text:p>-105.0466433913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table:formula="of:=SECOND([.A372])" office:value-type="float" office:value="19" calcext:value-type="float">
            <text:p>19</text:p>
          </table:table-cell>
          <table:table-cell table:style-name="ce9" table:formula="of:=MINUTE([.A372])" office:value-type="float" office:value="27" calcext:value-type="float">
            <text:p>27</text:p>
          </table:table-cell>
          <table:table-cell table:style-name="ce10" table:formula="of:=[.O372]*60+[.N372]" office:value-type="float" office:value="1639" calcext:value-type="float">
            <text:p>1639</text:p>
          </table:table-cell>
          <table:table-cell table:formula="of:=[.P372]-1028" office:value-type="float" office:value="611" calcext:value-type="float">
            <text:p>611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21.000000341S" calcext:value-type="time">
            <text:p>17:27:21</text:p>
          </table:table-cell>
          <table:table-cell office:value-type="float" office:value="463378861" calcext:value-type="float">
            <text:p>463378861</text:p>
          </table:table-cell>
          <table:table-cell office:value-type="float" office:value="-1253260475" calcext:value-type="float">
            <text:p>-1253260475</text:p>
          </table:table-cell>
          <table:table-cell office:value-type="float" office:value="18625.82" calcext:value-type="float">
            <text:p>18625.82</text:p>
          </table:table-cell>
          <table:table-cell office:value-type="float" office:value="4180.2" calcext:value-type="float">
            <text:p>4180.2</text:p>
          </table:table-cell>
          <table:table-cell office:value-type="float" office:value="37.974" calcext:value-type="float">
            <text:p>37.974</text:p>
          </table:table-cell>
          <table:table-cell/>
          <table:table-cell table:formula="of:=[.D373]-177.9" office:value-type="float" office:value="18447.92" calcext:value-type="float">
            <text:p>18447.92</text:p>
          </table:table-cell>
          <table:table-cell table:formula="of:=[.B373]*(180/2^31)" office:value-type="float" office:value="38.8399674464017" calcext:value-type="float">
            <text:p>38.8399674464</text:p>
          </table:table-cell>
          <table:table-cell table:formula="of:=[.C373]*(180/2^31)" office:value-type="float" office:value="-105.047079501674" calcext:value-type="float">
            <text:p>-105.0470795017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table:formula="of:=SECOND([.A373])" office:value-type="float" office:value="21" calcext:value-type="float">
            <text:p>21</text:p>
          </table:table-cell>
          <table:table-cell table:style-name="ce9" table:formula="of:=MINUTE([.A373])" office:value-type="float" office:value="27" calcext:value-type="float">
            <text:p>27</text:p>
          </table:table-cell>
          <table:table-cell table:style-name="ce10" table:formula="of:=[.O373]*60+[.N373]" office:value-type="float" office:value="1641" calcext:value-type="float">
            <text:p>1641</text:p>
          </table:table-cell>
          <table:table-cell table:formula="of:=[.P373]-1028" office:value-type="float" office:value="613" calcext:value-type="float">
            <text:p>613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22.000000365S" calcext:value-type="time">
            <text:p>17:27:22</text:p>
          </table:table-cell>
          <table:table-cell office:value-type="float" office:value="463383089" calcext:value-type="float">
            <text:p>463383089</text:p>
          </table:table-cell>
          <table:table-cell office:value-type="float" office:value="-1253261683" calcext:value-type="float">
            <text:p>-1253261683</text:p>
          </table:table-cell>
          <table:table-cell office:value-type="float" office:value="18663.4" calcext:value-type="float">
            <text:p>18663.4</text:p>
          </table:table-cell>
          <table:table-cell office:value-type="float" office:value="4183.4" calcext:value-type="float">
            <text:p>4183.4</text:p>
          </table:table-cell>
          <table:table-cell office:value-type="float" office:value="39.461" calcext:value-type="float">
            <text:p>39.461</text:p>
          </table:table-cell>
          <table:table-cell/>
          <table:table-cell table:formula="of:=[.D374]-177.9" office:value-type="float" office:value="18485.5" calcext:value-type="float">
            <text:p>18485.5</text:p>
          </table:table-cell>
          <table:table-cell table:formula="of:=[.B374]*(180/2^31)" office:value-type="float" office:value="38.8403218332678" calcext:value-type="float">
            <text:p>38.8403218333</text:p>
          </table:table-cell>
          <table:table-cell table:formula="of:=[.C374]*(180/2^31)" office:value-type="float" office:value="-105.047180755064" calcext:value-type="float">
            <text:p>-105.0471807551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table:formula="of:=SECOND([.A374])" office:value-type="float" office:value="22" calcext:value-type="float">
            <text:p>22</text:p>
          </table:table-cell>
          <table:table-cell table:style-name="ce9" table:formula="of:=MINUTE([.A374])" office:value-type="float" office:value="27" calcext:value-type="float">
            <text:p>27</text:p>
          </table:table-cell>
          <table:table-cell table:style-name="ce10" table:formula="of:=[.O374]*60+[.N374]" office:value-type="float" office:value="1642" calcext:value-type="float">
            <text:p>1642</text:p>
          </table:table-cell>
          <table:table-cell table:formula="of:=[.P374]-1028" office:value-type="float" office:value="614" calcext:value-type="float">
            <text:p>61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24.000000414S" calcext:value-type="time">
            <text:p>17:27:24</text:p>
          </table:table-cell>
          <table:table-cell office:value-type="float" office:value="463390072" calcext:value-type="float">
            <text:p>463390072</text:p>
          </table:table-cell>
          <table:table-cell office:value-type="float" office:value="-1253261037" calcext:value-type="float">
            <text:p>-1253261037</text:p>
          </table:table-cell>
          <table:table-cell office:value-type="float" office:value="18721.01" calcext:value-type="float">
            <text:p>18721.01</text:p>
          </table:table-cell>
          <table:table-cell office:value-type="float" office:value="4189.4" calcext:value-type="float">
            <text:p>4189.4</text:p>
          </table:table-cell>
          <table:table-cell office:value-type="float" office:value="38.903" calcext:value-type="float">
            <text:p>38.903</text:p>
          </table:table-cell>
          <table:table-cell/>
          <table:table-cell table:formula="of:=[.D375]-177.9" office:value-type="float" office:value="18543.11" calcext:value-type="float">
            <text:p>18543.11</text:p>
          </table:table-cell>
          <table:table-cell table:formula="of:=[.B375]*(180/2^31)" office:value-type="float" office:value="38.8409071415663" calcext:value-type="float">
            <text:p>38.8409071416</text:p>
          </table:table-cell>
          <table:table-cell table:formula="of:=[.C375]*(180/2^31)" office:value-type="float" office:value="-105.047126607969" calcext:value-type="float">
            <text:p>-105.047126608</text:p>
          </table:table-cell>
          <table:table-cell/>
          <table:table-cell office:value-type="float" office:value="375" calcext:value-type="float">
            <text:p>375</text:p>
          </table:table-cell>
          <table:table-cell/>
          <table:table-cell table:formula="of:=SECOND([.A375])" office:value-type="float" office:value="24" calcext:value-type="float">
            <text:p>24</text:p>
          </table:table-cell>
          <table:table-cell table:style-name="ce9" table:formula="of:=MINUTE([.A375])" office:value-type="float" office:value="27" calcext:value-type="float">
            <text:p>27</text:p>
          </table:table-cell>
          <table:table-cell table:style-name="ce10" table:formula="of:=[.O375]*60+[.N375]" office:value-type="float" office:value="1644" calcext:value-type="float">
            <text:p>1644</text:p>
          </table:table-cell>
          <table:table-cell table:formula="of:=[.P375]-1028" office:value-type="float" office:value="616" calcext:value-type="float">
            <text:p>61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26.000000462S" calcext:value-type="time">
            <text:p>17:27:26</text:p>
          </table:table-cell>
          <table:table-cell office:value-type="float" office:value="463397128" calcext:value-type="float">
            <text:p>463397128</text:p>
          </table:table-cell>
          <table:table-cell office:value-type="float" office:value="-1253257659" calcext:value-type="float">
            <text:p>-1253257659</text:p>
          </table:table-cell>
          <table:table-cell office:value-type="float" office:value="18781.08" calcext:value-type="float">
            <text:p>18781.08</text:p>
          </table:table-cell>
          <table:table-cell office:value-type="float" office:value="4196.6" calcext:value-type="float">
            <text:p>4196.6</text:p>
          </table:table-cell>
          <table:table-cell office:value-type="float" office:value="36.788" calcext:value-type="float">
            <text:p>36.788</text:p>
          </table:table-cell>
          <table:table-cell/>
          <table:table-cell table:formula="of:=[.D376]-177.9" office:value-type="float" office:value="18603.18" calcext:value-type="float">
            <text:p>18603.18</text:p>
          </table:table-cell>
          <table:table-cell table:formula="of:=[.B376]*(180/2^31)" office:value-type="float" office:value="38.8414985686541" calcext:value-type="float">
            <text:p>38.8414985687</text:p>
          </table:table-cell>
          <table:table-cell table:formula="of:=[.C376]*(180/2^31)" office:value-type="float" office:value="-105.04684346728" calcext:value-type="float">
            <text:p>-105.0468434673</text:p>
          </table:table-cell>
          <table:table-cell/>
          <table:table-cell office:value-type="float" office:value="376" calcext:value-type="float">
            <text:p>376</text:p>
          </table:table-cell>
          <table:table-cell/>
          <table:table-cell table:formula="of:=SECOND([.A376])" office:value-type="float" office:value="26" calcext:value-type="float">
            <text:p>26</text:p>
          </table:table-cell>
          <table:table-cell table:style-name="ce9" table:formula="of:=MINUTE([.A376])" office:value-type="float" office:value="27" calcext:value-type="float">
            <text:p>27</text:p>
          </table:table-cell>
          <table:table-cell table:style-name="ce10" table:formula="of:=[.O376]*60+[.N376]" office:value-type="float" office:value="1646" calcext:value-type="float">
            <text:p>1646</text:p>
          </table:table-cell>
          <table:table-cell table:formula="of:=[.P376]-1028" office:value-type="float" office:value="618" calcext:value-type="float">
            <text:p>61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28.00000051S" calcext:value-type="time">
            <text:p>17:27:28</text:p>
          </table:table-cell>
          <table:table-cell office:value-type="float" office:value="463400878" calcext:value-type="float">
            <text:p>463400878</text:p>
          </table:table-cell>
          <table:table-cell office:value-type="float" office:value="-1253253688" calcext:value-type="float">
            <text:p>-1253253688</text:p>
          </table:table-cell>
          <table:table-cell office:value-type="float" office:value="18818.11" calcext:value-type="float">
            <text:p>18818.11</text:p>
          </table:table-cell>
          <table:table-cell office:value-type="float" office:value="4202.4" calcext:value-type="float">
            <text:p>4202.4</text:p>
          </table:table-cell>
          <table:table-cell office:value-type="float" office:value="33.466" calcext:value-type="float">
            <text:p>33.466</text:p>
          </table:table-cell>
          <table:table-cell/>
          <table:table-cell table:formula="of:=[.D377]-177.9" office:value-type="float" office:value="18640.21" calcext:value-type="float">
            <text:p>18640.21</text:p>
          </table:table-cell>
          <table:table-cell table:formula="of:=[.B377]*(180/2^31)" office:value-type="float" office:value="38.841812890023" calcext:value-type="float">
            <text:p>38.84181289</text:p>
          </table:table-cell>
          <table:table-cell table:formula="of:=[.C377]*(180/2^31)" office:value-type="float" office:value="-105.046510621905" calcext:value-type="float">
            <text:p>-105.0465106219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table:formula="of:=SECOND([.A377])" office:value-type="float" office:value="28" calcext:value-type="float">
            <text:p>28</text:p>
          </table:table-cell>
          <table:table-cell table:style-name="ce9" table:formula="of:=MINUTE([.A377])" office:value-type="float" office:value="27" calcext:value-type="float">
            <text:p>27</text:p>
          </table:table-cell>
          <table:table-cell table:style-name="ce10" table:formula="of:=[.O377]*60+[.N377]" office:value-type="float" office:value="1648" calcext:value-type="float">
            <text:p>1648</text:p>
          </table:table-cell>
          <table:table-cell table:formula="of:=[.P377]-1028" office:value-type="float" office:value="620" calcext:value-type="float">
            <text:p>62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30.000000559S" calcext:value-type="time">
            <text:p>17:27:30</text:p>
          </table:table-cell>
          <table:table-cell office:value-type="float" office:value="463400897" calcext:value-type="float">
            <text:p>463400897</text:p>
          </table:table-cell>
          <table:table-cell office:value-type="float" office:value="-1253248069" calcext:value-type="float">
            <text:p>-1253248069</text:p>
          </table:table-cell>
          <table:table-cell office:value-type="float" office:value="18838.54" calcext:value-type="float">
            <text:p>18838.54</text:p>
          </table:table-cell>
          <table:table-cell office:value-type="float" office:value="4208.8" calcext:value-type="float">
            <text:p>4208.8</text:p>
          </table:table-cell>
          <table:table-cell office:value-type="float" office:value="30.561" calcext:value-type="float">
            <text:p>30.561</text:p>
          </table:table-cell>
          <table:table-cell/>
          <table:table-cell table:formula="of:=[.D378]-177.9" office:value-type="float" office:value="18660.64" calcext:value-type="float">
            <text:p>18660.64</text:p>
          </table:table-cell>
          <table:table-cell table:formula="of:=[.B378]*(180/2^31)" office:value-type="float" office:value="38.8418144825846" calcext:value-type="float">
            <text:p>38.8418144826</text:p>
          </table:table-cell>
          <table:table-cell table:formula="of:=[.C378]*(180/2^31)" office:value-type="float" office:value="-105.046039642766" calcext:value-type="float">
            <text:p>-105.0460396428</text:p>
          </table:table-cell>
          <table:table-cell/>
          <table:table-cell office:value-type="float" office:value="378" calcext:value-type="float">
            <text:p>378</text:p>
          </table:table-cell>
          <table:table-cell/>
          <table:table-cell table:formula="of:=SECOND([.A378])" office:value-type="float" office:value="30" calcext:value-type="float">
            <text:p>30</text:p>
          </table:table-cell>
          <table:table-cell table:style-name="ce9" table:formula="of:=MINUTE([.A378])" office:value-type="float" office:value="27" calcext:value-type="float">
            <text:p>27</text:p>
          </table:table-cell>
          <table:table-cell table:style-name="ce10" table:formula="of:=[.O378]*60+[.N378]" office:value-type="float" office:value="1650" calcext:value-type="float">
            <text:p>1650</text:p>
          </table:table-cell>
          <table:table-cell table:formula="of:=[.P378]-1028" office:value-type="float" office:value="622" calcext:value-type="float">
            <text:p>622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32.000000607S" calcext:value-type="time">
            <text:p>17:27:32</text:p>
          </table:table-cell>
          <table:table-cell office:value-type="float" office:value="463399333" calcext:value-type="float">
            <text:p>463399333</text:p>
          </table:table-cell>
          <table:table-cell office:value-type="float" office:value="-1253246245" calcext:value-type="float">
            <text:p>-1253246245</text:p>
          </table:table-cell>
          <table:table-cell office:value-type="float" office:value="18841.57" calcext:value-type="float">
            <text:p>18841.57</text:p>
          </table:table-cell>
          <table:table-cell office:value-type="float" office:value="4213.6" calcext:value-type="float">
            <text:p>4213.6</text:p>
          </table:table-cell>
          <table:table-cell office:value-type="float" office:value="26.127" calcext:value-type="float">
            <text:p>26.127</text:p>
          </table:table-cell>
          <table:table-cell/>
          <table:table-cell table:formula="of:=[.D379]-177.9" office:value-type="float" office:value="18663.67" calcext:value-type="float">
            <text:p>18663.67</text:p>
          </table:table-cell>
          <table:table-cell table:formula="of:=[.B379]*(180/2^31)" office:value-type="float" office:value="38.841683389619" calcext:value-type="float">
            <text:p>38.8416833896</text:p>
          </table:table-cell>
          <table:table-cell table:formula="of:=[.C379]*(180/2^31)" office:value-type="float" office:value="-105.045886756852" calcext:value-type="float">
            <text:p>-105.0458867569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table:formula="of:=SECOND([.A379])" office:value-type="float" office:value="32" calcext:value-type="float">
            <text:p>32</text:p>
          </table:table-cell>
          <table:table-cell table:style-name="ce9" table:formula="of:=MINUTE([.A379])" office:value-type="float" office:value="27" calcext:value-type="float">
            <text:p>27</text:p>
          </table:table-cell>
          <table:table-cell table:style-name="ce10" table:formula="of:=[.O379]*60+[.N379]" office:value-type="float" office:value="1652" calcext:value-type="float">
            <text:p>1652</text:p>
          </table:table-cell>
          <table:table-cell table:formula="of:=[.P379]-1028" office:value-type="float" office:value="624" calcext:value-type="float">
            <text:p>62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34.000000237S" calcext:value-type="time">
            <text:p>17:27:34</text:p>
          </table:table-cell>
          <table:table-cell office:value-type="float" office:value="463396570" calcext:value-type="float">
            <text:p>463396570</text:p>
          </table:table-cell>
          <table:table-cell office:value-type="float" office:value="-1253244404" calcext:value-type="float">
            <text:p>-1253244404</text:p>
          </table:table-cell>
          <table:table-cell office:value-type="float" office:value="18851.63" calcext:value-type="float">
            <text:p>18851.63</text:p>
          </table:table-cell>
          <table:table-cell office:value-type="float" office:value="4218.2" calcext:value-type="float">
            <text:p>4218.2</text:p>
          </table:table-cell>
          <table:table-cell office:value-type="float" office:value="21.96" calcext:value-type="float">
            <text:p>21.96</text:p>
          </table:table-cell>
          <table:table-cell/>
          <table:table-cell table:formula="of:=[.D380]-177.9" office:value-type="float" office:value="18673.73" calcext:value-type="float">
            <text:p>18673.73</text:p>
          </table:table-cell>
          <table:table-cell table:formula="of:=[.B380]*(180/2^31)" office:value-type="float" office:value="38.8414517976344" calcext:value-type="float">
            <text:p>38.8414517976</text:p>
          </table:table-cell>
          <table:table-cell table:formula="of:=[.C380]*(180/2^31)" office:value-type="float" office:value="-105.045732446015" calcext:value-type="float">
            <text:p>-105.045732446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table:formula="of:=SECOND([.A380])" office:value-type="float" office:value="34" calcext:value-type="float">
            <text:p>34</text:p>
          </table:table-cell>
          <table:table-cell table:style-name="ce9" table:formula="of:=MINUTE([.A380])" office:value-type="float" office:value="27" calcext:value-type="float">
            <text:p>27</text:p>
          </table:table-cell>
          <table:table-cell table:style-name="ce10" table:formula="of:=[.O380]*60+[.N380]" office:value-type="float" office:value="1654" calcext:value-type="float">
            <text:p>1654</text:p>
          </table:table-cell>
          <table:table-cell table:formula="of:=[.P380]-1028" office:value-type="float" office:value="626" calcext:value-type="float">
            <text:p>626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36.000000704S" calcext:value-type="time">
            <text:p>17:27:36</text:p>
          </table:table-cell>
          <table:table-cell office:value-type="float" office:value="463390349" calcext:value-type="float">
            <text:p>463390349</text:p>
          </table:table-cell>
          <table:table-cell office:value-type="float" office:value="-1253241441" calcext:value-type="float">
            <text:p>-1253241441</text:p>
          </table:table-cell>
          <table:table-cell office:value-type="float" office:value="18903.64" calcext:value-type="float">
            <text:p>18903.64</text:p>
          </table:table-cell>
          <table:table-cell office:value-type="float" office:value="4222.8" calcext:value-type="float">
            <text:p>4222.8</text:p>
          </table:table-cell>
          <table:table-cell office:value-type="float" office:value="21.243" calcext:value-type="float">
            <text:p>21.243</text:p>
          </table:table-cell>
          <table:table-cell/>
          <table:table-cell table:formula="of:=[.D381]-177.9" office:value-type="float" office:value="18725.74" calcext:value-type="float">
            <text:p>18725.74</text:p>
          </table:table-cell>
          <table:table-cell table:formula="of:=[.B381]*(180/2^31)" office:value-type="float" office:value="38.8409303594381" calcext:value-type="float">
            <text:p>38.8409303594</text:p>
          </table:table-cell>
          <table:table-cell table:formula="of:=[.C381]*(180/2^31)" office:value-type="float" office:value="-105.045484090224" calcext:value-type="float">
            <text:p>-105.0454840902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table:formula="of:=SECOND([.A381])" office:value-type="float" office:value="36" calcext:value-type="float">
            <text:p>36</text:p>
          </table:table-cell>
          <table:table-cell table:style-name="ce9" table:formula="of:=MINUTE([.A381])" office:value-type="float" office:value="27" calcext:value-type="float">
            <text:p>27</text:p>
          </table:table-cell>
          <table:table-cell table:style-name="ce10" table:formula="of:=[.O381]*60+[.N381]" office:value-type="float" office:value="1656" calcext:value-type="float">
            <text:p>1656</text:p>
          </table:table-cell>
          <table:table-cell table:formula="of:=[.P381]-1028" office:value-type="float" office:value="628" calcext:value-type="float">
            <text:p>628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38.000000753S" calcext:value-type="time">
            <text:p>17:27:38</text:p>
          </table:table-cell>
          <table:table-cell office:value-type="float" office:value="463378444" calcext:value-type="float">
            <text:p>463378444</text:p>
          </table:table-cell>
          <table:table-cell office:value-type="float" office:value="-1253241589" calcext:value-type="float">
            <text:p>-1253241589</text:p>
          </table:table-cell>
          <table:table-cell office:value-type="float" office:value="18996.77" calcext:value-type="float">
            <text:p>18996.77</text:p>
          </table:table-cell>
          <table:table-cell office:value-type="float" office:value="4228" calcext:value-type="float">
            <text:p>4228</text:p>
          </table:table-cell>
          <table:table-cell office:value-type="float" office:value="24.336" calcext:value-type="float">
            <text:p>24.336</text:p>
          </table:table-cell>
          <table:table-cell/>
          <table:table-cell table:formula="of:=[.D382]-177.9" office:value-type="float" office:value="18818.87" calcext:value-type="float">
            <text:p>18818.87</text:p>
          </table:table-cell>
          <table:table-cell table:formula="of:=[.B382]*(180/2^31)" office:value-type="float" office:value="38.8399324938655" calcext:value-type="float">
            <text:p>38.8399324939</text:p>
          </table:table-cell>
          <table:table-cell table:formula="of:=[.C382]*(180/2^31)" office:value-type="float" office:value="-105.045496495441" calcext:value-type="float">
            <text:p>-105.0454964954</text:p>
          </table:table-cell>
          <table:table-cell/>
          <table:table-cell office:value-type="float" office:value="382" calcext:value-type="float">
            <text:p>382</text:p>
          </table:table-cell>
          <table:table-cell/>
          <table:table-cell table:formula="of:=SECOND([.A382])" office:value-type="float" office:value="38" calcext:value-type="float">
            <text:p>38</text:p>
          </table:table-cell>
          <table:table-cell table:style-name="ce9" table:formula="of:=MINUTE([.A382])" office:value-type="float" office:value="27" calcext:value-type="float">
            <text:p>27</text:p>
          </table:table-cell>
          <table:table-cell table:style-name="ce10" table:formula="of:=[.O382]*60+[.N382]" office:value-type="float" office:value="1658" calcext:value-type="float">
            <text:p>1658</text:p>
          </table:table-cell>
          <table:table-cell table:formula="of:=[.P382]-1028" office:value-type="float" office:value="630" calcext:value-type="float">
            <text:p>630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39.000000358S" calcext:value-type="time">
            <text:p>17:27:39</text:p>
          </table:table-cell>
          <table:table-cell office:value-type="float" office:value="463376258" calcext:value-type="float">
            <text:p>463376258</text:p>
          </table:table-cell>
          <table:table-cell office:value-type="float" office:value="-1253238154" calcext:value-type="float">
            <text:p>-1253238154</text:p>
          </table:table-cell>
          <table:table-cell office:value-type="float" office:value="19028.26" calcext:value-type="float">
            <text:p>19028.26</text:p>
          </table:table-cell>
          <table:table-cell office:value-type="float" office:value="4230.2" calcext:value-type="float">
            <text:p>4230.2</text:p>
          </table:table-cell>
          <table:table-cell office:value-type="float" office:value="24.744" calcext:value-type="float">
            <text:p>24.744</text:p>
          </table:table-cell>
          <table:table-cell/>
          <table:table-cell table:formula="of:=[.D383]-177.9" office:value-type="float" office:value="18850.36" calcext:value-type="float">
            <text:p>18850.36</text:p>
          </table:table-cell>
          <table:table-cell table:formula="of:=[.B383]*(180/2^31)" office:value-type="float" office:value="38.8397492654622" calcext:value-type="float">
            <text:p>38.8397492655</text:p>
          </table:table-cell>
          <table:table-cell table:formula="of:=[.C383]*(180/2^31)" office:value-type="float" office:value="-105.045208577067" calcext:value-type="float">
            <text:p>-105.0452085771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table:formula="of:=SECOND([.A383])" office:value-type="float" office:value="39" calcext:value-type="float">
            <text:p>39</text:p>
          </table:table-cell>
          <table:table-cell table:style-name="ce9" table:formula="of:=MINUTE([.A383])" office:value-type="float" office:value="27" calcext:value-type="float">
            <text:p>27</text:p>
          </table:table-cell>
          <table:table-cell table:style-name="ce10" table:formula="of:=[.O383]*60+[.N383]" office:value-type="float" office:value="1659" calcext:value-type="float">
            <text:p>1659</text:p>
          </table:table-cell>
          <table:table-cell table:formula="of:=[.P383]-1028" office:value-type="float" office:value="631" calcext:value-type="float">
            <text:p>631</text:p>
          </table:table-cell>
          <table:table-cell table:number-columns-repeated="236"/>
        </table:table-row>
        <table:table-row table:style-name="ro1">
          <table:table-cell table:style-name="ce3" office:value-type="time" office:time-value="PT994937H27M40.000000382S" calcext:value-type="time">
            <text:p>17:27:40</text:p>
          </table:table-cell>
          <table:table-cell table:style-name="ce6" office:value-type="float" office:value="463375092" calcext:value-type="float">
            <text:p>463375092</text:p>
          </table:table-cell>
          <table:table-cell table:style-name="ce6" office:value-type="float" office:value="-1253233782" calcext:value-type="float">
            <text:p>-1253233782</text:p>
          </table:table-cell>
          <table:table-cell table:style-name="ce6" office:value-type="float" office:value="19059" calcext:value-type="float">
            <text:p>19059</text:p>
          </table:table-cell>
          <table:table-cell table:style-name="ce6" office:value-type="float" office:value="4232.6" calcext:value-type="float">
            <text:p>4232.6</text:p>
          </table:table-cell>
          <table:table-cell table:style-name="ce6" office:value-type="float" office:value="25.814" calcext:value-type="float">
            <text:p>25.814</text:p>
          </table:table-cell>
          <table:table-cell table:style-name="ce6"/>
          <table:table-cell table:style-name="ce8" table:formula="of:=[.D384]-177.9" office:value-type="float" office:value="18881.1" calcext:value-type="float">
            <text:p>18881.1</text:p>
          </table:table-cell>
          <table:table-cell table:style-name="ce6" table:formula="of:=[.B384]*(180/2^31)" office:value-type="float" office:value="38.8396515324712" calcext:value-type="float">
            <text:p>38.8396515325</text:p>
          </table:table-cell>
          <table:table-cell table:style-name="ce6" table:formula="of:=[.C384]*(180/2^31)" office:value-type="float" office:value="-105.04484212026" calcext:value-type="float">
            <text:p>-105.0448421203</text:p>
          </table:table-cell>
          <table:table-cell/>
          <table:table-cell office:value-type="float" office:value="384" calcext:value-type="float">
            <text:p>384</text:p>
          </table:table-cell>
          <table:table-cell/>
          <table:table-cell table:formula="of:=SECOND([.A384])" office:value-type="float" office:value="40" calcext:value-type="float">
            <text:p>40</text:p>
          </table:table-cell>
          <table:table-cell table:style-name="ce9" table:formula="of:=MINUTE([.A384])" office:value-type="float" office:value="27" calcext:value-type="float">
            <text:p>27</text:p>
          </table:table-cell>
          <table:table-cell table:style-name="ce10" table:formula="of:=[.O384]*60+[.N384]" office:value-type="float" office:value="1660" calcext:value-type="float">
            <text:p>1660</text:p>
          </table:table-cell>
          <table:table-cell table:formula="of:=[.P384]-1028" office:value-type="float" office:value="632" calcext:value-type="float">
            <text:p>632</text:p>
          </table:table-cell>
          <table:table-cell table:number-columns-repeated="236"/>
        </table:table-row>
        <table:table-row table:style-name="ro1">
          <table:table-cell table:style-name="ce3" office:value-type="time" office:time-value="PT994937H27M42.000000011S" calcext:value-type="time">
            <text:p>17:27:42</text:p>
          </table:table-cell>
          <table:table-cell table:style-name="ce6" office:value-type="float" office:value="463375373" calcext:value-type="float">
            <text:p>463375373</text:p>
          </table:table-cell>
          <table:table-cell table:style-name="ce6" office:value-type="float" office:value="-1253226560" calcext:value-type="float">
            <text:p>-1253226560</text:p>
          </table:table-cell>
          <table:table-cell table:style-name="ce6" office:value-type="float" office:value="19104.48" calcext:value-type="float">
            <text:p>19104.48</text:p>
          </table:table-cell>
          <table:table-cell table:style-name="ce6" office:value-type="float" office:value="4238.2" calcext:value-type="float">
            <text:p>4238.2</text:p>
          </table:table-cell>
          <table:table-cell table:style-name="ce6" office:value-type="float" office:value="27.006" calcext:value-type="float">
            <text:p>27.006</text:p>
          </table:table-cell>
          <table:table-cell table:style-name="ce6"/>
          <table:table-cell table:style-name="ce8" table:formula="of:=[.D385]-177.9" office:value-type="float" office:value="18926.58" calcext:value-type="float">
            <text:p>18926.58</text:p>
          </table:table-cell>
          <table:table-cell table:style-name="ce6" table:formula="of:=[.B385]*(180/2^31)" office:value-type="float" office:value="38.8396750856191" calcext:value-type="float">
            <text:p>38.8396750856</text:p>
          </table:table-cell>
          <table:table-cell table:style-name="ce6" table:formula="of:=[.C385]*(180/2^31)" office:value-type="float" office:value="-105.044236779213" calcext:value-type="float">
            <text:p>-105.0442367792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table:formula="of:=SECOND([.A385])" office:value-type="float" office:value="42" calcext:value-type="float">
            <text:p>42</text:p>
          </table:table-cell>
          <table:table-cell table:style-name="ce9" table:formula="of:=MINUTE([.A385])" office:value-type="float" office:value="27" calcext:value-type="float">
            <text:p>27</text:p>
          </table:table-cell>
          <table:table-cell table:style-name="ce10" table:formula="of:=[.O385]*60+[.N385]" office:value-type="float" office:value="1662" calcext:value-type="float">
            <text:p>1662</text:p>
          </table:table-cell>
          <table:table-cell table:formula="of:=[.P385]-1028" office:value-type="float" office:value="634" calcext:value-type="float">
            <text:p>634</text:p>
          </table:table-cell>
          <table:table-cell table:number-columns-repeated="236"/>
        </table:table-row>
        <table:table-row table:style-name="ro1">
          <table:table-cell table:style-name="ce2" office:value-type="time" office:time-value="PT994937H27M44.000000898S" calcext:value-type="time">
            <text:p>17:27:44</text:p>
          </table:table-cell>
          <table:table-cell office:value-type="float" office:value="463377338" calcext:value-type="float">
            <text:p>463377338</text:p>
          </table:table-cell>
          <table:table-cell office:value-type="float" office:value="-1253221977" calcext:value-type="float">
            <text:p>-1253221977</text:p>
          </table:table-cell>
          <table:table-cell office:value-type="float" office:value="19135.46" calcext:value-type="float">
            <text:p>19135.46</text:p>
          </table:table-cell>
          <table:table-cell office:value-type="float" office:value="4243" calcext:value-type="float">
            <text:p>4243</text:p>
          </table:table-cell>
          <table:table-cell office:value-type="float" office:value="28.582" calcext:value-type="float">
            <text:p>28.582</text:p>
          </table:table-cell>
          <table:table-cell/>
          <table:table-cell table:formula="of:=[.D386]-177.9" office:value-type="float" office:value="18957.56" calcext:value-type="float">
            <text:p>18957.56</text:p>
          </table:table-cell>
          <table:table-cell table:formula="of:=[.B386]*(180/2^31)" office:value-type="float" office:value="38.8398397900164" calcext:value-type="float">
            <text:p>38.83983979</text:p>
          </table:table-cell>
          <table:table-cell table:formula="of:=[.C386]*(180/2^31)" office:value-type="float" office:value="-105.043852636591" calcext:value-type="float">
            <text:p>-105.0438526366</text:p>
          </table:table-cell>
          <table:table-cell/>
          <table:table-cell office:value-type="float" office:value="386" calcext:value-type="float">
            <text:p>386</text:p>
          </table:table-cell>
          <table:table-cell/>
          <table:table-cell table:formula="of:=SECOND([.A386])" office:value-type="float" office:value="44" calcext:value-type="float">
            <text:p>44</text:p>
          </table:table-cell>
          <table:table-cell table:style-name="ce9" table:formula="of:=MINUTE([.A386])" office:value-type="float" office:value="27" calcext:value-type="float">
            <text:p>27</text:p>
          </table:table-cell>
          <table:table-cell table:style-name="ce10" table:formula="of:=[.O386]*60+[.N386]" office:value-type="float" office:value="1664" calcext:value-type="float">
            <text:p>1664</text:p>
          </table:table-cell>
          <table:table-cell table:formula="of:=[.P386]-1028" office:value-type="float" office:value="636" calcext:value-type="float">
            <text:p>636</text:p>
          </table:table-cell>
          <table:table-cell table:number-columns-repeated="236"/>
        </table:table-row>
        <table:table-row table:style-name="ro1" table:number-rows-repeated="1048189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1" draw:text-style-name="P1" svg:width="77.014cm" svg:height="8.986cm" svg:x="0.446cm" svg:y="12cm">
            <draw:object draw:notify-on-update-of-ranges="Sheet1.F2:Sheet1.F2 Sheet1.F3:Sheet1.F386 Sheet1.L2:Sheet1.L386 Sheet1.F2:Sheet1.F3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2" table:number-rows-repeated="13">
          <table:table-cell/>
        </table:table-row>
        <table:table-row table:style-name="ro3" table:number-rows-repeated="2">
          <table:table-cell/>
        </table:table-row>
        <table:table-row table:style-name="ro2" table:number-rows-repeated="3">
          <table:table-cell/>
        </table:table-row>
        <table:table-row table:style-name="ro3" table:number-rows-repeated="2">
          <table:table-cell/>
        </table:table-row>
        <table:table-row table:style-name="ro2" table:number-rows-repeated="2">
          <table:table-cell/>
        </table:table-row>
        <table:table-row table:style-name="ro3">
          <table:table-cell/>
        </table:table-row>
        <table:table-row table:style-name="ro2" table:number-rows-repeated="2">
          <table:table-cell/>
        </table:table-row>
        <table:table-row table:style-name="ro3">
          <table:table-cell/>
        </table:table-row>
        <table:table-row table:style-name="ro2" table:number-rows-repeated="17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21:26:41.0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2:33:55.681000000</meta:creation-date>
    <dc:date>2016-10-26T22:27:41.524000000</dc:date>
    <meta:editing-cycles>5</meta:editing-cycles>
    <meta:editing-duration>PT15H35M37S</meta:editing-duration>
    <meta:generator>LibreOffice/4.3.3.2$Windows_x86 LibreOffice_project/9bb7eadab57b6755b1265afa86e04bf45fbfc644</meta:generator>
    <meta:document-statistic meta:table-count="2" meta:cell-count="5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9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7.015cm" svg:height="8.987cm" xlink:href=".." xlink:type="simple" chart:class="chart:scatter" chart:style-name="ch1">
        <chart:legend svg:x="-0.004cm" svg:y="0cm" style:legend-expansion="custom" chartooo:width="77.015cm" chartooo:height="8.987cm" style:legend-expansion-aspect-ratio="8.56960053410482" chart:style-name="ch2"/>
        <chart:plot-area chart:style-name="ch3" table:cell-range-address="Sheet1.F2:Sheet1.F386 Sheet1.L2:Sheet1.L386" chart:data-source-has-labels="both" svg:x="1.54cm" svg:y="0.179cm" svg:width="73.935cm" svg:height="8.629cm">
          <chartooo:coordinate-region svg:x="2.161cm" svg:y="0.378cm" svg:width="73.314cm" svg:height="7.783cm"/>
          <chart:axis chart:dimension="x" chart:name="primary-x" chart:style-name="ch4" chartooo:axis-type="auto">
            <chart:categories table:cell-range-address="Sheet1.F3:Sheet1.F3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386" chart:class="chart:scatter">
            <chart:domain table:cell-range-address="Sheet1.L2:Sheet1.L386"/>
            <chart:data-point chart:repeated="3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6.977">
                <text:p>10</text:p>
                <draw:g>
                  <svg:desc>Sheet1.F3:Sheet1.F386</svg:desc>
                </draw:g>
              </table:table-cell>
              <table:table-cell office:value-type="float" office:value="2">
                <text:p>2</text:p>
                <draw:g>
                  <svg:desc>Sheet1.L2:Sheet1.L386</svg:desc>
                </draw:g>
              </table:table-cell>
              <table:table-cell office:value-type="float" office:value="3.14">
                <text:p>3.14</text:p>
                <draw:g>
                  <svg:desc>Sheet1.F2:Sheet1.F386</svg:desc>
                </draw:g>
              </table:table-cell>
            </table:table-row>
            <table:table-row>
              <table:table-cell office:value-type="float" office:value="12.523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.977">
                <text:p>6.977</text:p>
              </table:table-cell>
            </table:table-row>
            <table:table-row>
              <table:table-cell office:value-type="float" office:value="17.549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2.523">
                <text:p>12.523</text:p>
              </table:table-cell>
            </table:table-row>
            <table:table-row>
              <table:table-cell office:value-type="float" office:value="21.414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.549">
                <text:p>17.549</text:p>
              </table:table-cell>
            </table:table-row>
            <table:table-row>
              <table:table-cell office:value-type="float" office:value="24.596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1.414">
                <text:p>21.414</text:p>
              </table:table-cell>
            </table:table-row>
            <table:table-row>
              <table:table-cell office:value-type="float" office:value="26.007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4.596">
                <text:p>24.596</text:p>
              </table:table-cell>
            </table:table-row>
            <table:table-row>
              <table:table-cell office:value-type="float" office:value="26.824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6.007">
                <text:p>26.007</text:p>
              </table:table-cell>
            </table:table-row>
            <table:table-row>
              <table:table-cell office:value-type="float" office:value="32.924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26.824">
                <text:p>26.824</text:p>
              </table:table-cell>
            </table:table-row>
            <table:table-row>
              <table:table-cell office:value-type="float" office:value="37.351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2.924">
                <text:p>32.924</text:p>
              </table:table-cell>
            </table:table-row>
            <table:table-row>
              <table:table-cell office:value-type="float" office:value="39.537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37.351">
                <text:p>37.351</text:p>
              </table:table-cell>
            </table:table-row>
            <table:table-row>
              <table:table-cell office:value-type="float" office:value="40.883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39.537">
                <text:p>39.537</text:p>
              </table:table-cell>
            </table:table-row>
            <table:table-row>
              <table:table-cell office:value-type="float" office:value="42.342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40.883">
                <text:p>40.883</text:p>
              </table:table-cell>
            </table:table-row>
            <table:table-row>
              <table:table-cell office:value-type="float" office:value="42.879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42.342">
                <text:p>42.342</text:p>
              </table:table-cell>
            </table:table-row>
            <table:table-row>
              <table:table-cell office:value-type="float" office:value="43.99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42.879">
                <text:p>42.879</text:p>
              </table:table-cell>
            </table:table-row>
            <table:table-row>
              <table:table-cell office:value-type="float" office:value="43.69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43.99">
                <text:p>43.99</text:p>
              </table:table-cell>
            </table:table-row>
            <table:table-row>
              <table:table-cell office:value-type="float" office:value="43.867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43.066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43.867">
                <text:p>43.867</text:p>
              </table:table-cell>
            </table:table-row>
            <table:table-row>
              <table:table-cell office:value-type="float" office:value="42.452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43.066">
                <text:p>43.066</text:p>
              </table:table-cell>
            </table:table-row>
            <table:table-row>
              <table:table-cell office:value-type="float" office:value="41.783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42.452">
                <text:p>42.452</text:p>
              </table:table-cell>
            </table:table-row>
            <table:table-row>
              <table:table-cell office:value-type="float" office:value="39.074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41.783">
                <text:p>41.78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39.074">
                <text:p>39.074</text:p>
              </table:table-cell>
            </table:table-row>
            <table:table-row>
              <table:table-cell office:value-type="float" office:value="35.86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7.653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float" office:value="37.214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37.653">
                <text:p>37.653</text:p>
              </table:table-cell>
            </table:table-row>
            <table:table-row>
              <table:table-cell office:value-type="float" office:value="37.104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37.214">
                <text:p>37.214</text:p>
              </table:table-cell>
            </table:table-row>
            <table:table-row>
              <table:table-cell office:value-type="float" office:value="36.852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37.104">
                <text:p>37.104</text:p>
              </table:table-cell>
            </table:table-row>
            <table:table-row>
              <table:table-cell office:value-type="float" office:value="37.716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36.852">
                <text:p>36.852</text:p>
              </table:table-cell>
            </table:table-row>
            <table:table-row>
              <table:table-cell office:value-type="float" office:value="37.956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37.716">
                <text:p>37.716</text:p>
              </table:table-cell>
            </table:table-row>
            <table:table-row>
              <table:table-cell office:value-type="float" office:value="38.341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7.956">
                <text:p>37.956</text:p>
              </table:table-cell>
            </table:table-row>
            <table:table-row>
              <table:table-cell office:value-type="float" office:value="37.045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38.341">
                <text:p>38.341</text:p>
              </table:table-cell>
            </table:table-row>
            <table:table-row>
              <table:table-cell office:value-type="float" office:value="35.767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37.045">
                <text:p>37.045</text:p>
              </table:table-cell>
            </table:table-row>
            <table:table-row>
              <table:table-cell office:value-type="float" office:value="36.073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5.767">
                <text:p>35.767</text:p>
              </table:table-cell>
            </table:table-row>
            <table:table-row>
              <table:table-cell office:value-type="float" office:value="35.838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6.073">
                <text:p>36.073</text:p>
              </table:table-cell>
            </table:table-row>
            <table:table-row>
              <table:table-cell office:value-type="float" office:value="34.192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5.838">
                <text:p>35.838</text:p>
              </table:table-cell>
            </table:table-row>
            <table:table-row>
              <table:table-cell office:value-type="float" office:value="33.536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4.192">
                <text:p>34.192</text:p>
              </table:table-cell>
            </table:table-row>
            <table:table-row>
              <table:table-cell office:value-type="float" office:value="33.098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33.536">
                <text:p>33.536</text:p>
              </table:table-cell>
            </table:table-row>
            <table:table-row>
              <table:table-cell office:value-type="float" office:value="32.368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3.098">
                <text:p>33.098</text:p>
              </table:table-cell>
            </table:table-row>
            <table:table-row>
              <table:table-cell office:value-type="float" office:value="31.174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.368">
                <text:p>32.368</text:p>
              </table:table-cell>
            </table:table-row>
            <table:table-row>
              <table:table-cell office:value-type="float" office:value="30.295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1.174">
                <text:p>31.174</text:p>
              </table:table-cell>
            </table:table-row>
            <table:table-row>
              <table:table-cell office:value-type="float" office:value="28.922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30.295">
                <text:p>30.295</text:p>
              </table:table-cell>
            </table:table-row>
            <table:table-row>
              <table:table-cell office:value-type="float" office:value="29.332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8.922">
                <text:p>28.922</text:p>
              </table:table-cell>
            </table:table-row>
            <table:table-row>
              <table:table-cell office:value-type="float" office:value="28.452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29.332">
                <text:p>29.332</text:p>
              </table:table-cell>
            </table:table-row>
            <table:table-row>
              <table:table-cell office:value-type="float" office:value="28.059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28.452">
                <text:p>28.452</text:p>
              </table:table-cell>
            </table:table-row>
            <table:table-row>
              <table:table-cell office:value-type="float" office:value="27.963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8.059">
                <text:p>28.059</text:p>
              </table:table-cell>
            </table:table-row>
            <table:table-row>
              <table:table-cell office:value-type="float" office:value="27.872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27.963">
                <text:p>27.963</text:p>
              </table:table-cell>
            </table:table-row>
            <table:table-row>
              <table:table-cell office:value-type="float" office:value="29.778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27.872">
                <text:p>27.872</text:p>
              </table:table-cell>
            </table:table-row>
            <table:table-row>
              <table:table-cell office:value-type="float" office:value="30.884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29.778">
                <text:p>29.778</text:p>
              </table:table-cell>
            </table:table-row>
            <table:table-row>
              <table:table-cell office:value-type="float" office:value="31.851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30.884">
                <text:p>30.884</text:p>
              </table:table-cell>
            </table:table-row>
            <table:table-row>
              <table:table-cell office:value-type="float" office:value="33.448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1.851">
                <text:p>31.851</text:p>
              </table:table-cell>
            </table:table-row>
            <table:table-row>
              <table:table-cell office:value-type="float" office:value="35.333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33.448">
                <text:p>33.448</text:p>
              </table:table-cell>
            </table:table-row>
            <table:table-row>
              <table:table-cell office:value-type="float" office:value="37.074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35.333">
                <text:p>35.333</text:p>
              </table:table-cell>
            </table:table-row>
            <table:table-row>
              <table:table-cell office:value-type="float" office:value="38.487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37.074">
                <text:p>37.074</text:p>
              </table:table-cell>
            </table:table-row>
            <table:table-row>
              <table:table-cell office:value-type="float" office:value="40.961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38.487">
                <text:p>38.487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40.961">
                <text:p>40.961</text:p>
              </table:table-cell>
            </table:table-row>
            <table:table-row>
              <table:table-cell office:value-type="float" office:value="39.087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float" office:value="36.396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39.087">
                <text:p>39.087</text:p>
              </table:table-cell>
            </table:table-row>
            <table:table-row>
              <table:table-cell office:value-type="float" office:value="32.97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36.396">
                <text:p>36.396</text:p>
              </table:table-cell>
            </table:table-row>
            <table:table-row>
              <table:table-cell office:value-type="float" office:value="32.484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float" office:value="28.064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32.484">
                <text:p>32.484</text:p>
              </table:table-cell>
            </table:table-row>
            <table:table-row>
              <table:table-cell office:value-type="float" office:value="28.844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28.064">
                <text:p>28.064</text:p>
              </table:table-cell>
            </table:table-row>
            <table:table-row>
              <table:table-cell office:value-type="float" office:value="31.744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28.844">
                <text:p>28.844</text:p>
              </table:table-cell>
            </table:table-row>
            <table:table-row>
              <table:table-cell office:value-type="float" office:value="36.269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31.744">
                <text:p>31.744</text:p>
              </table:table-cell>
            </table:table-row>
            <table:table-row>
              <table:table-cell office:value-type="float" office:value="36.63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36.269">
                <text:p>36.269</text:p>
              </table:table-cell>
            </table:table-row>
            <table:table-row>
              <table:table-cell office:value-type="float" office:value="35.734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36.63">
                <text:p>36.63</text:p>
              </table:table-cell>
            </table:table-row>
            <table:table-row>
              <table:table-cell office:value-type="float" office:value="38.125">
                <text:p>40</text:p>
              </table:table-cell>
              <table:table-cell office:value-type="float" office:value="66">
                <text:p>66</text:p>
              </table:table-cell>
              <table:table-cell office:value-type="float" office:value="35.734">
                <text:p>35.734</text:p>
              </table:table-cell>
            </table:table-row>
            <table:table-row>
              <table:table-cell office:value-type="float" office:value="40.445">
                <text:p>40</text:p>
              </table:table-cell>
              <table:table-cell office:value-type="float" office:value="67">
                <text:p>67</text:p>
              </table:table-cell>
              <table:table-cell office:value-type="float" office:value="38.125">
                <text:p>38.125</text:p>
              </table:table-cell>
            </table:table-row>
            <table:table-row>
              <table:table-cell office:value-type="float" office:value="41.226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40.445">
                <text:p>40.445</text:p>
              </table:table-cell>
            </table:table-row>
            <table:table-row>
              <table:table-cell office:value-type="float" office:value="41.536">
                <text:p>40</text:p>
              </table:table-cell>
              <table:table-cell office:value-type="float" office:value="69">
                <text:p>69</text:p>
              </table:table-cell>
              <table:table-cell office:value-type="float" office:value="41.226">
                <text:p>41.226</text:p>
              </table:table-cell>
            </table:table-row>
            <table:table-row>
              <table:table-cell office:value-type="float" office:value="40.398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41.536">
                <text:p>41.536</text:p>
              </table:table-cell>
            </table:table-row>
            <table:table-row>
              <table:table-cell office:value-type="float" office:value="38.781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40.398">
                <text:p>40.398</text:p>
              </table:table-cell>
            </table:table-row>
            <table:table-row>
              <table:table-cell office:value-type="float" office:value="37.749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38.781">
                <text:p>38.781</text:p>
              </table:table-cell>
            </table:table-row>
            <table:table-row>
              <table:table-cell office:value-type="float" office:value="36.602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37.749">
                <text:p>37.749</text:p>
              </table:table-cell>
            </table:table-row>
            <table:table-row>
              <table:table-cell office:value-type="float" office:value="35.067">
                <text:p>40</text:p>
              </table:table-cell>
              <table:table-cell office:value-type="float" office:value="74">
                <text:p>74</text:p>
              </table:table-cell>
              <table:table-cell office:value-type="float" office:value="36.602">
                <text:p>36.602</text:p>
              </table:table-cell>
            </table:table-row>
            <table:table-row>
              <table:table-cell office:value-type="float" office:value="34.323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35.067">
                <text:p>35.067</text:p>
              </table:table-cell>
            </table:table-row>
            <table:table-row>
              <table:table-cell office:value-type="float" office:value="33.908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34.323">
                <text:p>34.323</text:p>
              </table:table-cell>
            </table:table-row>
            <table:table-row>
              <table:table-cell office:value-type="float" office:value="32.419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33.908">
                <text:p>33.908</text:p>
              </table:table-cell>
            </table:table-row>
            <table:table-row>
              <table:table-cell office:value-type="float" office:value="31.726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32.419">
                <text:p>32.419</text:p>
              </table:table-cell>
            </table:table-row>
            <table:table-row>
              <table:table-cell office:value-type="float" office:value="31.795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31.726">
                <text:p>31.726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31.795">
                <text:p>31.795</text:p>
              </table:table-cell>
            </table:table-row>
            <table:table-row>
              <table:table-cell office:value-type="float" office:value="34.028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34.801">
                <text:p>30</text:p>
              </table:table-cell>
              <table:table-cell office:value-type="float" office:value="82">
                <text:p>82</text:p>
              </table:table-cell>
              <table:table-cell office:value-type="float" office:value="34.028">
                <text:p>34.028</text:p>
              </table:table-cell>
            </table:table-row>
            <table:table-row>
              <table:table-cell office:value-type="float" office:value="34.634">
                <text:p>30</text:p>
              </table:table-cell>
              <table:table-cell office:value-type="float" office:value="83">
                <text:p>83</text:p>
              </table:table-cell>
              <table:table-cell office:value-type="float" office:value="34.801">
                <text:p>34.801</text:p>
              </table:table-cell>
            </table:table-row>
            <table:table-row>
              <table:table-cell office:value-type="float" office:value="33.899">
                <text:p>30</text:p>
              </table:table-cell>
              <table:table-cell office:value-type="float" office:value="84">
                <text:p>84</text:p>
              </table:table-cell>
              <table:table-cell office:value-type="float" office:value="34.634">
                <text:p>34.634</text:p>
              </table:table-cell>
            </table:table-row>
            <table:table-row>
              <table:table-cell office:value-type="float" office:value="30.336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33.899">
                <text:p>33.899</text:p>
              </table:table-cell>
            </table:table-row>
            <table:table-row>
              <table:table-cell office:value-type="float" office:value="27.884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30.336">
                <text:p>30.336</text:p>
              </table:table-cell>
            </table:table-row>
            <table:table-row>
              <table:table-cell office:value-type="float" office:value="26.358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27.884">
                <text:p>27.884</text:p>
              </table:table-cell>
            </table:table-row>
            <table:table-row>
              <table:table-cell office:value-type="float" office:value="24.489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26.358">
                <text:p>26.358</text:p>
              </table:table-cell>
            </table:table-row>
            <table:table-row>
              <table:table-cell office:value-type="float" office:value="24.222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24.489">
                <text:p>24.489</text:p>
              </table:table-cell>
            </table:table-row>
            <table:table-row>
              <table:table-cell office:value-type="float" office:value="25.938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24.222">
                <text:p>24.222</text:p>
              </table:table-cell>
            </table:table-row>
            <table:table-row>
              <table:table-cell office:value-type="float" office:value="27.12">
                <text:p>30</text:p>
              </table:table-cell>
              <table:table-cell office:value-type="float" office:value="91">
                <text:p>91</text:p>
              </table:table-cell>
              <table:table-cell office:value-type="float" office:value="25.938">
                <text:p>25.938</text:p>
              </table:table-cell>
            </table:table-row>
            <table:table-row>
              <table:table-cell office:value-type="float" office:value="30.415">
                <text:p>30</text:p>
              </table:table-cell>
              <table:table-cell office:value-type="float" office:value="92">
                <text:p>92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float" office:value="33.546">
                <text:p>30</text:p>
              </table:table-cell>
              <table:table-cell office:value-type="float" office:value="93">
                <text:p>93</text:p>
              </table:table-cell>
              <table:table-cell office:value-type="float" office:value="30.415">
                <text:p>30.415</text:p>
              </table:table-cell>
            </table:table-row>
            <table:table-row>
              <table:table-cell office:value-type="float" office:value="36.42">
                <text:p>40</text:p>
              </table:table-cell>
              <table:table-cell office:value-type="float" office:value="94">
                <text:p>94</text:p>
              </table:table-cell>
              <table:table-cell office:value-type="float" office:value="33.546">
                <text:p>33.546</text:p>
              </table:table-cell>
            </table:table-row>
            <table:table-row>
              <table:table-cell office:value-type="float" office:value="35.134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36.42">
                <text:p>36.42</text:p>
              </table:table-cell>
            </table:table-row>
            <table:table-row>
              <table:table-cell office:value-type="float" office:value="32.368">
                <text:p>30</text:p>
              </table:table-cell>
              <table:table-cell office:value-type="float" office:value="96">
                <text:p>96</text:p>
              </table:table-cell>
              <table:table-cell office:value-type="float" office:value="35.134">
                <text:p>35.134</text:p>
              </table:table-cell>
            </table:table-row>
            <table:table-row>
              <table:table-cell office:value-type="float" office:value="33.634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32.368">
                <text:p>32.368</text:p>
              </table:table-cell>
            </table:table-row>
            <table:table-row>
              <table:table-cell office:value-type="float" office:value="33.338">
                <text:p>30</text:p>
              </table:table-cell>
              <table:table-cell office:value-type="float" office:value="98">
                <text:p>98</text:p>
              </table:table-cell>
              <table:table-cell office:value-type="float" office:value="33.634">
                <text:p>33.634</text:p>
              </table:table-cell>
            </table:table-row>
            <table:table-row>
              <table:table-cell office:value-type="float" office:value="31.652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33.338">
                <text:p>33.338</text:p>
              </table:table-cell>
            </table:table-row>
            <table:table-row>
              <table:table-cell office:value-type="float" office:value="30.129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1.652">
                <text:p>31.652</text:p>
              </table:table-cell>
            </table:table-row>
            <table:table-row>
              <table:table-cell office:value-type="float" office:value="28.53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30.129">
                <text:p>30.129</text:p>
              </table:table-cell>
            </table:table-row>
            <table:table-row>
              <table:table-cell office:value-type="float" office:value="28.039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8.53">
                <text:p>28.53</text:p>
              </table:table-cell>
            </table:table-row>
            <table:table-row>
              <table:table-cell office:value-type="float" office:value="28.067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8.039">
                <text:p>28.039</text:p>
              </table:table-cell>
            </table:table-row>
            <table:table-row>
              <table:table-cell office:value-type="float" office:value="31.627">
                <text:p>30</text:p>
              </table:table-cell>
              <table:table-cell office:value-type="float" office:value="104">
                <text:p>104</text:p>
              </table:table-cell>
              <table:table-cell office:value-type="float" office:value="28.067">
                <text:p>28.067</text:p>
              </table:table-cell>
            </table:table-row>
            <table:table-row>
              <table:table-cell office:value-type="float" office:value="29.638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31.627">
                <text:p>31.627</text:p>
              </table:table-cell>
            </table:table-row>
            <table:table-row>
              <table:table-cell office:value-type="float" office:value="30.684">
                <text:p>30</text:p>
              </table:table-cell>
              <table:table-cell office:value-type="float" office:value="106">
                <text:p>106</text:p>
              </table:table-cell>
              <table:table-cell office:value-type="float" office:value="29.638">
                <text:p>29.638</text:p>
              </table:table-cell>
            </table:table-row>
            <table:table-row>
              <table:table-cell office:value-type="float" office:value="31.019">
                <text:p>30</text:p>
              </table:table-cell>
              <table:table-cell office:value-type="float" office:value="107">
                <text:p>107</text:p>
              </table:table-cell>
              <table:table-cell office:value-type="float" office:value="30.684">
                <text:p>30.684</text:p>
              </table:table-cell>
            </table:table-row>
            <table:table-row>
              <table:table-cell office:value-type="float" office:value="29.962">
                <text:p>30</text:p>
              </table:table-cell>
              <table:table-cell office:value-type="float" office:value="108">
                <text:p>108</text:p>
              </table:table-cell>
              <table:table-cell office:value-type="float" office:value="31.019">
                <text:p>31.019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9.962">
                <text:p>29.962</text:p>
              </table:table-cell>
            </table:table-row>
            <table:table-row>
              <table:table-cell office:value-type="float" office:value="26.264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24.866">
                <text:p>20</text:p>
              </table:table-cell>
              <table:table-cell office:value-type="float" office:value="111">
                <text:p>111</text:p>
              </table:table-cell>
              <table:table-cell office:value-type="float" office:value="26.264">
                <text:p>26.264</text:p>
              </table:table-cell>
            </table:table-row>
            <table:table-row>
              <table:table-cell office:value-type="float" office:value="22.096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24.866">
                <text:p>24.866</text:p>
              </table:table-cell>
            </table:table-row>
            <table:table-row>
              <table:table-cell office:value-type="float" office:value="22.762">
                <text:p>20</text:p>
              </table:table-cell>
              <table:table-cell office:value-type="float" office:value="113">
                <text:p>113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24.834">
                <text:p>20</text:p>
              </table:table-cell>
              <table:table-cell office:value-type="float" office:value="114">
                <text:p>114</text:p>
              </table:table-cell>
              <table:table-cell office:value-type="float" office:value="22.762">
                <text:p>22.762</text:p>
              </table:table-cell>
            </table:table-row>
            <table:table-row>
              <table:table-cell office:value-type="float" office:value="26.212">
                <text:p>30</text:p>
              </table:table-cell>
              <table:table-cell office:value-type="float" office:value="115">
                <text:p>115</text:p>
              </table:table-cell>
              <table:table-cell office:value-type="float" office:value="24.834">
                <text:p>24.834</text:p>
              </table:table-cell>
            </table:table-row>
            <table:table-row>
              <table:table-cell office:value-type="float" office:value="30.222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26.212">
                <text:p>26.212</text:p>
              </table:table-cell>
            </table:table-row>
            <table:table-row>
              <table:table-cell office:value-type="float" office:value="35.824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30.222">
                <text:p>30.222</text:p>
              </table:table-cell>
            </table:table-row>
            <table:table-row>
              <table:table-cell office:value-type="float" office:value="39.126">
                <text:p>40</text:p>
              </table:table-cell>
              <table:table-cell office:value-type="float" office:value="118">
                <text:p>118</text:p>
              </table:table-cell>
              <table:table-cell office:value-type="float" office:value="35.824">
                <text:p>35.824</text:p>
              </table:table-cell>
            </table:table-row>
            <table:table-row>
              <table:table-cell office:value-type="float" office:value="38.563">
                <text:p>40</text:p>
              </table:table-cell>
              <table:table-cell office:value-type="float" office:value="119">
                <text:p>119</text:p>
              </table:table-cell>
              <table:table-cell office:value-type="float" office:value="39.126">
                <text:p>39.126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38.563">
                <text:p>38.563</text:p>
              </table:table-cell>
            </table:table-row>
            <table:table-row>
              <table:table-cell office:value-type="float" office:value="39.131">
                <text:p>40</text:p>
              </table:table-cell>
              <table:table-cell office:value-type="float" office:value="121">
                <text:p>121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float" office:value="37.004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39.131">
                <text:p>39.131</text:p>
              </table:table-cell>
            </table:table-row>
            <table:table-row>
              <table:table-cell office:value-type="float" office:value="32.897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37.004">
                <text:p>37.004</text:p>
              </table:table-cell>
            </table:table-row>
            <table:table-row>
              <table:table-cell office:value-type="float" office:value="27.699">
                <text:p>30</text:p>
              </table:table-cell>
              <table:table-cell office:value-type="float" office:value="124">
                <text:p>124</text:p>
              </table:table-cell>
              <table:table-cell office:value-type="float" office:value="32.897">
                <text:p>32.897</text:p>
              </table:table-cell>
            </table:table-row>
            <table:table-row>
              <table:table-cell office:value-type="float" office:value="27.96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27.699">
                <text:p>27.699</text:p>
              </table:table-cell>
            </table:table-row>
            <table:table-row>
              <table:table-cell office:value-type="float" office:value="27.811">
                <text:p>30</text:p>
              </table:table-cell>
              <table:table-cell office:value-type="float" office:value="126">
                <text:p>126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float" office:value="26.199">
                <text:p>30</text:p>
              </table:table-cell>
              <table:table-cell office:value-type="float" office:value="127">
                <text:p>127</text:p>
              </table:table-cell>
              <table:table-cell office:value-type="float" office:value="27.811">
                <text:p>27.811</text:p>
              </table:table-cell>
            </table:table-row>
            <table:table-row>
              <table:table-cell office:value-type="float" office:value="24.613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6.199">
                <text:p>26.199</text:p>
              </table:table-cell>
            </table:table-row>
            <table:table-row>
              <table:table-cell office:value-type="float" office:value="26.587">
                <text:p>30</text:p>
              </table:table-cell>
              <table:table-cell office:value-type="float" office:value="129">
                <text:p>129</text:p>
              </table:table-cell>
              <table:table-cell office:value-type="float" office:value="24.613">
                <text:p>24.613</text:p>
              </table:table-cell>
            </table:table-row>
            <table:table-row>
              <table:table-cell office:value-type="float" office:value="30.462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26.587">
                <text:p>26.587</text:p>
              </table:table-cell>
            </table:table-row>
            <table:table-row>
              <table:table-cell office:value-type="float" office:value="33.783">
                <text:p>30</text:p>
              </table:table-cell>
              <table:table-cell office:value-type="float" office:value="131">
                <text:p>131</text:p>
              </table:table-cell>
              <table:table-cell office:value-type="float" office:value="30.462">
                <text:p>30.462</text:p>
              </table:table-cell>
            </table:table-row>
            <table:table-row>
              <table:table-cell office:value-type="float" office:value="34.439">
                <text:p>30</text:p>
              </table:table-cell>
              <table:table-cell office:value-type="float" office:value="132">
                <text:p>132</text:p>
              </table:table-cell>
              <table:table-cell office:value-type="float" office:value="33.783">
                <text:p>33.783</text:p>
              </table:table-cell>
            </table:table-row>
            <table:table-row>
              <table:table-cell office:value-type="float" office:value="32.057">
                <text:p>30</text:p>
              </table:table-cell>
              <table:table-cell office:value-type="float" office:value="133">
                <text:p>133</text:p>
              </table:table-cell>
              <table:table-cell office:value-type="float" office:value="34.439">
                <text:p>34.439</text:p>
              </table:table-cell>
            </table:table-row>
            <table:table-row>
              <table:table-cell office:value-type="float" office:value="30.111">
                <text:p>30</text:p>
              </table:table-cell>
              <table:table-cell office:value-type="float" office:value="134">
                <text:p>134</text:p>
              </table:table-cell>
              <table:table-cell office:value-type="float" office:value="32.057">
                <text:p>32.057</text:p>
              </table:table-cell>
            </table:table-row>
            <table:table-row>
              <table:table-cell office:value-type="float" office:value="30.62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30.111">
                <text:p>30.111</text:p>
              </table:table-cell>
            </table:table-row>
            <table:table-row>
              <table:table-cell office:value-type="float" office:value="31.008">
                <text:p>30</text:p>
              </table:table-cell>
              <table:table-cell office:value-type="float" office:value="136">
                <text:p>136</text:p>
              </table:table-cell>
              <table:table-cell office:value-type="float" office:value="30.62">
                <text:p>30.62</text:p>
              </table:table-cell>
            </table:table-row>
            <table:table-row>
              <table:table-cell office:value-type="float" office:value="30.127">
                <text:p>30</text:p>
              </table:table-cell>
              <table:table-cell office:value-type="float" office:value="137">
                <text:p>137</text:p>
              </table:table-cell>
              <table:table-cell office:value-type="float" office:value="31.008">
                <text:p>31.008</text:p>
              </table:table-cell>
            </table:table-row>
            <table:table-row>
              <table:table-cell office:value-type="float" office:value="29.269">
                <text:p>30</text:p>
              </table:table-cell>
              <table:table-cell office:value-type="float" office:value="138">
                <text:p>138</text:p>
              </table:table-cell>
              <table:table-cell office:value-type="float" office:value="30.127">
                <text:p>30.127</text:p>
              </table:table-cell>
            </table:table-row>
            <table:table-row>
              <table:table-cell office:value-type="float" office:value="29.348">
                <text:p>30</text:p>
              </table:table-cell>
              <table:table-cell office:value-type="float" office:value="139">
                <text:p>139</text:p>
              </table:table-cell>
              <table:table-cell office:value-type="float" office:value="29.269">
                <text:p>29.269</text:p>
              </table:table-cell>
            </table:table-row>
            <table:table-row>
              <table:table-cell office:value-type="float" office:value="29.415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29.348">
                <text:p>29.348</text:p>
              </table:table-cell>
            </table:table-row>
            <table:table-row>
              <table:table-cell office:value-type="float" office:value="29.838">
                <text:p>30</text:p>
              </table:table-cell>
              <table:table-cell office:value-type="float" office:value="141">
                <text:p>141</text:p>
              </table:table-cell>
              <table:table-cell office:value-type="float" office:value="29.415">
                <text:p>29.415</text:p>
              </table:table-cell>
            </table:table-row>
            <table:table-row>
              <table:table-cell office:value-type="float" office:value="30.175">
                <text:p>30</text:p>
              </table:table-cell>
              <table:table-cell office:value-type="float" office:value="142">
                <text:p>142</text:p>
              </table:table-cell>
              <table:table-cell office:value-type="float" office:value="29.838">
                <text:p>29.838</text:p>
              </table:table-cell>
            </table:table-row>
            <table:table-row>
              <table:table-cell office:value-type="float" office:value="30.232">
                <text:p>30</text:p>
              </table:table-cell>
              <table:table-cell office:value-type="float" office:value="143">
                <text:p>143</text:p>
              </table:table-cell>
              <table:table-cell office:value-type="float" office:value="30.175">
                <text:p>30.175</text:p>
              </table:table-cell>
            </table:table-row>
            <table:table-row>
              <table:table-cell office:value-type="float" office:value="29.165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30.232">
                <text:p>30.232</text:p>
              </table:table-cell>
            </table:table-row>
            <table:table-row>
              <table:table-cell office:value-type="float" office:value="30.104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29.165">
                <text:p>29.165</text:p>
              </table:table-cell>
            </table:table-row>
            <table:table-row>
              <table:table-cell office:value-type="float" office:value="27.316">
                <text:p>30</text:p>
              </table:table-cell>
              <table:table-cell office:value-type="float" office:value="146">
                <text:p>146</text:p>
              </table:table-cell>
              <table:table-cell office:value-type="float" office:value="30.104">
                <text:p>30.104</text:p>
              </table:table-cell>
            </table:table-row>
            <table:table-row>
              <table:table-cell office:value-type="float" office:value="24.046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27.316">
                <text:p>27.316</text:p>
              </table:table-cell>
            </table:table-row>
            <table:table-row>
              <table:table-cell office:value-type="float" office:value="24.945">
                <text:p>20</text:p>
              </table:table-cell>
              <table:table-cell office:value-type="float" office:value="148">
                <text:p>148</text:p>
              </table:table-cell>
              <table:table-cell office:value-type="float" office:value="24.046">
                <text:p>24.046</text:p>
              </table:table-cell>
            </table:table-row>
            <table:table-row>
              <table:table-cell office:value-type="float" office:value="25.599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24.945">
                <text:p>24.945</text:p>
              </table:table-cell>
            </table:table-row>
            <table:table-row>
              <table:table-cell office:value-type="float" office:value="28.357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25.599">
                <text:p>25.599</text:p>
              </table:table-cell>
            </table:table-row>
            <table:table-row>
              <table:table-cell office:value-type="float" office:value="31.614">
                <text:p>30</text:p>
              </table:table-cell>
              <table:table-cell office:value-type="float" office:value="151">
                <text:p>151</text:p>
              </table:table-cell>
              <table:table-cell office:value-type="float" office:value="28.357">
                <text:p>28.357</text:p>
              </table:table-cell>
            </table:table-row>
            <table:table-row>
              <table:table-cell office:value-type="float" office:value="30.451">
                <text:p>30</text:p>
              </table:table-cell>
              <table:table-cell office:value-type="float" office:value="152">
                <text:p>152</text:p>
              </table:table-cell>
              <table:table-cell office:value-type="float" office:value="31.614">
                <text:p>31.614</text:p>
              </table:table-cell>
            </table:table-row>
            <table:table-row>
              <table:table-cell office:value-type="float" office:value="31.753">
                <text:p>30</text:p>
              </table:table-cell>
              <table:table-cell office:value-type="float" office:value="153">
                <text:p>153</text:p>
              </table:table-cell>
              <table:table-cell office:value-type="float" office:value="30.451">
                <text:p>30.451</text:p>
              </table:table-cell>
            </table:table-row>
            <table:table-row>
              <table:table-cell office:value-type="float" office:value="33.402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31.753">
                <text:p>31.753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155">
                <text:p>155</text:p>
              </table:table-cell>
              <table:table-cell office:value-type="float" office:value="33.402">
                <text:p>33.402</text:p>
              </table:table-cell>
            </table:table-row>
            <table:table-row>
              <table:table-cell office:value-type="float" office:value="32.624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7.538">
                <text:p>30</text:p>
              </table:table-cell>
              <table:table-cell office:value-type="float" office:value="157">
                <text:p>157</text:p>
              </table:table-cell>
              <table:table-cell office:value-type="float" office:value="32.624">
                <text:p>32.624</text:p>
              </table:table-cell>
            </table:table-row>
            <table:table-row>
              <table:table-cell office:value-type="float" office:value="25.54">
                <text:p>30</text:p>
              </table:table-cell>
              <table:table-cell office:value-type="float" office:value="158">
                <text:p>158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25.307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float" office:value="23.168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25.307">
                <text:p>25.307</text:p>
              </table:table-cell>
            </table:table-row>
            <table:table-row>
              <table:table-cell office:value-type="float" office:value="21.756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23.168">
                <text:p>23.168</text:p>
              </table:table-cell>
            </table:table-row>
            <table:table-row>
              <table:table-cell office:value-type="float" office:value="24.365">
                <text:p>20</text:p>
              </table:table-cell>
              <table:table-cell office:value-type="float" office:value="162">
                <text:p>162</text:p>
              </table:table-cell>
              <table:table-cell office:value-type="float" office:value="21.756">
                <text:p>21.756</text:p>
              </table:table-cell>
            </table:table-row>
            <table:table-row>
              <table:table-cell office:value-type="float" office:value="28.799">
                <text:p>30</text:p>
              </table:table-cell>
              <table:table-cell office:value-type="float" office:value="163">
                <text:p>163</text:p>
              </table:table-cell>
              <table:table-cell office:value-type="float" office:value="24.365">
                <text:p>24.365</text:p>
              </table:table-cell>
            </table:table-row>
            <table:table-row>
              <table:table-cell office:value-type="float" office:value="30.157">
                <text:p>30</text:p>
              </table:table-cell>
              <table:table-cell office:value-type="float" office:value="164">
                <text:p>164</text:p>
              </table:table-cell>
              <table:table-cell office:value-type="float" office:value="28.799">
                <text:p>28.799</text:p>
              </table:table-cell>
            </table:table-row>
            <table:table-row>
              <table:table-cell office:value-type="float" office:value="30.897">
                <text:p>30</text:p>
              </table:table-cell>
              <table:table-cell office:value-type="float" office:value="165">
                <text:p>165</text:p>
              </table:table-cell>
              <table:table-cell office:value-type="float" office:value="30.157">
                <text:p>30.157</text:p>
              </table:table-cell>
            </table:table-row>
            <table:table-row>
              <table:table-cell office:value-type="float" office:value="31.907">
                <text:p>30</text:p>
              </table:table-cell>
              <table:table-cell office:value-type="float" office:value="166">
                <text:p>166</text:p>
              </table:table-cell>
              <table:table-cell office:value-type="float" office:value="30.897">
                <text:p>30.897</text:p>
              </table:table-cell>
            </table:table-row>
            <table:table-row>
              <table:table-cell office:value-type="float" office:value="34.752">
                <text:p>30</text:p>
              </table:table-cell>
              <table:table-cell office:value-type="float" office:value="167">
                <text:p>167</text:p>
              </table:table-cell>
              <table:table-cell office:value-type="float" office:value="31.907">
                <text:p>31.907</text:p>
              </table:table-cell>
            </table:table-row>
            <table:table-row>
              <table:table-cell office:value-type="float" office:value="37.222">
                <text:p>40</text:p>
              </table:table-cell>
              <table:table-cell office:value-type="float" office:value="168">
                <text:p>168</text:p>
              </table:table-cell>
              <table:table-cell office:value-type="float" office:value="34.752">
                <text:p>34.752</text:p>
              </table:table-cell>
            </table:table-row>
            <table:table-row>
              <table:table-cell office:value-type="float" office:value="39.675">
                <text:p>40</text:p>
              </table:table-cell>
              <table:table-cell office:value-type="float" office:value="169">
                <text:p>169</text:p>
              </table:table-cell>
              <table:table-cell office:value-type="float" office:value="37.222">
                <text:p>37.222</text:p>
              </table:table-cell>
            </table:table-row>
            <table:table-row>
              <table:table-cell office:value-type="float" office:value="40.661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39.675">
                <text:p>39.675</text:p>
              </table:table-cell>
            </table:table-row>
            <table:table-row>
              <table:table-cell office:value-type="float" office:value="38.533">
                <text:p>40</text:p>
              </table:table-cell>
              <table:table-cell office:value-type="float" office:value="171">
                <text:p>171</text:p>
              </table:table-cell>
              <table:table-cell office:value-type="float" office:value="40.661">
                <text:p>40.661</text:p>
              </table:table-cell>
            </table:table-row>
            <table:table-row>
              <table:table-cell office:value-type="float" office:value="37.431">
                <text:p>40</text:p>
              </table:table-cell>
              <table:table-cell office:value-type="float" office:value="172">
                <text:p>172</text:p>
              </table:table-cell>
              <table:table-cell office:value-type="float" office:value="38.533">
                <text:p>38.533</text:p>
              </table:table-cell>
            </table:table-row>
            <table:table-row>
              <table:table-cell office:value-type="float" office:value="36.277">
                <text:p>40</text:p>
              </table:table-cell>
              <table:table-cell office:value-type="float" office:value="173">
                <text:p>173</text:p>
              </table:table-cell>
              <table:table-cell office:value-type="float" office:value="37.431">
                <text:p>37.431</text:p>
              </table:table-cell>
            </table:table-row>
            <table:table-row>
              <table:table-cell office:value-type="float" office:value="35.106">
                <text:p>40</text:p>
              </table:table-cell>
              <table:table-cell office:value-type="float" office:value="174">
                <text:p>174</text:p>
              </table:table-cell>
              <table:table-cell office:value-type="float" office:value="36.277">
                <text:p>36.277</text:p>
              </table:table-cell>
            </table:table-row>
            <table:table-row>
              <table:table-cell office:value-type="float" office:value="34.357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35.106">
                <text:p>35.106</text:p>
              </table:table-cell>
            </table:table-row>
            <table:table-row>
              <table:table-cell office:value-type="float" office:value="33.658">
                <text:p>30</text:p>
              </table:table-cell>
              <table:table-cell office:value-type="float" office:value="176">
                <text:p>176</text:p>
              </table:table-cell>
              <table:table-cell office:value-type="float" office:value="34.357">
                <text:p>34.357</text:p>
              </table:table-cell>
            </table:table-row>
            <table:table-row>
              <table:table-cell office:value-type="float" office:value="32.791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33.658">
                <text:p>33.658</text:p>
              </table:table-cell>
            </table:table-row>
            <table:table-row>
              <table:table-cell office:value-type="float" office:value="28.738">
                <text:p>30</text:p>
              </table:table-cell>
              <table:table-cell office:value-type="float" office:value="178">
                <text:p>178</text:p>
              </table:table-cell>
              <table:table-cell office:value-type="float" office:value="32.791">
                <text:p>32.791</text:p>
              </table:table-cell>
            </table:table-row>
            <table:table-row>
              <table:table-cell office:value-type="float" office:value="25.634">
                <text:p>30</text:p>
              </table:table-cell>
              <table:table-cell office:value-type="float" office:value="179">
                <text:p>179</text:p>
              </table:table-cell>
              <table:table-cell office:value-type="float" office:value="28.738">
                <text:p>28.738</text:p>
              </table:table-cell>
            </table:table-row>
            <table:table-row>
              <table:table-cell office:value-type="float" office:value="22.02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float" office:value="21.925">
                <text:p>20</text:p>
              </table:table-cell>
              <table:table-cell office:value-type="float" office:value="181">
                <text:p>181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24.112">
                <text:p>20</text:p>
              </table:table-cell>
              <table:table-cell office:value-type="float" office:value="182">
                <text:p>182</text:p>
              </table:table-cell>
              <table:table-cell office:value-type="float" office:value="21.925">
                <text:p>21.925</text:p>
              </table:table-cell>
            </table:table-row>
            <table:table-row>
              <table:table-cell office:value-type="float" office:value="25.696">
                <text:p>30</text:p>
              </table:table-cell>
              <table:table-cell office:value-type="float" office:value="183">
                <text:p>183</text:p>
              </table:table-cell>
              <table:table-cell office:value-type="float" office:value="24.112">
                <text:p>24.112</text:p>
              </table:table-cell>
            </table:table-row>
            <table:table-row>
              <table:table-cell office:value-type="float" office:value="27.733">
                <text:p>30</text:p>
              </table:table-cell>
              <table:table-cell office:value-type="float" office:value="184">
                <text:p>184</text:p>
              </table:table-cell>
              <table:table-cell office:value-type="float" office:value="25.696">
                <text:p>25.696</text:p>
              </table:table-cell>
            </table:table-row>
            <table:table-row>
              <table:table-cell office:value-type="float" office:value="32.413">
                <text:p>30</text:p>
              </table:table-cell>
              <table:table-cell office:value-type="float" office:value="185">
                <text:p>185</text:p>
              </table:table-cell>
              <table:table-cell office:value-type="float" office:value="27.733">
                <text:p>27.733</text:p>
              </table:table-cell>
            </table:table-row>
            <table:table-row>
              <table:table-cell office:value-type="float" office:value="34.392">
                <text:p>30</text:p>
              </table:table-cell>
              <table:table-cell office:value-type="float" office:value="186">
                <text:p>186</text:p>
              </table:table-cell>
              <table:table-cell office:value-type="float" office:value="32.413">
                <text:p>32.413</text:p>
              </table:table-cell>
            </table:table-row>
            <table:table-row>
              <table:table-cell office:value-type="float" office:value="36.99">
                <text:p>40</text:p>
              </table:table-cell>
              <table:table-cell office:value-type="float" office:value="187">
                <text:p>187</text:p>
              </table:table-cell>
              <table:table-cell office:value-type="float" office:value="34.392">
                <text:p>34.392</text:p>
              </table:table-cell>
            </table:table-row>
            <table:table-row>
              <table:table-cell office:value-type="float" office:value="40.208">
                <text:p>40</text:p>
              </table:table-cell>
              <table:table-cell office:value-type="float" office:value="188">
                <text:p>188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float" office:value="38.517">
                <text:p>40</text:p>
              </table:table-cell>
              <table:table-cell office:value-type="float" office:value="189">
                <text:p>189</text:p>
              </table:table-cell>
              <table:table-cell office:value-type="float" office:value="40.208">
                <text:p>40.208</text:p>
              </table:table-cell>
            </table:table-row>
            <table:table-row>
              <table:table-cell office:value-type="float" office:value="37.702">
                <text:p>40</text:p>
              </table:table-cell>
              <table:table-cell office:value-type="float" office:value="190">
                <text:p>190</text:p>
              </table:table-cell>
              <table:table-cell office:value-type="float" office:value="38.517">
                <text:p>38.517</text:p>
              </table:table-cell>
            </table:table-row>
            <table:table-row>
              <table:table-cell office:value-type="float" office:value="34.879">
                <text:p>30</text:p>
              </table:table-cell>
              <table:table-cell office:value-type="float" office:value="191">
                <text:p>191</text:p>
              </table:table-cell>
              <table:table-cell office:value-type="float" office:value="37.702">
                <text:p>37.702</text:p>
              </table:table-cell>
            </table:table-row>
            <table:table-row>
              <table:table-cell office:value-type="float" office:value="33.64">
                <text:p>30</text:p>
              </table:table-cell>
              <table:table-cell office:value-type="float" office:value="192">
                <text:p>192</text:p>
              </table:table-cell>
              <table:table-cell office:value-type="float" office:value="34.879">
                <text:p>34.879</text:p>
              </table:table-cell>
            </table:table-row>
            <table:table-row>
              <table:table-cell office:value-type="float" office:value="31.544">
                <text:p>30</text:p>
              </table:table-cell>
              <table:table-cell office:value-type="float" office:value="193">
                <text:p>193</text:p>
              </table:table-cell>
              <table:table-cell office:value-type="float" office:value="33.64">
                <text:p>33.64</text:p>
              </table:table-cell>
            </table:table-row>
            <table:table-row>
              <table:table-cell office:value-type="float" office:value="32.444">
                <text:p>30</text:p>
              </table:table-cell>
              <table:table-cell office:value-type="float" office:value="194">
                <text:p>194</text:p>
              </table:table-cell>
              <table:table-cell office:value-type="float" office:value="31.544">
                <text:p>31.544</text:p>
              </table:table-cell>
            </table:table-row>
            <table:table-row>
              <table:table-cell office:value-type="float" office:value="32.528">
                <text:p>30</text:p>
              </table:table-cell>
              <table:table-cell office:value-type="float" office:value="195">
                <text:p>195</text:p>
              </table:table-cell>
              <table:table-cell office:value-type="float" office:value="32.444">
                <text:p>32.444</text:p>
              </table:table-cell>
            </table:table-row>
            <table:table-row>
              <table:table-cell office:value-type="float" office:value="32.819">
                <text:p>30</text:p>
              </table:table-cell>
              <table:table-cell office:value-type="float" office:value="196">
                <text:p>196</text:p>
              </table:table-cell>
              <table:table-cell office:value-type="float" office:value="32.528">
                <text:p>32.528</text:p>
              </table:table-cell>
            </table:table-row>
            <table:table-row>
              <table:table-cell office:value-type="float" office:value="33.502">
                <text:p>30</text:p>
              </table:table-cell>
              <table:table-cell office:value-type="float" office:value="197">
                <text:p>197</text:p>
              </table:table-cell>
              <table:table-cell office:value-type="float" office:value="32.819">
                <text:p>32.819</text:p>
              </table:table-cell>
            </table:table-row>
            <table:table-row>
              <table:table-cell office:value-type="float" office:value="37.125">
                <text:p>40</text:p>
              </table:table-cell>
              <table:table-cell office:value-type="float" office:value="198">
                <text:p>198</text:p>
              </table:table-cell>
              <table:table-cell office:value-type="float" office:value="33.502">
                <text:p>33.502</text:p>
              </table:table-cell>
            </table:table-row>
            <table:table-row>
              <table:table-cell office:value-type="float" office:value="39.768">
                <text:p>40</text:p>
              </table:table-cell>
              <table:table-cell office:value-type="float" office:value="199">
                <text:p>199</text:p>
              </table:table-cell>
              <table:table-cell office:value-type="float" office:value="37.125">
                <text:p>37.125</text:p>
              </table:table-cell>
            </table:table-row>
            <table:table-row>
              <table:table-cell office:value-type="float" office:value="42.793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39.768">
                <text:p>39.768</text:p>
              </table:table-cell>
            </table:table-row>
            <table:table-row>
              <table:table-cell office:value-type="float" office:value="42.708">
                <text:p>40</text:p>
              </table:table-cell>
              <table:table-cell office:value-type="float" office:value="201">
                <text:p>201</text:p>
              </table:table-cell>
              <table:table-cell office:value-type="float" office:value="42.793">
                <text:p>42.793</text:p>
              </table:table-cell>
            </table:table-row>
            <table:table-row>
              <table:table-cell office:value-type="float" office:value="38.596">
                <text:p>40</text:p>
              </table:table-cell>
              <table:table-cell office:value-type="float" office:value="202">
                <text:p>202</text:p>
              </table:table-cell>
              <table:table-cell office:value-type="float" office:value="42.708">
                <text:p>42.708</text:p>
              </table:table-cell>
            </table:table-row>
            <table:table-row>
              <table:table-cell office:value-type="float" office:value="34.046">
                <text:p>30</text:p>
              </table:table-cell>
              <table:table-cell office:value-type="float" office:value="203">
                <text:p>203</text:p>
              </table:table-cell>
              <table:table-cell office:value-type="float" office:value="38.596">
                <text:p>38.596</text:p>
              </table:table-cell>
            </table:table-row>
            <table:table-row>
              <table:table-cell office:value-type="float" office:value="29.212">
                <text:p>30</text:p>
              </table:table-cell>
              <table:table-cell office:value-type="float" office:value="204">
                <text:p>204</text:p>
              </table:table-cell>
              <table:table-cell office:value-type="float" office:value="34.046">
                <text:p>34.046</text:p>
              </table:table-cell>
            </table:table-row>
            <table:table-row>
              <table:table-cell office:value-type="float" office:value="24.681">
                <text:p>20</text:p>
              </table:table-cell>
              <table:table-cell office:value-type="float" office:value="205">
                <text:p>205</text:p>
              </table:table-cell>
              <table:table-cell office:value-type="float" office:value="29.212">
                <text:p>29.212</text:p>
              </table:table-cell>
            </table:table-row>
            <table:table-row>
              <table:table-cell office:value-type="float" office:value="23.611">
                <text:p>20</text:p>
              </table:table-cell>
              <table:table-cell office:value-type="float" office:value="206">
                <text:p>206</text:p>
              </table:table-cell>
              <table:table-cell office:value-type="float" office:value="24.681">
                <text:p>24.681</text:p>
              </table:table-cell>
            </table:table-row>
            <table:table-row>
              <table:table-cell office:value-type="float" office:value="25.841">
                <text:p>30</text:p>
              </table:table-cell>
              <table:table-cell office:value-type="float" office:value="207">
                <text:p>207</text:p>
              </table:table-cell>
              <table:table-cell office:value-type="float" office:value="23.611">
                <text:p>23.611</text:p>
              </table:table-cell>
            </table:table-row>
            <table:table-row>
              <table:table-cell office:value-type="float" office:value="25.798">
                <text:p>30</text:p>
              </table:table-cell>
              <table:table-cell office:value-type="float" office:value="208">
                <text:p>208</text:p>
              </table:table-cell>
              <table:table-cell office:value-type="float" office:value="25.841">
                <text:p>25.841</text:p>
              </table:table-cell>
            </table:table-row>
            <table:table-row>
              <table:table-cell office:value-type="float" office:value="26.94">
                <text:p>30</text:p>
              </table:table-cell>
              <table:table-cell office:value-type="float" office:value="209">
                <text:p>209</text:p>
              </table:table-cell>
              <table:table-cell office:value-type="float" office:value="25.798">
                <text:p>25.798</text:p>
              </table:table-cell>
            </table:table-row>
            <table:table-row>
              <table:table-cell office:value-type="float" office:value="30.182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float" office:value="34.344">
                <text:p>30</text:p>
              </table:table-cell>
              <table:table-cell office:value-type="float" office:value="211">
                <text:p>211</text:p>
              </table:table-cell>
              <table:table-cell office:value-type="float" office:value="30.182">
                <text:p>30.182</text:p>
              </table:table-cell>
            </table:table-row>
            <table:table-row>
              <table:table-cell office:value-type="float" office:value="38.065">
                <text:p>40</text:p>
              </table:table-cell>
              <table:table-cell office:value-type="float" office:value="212">
                <text:p>212</text:p>
              </table:table-cell>
              <table:table-cell office:value-type="float" office:value="34.344">
                <text:p>34.344</text:p>
              </table:table-cell>
            </table:table-row>
            <table:table-row>
              <table:table-cell office:value-type="float" office:value="39.091">
                <text:p>40</text:p>
              </table:table-cell>
              <table:table-cell office:value-type="float" office:value="213">
                <text:p>213</text:p>
              </table:table-cell>
              <table:table-cell office:value-type="float" office:value="38.065">
                <text:p>38.065</text:p>
              </table:table-cell>
            </table:table-row>
            <table:table-row>
              <table:table-cell office:value-type="float" office:value="37.074">
                <text:p>40</text:p>
              </table:table-cell>
              <table:table-cell office:value-type="float" office:value="214">
                <text:p>214</text:p>
              </table:table-cell>
              <table:table-cell office:value-type="float" office:value="39.091">
                <text:p>39.091</text:p>
              </table:table-cell>
            </table:table-row>
            <table:table-row>
              <table:table-cell office:value-type="float" office:value="36.704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37.074">
                <text:p>37.074</text:p>
              </table:table-cell>
            </table:table-row>
            <table:table-row>
              <table:table-cell office:value-type="float" office:value="36.993">
                <text:p>40</text:p>
              </table:table-cell>
              <table:table-cell office:value-type="float" office:value="216">
                <text:p>216</text:p>
              </table:table-cell>
              <table:table-cell office:value-type="float" office:value="36.704">
                <text:p>36.704</text:p>
              </table:table-cell>
            </table:table-row>
            <table:table-row>
              <table:table-cell office:value-type="float" office:value="37.409">
                <text:p>40</text:p>
              </table:table-cell>
              <table:table-cell office:value-type="float" office:value="217">
                <text:p>217</text:p>
              </table:table-cell>
              <table:table-cell office:value-type="float" office:value="36.993">
                <text:p>36.993</text:p>
              </table:table-cell>
            </table:table-row>
            <table:table-row>
              <table:table-cell office:value-type="float" office:value="35.157">
                <text:p>40</text:p>
              </table:table-cell>
              <table:table-cell office:value-type="float" office:value="218">
                <text:p>218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float" office:value="33.142">
                <text:p>30</text:p>
              </table:table-cell>
              <table:table-cell office:value-type="float" office:value="219">
                <text:p>219</text:p>
              </table:table-cell>
              <table:table-cell office:value-type="float" office:value="35.157">
                <text:p>35.157</text:p>
              </table:table-cell>
            </table:table-row>
            <table:table-row>
              <table:table-cell office:value-type="float" office:value="30.535">
                <text:p>30</text:p>
              </table:table-cell>
              <table:table-cell office:value-type="float" office:value="220">
                <text:p>220</text:p>
              </table:table-cell>
              <table:table-cell office:value-type="float" office:value="33.142">
                <text:p>33.142</text:p>
              </table:table-cell>
            </table:table-row>
            <table:table-row>
              <table:table-cell office:value-type="float" office:value="24.541">
                <text:p>20</text:p>
              </table:table-cell>
              <table:table-cell office:value-type="float" office:value="221">
                <text:p>221</text:p>
              </table:table-cell>
              <table:table-cell office:value-type="float" office:value="30.535">
                <text:p>30.535</text:p>
              </table:table-cell>
            </table:table-row>
            <table:table-row>
              <table:table-cell office:value-type="float" office:value="20.25">
                <text:p>20</text:p>
              </table:table-cell>
              <table:table-cell office:value-type="float" office:value="222">
                <text:p>222</text:p>
              </table:table-cell>
              <table:table-cell office:value-type="float" office:value="24.541">
                <text:p>24.541</text:p>
              </table:table-cell>
            </table:table-row>
            <table:table-row>
              <table:table-cell office:value-type="float" office:value="19.189">
                <text:p>20</text:p>
              </table:table-cell>
              <table:table-cell office:value-type="float" office:value="223">
                <text:p>223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21.977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19.189">
                <text:p>19.189</text:p>
              </table:table-cell>
            </table:table-row>
            <table:table-row>
              <table:table-cell office:value-type="float" office:value="21.631">
                <text:p>20</text:p>
              </table:table-cell>
              <table:table-cell office:value-type="float" office:value="225">
                <text:p>225</text:p>
              </table:table-cell>
              <table:table-cell office:value-type="float" office:value="21.977">
                <text:p>21.977</text:p>
              </table:table-cell>
            </table:table-row>
            <table:table-row>
              <table:table-cell office:value-type="float" office:value="21.152">
                <text:p>20</text:p>
              </table:table-cell>
              <table:table-cell office:value-type="float" office:value="226">
                <text:p>226</text:p>
              </table:table-cell>
              <table:table-cell office:value-type="float" office:value="21.631">
                <text:p>21.631</text:p>
              </table:table-cell>
            </table:table-row>
            <table:table-row>
              <table:table-cell office:value-type="float" office:value="20.851">
                <text:p>20</text:p>
              </table:table-cell>
              <table:table-cell office:value-type="float" office:value="227">
                <text:p>227</text:p>
              </table:table-cell>
              <table:table-cell office:value-type="float" office:value="21.152">
                <text:p>21.152</text:p>
              </table:table-cell>
            </table:table-row>
            <table:table-row>
              <table:table-cell office:value-type="float" office:value="21.931">
                <text:p>20</text:p>
              </table:table-cell>
              <table:table-cell office:value-type="float" office:value="228">
                <text:p>228</text:p>
              </table:table-cell>
              <table:table-cell office:value-type="float" office:value="20.851">
                <text:p>20.851</text:p>
              </table:table-cell>
            </table:table-row>
            <table:table-row>
              <table:table-cell office:value-type="float" office:value="25.074">
                <text:p>30</text:p>
              </table:table-cell>
              <table:table-cell office:value-type="float" office:value="229">
                <text:p>229</text:p>
              </table:table-cell>
              <table:table-cell office:value-type="float" office:value="21.931">
                <text:p>21.931</text:p>
              </table:table-cell>
            </table:table-row>
            <table:table-row>
              <table:table-cell office:value-type="float" office:value="29.122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25.074">
                <text:p>25.074</text:p>
              </table:table-cell>
            </table:table-row>
            <table:table-row>
              <table:table-cell office:value-type="float" office:value="31.891">
                <text:p>30</text:p>
              </table:table-cell>
              <table:table-cell office:value-type="float" office:value="231">
                <text:p>231</text:p>
              </table:table-cell>
              <table:table-cell office:value-type="float" office:value="29.122">
                <text:p>29.122</text:p>
              </table:table-cell>
            </table:table-row>
            <table:table-row>
              <table:table-cell office:value-type="float" office:value="27.833">
                <text:p>30</text:p>
              </table:table-cell>
              <table:table-cell office:value-type="float" office:value="232">
                <text:p>232</text:p>
              </table:table-cell>
              <table:table-cell office:value-type="float" office:value="31.891">
                <text:p>31.891</text:p>
              </table:table-cell>
            </table:table-row>
            <table:table-row>
              <table:table-cell office:value-type="float" office:value="26.675">
                <text:p>30</text:p>
              </table:table-cell>
              <table:table-cell office:value-type="float" office:value="233">
                <text:p>233</text:p>
              </table:table-cell>
              <table:table-cell office:value-type="float" office:value="27.833">
                <text:p>27.833</text:p>
              </table:table-cell>
            </table:table-row>
            <table:table-row>
              <table:table-cell office:value-type="float" office:value="25.552">
                <text:p>30</text:p>
              </table:table-cell>
              <table:table-cell office:value-type="float" office:value="234">
                <text:p>234</text:p>
              </table:table-cell>
              <table:table-cell office:value-type="float" office:value="26.675">
                <text:p>26.675</text:p>
              </table:table-cell>
            </table:table-row>
            <table:table-row>
              <table:table-cell office:value-type="float" office:value="24.37">
                <text:p>20</text:p>
              </table:table-cell>
              <table:table-cell office:value-type="float" office:value="235">
                <text:p>235</text:p>
              </table:table-cell>
              <table:table-cell office:value-type="float" office:value="25.552">
                <text:p>25.552</text:p>
              </table:table-cell>
            </table:table-row>
            <table:table-row>
              <table:table-cell office:value-type="float" office:value="24.15">
                <text:p>20</text:p>
              </table:table-cell>
              <table:table-cell office:value-type="float" office:value="236">
                <text:p>236</text:p>
              </table:table-cell>
              <table:table-cell office:value-type="float" office:value="24.37">
                <text:p>24.37</text:p>
              </table:table-cell>
            </table:table-row>
            <table:table-row>
              <table:table-cell office:value-type="float" office:value="22.559">
                <text:p>20</text:p>
              </table:table-cell>
              <table:table-cell office:value-type="float" office:value="237">
                <text:p>237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float" office:value="23.939">
                <text:p>20</text:p>
              </table:table-cell>
              <table:table-cell office:value-type="float" office:value="238">
                <text:p>238</text:p>
              </table:table-cell>
              <table:table-cell office:value-type="float" office:value="22.559">
                <text:p>22.559</text:p>
              </table:table-cell>
            </table:table-row>
            <table:table-row>
              <table:table-cell office:value-type="float" office:value="23.377">
                <text:p>20</text:p>
              </table:table-cell>
              <table:table-cell office:value-type="float" office:value="239">
                <text:p>239</text:p>
              </table:table-cell>
              <table:table-cell office:value-type="float" office:value="23.939">
                <text:p>23.939</text:p>
              </table:table-cell>
            </table:table-row>
            <table:table-row>
              <table:table-cell office:value-type="float" office:value="25.418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3.377">
                <text:p>23.377</text:p>
              </table:table-cell>
            </table:table-row>
            <table:table-row>
              <table:table-cell office:value-type="float" office:value="29.856">
                <text:p>30</text:p>
              </table:table-cell>
              <table:table-cell office:value-type="float" office:value="241">
                <text:p>241</text:p>
              </table:table-cell>
              <table:table-cell office:value-type="float" office:value="25.418">
                <text:p>25.418</text:p>
              </table:table-cell>
            </table:table-row>
            <table:table-row>
              <table:table-cell office:value-type="float" office:value="32.605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29.856">
                <text:p>29.856</text:p>
              </table:table-cell>
            </table:table-row>
            <table:table-row>
              <table:table-cell office:value-type="float" office:value="36.358">
                <text:p>40</text:p>
              </table:table-cell>
              <table:table-cell office:value-type="float" office:value="243">
                <text:p>243</text:p>
              </table:table-cell>
              <table:table-cell office:value-type="float" office:value="32.605">
                <text:p>32.605</text:p>
              </table:table-cell>
            </table:table-row>
            <table:table-row>
              <table:table-cell office:value-type="float" office:value="33.591">
                <text:p>30</text:p>
              </table:table-cell>
              <table:table-cell office:value-type="float" office:value="244">
                <text:p>244</text:p>
              </table:table-cell>
              <table:table-cell office:value-type="float" office:value="36.358">
                <text:p>36.358</text:p>
              </table:table-cell>
            </table:table-row>
            <table:table-row>
              <table:table-cell office:value-type="float" office:value="30.06">
                <text:p>30</text:p>
              </table:table-cell>
              <table:table-cell office:value-type="float" office:value="245">
                <text:p>245</text:p>
              </table:table-cell>
              <table:table-cell office:value-type="float" office:value="33.591">
                <text:p>33.591</text:p>
              </table:table-cell>
            </table:table-row>
            <table:table-row>
              <table:table-cell office:value-type="float" office:value="24.855">
                <text:p>20</text:p>
              </table:table-cell>
              <table:table-cell office:value-type="float" office:value="246">
                <text:p>246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float" office:value="22.266">
                <text:p>20</text:p>
              </table:table-cell>
              <table:table-cell office:value-type="float" office:value="247">
                <text:p>247</text:p>
              </table:table-cell>
              <table:table-cell office:value-type="float" office:value="24.855">
                <text:p>24.855</text:p>
              </table:table-cell>
            </table:table-row>
            <table:table-row>
              <table:table-cell office:value-type="float" office:value="21.177">
                <text:p>20</text:p>
              </table:table-cell>
              <table:table-cell office:value-type="float" office:value="248">
                <text:p>248</text:p>
              </table:table-cell>
              <table:table-cell office:value-type="float" office:value="22.266">
                <text:p>22.266</text:p>
              </table:table-cell>
            </table:table-row>
            <table:table-row>
              <table:table-cell office:value-type="float" office:value="22.869">
                <text:p>20</text:p>
              </table:table-cell>
              <table:table-cell office:value-type="float" office:value="249">
                <text:p>249</text:p>
              </table:table-cell>
              <table:table-cell office:value-type="float" office:value="21.177">
                <text:p>21.177</text:p>
              </table:table-cell>
            </table:table-row>
            <table:table-row>
              <table:table-cell office:value-type="float" office:value="25.215">
                <text:p>30</text:p>
              </table:table-cell>
              <table:table-cell office:value-type="float" office:value="250">
                <text:p>250</text:p>
              </table:table-cell>
              <table:table-cell office:value-type="float" office:value="22.869">
                <text:p>22.869</text:p>
              </table:table-cell>
            </table:table-row>
            <table:table-row>
              <table:table-cell office:value-type="float" office:value="28.224">
                <text:p>30</text:p>
              </table:table-cell>
              <table:table-cell office:value-type="float" office:value="251">
                <text:p>251</text:p>
              </table:table-cell>
              <table:table-cell office:value-type="float" office:value="25.215">
                <text:p>25.215</text:p>
              </table:table-cell>
            </table:table-row>
            <table:table-row>
              <table:table-cell office:value-type="float" office:value="31.263">
                <text:p>30</text:p>
              </table:table-cell>
              <table:table-cell office:value-type="float" office:value="252">
                <text:p>252</text:p>
              </table:table-cell>
              <table:table-cell office:value-type="float" office:value="28.224">
                <text:p>28.224</text:p>
              </table:table-cell>
            </table:table-row>
            <table:table-row>
              <table:table-cell office:value-type="float" office:value="31.871">
                <text:p>30</text:p>
              </table:table-cell>
              <table:table-cell office:value-type="float" office:value="253">
                <text:p>253</text:p>
              </table:table-cell>
              <table:table-cell office:value-type="float" office:value="31.263">
                <text:p>31.263</text:p>
              </table:table-cell>
            </table:table-row>
            <table:table-row>
              <table:table-cell office:value-type="float" office:value="31.905">
                <text:p>30</text:p>
              </table:table-cell>
              <table:table-cell office:value-type="float" office:value="254">
                <text:p>254</text:p>
              </table:table-cell>
              <table:table-cell office:value-type="float" office:value="31.871">
                <text:p>31.871</text:p>
              </table:table-cell>
            </table:table-row>
            <table:table-row>
              <table:table-cell office:value-type="float" office:value="29.762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31.905">
                <text:p>31.905</text:p>
              </table:table-cell>
            </table:table-row>
            <table:table-row>
              <table:table-cell office:value-type="float" office:value="27.732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29.762">
                <text:p>29.762</text:p>
              </table:table-cell>
            </table:table-row>
            <table:table-row>
              <table:table-cell office:value-type="float" office:value="25.896">
                <text:p>30</text:p>
              </table:table-cell>
              <table:table-cell office:value-type="float" office:value="257">
                <text:p>257</text:p>
              </table:table-cell>
              <table:table-cell office:value-type="float" office:value="27.732">
                <text:p>27.732</text:p>
              </table:table-cell>
            </table:table-row>
            <table:table-row>
              <table:table-cell office:value-type="float" office:value="25.483">
                <text:p>30</text:p>
              </table:table-cell>
              <table:table-cell office:value-type="float" office:value="258">
                <text:p>258</text:p>
              </table:table-cell>
              <table:table-cell office:value-type="float" office:value="25.896">
                <text:p>25.896</text:p>
              </table:table-cell>
            </table:table-row>
            <table:table-row>
              <table:table-cell office:value-type="float" office:value="25.358">
                <text:p>30</text:p>
              </table:table-cell>
              <table:table-cell office:value-type="float" office:value="259">
                <text:p>259</text:p>
              </table:table-cell>
              <table:table-cell office:value-type="float" office:value="25.483">
                <text:p>25.483</text:p>
              </table:table-cell>
            </table:table-row>
            <table:table-row>
              <table:table-cell office:value-type="float" office:value="26.859">
                <text:p>30</text:p>
              </table:table-cell>
              <table:table-cell office:value-type="float" office:value="260">
                <text:p>260</text:p>
              </table:table-cell>
              <table:table-cell office:value-type="float" office:value="25.358">
                <text:p>25.358</text:p>
              </table:table-cell>
            </table:table-row>
            <table:table-row>
              <table:table-cell office:value-type="float" office:value="29.468">
                <text:p>30</text:p>
              </table:table-cell>
              <table:table-cell office:value-type="float" office:value="261">
                <text:p>261</text:p>
              </table:table-cell>
              <table:table-cell office:value-type="float" office:value="26.859">
                <text:p>26.859</text:p>
              </table:table-cell>
            </table:table-row>
            <table:table-row>
              <table:table-cell office:value-type="float" office:value="24.732">
                <text:p>20</text:p>
              </table:table-cell>
              <table:table-cell office:value-type="float" office:value="262">
                <text:p>262</text:p>
              </table:table-cell>
              <table:table-cell office:value-type="float" office:value="29.468">
                <text:p>29.468</text:p>
              </table:table-cell>
            </table:table-row>
            <table:table-row>
              <table:table-cell office:value-type="float" office:value="23.841">
                <text:p>20</text:p>
              </table:table-cell>
              <table:table-cell office:value-type="float" office:value="263">
                <text:p>263</text:p>
              </table:table-cell>
              <table:table-cell office:value-type="float" office:value="24.732">
                <text:p>24.732</text:p>
              </table:table-cell>
            </table:table-row>
            <table:table-row>
              <table:table-cell office:value-type="float" office:value="26.512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23.841">
                <text:p>23.841</text:p>
              </table:table-cell>
            </table:table-row>
            <table:table-row>
              <table:table-cell office:value-type="float" office:value="29.485">
                <text:p>30</text:p>
              </table:table-cell>
              <table:table-cell office:value-type="float" office:value="265">
                <text:p>265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32.13">
                <text:p>30</text:p>
              </table:table-cell>
              <table:table-cell office:value-type="float" office:value="266">
                <text:p>266</text:p>
              </table:table-cell>
              <table:table-cell office:value-type="float" office:value="29.485">
                <text:p>29.485</text:p>
              </table:table-cell>
            </table:table-row>
            <table:table-row>
              <table:table-cell office:value-type="float" office:value="33.463">
                <text:p>30</text:p>
              </table:table-cell>
              <table:table-cell office:value-type="float" office:value="267">
                <text:p>267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float" office:value="33.163">
                <text:p>30</text:p>
              </table:table-cell>
              <table:table-cell office:value-type="float" office:value="268">
                <text:p>268</text:p>
              </table:table-cell>
              <table:table-cell office:value-type="float" office:value="33.463">
                <text:p>33.463</text:p>
              </table:table-cell>
            </table:table-row>
            <table:table-row>
              <table:table-cell office:value-type="float" office:value="29.812">
                <text:p>30</text:p>
              </table:table-cell>
              <table:table-cell office:value-type="float" office:value="269">
                <text:p>269</text:p>
              </table:table-cell>
              <table:table-cell office:value-type="float" office:value="33.163">
                <text:p>33.163</text:p>
              </table:table-cell>
            </table:table-row>
            <table:table-row>
              <table:table-cell office:value-type="float" office:value="28.894">
                <text:p>30</text:p>
              </table:table-cell>
              <table:table-cell office:value-type="float" office:value="270">
                <text:p>270</text:p>
              </table:table-cell>
              <table:table-cell office:value-type="float" office:value="29.812">
                <text:p>29.812</text:p>
              </table:table-cell>
            </table:table-row>
            <table:table-row>
              <table:table-cell office:value-type="float" office:value="27.954">
                <text:p>30</text:p>
              </table:table-cell>
              <table:table-cell office:value-type="float" office:value="271">
                <text:p>271</text:p>
              </table:table-cell>
              <table:table-cell office:value-type="float" office:value="28.894">
                <text:p>28.894</text:p>
              </table:table-cell>
            </table:table-row>
            <table:table-row>
              <table:table-cell office:value-type="float" office:value="24.803">
                <text:p>20</text:p>
              </table:table-cell>
              <table:table-cell office:value-type="float" office:value="272">
                <text:p>272</text:p>
              </table:table-cell>
              <table:table-cell office:value-type="float" office:value="27.954">
                <text:p>27.954</text:p>
              </table:table-cell>
            </table:table-row>
            <table:table-row>
              <table:table-cell office:value-type="float" office:value="22.644">
                <text:p>20</text:p>
              </table:table-cell>
              <table:table-cell office:value-type="float" office:value="273">
                <text:p>273</text:p>
              </table:table-cell>
              <table:table-cell office:value-type="float" office:value="24.803">
                <text:p>24.803</text:p>
              </table:table-cell>
            </table:table-row>
            <table:table-row>
              <table:table-cell office:value-type="float" office:value="24.051">
                <text:p>20</text:p>
              </table:table-cell>
              <table:table-cell office:value-type="float" office:value="274">
                <text:p>274</text:p>
              </table:table-cell>
              <table:table-cell office:value-type="float" office:value="22.644">
                <text:p>22.644</text:p>
              </table:table-cell>
            </table:table-row>
            <table:table-row>
              <table:table-cell office:value-type="float" office:value="22.922">
                <text:p>20</text:p>
              </table:table-cell>
              <table:table-cell office:value-type="float" office:value="275">
                <text:p>275</text:p>
              </table:table-cell>
              <table:table-cell office:value-type="float" office:value="24.051">
                <text:p>24.051</text:p>
              </table:table-cell>
            </table:table-row>
            <table:table-row>
              <table:table-cell office:value-type="float" office:value="21.254">
                <text:p>20</text:p>
              </table:table-cell>
              <table:table-cell office:value-type="float" office:value="276">
                <text:p>276</text:p>
              </table:table-cell>
              <table:table-cell office:value-type="float" office:value="22.922">
                <text:p>22.922</text:p>
              </table:table-cell>
            </table:table-row>
            <table:table-row>
              <table:table-cell office:value-type="float" office:value="19.924">
                <text:p>20</text:p>
              </table:table-cell>
              <table:table-cell office:value-type="float" office:value="277">
                <text:p>277</text:p>
              </table:table-cell>
              <table:table-cell office:value-type="float" office:value="21.254">
                <text:p>21.254</text:p>
              </table:table-cell>
            </table:table-row>
            <table:table-row>
              <table:table-cell office:value-type="float" office:value="20.276">
                <text:p>20</text:p>
              </table:table-cell>
              <table:table-cell office:value-type="float" office:value="278">
                <text:p>278</text:p>
              </table:table-cell>
              <table:table-cell office:value-type="float" office:value="19.924">
                <text:p>19.924</text:p>
              </table:table-cell>
            </table:table-row>
            <table:table-row>
              <table:table-cell office:value-type="float" office:value="23.985">
                <text:p>20</text:p>
              </table:table-cell>
              <table:table-cell office:value-type="float" office:value="279">
                <text:p>279</text:p>
              </table:table-cell>
              <table:table-cell office:value-type="float" office:value="20.276">
                <text:p>20.276</text:p>
              </table:table-cell>
            </table:table-row>
            <table:table-row>
              <table:table-cell office:value-type="float" office:value="25.967">
                <text:p>30</text:p>
              </table:table-cell>
              <table:table-cell office:value-type="float" office:value="280">
                <text:p>280</text:p>
              </table:table-cell>
              <table:table-cell office:value-type="float" office:value="23.985">
                <text:p>23.985</text:p>
              </table:table-cell>
            </table:table-row>
            <table:table-row>
              <table:table-cell office:value-type="float" office:value="26.706">
                <text:p>30</text:p>
              </table:table-cell>
              <table:table-cell office:value-type="float" office:value="281">
                <text:p>281</text:p>
              </table:table-cell>
              <table:table-cell office:value-type="float" office:value="25.967">
                <text:p>25.967</text:p>
              </table:table-cell>
            </table:table-row>
            <table:table-row>
              <table:table-cell office:value-type="float" office:value="27.676">
                <text:p>30</text:p>
              </table:table-cell>
              <table:table-cell office:value-type="float" office:value="282">
                <text:p>282</text:p>
              </table:table-cell>
              <table:table-cell office:value-type="float" office:value="26.706">
                <text:p>26.706</text:p>
              </table:table-cell>
            </table:table-row>
            <table:table-row>
              <table:table-cell office:value-type="float" office:value="32.451">
                <text:p>30</text:p>
              </table:table-cell>
              <table:table-cell office:value-type="float" office:value="283">
                <text:p>283</text:p>
              </table:table-cell>
              <table:table-cell office:value-type="float" office:value="27.676">
                <text:p>27.676</text:p>
              </table:table-cell>
            </table:table-row>
            <table:table-row>
              <table:table-cell office:value-type="float" office:value="34.181">
                <text:p>30</text:p>
              </table:table-cell>
              <table:table-cell office:value-type="float" office:value="284">
                <text:p>284</text:p>
              </table:table-cell>
              <table:table-cell office:value-type="float" office:value="32.451">
                <text:p>32.451</text:p>
              </table:table-cell>
            </table:table-row>
            <table:table-row>
              <table:table-cell office:value-type="float" office:value="37.151">
                <text:p>40</text:p>
              </table:table-cell>
              <table:table-cell office:value-type="float" office:value="285">
                <text:p>285</text:p>
              </table:table-cell>
              <table:table-cell office:value-type="float" office:value="34.181">
                <text:p>34.181</text:p>
              </table:table-cell>
            </table:table-row>
            <table:table-row>
              <table:table-cell office:value-type="float" office:value="39.585">
                <text:p>40</text:p>
              </table:table-cell>
              <table:table-cell office:value-type="float" office:value="286">
                <text:p>286</text:p>
              </table:table-cell>
              <table:table-cell office:value-type="float" office:value="37.151">
                <text:p>37.151</text:p>
              </table:table-cell>
            </table:table-row>
            <table:table-row>
              <table:table-cell office:value-type="float" office:value="41.425">
                <text:p>40</text:p>
              </table:table-cell>
              <table:table-cell office:value-type="float" office:value="287">
                <text:p>287</text:p>
              </table:table-cell>
              <table:table-cell office:value-type="float" office:value="39.585">
                <text:p>39.585</text:p>
              </table:table-cell>
            </table:table-row>
            <table:table-row>
              <table:table-cell office:value-type="float" office:value="41.958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41.425">
                <text:p>41.425</text:p>
              </table:table-cell>
            </table:table-row>
            <table:table-row>
              <table:table-cell office:value-type="float" office:value="43.173">
                <text:p>40</text:p>
              </table:table-cell>
              <table:table-cell office:value-type="float" office:value="289">
                <text:p>289</text:p>
              </table:table-cell>
              <table:table-cell office:value-type="float" office:value="41.958">
                <text:p>41.958</text:p>
              </table:table-cell>
            </table:table-row>
            <table:table-row>
              <table:table-cell office:value-type="float" office:value="43.499">
                <text:p>40</text:p>
              </table:table-cell>
              <table:table-cell office:value-type="float" office:value="290">
                <text:p>290</text:p>
              </table:table-cell>
              <table:table-cell office:value-type="float" office:value="43.173">
                <text:p>43.173</text:p>
              </table:table-cell>
            </table:table-row>
            <table:table-row>
              <table:table-cell office:value-type="float" office:value="43.961">
                <text:p>40</text:p>
              </table:table-cell>
              <table:table-cell office:value-type="float" office:value="291">
                <text:p>291</text:p>
              </table:table-cell>
              <table:table-cell office:value-type="float" office:value="43.499">
                <text:p>43.499</text:p>
              </table:table-cell>
            </table:table-row>
            <table:table-row>
              <table:table-cell office:value-type="float" office:value="46.338">
                <text:p>50</text:p>
              </table:table-cell>
              <table:table-cell office:value-type="float" office:value="292">
                <text:p>292</text:p>
              </table:table-cell>
              <table:table-cell office:value-type="float" office:value="43.961">
                <text:p>43.961</text:p>
              </table:table-cell>
            </table:table-row>
            <table:table-row>
              <table:table-cell office:value-type="float" office:value="46.414">
                <text:p>50</text:p>
              </table:table-cell>
              <table:table-cell office:value-type="float" office:value="293">
                <text:p>293</text:p>
              </table:table-cell>
              <table:table-cell office:value-type="float" office:value="46.338">
                <text:p>46.338</text:p>
              </table:table-cell>
            </table:table-row>
            <table:table-row>
              <table:table-cell office:value-type="float" office:value="44.599">
                <text:p>40</text:p>
              </table:table-cell>
              <table:table-cell office:value-type="float" office:value="294">
                <text:p>294</text:p>
              </table:table-cell>
              <table:table-cell office:value-type="float" office:value="46.414">
                <text:p>46.414</text:p>
              </table:table-cell>
            </table:table-row>
            <table:table-row>
              <table:table-cell office:value-type="float" office:value="43.176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44.599">
                <text:p>44.599</text:p>
              </table:table-cell>
            </table:table-row>
            <table:table-row>
              <table:table-cell office:value-type="float" office:value="41.966">
                <text:p>40</text:p>
              </table:table-cell>
              <table:table-cell office:value-type="float" office:value="296">
                <text:p>296</text:p>
              </table:table-cell>
              <table:table-cell office:value-type="float" office:value="43.176">
                <text:p>43.176</text:p>
              </table:table-cell>
            </table:table-row>
            <table:table-row>
              <table:table-cell office:value-type="float" office:value="39.589">
                <text:p>40</text:p>
              </table:table-cell>
              <table:table-cell office:value-type="float" office:value="297">
                <text:p>297</text:p>
              </table:table-cell>
              <table:table-cell office:value-type="float" office:value="41.966">
                <text:p>41.966</text:p>
              </table:table-cell>
            </table:table-row>
            <table:table-row>
              <table:table-cell office:value-type="float" office:value="39.627">
                <text:p>40</text:p>
              </table:table-cell>
              <table:table-cell office:value-type="float" office:value="298">
                <text:p>298</text:p>
              </table:table-cell>
              <table:table-cell office:value-type="float" office:value="39.589">
                <text:p>39.589</text:p>
              </table:table-cell>
            </table:table-row>
            <table:table-row>
              <table:table-cell office:value-type="float" office:value="39.272">
                <text:p>40</text:p>
              </table:table-cell>
              <table:table-cell office:value-type="float" office:value="299">
                <text:p>299</text:p>
              </table:table-cell>
              <table:table-cell office:value-type="float" office:value="39.627">
                <text:p>39.627</text:p>
              </table:table-cell>
            </table:table-row>
            <table:table-row>
              <table:table-cell office:value-type="float" office:value="37.728">
                <text:p>40</text:p>
              </table:table-cell>
              <table:table-cell office:value-type="float" office:value="300">
                <text:p>300</text:p>
              </table:table-cell>
              <table:table-cell office:value-type="float" office:value="39.272">
                <text:p>39.272</text:p>
              </table:table-cell>
            </table:table-row>
            <table:table-row>
              <table:table-cell office:value-type="float" office:value="38.545">
                <text:p>40</text:p>
              </table:table-cell>
              <table:table-cell office:value-type="float" office:value="301">
                <text:p>301</text:p>
              </table:table-cell>
              <table:table-cell office:value-type="float" office:value="37.728">
                <text:p>37.728</text:p>
              </table:table-cell>
            </table:table-row>
            <table:table-row>
              <table:table-cell office:value-type="float" office:value="39.53">
                <text:p>40</text:p>
              </table:table-cell>
              <table:table-cell office:value-type="float" office:value="302">
                <text:p>302</text:p>
              </table:table-cell>
              <table:table-cell office:value-type="float" office:value="38.545">
                <text:p>38.545</text:p>
              </table:table-cell>
            </table:table-row>
            <table:table-row>
              <table:table-cell office:value-type="float" office:value="39.832">
                <text:p>40</text:p>
              </table:table-cell>
              <table:table-cell office:value-type="float" office:value="303">
                <text:p>303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float" office:value="40.813">
                <text:p>40</text:p>
              </table:table-cell>
              <table:table-cell office:value-type="float" office:value="304">
                <text:p>304</text:p>
              </table:table-cell>
              <table:table-cell office:value-type="float" office:value="39.832">
                <text:p>39.832</text:p>
              </table:table-cell>
            </table:table-row>
            <table:table-row>
              <table:table-cell office:value-type="float" office:value="41.755">
                <text:p>40</text:p>
              </table:table-cell>
              <table:table-cell office:value-type="float" office:value="305">
                <text:p>305</text:p>
              </table:table-cell>
              <table:table-cell office:value-type="float" office:value="40.813">
                <text:p>40.813</text:p>
              </table:table-cell>
            </table:table-row>
            <table:table-row>
              <table:table-cell office:value-type="float" office:value="41.646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41.755">
                <text:p>41.755</text:p>
              </table:table-cell>
            </table:table-row>
            <table:table-row>
              <table:table-cell office:value-type="float" office:value="39.149">
                <text:p>40</text:p>
              </table:table-cell>
              <table:table-cell office:value-type="float" office:value="307">
                <text:p>307</text:p>
              </table:table-cell>
              <table:table-cell office:value-type="float" office:value="41.646">
                <text:p>41.646</text:p>
              </table:table-cell>
            </table:table-row>
            <table:table-row>
              <table:table-cell office:value-type="float" office:value="38.208">
                <text:p>40</text:p>
              </table:table-cell>
              <table:table-cell office:value-type="float" office:value="308">
                <text:p>308</text:p>
              </table:table-cell>
              <table:table-cell office:value-type="float" office:value="39.149">
                <text:p>39.149</text:p>
              </table:table-cell>
            </table:table-row>
            <table:table-row>
              <table:table-cell office:value-type="float" office:value="35.992">
                <text:p>40</text:p>
              </table:table-cell>
              <table:table-cell office:value-type="float" office:value="309">
                <text:p>309</text:p>
              </table:table-cell>
              <table:table-cell office:value-type="float" office:value="38.208">
                <text:p>38.208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310">
                <text:p>310</text:p>
              </table:table-cell>
              <table:table-cell office:value-type="float" office:value="35.992">
                <text:p>35.992</text:p>
              </table:table-cell>
            </table:table-row>
            <table:table-row>
              <table:table-cell office:value-type="float" office:value="35.725">
                <text:p>40</text:p>
              </table:table-cell>
              <table:table-cell office:value-type="float" office:value="311">
                <text:p>31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34.698">
                <text:p>30</text:p>
              </table:table-cell>
              <table:table-cell office:value-type="float" office:value="312">
                <text:p>312</text:p>
              </table:table-cell>
              <table:table-cell office:value-type="float" office:value="35.725">
                <text:p>35.725</text:p>
              </table:table-cell>
            </table:table-row>
            <table:table-row>
              <table:table-cell office:value-type="float" office:value="32.852">
                <text:p>30</text:p>
              </table:table-cell>
              <table:table-cell office:value-type="float" office:value="313">
                <text:p>313</text:p>
              </table:table-cell>
              <table:table-cell office:value-type="float" office:value="34.698">
                <text:p>34.698</text:p>
              </table:table-cell>
            </table:table-row>
            <table:table-row>
              <table:table-cell office:value-type="float" office:value="31.721">
                <text:p>30</text:p>
              </table:table-cell>
              <table:table-cell office:value-type="float" office:value="314">
                <text:p>314</text:p>
              </table:table-cell>
              <table:table-cell office:value-type="float" office:value="32.852">
                <text:p>32.852</text:p>
              </table:table-cell>
            </table:table-row>
            <table:table-row>
              <table:table-cell office:value-type="float" office:value="32.728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31.721">
                <text:p>31.721</text:p>
              </table:table-cell>
            </table:table-row>
            <table:table-row>
              <table:table-cell office:value-type="float" office:value="37.075">
                <text:p>40</text:p>
              </table:table-cell>
              <table:table-cell office:value-type="float" office:value="316">
                <text:p>316</text:p>
              </table:table-cell>
              <table:table-cell office:value-type="float" office:value="32.728">
                <text:p>32.728</text:p>
              </table:table-cell>
            </table:table-row>
            <table:table-row>
              <table:table-cell office:value-type="float" office:value="36.536">
                <text:p>40</text:p>
              </table:table-cell>
              <table:table-cell office:value-type="float" office:value="317">
                <text:p>317</text:p>
              </table:table-cell>
              <table:table-cell office:value-type="float" office:value="37.075">
                <text:p>37.075</text:p>
              </table:table-cell>
            </table:table-row>
            <table:table-row>
              <table:table-cell office:value-type="float" office:value="39.657">
                <text:p>40</text:p>
              </table:table-cell>
              <table:table-cell office:value-type="float" office:value="318">
                <text:p>318</text:p>
              </table:table-cell>
              <table:table-cell office:value-type="float" office:value="36.536">
                <text:p>36.536</text:p>
              </table:table-cell>
            </table:table-row>
            <table:table-row>
              <table:table-cell office:value-type="float" office:value="43.178">
                <text:p>40</text:p>
              </table:table-cell>
              <table:table-cell office:value-type="float" office:value="319">
                <text:p>319</text:p>
              </table:table-cell>
              <table:table-cell office:value-type="float" office:value="39.657">
                <text:p>39.657</text:p>
              </table:table-cell>
            </table:table-row>
            <table:table-row>
              <table:table-cell office:value-type="float" office:value="46.172">
                <text:p>50</text:p>
              </table:table-cell>
              <table:table-cell office:value-type="float" office:value="320">
                <text:p>320</text:p>
              </table:table-cell>
              <table:table-cell office:value-type="float" office:value="43.178">
                <text:p>43.178</text:p>
              </table:table-cell>
            </table:table-row>
            <table:table-row>
              <table:table-cell office:value-type="float" office:value="48.462">
                <text:p>50</text:p>
              </table:table-cell>
              <table:table-cell office:value-type="float" office:value="321">
                <text:p>321</text:p>
              </table:table-cell>
              <table:table-cell office:value-type="float" office:value="46.172">
                <text:p>46.172</text:p>
              </table:table-cell>
            </table:table-row>
            <table:table-row>
              <table:table-cell office:value-type="float" office:value="49.989">
                <text:p>50</text:p>
              </table:table-cell>
              <table:table-cell office:value-type="float" office:value="322">
                <text:p>322</text:p>
              </table:table-cell>
              <table:table-cell office:value-type="float" office:value="48.462">
                <text:p>48.462</text:p>
              </table:table-cell>
            </table:table-row>
            <table:table-row>
              <table:table-cell office:value-type="float" office:value="48.63">
                <text:p>50</text:p>
              </table:table-cell>
              <table:table-cell office:value-type="float" office:value="323">
                <text:p>323</text:p>
              </table:table-cell>
              <table:table-cell office:value-type="float" office:value="49.989">
                <text:p>49.989</text:p>
              </table:table-cell>
            </table:table-row>
            <table:table-row>
              <table:table-cell office:value-type="float" office:value="46.273">
                <text:p>50</text:p>
              </table:table-cell>
              <table:table-cell office:value-type="float" office:value="324">
                <text:p>324</text:p>
              </table:table-cell>
              <table:table-cell office:value-type="float" office:value="48.63">
                <text:p>48.63</text:p>
              </table:table-cell>
            </table:table-row>
            <table:table-row>
              <table:table-cell office:value-type="float" office:value="43.742">
                <text:p>40</text:p>
              </table:table-cell>
              <table:table-cell office:value-type="float" office:value="325">
                <text:p>325</text:p>
              </table:table-cell>
              <table:table-cell office:value-type="float" office:value="46.273">
                <text:p>46.273</text:p>
              </table:table-cell>
            </table:table-row>
            <table:table-row>
              <table:table-cell office:value-type="float" office:value="40.29">
                <text:p>40</text:p>
              </table:table-cell>
              <table:table-cell office:value-type="float" office:value="326">
                <text:p>326</text:p>
              </table:table-cell>
              <table:table-cell office:value-type="float" office:value="43.742">
                <text:p>43.742</text:p>
              </table:table-cell>
            </table:table-row>
            <table:table-row>
              <table:table-cell office:value-type="float" office:value="29.82">
                <text:p>30</text:p>
              </table:table-cell>
              <table:table-cell office:value-type="float" office:value="327">
                <text:p>327</text:p>
              </table:table-cell>
              <table:table-cell office:value-type="float" office:value="40.29">
                <text:p>40.29</text:p>
              </table:table-cell>
            </table:table-row>
            <table:table-row>
              <table:table-cell office:value-type="float" office:value="27.058">
                <text:p>30</text:p>
              </table:table-cell>
              <table:table-cell office:value-type="float" office:value="328">
                <text:p>328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float" office:value="25.173">
                <text:p>30</text:p>
              </table:table-cell>
              <table:table-cell office:value-type="float" office:value="329">
                <text:p>329</text:p>
              </table:table-cell>
              <table:table-cell office:value-type="float" office:value="27.058">
                <text:p>27.058</text:p>
              </table:table-cell>
            </table:table-row>
            <table:table-row>
              <table:table-cell office:value-type="float" office:value="22.335">
                <text:p>20</text:p>
              </table:table-cell>
              <table:table-cell office:value-type="float" office:value="330">
                <text:p>330</text:p>
              </table:table-cell>
              <table:table-cell office:value-type="float" office:value="25.173">
                <text:p>25.173</text:p>
              </table:table-cell>
            </table:table-row>
            <table:table-row>
              <table:table-cell office:value-type="float" office:value="22.116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22.335">
                <text:p>22.335</text:p>
              </table:table-cell>
            </table:table-row>
            <table:table-row>
              <table:table-cell office:value-type="float" office:value="23.678">
                <text:p>20</text:p>
              </table:table-cell>
              <table:table-cell office:value-type="float" office:value="332">
                <text:p>332</text:p>
              </table:table-cell>
              <table:table-cell office:value-type="float" office:value="22.116">
                <text:p>22.116</text:p>
              </table:table-cell>
            </table:table-row>
            <table:table-row>
              <table:table-cell office:value-type="float" office:value="23.89">
                <text:p>20</text:p>
              </table:table-cell>
              <table:table-cell office:value-type="float" office:value="333">
                <text:p>333</text:p>
              </table:table-cell>
              <table:table-cell office:value-type="float" office:value="23.678">
                <text:p>23.678</text:p>
              </table:table-cell>
            </table:table-row>
            <table:table-row>
              <table:table-cell office:value-type="float" office:value="26.586">
                <text:p>30</text:p>
              </table:table-cell>
              <table:table-cell office:value-type="float" office:value="334">
                <text:p>334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float" office:value="30.314">
                <text:p>30</text:p>
              </table:table-cell>
              <table:table-cell office:value-type="float" office:value="335">
                <text:p>335</text:p>
              </table:table-cell>
              <table:table-cell office:value-type="float" office:value="26.586">
                <text:p>26.586</text:p>
              </table:table-cell>
            </table:table-row>
            <table:table-row>
              <table:table-cell office:value-type="float" office:value="28.782">
                <text:p>30</text:p>
              </table:table-cell>
              <table:table-cell office:value-type="float" office:value="336">
                <text:p>336</text:p>
              </table:table-cell>
              <table:table-cell office:value-type="float" office:value="30.314">
                <text:p>30.314</text:p>
              </table:table-cell>
            </table:table-row>
            <table:table-row>
              <table:table-cell office:value-type="float" office:value="24.179">
                <text:p>20</text:p>
              </table:table-cell>
              <table:table-cell office:value-type="float" office:value="337">
                <text:p>337</text:p>
              </table:table-cell>
              <table:table-cell office:value-type="float" office:value="28.782">
                <text:p>28.782</text:p>
              </table:table-cell>
            </table:table-row>
            <table:table-row>
              <table:table-cell office:value-type="float" office:value="23.21">
                <text:p>20</text:p>
              </table:table-cell>
              <table:table-cell office:value-type="float" office:value="338">
                <text:p>338</text:p>
              </table:table-cell>
              <table:table-cell office:value-type="float" office:value="24.179">
                <text:p>24.179</text:p>
              </table:table-cell>
            </table:table-row>
            <table:table-row>
              <table:table-cell office:value-type="float" office:value="24.278">
                <text:p>20</text:p>
              </table:table-cell>
              <table:table-cell office:value-type="float" office:value="339">
                <text:p>339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float" office:value="24.662">
                <text:p>20</text:p>
              </table:table-cell>
              <table:table-cell office:value-type="float" office:value="340">
                <text:p>340</text:p>
              </table:table-cell>
              <table:table-cell office:value-type="float" office:value="24.278">
                <text:p>24.278</text:p>
              </table:table-cell>
            </table:table-row>
            <table:table-row>
              <table:table-cell office:value-type="float" office:value="24.529">
                <text:p>20</text:p>
              </table:table-cell>
              <table:table-cell office:value-type="float" office:value="341">
                <text:p>341</text:p>
              </table:table-cell>
              <table:table-cell office:value-type="float" office:value="24.662">
                <text:p>24.662</text:p>
              </table:table-cell>
            </table:table-row>
            <table:table-row>
              <table:table-cell office:value-type="float" office:value="25.302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24.529">
                <text:p>24.529</text:p>
              </table:table-cell>
            </table:table-row>
            <table:table-row>
              <table:table-cell office:value-type="float" office:value="27.362">
                <text:p>30</text:p>
              </table:table-cell>
              <table:table-cell office:value-type="float" office:value="343">
                <text:p>343</text:p>
              </table:table-cell>
              <table:table-cell office:value-type="float" office:value="25.302">
                <text:p>25.302</text:p>
              </table:table-cell>
            </table:table-row>
            <table:table-row>
              <table:table-cell office:value-type="float" office:value="30.835">
                <text:p>30</text:p>
              </table:table-cell>
              <table:table-cell office:value-type="float" office:value="344">
                <text:p>344</text:p>
              </table:table-cell>
              <table:table-cell office:value-type="float" office:value="27.362">
                <text:p>27.362</text:p>
              </table:table-cell>
            </table:table-row>
            <table:table-row>
              <table:table-cell office:value-type="float" office:value="33.45">
                <text:p>30</text:p>
              </table:table-cell>
              <table:table-cell office:value-type="float" office:value="345">
                <text:p>345</text:p>
              </table:table-cell>
              <table:table-cell office:value-type="float" office:value="30.835">
                <text:p>30.835</text:p>
              </table:table-cell>
            </table:table-row>
            <table:table-row>
              <table:table-cell office:value-type="float" office:value="34.523">
                <text:p>30</text:p>
              </table:table-cell>
              <table:table-cell office:value-type="float" office:value="346">
                <text:p>346</text:p>
              </table:table-cell>
              <table:table-cell office:value-type="float" office:value="33.45">
                <text:p>33.45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347">
                <text:p>347</text:p>
              </table:table-cell>
              <table:table-cell office:value-type="float" office:value="34.523">
                <text:p>34.523</text:p>
              </table:table-cell>
            </table:table-row>
            <table:table-row>
              <table:table-cell office:value-type="float" office:value="35.85">
                <text:p>40</text:p>
              </table:table-cell>
              <table:table-cell office:value-type="float" office:value="348">
                <text:p>34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6.576">
                <text:p>40</text:p>
              </table:table-cell>
              <table:table-cell office:value-type="float" office:value="349">
                <text:p>349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float" office:value="37.536">
                <text:p>40</text:p>
              </table:table-cell>
              <table:table-cell office:value-type="float" office:value="350">
                <text:p>350</text:p>
              </table:table-cell>
              <table:table-cell office:value-type="float" office:value="36.576">
                <text:p>36.576</text:p>
              </table:table-cell>
            </table:table-row>
            <table:table-row>
              <table:table-cell office:value-type="float" office:value="38.134">
                <text:p>40</text:p>
              </table:table-cell>
              <table:table-cell office:value-type="float" office:value="351">
                <text:p>351</text:p>
              </table:table-cell>
              <table:table-cell office:value-type="float" office:value="37.536">
                <text:p>37.536</text:p>
              </table:table-cell>
            </table:table-row>
            <table:table-row>
              <table:table-cell office:value-type="float" office:value="38.491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38.134">
                <text:p>38.134</text:p>
              </table:table-cell>
            </table:table-row>
            <table:table-row>
              <table:table-cell office:value-type="float" office:value="38.153">
                <text:p>40</text:p>
              </table:table-cell>
              <table:table-cell office:value-type="float" office:value="353">
                <text:p>353</text:p>
              </table:table-cell>
              <table:table-cell office:value-type="float" office:value="38.491">
                <text:p>38.491</text:p>
              </table:table-cell>
            </table:table-row>
            <table:table-row>
              <table:table-cell office:value-type="float" office:value="37.917">
                <text:p>40</text:p>
              </table:table-cell>
              <table:table-cell office:value-type="float" office:value="354">
                <text:p>354</text:p>
              </table:table-cell>
              <table:table-cell office:value-type="float" office:value="38.153">
                <text:p>38.153</text:p>
              </table:table-cell>
            </table:table-row>
            <table:table-row>
              <table:table-cell office:value-type="float" office:value="37.401">
                <text:p>40</text:p>
              </table:table-cell>
              <table:table-cell office:value-type="float" office:value="355">
                <text:p>355</text:p>
              </table:table-cell>
              <table:table-cell office:value-type="float" office:value="37.917">
                <text:p>37.917</text:p>
              </table:table-cell>
            </table:table-row>
            <table:table-row>
              <table:table-cell office:value-type="float" office:value="36.776">
                <text:p>40</text:p>
              </table:table-cell>
              <table:table-cell office:value-type="float" office:value="356">
                <text:p>356</text:p>
              </table:table-cell>
              <table:table-cell office:value-type="float" office:value="37.401">
                <text:p>37.401</text:p>
              </table:table-cell>
            </table:table-row>
            <table:table-row>
              <table:table-cell office:value-type="float" office:value="37.578">
                <text:p>40</text:p>
              </table:table-cell>
              <table:table-cell office:value-type="float" office:value="357">
                <text:p>357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38.162">
                <text:p>40</text:p>
              </table:table-cell>
              <table:table-cell office:value-type="float" office:value="358">
                <text:p>358</text:p>
              </table:table-cell>
              <table:table-cell office:value-type="float" office:value="37.578">
                <text:p>37.578</text:p>
              </table:table-cell>
            </table:table-row>
            <table:table-row>
              <table:table-cell office:value-type="float" office:value="38.09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38.162">
                <text:p>38.162</text:p>
              </table:table-cell>
            </table:table-row>
            <table:table-row>
              <table:table-cell office:value-type="float" office:value="38.119">
                <text:p>40</text:p>
              </table:table-cell>
              <table:table-cell office:value-type="float" office:value="360">
                <text:p>360</text:p>
              </table:table-cell>
              <table:table-cell office:value-type="float" office:value="38.09">
                <text:p>38.09</text:p>
              </table:table-cell>
            </table:table-row>
            <table:table-row>
              <table:table-cell office:value-type="float" office:value="38.638">
                <text:p>40</text:p>
              </table:table-cell>
              <table:table-cell office:value-type="float" office:value="361">
                <text:p>361</text:p>
              </table:table-cell>
              <table:table-cell office:value-type="float" office:value="38.119">
                <text:p>38.119</text:p>
              </table:table-cell>
            </table:table-row>
            <table:table-row>
              <table:table-cell office:value-type="float" office:value="39.233">
                <text:p>40</text:p>
              </table:table-cell>
              <table:table-cell office:value-type="float" office:value="362">
                <text:p>362</text:p>
              </table:table-cell>
              <table:table-cell office:value-type="float" office:value="38.638">
                <text:p>38.638</text:p>
              </table:table-cell>
            </table:table-row>
            <table:table-row>
              <table:table-cell office:value-type="float" office:value="37.265">
                <text:p>40</text:p>
              </table:table-cell>
              <table:table-cell office:value-type="float" office:value="363">
                <text:p>363</text:p>
              </table:table-cell>
              <table:table-cell office:value-type="float" office:value="39.233">
                <text:p>39.233</text:p>
              </table:table-cell>
            </table:table-row>
            <table:table-row>
              <table:table-cell office:value-type="float" office:value="34.182">
                <text:p>30</text:p>
              </table:table-cell>
              <table:table-cell office:value-type="float" office:value="364">
                <text:p>364</text:p>
              </table:table-cell>
              <table:table-cell office:value-type="float" office:value="37.265">
                <text:p>37.265</text:p>
              </table:table-cell>
            </table:table-row>
            <table:table-row>
              <table:table-cell office:value-type="float" office:value="31.685">
                <text:p>30</text:p>
              </table:table-cell>
              <table:table-cell office:value-type="float" office:value="365">
                <text:p>365</text:p>
              </table:table-cell>
              <table:table-cell office:value-type="float" office:value="34.182">
                <text:p>34.182</text:p>
              </table:table-cell>
            </table:table-row>
            <table:table-row>
              <table:table-cell office:value-type="float" office:value="27.526">
                <text:p>30</text:p>
              </table:table-cell>
              <table:table-cell office:value-type="float" office:value="366">
                <text:p>366</text:p>
              </table:table-cell>
              <table:table-cell office:value-type="float" office:value="31.685">
                <text:p>31.685</text:p>
              </table:table-cell>
            </table:table-row>
            <table:table-row>
              <table:table-cell office:value-type="float" office:value="26.695">
                <text:p>30</text:p>
              </table:table-cell>
              <table:table-cell office:value-type="float" office:value="367">
                <text:p>367</text:p>
              </table:table-cell>
              <table:table-cell office:value-type="float" office:value="27.526">
                <text:p>27.526</text:p>
              </table:table-cell>
            </table:table-row>
            <table:table-row>
              <table:table-cell office:value-type="float" office:value="27.993">
                <text:p>30</text:p>
              </table:table-cell>
              <table:table-cell office:value-type="float" office:value="368">
                <text:p>368</text:p>
              </table:table-cell>
              <table:table-cell office:value-type="float" office:value="26.695">
                <text:p>26.695</text:p>
              </table:table-cell>
            </table:table-row>
            <table:table-row>
              <table:table-cell office:value-type="float" office:value="29.605">
                <text:p>30</text:p>
              </table:table-cell>
              <table:table-cell office:value-type="float" office:value="369">
                <text:p>369</text:p>
              </table:table-cell>
              <table:table-cell office:value-type="float" office:value="27.993">
                <text:p>27.993</text:p>
              </table:table-cell>
            </table:table-row>
            <table:table-row>
              <table:table-cell office:value-type="float" office:value="32.027">
                <text:p>30</text:p>
              </table:table-cell>
              <table:table-cell office:value-type="float" office:value="370">
                <text:p>370</text:p>
              </table:table-cell>
              <table:table-cell office:value-type="float" office:value="29.605">
                <text:p>29.605</text:p>
              </table:table-cell>
            </table:table-row>
            <table:table-row>
              <table:table-cell office:value-type="float" office:value="33.967">
                <text:p>30</text:p>
              </table:table-cell>
              <table:table-cell office:value-type="float" office:value="371">
                <text:p>371</text:p>
              </table:table-cell>
              <table:table-cell office:value-type="float" office:value="32.027">
                <text:p>32.027</text:p>
              </table:table-cell>
            </table:table-row>
            <table:table-row>
              <table:table-cell office:value-type="float" office:value="37.974">
                <text:p>40</text:p>
              </table:table-cell>
              <table:table-cell office:value-type="float" office:value="372">
                <text:p>372</text:p>
              </table:table-cell>
              <table:table-cell office:value-type="float" office:value="33.967">
                <text:p>33.967</text:p>
              </table:table-cell>
            </table:table-row>
            <table:table-row>
              <table:table-cell office:value-type="float" office:value="39.461">
                <text:p>40</text:p>
              </table:table-cell>
              <table:table-cell office:value-type="float" office:value="373">
                <text:p>373</text:p>
              </table:table-cell>
              <table:table-cell office:value-type="float" office:value="37.974">
                <text:p>37.974</text:p>
              </table:table-cell>
            </table:table-row>
            <table:table-row>
              <table:table-cell office:value-type="float" office:value="38.903">
                <text:p>40</text:p>
              </table:table-cell>
              <table:table-cell office:value-type="float" office:value="374">
                <text:p>374</text:p>
              </table:table-cell>
              <table:table-cell office:value-type="float" office:value="39.461">
                <text:p>39.461</text:p>
              </table:table-cell>
            </table:table-row>
            <table:table-row>
              <table:table-cell office:value-type="float" office:value="36.788">
                <text:p>40</text:p>
              </table:table-cell>
              <table:table-cell office:value-type="float" office:value="375">
                <text:p>375</text:p>
              </table:table-cell>
              <table:table-cell office:value-type="float" office:value="38.903">
                <text:p>38.903</text:p>
              </table:table-cell>
            </table:table-row>
            <table:table-row>
              <table:table-cell office:value-type="float" office:value="33.466">
                <text:p>30</text:p>
              </table:table-cell>
              <table:table-cell office:value-type="float" office:value="376">
                <text:p>376</text:p>
              </table:table-cell>
              <table:table-cell office:value-type="float" office:value="36.788">
                <text:p>36.788</text:p>
              </table:table-cell>
            </table:table-row>
            <table:table-row>
              <table:table-cell office:value-type="float" office:value="30.561">
                <text:p>30</text:p>
              </table:table-cell>
              <table:table-cell office:value-type="float" office:value="377">
                <text:p>377</text:p>
              </table:table-cell>
              <table:table-cell office:value-type="float" office:value="33.466">
                <text:p>33.466</text:p>
              </table:table-cell>
            </table:table-row>
            <table:table-row>
              <table:table-cell office:value-type="float" office:value="26.127">
                <text:p>30</text:p>
              </table:table-cell>
              <table:table-cell office:value-type="float" office:value="378">
                <text:p>378</text:p>
              </table:table-cell>
              <table:table-cell office:value-type="float" office:value="30.561">
                <text:p>30.561</text:p>
              </table:table-cell>
            </table:table-row>
            <table:table-row>
              <table:table-cell office:value-type="float" office:value="21.96">
                <text:p>20</text:p>
              </table:table-cell>
              <table:table-cell office:value-type="float" office:value="379">
                <text:p>379</text:p>
              </table:table-cell>
              <table:table-cell office:value-type="float" office:value="26.127">
                <text:p>26.127</text:p>
              </table:table-cell>
            </table:table-row>
            <table:table-row>
              <table:table-cell office:value-type="float" office:value="21.243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float" office:value="24.336">
                <text:p>20</text:p>
              </table:table-cell>
              <table:table-cell office:value-type="float" office:value="381">
                <text:p>381</text:p>
              </table:table-cell>
              <table:table-cell office:value-type="float" office:value="21.243">
                <text:p>21.243</text:p>
              </table:table-cell>
            </table:table-row>
            <table:table-row>
              <table:table-cell office:value-type="float" office:value="24.744">
                <text:p>20</text:p>
              </table:table-cell>
              <table:table-cell office:value-type="float" office:value="382">
                <text:p>382</text:p>
              </table:table-cell>
              <table:table-cell office:value-type="float" office:value="24.336">
                <text:p>24.336</text:p>
              </table:table-cell>
            </table:table-row>
            <table:table-row>
              <table:table-cell office:value-type="float" office:value="25.814">
                <text:p>30</text:p>
              </table:table-cell>
              <table:table-cell office:value-type="float" office:value="383">
                <text:p>383</text:p>
              </table:table-cell>
              <table:table-cell office:value-type="float" office:value="24.744">
                <text:p>24.744</text:p>
              </table:table-cell>
            </table:table-row>
            <table:table-row>
              <table:table-cell office:value-type="float" office:value="27.006">
                <text:p>30</text:p>
              </table:table-cell>
              <table:table-cell office:value-type="float" office:value="384">
                <text:p>384</text:p>
              </table:table-cell>
              <table:table-cell office:value-type="float" office:value="25.814">
                <text:p>25.814</text:p>
              </table:table-cell>
            </table:table-row>
            <table:table-row>
              <table:table-cell office:value-type="float" office:value="28.582">
                <text:p>30</text:p>
              </table:table-cell>
              <table:table-cell office:value-type="float" office:value="385">
                <text:p>385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string"/>
              <table:table-cell office:value-type="float" office:value="386">
                <text:p>386</text:p>
              </table:table-cell>
              <table:table-cell office:value-type="float" office:value="28.582">
                <text:p>28.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